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MMPS" table:style-name="ta1">
        <table:table-column table:style-name="co1" table:number-columns-repeated="3" table:default-cell-style-name="Default"/>
        <table:table-row table:style-name="ro1">
          <table:table-cell office:value-type="float" office:value="-1.86078" calcext:value-type="float">
            <text:p>-1.86078</text:p>
          </table:table-cell>
          <table:table-cell office:value-type="float" office:value="1.76248E-015" calcext:value-type="float">
            <text:p>1.76248E-15</text:p>
          </table:table-cell>
          <table:table-cell office:value-type="float" office:value="1.73472E-015" calcext:value-type="float">
            <text:p>1.73472E-15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-4.85723E-016" calcext:value-type="float">
            <text:p>-4.85723E-16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6.45317E-016" calcext:value-type="float">
            <text:p>-6.45317E-16</text:p>
          </table:table-cell>
          <table:table-cell office:value-type="float" office:value="0.537891" calcext:value-type="float">
            <text:p>0.53789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317803" calcext:value-type="float">
            <text:p>-0.00317803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181071" calcext:value-type="float">
            <text:p>0.00181071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152666" calcext:value-type="float">
            <text:p>-0.000152666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1.69309E-015" calcext:value-type="float">
            <text:p>-1.69309E-1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8.01442E-016" calcext:value-type="float">
            <text:p>-8.01442E-16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1.36176E-015" calcext:value-type="float">
            <text:p>1.36176E-15</text:p>
          </table:table-cell>
          <table:table-cell office:value-type="float" office:value="-0.00181071" calcext:value-type="float">
            <text:p>-0.00181071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35308E-015" calcext:value-type="float">
            <text:p>1.35308E-15</text:p>
          </table:table-cell>
          <table:table-cell office:value-type="float" office:value="0.00317803" calcext:value-type="float">
            <text:p>0.00317803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0.537891" calcext:value-type="float">
            <text:p>-0.53789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1.23512E-015" calcext:value-type="float">
            <text:p>1.23512E-15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7.07767E-016" calcext:value-type="float">
            <text:p>7.07767E-16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86" calcext:value-type="float">
            <text:p>-0.00496886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-0.0000563083" calcext:value-type="float">
            <text:p>-5.63083E-05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-0.0000269075" calcext:value-type="float">
            <text:p>-2.69075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0.000309861" calcext:value-type="float">
            <text:p>0.000309861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-0.0000258538" calcext:value-type="float">
            <text:p>-2.58538E-05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1.70697E-015" calcext:value-type="float">
            <text:p>-1.70697E-15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-1.60982E-015" calcext:value-type="float">
            <text:p>-1.60982E-1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315007" calcext:value-type="float">
            <text:p>-0.000315007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258538" calcext:value-type="float">
            <text:p>2.58538E-05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-0.000309861" calcext:value-type="float">
            <text:p>-0.000309861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86" calcext:value-type="float">
            <text:p>0.00496886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0563083" calcext:value-type="float">
            <text:p>5.63083E-05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-1.74166E-015" calcext:value-type="float">
            <text:p>-1.74166E-15</text:p>
          </table:table-cell>
          <table:table-cell office:value-type="float" office:value="1.63758E-015" calcext:value-type="float">
            <text:p>1.63758E-15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8.7777E-016" calcext:value-type="float">
            <text:p>-8.7777E-16</text:p>
          </table:table-cell>
          <table:table-cell office:value-type="float" office:value="0.0000656207" calcext:value-type="float">
            <text:p>6.56207E-05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-0.0000563083" calcext:value-type="float">
            <text:p>-5.63083E-05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82493E-015" calcext:value-type="float">
            <text:p>-1.82493E-15</text:p>
          </table:table-cell>
          <table:table-cell office:value-type="float" office:value="-0.00000205914" calcext:value-type="float">
            <text:p>-2.05914E-06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0.000309861" calcext:value-type="float">
            <text:p>0.000309861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6185E-015" calcext:value-type="float">
            <text:p>-1.6185E-15</text:p>
          </table:table-cell>
          <table:table-cell office:value-type="float" office:value="0.0000263179" calcext:value-type="float">
            <text:p>2.63179E-05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-0.0000258538" calcext:value-type="float">
            <text:p>-2.58538E-05</text:p>
          </table:table-cell>
        </table:table-row>
        <table:table-row table:style-name="ro1">
          <table:table-cell office:value-type="float" office:value="1.97065E-015" calcext:value-type="float">
            <text:p>1.97065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-2.13718E-015" calcext:value-type="float">
            <text:p>-2.13718E-15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-1.83013E-015" calcext:value-type="float">
            <text:p>-1.83013E-15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76421E-015" calcext:value-type="float">
            <text:p>-1.76421E-15</text:p>
          </table:table-cell>
          <table:table-cell office:value-type="float" office:value="-0.0000263179" calcext:value-type="float">
            <text:p>-2.63179E-05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0.0000258538" calcext:value-type="float">
            <text:p>2.58538E-05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66533E-015" calcext:value-type="float">
            <text:p>-1.66533E-15</text:p>
          </table:table-cell>
          <table:table-cell office:value-type="float" office:value="0.00000205914" calcext:value-type="float">
            <text:p>2.05914E-06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-0.000309861" calcext:value-type="float">
            <text:p>-0.000309861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1.37564E-015" calcext:value-type="float">
            <text:p>-1.37564E-15</text:p>
          </table:table-cell>
          <table:table-cell office:value-type="float" office:value="-0.0000656207" calcext:value-type="float">
            <text:p>-6.56207E-05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63083" calcext:value-type="float">
            <text:p>5.63083E-05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1.39819E-015" calcext:value-type="float">
            <text:p>1.39819E-15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4.71845E-016" calcext:value-type="float">
            <text:p>4.71845E-16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86" calcext:value-type="float">
            <text:p>-0.00496886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-0.0000269075" calcext:value-type="float">
            <text:p>-2.69075E-0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152666" calcext:value-type="float">
            <text:p>-0.000152666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1.67921E-015" calcext:value-type="float">
            <text:p>-1.67921E-1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-1.42421E-015" calcext:value-type="float">
            <text:p>-1.42421E-1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-0.000315007" calcext:value-type="float">
            <text:p>-0.0003150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86" calcext:value-type="float">
            <text:p>0.00496886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office:value-type="float" office:value="1.23506E-015" calcext:value-type="float">
            <text:p>1.23506E-15</text:p>
          </table:table-cell>
          <table:table-cell office:value-type="float" office:value="1.30448E-015" calcext:value-type="float">
            <text:p>1.30448E-15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7.00828E-016" calcext:value-type="float">
            <text:p>7.00828E-16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477534" calcext:value-type="float">
            <text:p>0.00477534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24894E-015" calcext:value-type="float">
            <text:p>1.24894E-15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08167E-015" calcext:value-type="float">
            <text:p>2.08167E-15</text:p>
          </table:table-cell>
          <table:table-cell office:value-type="float" office:value="0.000403085" calcext:value-type="float">
            <text:p>0.00040308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1.63752E-015" calcext:value-type="float">
            <text:p>1.63752E-15</text:p>
          </table:table-cell>
          <table:table-cell office:value-type="float" office:value="-1.76245E-015" calcext:value-type="float">
            <text:p>-1.76245E-1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1.65666E-015" calcext:value-type="float">
            <text:p>-1.65666E-1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47025E-015" calcext:value-type="float">
            <text:p>2.47025E-15</text:p>
          </table:table-cell>
          <table:table-cell office:value-type="float" office:value="-0.000403085" calcext:value-type="float">
            <text:p>-0.00040308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582776" calcext:value-type="float">
            <text:p>-0.000582776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44323E-015" calcext:value-type="float">
            <text:p>1.44323E-15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791227" calcext:value-type="float">
            <text:p>-0.000791227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1.72085E-015" calcext:value-type="float">
            <text:p>1.72085E-15</text:p>
          </table:table-cell>
          <table:table-cell office:value-type="float" office:value="-0.00477534" calcext:value-type="float">
            <text:p>-0.00477534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1.36009E-015" calcext:value-type="float">
            <text:p>1.36009E-1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2.1233E-015" calcext:value-type="float">
            <text:p>2.1233E-1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437043" calcext:value-type="float">
            <text:p>0.000437043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283884" calcext:value-type="float">
            <text:p>0.000283884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00586106" calcext:value-type="float">
            <text:p>5.86106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0.0000515624" calcext:value-type="float">
            <text:p>5.15624E-05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1.83197E-015" calcext:value-type="float">
            <text:p>-1.83197E-15</text:p>
          </table:table-cell>
        </table:table-row>
        <table:table-row table:style-name="ro1">
          <table:table-cell office:value-type="float" office:value="2.43902E-015" calcext:value-type="float">
            <text:p>2.43902E-15</text:p>
          </table:table-cell>
          <table:table-cell office:value-type="float" office:value="2.44596E-015" calcext:value-type="float">
            <text:p>2.44596E-15</text:p>
          </table:table-cell>
          <table:table-cell office:value-type="float" office:value="-2.46331E-015" calcext:value-type="float">
            <text:p>-2.46331E-1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00794142" calcext:value-type="float">
            <text:p>-7.94142E-05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-0.0000515624" calcext:value-type="float">
            <text:p>-5.15624E-05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00788161" calcext:value-type="float">
            <text:p>-0.000788161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000586106" calcext:value-type="float">
            <text:p>-5.86106E-0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0437043" calcext:value-type="float">
            <text:p>-0.000437043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-0.000283884" calcext:value-type="float">
            <text:p>-0.000283884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-1.80476E-015" calcext:value-type="float">
            <text:p>-1.80476E-15</text:p>
          </table:table-cell>
          <table:table-cell office:value-type="float" office:value="1.72088E-015" calcext:value-type="float">
            <text:p>1.72088E-1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2.50836E-015" calcext:value-type="float">
            <text:p>2.50836E-1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1.6584E-015" calcext:value-type="float">
            <text:p>-1.6584E-15</text:p>
          </table:table-cell>
          <table:table-cell office:value-type="float" office:value="0.0000196036" calcext:value-type="float">
            <text:p>1.96036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283884" calcext:value-type="float">
            <text:p>0.000283884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7557E-015" calcext:value-type="float">
            <text:p>-1.7557E-15</text:p>
          </table:table-cell>
          <table:table-cell office:value-type="float" office:value="0.0000480971" calcext:value-type="float">
            <text:p>4.80971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0586106" calcext:value-type="float">
            <text:p>5.86106E-05</text:p>
          </table:table-cell>
        </table:table-row>
        <table:table-row table:style-name="ro1">
          <table:table-cell office:value-type="float" office:value="2.37731E-015" calcext:value-type="float">
            <text:p>2.37731E-15</text:p>
          </table:table-cell>
          <table:table-cell office:value-type="float" office:value="-2.40853E-015" calcext:value-type="float">
            <text:p>-2.40853E-15</text:p>
          </table:table-cell>
          <table:table-cell office:value-type="float" office:value="2.48095E-015" calcext:value-type="float">
            <text:p>2.48095E-15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00515624" calcext:value-type="float">
            <text:p>5.15624E-05</text:p>
          </table:table-cell>
        </table:table-row>
        <table:table-row table:style-name="ro1">
          <table:table-cell office:value-type="float" office:value="-1.85795E-015" calcext:value-type="float">
            <text:p>-1.85795E-15</text:p>
          </table:table-cell>
          <table:table-cell office:value-type="float" office:value="-2.15276E-015" calcext:value-type="float">
            <text:p>-2.15276E-15</text:p>
          </table:table-cell>
          <table:table-cell office:value-type="float" office:value="-2.32469E-015" calcext:value-type="float">
            <text:p>-2.32469E-15</text:p>
          </table:table-cell>
        </table:table-row>
        <table:table-row table:style-name="ro1">
          <table:table-cell office:value-type="float" office:value="2.44249E-015" calcext:value-type="float">
            <text:p>2.44249E-15</text:p>
          </table:table-cell>
          <table:table-cell office:value-type="float" office:value="1.04083E-017" calcext:value-type="float">
            <text:p>1.04083E-17</text:p>
          </table:table-cell>
          <table:table-cell office:value-type="float" office:value="-2.67147E-015" calcext:value-type="float">
            <text:p>-2.67147E-15</text:p>
          </table:table-cell>
        </table:table-row>
        <table:table-row table:style-name="ro1">
          <table:table-cell office:value-type="float" office:value="2.41821E-015" calcext:value-type="float">
            <text:p>2.41821E-15</text:p>
          </table:table-cell>
          <table:table-cell office:value-type="float" office:value="-2.54655E-015" calcext:value-type="float">
            <text:p>-2.54655E-15</text:p>
          </table:table-cell>
          <table:table-cell office:value-type="float" office:value="8.13829E-018" calcext:value-type="float">
            <text:p>8.13829E-18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-0.0000515624" calcext:value-type="float">
            <text:p>-5.15624E-05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91507E-015" calcext:value-type="float">
            <text:p>-1.91507E-15</text:p>
          </table:table-cell>
          <table:table-cell office:value-type="float" office:value="-0.0000480971" calcext:value-type="float">
            <text:p>-4.80971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-0.0000586106" calcext:value-type="float">
            <text:p>-5.86106E-0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-0.0000196036" calcext:value-type="float">
            <text:p>-1.96036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-0.000283884" calcext:value-type="float">
            <text:p>-0.00028388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1.54731E-015" calcext:value-type="float">
            <text:p>1.54731E-15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1.76942E-015" calcext:value-type="float">
            <text:p>1.76942E-1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0.000437043" calcext:value-type="float">
            <text:p>0.000437043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-1.92205E-015" calcext:value-type="float">
            <text:p>-1.92205E-1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-2.17881E-015" calcext:value-type="float">
            <text:p>-2.17881E-1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794142" calcext:value-type="float">
            <text:p>-7.94142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0582776" calcext:value-type="float">
            <text:p>-0.000582776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-0.000788161" calcext:value-type="float">
            <text:p>-0.000788161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-0.000791227" calcext:value-type="float">
            <text:p>-0.00079122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437043" calcext:value-type="float">
            <text:p>-0.000437043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0.00109836" calcext:value-type="float">
            <text:p>0.00109836</text:p>
          </table:table-cell>
          <table:table-cell office:value-type="float" office:value="1.65146E-015" calcext:value-type="float">
            <text:p>1.65146E-15</text:p>
          </table:table-cell>
          <table:table-cell office:value-type="float" office:value="1.57513E-015" calcext:value-type="float">
            <text:p>1.57513E-1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1.35785E-015" calcext:value-type="float">
            <text:p>1.35785E-1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1.2885E-015" calcext:value-type="float">
            <text:p>1.2885E-15</text:p>
          </table:table-cell>
          <table:table-cell office:value-type="float" office:value="-0.000367172" calcext:value-type="float">
            <text:p>-0.000367172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0.000189572" calcext:value-type="float">
            <text:p>0.000189572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0.000217878" calcext:value-type="float">
            <text:p>0.000217878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550599" calcext:value-type="float">
            <text:p>-0.000550599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47208E-015" calcext:value-type="float">
            <text:p>2.47208E-15</text:p>
          </table:table-cell>
          <table:table-cell office:value-type="float" office:value="-0.000479591" calcext:value-type="float">
            <text:p>-0.000479591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0.0000152955" calcext:value-type="float">
            <text:p>1.52955E-05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1.91513E-015" calcext:value-type="float">
            <text:p>1.91513E-15</text:p>
          </table:table-cell>
          <table:table-cell office:value-type="float" office:value="-2.08167E-015" calcext:value-type="float">
            <text:p>-2.08167E-15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1.77809E-015" calcext:value-type="float">
            <text:p>-1.77809E-15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73569E-015" calcext:value-type="float">
            <text:p>2.73569E-15</text:p>
          </table:table-cell>
          <table:table-cell office:value-type="float" office:value="0.000479591" calcext:value-type="float">
            <text:p>0.000479591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0152955" calcext:value-type="float">
            <text:p>-1.52955E-05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66533E-015" calcext:value-type="float">
            <text:p>1.66533E-15</text:p>
          </table:table-cell>
          <table:table-cell office:value-type="float" office:value="-0.000217878" calcext:value-type="float">
            <text:p>-0.000217878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2.01007E-015" calcext:value-type="float">
            <text:p>2.01007E-15</text:p>
          </table:table-cell>
          <table:table-cell office:value-type="float" office:value="0.000367172" calcext:value-type="float">
            <text:p>0.000367172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-0.000189572" calcext:value-type="float">
            <text:p>-0.000189572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1.55438E-015" calcext:value-type="float">
            <text:p>1.55438E-15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2.54147E-015" calcext:value-type="float">
            <text:p>2.54147E-1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370755" calcext:value-type="float">
            <text:p>-0.00037075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000623076" calcext:value-type="float">
            <text:p>6.23076E-07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-0.0000582006" calcext:value-type="float">
            <text:p>-5.82006E-0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673512" calcext:value-type="float">
            <text:p>-6.73512E-05</text:p>
          </table:table-cell>
        </table:table-row>
        <table:table-row table:style-name="ro1">
          <table:table-cell office:value-type="float" office:value="-2.42319E-015" calcext:value-type="float">
            <text:p>-2.42319E-15</text:p>
          </table:table-cell>
          <table:table-cell office:value-type="float" office:value="2.45415E-015" calcext:value-type="float">
            <text:p>2.45415E-15</text:p>
          </table:table-cell>
          <table:table-cell office:value-type="float" office:value="2.49842E-015" calcext:value-type="float">
            <text:p>2.49842E-15</text:p>
          </table:table-cell>
        </table:table-row>
        <table:table-row table:style-name="ro1">
          <table:table-cell office:value-type="float" office:value="-2.08517E-015" calcext:value-type="float">
            <text:p>-2.08517E-15</text:p>
          </table:table-cell>
          <table:table-cell office:value-type="float" office:value="-1.94123E-015" calcext:value-type="float">
            <text:p>-1.94123E-15</text:p>
          </table:table-cell>
          <table:table-cell office:value-type="float" office:value="-2.21007E-015" calcext:value-type="float">
            <text:p>-2.21007E-15</text:p>
          </table:table-cell>
        </table:table-row>
        <table:table-row table:style-name="ro1">
          <table:table-cell office:value-type="float" office:value="6.99022E-017" calcext:value-type="float">
            <text:p>6.99022E-17</text:p>
          </table:table-cell>
          <table:table-cell office:value-type="float" office:value="2.48974E-015" calcext:value-type="float">
            <text:p>2.48974E-15</text:p>
          </table:table-cell>
          <table:table-cell office:value-type="float" office:value="-2.63678E-015" calcext:value-type="float">
            <text:p>-2.63678E-1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-2.5327E-015" calcext:value-type="float">
            <text:p>-2.5327E-15</text:p>
          </table:table-cell>
          <table:table-cell office:value-type="float" office:value="2.41689E-015" calcext:value-type="float">
            <text:p>2.41689E-15</text:p>
          </table:table-cell>
          <table:table-cell office:value-type="float" office:value="-1.51602E-017" calcext:value-type="float">
            <text:p>-1.51602E-17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-0.0000189779" calcext:value-type="float">
            <text:p>-1.89779E-0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582006" calcext:value-type="float">
            <text:p>5.82006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00000623076" calcext:value-type="float">
            <text:p>-6.23076E-07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-2.09928E-015" calcext:value-type="float">
            <text:p>-2.09928E-15</text:p>
          </table:table-cell>
          <table:table-cell office:value-type="float" office:value="2.16493E-015" calcext:value-type="float">
            <text:p>2.16493E-15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2.98928E-015" calcext:value-type="float">
            <text:p>2.98928E-15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1.69829E-015" calcext:value-type="float">
            <text:p>-1.69829E-15</text:p>
          </table:table-cell>
          <table:table-cell office:value-type="float" office:value="-0.0000361581" calcext:value-type="float">
            <text:p>-3.61581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00623076" calcext:value-type="float">
            <text:p>6.23076E-07</text:p>
          </table:table-cell>
        </table:table-row>
        <table:table-row table:style-name="ro1">
          <table:table-cell office:value-type="float" office:value="-2.19623E-015" calcext:value-type="float">
            <text:p>-2.19623E-15</text:p>
          </table:table-cell>
          <table:table-cell office:value-type="float" office:value="-2.11473E-015" calcext:value-type="float">
            <text:p>-2.11473E-15</text:p>
          </table:table-cell>
          <table:table-cell office:value-type="float" office:value="-1.83074E-015" calcext:value-type="float">
            <text:p>-1.83074E-1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-0.0000582006" calcext:value-type="float">
            <text:p>-5.82006E-05</text:p>
          </table:table-cell>
        </table:table-row>
        <table:table-row table:style-name="ro1">
          <table:table-cell office:value-type="float" office:value="5.61583E-017" calcext:value-type="float">
            <text:p>5.61583E-17</text:p>
          </table:table-cell>
          <table:table-cell office:value-type="float" office:value="-2.51265E-015" calcext:value-type="float">
            <text:p>-2.51265E-15</text:p>
          </table:table-cell>
          <table:table-cell office:value-type="float" office:value="2.57703E-015" calcext:value-type="float">
            <text:p>2.57703E-15</text:p>
          </table:table-cell>
        </table:table-row>
        <table:table-row table:style-name="ro1">
          <table:table-cell office:value-type="float" office:value="-2.52656E-015" calcext:value-type="float">
            <text:p>-2.52656E-15</text:p>
          </table:table-cell>
          <table:table-cell office:value-type="float" office:value="-1.81892E-017" calcext:value-type="float">
            <text:p>-1.81892E-17</text:p>
          </table:table-cell>
          <table:table-cell office:value-type="float" office:value="2.50949E-015" calcext:value-type="float">
            <text:p>2.50949E-15</text:p>
          </table:table-cell>
        </table:table-row>
        <table:table-row table:style-name="ro1">
          <table:table-cell office:value-type="float" office:value="-2.41994E-015" calcext:value-type="float">
            <text:p>-2.41994E-15</text:p>
          </table:table-cell>
          <table:table-cell office:value-type="float" office:value="-2.45116E-015" calcext:value-type="float">
            <text:p>-2.45116E-15</text:p>
          </table:table-cell>
          <table:table-cell office:value-type="float" office:value="-2.64025E-015" calcext:value-type="float">
            <text:p>-2.64025E-15</text:p>
          </table:table-cell>
        </table:table-row>
        <table:table-row table:style-name="ro1">
          <table:table-cell office:value-type="float" office:value="4.85723E-017" calcext:value-type="float">
            <text:p>4.85723E-17</text:p>
          </table:table-cell>
          <table:table-cell office:value-type="float" office:value="3.46945E-018" calcext:value-type="float">
            <text:p>3.46945E-18</text:p>
          </table:table-cell>
          <table:table-cell office:value-type="float" office:value="-2.7478E-015" calcext:value-type="float">
            <text:p>-2.7478E-15</text:p>
          </table:table-cell>
        </table:table-row>
        <table:table-row table:style-name="ro1">
          <table:table-cell office:value-type="float" office:value="9.02056E-017" calcext:value-type="float">
            <text:p>9.02056E-17</text:p>
          </table:table-cell>
          <table:table-cell office:value-type="float" office:value="-2.55345E-015" calcext:value-type="float">
            <text:p>-2.55345E-15</text:p>
          </table:table-cell>
          <table:table-cell office:value-type="float" office:value="-4.11184E-017" calcext:value-type="float">
            <text:p>-4.11184E-17</text:p>
          </table:table-cell>
        </table:table-row>
        <table:table-row table:style-name="ro1">
          <table:table-cell office:value-type="float" office:value="-2.56736E-015" calcext:value-type="float">
            <text:p>-2.56736E-15</text:p>
          </table:table-cell>
          <table:table-cell office:value-type="float" office:value="3.5965E-018" calcext:value-type="float">
            <text:p>3.5965E-18</text:p>
          </table:table-cell>
          <table:table-cell office:value-type="float" office:value="-5.36951E-017" calcext:value-type="float">
            <text:p>-5.36951E-17</text:p>
          </table:table-cell>
        </table:table-row>
        <table:table-row table:style-name="ro1">
          <table:table-cell office:value-type="float" office:value="-2.17361E-015" calcext:value-type="float">
            <text:p>-2.17361E-15</text:p>
          </table:table-cell>
          <table:table-cell office:value-type="float" office:value="-2.25514E-015" calcext:value-type="float">
            <text:p>-2.25514E-15</text:p>
          </table:table-cell>
          <table:table-cell office:value-type="float" office:value="4.19456E-015" calcext:value-type="float">
            <text:p>4.19456E-1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2006" calcext:value-type="float">
            <text:p>5.82006E-05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2.08861E-015" calcext:value-type="float">
            <text:p>-2.08861E-15</text:p>
          </table:table-cell>
          <table:table-cell office:value-type="float" office:value="0.0000361581" calcext:value-type="float">
            <text:p>3.61581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-0.000000623076" calcext:value-type="float">
            <text:p>-6.23076E-07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1.80411E-015" calcext:value-type="float">
            <text:p>1.80411E-1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2.11416E-015" calcext:value-type="float">
            <text:p>2.11416E-1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370755" calcext:value-type="float">
            <text:p>-0.000370755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0.000189572" calcext:value-type="float">
            <text:p>0.000189572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550599" calcext:value-type="float">
            <text:p>-0.000550599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-0.0000673512" calcext:value-type="float">
            <text:p>-6.73512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152955" calcext:value-type="float">
            <text:p>1.52955E-05</text:p>
          </table:table-cell>
        </table:table-row>
        <table:table-row table:style-name="ro1">
          <table:table-cell office:value-type="float" office:value="-2.17187E-015" calcext:value-type="float">
            <text:p>-2.17187E-15</text:p>
          </table:table-cell>
          <table:table-cell office:value-type="float" office:value="4.40967E-015" calcext:value-type="float">
            <text:p>4.40967E-15</text:p>
          </table:table-cell>
          <table:table-cell office:value-type="float" office:value="-2.17361E-015" calcext:value-type="float">
            <text:p>-2.17361E-15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0.0000361581" calcext:value-type="float">
            <text:p>3.61581E-05</text:p>
          </table:table-cell>
          <table:table-cell office:value-type="float" office:value="-2.22045E-015" calcext:value-type="float">
            <text:p>-2.22045E-1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152955" calcext:value-type="float">
            <text:p>-1.52955E-05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-0.0000189779" calcext:value-type="float">
            <text:p>-1.8977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-0.000189572" calcext:value-type="float">
            <text:p>-0.000189572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office:value-type="float" office:value="1.25594E-015" calcext:value-type="float">
            <text:p>1.25594E-15</text:p>
          </table:table-cell>
          <table:table-cell office:value-type="float" office:value="1.40513E-015" calcext:value-type="float">
            <text:p>1.40513E-15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5.6205E-016" calcext:value-type="float">
            <text:p>5.6205E-16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4.61436E-016" calcext:value-type="float">
            <text:p>4.61436E-16</text:p>
          </table:table-cell>
          <table:table-cell office:value-type="float" office:value="-0.119505" calcext:value-type="float">
            <text:p>-0.119505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22992E-015" calcext:value-type="float">
            <text:p>1.22992E-15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58901E-015" calcext:value-type="float">
            <text:p>1.58901E-15</text:p>
          </table:table-cell>
          <table:table-cell office:value-type="float" office:value="-0.000845965" calcext:value-type="float">
            <text:p>-0.00084596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-0.000729157" calcext:value-type="float">
            <text:p>-0.000729157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-1.84748E-015" calcext:value-type="float">
            <text:p>-1.84748E-15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1.36002E-015" calcext:value-type="float">
            <text:p>-1.36002E-15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96371E-015" calcext:value-type="float">
            <text:p>1.96371E-15</text:p>
          </table:table-cell>
          <table:table-cell office:value-type="float" office:value="0.000845965" calcext:value-type="float">
            <text:p>0.00084596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729157" calcext:value-type="float">
            <text:p>0.000729157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1692E-015" calcext:value-type="float">
            <text:p>1.1692E-15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1.249E-015" calcext:value-type="float">
            <text:p>1.249E-15</text:p>
          </table:table-cell>
          <table:table-cell office:value-type="float" office:value="0.119505" calcext:value-type="float">
            <text:p>0.119505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1.72778E-015" calcext:value-type="float">
            <text:p>1.72778E-15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36" calcext:value-type="float">
            <text:p>0.00508236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-0.000391598" calcext:value-type="float">
            <text:p>-0.000391598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-0.000773413" calcext:value-type="float">
            <text:p>-0.000773413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77" calcext:value-type="float">
            <text:p>-0.0003717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-0.0000481798" calcext:value-type="float">
            <text:p>-4.81798E-05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-1.92034E-015" calcext:value-type="float">
            <text:p>-1.92034E-1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-2.16493E-015" calcext:value-type="float">
            <text:p>-2.16493E-1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773413" calcext:value-type="float">
            <text:p>0.000773413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77" calcext:value-type="float">
            <text:p>0.00037177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36" calcext:value-type="float">
            <text:p>-0.00508236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391598" calcext:value-type="float">
            <text:p>0.000391598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-1.80932E-015" calcext:value-type="float">
            <text:p>-1.80932E-15</text:p>
          </table:table-cell>
          <table:table-cell office:value-type="float" office:value="1.81799E-015" calcext:value-type="float">
            <text:p>1.81799E-15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2.07473E-015" calcext:value-type="float">
            <text:p>2.07473E-15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-0.0000696412" calcext:value-type="float">
            <text:p>-6.96412E-0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-0.000391598" calcext:value-type="float">
            <text:p>-0.000391598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9258E-015" calcext:value-type="float">
            <text:p>-1.89258E-15</text:p>
          </table:table-cell>
          <table:table-cell office:value-type="float" office:value="-0.0000709468" calcext:value-type="float">
            <text:p>-7.09468E-0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77" calcext:value-type="float">
            <text:p>-0.00037177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19963E-015" calcext:value-type="float">
            <text:p>-2.19963E-15</text:p>
          </table:table-cell>
          <table:table-cell office:value-type="float" office:value="-0.0000279558" calcext:value-type="float">
            <text:p>-2.79558E-05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-0.0000481798" calcext:value-type="float">
            <text:p>-4.81798E-05</text:p>
          </table:table-cell>
        </table:table-row>
        <table:table-row table:style-name="ro1">
          <table:table-cell office:value-type="float" office:value="4.31946E-015" calcext:value-type="float">
            <text:p>4.31946E-15</text:p>
          </table:table-cell>
          <table:table-cell office:value-type="float" office:value="-2.18228E-015" calcext:value-type="float">
            <text:p>-2.18228E-15</text:p>
          </table:table-cell>
          <table:table-cell office:value-type="float" office:value="-2.25167E-015" calcext:value-type="float">
            <text:p>-2.25167E-1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0.0000279558" calcext:value-type="float">
            <text:p>2.79558E-05</text:p>
          </table:table-cell>
          <table:table-cell office:value-type="float" office:value="-2.16493E-015" calcext:value-type="float">
            <text:p>-2.16493E-1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06085E-015" calcext:value-type="float">
            <text:p>-2.06085E-15</text:p>
          </table:table-cell>
          <table:table-cell office:value-type="float" office:value="0.0000279558" calcext:value-type="float">
            <text:p>2.79558E-05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7871E-015" calcext:value-type="float">
            <text:p>-1.87871E-15</text:p>
          </table:table-cell>
          <table:table-cell office:value-type="float" office:value="0.0000709468" calcext:value-type="float">
            <text:p>7.09468E-0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77" calcext:value-type="float">
            <text:p>0.00037177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7486E-015" calcext:value-type="float">
            <text:p>-1.7486E-15</text:p>
          </table:table-cell>
          <table:table-cell office:value-type="float" office:value="0.0000696412" calcext:value-type="float">
            <text:p>6.96412E-0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391598" calcext:value-type="float">
            <text:p>0.000391598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1.34615E-015" calcext:value-type="float">
            <text:p>1.34615E-15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1.38084E-015" calcext:value-type="float">
            <text:p>1.38084E-15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36" calcext:value-type="float">
            <text:p>0.00508236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773413" calcext:value-type="float">
            <text:p>-0.000773413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-0.000729157" calcext:value-type="float">
            <text:p>-0.000729157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-1.75207E-015" calcext:value-type="float">
            <text:p>-1.75207E-15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1.70697E-015" calcext:value-type="float">
            <text:p>-1.70697E-1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729157" calcext:value-type="float">
            <text:p>0.000729157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0.000773413" calcext:value-type="float">
            <text:p>0.000773413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36" calcext:value-type="float">
            <text:p>-0.00508236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EAMPA" table:style-name="ta1">
        <table:table-column table:style-name="co1" table:number-columns-repeated="3" table:default-cell-style-name="Default"/>
        <table:table-row table:style-name="ro1"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0.0018107" calcext:value-type="float">
            <text:p>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-0.0018107" calcext:value-type="float">
            <text:p>-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63" calcext:value-type="float">
            <text:p>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63" calcext:value-type="float">
            <text:p>-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0.0004031" calcext:value-type="float">
            <text:p>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-0.0004031" calcext:value-type="float">
            <text:p>-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-0.0047753" calcext:value-type="float">
            <text:p>-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6" calcext:value-type="float">
            <text:p>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1" calcext:value-type="float">
            <text:p>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481" calcext:value-type="float">
            <text:p>-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6" calcext:value-type="float">
            <text:p>-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-0.0003672" calcext:value-type="float">
            <text:p>-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0.0002179" calcext:value-type="float">
            <text:p>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-0.0004796" calcext:value-type="float">
            <text:p>-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0.0004796" calcext:value-type="float">
            <text:p>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-0.0002179" calcext:value-type="float">
            <text:p>-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362" calcext:value-type="float">
            <text:p>-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-0.1195049" calcext:value-type="float">
            <text:p>-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96" calcext:value-type="float">
            <text:p>-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formula="of:=POWER([$LAMMPS.A1]-[$EAMPA.A1];2)" office:value-type="float" office:value="0.0000000000249999999981071" calcext:value-type="float">
            <text:p>2.49999999981071E-11</text:p>
          </table:table-cell>
          <table:table-cell table:formula="of:=POWER([$LAMMPS.B1]-[$EAMPA.B1];2)" office:value-type="float" office:value="3.1063357504E-030" calcext:value-type="float">
            <text:p>3.1063357504E-30</text:p>
          </table:table-cell>
          <table:table-cell table:formula="of:=POWER([$LAMMPS.C1]-[$EAMPA.C1];2)" office:value-type="float" office:value="3.0092534784E-030" calcext:value-type="float">
            <text:p>3.0092534784E-30</text:p>
          </table:table-cell>
          <table:table-cell table:number-columns-repeated="2"/>
          <table:table-cell office:value-type="string" calcext:value-type="string">
            <text:p>RSS</text:p>
          </table:table-cell>
          <table:table-cell table:formula="of:=SUM([.A1:.C256])" office:value-type="float" office:value="0.0000000000262296238756805" calcext:value-type="float">
            <text:p>2.62296238756805E-11</text:p>
          </table:table-cell>
        </table:table-row>
        <table:table-row table:style-name="ro1">
          <table:table-cell table:formula="of:=POWER([$LAMMPS.A2]-[$EAMPA.A2];2)" office:value-type="float" office:value="0.0000000000000100000000227796" calcext:value-type="float">
            <text:p>1.00000000227796E-14</text:p>
          </table:table-cell>
          <table:table-cell table:formula="of:=POWER([$LAMMPS.B2]-[$EAMPA.B2];2)" office:value-type="float" office:value="0.0000000000000100000000116773" calcext:value-type="float">
            <text:p>1.00000000116773E-14</text:p>
          </table:table-cell>
          <table:table-cell table:formula="of:=POWER([$LAMMPS.C2]-[$EAMPA.C2];2)" office:value-type="float" office:value="2.35926832729E-031" calcext:value-type="float">
            <text:p>2.35926832729E-31</text:p>
          </table:table-cell>
          <table:table-cell table:number-columns-repeated="4"/>
        </table:table-row>
        <table:table-row table:style-name="ro1">
          <table:table-cell table:formula="of:=POWER([$LAMMPS.A3]-[$EAMPA.A3];2)" office:value-type="float" office:value="0.0000000000000100000000227796" calcext:value-type="float">
            <text:p>1.00000000227796E-14</text:p>
          </table:table-cell>
          <table:table-cell table:formula="of:=POWER([$LAMMPS.B3]-[$EAMPA.B3];2)" office:value-type="float" office:value="4.16434030489E-031" calcext:value-type="float">
            <text:p>4.16434030489E-31</text:p>
          </table:table-cell>
          <table:table-cell table:formula="of:=POWER([$LAMMPS.C3]-[$EAMPA.C3];2)" office:value-type="float" office:value="0.0000000000000100000000116773" calcext:value-type="float">
            <text:p>1.00000000116773E-14</text:p>
          </table:table-cell>
          <table:table-cell table:number-columns-repeated="4"/>
        </table:table-row>
        <table:table-row table:style-name="ro1">
          <table:table-cell table:formula="of:=POWER([$LAMMPS.A4]-[$EAMPA.A4];2)" office:value-type="float" office:value="0" calcext:value-type="float">
            <text:p>0</text:p>
          </table:table-cell>
          <table:table-cell table:formula="of:=POWER([$LAMMPS.B4]-[$EAMPA.B4];2)" office:value-type="float" office:value="0" calcext:value-type="float">
            <text:p>0</text:p>
          </table:table-cell>
          <table:table-cell table:formula="of:=POWER([$LAMMPS.C4]-[$EAMPA.C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5]-[$EAMPA.A5];2)" office:value-type="float" office:value="2.49999999999199E-015" calcext:value-type="float">
            <text:p>2.49999999999199E-15</text:p>
          </table:table-cell>
          <table:table-cell table:formula="of:=POWER([$LAMMPS.B5]-[$EAMPA.B5];2)" office:value-type="float" office:value="1.5255214144E-030" calcext:value-type="float">
            <text:p>1.5255214144E-30</text:p>
          </table:table-cell>
          <table:table-cell table:formula="of:=POWER([$LAMMPS.C5]-[$EAMPA.C5];2)" office:value-type="float" office:value="9.00000000015331E-016" calcext:value-type="float">
            <text:p>9.00000000015331E-16</text:p>
          </table:table-cell>
          <table:table-cell table:number-columns-repeated="4"/>
        </table:table-row>
        <table:table-row table:style-name="ro1">
          <table:table-cell table:formula="of:=POWER([$LAMMPS.A6]-[$EAMPA.A6];2)" office:value-type="float" office:value="9.00000000002321E-016" calcext:value-type="float">
            <text:p>9.00000000002321E-16</text:p>
          </table:table-cell>
          <table:table-cell table:formula="of:=POWER([$LAMMPS.B6]-[$EAMPA.B6];2)" office:value-type="float" office:value="1.599999999981E-015" calcext:value-type="float">
            <text:p>1.599999999981E-15</text:p>
          </table:table-cell>
          <table:table-cell table:formula="of:=POWER([$LAMMPS.C6]-[$EAMPA.C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7]-[$EAMPA.A7];2)" office:value-type="float" office:value="4.41000000000226E-016" calcext:value-type="float">
            <text:p>4.41000000000226E-16</text:p>
          </table:table-cell>
          <table:table-cell table:formula="of:=POWER([$LAMMPS.B7]-[$EAMPA.B7];2)" office:value-type="float" office:value="6.47883327744E-031" calcext:value-type="float">
            <text:p>6.47883327744E-31</text:p>
          </table:table-cell>
          <table:table-cell table:formula="of:=POWER([$LAMMPS.C7]-[$EAMPA.C7];2)" office:value-type="float" office:value="1.00000000003149E-016" calcext:value-type="float">
            <text:p>1.00000000003149E-16</text:p>
          </table:table-cell>
          <table:table-cell table:number-columns-repeated="4"/>
        </table:table-row>
        <table:table-row table:style-name="ro1">
          <table:table-cell table:formula="of:=POWER([$LAMMPS.A8]-[$EAMPA.A8];2)" office:value-type="float" office:value="1.21000000001425E-016" calcext:value-type="float">
            <text:p>1.21000000001425E-16</text:p>
          </table:table-cell>
          <table:table-cell table:formula="of:=POWER([$LAMMPS.B8]-[$EAMPA.B8];2)" office:value-type="float" office:value="6.88899999999647E-017" calcext:value-type="float">
            <text:p>6.88899999999647E-17</text:p>
          </table:table-cell>
          <table:table-cell table:formula="of:=POWER([$LAMMPS.C8]-[$EAMPA.C8];2)" office:value-type="float" office:value="1.15600000000138E-015" calcext:value-type="float">
            <text:p>1.15600000000138E-15</text:p>
          </table:table-cell>
          <table:table-cell table:number-columns-repeated="4"/>
        </table:table-row>
        <table:table-row table:style-name="ro1">
          <table:table-cell table:formula="of:=POWER([$LAMMPS.A9]-[$EAMPA.A9];2)" office:value-type="float" office:value="1.44400000000015E-015" calcext:value-type="float">
            <text:p>1.44400000000015E-15</text:p>
          </table:table-cell>
          <table:table-cell table:formula="of:=POWER([$LAMMPS.B9]-[$EAMPA.B9];2)" office:value-type="float" office:value="2.6816682564E-030" calcext:value-type="float">
            <text:p>2.6816682564E-30</text:p>
          </table:table-cell>
          <table:table-cell table:formula="of:=POWER([$LAMMPS.C9]-[$EAMPA.C9];2)" office:value-type="float" office:value="2.8665537481E-030" calcext:value-type="float">
            <text:p>2.8665537481E-30</text:p>
          </table:table-cell>
          <table:table-cell table:number-columns-repeated="4"/>
        </table:table-row>
        <table:table-row table:style-name="ro1">
          <table:table-cell table:formula="of:=POWER([$LAMMPS.A10]-[$EAMPA.A10];2)" office:value-type="float" office:value="9.02499999998808E-017" calcext:value-type="float">
            <text:p>9.02499999998808E-17</text:p>
          </table:table-cell>
          <table:table-cell table:formula="of:=POWER([$LAMMPS.B10]-[$EAMPA.B10];2)" office:value-type="float" office:value="4.28490000000476E-016" calcext:value-type="float">
            <text:p>4.28490000000476E-16</text:p>
          </table:table-cell>
          <table:table-cell table:formula="of:=POWER([$LAMMPS.C10]-[$EAMPA.C10];2)" office:value-type="float" office:value="6.42309279364E-031" calcext:value-type="float">
            <text:p>6.42309279364E-31</text:p>
          </table:table-cell>
          <table:table-cell table:number-columns-repeated="4"/>
        </table:table-row>
        <table:table-row table:style-name="ro1">
          <table:table-cell table:formula="of:=POWER([$LAMMPS.A11]-[$EAMPA.A11];2)" office:value-type="float" office:value="4.41000000000226E-016" calcext:value-type="float">
            <text:p>4.41000000000226E-16</text:p>
          </table:table-cell>
          <table:table-cell table:formula="of:=POWER([$LAMMPS.B11]-[$EAMPA.B11];2)" office:value-type="float" office:value="1.8543902976E-030" calcext:value-type="float">
            <text:p>1.8543902976E-30</text:p>
          </table:table-cell>
          <table:table-cell table:formula="of:=POWER([$LAMMPS.C11]-[$EAMPA.C11];2)" office:value-type="float" office:value="1.00000000003149E-016" calcext:value-type="float">
            <text:p>1.00000000003149E-16</text:p>
          </table:table-cell>
          <table:table-cell table:number-columns-repeated="4"/>
        </table:table-row>
        <table:table-row table:style-name="ro1">
          <table:table-cell table:formula="of:=POWER([$LAMMPS.A12]-[$EAMPA.A12];2)" office:value-type="float" office:value="1.21000000001425E-016" calcext:value-type="float">
            <text:p>1.21000000001425E-16</text:p>
          </table:table-cell>
          <table:table-cell table:formula="of:=POWER([$LAMMPS.B12]-[$EAMPA.B12];2)" office:value-type="float" office:value="6.88899999999647E-017" calcext:value-type="float">
            <text:p>6.88899999999647E-17</text:p>
          </table:table-cell>
          <table:table-cell table:formula="of:=POWER([$LAMMPS.C12]-[$EAMPA.C12];2)" office:value-type="float" office:value="1.15600000000138E-015" calcext:value-type="float">
            <text:p>1.15600000000138E-15</text:p>
          </table:table-cell>
          <table:table-cell table:number-columns-repeated="4"/>
        </table:table-row>
        <table:table-row table:style-name="ro1">
          <table:table-cell table:formula="of:=POWER([$LAMMPS.A13]-[$EAMPA.A13];2)" office:value-type="float" office:value="2.49999999999199E-015" calcext:value-type="float">
            <text:p>2.49999999999199E-15</text:p>
          </table:table-cell>
          <table:table-cell table:formula="of:=POWER([$LAMMPS.B13]-[$EAMPA.B13];2)" office:value-type="float" office:value="1.8308254864E-030" calcext:value-type="float">
            <text:p>1.8308254864E-30</text:p>
          </table:table-cell>
          <table:table-cell table:formula="of:=POWER([$LAMMPS.C13]-[$EAMPA.C13];2)" office:value-type="float" office:value="9.00000000015331E-016" calcext:value-type="float">
            <text:p>9.00000000015331E-16</text:p>
          </table:table-cell>
          <table:table-cell table:number-columns-repeated="4"/>
        </table:table-row>
        <table:table-row table:style-name="ro1">
          <table:table-cell table:formula="of:=POWER([$LAMMPS.A14]-[$EAMPA.A14];2)" office:value-type="float" office:value="9.00000000002321E-016" calcext:value-type="float">
            <text:p>9.00000000002321E-16</text:p>
          </table:table-cell>
          <table:table-cell table:formula="of:=POWER([$LAMMPS.B14]-[$EAMPA.B14];2)" office:value-type="float" office:value="1.599999999981E-015" calcext:value-type="float">
            <text:p>1.599999999981E-15</text:p>
          </table:table-cell>
          <table:table-cell table:formula="of:=POWER([$LAMMPS.C14]-[$EAMPA.C1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5]-[$EAMPA.A15];2)" office:value-type="float" office:value="0.0000000000000100000000227796" calcext:value-type="float">
            <text:p>1.00000000227796E-14</text:p>
          </table:table-cell>
          <table:table-cell table:formula="of:=POWER([$LAMMPS.B15]-[$EAMPA.B15];2)" office:value-type="float" office:value="3.72860448129E-031" calcext:value-type="float">
            <text:p>3.72860448129E-31</text:p>
          </table:table-cell>
          <table:table-cell table:formula="of:=POWER([$LAMMPS.C15]-[$EAMPA.C15];2)" office:value-type="float" office:value="0.0000000000000100000000116773" calcext:value-type="float">
            <text:p>1.00000000116773E-14</text:p>
          </table:table-cell>
          <table:table-cell table:number-columns-repeated="4"/>
        </table:table-row>
        <table:table-row table:style-name="ro1">
          <table:table-cell table:formula="of:=POWER([$LAMMPS.A16]-[$EAMPA.A16];2)" office:value-type="float" office:value="0" calcext:value-type="float">
            <text:p>0</text:p>
          </table:table-cell>
          <table:table-cell table:formula="of:=POWER([$LAMMPS.B16]-[$EAMPA.B16];2)" office:value-type="float" office:value="0" calcext:value-type="float">
            <text:p>0</text:p>
          </table:table-cell>
          <table:table-cell table:formula="of:=POWER([$LAMMPS.C16]-[$EAMPA.C1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7]-[$EAMPA.A17];2)" office:value-type="float" office:value="2.49999999999199E-015" calcext:value-type="float">
            <text:p>2.49999999999199E-15</text:p>
          </table:table-cell>
          <table:table-cell table:formula="of:=POWER([$LAMMPS.B17]-[$EAMPA.B17];2)" office:value-type="float" office:value="9.00000000015331E-016" calcext:value-type="float">
            <text:p>9.00000000015331E-16</text:p>
          </table:table-cell>
          <table:table-cell table:formula="of:=POWER([$LAMMPS.C17]-[$EAMPA.C17];2)" office:value-type="float" office:value="1.5255214144E-030" calcext:value-type="float">
            <text:p>1.5255214144E-30</text:p>
          </table:table-cell>
          <table:table-cell table:number-columns-repeated="4"/>
        </table:table-row>
        <table:table-row table:style-name="ro1">
          <table:table-cell table:formula="of:=POWER([$LAMMPS.A18]-[$EAMPA.A18];2)" office:value-type="float" office:value="4.41000000000226E-016" calcext:value-type="float">
            <text:p>4.41000000000226E-16</text:p>
          </table:table-cell>
          <table:table-cell table:formula="of:=POWER([$LAMMPS.B18]-[$EAMPA.B18];2)" office:value-type="float" office:value="1.00000000003149E-016" calcext:value-type="float">
            <text:p>1.00000000003149E-16</text:p>
          </table:table-cell>
          <table:table-cell table:formula="of:=POWER([$LAMMPS.C18]-[$EAMPA.C18];2)" office:value-type="float" office:value="5.00934126289E-031" calcext:value-type="float">
            <text:p>5.00934126289E-31</text:p>
          </table:table-cell>
          <table:table-cell table:number-columns-repeated="4"/>
        </table:table-row>
        <table:table-row table:style-name="ro1">
          <table:table-cell table:formula="of:=POWER([$LAMMPS.A19]-[$EAMPA.A19];2)" office:value-type="float" office:value="9.00000000002321E-016" calcext:value-type="float">
            <text:p>9.00000000002321E-16</text:p>
          </table:table-cell>
          <table:table-cell table:formula="of:=POWER([$LAMMPS.B19]-[$EAMPA.B19];2)" office:value-type="float" office:value="0" calcext:value-type="float">
            <text:p>0</text:p>
          </table:table-cell>
          <table:table-cell table:formula="of:=POWER([$LAMMPS.C19]-[$EAMPA.C19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20]-[$EAMPA.A20];2)" office:value-type="float" office:value="1.21000000001425E-016" calcext:value-type="float">
            <text:p>1.21000000001425E-16</text:p>
          </table:table-cell>
          <table:table-cell table:formula="of:=POWER([$LAMMPS.B20]-[$EAMPA.B20];2)" office:value-type="float" office:value="1.15600000000138E-015" calcext:value-type="float">
            <text:p>1.15600000000138E-15</text:p>
          </table:table-cell>
          <table:table-cell table:formula="of:=POWER([$LAMMPS.C20]-[$EAMPA.C20];2)" office:value-type="float" office:value="6.88899999999647E-017" calcext:value-type="float">
            <text:p>6.88899999999647E-17</text:p>
          </table:table-cell>
          <table:table-cell table:number-columns-repeated="4"/>
        </table:table-row>
        <table:table-row table:style-name="ro1">
          <table:table-cell table:formula="of:=POWER([$LAMMPS.A21]-[$EAMPA.A21];2)" office:value-type="float" office:value="3.99999999995249E-016" calcext:value-type="float">
            <text:p>3.99999999995249E-16</text:p>
          </table:table-cell>
          <table:table-cell table:formula="of:=POWER([$LAMMPS.B21]-[$EAMPA.B21];2)" office:value-type="float" office:value="5.62499999999417E-017" calcext:value-type="float">
            <text:p>5.62499999999417E-17</text:p>
          </table:table-cell>
          <table:table-cell table:formula="of:=POWER([$LAMMPS.C21]-[$EAMPA.C21];2)" office:value-type="float" office:value="5.62499999999417E-017" calcext:value-type="float">
            <text:p>5.62499999999417E-17</text:p>
          </table:table-cell>
          <table:table-cell table:number-columns-repeated="4"/>
        </table:table-row>
        <table:table-row table:style-name="ro1">
          <table:table-cell table:formula="of:=POWER([$LAMMPS.A22]-[$EAMPA.A22];2)" office:value-type="float" office:value="3.45959999999501E-016" calcext:value-type="float">
            <text:p>3.45959999999501E-16</text:p>
          </table:table-cell>
          <table:table-cell table:formula="of:=POWER([$LAMMPS.B22]-[$EAMPA.B22];2)" office:value-type="float" office:value="4.90000000000252E-017" calcext:value-type="float">
            <text:p>4.90000000000252E-17</text:p>
          </table:table-cell>
          <table:table-cell table:formula="of:=POWER([$LAMMPS.C22]-[$EAMPA.C22];2)" office:value-type="float" office:value="1.52100000000138E-015" calcext:value-type="float">
            <text:p>1.52100000000138E-15</text:p>
          </table:table-cell>
          <table:table-cell table:number-columns-repeated="4"/>
        </table:table-row>
        <table:table-row table:style-name="ro1">
          <table:table-cell table:formula="of:=POWER([$LAMMPS.A23]-[$EAMPA.A23];2)" office:value-type="float" office:value="3.45959999999501E-016" calcext:value-type="float">
            <text:p>3.45959999999501E-16</text:p>
          </table:table-cell>
          <table:table-cell table:formula="of:=POWER([$LAMMPS.B23]-[$EAMPA.B23];2)" office:value-type="float" office:value="1.52100000000138E-015" calcext:value-type="float">
            <text:p>1.52100000000138E-15</text:p>
          </table:table-cell>
          <table:table-cell table:formula="of:=POWER([$LAMMPS.C23]-[$EAMPA.C23];2)" office:value-type="float" office:value="4.90000000000252E-017" calcext:value-type="float">
            <text:p>4.90000000000252E-17</text:p>
          </table:table-cell>
          <table:table-cell table:number-columns-repeated="4"/>
        </table:table-row>
        <table:table-row table:style-name="ro1">
          <table:table-cell table:formula="of:=POWER([$LAMMPS.A24]-[$EAMPA.A24];2)" office:value-type="float" office:value="5.04100000000286E-017" calcext:value-type="float">
            <text:p>5.04100000000286E-17</text:p>
          </table:table-cell>
          <table:table-cell table:formula="of:=POWER([$LAMMPS.B24]-[$EAMPA.B24];2)" office:value-type="float" office:value="2.13443999999997E-015" calcext:value-type="float">
            <text:p>2.13443999999997E-15</text:p>
          </table:table-cell>
          <table:table-cell table:formula="of:=POWER([$LAMMPS.C24]-[$EAMPA.C24];2)" office:value-type="float" office:value="2.13443999999997E-015" calcext:value-type="float">
            <text:p>2.13443999999997E-15</text:p>
          </table:table-cell>
          <table:table-cell table:number-columns-repeated="4"/>
        </table:table-row>
        <table:table-row table:style-name="ro1">
          <table:table-cell table:formula="of:=POWER([$LAMMPS.A25]-[$EAMPA.A25];2)" office:value-type="float" office:value="1.60000000000702E-019" calcext:value-type="float">
            <text:p>1.60000000000702E-19</text:p>
          </table:table-cell>
          <table:table-cell table:formula="of:=POWER([$LAMMPS.B25]-[$EAMPA.B25];2)" office:value-type="float" office:value="1.66953960000001E-015" calcext:value-type="float">
            <text:p>1.66953960000001E-15</text:p>
          </table:table-cell>
          <table:table-cell table:formula="of:=POWER([$LAMMPS.C25]-[$EAMPA.C25];2)" office:value-type="float" office:value="2.9137465809E-030" calcext:value-type="float">
            <text:p>2.9137465809E-30</text:p>
          </table:table-cell>
          <table:table-cell table:number-columns-repeated="4"/>
        </table:table-row>
        <table:table-row table:style-name="ro1">
          <table:table-cell table:formula="of:=POWER([$LAMMPS.A26]-[$EAMPA.A26];2)" office:value-type="float" office:value="2.01062559999998E-015" calcext:value-type="float">
            <text:p>2.01062559999998E-15</text:p>
          </table:table-cell>
          <table:table-cell table:formula="of:=POWER([$LAMMPS.B26]-[$EAMPA.B26];2)" office:value-type="float" office:value="3.2040999999995E-016" calcext:value-type="float">
            <text:p>3.2040999999995E-16</text:p>
          </table:table-cell>
          <table:table-cell table:formula="of:=POWER([$LAMMPS.C26]-[$EAMPA.C26];2)" office:value-type="float" office:value="2.5915204324E-030" calcext:value-type="float">
            <text:p>2.5915204324E-30</text:p>
          </table:table-cell>
          <table:table-cell table:number-columns-repeated="4"/>
        </table:table-row>
        <table:table-row table:style-name="ro1">
          <table:table-cell table:formula="of:=POWER([$LAMMPS.A27]-[$EAMPA.A27];2)" office:value-type="float" office:value="3.45959999999501E-016" calcext:value-type="float">
            <text:p>3.45959999999501E-16</text:p>
          </table:table-cell>
          <table:table-cell table:formula="of:=POWER([$LAMMPS.B27]-[$EAMPA.B27];2)" office:value-type="float" office:value="1.52100000000138E-015" calcext:value-type="float">
            <text:p>1.52100000000138E-15</text:p>
          </table:table-cell>
          <table:table-cell table:formula="of:=POWER([$LAMMPS.C27]-[$EAMPA.C27];2)" office:value-type="float" office:value="4.90000000000252E-017" calcext:value-type="float">
            <text:p>4.90000000000252E-17</text:p>
          </table:table-cell>
          <table:table-cell table:number-columns-repeated="4"/>
        </table:table-row>
        <table:table-row table:style-name="ro1">
          <table:table-cell table:formula="of:=POWER([$LAMMPS.A28]-[$EAMPA.A28];2)" office:value-type="float" office:value="5.04100000000286E-017" calcext:value-type="float">
            <text:p>5.04100000000286E-17</text:p>
          </table:table-cell>
          <table:table-cell table:formula="of:=POWER([$LAMMPS.B28]-[$EAMPA.B28];2)" office:value-type="float" office:value="2.13443999999997E-015" calcext:value-type="float">
            <text:p>2.13443999999997E-15</text:p>
          </table:table-cell>
          <table:table-cell table:formula="of:=POWER([$LAMMPS.C28]-[$EAMPA.C28];2)" office:value-type="float" office:value="2.13443999999997E-015" calcext:value-type="float">
            <text:p>2.13443999999997E-15</text:p>
          </table:table-cell>
          <table:table-cell table:number-columns-repeated="4"/>
        </table:table-row>
        <table:table-row table:style-name="ro1">
          <table:table-cell table:formula="of:=POWER([$LAMMPS.A29]-[$EAMPA.A29];2)" office:value-type="float" office:value="3.99999999995249E-016" calcext:value-type="float">
            <text:p>3.99999999995249E-16</text:p>
          </table:table-cell>
          <table:table-cell table:formula="of:=POWER([$LAMMPS.B29]-[$EAMPA.B29];2)" office:value-type="float" office:value="5.62499999999417E-017" calcext:value-type="float">
            <text:p>5.62499999999417E-17</text:p>
          </table:table-cell>
          <table:table-cell table:formula="of:=POWER([$LAMMPS.C29]-[$EAMPA.C29];2)" office:value-type="float" office:value="5.62499999999417E-017" calcext:value-type="float">
            <text:p>5.62499999999417E-17</text:p>
          </table:table-cell>
          <table:table-cell table:number-columns-repeated="4"/>
        </table:table-row>
        <table:table-row table:style-name="ro1">
          <table:table-cell table:formula="of:=POWER([$LAMMPS.A30]-[$EAMPA.A30];2)" office:value-type="float" office:value="3.45959999999501E-016" calcext:value-type="float">
            <text:p>3.45959999999501E-16</text:p>
          </table:table-cell>
          <table:table-cell table:formula="of:=POWER([$LAMMPS.B30]-[$EAMPA.B30];2)" office:value-type="float" office:value="4.90000000000252E-017" calcext:value-type="float">
            <text:p>4.90000000000252E-17</text:p>
          </table:table-cell>
          <table:table-cell table:formula="of:=POWER([$LAMMPS.C30]-[$EAMPA.C30];2)" office:value-type="float" office:value="1.52100000000138E-015" calcext:value-type="float">
            <text:p>1.52100000000138E-15</text:p>
          </table:table-cell>
          <table:table-cell table:number-columns-repeated="4"/>
        </table:table-row>
        <table:table-row table:style-name="ro1">
          <table:table-cell table:formula="of:=POWER([$LAMMPS.A31]-[$EAMPA.A31];2)" office:value-type="float" office:value="9.00000000002321E-016" calcext:value-type="float">
            <text:p>9.00000000002321E-16</text:p>
          </table:table-cell>
          <table:table-cell table:formula="of:=POWER([$LAMMPS.B31]-[$EAMPA.B31];2)" office:value-type="float" office:value="0" calcext:value-type="float">
            <text:p>0</text:p>
          </table:table-cell>
          <table:table-cell table:formula="of:=POWER([$LAMMPS.C31]-[$EAMPA.C31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32]-[$EAMPA.A32];2)" office:value-type="float" office:value="1.21000000001425E-016" calcext:value-type="float">
            <text:p>1.21000000001425E-16</text:p>
          </table:table-cell>
          <table:table-cell table:formula="of:=POWER([$LAMMPS.B32]-[$EAMPA.B32];2)" office:value-type="float" office:value="1.15600000000138E-015" calcext:value-type="float">
            <text:p>1.15600000000138E-15</text:p>
          </table:table-cell>
          <table:table-cell table:formula="of:=POWER([$LAMMPS.C32]-[$EAMPA.C32];2)" office:value-type="float" office:value="6.88899999999647E-017" calcext:value-type="float">
            <text:p>6.88899999999647E-17</text:p>
          </table:table-cell>
          <table:table-cell table:number-columns-repeated="4"/>
        </table:table-row>
        <table:table-row table:style-name="ro1">
          <table:table-cell table:formula="of:=POWER([$LAMMPS.A33]-[$EAMPA.A33];2)" office:value-type="float" office:value="1.44400000000015E-015" calcext:value-type="float">
            <text:p>1.44400000000015E-15</text:p>
          </table:table-cell>
          <table:table-cell table:formula="of:=POWER([$LAMMPS.B33]-[$EAMPA.B33];2)" office:value-type="float" office:value="3.0333795556E-030" calcext:value-type="float">
            <text:p>3.0333795556E-30</text:p>
          </table:table-cell>
          <table:table-cell table:formula="of:=POWER([$LAMMPS.C33]-[$EAMPA.C33];2)" office:value-type="float" office:value="2.6816682564E-030" calcext:value-type="float">
            <text:p>2.6816682564E-30</text:p>
          </table:table-cell>
          <table:table-cell table:number-columns-repeated="4"/>
        </table:table-row>
        <table:table-row table:style-name="ro1">
          <table:table-cell table:formula="of:=POWER([$LAMMPS.A34]-[$EAMPA.A34];2)" office:value-type="float" office:value="4.41000000000226E-016" calcext:value-type="float">
            <text:p>4.41000000000226E-16</text:p>
          </table:table-cell>
          <table:table-cell table:formula="of:=POWER([$LAMMPS.B34]-[$EAMPA.B34];2)" office:value-type="float" office:value="1.00000000003149E-016" calcext:value-type="float">
            <text:p>1.00000000003149E-16</text:p>
          </table:table-cell>
          <table:table-cell table:formula="of:=POWER([$LAMMPS.C34]-[$EAMPA.C34];2)" office:value-type="float" office:value="1.7749433529E-030" calcext:value-type="float">
            <text:p>1.7749433529E-30</text:p>
          </table:table-cell>
          <table:table-cell table:number-columns-repeated="4"/>
        </table:table-row>
        <table:table-row table:style-name="ro1">
          <table:table-cell table:formula="of:=POWER([$LAMMPS.A35]-[$EAMPA.A35];2)" office:value-type="float" office:value="9.02499999998808E-017" calcext:value-type="float">
            <text:p>9.02499999998808E-17</text:p>
          </table:table-cell>
          <table:table-cell table:formula="of:=POWER([$LAMMPS.B35]-[$EAMPA.B35];2)" office:value-type="float" office:value="7.704801729E-031" calcext:value-type="float">
            <text:p>7.704801729E-31</text:p>
          </table:table-cell>
          <table:table-cell table:formula="of:=POWER([$LAMMPS.C35]-[$EAMPA.C35];2)" office:value-type="float" office:value="4.28490000000476E-016" calcext:value-type="float">
            <text:p>4.28490000000476E-16</text:p>
          </table:table-cell>
          <table:table-cell table:number-columns-repeated="4"/>
        </table:table-row>
        <table:table-row table:style-name="ro1">
          <table:table-cell table:formula="of:=POWER([$LAMMPS.A36]-[$EAMPA.A36];2)" office:value-type="float" office:value="1.21000000001425E-016" calcext:value-type="float">
            <text:p>1.21000000001425E-16</text:p>
          </table:table-cell>
          <table:table-cell table:formula="of:=POWER([$LAMMPS.B36]-[$EAMPA.B36];2)" office:value-type="float" office:value="1.15600000000138E-015" calcext:value-type="float">
            <text:p>1.15600000000138E-15</text:p>
          </table:table-cell>
          <table:table-cell table:formula="of:=POWER([$LAMMPS.C36]-[$EAMPA.C36];2)" office:value-type="float" office:value="6.88899999999647E-017" calcext:value-type="float">
            <text:p>6.88899999999647E-17</text:p>
          </table:table-cell>
          <table:table-cell table:number-columns-repeated="4"/>
        </table:table-row>
        <table:table-row table:style-name="ro1">
          <table:table-cell table:formula="of:=POWER([$LAMMPS.A37]-[$EAMPA.A37];2)" office:value-type="float" office:value="1.60000000000702E-019" calcext:value-type="float">
            <text:p>1.60000000000702E-19</text:p>
          </table:table-cell>
          <table:table-cell table:formula="of:=POWER([$LAMMPS.B37]-[$EAMPA.B37];2)" office:value-type="float" office:value="3.3303695049E-030" calcext:value-type="float">
            <text:p>3.3303695049E-30</text:p>
          </table:table-cell>
          <table:table-cell table:formula="of:=POWER([$LAMMPS.C37]-[$EAMPA.C37];2)" office:value-type="float" office:value="1.66953960000001E-015" calcext:value-type="float">
            <text:p>1.66953960000001E-15</text:p>
          </table:table-cell>
          <table:table-cell table:number-columns-repeated="4"/>
        </table:table-row>
        <table:table-row table:style-name="ro1">
          <table:table-cell table:formula="of:=POWER([$LAMMPS.A38]-[$EAMPA.A38];2)" office:value-type="float" office:value="3.45959999999501E-016" calcext:value-type="float">
            <text:p>3.45959999999501E-16</text:p>
          </table:table-cell>
          <table:table-cell table:formula="of:=POWER([$LAMMPS.B38]-[$EAMPA.B38];2)" office:value-type="float" office:value="4.90000000000252E-017" calcext:value-type="float">
            <text:p>4.90000000000252E-17</text:p>
          </table:table-cell>
          <table:table-cell table:formula="of:=POWER([$LAMMPS.C38]-[$EAMPA.C38];2)" office:value-type="float" office:value="1.52100000000138E-015" calcext:value-type="float">
            <text:p>1.52100000000138E-15</text:p>
          </table:table-cell>
          <table:table-cell table:number-columns-repeated="4"/>
        </table:table-row>
        <table:table-row table:style-name="ro1">
          <table:table-cell table:formula="of:=POWER([$LAMMPS.A39]-[$EAMPA.A39];2)" office:value-type="float" office:value="2.01062559999998E-015" calcext:value-type="float">
            <text:p>2.01062559999998E-15</text:p>
          </table:table-cell>
          <table:table-cell table:formula="of:=POWER([$LAMMPS.B39]-[$EAMPA.B39];2)" office:value-type="float" office:value="2.61954225E-030" calcext:value-type="float">
            <text:p>2.61954225E-30</text:p>
          </table:table-cell>
          <table:table-cell table:formula="of:=POWER([$LAMMPS.C39]-[$EAMPA.C39];2)" office:value-type="float" office:value="3.2040999999995E-016" calcext:value-type="float">
            <text:p>3.2040999999995E-16</text:p>
          </table:table-cell>
          <table:table-cell table:number-columns-repeated="4"/>
        </table:table-row>
        <table:table-row table:style-name="ro1">
          <table:table-cell table:formula="of:=POWER([$LAMMPS.A40]-[$EAMPA.A40];2)" office:value-type="float" office:value="5.04100000000286E-017" calcext:value-type="float">
            <text:p>5.04100000000286E-17</text:p>
          </table:table-cell>
          <table:table-cell table:formula="of:=POWER([$LAMMPS.B40]-[$EAMPA.B40];2)" office:value-type="float" office:value="2.13443999999997E-015" calcext:value-type="float">
            <text:p>2.13443999999997E-15</text:p>
          </table:table-cell>
          <table:table-cell table:formula="of:=POWER([$LAMMPS.C40]-[$EAMPA.C40];2)" office:value-type="float" office:value="2.13443999999997E-015" calcext:value-type="float">
            <text:p>2.13443999999997E-15</text:p>
          </table:table-cell>
          <table:table-cell table:number-columns-repeated="4"/>
        </table:table-row>
        <table:table-row table:style-name="ro1">
          <table:table-cell table:formula="of:=POWER([$LAMMPS.A41]-[$EAMPA.A41];2)" office:value-type="float" office:value="3.8834614225E-030" calcext:value-type="float">
            <text:p>3.8834614225E-30</text:p>
          </table:table-cell>
          <table:table-cell table:formula="of:=POWER([$LAMMPS.B41]-[$EAMPA.B41];2)" office:value-type="float" office:value="4.3333499889E-030" calcext:value-type="float">
            <text:p>4.3333499889E-30</text:p>
          </table:table-cell>
          <table:table-cell table:formula="of:=POWER([$LAMMPS.C41]-[$EAMPA.C41];2)" office:value-type="float" office:value="4.5675383524E-030" calcext:value-type="float">
            <text:p>4.5675383524E-30</text:p>
          </table:table-cell>
          <table:table-cell table:number-columns-repeated="4"/>
        </table:table-row>
        <table:table-row table:style-name="ro1">
          <table:table-cell table:formula="of:=POWER([$LAMMPS.A42]-[$EAMPA.A42];2)" office:value-type="float" office:value="2.01062559999998E-015" calcext:value-type="float">
            <text:p>2.01062559999998E-15</text:p>
          </table:table-cell>
          <table:table-cell table:formula="of:=POWER([$LAMMPS.B42]-[$EAMPA.B42];2)" office:value-type="float" office:value="3.2040999999995E-016" calcext:value-type="float">
            <text:p>3.2040999999995E-16</text:p>
          </table:table-cell>
          <table:table-cell table:formula="of:=POWER([$LAMMPS.C42]-[$EAMPA.C42];2)" office:value-type="float" office:value="3.3493758169E-030" calcext:value-type="float">
            <text:p>3.3493758169E-30</text:p>
          </table:table-cell>
          <table:table-cell table:number-columns-repeated="4"/>
        </table:table-row>
        <table:table-row table:style-name="ro1">
          <table:table-cell table:formula="of:=POWER([$LAMMPS.A43]-[$EAMPA.A43];2)" office:value-type="float" office:value="2.01062559999998E-015" calcext:value-type="float">
            <text:p>2.01062559999998E-15</text:p>
          </table:table-cell>
          <table:table-cell table:formula="of:=POWER([$LAMMPS.B43]-[$EAMPA.B43];2)" office:value-type="float" office:value="3.1124369241E-030" calcext:value-type="float">
            <text:p>3.1124369241E-30</text:p>
          </table:table-cell>
          <table:table-cell table:formula="of:=POWER([$LAMMPS.C43]-[$EAMPA.C43];2)" office:value-type="float" office:value="3.2040999999995E-016" calcext:value-type="float">
            <text:p>3.2040999999995E-16</text:p>
          </table:table-cell>
          <table:table-cell table:number-columns-repeated="4"/>
        </table:table-row>
        <table:table-row table:style-name="ro1">
          <table:table-cell table:formula="of:=POWER([$LAMMPS.A44]-[$EAMPA.A44];2)" office:value-type="float" office:value="5.04100000000286E-017" calcext:value-type="float">
            <text:p>5.04100000000286E-17</text:p>
          </table:table-cell>
          <table:table-cell table:formula="of:=POWER([$LAMMPS.B44]-[$EAMPA.B44];2)" office:value-type="float" office:value="2.13443999999997E-015" calcext:value-type="float">
            <text:p>2.13443999999997E-15</text:p>
          </table:table-cell>
          <table:table-cell table:formula="of:=POWER([$LAMMPS.C44]-[$EAMPA.C44];2)" office:value-type="float" office:value="2.13443999999997E-015" calcext:value-type="float">
            <text:p>2.13443999999997E-15</text:p>
          </table:table-cell>
          <table:table-cell table:number-columns-repeated="4"/>
        </table:table-row>
        <table:table-row table:style-name="ro1">
          <table:table-cell table:formula="of:=POWER([$LAMMPS.A45]-[$EAMPA.A45];2)" office:value-type="float" office:value="1.60000000000702E-019" calcext:value-type="float">
            <text:p>1.60000000000702E-19</text:p>
          </table:table-cell>
          <table:table-cell table:formula="of:=POWER([$LAMMPS.B45]-[$EAMPA.B45];2)" office:value-type="float" office:value="2.7733240089E-030" calcext:value-type="float">
            <text:p>2.7733240089E-30</text:p>
          </table:table-cell>
          <table:table-cell table:formula="of:=POWER([$LAMMPS.C45]-[$EAMPA.C45];2)" office:value-type="float" office:value="1.66953960000001E-015" calcext:value-type="float">
            <text:p>1.66953960000001E-15</text:p>
          </table:table-cell>
          <table:table-cell table:number-columns-repeated="4"/>
        </table:table-row>
        <table:table-row table:style-name="ro1">
          <table:table-cell table:formula="of:=POWER([$LAMMPS.A46]-[$EAMPA.A46];2)" office:value-type="float" office:value="3.45959999999501E-016" calcext:value-type="float">
            <text:p>3.45959999999501E-16</text:p>
          </table:table-cell>
          <table:table-cell table:formula="of:=POWER([$LAMMPS.B46]-[$EAMPA.B46];2)" office:value-type="float" office:value="4.90000000000252E-017" calcext:value-type="float">
            <text:p>4.90000000000252E-17</text:p>
          </table:table-cell>
          <table:table-cell table:formula="of:=POWER([$LAMMPS.C46]-[$EAMPA.C46];2)" office:value-type="float" office:value="1.52100000000138E-015" calcext:value-type="float">
            <text:p>1.52100000000138E-15</text:p>
          </table:table-cell>
          <table:table-cell table:number-columns-repeated="4"/>
        </table:table-row>
        <table:table-row table:style-name="ro1">
          <table:table-cell table:formula="of:=POWER([$LAMMPS.A47]-[$EAMPA.A47];2)" office:value-type="float" office:value="9.02499999998808E-017" calcext:value-type="float">
            <text:p>9.02499999998808E-17</text:p>
          </table:table-cell>
          <table:table-cell table:formula="of:=POWER([$LAMMPS.B47]-[$EAMPA.B47];2)" office:value-type="float" office:value="1.8923854096E-030" calcext:value-type="float">
            <text:p>1.8923854096E-30</text:p>
          </table:table-cell>
          <table:table-cell table:formula="of:=POWER([$LAMMPS.C47]-[$EAMPA.C47];2)" office:value-type="float" office:value="4.28490000000476E-016" calcext:value-type="float">
            <text:p>4.28490000000476E-16</text:p>
          </table:table-cell>
          <table:table-cell table:number-columns-repeated="4"/>
        </table:table-row>
        <table:table-row table:style-name="ro1">
          <table:table-cell table:formula="of:=POWER([$LAMMPS.A48]-[$EAMPA.A48];2)" office:value-type="float" office:value="1.21000000001425E-016" calcext:value-type="float">
            <text:p>1.21000000001425E-16</text:p>
          </table:table-cell>
          <table:table-cell table:formula="of:=POWER([$LAMMPS.B48]-[$EAMPA.B48];2)" office:value-type="float" office:value="1.15600000000138E-015" calcext:value-type="float">
            <text:p>1.15600000000138E-15</text:p>
          </table:table-cell>
          <table:table-cell table:formula="of:=POWER([$LAMMPS.C48]-[$EAMPA.C48];2)" office:value-type="float" office:value="6.88899999999647E-017" calcext:value-type="float">
            <text:p>6.88899999999647E-17</text:p>
          </table:table-cell>
          <table:table-cell table:number-columns-repeated="4"/>
        </table:table-row>
        <table:table-row table:style-name="ro1">
          <table:table-cell table:formula="of:=POWER([$LAMMPS.A49]-[$EAMPA.A49];2)" office:value-type="float" office:value="2.49999999999199E-015" calcext:value-type="float">
            <text:p>2.49999999999199E-15</text:p>
          </table:table-cell>
          <table:table-cell table:formula="of:=POWER([$LAMMPS.B49]-[$EAMPA.B49];2)" office:value-type="float" office:value="9.00000000015331E-016" calcext:value-type="float">
            <text:p>9.00000000015331E-16</text:p>
          </table:table-cell>
          <table:table-cell table:formula="of:=POWER([$LAMMPS.C49]-[$EAMPA.C49];2)" office:value-type="float" office:value="1.9549352761E-030" calcext:value-type="float">
            <text:p>1.9549352761E-30</text:p>
          </table:table-cell>
          <table:table-cell table:number-columns-repeated="4"/>
        </table:table-row>
        <table:table-row table:style-name="ro1">
          <table:table-cell table:formula="of:=POWER([$LAMMPS.A50]-[$EAMPA.A50];2)" office:value-type="float" office:value="0.0000000000000100000000227796" calcext:value-type="float">
            <text:p>1.00000000227796E-14</text:p>
          </table:table-cell>
          <table:table-cell table:formula="of:=POWER([$LAMMPS.B50]-[$EAMPA.B50];2)" office:value-type="float" office:value="0.0000000000000100000000116773" calcext:value-type="float">
            <text:p>1.00000000116773E-14</text:p>
          </table:table-cell>
          <table:table-cell table:formula="of:=POWER([$LAMMPS.C50]-[$EAMPA.C50];2)" office:value-type="float" office:value="2.22637704025E-031" calcext:value-type="float">
            <text:p>2.22637704025E-31</text:p>
          </table:table-cell>
          <table:table-cell table:number-columns-repeated="4"/>
        </table:table-row>
        <table:table-row table:style-name="ro1">
          <table:table-cell table:formula="of:=POWER([$LAMMPS.A51]-[$EAMPA.A51];2)" office:value-type="float" office:value="9.00000000002321E-016" calcext:value-type="float">
            <text:p>9.00000000002321E-16</text:p>
          </table:table-cell>
          <table:table-cell table:formula="of:=POWER([$LAMMPS.B51]-[$EAMPA.B51];2)" office:value-type="float" office:value="0" calcext:value-type="float">
            <text:p>0</text:p>
          </table:table-cell>
          <table:table-cell table:formula="of:=POWER([$LAMMPS.C51]-[$EAMPA.C51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52]-[$EAMPA.A52];2)" office:value-type="float" office:value="0" calcext:value-type="float">
            <text:p>0</text:p>
          </table:table-cell>
          <table:table-cell table:formula="of:=POWER([$LAMMPS.B52]-[$EAMPA.B52];2)" office:value-type="float" office:value="0" calcext:value-type="float">
            <text:p>0</text:p>
          </table:table-cell>
          <table:table-cell table:formula="of:=POWER([$LAMMPS.C52]-[$EAMPA.C52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53]-[$EAMPA.A53];2)" office:value-type="float" office:value="3.99999999995249E-016" calcext:value-type="float">
            <text:p>3.99999999995249E-16</text:p>
          </table:table-cell>
          <table:table-cell table:formula="of:=POWER([$LAMMPS.B53]-[$EAMPA.B53];2)" office:value-type="float" office:value="5.62499999999417E-017" calcext:value-type="float">
            <text:p>5.62499999999417E-17</text:p>
          </table:table-cell>
          <table:table-cell table:formula="of:=POWER([$LAMMPS.C53]-[$EAMPA.C53];2)" office:value-type="float" office:value="5.62499999999417E-017" calcext:value-type="float">
            <text:p>5.62499999999417E-17</text:p>
          </table:table-cell>
          <table:table-cell table:number-columns-repeated="4"/>
        </table:table-row>
        <table:table-row table:style-name="ro1">
          <table:table-cell table:formula="of:=POWER([$LAMMPS.A54]-[$EAMPA.A54];2)" office:value-type="float" office:value="9.00000000002321E-016" calcext:value-type="float">
            <text:p>9.00000000002321E-16</text:p>
          </table:table-cell>
          <table:table-cell table:formula="of:=POWER([$LAMMPS.B54]-[$EAMPA.B54];2)" office:value-type="float" office:value="1.599999999981E-015" calcext:value-type="float">
            <text:p>1.599999999981E-15</text:p>
          </table:table-cell>
          <table:table-cell table:formula="of:=POWER([$LAMMPS.C54]-[$EAMPA.C5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55]-[$EAMPA.A55];2)" office:value-type="float" office:value="3.45959999999501E-016" calcext:value-type="float">
            <text:p>3.45959999999501E-16</text:p>
          </table:table-cell>
          <table:table-cell table:formula="of:=POWER([$LAMMPS.B55]-[$EAMPA.B55];2)" office:value-type="float" office:value="1.52100000000138E-015" calcext:value-type="float">
            <text:p>1.52100000000138E-15</text:p>
          </table:table-cell>
          <table:table-cell table:formula="of:=POWER([$LAMMPS.C55]-[$EAMPA.C55];2)" office:value-type="float" office:value="4.90000000000252E-017" calcext:value-type="float">
            <text:p>4.90000000000252E-17</text:p>
          </table:table-cell>
          <table:table-cell table:number-columns-repeated="4"/>
        </table:table-row>
        <table:table-row table:style-name="ro1">
          <table:table-cell table:formula="of:=POWER([$LAMMPS.A56]-[$EAMPA.A56];2)" office:value-type="float" office:value="1.21000000001425E-016" calcext:value-type="float">
            <text:p>1.21000000001425E-16</text:p>
          </table:table-cell>
          <table:table-cell table:formula="of:=POWER([$LAMMPS.B56]-[$EAMPA.B56];2)" office:value-type="float" office:value="6.88899999999647E-017" calcext:value-type="float">
            <text:p>6.88899999999647E-17</text:p>
          </table:table-cell>
          <table:table-cell table:formula="of:=POWER([$LAMMPS.C56]-[$EAMPA.C56];2)" office:value-type="float" office:value="1.15600000000138E-015" calcext:value-type="float">
            <text:p>1.15600000000138E-15</text:p>
          </table:table-cell>
          <table:table-cell table:number-columns-repeated="4"/>
        </table:table-row>
        <table:table-row table:style-name="ro1">
          <table:table-cell table:formula="of:=POWER([$LAMMPS.A57]-[$EAMPA.A57];2)" office:value-type="float" office:value="1.60000000000702E-019" calcext:value-type="float">
            <text:p>1.60000000000702E-19</text:p>
          </table:table-cell>
          <table:table-cell table:formula="of:=POWER([$LAMMPS.B57]-[$EAMPA.B57];2)" office:value-type="float" office:value="1.66953960000001E-015" calcext:value-type="float">
            <text:p>1.66953960000001E-15</text:p>
          </table:table-cell>
          <table:table-cell table:formula="of:=POWER([$LAMMPS.C57]-[$EAMPA.C57];2)" office:value-type="float" office:value="2.8197462241E-030" calcext:value-type="float">
            <text:p>2.8197462241E-30</text:p>
          </table:table-cell>
          <table:table-cell table:number-columns-repeated="4"/>
        </table:table-row>
        <table:table-row table:style-name="ro1">
          <table:table-cell table:formula="of:=POWER([$LAMMPS.A58]-[$EAMPA.A58];2)" office:value-type="float" office:value="9.02499999998808E-017" calcext:value-type="float">
            <text:p>9.02499999998808E-17</text:p>
          </table:table-cell>
          <table:table-cell table:formula="of:=POWER([$LAMMPS.B58]-[$EAMPA.B58];2)" office:value-type="float" office:value="4.28490000000476E-016" calcext:value-type="float">
            <text:p>4.28490000000476E-16</text:p>
          </table:table-cell>
          <table:table-cell table:formula="of:=POWER([$LAMMPS.C58]-[$EAMPA.C58];2)" office:value-type="float" office:value="2.0283741241E-030" calcext:value-type="float">
            <text:p>2.0283741241E-30</text:p>
          </table:table-cell>
          <table:table-cell table:number-columns-repeated="4"/>
        </table:table-row>
        <table:table-row table:style-name="ro1">
          <table:table-cell table:formula="of:=POWER([$LAMMPS.A59]-[$EAMPA.A59];2)" office:value-type="float" office:value="3.45959999999501E-016" calcext:value-type="float">
            <text:p>3.45959999999501E-16</text:p>
          </table:table-cell>
          <table:table-cell table:formula="of:=POWER([$LAMMPS.B59]-[$EAMPA.B59];2)" office:value-type="float" office:value="1.52100000000138E-015" calcext:value-type="float">
            <text:p>1.52100000000138E-15</text:p>
          </table:table-cell>
          <table:table-cell table:formula="of:=POWER([$LAMMPS.C59]-[$EAMPA.C59];2)" office:value-type="float" office:value="4.90000000000252E-017" calcext:value-type="float">
            <text:p>4.90000000000252E-17</text:p>
          </table:table-cell>
          <table:table-cell table:number-columns-repeated="4"/>
        </table:table-row>
        <table:table-row table:style-name="ro1">
          <table:table-cell table:formula="of:=POWER([$LAMMPS.A60]-[$EAMPA.A60];2)" office:value-type="float" office:value="1.21000000001425E-016" calcext:value-type="float">
            <text:p>1.21000000001425E-16</text:p>
          </table:table-cell>
          <table:table-cell table:formula="of:=POWER([$LAMMPS.B60]-[$EAMPA.B60];2)" office:value-type="float" office:value="6.88899999999647E-017" calcext:value-type="float">
            <text:p>6.88899999999647E-17</text:p>
          </table:table-cell>
          <table:table-cell table:formula="of:=POWER([$LAMMPS.C60]-[$EAMPA.C60];2)" office:value-type="float" office:value="1.15600000000138E-015" calcext:value-type="float">
            <text:p>1.15600000000138E-15</text:p>
          </table:table-cell>
          <table:table-cell table:number-columns-repeated="4"/>
        </table:table-row>
        <table:table-row table:style-name="ro1">
          <table:table-cell table:formula="of:=POWER([$LAMMPS.A61]-[$EAMPA.A61];2)" office:value-type="float" office:value="3.99999999995249E-016" calcext:value-type="float">
            <text:p>3.99999999995249E-16</text:p>
          </table:table-cell>
          <table:table-cell table:formula="of:=POWER([$LAMMPS.B61]-[$EAMPA.B61];2)" office:value-type="float" office:value="5.62499999999417E-017" calcext:value-type="float">
            <text:p>5.62499999999417E-17</text:p>
          </table:table-cell>
          <table:table-cell table:formula="of:=POWER([$LAMMPS.C61]-[$EAMPA.C61];2)" office:value-type="float" office:value="5.62499999999417E-017" calcext:value-type="float">
            <text:p>5.62499999999417E-17</text:p>
          </table:table-cell>
          <table:table-cell table:number-columns-repeated="4"/>
        </table:table-row>
        <table:table-row table:style-name="ro1">
          <table:table-cell table:formula="of:=POWER([$LAMMPS.A62]-[$EAMPA.A62];2)" office:value-type="float" office:value="9.00000000002321E-016" calcext:value-type="float">
            <text:p>9.00000000002321E-16</text:p>
          </table:table-cell>
          <table:table-cell table:formula="of:=POWER([$LAMMPS.B62]-[$EAMPA.B62];2)" office:value-type="float" office:value="1.599999999981E-015" calcext:value-type="float">
            <text:p>1.599999999981E-15</text:p>
          </table:table-cell>
          <table:table-cell table:formula="of:=POWER([$LAMMPS.C62]-[$EAMPA.C62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63]-[$EAMPA.A63];2)" office:value-type="float" office:value="9.00000000002321E-016" calcext:value-type="float">
            <text:p>9.00000000002321E-16</text:p>
          </table:table-cell>
          <table:table-cell table:formula="of:=POWER([$LAMMPS.B63]-[$EAMPA.B63];2)" office:value-type="float" office:value="0" calcext:value-type="float">
            <text:p>0</text:p>
          </table:table-cell>
          <table:table-cell table:formula="of:=POWER([$LAMMPS.C63]-[$EAMPA.C63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64]-[$EAMPA.A64];2)" office:value-type="float" office:value="0" calcext:value-type="float">
            <text:p>0</text:p>
          </table:table-cell>
          <table:table-cell table:formula="of:=POWER([$LAMMPS.B64]-[$EAMPA.B64];2)" office:value-type="float" office:value="0" calcext:value-type="float">
            <text:p>0</text:p>
          </table:table-cell>
          <table:table-cell table:formula="of:=POWER([$LAMMPS.C64]-[$EAMPA.C6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65]-[$EAMPA.A65];2)" office:value-type="float" office:value="0" calcext:value-type="float">
            <text:p>0</text:p>
          </table:table-cell>
          <table:table-cell table:formula="of:=POWER([$LAMMPS.B65]-[$EAMPA.B65];2)" office:value-type="float" office:value="1.5253732036E-030" calcext:value-type="float">
            <text:p>1.5253732036E-30</text:p>
          </table:table-cell>
          <table:table-cell table:formula="of:=POWER([$LAMMPS.C65]-[$EAMPA.C65];2)" office:value-type="float" office:value="1.7016680704E-030" calcext:value-type="float">
            <text:p>1.7016680704E-30</text:p>
          </table:table-cell>
          <table:table-cell table:number-columns-repeated="4"/>
        </table:table-row>
        <table:table-row table:style-name="ro1">
          <table:table-cell table:formula="of:=POWER([$LAMMPS.A66]-[$EAMPA.A66];2)" office:value-type="float" office:value="0" calcext:value-type="float">
            <text:p>0</text:p>
          </table:table-cell>
          <table:table-cell table:formula="of:=POWER([$LAMMPS.B66]-[$EAMPA.B66];2)" office:value-type="float" office:value="1.60000000005038E-015" calcext:value-type="float">
            <text:p>1.60000000005038E-15</text:p>
          </table:table-cell>
          <table:table-cell table:formula="of:=POWER([$LAMMPS.C66]-[$EAMPA.C66];2)" office:value-type="float" office:value="4.91159885584E-031" calcext:value-type="float">
            <text:p>4.91159885584E-31</text:p>
          </table:table-cell>
          <table:table-cell table:number-columns-repeated="4"/>
        </table:table-row>
        <table:table-row table:style-name="ro1">
          <table:table-cell table:formula="of:=POWER([$LAMMPS.A67]-[$EAMPA.A67];2)" office:value-type="float" office:value="0" calcext:value-type="float">
            <text:p>0</text:p>
          </table:table-cell>
          <table:table-cell table:formula="of:=POWER([$LAMMPS.B67]-[$EAMPA.B67];2)" office:value-type="float" office:value="6.47883327744E-031" calcext:value-type="float">
            <text:p>6.47883327744E-31</text:p>
          </table:table-cell>
          <table:table-cell table:formula="of:=POWER([$LAMMPS.C67]-[$EAMPA.C67];2)" office:value-type="float" office:value="1.60000000005038E-015" calcext:value-type="float">
            <text:p>1.60000000005038E-15</text:p>
          </table:table-cell>
          <table:table-cell table:number-columns-repeated="4"/>
        </table:table-row>
        <table:table-row table:style-name="ro1">
          <table:table-cell table:formula="of:=POWER([$LAMMPS.A68]-[$EAMPA.A68];2)" office:value-type="float" office:value="9.99999999988122E-015" calcext:value-type="float">
            <text:p>9.99999999988122E-15</text:p>
          </table:table-cell>
          <table:table-cell table:formula="of:=POWER([$LAMMPS.B68]-[$EAMPA.B68];2)" office:value-type="float" office:value="0" calcext:value-type="float">
            <text:p>0</text:p>
          </table:table-cell>
          <table:table-cell table:formula="of:=POWER([$LAMMPS.C68]-[$EAMPA.C68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69]-[$EAMPA.A69];2)" office:value-type="float" office:value="0" calcext:value-type="float">
            <text:p>0</text:p>
          </table:table-cell>
          <table:table-cell table:formula="of:=POWER([$LAMMPS.B69]-[$EAMPA.B69];2)" office:value-type="float" office:value="1.5598511236E-030" calcext:value-type="float">
            <text:p>1.5598511236E-30</text:p>
          </table:table-cell>
          <table:table-cell table:formula="of:=POWER([$LAMMPS.C69]-[$EAMPA.C69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70]-[$EAMPA.A70];2)" office:value-type="float" office:value="1.44400000001251E-015" calcext:value-type="float">
            <text:p>1.44400000001251E-15</text:p>
          </table:table-cell>
          <table:table-cell table:formula="of:=POWER([$LAMMPS.B70]-[$EAMPA.B70];2)" office:value-type="float" office:value="1.84899999999762E-015" calcext:value-type="float">
            <text:p>1.84899999999762E-15</text:p>
          </table:table-cell>
          <table:table-cell table:formula="of:=POWER([$LAMMPS.C70]-[$EAMPA.C70];2)" office:value-type="float" office:value="7.28999999999538E-016" calcext:value-type="float">
            <text:p>7.28999999999538E-16</text:p>
          </table:table-cell>
          <table:table-cell table:number-columns-repeated="4"/>
        </table:table-row>
        <table:table-row table:style-name="ro1">
          <table:table-cell table:formula="of:=POWER([$LAMMPS.A71]-[$EAMPA.A71];2)" office:value-type="float" office:value="2.40100000000123E-015" calcext:value-type="float">
            <text:p>2.40100000000123E-15</text:p>
          </table:table-cell>
          <table:table-cell table:formula="of:=POWER([$LAMMPS.B71]-[$EAMPA.B71];2)" office:value-type="float" office:value="4.3333499889E-030" calcext:value-type="float">
            <text:p>4.3333499889E-30</text:p>
          </table:table-cell>
          <table:table-cell table:formula="of:=POWER([$LAMMPS.C71]-[$EAMPA.C71];2)" office:value-type="float" office:value="2.24999999998954E-016" calcext:value-type="float">
            <text:p>2.24999999998954E-16</text:p>
          </table:table-cell>
          <table:table-cell table:number-columns-repeated="4"/>
        </table:table-row>
        <table:table-row table:style-name="ro1">
          <table:table-cell table:formula="of:=POWER([$LAMMPS.A72]-[$EAMPA.A72];2)" office:value-type="float" office:value="8.99999999995815E-018" calcext:value-type="float">
            <text:p>8.99999999995815E-18</text:p>
          </table:table-cell>
          <table:table-cell table:formula="of:=POWER([$LAMMPS.B72]-[$EAMPA.B72];2)" office:value-type="float" office:value="2.55999999999388E-016" calcext:value-type="float">
            <text:p>2.55999999999388E-16</text:p>
          </table:table-cell>
          <table:table-cell table:formula="of:=POWER([$LAMMPS.C72]-[$EAMPA.C72];2)" office:value-type="float" office:value="5.76000000002526E-016" calcext:value-type="float">
            <text:p>5.76000000002526E-16</text:p>
          </table:table-cell>
          <table:table-cell table:number-columns-repeated="4"/>
        </table:table-row>
        <table:table-row table:style-name="ro1">
          <table:table-cell table:formula="of:=POWER([$LAMMPS.A73]-[$EAMPA.A73];2)" office:value-type="float" office:value="2.52809999999816E-016" calcext:value-type="float">
            <text:p>2.52809999999816E-16</text:p>
          </table:table-cell>
          <table:table-cell table:formula="of:=POWER([$LAMMPS.B73]-[$EAMPA.B73];2)" office:value-type="float" office:value="2.6814717504E-030" calcext:value-type="float">
            <text:p>2.6814717504E-30</text:p>
          </table:table-cell>
          <table:table-cell table:formula="of:=POWER([$LAMMPS.C73]-[$EAMPA.C73];2)" office:value-type="float" office:value="3.1062300025E-030" calcext:value-type="float">
            <text:p>3.1062300025E-30</text:p>
          </table:table-cell>
          <table:table-cell table:number-columns-repeated="4"/>
        </table:table-row>
        <table:table-row table:style-name="ro1">
          <table:table-cell table:formula="of:=POWER([$LAMMPS.A74]-[$EAMPA.A74];2)" office:value-type="float" office:value="2.45025000000001E-015" calcext:value-type="float">
            <text:p>2.45025000000001E-15</text:p>
          </table:table-cell>
          <table:table-cell table:formula="of:=POWER([$LAMMPS.B74]-[$EAMPA.B74];2)" office:value-type="float" office:value="1.29599999999837E-017" calcext:value-type="float">
            <text:p>1.29599999999837E-17</text:p>
          </table:table-cell>
          <table:table-cell table:formula="of:=POWER([$LAMMPS.C74]-[$EAMPA.C74];2)" office:value-type="float" office:value="2.7445223556E-030" calcext:value-type="float">
            <text:p>2.7445223556E-30</text:p>
          </table:table-cell>
          <table:table-cell table:number-columns-repeated="4"/>
        </table:table-row>
        <table:table-row table:style-name="ro1">
          <table:table-cell table:formula="of:=POWER([$LAMMPS.A75]-[$EAMPA.A75];2)" office:value-type="float" office:value="2.40100000000123E-015" calcext:value-type="float">
            <text:p>2.40100000000123E-15</text:p>
          </table:table-cell>
          <table:table-cell table:formula="of:=POWER([$LAMMPS.B75]-[$EAMPA.B75];2)" office:value-type="float" office:value="6.1021350625E-030" calcext:value-type="float">
            <text:p>6.1021350625E-30</text:p>
          </table:table-cell>
          <table:table-cell table:formula="of:=POWER([$LAMMPS.C75]-[$EAMPA.C75];2)" office:value-type="float" office:value="2.24999999998954E-016" calcext:value-type="float">
            <text:p>2.24999999998954E-16</text:p>
          </table:table-cell>
          <table:table-cell table:number-columns-repeated="4"/>
        </table:table-row>
        <table:table-row table:style-name="ro1">
          <table:table-cell table:formula="of:=POWER([$LAMMPS.A76]-[$EAMPA.A76];2)" office:value-type="float" office:value="8.99999999995815E-018" calcext:value-type="float">
            <text:p>8.99999999995815E-18</text:p>
          </table:table-cell>
          <table:table-cell table:formula="of:=POWER([$LAMMPS.B76]-[$EAMPA.B76];2)" office:value-type="float" office:value="2.55999999999388E-016" calcext:value-type="float">
            <text:p>2.55999999999388E-16</text:p>
          </table:table-cell>
          <table:table-cell table:formula="of:=POWER([$LAMMPS.C76]-[$EAMPA.C76];2)" office:value-type="float" office:value="5.76000000002526E-016" calcext:value-type="float">
            <text:p>5.76000000002526E-16</text:p>
          </table:table-cell>
          <table:table-cell table:number-columns-repeated="4"/>
        </table:table-row>
        <table:table-row table:style-name="ro1">
          <table:table-cell table:formula="of:=POWER([$LAMMPS.A77]-[$EAMPA.A77];2)" office:value-type="float" office:value="0" calcext:value-type="float">
            <text:p>0</text:p>
          </table:table-cell>
          <table:table-cell table:formula="of:=POWER([$LAMMPS.B77]-[$EAMPA.B77];2)" office:value-type="float" office:value="2.0829128329E-030" calcext:value-type="float">
            <text:p>2.0829128329E-30</text:p>
          </table:table-cell>
          <table:table-cell table:formula="of:=POWER([$LAMMPS.C77]-[$EAMPA.C77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78]-[$EAMPA.A78];2)" office:value-type="float" office:value="1.44400000001251E-015" calcext:value-type="float">
            <text:p>1.44400000001251E-15</text:p>
          </table:table-cell>
          <table:table-cell table:formula="of:=POWER([$LAMMPS.B78]-[$EAMPA.B78];2)" office:value-type="float" office:value="1.84899999999762E-015" calcext:value-type="float">
            <text:p>1.84899999999762E-15</text:p>
          </table:table-cell>
          <table:table-cell table:formula="of:=POWER([$LAMMPS.C78]-[$EAMPA.C78];2)" office:value-type="float" office:value="7.28999999999538E-016" calcext:value-type="float">
            <text:p>7.28999999999538E-16</text:p>
          </table:table-cell>
          <table:table-cell table:number-columns-repeated="4"/>
        </table:table-row>
        <table:table-row table:style-name="ro1">
          <table:table-cell table:formula="of:=POWER([$LAMMPS.A79]-[$EAMPA.A79];2)" office:value-type="float" office:value="0" calcext:value-type="float">
            <text:p>0</text:p>
          </table:table-cell>
          <table:table-cell table:formula="of:=POWER([$LAMMPS.B79]-[$EAMPA.B79];2)" office:value-type="float" office:value="2.9613247225E-030" calcext:value-type="float">
            <text:p>2.9613247225E-30</text:p>
          </table:table-cell>
          <table:table-cell table:formula="of:=POWER([$LAMMPS.C79]-[$EAMPA.C79];2)" office:value-type="float" office:value="1.60000000005038E-015" calcext:value-type="float">
            <text:p>1.60000000005038E-15</text:p>
          </table:table-cell>
          <table:table-cell table:number-columns-repeated="4"/>
        </table:table-row>
        <table:table-row table:style-name="ro1">
          <table:table-cell table:formula="of:=POWER([$LAMMPS.A80]-[$EAMPA.A80];2)" office:value-type="float" office:value="9.99999999988122E-015" calcext:value-type="float">
            <text:p>9.99999999988122E-15</text:p>
          </table:table-cell>
          <table:table-cell table:formula="of:=POWER([$LAMMPS.B80]-[$EAMPA.B80];2)" office:value-type="float" office:value="0" calcext:value-type="float">
            <text:p>0</text:p>
          </table:table-cell>
          <table:table-cell table:formula="of:=POWER([$LAMMPS.C80]-[$EAMPA.C80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81]-[$EAMPA.A81];2)" office:value-type="float" office:value="0" calcext:value-type="float">
            <text:p>0</text:p>
          </table:table-cell>
          <table:table-cell table:formula="of:=POWER([$LAMMPS.B81]-[$EAMPA.B81];2)" office:value-type="float" office:value="0" calcext:value-type="float">
            <text:p>0</text:p>
          </table:table-cell>
          <table:table-cell table:formula="of:=POWER([$LAMMPS.C81]-[$EAMPA.C81];2)" office:value-type="float" office:value="1.8498448081E-030" calcext:value-type="float">
            <text:p>1.8498448081E-30</text:p>
          </table:table-cell>
          <table:table-cell table:number-columns-repeated="4"/>
        </table:table-row>
        <table:table-row table:style-name="ro1">
          <table:table-cell table:formula="of:=POWER([$LAMMPS.A82]-[$EAMPA.A82];2)" office:value-type="float" office:value="2.40100000000123E-015" calcext:value-type="float">
            <text:p>2.40100000000123E-15</text:p>
          </table:table-cell>
          <table:table-cell table:formula="of:=POWER([$LAMMPS.B82]-[$EAMPA.B82];2)" office:value-type="float" office:value="2.24999999998954E-016" calcext:value-type="float">
            <text:p>2.24999999998954E-16</text:p>
          </table:table-cell>
          <table:table-cell table:formula="of:=POWER([$LAMMPS.C82]-[$EAMPA.C82];2)" office:value-type="float" office:value="4.50840289E-030" calcext:value-type="float">
            <text:p>4.50840289E-30</text:p>
          </table:table-cell>
          <table:table-cell table:number-columns-repeated="4"/>
        </table:table-row>
        <table:table-row table:style-name="ro1">
          <table:table-cell table:formula="of:=POWER([$LAMMPS.A83]-[$EAMPA.A83];2)" office:value-type="float" office:value="1.44400000001251E-015" calcext:value-type="float">
            <text:p>1.44400000001251E-15</text:p>
          </table:table-cell>
          <table:table-cell table:formula="of:=POWER([$LAMMPS.B83]-[$EAMPA.B83];2)" office:value-type="float" office:value="7.28999999999538E-016" calcext:value-type="float">
            <text:p>7.28999999999538E-16</text:p>
          </table:table-cell>
          <table:table-cell table:formula="of:=POWER([$LAMMPS.C83]-[$EAMPA.C83];2)" office:value-type="float" office:value="1.84899999999762E-015" calcext:value-type="float">
            <text:p>1.84899999999762E-15</text:p>
          </table:table-cell>
          <table:table-cell table:number-columns-repeated="4"/>
        </table:table-row>
        <table:table-row table:style-name="ro1">
          <table:table-cell table:formula="of:=POWER([$LAMMPS.A84]-[$EAMPA.A84];2)" office:value-type="float" office:value="8.99999999995815E-018" calcext:value-type="float">
            <text:p>8.99999999995815E-18</text:p>
          </table:table-cell>
          <table:table-cell table:formula="of:=POWER([$LAMMPS.B84]-[$EAMPA.B84];2)" office:value-type="float" office:value="5.76000000002526E-016" calcext:value-type="float">
            <text:p>5.76000000002526E-16</text:p>
          </table:table-cell>
          <table:table-cell table:formula="of:=POWER([$LAMMPS.C84]-[$EAMPA.C84];2)" office:value-type="float" office:value="2.55999999999388E-016" calcext:value-type="float">
            <text:p>2.55999999999388E-16</text:p>
          </table:table-cell>
          <table:table-cell table:number-columns-repeated="4"/>
        </table:table-row>
        <table:table-row table:style-name="ro1">
          <table:table-cell table:formula="of:=POWER([$LAMMPS.A85]-[$EAMPA.A85];2)" office:value-type="float" office:value="1.60000000000268E-015" calcext:value-type="float">
            <text:p>1.60000000000268E-15</text:p>
          </table:table-cell>
          <table:table-cell table:formula="of:=POWER([$LAMMPS.B85]-[$EAMPA.B85];2)" office:value-type="float" office:value="1.52099999999716E-015" calcext:value-type="float">
            <text:p>1.52099999999716E-15</text:p>
          </table:table-cell>
          <table:table-cell table:formula="of:=POWER([$LAMMPS.C85]-[$EAMPA.C85];2)" office:value-type="float" office:value="1.52099999999716E-015" calcext:value-type="float">
            <text:p>1.52099999999716E-15</text:p>
          </table:table-cell>
          <table:table-cell table:number-columns-repeated="4"/>
        </table:table-row>
        <table:table-row table:style-name="ro1">
          <table:table-cell table:formula="of:=POWER([$LAMMPS.A86]-[$EAMPA.A86];2)" office:value-type="float" office:value="2.95839999999899E-016" calcext:value-type="float">
            <text:p>2.95839999999899E-16</text:p>
          </table:table-cell>
          <table:table-cell table:formula="of:=POWER([$LAMMPS.B86]-[$EAMPA.B86];2)" office:value-type="float" office:value="2.01640000000114E-016" calcext:value-type="float">
            <text:p>2.01640000000114E-16</text:p>
          </table:table-cell>
          <table:table-cell table:formula="of:=POWER([$LAMMPS.C86]-[$EAMPA.C86];2)" office:value-type="float" office:value="1.12359999999918E-016" calcext:value-type="float">
            <text:p>1.12359999999918E-16</text:p>
          </table:table-cell>
          <table:table-cell table:number-columns-repeated="4"/>
        </table:table-row>
        <table:table-row table:style-name="ro1">
          <table:table-cell table:formula="of:=POWER([$LAMMPS.A87]-[$EAMPA.A87];2)" office:value-type="float" office:value="2.95839999999899E-016" calcext:value-type="float">
            <text:p>2.95839999999899E-16</text:p>
          </table:table-cell>
          <table:table-cell table:formula="of:=POWER([$LAMMPS.B87]-[$EAMPA.B87];2)" office:value-type="float" office:value="1.12359999999918E-016" calcext:value-type="float">
            <text:p>1.12359999999918E-16</text:p>
          </table:table-cell>
          <table:table-cell table:formula="of:=POWER([$LAMMPS.C87]-[$EAMPA.C87];2)" office:value-type="float" office:value="2.01640000000114E-016" calcext:value-type="float">
            <text:p>2.01640000000114E-16</text:p>
          </table:table-cell>
          <table:table-cell table:number-columns-repeated="4"/>
        </table:table-row>
        <table:table-row table:style-name="ro1">
          <table:table-cell table:formula="of:=POWER([$LAMMPS.A88]-[$EAMPA.A88];2)" office:value-type="float" office:value="1.02010000000037E-016" calcext:value-type="float">
            <text:p>1.02010000000037E-16</text:p>
          </table:table-cell>
          <table:table-cell table:formula="of:=POWER([$LAMMPS.B88]-[$EAMPA.B88];2)" office:value-type="float" office:value="1.41376000000059E-015" calcext:value-type="float">
            <text:p>1.41376000000059E-15</text:p>
          </table:table-cell>
          <table:table-cell table:formula="of:=POWER([$LAMMPS.C88]-[$EAMPA.C88];2)" office:value-type="float" office:value="1.41376000000059E-015" calcext:value-type="float">
            <text:p>1.41376000000059E-15</text:p>
          </table:table-cell>
          <table:table-cell table:number-columns-repeated="4"/>
        </table:table-row>
        <table:table-row table:style-name="ro1">
          <table:table-cell table:formula="of:=POWER([$LAMMPS.A89]-[$EAMPA.A89];2)" office:value-type="float" office:value="1.56250000000008E-016" calcext:value-type="float">
            <text:p>1.56250000000008E-16</text:p>
          </table:table-cell>
          <table:table-cell table:formula="of:=POWER([$LAMMPS.B89]-[$EAMPA.B89];2)" office:value-type="float" office:value="8.40999999995828E-018" calcext:value-type="float">
            <text:p>8.40999999995828E-18</text:p>
          </table:table-cell>
          <table:table-cell table:formula="of:=POWER([$LAMMPS.C89]-[$EAMPA.C89];2)" office:value-type="float" office:value="3.3561140809E-030" calcext:value-type="float">
            <text:p>3.3561140809E-30</text:p>
          </table:table-cell>
          <table:table-cell table:number-columns-repeated="4"/>
        </table:table-row>
        <table:table-row table:style-name="ro1">
          <table:table-cell table:formula="of:=POWER([$LAMMPS.A90]-[$EAMPA.A90];2)" office:value-type="float" office:value="5.9488185604E-030" calcext:value-type="float">
            <text:p>5.9488185604E-30</text:p>
          </table:table-cell>
          <table:table-cell table:formula="of:=POWER([$LAMMPS.B90]-[$EAMPA.B90];2)" office:value-type="float" office:value="5.9827203216E-030" calcext:value-type="float">
            <text:p>5.9827203216E-30</text:p>
          </table:table-cell>
          <table:table-cell table:formula="of:=POWER([$LAMMPS.C90]-[$EAMPA.C90];2)" office:value-type="float" office:value="6.0678961561E-030" calcext:value-type="float">
            <text:p>6.0678961561E-30</text:p>
          </table:table-cell>
          <table:table-cell table:number-columns-repeated="4"/>
        </table:table-row>
        <table:table-row table:style-name="ro1">
          <table:table-cell table:formula="of:=POWER([$LAMMPS.A91]-[$EAMPA.A91];2)" office:value-type="float" office:value="2.95839999999899E-016" calcext:value-type="float">
            <text:p>2.95839999999899E-16</text:p>
          </table:table-cell>
          <table:table-cell table:formula="of:=POWER([$LAMMPS.B91]-[$EAMPA.B91];2)" office:value-type="float" office:value="1.12359999999918E-016" calcext:value-type="float">
            <text:p>1.12359999999918E-16</text:p>
          </table:table-cell>
          <table:table-cell table:formula="of:=POWER([$LAMMPS.C91]-[$EAMPA.C91];2)" office:value-type="float" office:value="2.01640000000114E-016" calcext:value-type="float">
            <text:p>2.01640000000114E-16</text:p>
          </table:table-cell>
          <table:table-cell table:number-columns-repeated="4"/>
        </table:table-row>
        <table:table-row table:style-name="ro1">
          <table:table-cell table:formula="of:=POWER([$LAMMPS.A92]-[$EAMPA.A92];2)" office:value-type="float" office:value="1.02010000000037E-016" calcext:value-type="float">
            <text:p>1.02010000000037E-16</text:p>
          </table:table-cell>
          <table:table-cell table:formula="of:=POWER([$LAMMPS.B92]-[$EAMPA.B92];2)" office:value-type="float" office:value="1.41376000000059E-015" calcext:value-type="float">
            <text:p>1.41376000000059E-15</text:p>
          </table:table-cell>
          <table:table-cell table:formula="of:=POWER([$LAMMPS.C92]-[$EAMPA.C92];2)" office:value-type="float" office:value="1.41376000000059E-015" calcext:value-type="float">
            <text:p>1.41376000000059E-15</text:p>
          </table:table-cell>
          <table:table-cell table:number-columns-repeated="4"/>
        </table:table-row>
        <table:table-row table:style-name="ro1">
          <table:table-cell table:formula="of:=POWER([$LAMMPS.A93]-[$EAMPA.A93];2)" office:value-type="float" office:value="1.60000000000268E-015" calcext:value-type="float">
            <text:p>1.60000000000268E-15</text:p>
          </table:table-cell>
          <table:table-cell table:formula="of:=POWER([$LAMMPS.B93]-[$EAMPA.B93];2)" office:value-type="float" office:value="1.52099999999716E-015" calcext:value-type="float">
            <text:p>1.52099999999716E-15</text:p>
          </table:table-cell>
          <table:table-cell table:formula="of:=POWER([$LAMMPS.C93]-[$EAMPA.C93];2)" office:value-type="float" office:value="1.52099999999716E-015" calcext:value-type="float">
            <text:p>1.52099999999716E-15</text:p>
          </table:table-cell>
          <table:table-cell table:number-columns-repeated="4"/>
        </table:table-row>
        <table:table-row table:style-name="ro1">
          <table:table-cell table:formula="of:=POWER([$LAMMPS.A94]-[$EAMPA.A94];2)" office:value-type="float" office:value="2.95839999999899E-016" calcext:value-type="float">
            <text:p>2.95839999999899E-16</text:p>
          </table:table-cell>
          <table:table-cell table:formula="of:=POWER([$LAMMPS.B94]-[$EAMPA.B94];2)" office:value-type="float" office:value="2.01640000000114E-016" calcext:value-type="float">
            <text:p>2.01640000000114E-16</text:p>
          </table:table-cell>
          <table:table-cell table:formula="of:=POWER([$LAMMPS.C94]-[$EAMPA.C94];2)" office:value-type="float" office:value="1.12359999999918E-016" calcext:value-type="float">
            <text:p>1.12359999999918E-16</text:p>
          </table:table-cell>
          <table:table-cell table:number-columns-repeated="4"/>
        </table:table-row>
        <table:table-row table:style-name="ro1">
          <table:table-cell table:formula="of:=POWER([$LAMMPS.A95]-[$EAMPA.A95];2)" office:value-type="float" office:value="1.44400000001251E-015" calcext:value-type="float">
            <text:p>1.44400000001251E-15</text:p>
          </table:table-cell>
          <table:table-cell table:formula="of:=POWER([$LAMMPS.B95]-[$EAMPA.B95];2)" office:value-type="float" office:value="7.28999999999538E-016" calcext:value-type="float">
            <text:p>7.28999999999538E-16</text:p>
          </table:table-cell>
          <table:table-cell table:formula="of:=POWER([$LAMMPS.C95]-[$EAMPA.C95];2)" office:value-type="float" office:value="1.84899999999762E-015" calcext:value-type="float">
            <text:p>1.84899999999762E-15</text:p>
          </table:table-cell>
          <table:table-cell table:number-columns-repeated="4"/>
        </table:table-row>
        <table:table-row table:style-name="ro1">
          <table:table-cell table:formula="of:=POWER([$LAMMPS.A96]-[$EAMPA.A96];2)" office:value-type="float" office:value="8.99999999995815E-018" calcext:value-type="float">
            <text:p>8.99999999995815E-18</text:p>
          </table:table-cell>
          <table:table-cell table:formula="of:=POWER([$LAMMPS.B96]-[$EAMPA.B96];2)" office:value-type="float" office:value="5.76000000002526E-016" calcext:value-type="float">
            <text:p>5.76000000002526E-16</text:p>
          </table:table-cell>
          <table:table-cell table:formula="of:=POWER([$LAMMPS.C96]-[$EAMPA.C96];2)" office:value-type="float" office:value="2.55999999999388E-016" calcext:value-type="float">
            <text:p>2.55999999999388E-16</text:p>
          </table:table-cell>
          <table:table-cell table:number-columns-repeated="4"/>
        </table:table-row>
        <table:table-row table:style-name="ro1">
          <table:table-cell table:formula="of:=POWER([$LAMMPS.A97]-[$EAMPA.A97];2)" office:value-type="float" office:value="2.52809999999816E-016" calcext:value-type="float">
            <text:p>2.52809999999816E-16</text:p>
          </table:table-cell>
          <table:table-cell table:formula="of:=POWER([$LAMMPS.B97]-[$EAMPA.B97];2)" office:value-type="float" office:value="3.2571586576E-030" calcext:value-type="float">
            <text:p>3.2571586576E-30</text:p>
          </table:table-cell>
          <table:table-cell table:formula="of:=POWER([$LAMMPS.C97]-[$EAMPA.C97];2)" office:value-type="float" office:value="2.9614279744E-030" calcext:value-type="float">
            <text:p>2.9614279744E-30</text:p>
          </table:table-cell>
          <table:table-cell table:number-columns-repeated="4"/>
        </table:table-row>
        <table:table-row table:style-name="ro1">
          <table:table-cell table:formula="of:=POWER([$LAMMPS.A98]-[$EAMPA.A98];2)" office:value-type="float" office:value="2.40100000000123E-015" calcext:value-type="float">
            <text:p>2.40100000000123E-15</text:p>
          </table:table-cell>
          <table:table-cell table:formula="of:=POWER([$LAMMPS.B98]-[$EAMPA.B98];2)" office:value-type="float" office:value="2.24999999998954E-016" calcext:value-type="float">
            <text:p>2.24999999998954E-16</text:p>
          </table:table-cell>
          <table:table-cell table:formula="of:=POWER([$LAMMPS.C98]-[$EAMPA.C98];2)" office:value-type="float" office:value="6.2918698896E-030" calcext:value-type="float">
            <text:p>6.2918698896E-30</text:p>
          </table:table-cell>
          <table:table-cell table:number-columns-repeated="4"/>
        </table:table-row>
        <table:table-row table:style-name="ro1">
          <table:table-cell table:formula="of:=POWER([$LAMMPS.A99]-[$EAMPA.A99];2)" office:value-type="float" office:value="2.45025000000001E-015" calcext:value-type="float">
            <text:p>2.45025000000001E-15</text:p>
          </table:table-cell>
          <table:table-cell table:formula="of:=POWER([$LAMMPS.B99]-[$EAMPA.B99];2)" office:value-type="float" office:value="2.75029056E-030" calcext:value-type="float">
            <text:p>2.75029056E-30</text:p>
          </table:table-cell>
          <table:table-cell table:formula="of:=POWER([$LAMMPS.C99]-[$EAMPA.C99];2)" office:value-type="float" office:value="1.29599999999837E-017" calcext:value-type="float">
            <text:p>1.29599999999837E-17</text:p>
          </table:table-cell>
          <table:table-cell table:number-columns-repeated="4"/>
        </table:table-row>
        <table:table-row table:style-name="ro1">
          <table:table-cell table:formula="of:=POWER([$LAMMPS.A100]-[$EAMPA.A100];2)" office:value-type="float" office:value="8.99999999995815E-018" calcext:value-type="float">
            <text:p>8.99999999995815E-18</text:p>
          </table:table-cell>
          <table:table-cell table:formula="of:=POWER([$LAMMPS.B100]-[$EAMPA.B100];2)" office:value-type="float" office:value="5.76000000002526E-016" calcext:value-type="float">
            <text:p>5.76000000002526E-16</text:p>
          </table:table-cell>
          <table:table-cell table:formula="of:=POWER([$LAMMPS.C100]-[$EAMPA.C100];2)" office:value-type="float" office:value="2.55999999999388E-016" calcext:value-type="float">
            <text:p>2.55999999999388E-16</text:p>
          </table:table-cell>
          <table:table-cell table:number-columns-repeated="4"/>
        </table:table-row>
        <table:table-row table:style-name="ro1">
          <table:table-cell table:formula="of:=POWER([$LAMMPS.A101]-[$EAMPA.A101];2)" office:value-type="float" office:value="1.56250000000008E-016" calcext:value-type="float">
            <text:p>1.56250000000008E-16</text:p>
          </table:table-cell>
          <table:table-cell table:formula="of:=POWER([$LAMMPS.B101]-[$EAMPA.B101];2)" office:value-type="float" office:value="3.08248249E-030" calcext:value-type="float">
            <text:p>3.08248249E-30</text:p>
          </table:table-cell>
          <table:table-cell table:formula="of:=POWER([$LAMMPS.C101]-[$EAMPA.C101];2)" office:value-type="float" office:value="8.40999999995828E-018" calcext:value-type="float">
            <text:p>8.40999999995828E-18</text:p>
          </table:table-cell>
          <table:table-cell table:number-columns-repeated="4"/>
        </table:table-row>
        <table:table-row table:style-name="ro1">
          <table:table-cell table:formula="of:=POWER([$LAMMPS.A102]-[$EAMPA.A102];2)" office:value-type="float" office:value="2.95839999999899E-016" calcext:value-type="float">
            <text:p>2.95839999999899E-16</text:p>
          </table:table-cell>
          <table:table-cell table:formula="of:=POWER([$LAMMPS.B102]-[$EAMPA.B102];2)" office:value-type="float" office:value="2.01640000000114E-016" calcext:value-type="float">
            <text:p>2.01640000000114E-16</text:p>
          </table:table-cell>
          <table:table-cell table:formula="of:=POWER([$LAMMPS.C102]-[$EAMPA.C102];2)" office:value-type="float" office:value="1.12359999999918E-016" calcext:value-type="float">
            <text:p>1.12359999999918E-16</text:p>
          </table:table-cell>
          <table:table-cell table:number-columns-repeated="4"/>
        </table:table-row>
        <table:table-row table:style-name="ro1">
          <table:table-cell table:formula="of:=POWER([$LAMMPS.A103]-[$EAMPA.A103];2)" office:value-type="float" office:value="5.6516028361E-030" calcext:value-type="float">
            <text:p>5.6516028361E-30</text:p>
          </table:table-cell>
          <table:table-cell table:formula="of:=POWER([$LAMMPS.B103]-[$EAMPA.B103];2)" office:value-type="float" office:value="5.8010167609E-030" calcext:value-type="float">
            <text:p>5.8010167609E-30</text:p>
          </table:table-cell>
          <table:table-cell table:formula="of:=POWER([$LAMMPS.C103]-[$EAMPA.C103];2)" office:value-type="float" office:value="6.1551129025E-030" calcext:value-type="float">
            <text:p>6.1551129025E-30</text:p>
          </table:table-cell>
          <table:table-cell table:number-columns-repeated="4"/>
        </table:table-row>
        <table:table-row table:style-name="ro1">
          <table:table-cell table:formula="of:=POWER([$LAMMPS.A104]-[$EAMPA.A104];2)" office:value-type="float" office:value="1.02010000000037E-016" calcext:value-type="float">
            <text:p>1.02010000000037E-16</text:p>
          </table:table-cell>
          <table:table-cell table:formula="of:=POWER([$LAMMPS.B104]-[$EAMPA.B104];2)" office:value-type="float" office:value="1.41376000000059E-015" calcext:value-type="float">
            <text:p>1.41376000000059E-15</text:p>
          </table:table-cell>
          <table:table-cell table:formula="of:=POWER([$LAMMPS.C104]-[$EAMPA.C104];2)" office:value-type="float" office:value="1.41376000000059E-015" calcext:value-type="float">
            <text:p>1.41376000000059E-15</text:p>
          </table:table-cell>
          <table:table-cell table:number-columns-repeated="4"/>
        </table:table-row>
        <table:table-row table:style-name="ro1">
          <table:table-cell table:formula="of:=POWER([$LAMMPS.A105]-[$EAMPA.A105];2)" office:value-type="float" office:value="3.4519782025E-030" calcext:value-type="float">
            <text:p>3.4519782025E-30</text:p>
          </table:table-cell>
          <table:table-cell table:formula="of:=POWER([$LAMMPS.B105]-[$EAMPA.B105];2)" office:value-type="float" office:value="4.6343756176E-030" calcext:value-type="float">
            <text:p>4.6343756176E-30</text:p>
          </table:table-cell>
          <table:table-cell table:formula="of:=POWER([$LAMMPS.C105]-[$EAMPA.C105];2)" office:value-type="float" office:value="5.4041835961E-030" calcext:value-type="float">
            <text:p>5.4041835961E-30</text:p>
          </table:table-cell>
          <table:table-cell table:number-columns-repeated="4"/>
        </table:table-row>
        <table:table-row table:style-name="ro1">
          <table:table-cell table:formula="of:=POWER([$LAMMPS.A106]-[$EAMPA.A106];2)" office:value-type="float" office:value="5.9657574001E-030" calcext:value-type="float">
            <text:p>5.9657574001E-30</text:p>
          </table:table-cell>
          <table:table-cell table:formula="of:=POWER([$LAMMPS.B106]-[$EAMPA.B106];2)" office:value-type="float" office:value="1.0833270889E-034" calcext:value-type="float">
            <text:p>1.0833270889E-34</text:p>
          </table:table-cell>
          <table:table-cell table:formula="of:=POWER([$LAMMPS.C106]-[$EAMPA.C106];2)" office:value-type="float" office:value="7.1367519609E-030" calcext:value-type="float">
            <text:p>7.1367519609E-30</text:p>
          </table:table-cell>
          <table:table-cell table:number-columns-repeated="4"/>
        </table:table-row>
        <table:table-row table:style-name="ro1">
          <table:table-cell table:formula="of:=POWER([$LAMMPS.A107]-[$EAMPA.A107];2)" office:value-type="float" office:value="5.8477396041E-030" calcext:value-type="float">
            <text:p>5.8477396041E-30</text:p>
          </table:table-cell>
          <table:table-cell table:formula="of:=POWER([$LAMMPS.B107]-[$EAMPA.B107];2)" office:value-type="float" office:value="6.4849169025E-030" calcext:value-type="float">
            <text:p>6.4849169025E-30</text:p>
          </table:table-cell>
          <table:table-cell table:formula="of:=POWER([$LAMMPS.C107]-[$EAMPA.C107];2)" office:value-type="float" office:value="6.62317641241E-035" calcext:value-type="float">
            <text:p>6.62317641241E-35</text:p>
          </table:table-cell>
          <table:table-cell table:number-columns-repeated="4"/>
        </table:table-row>
        <table:table-row table:style-name="ro1">
          <table:table-cell table:formula="of:=POWER([$LAMMPS.A108]-[$EAMPA.A108];2)" office:value-type="float" office:value="1.02010000000037E-016" calcext:value-type="float">
            <text:p>1.02010000000037E-16</text:p>
          </table:table-cell>
          <table:table-cell table:formula="of:=POWER([$LAMMPS.B108]-[$EAMPA.B108];2)" office:value-type="float" office:value="1.41376000000059E-015" calcext:value-type="float">
            <text:p>1.41376000000059E-15</text:p>
          </table:table-cell>
          <table:table-cell table:formula="of:=POWER([$LAMMPS.C108]-[$EAMPA.C108];2)" office:value-type="float" office:value="1.41376000000059E-015" calcext:value-type="float">
            <text:p>1.41376000000059E-15</text:p>
          </table:table-cell>
          <table:table-cell table:number-columns-repeated="4"/>
        </table:table-row>
        <table:table-row table:style-name="ro1">
          <table:table-cell table:formula="of:=POWER([$LAMMPS.A109]-[$EAMPA.A109];2)" office:value-type="float" office:value="1.56250000000008E-016" calcext:value-type="float">
            <text:p>1.56250000000008E-16</text:p>
          </table:table-cell>
          <table:table-cell table:formula="of:=POWER([$LAMMPS.B109]-[$EAMPA.B109];2)" office:value-type="float" office:value="3.6674931049E-030" calcext:value-type="float">
            <text:p>3.6674931049E-30</text:p>
          </table:table-cell>
          <table:table-cell table:formula="of:=POWER([$LAMMPS.C109]-[$EAMPA.C109];2)" office:value-type="float" office:value="8.40999999995828E-018" calcext:value-type="float">
            <text:p>8.40999999995828E-18</text:p>
          </table:table-cell>
          <table:table-cell table:number-columns-repeated="4"/>
        </table:table-row>
        <table:table-row table:style-name="ro1">
          <table:table-cell table:formula="of:=POWER([$LAMMPS.A110]-[$EAMPA.A110];2)" office:value-type="float" office:value="2.95839999999899E-016" calcext:value-type="float">
            <text:p>2.95839999999899E-16</text:p>
          </table:table-cell>
          <table:table-cell table:formula="of:=POWER([$LAMMPS.B110]-[$EAMPA.B110];2)" office:value-type="float" office:value="2.01640000000114E-016" calcext:value-type="float">
            <text:p>2.01640000000114E-16</text:p>
          </table:table-cell>
          <table:table-cell table:formula="of:=POWER([$LAMMPS.C110]-[$EAMPA.C110];2)" office:value-type="float" office:value="1.12359999999918E-016" calcext:value-type="float">
            <text:p>1.12359999999918E-16</text:p>
          </table:table-cell>
          <table:table-cell table:number-columns-repeated="4"/>
        </table:table-row>
        <table:table-row table:style-name="ro1">
          <table:table-cell table:formula="of:=POWER([$LAMMPS.A111]-[$EAMPA.A111];2)" office:value-type="float" office:value="2.45025000000001E-015" calcext:value-type="float">
            <text:p>2.45025000000001E-15</text:p>
          </table:table-cell>
          <table:table-cell table:formula="of:=POWER([$LAMMPS.B111]-[$EAMPA.B111];2)" office:value-type="float" office:value="4.7472130161E-030" calcext:value-type="float">
            <text:p>4.7472130161E-30</text:p>
          </table:table-cell>
          <table:table-cell table:formula="of:=POWER([$LAMMPS.C111]-[$EAMPA.C111];2)" office:value-type="float" office:value="1.29599999999837E-017" calcext:value-type="float">
            <text:p>1.29599999999837E-17</text:p>
          </table:table-cell>
          <table:table-cell table:number-columns-repeated="4"/>
        </table:table-row>
        <table:table-row table:style-name="ro1">
          <table:table-cell table:formula="of:=POWER([$LAMMPS.A112]-[$EAMPA.A112];2)" office:value-type="float" office:value="8.99999999995815E-018" calcext:value-type="float">
            <text:p>8.99999999995815E-18</text:p>
          </table:table-cell>
          <table:table-cell table:formula="of:=POWER([$LAMMPS.B112]-[$EAMPA.B112];2)" office:value-type="float" office:value="5.76000000002526E-016" calcext:value-type="float">
            <text:p>5.76000000002526E-16</text:p>
          </table:table-cell>
          <table:table-cell table:formula="of:=POWER([$LAMMPS.C112]-[$EAMPA.C112];2)" office:value-type="float" office:value="2.55999999999388E-016" calcext:value-type="float">
            <text:p>2.55999999999388E-16</text:p>
          </table:table-cell>
          <table:table-cell table:number-columns-repeated="4"/>
        </table:table-row>
        <table:table-row table:style-name="ro1">
          <table:table-cell table:formula="of:=POWER([$LAMMPS.A113]-[$EAMPA.A113];2)" office:value-type="float" office:value="0" calcext:value-type="float">
            <text:p>0</text:p>
          </table:table-cell>
          <table:table-cell table:formula="of:=POWER([$LAMMPS.B113]-[$EAMPA.B113];2)" office:value-type="float" office:value="0" calcext:value-type="float">
            <text:p>0</text:p>
          </table:table-cell>
          <table:table-cell table:formula="of:=POWER([$LAMMPS.C113]-[$EAMPA.C113];2)" office:value-type="float" office:value="2.3941682361E-030" calcext:value-type="float">
            <text:p>2.3941682361E-30</text:p>
          </table:table-cell>
          <table:table-cell table:number-columns-repeated="4"/>
        </table:table-row>
        <table:table-row table:style-name="ro1">
          <table:table-cell table:formula="of:=POWER([$LAMMPS.A114]-[$EAMPA.A114];2)" office:value-type="float" office:value="0" calcext:value-type="float">
            <text:p>0</text:p>
          </table:table-cell>
          <table:table-cell table:formula="of:=POWER([$LAMMPS.B114]-[$EAMPA.B114];2)" office:value-type="float" office:value="1.60000000005038E-015" calcext:value-type="float">
            <text:p>1.60000000005038E-15</text:p>
          </table:table-cell>
          <table:table-cell table:formula="of:=POWER([$LAMMPS.C114]-[$EAMPA.C114];2)" office:value-type="float" office:value="3.1308471364E-030" calcext:value-type="float">
            <text:p>3.1308471364E-30</text:p>
          </table:table-cell>
          <table:table-cell table:number-columns-repeated="4"/>
        </table:table-row>
        <table:table-row table:style-name="ro1">
          <table:table-cell table:formula="of:=POWER([$LAMMPS.A115]-[$EAMPA.A115];2)" office:value-type="float" office:value="1.44400000001251E-015" calcext:value-type="float">
            <text:p>1.44400000001251E-15</text:p>
          </table:table-cell>
          <table:table-cell table:formula="of:=POWER([$LAMMPS.B115]-[$EAMPA.B115];2)" office:value-type="float" office:value="7.28999999999538E-016" calcext:value-type="float">
            <text:p>7.28999999999538E-16</text:p>
          </table:table-cell>
          <table:table-cell table:formula="of:=POWER([$LAMMPS.C115]-[$EAMPA.C115];2)" office:value-type="float" office:value="1.84899999999762E-015" calcext:value-type="float">
            <text:p>1.84899999999762E-15</text:p>
          </table:table-cell>
          <table:table-cell table:number-columns-repeated="4"/>
        </table:table-row>
        <table:table-row table:style-name="ro1">
          <table:table-cell table:formula="of:=POWER([$LAMMPS.A116]-[$EAMPA.A116];2)" office:value-type="float" office:value="9.99999999988122E-015" calcext:value-type="float">
            <text:p>9.99999999988122E-15</text:p>
          </table:table-cell>
          <table:table-cell table:formula="of:=POWER([$LAMMPS.B116]-[$EAMPA.B116];2)" office:value-type="float" office:value="0" calcext:value-type="float">
            <text:p>0</text:p>
          </table:table-cell>
          <table:table-cell table:formula="of:=POWER([$LAMMPS.C116]-[$EAMPA.C11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17]-[$EAMPA.A117];2)" office:value-type="float" office:value="1.60000000000268E-015" calcext:value-type="float">
            <text:p>1.60000000000268E-15</text:p>
          </table:table-cell>
          <table:table-cell table:formula="of:=POWER([$LAMMPS.B117]-[$EAMPA.B117];2)" office:value-type="float" office:value="1.52099999999716E-015" calcext:value-type="float">
            <text:p>1.52099999999716E-15</text:p>
          </table:table-cell>
          <table:table-cell table:formula="of:=POWER([$LAMMPS.C117]-[$EAMPA.C117];2)" office:value-type="float" office:value="1.52099999999716E-015" calcext:value-type="float">
            <text:p>1.52099999999716E-15</text:p>
          </table:table-cell>
          <table:table-cell table:number-columns-repeated="4"/>
        </table:table-row>
        <table:table-row table:style-name="ro1">
          <table:table-cell table:formula="of:=POWER([$LAMMPS.A118]-[$EAMPA.A118];2)" office:value-type="float" office:value="1.44400000001251E-015" calcext:value-type="float">
            <text:p>1.44400000001251E-15</text:p>
          </table:table-cell>
          <table:table-cell table:formula="of:=POWER([$LAMMPS.B118]-[$EAMPA.B118];2)" office:value-type="float" office:value="1.84899999999762E-015" calcext:value-type="float">
            <text:p>1.84899999999762E-15</text:p>
          </table:table-cell>
          <table:table-cell table:formula="of:=POWER([$LAMMPS.C118]-[$EAMPA.C118];2)" office:value-type="float" office:value="7.28999999999538E-016" calcext:value-type="float">
            <text:p>7.28999999999538E-16</text:p>
          </table:table-cell>
          <table:table-cell table:number-columns-repeated="4"/>
        </table:table-row>
        <table:table-row table:style-name="ro1">
          <table:table-cell table:formula="of:=POWER([$LAMMPS.A119]-[$EAMPA.A119];2)" office:value-type="float" office:value="2.95839999999899E-016" calcext:value-type="float">
            <text:p>2.95839999999899E-16</text:p>
          </table:table-cell>
          <table:table-cell table:formula="of:=POWER([$LAMMPS.B119]-[$EAMPA.B119];2)" office:value-type="float" office:value="1.12359999999918E-016" calcext:value-type="float">
            <text:p>1.12359999999918E-16</text:p>
          </table:table-cell>
          <table:table-cell table:formula="of:=POWER([$LAMMPS.C119]-[$EAMPA.C119];2)" office:value-type="float" office:value="2.01640000000114E-016" calcext:value-type="float">
            <text:p>2.01640000000114E-16</text:p>
          </table:table-cell>
          <table:table-cell table:number-columns-repeated="4"/>
        </table:table-row>
        <table:table-row table:style-name="ro1">
          <table:table-cell table:formula="of:=POWER([$LAMMPS.A120]-[$EAMPA.A120];2)" office:value-type="float" office:value="8.99999999995815E-018" calcext:value-type="float">
            <text:p>8.99999999995815E-18</text:p>
          </table:table-cell>
          <table:table-cell table:formula="of:=POWER([$LAMMPS.B120]-[$EAMPA.B120];2)" office:value-type="float" office:value="2.55999999999388E-016" calcext:value-type="float">
            <text:p>2.55999999999388E-16</text:p>
          </table:table-cell>
          <table:table-cell table:formula="of:=POWER([$LAMMPS.C120]-[$EAMPA.C120];2)" office:value-type="float" office:value="5.76000000002526E-016" calcext:value-type="float">
            <text:p>5.76000000002526E-16</text:p>
          </table:table-cell>
          <table:table-cell table:number-columns-repeated="4"/>
        </table:table-row>
        <table:table-row table:style-name="ro1">
          <table:table-cell table:formula="of:=POWER([$LAMMPS.A121]-[$EAMPA.A121];2)" office:value-type="float" office:value="1.56250000000008E-016" calcext:value-type="float">
            <text:p>1.56250000000008E-16</text:p>
          </table:table-cell>
          <table:table-cell table:formula="of:=POWER([$LAMMPS.B121]-[$EAMPA.B121];2)" office:value-type="float" office:value="8.40999999995828E-018" calcext:value-type="float">
            <text:p>8.40999999995828E-18</text:p>
          </table:table-cell>
          <table:table-cell table:formula="of:=POWER([$LAMMPS.C121]-[$EAMPA.C121];2)" office:value-type="float" office:value="3.6942762025E-030" calcext:value-type="float">
            <text:p>3.6942762025E-30</text:p>
          </table:table-cell>
          <table:table-cell table:number-columns-repeated="4"/>
        </table:table-row>
        <table:table-row table:style-name="ro1">
          <table:table-cell table:formula="of:=POWER([$LAMMPS.A122]-[$EAMPA.A122];2)" office:value-type="float" office:value="2.45025000000001E-015" calcext:value-type="float">
            <text:p>2.45025000000001E-15</text:p>
          </table:table-cell>
          <table:table-cell table:formula="of:=POWER([$LAMMPS.B122]-[$EAMPA.B122];2)" office:value-type="float" office:value="1.29599999999837E-017" calcext:value-type="float">
            <text:p>1.29599999999837E-17</text:p>
          </table:table-cell>
          <table:table-cell table:formula="of:=POWER([$LAMMPS.C122]-[$EAMPA.C122];2)" office:value-type="float" office:value="4.7472130161E-030" calcext:value-type="float">
            <text:p>4.7472130161E-30</text:p>
          </table:table-cell>
          <table:table-cell table:number-columns-repeated="4"/>
        </table:table-row>
        <table:table-row table:style-name="ro1">
          <table:table-cell table:formula="of:=POWER([$LAMMPS.A123]-[$EAMPA.A123];2)" office:value-type="float" office:value="2.95839999999899E-016" calcext:value-type="float">
            <text:p>2.95839999999899E-16</text:p>
          </table:table-cell>
          <table:table-cell table:formula="of:=POWER([$LAMMPS.B123]-[$EAMPA.B123];2)" office:value-type="float" office:value="1.12359999999918E-016" calcext:value-type="float">
            <text:p>1.12359999999918E-16</text:p>
          </table:table-cell>
          <table:table-cell table:formula="of:=POWER([$LAMMPS.C123]-[$EAMPA.C123];2)" office:value-type="float" office:value="2.01640000000114E-016" calcext:value-type="float">
            <text:p>2.01640000000114E-16</text:p>
          </table:table-cell>
          <table:table-cell table:number-columns-repeated="4"/>
        </table:table-row>
        <table:table-row table:style-name="ro1">
          <table:table-cell table:formula="of:=POWER([$LAMMPS.A124]-[$EAMPA.A124];2)" office:value-type="float" office:value="8.99999999995815E-018" calcext:value-type="float">
            <text:p>8.99999999995815E-18</text:p>
          </table:table-cell>
          <table:table-cell table:formula="of:=POWER([$LAMMPS.B124]-[$EAMPA.B124];2)" office:value-type="float" office:value="2.55999999999388E-016" calcext:value-type="float">
            <text:p>2.55999999999388E-16</text:p>
          </table:table-cell>
          <table:table-cell table:formula="of:=POWER([$LAMMPS.C124]-[$EAMPA.C124];2)" office:value-type="float" office:value="5.76000000002526E-016" calcext:value-type="float">
            <text:p>5.76000000002526E-16</text:p>
          </table:table-cell>
          <table:table-cell table:number-columns-repeated="4"/>
        </table:table-row>
        <table:table-row table:style-name="ro1">
          <table:table-cell table:formula="of:=POWER([$LAMMPS.A125]-[$EAMPA.A125];2)" office:value-type="float" office:value="1.60000000000268E-015" calcext:value-type="float">
            <text:p>1.60000000000268E-15</text:p>
          </table:table-cell>
          <table:table-cell table:formula="of:=POWER([$LAMMPS.B125]-[$EAMPA.B125];2)" office:value-type="float" office:value="1.52099999999716E-015" calcext:value-type="float">
            <text:p>1.52099999999716E-15</text:p>
          </table:table-cell>
          <table:table-cell table:formula="of:=POWER([$LAMMPS.C125]-[$EAMPA.C125];2)" office:value-type="float" office:value="1.52099999999716E-015" calcext:value-type="float">
            <text:p>1.52099999999716E-15</text:p>
          </table:table-cell>
          <table:table-cell table:number-columns-repeated="4"/>
        </table:table-row>
        <table:table-row table:style-name="ro1">
          <table:table-cell table:formula="of:=POWER([$LAMMPS.A126]-[$EAMPA.A126];2)" office:value-type="float" office:value="1.44400000001251E-015" calcext:value-type="float">
            <text:p>1.44400000001251E-15</text:p>
          </table:table-cell>
          <table:table-cell table:formula="of:=POWER([$LAMMPS.B126]-[$EAMPA.B126];2)" office:value-type="float" office:value="1.84899999999762E-015" calcext:value-type="float">
            <text:p>1.84899999999762E-15</text:p>
          </table:table-cell>
          <table:table-cell table:formula="of:=POWER([$LAMMPS.C126]-[$EAMPA.C126];2)" office:value-type="float" office:value="7.28999999999538E-016" calcext:value-type="float">
            <text:p>7.28999999999538E-16</text:p>
          </table:table-cell>
          <table:table-cell table:number-columns-repeated="4"/>
        </table:table-row>
        <table:table-row table:style-name="ro1">
          <table:table-cell table:formula="of:=POWER([$LAMMPS.A127]-[$EAMPA.A127];2)" office:value-type="float" office:value="1.44400000001251E-015" calcext:value-type="float">
            <text:p>1.44400000001251E-15</text:p>
          </table:table-cell>
          <table:table-cell table:formula="of:=POWER([$LAMMPS.B127]-[$EAMPA.B127];2)" office:value-type="float" office:value="7.28999999999538E-016" calcext:value-type="float">
            <text:p>7.28999999999538E-16</text:p>
          </table:table-cell>
          <table:table-cell table:formula="of:=POWER([$LAMMPS.C127]-[$EAMPA.C127];2)" office:value-type="float" office:value="1.84899999999762E-015" calcext:value-type="float">
            <text:p>1.84899999999762E-15</text:p>
          </table:table-cell>
          <table:table-cell table:number-columns-repeated="4"/>
        </table:table-row>
        <table:table-row table:style-name="ro1">
          <table:table-cell table:formula="of:=POWER([$LAMMPS.A128]-[$EAMPA.A128];2)" office:value-type="float" office:value="9.99999999988122E-015" calcext:value-type="float">
            <text:p>9.99999999988122E-15</text:p>
          </table:table-cell>
          <table:table-cell table:formula="of:=POWER([$LAMMPS.B128]-[$EAMPA.B128];2)" office:value-type="float" office:value="0" calcext:value-type="float">
            <text:p>0</text:p>
          </table:table-cell>
          <table:table-cell table:formula="of:=POWER([$LAMMPS.C128]-[$EAMPA.C128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29]-[$EAMPA.A129];2)" office:value-type="float" office:value="1.59999999999834E-015" calcext:value-type="float">
            <text:p>1.59999999999834E-15</text:p>
          </table:table-cell>
          <table:table-cell table:formula="of:=POWER([$LAMMPS.B129]-[$EAMPA.B129];2)" office:value-type="float" office:value="2.7273201316E-030" calcext:value-type="float">
            <text:p>2.7273201316E-30</text:p>
          </table:table-cell>
          <table:table-cell table:formula="of:=POWER([$LAMMPS.C129]-[$EAMPA.C129];2)" office:value-type="float" office:value="2.4810345169E-030" calcext:value-type="float">
            <text:p>2.4810345169E-30</text:p>
          </table:table-cell>
          <table:table-cell table:number-columns-repeated="4"/>
        </table:table-row>
        <table:table-row table:style-name="ro1">
          <table:table-cell table:formula="of:=POWER([$LAMMPS.A130]-[$EAMPA.A130];2)" office:value-type="float" office:value="8.9999999998931E-016" calcext:value-type="float">
            <text:p>8.9999999998931E-16</text:p>
          </table:table-cell>
          <table:table-cell table:formula="of:=POWER([$LAMMPS.B130]-[$EAMPA.B130];2)" office:value-type="float" office:value="7.83999999997367E-016" calcext:value-type="float">
            <text:p>7.83999999997367E-16</text:p>
          </table:table-cell>
          <table:table-cell table:formula="of:=POWER([$LAMMPS.C130]-[$EAMPA.C130];2)" office:value-type="float" office:value="1.8437566225E-030" calcext:value-type="float">
            <text:p>1.8437566225E-30</text:p>
          </table:table-cell>
          <table:table-cell table:number-columns-repeated="4"/>
        </table:table-row>
        <table:table-row table:style-name="ro1">
          <table:table-cell table:formula="of:=POWER([$LAMMPS.A131]-[$EAMPA.A131];2)" office:value-type="float" office:value="8.9999999998931E-016" calcext:value-type="float">
            <text:p>8.9999999998931E-16</text:p>
          </table:table-cell>
          <table:table-cell table:formula="of:=POWER([$LAMMPS.B131]-[$EAMPA.B131];2)" office:value-type="float" office:value="1.66023225E-030" calcext:value-type="float">
            <text:p>1.66023225E-30</text:p>
          </table:table-cell>
          <table:table-cell table:formula="of:=POWER([$LAMMPS.C131]-[$EAMPA.C131];2)" office:value-type="float" office:value="7.83999999997367E-016" calcext:value-type="float">
            <text:p>7.83999999997367E-16</text:p>
          </table:table-cell>
          <table:table-cell table:number-columns-repeated="4"/>
        </table:table-row>
        <table:table-row table:style-name="ro1">
          <table:table-cell table:formula="of:=POWER([$LAMMPS.A132]-[$EAMPA.A132];2)" office:value-type="float" office:value="1.59999999999834E-015" calcext:value-type="float">
            <text:p>1.59999999999834E-15</text:p>
          </table:table-cell>
          <table:table-cell table:formula="of:=POWER([$LAMMPS.B132]-[$EAMPA.B132];2)" office:value-type="float" office:value="7.83999999998885E-016" calcext:value-type="float">
            <text:p>7.83999999998885E-16</text:p>
          </table:table-cell>
          <table:table-cell table:formula="of:=POWER([$LAMMPS.C132]-[$EAMPA.C132];2)" office:value-type="float" office:value="7.83999999998885E-016" calcext:value-type="float">
            <text:p>7.83999999998885E-16</text:p>
          </table:table-cell>
          <table:table-cell table:number-columns-repeated="4"/>
        </table:table-row>
        <table:table-row table:style-name="ro1">
          <table:table-cell table:formula="of:=POWER([$LAMMPS.A133]-[$EAMPA.A133];2)" office:value-type="float" office:value="1.76400000000091E-015" calcext:value-type="float">
            <text:p>1.76400000000091E-15</text:p>
          </table:table-cell>
          <table:table-cell table:formula="of:=POWER([$LAMMPS.B133]-[$EAMPA.B133];2)" office:value-type="float" office:value="2.5029454849E-030" calcext:value-type="float">
            <text:p>2.5029454849E-30</text:p>
          </table:table-cell>
          <table:table-cell table:formula="of:=POWER([$LAMMPS.C133]-[$EAMPA.C133];2)" office:value-type="float" office:value="4.83999999998545E-016" calcext:value-type="float">
            <text:p>4.83999999998545E-16</text:p>
          </table:table-cell>
          <table:table-cell table:number-columns-repeated="4"/>
        </table:table-row>
        <table:table-row table:style-name="ro1">
          <table:table-cell table:formula="of:=POWER([$LAMMPS.A134]-[$EAMPA.A134];2)" office:value-type="float" office:value="1.44399999999603E-015" calcext:value-type="float">
            <text:p>1.44399999999603E-15</text:p>
          </table:table-cell>
          <table:table-cell table:formula="of:=POWER([$LAMMPS.B134]-[$EAMPA.B134];2)" office:value-type="float" office:value="2.02500000000034E-015" calcext:value-type="float">
            <text:p>2.02500000000034E-15</text:p>
          </table:table-cell>
          <table:table-cell table:formula="of:=POWER([$LAMMPS.C134]-[$EAMPA.C134];2)" office:value-type="float" office:value="1.00000000003149E-018" calcext:value-type="float">
            <text:p>1.00000000003149E-18</text:p>
          </table:table-cell>
          <table:table-cell table:number-columns-repeated="4"/>
        </table:table-row>
        <table:table-row table:style-name="ro1">
          <table:table-cell table:formula="of:=POWER([$LAMMPS.A135]-[$EAMPA.A135];2)" office:value-type="float" office:value="1.76400000000091E-015" calcext:value-type="float">
            <text:p>1.76400000000091E-15</text:p>
          </table:table-cell>
          <table:table-cell table:formula="of:=POWER([$LAMMPS.B135]-[$EAMPA.B135];2)" office:value-type="float" office:value="6.1111795264E-030" calcext:value-type="float">
            <text:p>6.1111795264E-30</text:p>
          </table:table-cell>
          <table:table-cell table:formula="of:=POWER([$LAMMPS.C135]-[$EAMPA.C135];2)" office:value-type="float" office:value="8.10000000005992E-017" calcext:value-type="float">
            <text:p>8.10000000005992E-17</text:p>
          </table:table-cell>
          <table:table-cell table:number-columns-repeated="4"/>
        </table:table-row>
        <table:table-row table:style-name="ro1">
          <table:table-cell table:formula="of:=POWER([$LAMMPS.A136]-[$EAMPA.A136];2)" office:value-type="float" office:value="1.84900000000112E-015" calcext:value-type="float">
            <text:p>1.84900000000112E-15</text:p>
          </table:table-cell>
          <table:table-cell table:formula="of:=POWER([$LAMMPS.B136]-[$EAMPA.B136];2)" office:value-type="float" office:value="5.32501776000001E-016" calcext:value-type="float">
            <text:p>5.32501776000001E-16</text:p>
          </table:table-cell>
          <table:table-cell table:formula="of:=POWER([$LAMMPS.C136]-[$EAMPA.C136];2)" office:value-type="float" office:value="2.02500000000278E-017" calcext:value-type="float">
            <text:p>2.02500000000278E-17</text:p>
          </table:table-cell>
          <table:table-cell table:number-columns-repeated="4"/>
        </table:table-row>
        <table:table-row table:style-name="ro1">
          <table:table-cell table:formula="of:=POWER([$LAMMPS.A137]-[$EAMPA.A137];2)" office:value-type="float" office:value="1.56249999999838E-016" calcext:value-type="float">
            <text:p>1.56249999999838E-16</text:p>
          </table:table-cell>
          <table:table-cell table:formula="of:=POWER([$LAMMPS.B137]-[$EAMPA.B137];2)" office:value-type="float" office:value="3.6677229169E-030" calcext:value-type="float">
            <text:p>3.6677229169E-30</text:p>
          </table:table-cell>
          <table:table-cell table:formula="of:=POWER([$LAMMPS.C137]-[$EAMPA.C137];2)" office:value-type="float" office:value="4.3333499889E-030" calcext:value-type="float">
            <text:p>4.3333499889E-30</text:p>
          </table:table-cell>
          <table:table-cell table:number-columns-repeated="4"/>
        </table:table-row>
        <table:table-row table:style-name="ro1">
          <table:table-cell table:formula="of:=POWER([$LAMMPS.A138]-[$EAMPA.A138];2)" office:value-type="float" office:value="2.78889999999639E-016" calcext:value-type="float">
            <text:p>2.78889999999639E-16</text:p>
          </table:table-cell>
          <table:table-cell table:formula="of:=POWER([$LAMMPS.B138]-[$EAMPA.B138];2)" office:value-type="float" office:value="1.75561000000032E-015" calcext:value-type="float">
            <text:p>1.75561000000032E-15</text:p>
          </table:table-cell>
          <table:table-cell table:formula="of:=POWER([$LAMMPS.C138]-[$EAMPA.C138];2)" office:value-type="float" office:value="3.1616040481E-030" calcext:value-type="float">
            <text:p>3.1616040481E-30</text:p>
          </table:table-cell>
          <table:table-cell table:number-columns-repeated="4"/>
        </table:table-row>
        <table:table-row table:style-name="ro1">
          <table:table-cell table:formula="of:=POWER([$LAMMPS.A139]-[$EAMPA.A139];2)" office:value-type="float" office:value="1.76400000000091E-015" calcext:value-type="float">
            <text:p>1.76400000000091E-15</text:p>
          </table:table-cell>
          <table:table-cell table:formula="of:=POWER([$LAMMPS.B139]-[$EAMPA.B139];2)" office:value-type="float" office:value="7.4839997761E-030" calcext:value-type="float">
            <text:p>7.4839997761E-30</text:p>
          </table:table-cell>
          <table:table-cell table:formula="of:=POWER([$LAMMPS.C139]-[$EAMPA.C139];2)" office:value-type="float" office:value="8.10000000005992E-017" calcext:value-type="float">
            <text:p>8.10000000005992E-17</text:p>
          </table:table-cell>
          <table:table-cell table:number-columns-repeated="4"/>
        </table:table-row>
        <table:table-row table:style-name="ro1">
          <table:table-cell table:formula="of:=POWER([$LAMMPS.A140]-[$EAMPA.A140];2)" office:value-type="float" office:value="1.84900000000112E-015" calcext:value-type="float">
            <text:p>1.84900000000112E-15</text:p>
          </table:table-cell>
          <table:table-cell table:formula="of:=POWER([$LAMMPS.B140]-[$EAMPA.B140];2)" office:value-type="float" office:value="5.32501776000001E-016" calcext:value-type="float">
            <text:p>5.32501776000001E-16</text:p>
          </table:table-cell>
          <table:table-cell table:formula="of:=POWER([$LAMMPS.C140]-[$EAMPA.C140];2)" office:value-type="float" office:value="2.02500000000278E-017" calcext:value-type="float">
            <text:p>2.02500000000278E-17</text:p>
          </table:table-cell>
          <table:table-cell table:number-columns-repeated="4"/>
        </table:table-row>
        <table:table-row table:style-name="ro1">
          <table:table-cell table:formula="of:=POWER([$LAMMPS.A141]-[$EAMPA.A141];2)" office:value-type="float" office:value="1.76400000000091E-015" calcext:value-type="float">
            <text:p>1.76400000000091E-15</text:p>
          </table:table-cell>
          <table:table-cell table:formula="of:=POWER([$LAMMPS.B141]-[$EAMPA.B141];2)" office:value-type="float" office:value="2.7733240089E-030" calcext:value-type="float">
            <text:p>2.7733240089E-30</text:p>
          </table:table-cell>
          <table:table-cell table:formula="of:=POWER([$LAMMPS.C141]-[$EAMPA.C141];2)" office:value-type="float" office:value="4.83999999998545E-016" calcext:value-type="float">
            <text:p>4.83999999998545E-16</text:p>
          </table:table-cell>
          <table:table-cell table:number-columns-repeated="4"/>
        </table:table-row>
        <table:table-row table:style-name="ro1">
          <table:table-cell table:formula="of:=POWER([$LAMMPS.A142]-[$EAMPA.A142];2)" office:value-type="float" office:value="1.44399999999603E-015" calcext:value-type="float">
            <text:p>1.44399999999603E-15</text:p>
          </table:table-cell>
          <table:table-cell table:formula="of:=POWER([$LAMMPS.B142]-[$EAMPA.B142];2)" office:value-type="float" office:value="2.02500000000034E-015" calcext:value-type="float">
            <text:p>2.02500000000034E-15</text:p>
          </table:table-cell>
          <table:table-cell table:formula="of:=POWER([$LAMMPS.C142]-[$EAMPA.C142];2)" office:value-type="float" office:value="1.00000000003149E-018" calcext:value-type="float">
            <text:p>1.00000000003149E-18</text:p>
          </table:table-cell>
          <table:table-cell table:number-columns-repeated="4"/>
        </table:table-row>
        <table:table-row table:style-name="ro1">
          <table:table-cell table:formula="of:=POWER([$LAMMPS.A143]-[$EAMPA.A143];2)" office:value-type="float" office:value="8.9999999998931E-016" calcext:value-type="float">
            <text:p>8.9999999998931E-16</text:p>
          </table:table-cell>
          <table:table-cell table:formula="of:=POWER([$LAMMPS.B143]-[$EAMPA.B143];2)" office:value-type="float" office:value="4.0403814049E-030" calcext:value-type="float">
            <text:p>4.0403814049E-30</text:p>
          </table:table-cell>
          <table:table-cell table:formula="of:=POWER([$LAMMPS.C143]-[$EAMPA.C143];2)" office:value-type="float" office:value="7.83999999997367E-016" calcext:value-type="float">
            <text:p>7.83999999997367E-16</text:p>
          </table:table-cell>
          <table:table-cell table:number-columns-repeated="4"/>
        </table:table-row>
        <table:table-row table:style-name="ro1">
          <table:table-cell table:formula="of:=POWER([$LAMMPS.A144]-[$EAMPA.A144];2)" office:value-type="float" office:value="1.59999999999834E-015" calcext:value-type="float">
            <text:p>1.59999999999834E-15</text:p>
          </table:table-cell>
          <table:table-cell table:formula="of:=POWER([$LAMMPS.B144]-[$EAMPA.B144];2)" office:value-type="float" office:value="7.83999999998885E-016" calcext:value-type="float">
            <text:p>7.83999999998885E-16</text:p>
          </table:table-cell>
          <table:table-cell table:formula="of:=POWER([$LAMMPS.C144]-[$EAMPA.C144];2)" office:value-type="float" office:value="7.83999999998885E-016" calcext:value-type="float">
            <text:p>7.83999999998885E-16</text:p>
          </table:table-cell>
          <table:table-cell table:number-columns-repeated="4"/>
        </table:table-row>
        <table:table-row table:style-name="ro1">
          <table:table-cell table:formula="of:=POWER([$LAMMPS.A145]-[$EAMPA.A145];2)" office:value-type="float" office:value="1.76400000000091E-015" calcext:value-type="float">
            <text:p>1.76400000000091E-15</text:p>
          </table:table-cell>
          <table:table-cell table:formula="of:=POWER([$LAMMPS.B145]-[$EAMPA.B145];2)" office:value-type="float" office:value="4.83999999998545E-016" calcext:value-type="float">
            <text:p>4.83999999998545E-16</text:p>
          </table:table-cell>
          <table:table-cell table:formula="of:=POWER([$LAMMPS.C145]-[$EAMPA.C145];2)" office:value-type="float" office:value="2.4160971844E-030" calcext:value-type="float">
            <text:p>2.4160971844E-30</text:p>
          </table:table-cell>
          <table:table-cell table:number-columns-repeated="4"/>
        </table:table-row>
        <table:table-row table:style-name="ro1">
          <table:table-cell table:formula="of:=POWER([$LAMMPS.A146]-[$EAMPA.A146];2)" office:value-type="float" office:value="1.76400000000091E-015" calcext:value-type="float">
            <text:p>1.76400000000091E-15</text:p>
          </table:table-cell>
          <table:table-cell table:formula="of:=POWER([$LAMMPS.B146]-[$EAMPA.B146];2)" office:value-type="float" office:value="8.10000000005992E-017" calcext:value-type="float">
            <text:p>8.10000000005992E-17</text:p>
          </table:table-cell>
          <table:table-cell table:formula="of:=POWER([$LAMMPS.C146]-[$EAMPA.C146];2)" office:value-type="float" office:value="6.4590697609E-030" calcext:value-type="float">
            <text:p>6.4590697609E-30</text:p>
          </table:table-cell>
          <table:table-cell table:number-columns-repeated="4"/>
        </table:table-row>
        <table:table-row table:style-name="ro1">
          <table:table-cell table:formula="of:=POWER([$LAMMPS.A147]-[$EAMPA.A147];2)" office:value-type="float" office:value="1.44399999999603E-015" calcext:value-type="float">
            <text:p>1.44399999999603E-15</text:p>
          </table:table-cell>
          <table:table-cell table:formula="of:=POWER([$LAMMPS.B147]-[$EAMPA.B147];2)" office:value-type="float" office:value="1.00000000003149E-018" calcext:value-type="float">
            <text:p>1.00000000003149E-18</text:p>
          </table:table-cell>
          <table:table-cell table:formula="of:=POWER([$LAMMPS.C147]-[$EAMPA.C147];2)" office:value-type="float" office:value="2.02500000000034E-015" calcext:value-type="float">
            <text:p>2.02500000000034E-15</text:p>
          </table:table-cell>
          <table:table-cell table:number-columns-repeated="4"/>
        </table:table-row>
        <table:table-row table:style-name="ro1">
          <table:table-cell table:formula="of:=POWER([$LAMMPS.A148]-[$EAMPA.A148];2)" office:value-type="float" office:value="1.84900000000112E-015" calcext:value-type="float">
            <text:p>1.84900000000112E-15</text:p>
          </table:table-cell>
          <table:table-cell table:formula="of:=POWER([$LAMMPS.B148]-[$EAMPA.B148];2)" office:value-type="float" office:value="2.02500000000278E-017" calcext:value-type="float">
            <text:p>2.02500000000278E-17</text:p>
          </table:table-cell>
          <table:table-cell table:formula="of:=POWER([$LAMMPS.C148]-[$EAMPA.C148];2)" office:value-type="float" office:value="5.32501776000001E-016" calcext:value-type="float">
            <text:p>5.32501776000001E-16</text:p>
          </table:table-cell>
          <table:table-cell table:number-columns-repeated="4"/>
        </table:table-row>
        <table:table-row table:style-name="ro1">
          <table:table-cell table:formula="of:=POWER([$LAMMPS.A149]-[$EAMPA.A149];2)" office:value-type="float" office:value="2.55999999999388E-016" calcext:value-type="float">
            <text:p>2.55999999999388E-16</text:p>
          </table:table-cell>
          <table:table-cell table:formula="of:=POWER([$LAMMPS.B149]-[$EAMPA.B149];2)" office:value-type="float" office:value="4.88410000000045E-016" calcext:value-type="float">
            <text:p>4.88410000000045E-16</text:p>
          </table:table-cell>
          <table:table-cell table:formula="of:=POWER([$LAMMPS.C149]-[$EAMPA.C149];2)" office:value-type="float" office:value="4.88410000000045E-016" calcext:value-type="float">
            <text:p>4.88410000000045E-16</text:p>
          </table:table-cell>
          <table:table-cell table:number-columns-repeated="4"/>
        </table:table-row>
        <table:table-row table:style-name="ro1">
          <table:table-cell table:formula="of:=POWER([$LAMMPS.A150]-[$EAMPA.A150];2)" office:value-type="float" office:value="5.32899999999369E-017" calcext:value-type="float">
            <text:p>5.32899999999369E-17</text:p>
          </table:table-cell>
          <table:table-cell table:formula="of:=POWER([$LAMMPS.B150]-[$EAMPA.B150];2)" office:value-type="float" office:value="2.38144000000118E-015" calcext:value-type="float">
            <text:p>2.38144000000118E-15</text:p>
          </table:table-cell>
          <table:table-cell table:formula="of:=POWER([$LAMMPS.C150]-[$EAMPA.C150];2)" office:value-type="float" office:value="3.59999999993447E-019" calcext:value-type="float">
            <text:p>3.59999999993447E-19</text:p>
          </table:table-cell>
          <table:table-cell table:number-columns-repeated="4"/>
        </table:table-row>
        <table:table-row table:style-name="ro1">
          <table:table-cell table:formula="of:=POWER([$LAMMPS.A151]-[$EAMPA.A151];2)" office:value-type="float" office:value="5.32899999999369E-017" calcext:value-type="float">
            <text:p>5.32899999999369E-17</text:p>
          </table:table-cell>
          <table:table-cell table:formula="of:=POWER([$LAMMPS.B151]-[$EAMPA.B151];2)" office:value-type="float" office:value="3.59999999993447E-019" calcext:value-type="float">
            <text:p>3.59999999993447E-19</text:p>
          </table:table-cell>
          <table:table-cell table:formula="of:=POWER([$LAMMPS.C151]-[$EAMPA.C151];2)" office:value-type="float" office:value="2.38144000000118E-015" calcext:value-type="float">
            <text:p>2.38144000000118E-15</text:p>
          </table:table-cell>
          <table:table-cell table:number-columns-repeated="4"/>
        </table:table-row>
        <table:table-row table:style-name="ro1">
          <table:table-cell table:formula="of:=POWER([$LAMMPS.A152]-[$EAMPA.A152];2)" office:value-type="float" office:value="5.8718497761E-030" calcext:value-type="float">
            <text:p>5.8718497761E-30</text:p>
          </table:table-cell>
          <table:table-cell table:formula="of:=POWER([$LAMMPS.B152]-[$EAMPA.B152];2)" office:value-type="float" office:value="6.0228522225E-030" calcext:value-type="float">
            <text:p>6.0228522225E-30</text:p>
          </table:table-cell>
          <table:table-cell table:formula="of:=POWER([$LAMMPS.C152]-[$EAMPA.C152];2)" office:value-type="float" office:value="6.2421024964E-030" calcext:value-type="float">
            <text:p>6.2421024964E-30</text:p>
          </table:table-cell>
          <table:table-cell table:number-columns-repeated="4"/>
        </table:table-row>
        <table:table-row table:style-name="ro1">
          <table:table-cell table:formula="of:=POWER([$LAMMPS.A153]-[$EAMPA.A153];2)" office:value-type="float" office:value="4.3479339289E-030" calcext:value-type="float">
            <text:p>4.3479339289E-30</text:p>
          </table:table-cell>
          <table:table-cell table:formula="of:=POWER([$LAMMPS.B153]-[$EAMPA.B153];2)" office:value-type="float" office:value="3.7683739129E-030" calcext:value-type="float">
            <text:p>3.7683739129E-30</text:p>
          </table:table-cell>
          <table:table-cell table:formula="of:=POWER([$LAMMPS.C153]-[$EAMPA.C153];2)" office:value-type="float" office:value="4.8844094049E-030" calcext:value-type="float">
            <text:p>4.8844094049E-30</text:p>
          </table:table-cell>
          <table:table-cell table:number-columns-repeated="4"/>
        </table:table-row>
        <table:table-row table:style-name="ro1">
          <table:table-cell table:formula="of:=POWER([$LAMMPS.A154]-[$EAMPA.A154];2)" office:value-type="float" office:value="4.88631756484E-033" calcext:value-type="float">
            <text:p>4.88631756484E-33</text:p>
          </table:table-cell>
          <table:table-cell table:formula="of:=POWER([$LAMMPS.B154]-[$EAMPA.B154];2)" office:value-type="float" office:value="6.1988052676E-030" calcext:value-type="float">
            <text:p>6.1988052676E-30</text:p>
          </table:table-cell>
          <table:table-cell table:formula="of:=POWER([$LAMMPS.C154]-[$EAMPA.C154];2)" office:value-type="float" office:value="6.9526087684E-030" calcext:value-type="float">
            <text:p>6.9526087684E-30</text:p>
          </table:table-cell>
          <table:table-cell table:number-columns-repeated="4"/>
        </table:table-row>
        <table:table-row table:style-name="ro1">
          <table:table-cell table:formula="of:=POWER([$LAMMPS.A155]-[$EAMPA.A155];2)" office:value-type="float" office:value="5.32899999999369E-017" calcext:value-type="float">
            <text:p>5.32899999999369E-17</text:p>
          </table:table-cell>
          <table:table-cell table:formula="of:=POWER([$LAMMPS.B155]-[$EAMPA.B155];2)" office:value-type="float" office:value="3.59999999993447E-019" calcext:value-type="float">
            <text:p>3.59999999993447E-19</text:p>
          </table:table-cell>
          <table:table-cell table:formula="of:=POWER([$LAMMPS.C155]-[$EAMPA.C155];2)" office:value-type="float" office:value="2.38144000000118E-015" calcext:value-type="float">
            <text:p>2.38144000000118E-15</text:p>
          </table:table-cell>
          <table:table-cell table:number-columns-repeated="4"/>
        </table:table-row>
        <table:table-row table:style-name="ro1">
          <table:table-cell table:formula="of:=POWER([$LAMMPS.A156]-[$EAMPA.A156];2)" office:value-type="float" office:value="6.41456929E-030" calcext:value-type="float">
            <text:p>6.41456929E-30</text:p>
          </table:table-cell>
          <table:table-cell table:formula="of:=POWER([$LAMMPS.B156]-[$EAMPA.B156];2)" office:value-type="float" office:value="5.8413572721E-030" calcext:value-type="float">
            <text:p>5.8413572721E-30</text:p>
          </table:table-cell>
          <table:table-cell table:formula="of:=POWER([$LAMMPS.C156]-[$EAMPA.C156];2)" office:value-type="float" office:value="2.2983166404E-034" calcext:value-type="float">
            <text:p>2.2983166404E-34</text:p>
          </table:table-cell>
          <table:table-cell table:number-columns-repeated="4"/>
        </table:table-row>
        <table:table-row table:style-name="ro1">
          <table:table-cell table:formula="of:=POWER([$LAMMPS.A157]-[$EAMPA.A157];2)" office:value-type="float" office:value="2.55999999999388E-016" calcext:value-type="float">
            <text:p>2.55999999999388E-16</text:p>
          </table:table-cell>
          <table:table-cell table:formula="of:=POWER([$LAMMPS.B157]-[$EAMPA.B157];2)" office:value-type="float" office:value="4.88410000000045E-016" calcext:value-type="float">
            <text:p>4.88410000000045E-16</text:p>
          </table:table-cell>
          <table:table-cell table:formula="of:=POWER([$LAMMPS.C157]-[$EAMPA.C157];2)" office:value-type="float" office:value="4.88410000000045E-016" calcext:value-type="float">
            <text:p>4.88410000000045E-16</text:p>
          </table:table-cell>
          <table:table-cell table:number-columns-repeated="4"/>
        </table:table-row>
        <table:table-row table:style-name="ro1">
          <table:table-cell table:formula="of:=POWER([$LAMMPS.A158]-[$EAMPA.A158];2)" office:value-type="float" office:value="5.32899999999369E-017" calcext:value-type="float">
            <text:p>5.32899999999369E-17</text:p>
          </table:table-cell>
          <table:table-cell table:formula="of:=POWER([$LAMMPS.B158]-[$EAMPA.B158];2)" office:value-type="float" office:value="2.38144000000118E-015" calcext:value-type="float">
            <text:p>2.38144000000118E-15</text:p>
          </table:table-cell>
          <table:table-cell table:formula="of:=POWER([$LAMMPS.C158]-[$EAMPA.C158];2)" office:value-type="float" office:value="3.59999999993447E-019" calcext:value-type="float">
            <text:p>3.59999999993447E-19</text:p>
          </table:table-cell>
          <table:table-cell table:number-columns-repeated="4"/>
        </table:table-row>
        <table:table-row table:style-name="ro1">
          <table:table-cell table:formula="of:=POWER([$LAMMPS.A159]-[$EAMPA.A159];2)" office:value-type="float" office:value="1.44399999999603E-015" calcext:value-type="float">
            <text:p>1.44399999999603E-15</text:p>
          </table:table-cell>
          <table:table-cell table:formula="of:=POWER([$LAMMPS.B159]-[$EAMPA.B159];2)" office:value-type="float" office:value="1.00000000003149E-018" calcext:value-type="float">
            <text:p>1.00000000003149E-18</text:p>
          </table:table-cell>
          <table:table-cell table:formula="of:=POWER([$LAMMPS.C159]-[$EAMPA.C159];2)" office:value-type="float" office:value="2.02500000000034E-015" calcext:value-type="float">
            <text:p>2.02500000000034E-15</text:p>
          </table:table-cell>
          <table:table-cell table:number-columns-repeated="4"/>
        </table:table-row>
        <table:table-row table:style-name="ro1">
          <table:table-cell table:formula="of:=POWER([$LAMMPS.A160]-[$EAMPA.A160];2)" office:value-type="float" office:value="1.84900000000112E-015" calcext:value-type="float">
            <text:p>1.84900000000112E-15</text:p>
          </table:table-cell>
          <table:table-cell table:formula="of:=POWER([$LAMMPS.B160]-[$EAMPA.B160];2)" office:value-type="float" office:value="2.02500000000278E-017" calcext:value-type="float">
            <text:p>2.02500000000278E-17</text:p>
          </table:table-cell>
          <table:table-cell table:formula="of:=POWER([$LAMMPS.C160]-[$EAMPA.C160];2)" office:value-type="float" office:value="5.32501776000001E-016" calcext:value-type="float">
            <text:p>5.32501776000001E-16</text:p>
          </table:table-cell>
          <table:table-cell table:number-columns-repeated="4"/>
        </table:table-row>
        <table:table-row table:style-name="ro1">
          <table:table-cell table:formula="of:=POWER([$LAMMPS.A161]-[$EAMPA.A161];2)" office:value-type="float" office:value="1.56249999999838E-016" calcext:value-type="float">
            <text:p>1.56249999999838E-16</text:p>
          </table:table-cell>
          <table:table-cell table:formula="of:=POWER([$LAMMPS.B161]-[$EAMPA.B161];2)" office:value-type="float" office:value="4.4069765184E-030" calcext:value-type="float">
            <text:p>4.4069765184E-30</text:p>
          </table:table-cell>
          <table:table-cell table:formula="of:=POWER([$LAMMPS.C161]-[$EAMPA.C161];2)" office:value-type="float" office:value="4.6869219049E-030" calcext:value-type="float">
            <text:p>4.6869219049E-30</text:p>
          </table:table-cell>
          <table:table-cell table:number-columns-repeated="4"/>
        </table:table-row>
        <table:table-row table:style-name="ro1">
          <table:table-cell table:formula="of:=POWER([$LAMMPS.A162]-[$EAMPA.A162];2)" office:value-type="float" office:value="1.76400000000091E-015" calcext:value-type="float">
            <text:p>1.76400000000091E-15</text:p>
          </table:table-cell>
          <table:table-cell table:formula="of:=POWER([$LAMMPS.B162]-[$EAMPA.B162];2)" office:value-type="float" office:value="8.10000000005992E-017" calcext:value-type="float">
            <text:p>8.10000000005992E-17</text:p>
          </table:table-cell>
          <table:table-cell table:formula="of:=POWER([$LAMMPS.C162]-[$EAMPA.C162];2)" office:value-type="float" office:value="8.9357949184E-030" calcext:value-type="float">
            <text:p>8.9357949184E-30</text:p>
          </table:table-cell>
          <table:table-cell table:number-columns-repeated="4"/>
        </table:table-row>
        <table:table-row table:style-name="ro1">
          <table:table-cell table:formula="of:=POWER([$LAMMPS.A163]-[$EAMPA.A163];2)" office:value-type="float" office:value="2.78889999999639E-016" calcext:value-type="float">
            <text:p>2.78889999999639E-16</text:p>
          </table:table-cell>
          <table:table-cell table:formula="of:=POWER([$LAMMPS.B163]-[$EAMPA.B163];2)" office:value-type="float" office:value="2.8841889241E-030" calcext:value-type="float">
            <text:p>2.8841889241E-30</text:p>
          </table:table-cell>
          <table:table-cell table:formula="of:=POWER([$LAMMPS.C163]-[$EAMPA.C163];2)" office:value-type="float" office:value="1.75561000000032E-015" calcext:value-type="float">
            <text:p>1.75561000000032E-15</text:p>
          </table:table-cell>
          <table:table-cell table:number-columns-repeated="4"/>
        </table:table-row>
        <table:table-row table:style-name="ro1">
          <table:table-cell table:formula="of:=POWER([$LAMMPS.A164]-[$EAMPA.A164];2)" office:value-type="float" office:value="1.84900000000112E-015" calcext:value-type="float">
            <text:p>1.84900000000112E-15</text:p>
          </table:table-cell>
          <table:table-cell table:formula="of:=POWER([$LAMMPS.B164]-[$EAMPA.B164];2)" office:value-type="float" office:value="2.02500000000278E-017" calcext:value-type="float">
            <text:p>2.02500000000278E-17</text:p>
          </table:table-cell>
          <table:table-cell table:formula="of:=POWER([$LAMMPS.C164]-[$EAMPA.C164];2)" office:value-type="float" office:value="5.32501776000001E-016" calcext:value-type="float">
            <text:p>5.32501776000001E-16</text:p>
          </table:table-cell>
          <table:table-cell table:number-columns-repeated="4"/>
        </table:table-row>
        <table:table-row table:style-name="ro1">
          <table:table-cell table:formula="of:=POWER([$LAMMPS.A165]-[$EAMPA.A165];2)" office:value-type="float" office:value="4.8234262129E-030" calcext:value-type="float">
            <text:p>4.8234262129E-30</text:p>
          </table:table-cell>
          <table:table-cell table:formula="of:=POWER([$LAMMPS.B165]-[$EAMPA.B165];2)" office:value-type="float" office:value="4.4720829729E-030" calcext:value-type="float">
            <text:p>4.4720829729E-30</text:p>
          </table:table-cell>
          <table:table-cell table:formula="of:=POWER([$LAMMPS.C165]-[$EAMPA.C165];2)" office:value-type="float" office:value="3.3516089476E-030" calcext:value-type="float">
            <text:p>3.3516089476E-30</text:p>
          </table:table-cell>
          <table:table-cell table:number-columns-repeated="4"/>
        </table:table-row>
        <table:table-row table:style-name="ro1">
          <table:table-cell table:formula="of:=POWER([$LAMMPS.A166]-[$EAMPA.A166];2)" office:value-type="float" office:value="5.32899999999369E-017" calcext:value-type="float">
            <text:p>5.32899999999369E-17</text:p>
          </table:table-cell>
          <table:table-cell table:formula="of:=POWER([$LAMMPS.B166]-[$EAMPA.B166];2)" office:value-type="float" office:value="2.38144000000118E-015" calcext:value-type="float">
            <text:p>2.38144000000118E-15</text:p>
          </table:table-cell>
          <table:table-cell table:formula="of:=POWER([$LAMMPS.C166]-[$EAMPA.C166];2)" office:value-type="float" office:value="3.59999999993447E-019" calcext:value-type="float">
            <text:p>3.59999999993447E-19</text:p>
          </table:table-cell>
          <table:table-cell table:number-columns-repeated="4"/>
        </table:table-row>
        <table:table-row table:style-name="ro1">
          <table:table-cell table:formula="of:=POWER([$LAMMPS.A167]-[$EAMPA.A167];2)" office:value-type="float" office:value="3.15375465889E-033" calcext:value-type="float">
            <text:p>3.15375465889E-33</text:p>
          </table:table-cell>
          <table:table-cell table:formula="of:=POWER([$LAMMPS.B167]-[$EAMPA.B167];2)" office:value-type="float" office:value="6.3134100225E-030" calcext:value-type="float">
            <text:p>6.3134100225E-30</text:p>
          </table:table-cell>
          <table:table-cell table:formula="of:=POWER([$LAMMPS.C167]-[$EAMPA.C167];2)" office:value-type="float" office:value="6.6410836209E-030" calcext:value-type="float">
            <text:p>6.6410836209E-30</text:p>
          </table:table-cell>
          <table:table-cell table:number-columns-repeated="4"/>
        </table:table-row>
        <table:table-row table:style-name="ro1">
          <table:table-cell table:formula="of:=POWER([$LAMMPS.A168]-[$EAMPA.A168];2)" office:value-type="float" office:value="6.3835054336E-030" calcext:value-type="float">
            <text:p>6.3835054336E-30</text:p>
          </table:table-cell>
          <table:table-cell table:formula="of:=POWER([$LAMMPS.B168]-[$EAMPA.B168];2)" office:value-type="float" office:value="3.3084699664E-034" calcext:value-type="float">
            <text:p>3.3084699664E-34</text:p>
          </table:table-cell>
          <table:table-cell table:formula="of:=POWER([$LAMMPS.C168]-[$EAMPA.C168];2)" office:value-type="float" office:value="6.2975400601E-030" calcext:value-type="float">
            <text:p>6.2975400601E-30</text:p>
          </table:table-cell>
          <table:table-cell table:number-columns-repeated="4"/>
        </table:table-row>
        <table:table-row table:style-name="ro1">
          <table:table-cell table:formula="of:=POWER([$LAMMPS.A169]-[$EAMPA.A169];2)" office:value-type="float" office:value="5.8561096036E-030" calcext:value-type="float">
            <text:p>5.8561096036E-30</text:p>
          </table:table-cell>
          <table:table-cell table:formula="of:=POWER([$LAMMPS.B169]-[$EAMPA.B169];2)" office:value-type="float" office:value="6.0081853456E-030" calcext:value-type="float">
            <text:p>6.0081853456E-30</text:p>
          </table:table-cell>
          <table:table-cell table:formula="of:=POWER([$LAMMPS.C169]-[$EAMPA.C169];2)" office:value-type="float" office:value="6.9709200625E-030" calcext:value-type="float">
            <text:p>6.9709200625E-30</text:p>
          </table:table-cell>
          <table:table-cell table:number-columns-repeated="4"/>
        </table:table-row>
        <table:table-row table:style-name="ro1">
          <table:table-cell table:formula="of:=POWER([$LAMMPS.A170]-[$EAMPA.A170];2)" office:value-type="float" office:value="2.35926832729E-033" calcext:value-type="float">
            <text:p>2.35926832729E-33</text:p>
          </table:table-cell>
          <table:table-cell table:formula="of:=POWER([$LAMMPS.B170]-[$EAMPA.B170];2)" office:value-type="float" office:value="1.20370833025E-035" calcext:value-type="float">
            <text:p>1.20370833025E-35</text:p>
          </table:table-cell>
          <table:table-cell table:formula="of:=POWER([$LAMMPS.C170]-[$EAMPA.C170];2)" office:value-type="float" office:value="7.55040484E-030" calcext:value-type="float">
            <text:p>7.55040484E-30</text:p>
          </table:table-cell>
          <table:table-cell table:number-columns-repeated="4"/>
        </table:table-row>
        <table:table-row table:style-name="ro1">
          <table:table-cell table:formula="of:=POWER([$LAMMPS.A171]-[$EAMPA.A171];2)" office:value-type="float" office:value="8.13705027136E-033" calcext:value-type="float">
            <text:p>8.13705027136E-33</text:p>
          </table:table-cell>
          <table:table-cell table:formula="of:=POWER([$LAMMPS.B171]-[$EAMPA.B171];2)" office:value-type="float" office:value="6.5201069025E-030" calcext:value-type="float">
            <text:p>6.5201069025E-30</text:p>
          </table:table-cell>
          <table:table-cell table:formula="of:=POWER([$LAMMPS.C171]-[$EAMPA.C171];2)" office:value-type="float" office:value="1.69072281856E-033" calcext:value-type="float">
            <text:p>1.69072281856E-33</text:p>
          </table:table-cell>
          <table:table-cell table:number-columns-repeated="4"/>
        </table:table-row>
        <table:table-row table:style-name="ro1">
          <table:table-cell table:formula="of:=POWER([$LAMMPS.A172]-[$EAMPA.A172];2)" office:value-type="float" office:value="6.5913373696E-030" calcext:value-type="float">
            <text:p>6.5913373696E-30</text:p>
          </table:table-cell>
          <table:table-cell table:formula="of:=POWER([$LAMMPS.B172]-[$EAMPA.B172];2)" office:value-type="float" office:value="1.293481225E-035" calcext:value-type="float">
            <text:p>1.293481225E-35</text:p>
          </table:table-cell>
          <table:table-cell table:formula="of:=POWER([$LAMMPS.C172]-[$EAMPA.C172];2)" office:value-type="float" office:value="2.88316376401E-033" calcext:value-type="float">
            <text:p>2.88316376401E-33</text:p>
          </table:table-cell>
          <table:table-cell table:number-columns-repeated="4"/>
        </table:table-row>
        <table:table-row table:style-name="ro1">
          <table:table-cell table:formula="of:=POWER([$LAMMPS.A173]-[$EAMPA.A173];2)" office:value-type="float" office:value="4.7245804321E-030" calcext:value-type="float">
            <text:p>4.7245804321E-30</text:p>
          </table:table-cell>
          <table:table-cell table:formula="of:=POWER([$LAMMPS.B173]-[$EAMPA.B173];2)" office:value-type="float" office:value="5.0856564196E-030" calcext:value-type="float">
            <text:p>5.0856564196E-30</text:p>
          </table:table-cell>
          <table:table-cell table:formula="of:=POWER([$LAMMPS.C173]-[$EAMPA.C173];2)" office:value-type="float" office:value="1.75943335936E-029" calcext:value-type="float">
            <text:p>1.75943335936E-29</text:p>
          </table:table-cell>
          <table:table-cell table:number-columns-repeated="4"/>
        </table:table-row>
        <table:table-row table:style-name="ro1">
          <table:table-cell table:formula="of:=POWER([$LAMMPS.A174]-[$EAMPA.A174];2)" office:value-type="float" office:value="5.32899999999369E-017" calcext:value-type="float">
            <text:p>5.32899999999369E-17</text:p>
          </table:table-cell>
          <table:table-cell table:formula="of:=POWER([$LAMMPS.B174]-[$EAMPA.B174];2)" office:value-type="float" office:value="2.38144000000118E-015" calcext:value-type="float">
            <text:p>2.38144000000118E-15</text:p>
          </table:table-cell>
          <table:table-cell table:formula="of:=POWER([$LAMMPS.C174]-[$EAMPA.C174];2)" office:value-type="float" office:value="3.59999999993447E-019" calcext:value-type="float">
            <text:p>3.59999999993447E-19</text:p>
          </table:table-cell>
          <table:table-cell table:number-columns-repeated="4"/>
        </table:table-row>
        <table:table-row table:style-name="ro1">
          <table:table-cell table:formula="of:=POWER([$LAMMPS.A175]-[$EAMPA.A175];2)" office:value-type="float" office:value="2.78889999999639E-016" calcext:value-type="float">
            <text:p>2.78889999999639E-16</text:p>
          </table:table-cell>
          <table:table-cell table:formula="of:=POWER([$LAMMPS.B175]-[$EAMPA.B175];2)" office:value-type="float" office:value="4.3622917321E-030" calcext:value-type="float">
            <text:p>4.3622917321E-30</text:p>
          </table:table-cell>
          <table:table-cell table:formula="of:=POWER([$LAMMPS.C175]-[$EAMPA.C175];2)" office:value-type="float" office:value="1.75561000000032E-015" calcext:value-type="float">
            <text:p>1.75561000000032E-15</text:p>
          </table:table-cell>
          <table:table-cell table:number-columns-repeated="4"/>
        </table:table-row>
        <table:table-row table:style-name="ro1">
          <table:table-cell table:formula="of:=POWER([$LAMMPS.A176]-[$EAMPA.A176];2)" office:value-type="float" office:value="1.84900000000112E-015" calcext:value-type="float">
            <text:p>1.84900000000112E-15</text:p>
          </table:table-cell>
          <table:table-cell table:formula="of:=POWER([$LAMMPS.B176]-[$EAMPA.B176];2)" office:value-type="float" office:value="2.02500000000278E-017" calcext:value-type="float">
            <text:p>2.02500000000278E-17</text:p>
          </table:table-cell>
          <table:table-cell table:formula="of:=POWER([$LAMMPS.C176]-[$EAMPA.C176];2)" office:value-type="float" office:value="5.32501776000001E-016" calcext:value-type="float">
            <text:p>5.32501776000001E-16</text:p>
          </table:table-cell>
          <table:table-cell table:number-columns-repeated="4"/>
        </table:table-row>
        <table:table-row table:style-name="ro1">
          <table:table-cell table:formula="of:=POWER([$LAMMPS.A177]-[$EAMPA.A177];2)" office:value-type="float" office:value="1.76400000000091E-015" calcext:value-type="float">
            <text:p>1.76400000000091E-15</text:p>
          </table:table-cell>
          <table:table-cell table:formula="of:=POWER([$LAMMPS.B177]-[$EAMPA.B177];2)" office:value-type="float" office:value="4.83999999998545E-016" calcext:value-type="float">
            <text:p>4.83999999998545E-16</text:p>
          </table:table-cell>
          <table:table-cell table:formula="of:=POWER([$LAMMPS.C177]-[$EAMPA.C177];2)" office:value-type="float" office:value="3.2548128921E-030" calcext:value-type="float">
            <text:p>3.2548128921E-30</text:p>
          </table:table-cell>
          <table:table-cell table:number-columns-repeated="4"/>
        </table:table-row>
        <table:table-row table:style-name="ro1">
          <table:table-cell table:formula="of:=POWER([$LAMMPS.A178]-[$EAMPA.A178];2)" office:value-type="float" office:value="8.9999999998931E-016" calcext:value-type="float">
            <text:p>8.9999999998931E-16</text:p>
          </table:table-cell>
          <table:table-cell table:formula="of:=POWER([$LAMMPS.B178]-[$EAMPA.B178];2)" office:value-type="float" office:value="7.83999999997367E-016" calcext:value-type="float">
            <text:p>7.83999999997367E-16</text:p>
          </table:table-cell>
          <table:table-cell table:formula="of:=POWER([$LAMMPS.C178]-[$EAMPA.C178];2)" office:value-type="float" office:value="4.4696725056E-030" calcext:value-type="float">
            <text:p>4.4696725056E-30</text:p>
          </table:table-cell>
          <table:table-cell table:number-columns-repeated="4"/>
        </table:table-row>
        <table:table-row table:style-name="ro1">
          <table:table-cell table:formula="of:=POWER([$LAMMPS.A179]-[$EAMPA.A179];2)" office:value-type="float" office:value="1.44399999999603E-015" calcext:value-type="float">
            <text:p>1.44399999999603E-15</text:p>
          </table:table-cell>
          <table:table-cell table:formula="of:=POWER([$LAMMPS.B179]-[$EAMPA.B179];2)" office:value-type="float" office:value="1.00000000003149E-018" calcext:value-type="float">
            <text:p>1.00000000003149E-18</text:p>
          </table:table-cell>
          <table:table-cell table:formula="of:=POWER([$LAMMPS.C179]-[$EAMPA.C179];2)" office:value-type="float" office:value="2.02500000000034E-015" calcext:value-type="float">
            <text:p>2.02500000000034E-15</text:p>
          </table:table-cell>
          <table:table-cell table:number-columns-repeated="4"/>
        </table:table-row>
        <table:table-row table:style-name="ro1">
          <table:table-cell table:formula="of:=POWER([$LAMMPS.A180]-[$EAMPA.A180];2)" office:value-type="float" office:value="1.59999999999834E-015" calcext:value-type="float">
            <text:p>1.59999999999834E-15</text:p>
          </table:table-cell>
          <table:table-cell table:formula="of:=POWER([$LAMMPS.B180]-[$EAMPA.B180];2)" office:value-type="float" office:value="7.83999999998885E-016" calcext:value-type="float">
            <text:p>7.83999999998885E-16</text:p>
          </table:table-cell>
          <table:table-cell table:formula="of:=POWER([$LAMMPS.C180]-[$EAMPA.C180];2)" office:value-type="float" office:value="7.83999999998885E-016" calcext:value-type="float">
            <text:p>7.83999999998885E-16</text:p>
          </table:table-cell>
          <table:table-cell table:number-columns-repeated="4"/>
        </table:table-row>
        <table:table-row table:style-name="ro1">
          <table:table-cell table:formula="of:=POWER([$LAMMPS.A181]-[$EAMPA.A181];2)" office:value-type="float" office:value="2.55999999999388E-016" calcext:value-type="float">
            <text:p>2.55999999999388E-16</text:p>
          </table:table-cell>
          <table:table-cell table:formula="of:=POWER([$LAMMPS.B181]-[$EAMPA.B181];2)" office:value-type="float" office:value="4.88410000000045E-016" calcext:value-type="float">
            <text:p>4.88410000000045E-16</text:p>
          </table:table-cell>
          <table:table-cell table:formula="of:=POWER([$LAMMPS.C181]-[$EAMPA.C181];2)" office:value-type="float" office:value="4.88410000000045E-016" calcext:value-type="float">
            <text:p>4.88410000000045E-16</text:p>
          </table:table-cell>
          <table:table-cell table:number-columns-repeated="4"/>
        </table:table-row>
        <table:table-row table:style-name="ro1">
          <table:table-cell table:formula="of:=POWER([$LAMMPS.A182]-[$EAMPA.A182];2)" office:value-type="float" office:value="1.44399999999603E-015" calcext:value-type="float">
            <text:p>1.44399999999603E-15</text:p>
          </table:table-cell>
          <table:table-cell table:formula="of:=POWER([$LAMMPS.B182]-[$EAMPA.B182];2)" office:value-type="float" office:value="2.02500000000034E-015" calcext:value-type="float">
            <text:p>2.02500000000034E-15</text:p>
          </table:table-cell>
          <table:table-cell table:formula="of:=POWER([$LAMMPS.C182]-[$EAMPA.C182];2)" office:value-type="float" office:value="1.00000000003149E-018" calcext:value-type="float">
            <text:p>1.00000000003149E-18</text:p>
          </table:table-cell>
          <table:table-cell table:number-columns-repeated="4"/>
        </table:table-row>
        <table:table-row table:style-name="ro1">
          <table:table-cell table:formula="of:=POWER([$LAMMPS.A183]-[$EAMPA.A183];2)" office:value-type="float" office:value="5.32899999999369E-017" calcext:value-type="float">
            <text:p>5.32899999999369E-17</text:p>
          </table:table-cell>
          <table:table-cell table:formula="of:=POWER([$LAMMPS.B183]-[$EAMPA.B183];2)" office:value-type="float" office:value="3.59999999993447E-019" calcext:value-type="float">
            <text:p>3.59999999993447E-19</text:p>
          </table:table-cell>
          <table:table-cell table:formula="of:=POWER([$LAMMPS.C183]-[$EAMPA.C183];2)" office:value-type="float" office:value="2.38144000000118E-015" calcext:value-type="float">
            <text:p>2.38144000000118E-15</text:p>
          </table:table-cell>
          <table:table-cell table:number-columns-repeated="4"/>
        </table:table-row>
        <table:table-row table:style-name="ro1">
          <table:table-cell table:formula="of:=POWER([$LAMMPS.A184]-[$EAMPA.A184];2)" office:value-type="float" office:value="1.84900000000112E-015" calcext:value-type="float">
            <text:p>1.84900000000112E-15</text:p>
          </table:table-cell>
          <table:table-cell table:formula="of:=POWER([$LAMMPS.B184]-[$EAMPA.B184];2)" office:value-type="float" office:value="5.32501776000001E-016" calcext:value-type="float">
            <text:p>5.32501776000001E-16</text:p>
          </table:table-cell>
          <table:table-cell table:formula="of:=POWER([$LAMMPS.C184]-[$EAMPA.C184];2)" office:value-type="float" office:value="2.02500000000278E-017" calcext:value-type="float">
            <text:p>2.02500000000278E-17</text:p>
          </table:table-cell>
          <table:table-cell table:number-columns-repeated="4"/>
        </table:table-row>
        <table:table-row table:style-name="ro1">
          <table:table-cell table:formula="of:=POWER([$LAMMPS.A185]-[$EAMPA.A185];2)" office:value-type="float" office:value="4.7170192969E-030" calcext:value-type="float">
            <text:p>4.7170192969E-30</text:p>
          </table:table-cell>
          <table:table-cell table:formula="of:=POWER([$LAMMPS.B185]-[$EAMPA.B185];2)" office:value-type="float" office:value="1.94451895089E-029" calcext:value-type="float">
            <text:p>1.94451895089E-29</text:p>
          </table:table-cell>
          <table:table-cell table:formula="of:=POWER([$LAMMPS.C185]-[$EAMPA.C185];2)" office:value-type="float" office:value="4.7245804321E-030" calcext:value-type="float">
            <text:p>4.7245804321E-30</text:p>
          </table:table-cell>
          <table:table-cell table:number-columns-repeated="4"/>
        </table:table-row>
        <table:table-row table:style-name="ro1">
          <table:table-cell table:formula="of:=POWER([$LAMMPS.A186]-[$EAMPA.A186];2)" office:value-type="float" office:value="2.78889999999639E-016" calcext:value-type="float">
            <text:p>2.78889999999639E-16</text:p>
          </table:table-cell>
          <table:table-cell table:formula="of:=POWER([$LAMMPS.B186]-[$EAMPA.B186];2)" office:value-type="float" office:value="1.75561000000032E-015" calcext:value-type="float">
            <text:p>1.75561000000032E-15</text:p>
          </table:table-cell>
          <table:table-cell table:formula="of:=POWER([$LAMMPS.C186]-[$EAMPA.C186];2)" office:value-type="float" office:value="4.9303982025E-030" calcext:value-type="float">
            <text:p>4.9303982025E-30</text:p>
          </table:table-cell>
          <table:table-cell table:number-columns-repeated="4"/>
        </table:table-row>
        <table:table-row table:style-name="ro1">
          <table:table-cell table:formula="of:=POWER([$LAMMPS.A187]-[$EAMPA.A187];2)" office:value-type="float" office:value="5.32899999999369E-017" calcext:value-type="float">
            <text:p>5.32899999999369E-17</text:p>
          </table:table-cell>
          <table:table-cell table:formula="of:=POWER([$LAMMPS.B187]-[$EAMPA.B187];2)" office:value-type="float" office:value="3.59999999993447E-019" calcext:value-type="float">
            <text:p>3.59999999993447E-19</text:p>
          </table:table-cell>
          <table:table-cell table:formula="of:=POWER([$LAMMPS.C187]-[$EAMPA.C187];2)" office:value-type="float" office:value="2.38144000000118E-015" calcext:value-type="float">
            <text:p>2.38144000000118E-15</text:p>
          </table:table-cell>
          <table:table-cell table:number-columns-repeated="4"/>
        </table:table-row>
        <table:table-row table:style-name="ro1">
          <table:table-cell table:formula="of:=POWER([$LAMMPS.A188]-[$EAMPA.A188];2)" office:value-type="float" office:value="1.84900000000112E-015" calcext:value-type="float">
            <text:p>1.84900000000112E-15</text:p>
          </table:table-cell>
          <table:table-cell table:formula="of:=POWER([$LAMMPS.B188]-[$EAMPA.B188];2)" office:value-type="float" office:value="5.32501776000001E-016" calcext:value-type="float">
            <text:p>5.32501776000001E-16</text:p>
          </table:table-cell>
          <table:table-cell table:formula="of:=POWER([$LAMMPS.C188]-[$EAMPA.C188];2)" office:value-type="float" office:value="2.02500000000278E-017" calcext:value-type="float">
            <text:p>2.02500000000278E-17</text:p>
          </table:table-cell>
          <table:table-cell table:number-columns-repeated="4"/>
        </table:table-row>
        <table:table-row table:style-name="ro1">
          <table:table-cell table:formula="of:=POWER([$LAMMPS.A189]-[$EAMPA.A189];2)" office:value-type="float" office:value="2.55999999999388E-016" calcext:value-type="float">
            <text:p>2.55999999999388E-16</text:p>
          </table:table-cell>
          <table:table-cell table:formula="of:=POWER([$LAMMPS.B189]-[$EAMPA.B189];2)" office:value-type="float" office:value="4.88410000000045E-016" calcext:value-type="float">
            <text:p>4.88410000000045E-16</text:p>
          </table:table-cell>
          <table:table-cell table:formula="of:=POWER([$LAMMPS.C189]-[$EAMPA.C189];2)" office:value-type="float" office:value="4.88410000000045E-016" calcext:value-type="float">
            <text:p>4.88410000000045E-16</text:p>
          </table:table-cell>
          <table:table-cell table:number-columns-repeated="4"/>
        </table:table-row>
        <table:table-row table:style-name="ro1">
          <table:table-cell table:formula="of:=POWER([$LAMMPS.A190]-[$EAMPA.A190];2)" office:value-type="float" office:value="1.44399999999603E-015" calcext:value-type="float">
            <text:p>1.44399999999603E-15</text:p>
          </table:table-cell>
          <table:table-cell table:formula="of:=POWER([$LAMMPS.B190]-[$EAMPA.B190];2)" office:value-type="float" office:value="2.02500000000034E-015" calcext:value-type="float">
            <text:p>2.02500000000034E-15</text:p>
          </table:table-cell>
          <table:table-cell table:formula="of:=POWER([$LAMMPS.C190]-[$EAMPA.C190];2)" office:value-type="float" office:value="1.00000000003149E-018" calcext:value-type="float">
            <text:p>1.00000000003149E-18</text:p>
          </table:table-cell>
          <table:table-cell table:number-columns-repeated="4"/>
        </table:table-row>
        <table:table-row table:style-name="ro1">
          <table:table-cell table:formula="of:=POWER([$LAMMPS.A191]-[$EAMPA.A191];2)" office:value-type="float" office:value="1.44399999999603E-015" calcext:value-type="float">
            <text:p>1.44399999999603E-15</text:p>
          </table:table-cell>
          <table:table-cell table:formula="of:=POWER([$LAMMPS.B191]-[$EAMPA.B191];2)" office:value-type="float" office:value="1.00000000003149E-018" calcext:value-type="float">
            <text:p>1.00000000003149E-18</text:p>
          </table:table-cell>
          <table:table-cell table:formula="of:=POWER([$LAMMPS.C191]-[$EAMPA.C191];2)" office:value-type="float" office:value="2.02500000000034E-015" calcext:value-type="float">
            <text:p>2.02500000000034E-15</text:p>
          </table:table-cell>
          <table:table-cell table:number-columns-repeated="4"/>
        </table:table-row>
        <table:table-row table:style-name="ro1">
          <table:table-cell table:formula="of:=POWER([$LAMMPS.A192]-[$EAMPA.A192];2)" office:value-type="float" office:value="1.59999999999834E-015" calcext:value-type="float">
            <text:p>1.59999999999834E-15</text:p>
          </table:table-cell>
          <table:table-cell table:formula="of:=POWER([$LAMMPS.B192]-[$EAMPA.B192];2)" office:value-type="float" office:value="7.83999999998885E-016" calcext:value-type="float">
            <text:p>7.83999999998885E-16</text:p>
          </table:table-cell>
          <table:table-cell table:formula="of:=POWER([$LAMMPS.C192]-[$EAMPA.C192];2)" office:value-type="float" office:value="7.83999999998885E-016" calcext:value-type="float">
            <text:p>7.83999999998885E-16</text:p>
          </table:table-cell>
          <table:table-cell table:number-columns-repeated="4"/>
        </table:table-row>
        <table:table-row table:style-name="ro1">
          <table:table-cell table:formula="of:=POWER([$LAMMPS.A193]-[$EAMPA.A193];2)" office:value-type="float" office:value="0" calcext:value-type="float">
            <text:p>0</text:p>
          </table:table-cell>
          <table:table-cell table:formula="of:=POWER([$LAMMPS.B193]-[$EAMPA.B193];2)" office:value-type="float" office:value="1.5773852836E-030" calcext:value-type="float">
            <text:p>1.5773852836E-30</text:p>
          </table:table-cell>
          <table:table-cell table:formula="of:=POWER([$LAMMPS.C193]-[$EAMPA.C193];2)" office:value-type="float" office:value="1.9743903169E-030" calcext:value-type="float">
            <text:p>1.9743903169E-30</text:p>
          </table:table-cell>
          <table:table-cell table:number-columns-repeated="4"/>
        </table:table-row>
        <table:table-row table:style-name="ro1">
          <table:table-cell table:formula="of:=POWER([$LAMMPS.A194]-[$EAMPA.A194];2)" office:value-type="float" office:value="0.000000000000160000000009202" calcext:value-type="float">
            <text:p>1.60000000009202E-13</text:p>
          </table:table-cell>
          <table:table-cell table:formula="of:=POWER([$LAMMPS.B194]-[$EAMPA.B194];2)" office:value-type="float" office:value="9.99999999779956E-015" calcext:value-type="float">
            <text:p>9.99999999779956E-15</text:p>
          </table:table-cell>
          <table:table-cell table:formula="of:=POWER([$LAMMPS.C194]-[$EAMPA.C194];2)" office:value-type="float" office:value="3.159002025E-031" calcext:value-type="float">
            <text:p>3.159002025E-31</text:p>
          </table:table-cell>
          <table:table-cell table:number-columns-repeated="4"/>
        </table:table-row>
        <table:table-row table:style-name="ro1">
          <table:table-cell table:formula="of:=POWER([$LAMMPS.A195]-[$EAMPA.A195];2)" office:value-type="float" office:value="0.000000000000160000000009202" calcext:value-type="float">
            <text:p>1.60000000009202E-13</text:p>
          </table:table-cell>
          <table:table-cell table:formula="of:=POWER([$LAMMPS.B195]-[$EAMPA.B195];2)" office:value-type="float" office:value="2.12923182096E-031" calcext:value-type="float">
            <text:p>2.12923182096E-31</text:p>
          </table:table-cell>
          <table:table-cell table:formula="of:=POWER([$LAMMPS.C195]-[$EAMPA.C195];2)" office:value-type="float" office:value="9.99999999779956E-015" calcext:value-type="float">
            <text:p>9.99999999779956E-15</text:p>
          </table:table-cell>
          <table:table-cell table:number-columns-repeated="4"/>
        </table:table-row>
        <table:table-row table:style-name="ro1">
          <table:table-cell table:formula="of:=POWER([$LAMMPS.A196]-[$EAMPA.A196];2)" office:value-type="float" office:value="0" calcext:value-type="float">
            <text:p>0</text:p>
          </table:table-cell>
          <table:table-cell table:formula="of:=POWER([$LAMMPS.B196]-[$EAMPA.B196];2)" office:value-type="float" office:value="0" calcext:value-type="float">
            <text:p>0</text:p>
          </table:table-cell>
          <table:table-cell table:formula="of:=POWER([$LAMMPS.C196]-[$EAMPA.C19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97]-[$EAMPA.A197];2)" office:value-type="float" office:value="3.99999999995249E-016" calcext:value-type="float">
            <text:p>3.99999999995249E-16</text:p>
          </table:table-cell>
          <table:table-cell table:formula="of:=POWER([$LAMMPS.B197]-[$EAMPA.B197];2)" office:value-type="float" office:value="1.5127032064E-030" calcext:value-type="float">
            <text:p>1.5127032064E-30</text:p>
          </table:table-cell>
          <table:table-cell table:formula="of:=POWER([$LAMMPS.C197]-[$EAMPA.C197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98]-[$EAMPA.A198];2)" office:value-type="float" office:value="0" calcext:value-type="float">
            <text:p>0</text:p>
          </table:table-cell>
          <table:table-cell table:formula="of:=POWER([$LAMMPS.B198]-[$EAMPA.B198];2)" office:value-type="float" office:value="1.599999999981E-015" calcext:value-type="float">
            <text:p>1.599999999981E-15</text:p>
          </table:table-cell>
          <table:table-cell table:formula="of:=POWER([$LAMMPS.C198]-[$EAMPA.C198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199]-[$EAMPA.A199];2)" office:value-type="float" office:value="2.40100000000123E-015" calcext:value-type="float">
            <text:p>2.40100000000123E-15</text:p>
          </table:table-cell>
          <table:table-cell table:formula="of:=POWER([$LAMMPS.B199]-[$EAMPA.B199];2)" office:value-type="float" office:value="2.5249527801E-030" calcext:value-type="float">
            <text:p>2.5249527801E-30</text:p>
          </table:table-cell>
          <table:table-cell table:formula="of:=POWER([$LAMMPS.C199]-[$EAMPA.C199];2)" office:value-type="float" office:value="1.22500000000063E-015" calcext:value-type="float">
            <text:p>1.22500000000063E-15</text:p>
          </table:table-cell>
          <table:table-cell table:number-columns-repeated="4"/>
        </table:table-row>
        <table:table-row table:style-name="ro1">
          <table:table-cell table:formula="of:=POWER([$LAMMPS.A200]-[$EAMPA.A200];2)" office:value-type="float" office:value="1.52100000000138E-015" calcext:value-type="float">
            <text:p>1.52100000000138E-15</text:p>
          </table:table-cell>
          <table:table-cell table:formula="of:=POWER([$LAMMPS.B200]-[$EAMPA.B200];2)" office:value-type="float" office:value="4.00000000012596E-018" calcext:value-type="float">
            <text:p>4.00000000012596E-18</text:p>
          </table:table-cell>
          <table:table-cell table:formula="of:=POWER([$LAMMPS.C200]-[$EAMPA.C200];2)" office:value-type="float" office:value="1.84900000000228E-015" calcext:value-type="float">
            <text:p>1.84900000000228E-15</text:p>
          </table:table-cell>
          <table:table-cell table:number-columns-repeated="4"/>
        </table:table-row>
        <table:table-row table:style-name="ro1">
          <table:table-cell table:formula="of:=POWER([$LAMMPS.A201]-[$EAMPA.A201];2)" office:value-type="float" office:value="9.40899999998868E-017" calcext:value-type="float">
            <text:p>9.40899999998868E-17</text:p>
          </table:table-cell>
          <table:table-cell table:formula="of:=POWER([$LAMMPS.B201]-[$EAMPA.B201];2)" office:value-type="float" office:value="2.5029454849E-030" calcext:value-type="float">
            <text:p>2.5029454849E-30</text:p>
          </table:table-cell>
          <table:table-cell table:formula="of:=POWER([$LAMMPS.C201]-[$EAMPA.C201];2)" office:value-type="float" office:value="3.4131823504E-030" calcext:value-type="float">
            <text:p>3.4131823504E-30</text:p>
          </table:table-cell>
          <table:table-cell table:number-columns-repeated="4"/>
        </table:table-row>
        <table:table-row table:style-name="ro1">
          <table:table-cell table:formula="of:=POWER([$LAMMPS.A202]-[$EAMPA.A202];2)" office:value-type="float" office:value="1.78929000000039E-015" calcext:value-type="float">
            <text:p>1.78929000000039E-15</text:p>
          </table:table-cell>
          <table:table-cell table:formula="of:=POWER([$LAMMPS.B202]-[$EAMPA.B202];2)" office:value-type="float" office:value="1.69743999999963E-015" calcext:value-type="float">
            <text:p>1.69743999999963E-15</text:p>
          </table:table-cell>
          <table:table-cell table:formula="of:=POWER([$LAMMPS.C202]-[$EAMPA.C202];2)" office:value-type="float" office:value="1.8496544004E-030" calcext:value-type="float">
            <text:p>1.8496544004E-30</text:p>
          </table:table-cell>
          <table:table-cell table:number-columns-repeated="4"/>
        </table:table-row>
        <table:table-row table:style-name="ro1">
          <table:table-cell table:formula="of:=POWER([$LAMMPS.A203]-[$EAMPA.A203];2)" office:value-type="float" office:value="2.40100000000123E-015" calcext:value-type="float">
            <text:p>2.40100000000123E-15</text:p>
          </table:table-cell>
          <table:table-cell table:formula="of:=POWER([$LAMMPS.B203]-[$EAMPA.B203];2)" office:value-type="float" office:value="3.8561569641E-030" calcext:value-type="float">
            <text:p>3.8561569641E-30</text:p>
          </table:table-cell>
          <table:table-cell table:formula="of:=POWER([$LAMMPS.C203]-[$EAMPA.C203];2)" office:value-type="float" office:value="1.22500000000063E-015" calcext:value-type="float">
            <text:p>1.22500000000063E-15</text:p>
          </table:table-cell>
          <table:table-cell table:number-columns-repeated="4"/>
        </table:table-row>
        <table:table-row table:style-name="ro1">
          <table:table-cell table:formula="of:=POWER([$LAMMPS.A204]-[$EAMPA.A204];2)" office:value-type="float" office:value="1.52100000000138E-015" calcext:value-type="float">
            <text:p>1.52100000000138E-15</text:p>
          </table:table-cell>
          <table:table-cell table:formula="of:=POWER([$LAMMPS.B204]-[$EAMPA.B204];2)" office:value-type="float" office:value="4.00000000012596E-018" calcext:value-type="float">
            <text:p>4.00000000012596E-18</text:p>
          </table:table-cell>
          <table:table-cell table:formula="of:=POWER([$LAMMPS.C204]-[$EAMPA.C204];2)" office:value-type="float" office:value="1.84900000000228E-015" calcext:value-type="float">
            <text:p>1.84900000000228E-15</text:p>
          </table:table-cell>
          <table:table-cell table:number-columns-repeated="4"/>
        </table:table-row>
        <table:table-row table:style-name="ro1">
          <table:table-cell table:formula="of:=POWER([$LAMMPS.A205]-[$EAMPA.A205];2)" office:value-type="float" office:value="3.99999999995249E-016" calcext:value-type="float">
            <text:p>3.99999999995249E-16</text:p>
          </table:table-cell>
          <table:table-cell table:formula="of:=POWER([$LAMMPS.B205]-[$EAMPA.B205];2)" office:value-type="float" office:value="1.36702864E-030" calcext:value-type="float">
            <text:p>1.36702864E-30</text:p>
          </table:table-cell>
          <table:table-cell table:formula="of:=POWER([$LAMMPS.C205]-[$EAMPA.C205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06]-[$EAMPA.A206];2)" office:value-type="float" office:value="0" calcext:value-type="float">
            <text:p>0</text:p>
          </table:table-cell>
          <table:table-cell table:formula="of:=POWER([$LAMMPS.B206]-[$EAMPA.B206];2)" office:value-type="float" office:value="1.599999999981E-015" calcext:value-type="float">
            <text:p>1.599999999981E-15</text:p>
          </table:table-cell>
          <table:table-cell table:formula="of:=POWER([$LAMMPS.C206]-[$EAMPA.C20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07]-[$EAMPA.A207];2)" office:value-type="float" office:value="0.000000000000160000000009202" calcext:value-type="float">
            <text:p>1.60000000009202E-13</text:p>
          </table:table-cell>
          <table:table-cell table:formula="of:=POWER([$LAMMPS.B207]-[$EAMPA.B207];2)" office:value-type="float" office:value="1.560001E-030" calcext:value-type="float">
            <text:p>1.560001E-30</text:p>
          </table:table-cell>
          <table:table-cell table:formula="of:=POWER([$LAMMPS.C207]-[$EAMPA.C207];2)" office:value-type="float" office:value="9.99999999779956E-015" calcext:value-type="float">
            <text:p>9.99999999779956E-15</text:p>
          </table:table-cell>
          <table:table-cell table:number-columns-repeated="4"/>
        </table:table-row>
        <table:table-row table:style-name="ro1">
          <table:table-cell table:formula="of:=POWER([$LAMMPS.A208]-[$EAMPA.A208];2)" office:value-type="float" office:value="0" calcext:value-type="float">
            <text:p>0</text:p>
          </table:table-cell>
          <table:table-cell table:formula="of:=POWER([$LAMMPS.B208]-[$EAMPA.B208];2)" office:value-type="float" office:value="0" calcext:value-type="float">
            <text:p>0</text:p>
          </table:table-cell>
          <table:table-cell table:formula="of:=POWER([$LAMMPS.C208]-[$EAMPA.C208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09]-[$EAMPA.A209];2)" office:value-type="float" office:value="3.99999999995249E-016" calcext:value-type="float">
            <text:p>3.99999999995249E-16</text:p>
          </table:table-cell>
          <table:table-cell table:formula="of:=POWER([$LAMMPS.B209]-[$EAMPA.B209];2)" office:value-type="float" office:value="0" calcext:value-type="float">
            <text:p>0</text:p>
          </table:table-cell>
          <table:table-cell table:formula="of:=POWER([$LAMMPS.C209]-[$EAMPA.C209];2)" office:value-type="float" office:value="1.7749433529E-030" calcext:value-type="float">
            <text:p>1.7749433529E-30</text:p>
          </table:table-cell>
          <table:table-cell table:number-columns-repeated="4"/>
        </table:table-row>
        <table:table-row table:style-name="ro1">
          <table:table-cell table:formula="of:=POWER([$LAMMPS.A210]-[$EAMPA.A210];2)" office:value-type="float" office:value="2.40100000000123E-015" calcext:value-type="float">
            <text:p>2.40100000000123E-15</text:p>
          </table:table-cell>
          <table:table-cell table:formula="of:=POWER([$LAMMPS.B210]-[$EAMPA.B210];2)" office:value-type="float" office:value="1.22500000000063E-015" calcext:value-type="float">
            <text:p>1.22500000000063E-15</text:p>
          </table:table-cell>
          <table:table-cell table:formula="of:=POWER([$LAMMPS.C210]-[$EAMPA.C210];2)" office:value-type="float" office:value="2.9852237284E-030" calcext:value-type="float">
            <text:p>2.9852237284E-30</text:p>
          </table:table-cell>
          <table:table-cell table:number-columns-repeated="4"/>
        </table:table-row>
        <table:table-row table:style-name="ro1">
          <table:table-cell table:formula="of:=POWER([$LAMMPS.A211]-[$EAMPA.A211];2)" office:value-type="float" office:value="0" calcext:value-type="float">
            <text:p>0</text:p>
          </table:table-cell>
          <table:table-cell table:formula="of:=POWER([$LAMMPS.B211]-[$EAMPA.B211];2)" office:value-type="float" office:value="0" calcext:value-type="float">
            <text:p>0</text:p>
          </table:table-cell>
          <table:table-cell table:formula="of:=POWER([$LAMMPS.C211]-[$EAMPA.C211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212]-[$EAMPA.A212];2)" office:value-type="float" office:value="1.52100000000138E-015" calcext:value-type="float">
            <text:p>1.52100000000138E-15</text:p>
          </table:table-cell>
          <table:table-cell table:formula="of:=POWER([$LAMMPS.B212]-[$EAMPA.B212];2)" office:value-type="float" office:value="1.84900000000228E-015" calcext:value-type="float">
            <text:p>1.84900000000228E-15</text:p>
          </table:table-cell>
          <table:table-cell table:formula="of:=POWER([$LAMMPS.C212]-[$EAMPA.C212];2)" office:value-type="float" office:value="4.00000000012596E-018" calcext:value-type="float">
            <text:p>4.00000000012596E-18</text:p>
          </table:table-cell>
          <table:table-cell table:number-columns-repeated="4"/>
        </table:table-row>
        <table:table-row table:style-name="ro1">
          <table:table-cell table:formula="of:=POWER([$LAMMPS.A213]-[$EAMPA.A213];2)" office:value-type="float" office:value="2.2500000000058E-016" calcext:value-type="float">
            <text:p>2.2500000000058E-16</text:p>
          </table:table-cell>
          <table:table-cell table:formula="of:=POWER([$LAMMPS.B213]-[$EAMPA.B213];2)" office:value-type="float" office:value="1.68999999999684E-016" calcext:value-type="float">
            <text:p>1.68999999999684E-16</text:p>
          </table:table-cell>
          <table:table-cell table:formula="of:=POWER([$LAMMPS.C213]-[$EAMPA.C213];2)" office:value-type="float" office:value="1.68999999999684E-016" calcext:value-type="float">
            <text:p>1.68999999999684E-16</text:p>
          </table:table-cell>
          <table:table-cell table:number-columns-repeated="4"/>
        </table:table-row>
        <table:table-row table:style-name="ro1">
          <table:table-cell table:formula="of:=POWER([$LAMMPS.A214]-[$EAMPA.A214];2)" office:value-type="float" office:value="3.48099999999128E-017" calcext:value-type="float">
            <text:p>3.48099999999128E-17</text:p>
          </table:table-cell>
          <table:table-cell table:formula="of:=POWER([$LAMMPS.B214]-[$EAMPA.B214];2)" office:value-type="float" office:value="0" calcext:value-type="float">
            <text:p>0</text:p>
          </table:table-cell>
          <table:table-cell table:formula="of:=POWER([$LAMMPS.C214]-[$EAMPA.C214];2)" office:value-type="float" office:value="9.00000000002321E-016" calcext:value-type="float">
            <text:p>9.00000000002321E-16</text:p>
          </table:table-cell>
          <table:table-cell table:number-columns-repeated="4"/>
        </table:table-row>
        <table:table-row table:style-name="ro1">
          <table:table-cell table:formula="of:=POWER([$LAMMPS.A215]-[$EAMPA.A215];2)" office:value-type="float" office:value="3.48099999999128E-017" calcext:value-type="float">
            <text:p>3.48099999999128E-17</text:p>
          </table:table-cell>
          <table:table-cell table:formula="of:=POWER([$LAMMPS.B215]-[$EAMPA.B215];2)" office:value-type="float" office:value="9.00000000002321E-016" calcext:value-type="float">
            <text:p>9.00000000002321E-16</text:p>
          </table:table-cell>
          <table:table-cell table:formula="of:=POWER([$LAMMPS.C215]-[$EAMPA.C215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16]-[$EAMPA.A216];2)" office:value-type="float" office:value="9.00000000001914E-018" calcext:value-type="float">
            <text:p>9.00000000001914E-18</text:p>
          </table:table-cell>
          <table:table-cell table:formula="of:=POWER([$LAMMPS.B216]-[$EAMPA.B216];2)" office:value-type="float" office:value="4.08040000000147E-016" calcext:value-type="float">
            <text:p>4.08040000000147E-16</text:p>
          </table:table-cell>
          <table:table-cell table:formula="of:=POWER([$LAMMPS.C216]-[$EAMPA.C216];2)" office:value-type="float" office:value="4.08040000000147E-016" calcext:value-type="float">
            <text:p>4.08040000000147E-16</text:p>
          </table:table-cell>
          <table:table-cell table:number-columns-repeated="4"/>
        </table:table-row>
        <table:table-row table:style-name="ro1">
          <table:table-cell table:formula="of:=POWER([$LAMMPS.A217]-[$EAMPA.A217];2)" office:value-type="float" office:value="1.46409999999986E-016" calcext:value-type="float">
            <text:p>1.46409999999986E-16</text:p>
          </table:table-cell>
          <table:table-cell table:formula="of:=POWER([$LAMMPS.B217]-[$EAMPA.B217];2)" office:value-type="float" office:value="2.19023999999946E-015" calcext:value-type="float">
            <text:p>2.19023999999946E-15</text:p>
          </table:table-cell>
          <table:table-cell table:formula="of:=POWER([$LAMMPS.C217]-[$EAMPA.C217];2)" office:value-type="float" office:value="3.6877057156E-030" calcext:value-type="float">
            <text:p>3.6877057156E-30</text:p>
          </table:table-cell>
          <table:table-cell table:number-columns-repeated="4"/>
        </table:table-row>
        <table:table-row table:style-name="ro1">
          <table:table-cell table:formula="of:=POWER([$LAMMPS.A218]-[$EAMPA.A218];2)" office:value-type="float" office:value="2.01062559999998E-015" calcext:value-type="float">
            <text:p>2.01062559999998E-15</text:p>
          </table:table-cell>
          <table:table-cell table:formula="of:=POWER([$LAMMPS.B218]-[$EAMPA.B218];2)" office:value-type="float" office:value="1.95363999999988E-015" calcext:value-type="float">
            <text:p>1.95363999999988E-15</text:p>
          </table:table-cell>
          <table:table-cell table:formula="of:=POWER([$LAMMPS.C218]-[$EAMPA.C218];2)" office:value-type="float" office:value="4.6869219049E-030" calcext:value-type="float">
            <text:p>4.6869219049E-30</text:p>
          </table:table-cell>
          <table:table-cell table:number-columns-repeated="4"/>
        </table:table-row>
        <table:table-row table:style-name="ro1">
          <table:table-cell table:formula="of:=POWER([$LAMMPS.A219]-[$EAMPA.A219];2)" office:value-type="float" office:value="3.48099999999128E-017" calcext:value-type="float">
            <text:p>3.48099999999128E-17</text:p>
          </table:table-cell>
          <table:table-cell table:formula="of:=POWER([$LAMMPS.B219]-[$EAMPA.B219];2)" office:value-type="float" office:value="9.00000000002321E-016" calcext:value-type="float">
            <text:p>9.00000000002321E-16</text:p>
          </table:table-cell>
          <table:table-cell table:formula="of:=POWER([$LAMMPS.C219]-[$EAMPA.C219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20]-[$EAMPA.A220];2)" office:value-type="float" office:value="9.00000000001914E-018" calcext:value-type="float">
            <text:p>9.00000000001914E-18</text:p>
          </table:table-cell>
          <table:table-cell table:formula="of:=POWER([$LAMMPS.B220]-[$EAMPA.B220];2)" office:value-type="float" office:value="4.08040000000147E-016" calcext:value-type="float">
            <text:p>4.08040000000147E-16</text:p>
          </table:table-cell>
          <table:table-cell table:formula="of:=POWER([$LAMMPS.C220]-[$EAMPA.C220];2)" office:value-type="float" office:value="4.08040000000147E-016" calcext:value-type="float">
            <text:p>4.08040000000147E-16</text:p>
          </table:table-cell>
          <table:table-cell table:number-columns-repeated="4"/>
        </table:table-row>
        <table:table-row table:style-name="ro1">
          <table:table-cell table:formula="of:=POWER([$LAMMPS.A221]-[$EAMPA.A221];2)" office:value-type="float" office:value="2.2500000000058E-016" calcext:value-type="float">
            <text:p>2.2500000000058E-16</text:p>
          </table:table-cell>
          <table:table-cell table:formula="of:=POWER([$LAMMPS.B221]-[$EAMPA.B221];2)" office:value-type="float" office:value="1.68999999999684E-016" calcext:value-type="float">
            <text:p>1.68999999999684E-16</text:p>
          </table:table-cell>
          <table:table-cell table:formula="of:=POWER([$LAMMPS.C221]-[$EAMPA.C221];2)" office:value-type="float" office:value="1.68999999999684E-016" calcext:value-type="float">
            <text:p>1.68999999999684E-16</text:p>
          </table:table-cell>
          <table:table-cell table:number-columns-repeated="4"/>
        </table:table-row>
        <table:table-row table:style-name="ro1">
          <table:table-cell table:formula="of:=POWER([$LAMMPS.A222]-[$EAMPA.A222];2)" office:value-type="float" office:value="3.48099999999128E-017" calcext:value-type="float">
            <text:p>3.48099999999128E-17</text:p>
          </table:table-cell>
          <table:table-cell table:formula="of:=POWER([$LAMMPS.B222]-[$EAMPA.B222];2)" office:value-type="float" office:value="0" calcext:value-type="float">
            <text:p>0</text:p>
          </table:table-cell>
          <table:table-cell table:formula="of:=POWER([$LAMMPS.C222]-[$EAMPA.C222];2)" office:value-type="float" office:value="9.00000000002321E-016" calcext:value-type="float">
            <text:p>9.00000000002321E-16</text:p>
          </table:table-cell>
          <table:table-cell table:number-columns-repeated="4"/>
        </table:table-row>
        <table:table-row table:style-name="ro1">
          <table:table-cell table:formula="of:=POWER([$LAMMPS.A223]-[$EAMPA.A223];2)" office:value-type="float" office:value="0" calcext:value-type="float">
            <text:p>0</text:p>
          </table:table-cell>
          <table:table-cell table:formula="of:=POWER([$LAMMPS.B223]-[$EAMPA.B223];2)" office:value-type="float" office:value="0" calcext:value-type="float">
            <text:p>0</text:p>
          </table:table-cell>
          <table:table-cell table:formula="of:=POWER([$LAMMPS.C223]-[$EAMPA.C223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224]-[$EAMPA.A224];2)" office:value-type="float" office:value="1.52100000000138E-015" calcext:value-type="float">
            <text:p>1.52100000000138E-15</text:p>
          </table:table-cell>
          <table:table-cell table:formula="of:=POWER([$LAMMPS.B224]-[$EAMPA.B224];2)" office:value-type="float" office:value="1.84900000000228E-015" calcext:value-type="float">
            <text:p>1.84900000000228E-15</text:p>
          </table:table-cell>
          <table:table-cell table:formula="of:=POWER([$LAMMPS.C224]-[$EAMPA.C224];2)" office:value-type="float" office:value="4.00000000012596E-018" calcext:value-type="float">
            <text:p>4.00000000012596E-18</text:p>
          </table:table-cell>
          <table:table-cell table:number-columns-repeated="4"/>
        </table:table-row>
        <table:table-row table:style-name="ro1">
          <table:table-cell table:formula="of:=POWER([$LAMMPS.A225]-[$EAMPA.A225];2)" office:value-type="float" office:value="9.40899999998868E-017" calcext:value-type="float">
            <text:p>9.40899999998868E-17</text:p>
          </table:table-cell>
          <table:table-cell table:formula="of:=POWER([$LAMMPS.B225]-[$EAMPA.B225];2)" office:value-type="float" office:value="3.2736388624E-030" calcext:value-type="float">
            <text:p>3.2736388624E-30</text:p>
          </table:table-cell>
          <table:table-cell table:formula="of:=POWER([$LAMMPS.C225]-[$EAMPA.C225];2)" office:value-type="float" office:value="3.3050876401E-030" calcext:value-type="float">
            <text:p>3.3050876401E-30</text:p>
          </table:table-cell>
          <table:table-cell table:number-columns-repeated="4"/>
        </table:table-row>
        <table:table-row table:style-name="ro1">
          <table:table-cell table:formula="of:=POWER([$LAMMPS.A226]-[$EAMPA.A226];2)" office:value-type="float" office:value="2.40100000000123E-015" calcext:value-type="float">
            <text:p>2.40100000000123E-15</text:p>
          </table:table-cell>
          <table:table-cell table:formula="of:=POWER([$LAMMPS.B226]-[$EAMPA.B226];2)" office:value-type="float" office:value="1.22500000000063E-015" calcext:value-type="float">
            <text:p>1.22500000000063E-15</text:p>
          </table:table-cell>
          <table:table-cell table:formula="of:=POWER([$LAMMPS.C226]-[$EAMPA.C226];2)" office:value-type="float" office:value="4.3045045729E-030" calcext:value-type="float">
            <text:p>4.3045045729E-30</text:p>
          </table:table-cell>
          <table:table-cell table:number-columns-repeated="4"/>
        </table:table-row>
        <table:table-row table:style-name="ro1">
          <table:table-cell table:formula="of:=POWER([$LAMMPS.A227]-[$EAMPA.A227];2)" office:value-type="float" office:value="1.78929000000039E-015" calcext:value-type="float">
            <text:p>1.78929000000039E-15</text:p>
          </table:table-cell>
          <table:table-cell table:formula="of:=POWER([$LAMMPS.B227]-[$EAMPA.B227];2)" office:value-type="float" office:value="1.6301160976E-030" calcext:value-type="float">
            <text:p>1.6301160976E-30</text:p>
          </table:table-cell>
          <table:table-cell table:formula="of:=POWER([$LAMMPS.C227]-[$EAMPA.C227];2)" office:value-type="float" office:value="1.69743999999963E-015" calcext:value-type="float">
            <text:p>1.69743999999963E-15</text:p>
          </table:table-cell>
          <table:table-cell table:number-columns-repeated="4"/>
        </table:table-row>
        <table:table-row table:style-name="ro1">
          <table:table-cell table:formula="of:=POWER([$LAMMPS.A228]-[$EAMPA.A228];2)" office:value-type="float" office:value="1.52100000000138E-015" calcext:value-type="float">
            <text:p>1.52100000000138E-15</text:p>
          </table:table-cell>
          <table:table-cell table:formula="of:=POWER([$LAMMPS.B228]-[$EAMPA.B228];2)" office:value-type="float" office:value="1.84900000000228E-015" calcext:value-type="float">
            <text:p>1.84900000000228E-15</text:p>
          </table:table-cell>
          <table:table-cell table:formula="of:=POWER([$LAMMPS.C228]-[$EAMPA.C228];2)" office:value-type="float" office:value="4.00000000012596E-018" calcext:value-type="float">
            <text:p>4.00000000012596E-18</text:p>
          </table:table-cell>
          <table:table-cell table:number-columns-repeated="4"/>
        </table:table-row>
        <table:table-row table:style-name="ro1">
          <table:table-cell table:formula="of:=POWER([$LAMMPS.A229]-[$EAMPA.A229];2)" office:value-type="float" office:value="1.46409999999986E-016" calcext:value-type="float">
            <text:p>1.46409999999986E-16</text:p>
          </table:table-cell>
          <table:table-cell table:formula="of:=POWER([$LAMMPS.B229]-[$EAMPA.B229];2)" office:value-type="float" office:value="3.5818590564E-030" calcext:value-type="float">
            <text:p>3.5818590564E-30</text:p>
          </table:table-cell>
          <table:table-cell table:formula="of:=POWER([$LAMMPS.C229]-[$EAMPA.C229];2)" office:value-type="float" office:value="2.19023999999946E-015" calcext:value-type="float">
            <text:p>2.19023999999946E-15</text:p>
          </table:table-cell>
          <table:table-cell table:number-columns-repeated="4"/>
        </table:table-row>
        <table:table-row table:style-name="ro1">
          <table:table-cell table:formula="of:=POWER([$LAMMPS.A230]-[$EAMPA.A230];2)" office:value-type="float" office:value="3.48099999999128E-017" calcext:value-type="float">
            <text:p>3.48099999999128E-17</text:p>
          </table:table-cell>
          <table:table-cell table:formula="of:=POWER([$LAMMPS.B230]-[$EAMPA.B230];2)" office:value-type="float" office:value="0" calcext:value-type="float">
            <text:p>0</text:p>
          </table:table-cell>
          <table:table-cell table:formula="of:=POWER([$LAMMPS.C230]-[$EAMPA.C230];2)" office:value-type="float" office:value="9.00000000002321E-016" calcext:value-type="float">
            <text:p>9.00000000002321E-16</text:p>
          </table:table-cell>
          <table:table-cell table:number-columns-repeated="4"/>
        </table:table-row>
        <table:table-row table:style-name="ro1">
          <table:table-cell table:formula="of:=POWER([$LAMMPS.A231]-[$EAMPA.A231];2)" office:value-type="float" office:value="2.01062559999998E-015" calcext:value-type="float">
            <text:p>2.01062559999998E-15</text:p>
          </table:table-cell>
          <table:table-cell table:formula="of:=POWER([$LAMMPS.B231]-[$EAMPA.B231];2)" office:value-type="float" office:value="4.8383721369E-030" calcext:value-type="float">
            <text:p>4.8383721369E-30</text:p>
          </table:table-cell>
          <table:table-cell table:formula="of:=POWER([$LAMMPS.C231]-[$EAMPA.C231];2)" office:value-type="float" office:value="1.95363999999988E-015" calcext:value-type="float">
            <text:p>1.95363999999988E-15</text:p>
          </table:table-cell>
          <table:table-cell table:number-columns-repeated="4"/>
        </table:table-row>
        <table:table-row table:style-name="ro1">
          <table:table-cell table:formula="of:=POWER([$LAMMPS.A232]-[$EAMPA.A232];2)" office:value-type="float" office:value="9.00000000001914E-018" calcext:value-type="float">
            <text:p>9.00000000001914E-18</text:p>
          </table:table-cell>
          <table:table-cell table:formula="of:=POWER([$LAMMPS.B232]-[$EAMPA.B232];2)" office:value-type="float" office:value="4.08040000000147E-016" calcext:value-type="float">
            <text:p>4.08040000000147E-16</text:p>
          </table:table-cell>
          <table:table-cell table:formula="of:=POWER([$LAMMPS.C232]-[$EAMPA.C232];2)" office:value-type="float" office:value="4.08040000000147E-016" calcext:value-type="float">
            <text:p>4.08040000000147E-16</text:p>
          </table:table-cell>
          <table:table-cell table:number-columns-repeated="4"/>
        </table:table-row>
        <table:table-row table:style-name="ro1">
          <table:table-cell table:formula="of:=POWER([$LAMMPS.A233]-[$EAMPA.A233];2)" office:value-type="float" office:value="1.86577346916E-029" calcext:value-type="float">
            <text:p>1.86577346916E-29</text:p>
          </table:table-cell>
          <table:table-cell table:formula="of:=POWER([$LAMMPS.B233]-[$EAMPA.B233];2)" office:value-type="float" office:value="4.7623459984E-030" calcext:value-type="float">
            <text:p>4.7623459984E-30</text:p>
          </table:table-cell>
          <table:table-cell table:formula="of:=POWER([$LAMMPS.C233]-[$EAMPA.C233];2)" office:value-type="float" office:value="5.0700177889E-030" calcext:value-type="float">
            <text:p>5.0700177889E-30</text:p>
          </table:table-cell>
          <table:table-cell table:number-columns-repeated="4"/>
        </table:table-row>
        <table:table-row table:style-name="ro1">
          <table:table-cell table:formula="of:=POWER([$LAMMPS.A234]-[$EAMPA.A234];2)" office:value-type="float" office:value="2.01062559999998E-015" calcext:value-type="float">
            <text:p>2.01062559999998E-15</text:p>
          </table:table-cell>
          <table:table-cell table:formula="of:=POWER([$LAMMPS.B234]-[$EAMPA.B234];2)" office:value-type="float" office:value="1.95363999999988E-015" calcext:value-type="float">
            <text:p>1.95363999999988E-15</text:p>
          </table:table-cell>
          <table:table-cell table:formula="of:=POWER([$LAMMPS.C234]-[$EAMPA.C234];2)" office:value-type="float" office:value="4.6869219049E-030" calcext:value-type="float">
            <text:p>4.6869219049E-30</text:p>
          </table:table-cell>
          <table:table-cell table:number-columns-repeated="4"/>
        </table:table-row>
        <table:table-row table:style-name="ro1">
          <table:table-cell table:formula="of:=POWER([$LAMMPS.A235]-[$EAMPA.A235];2)" office:value-type="float" office:value="2.01062559999998E-015" calcext:value-type="float">
            <text:p>2.01062559999998E-15</text:p>
          </table:table-cell>
          <table:table-cell table:formula="of:=POWER([$LAMMPS.B235]-[$EAMPA.B235];2)" office:value-type="float" office:value="4.2471027225E-030" calcext:value-type="float">
            <text:p>4.2471027225E-30</text:p>
          </table:table-cell>
          <table:table-cell table:formula="of:=POWER([$LAMMPS.C235]-[$EAMPA.C235];2)" office:value-type="float" office:value="1.95363999999988E-015" calcext:value-type="float">
            <text:p>1.95363999999988E-15</text:p>
          </table:table-cell>
          <table:table-cell table:number-columns-repeated="4"/>
        </table:table-row>
        <table:table-row table:style-name="ro1">
          <table:table-cell table:formula="of:=POWER([$LAMMPS.A236]-[$EAMPA.A236];2)" office:value-type="float" office:value="9.00000000001914E-018" calcext:value-type="float">
            <text:p>9.00000000001914E-18</text:p>
          </table:table-cell>
          <table:table-cell table:formula="of:=POWER([$LAMMPS.B236]-[$EAMPA.B236];2)" office:value-type="float" office:value="4.08040000000147E-016" calcext:value-type="float">
            <text:p>4.08040000000147E-16</text:p>
          </table:table-cell>
          <table:table-cell table:formula="of:=POWER([$LAMMPS.C236]-[$EAMPA.C236];2)" office:value-type="float" office:value="4.08040000000147E-016" calcext:value-type="float">
            <text:p>4.08040000000147E-16</text:p>
          </table:table-cell>
          <table:table-cell table:number-columns-repeated="4"/>
        </table:table-row>
        <table:table-row table:style-name="ro1">
          <table:table-cell table:formula="of:=POWER([$LAMMPS.A237]-[$EAMPA.A237];2)" office:value-type="float" office:value="1.46409999999986E-016" calcext:value-type="float">
            <text:p>1.46409999999986E-16</text:p>
          </table:table-cell>
          <table:table-cell table:formula="of:=POWER([$LAMMPS.B237]-[$EAMPA.B237];2)" office:value-type="float" office:value="3.5295512641E-030" calcext:value-type="float">
            <text:p>3.5295512641E-30</text:p>
          </table:table-cell>
          <table:table-cell table:formula="of:=POWER([$LAMMPS.C237]-[$EAMPA.C237];2)" office:value-type="float" office:value="2.19023999999946E-015" calcext:value-type="float">
            <text:p>2.19023999999946E-15</text:p>
          </table:table-cell>
          <table:table-cell table:number-columns-repeated="4"/>
        </table:table-row>
        <table:table-row table:style-name="ro1">
          <table:table-cell table:formula="of:=POWER([$LAMMPS.A238]-[$EAMPA.A238];2)" office:value-type="float" office:value="3.48099999999128E-017" calcext:value-type="float">
            <text:p>3.48099999999128E-17</text:p>
          </table:table-cell>
          <table:table-cell table:formula="of:=POWER([$LAMMPS.B238]-[$EAMPA.B238];2)" office:value-type="float" office:value="0" calcext:value-type="float">
            <text:p>0</text:p>
          </table:table-cell>
          <table:table-cell table:formula="of:=POWER([$LAMMPS.C238]-[$EAMPA.C238];2)" office:value-type="float" office:value="9.00000000002321E-016" calcext:value-type="float">
            <text:p>9.00000000002321E-16</text:p>
          </table:table-cell>
          <table:table-cell table:number-columns-repeated="4"/>
        </table:table-row>
        <table:table-row table:style-name="ro1">
          <table:table-cell table:formula="of:=POWER([$LAMMPS.A239]-[$EAMPA.A239];2)" office:value-type="float" office:value="1.78929000000039E-015" calcext:value-type="float">
            <text:p>1.78929000000039E-15</text:p>
          </table:table-cell>
          <table:table-cell table:formula="of:=POWER([$LAMMPS.B239]-[$EAMPA.B239];2)" office:value-type="float" office:value="3.05760196E-030" calcext:value-type="float">
            <text:p>3.05760196E-30</text:p>
          </table:table-cell>
          <table:table-cell table:formula="of:=POWER([$LAMMPS.C239]-[$EAMPA.C239];2)" office:value-type="float" office:value="1.69743999999963E-015" calcext:value-type="float">
            <text:p>1.69743999999963E-15</text:p>
          </table:table-cell>
          <table:table-cell table:number-columns-repeated="4"/>
        </table:table-row>
        <table:table-row table:style-name="ro1">
          <table:table-cell table:formula="of:=POWER([$LAMMPS.A240]-[$EAMPA.A240];2)" office:value-type="float" office:value="1.52100000000138E-015" calcext:value-type="float">
            <text:p>1.52100000000138E-15</text:p>
          </table:table-cell>
          <table:table-cell table:formula="of:=POWER([$LAMMPS.B240]-[$EAMPA.B240];2)" office:value-type="float" office:value="1.84900000000228E-015" calcext:value-type="float">
            <text:p>1.84900000000228E-15</text:p>
          </table:table-cell>
          <table:table-cell table:formula="of:=POWER([$LAMMPS.C240]-[$EAMPA.C240];2)" office:value-type="float" office:value="4.00000000012596E-018" calcext:value-type="float">
            <text:p>4.00000000012596E-18</text:p>
          </table:table-cell>
          <table:table-cell table:number-columns-repeated="4"/>
        </table:table-row>
        <table:table-row table:style-name="ro1">
          <table:table-cell table:formula="of:=POWER([$LAMMPS.A241]-[$EAMPA.A241];2)" office:value-type="float" office:value="3.99999999995249E-016" calcext:value-type="float">
            <text:p>3.99999999995249E-16</text:p>
          </table:table-cell>
          <table:table-cell table:formula="of:=POWER([$LAMMPS.B241]-[$EAMPA.B241];2)" office:value-type="float" office:value="0" calcext:value-type="float">
            <text:p>0</text:p>
          </table:table-cell>
          <table:table-cell table:formula="of:=POWER([$LAMMPS.C241]-[$EAMPA.C241];2)" office:value-type="float" office:value="1.8121198225E-030" calcext:value-type="float">
            <text:p>1.8121198225E-30</text:p>
          </table:table-cell>
          <table:table-cell table:number-columns-repeated="4"/>
        </table:table-row>
        <table:table-row table:style-name="ro1">
          <table:table-cell table:formula="of:=POWER([$LAMMPS.A242]-[$EAMPA.A242];2)" office:value-type="float" office:value="0.000000000000160000000009202" calcext:value-type="float">
            <text:p>1.60000000009202E-13</text:p>
          </table:table-cell>
          <table:table-cell table:formula="of:=POWER([$LAMMPS.B242]-[$EAMPA.B242];2)" office:value-type="float" office:value="9.99999999779956E-015" calcext:value-type="float">
            <text:p>9.99999999779956E-15</text:p>
          </table:table-cell>
          <table:table-cell table:formula="of:=POWER([$LAMMPS.C242]-[$EAMPA.C242];2)" office:value-type="float" office:value="1.9067191056E-030" calcext:value-type="float">
            <text:p>1.9067191056E-30</text:p>
          </table:table-cell>
          <table:table-cell table:number-columns-repeated="4"/>
        </table:table-row>
        <table:table-row table:style-name="ro1">
          <table:table-cell table:formula="of:=POWER([$LAMMPS.A243]-[$EAMPA.A243];2)" office:value-type="float" office:value="0" calcext:value-type="float">
            <text:p>0</text:p>
          </table:table-cell>
          <table:table-cell table:formula="of:=POWER([$LAMMPS.B243]-[$EAMPA.B243];2)" office:value-type="float" office:value="0" calcext:value-type="float">
            <text:p>0</text:p>
          </table:table-cell>
          <table:table-cell table:formula="of:=POWER([$LAMMPS.C243]-[$EAMPA.C243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244]-[$EAMPA.A244];2)" office:value-type="float" office:value="0" calcext:value-type="float">
            <text:p>0</text:p>
          </table:table-cell>
          <table:table-cell table:formula="of:=POWER([$LAMMPS.B244]-[$EAMPA.B244];2)" office:value-type="float" office:value="0" calcext:value-type="float">
            <text:p>0</text:p>
          </table:table-cell>
          <table:table-cell table:formula="of:=POWER([$LAMMPS.C244]-[$EAMPA.C24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45]-[$EAMPA.A245];2)" office:value-type="float" office:value="2.2500000000058E-016" calcext:value-type="float">
            <text:p>2.2500000000058E-16</text:p>
          </table:table-cell>
          <table:table-cell table:formula="of:=POWER([$LAMMPS.B245]-[$EAMPA.B245];2)" office:value-type="float" office:value="1.68999999999684E-016" calcext:value-type="float">
            <text:p>1.68999999999684E-16</text:p>
          </table:table-cell>
          <table:table-cell table:formula="of:=POWER([$LAMMPS.C245]-[$EAMPA.C245];2)" office:value-type="float" office:value="1.68999999999684E-016" calcext:value-type="float">
            <text:p>1.68999999999684E-16</text:p>
          </table:table-cell>
          <table:table-cell table:number-columns-repeated="4"/>
        </table:table-row>
        <table:table-row table:style-name="ro1">
          <table:table-cell table:formula="of:=POWER([$LAMMPS.A246]-[$EAMPA.A246];2)" office:value-type="float" office:value="0" calcext:value-type="float">
            <text:p>0</text:p>
          </table:table-cell>
          <table:table-cell table:formula="of:=POWER([$LAMMPS.B246]-[$EAMPA.B246];2)" office:value-type="float" office:value="1.599999999981E-015" calcext:value-type="float">
            <text:p>1.599999999981E-15</text:p>
          </table:table-cell>
          <table:table-cell table:formula="of:=POWER([$LAMMPS.C246]-[$EAMPA.C246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47]-[$EAMPA.A247];2)" office:value-type="float" office:value="3.48099999999128E-017" calcext:value-type="float">
            <text:p>3.48099999999128E-17</text:p>
          </table:table-cell>
          <table:table-cell table:formula="of:=POWER([$LAMMPS.B247]-[$EAMPA.B247];2)" office:value-type="float" office:value="9.00000000002321E-016" calcext:value-type="float">
            <text:p>9.00000000002321E-16</text:p>
          </table:table-cell>
          <table:table-cell table:formula="of:=POWER([$LAMMPS.C247]-[$EAMPA.C247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48]-[$EAMPA.A248];2)" office:value-type="float" office:value="1.52100000000138E-015" calcext:value-type="float">
            <text:p>1.52100000000138E-15</text:p>
          </table:table-cell>
          <table:table-cell table:formula="of:=POWER([$LAMMPS.B248]-[$EAMPA.B248];2)" office:value-type="float" office:value="4.00000000012596E-018" calcext:value-type="float">
            <text:p>4.00000000012596E-18</text:p>
          </table:table-cell>
          <table:table-cell table:formula="of:=POWER([$LAMMPS.C248]-[$EAMPA.C248];2)" office:value-type="float" office:value="1.84900000000228E-015" calcext:value-type="float">
            <text:p>1.84900000000228E-15</text:p>
          </table:table-cell>
          <table:table-cell table:number-columns-repeated="4"/>
        </table:table-row>
        <table:table-row table:style-name="ro1">
          <table:table-cell table:formula="of:=POWER([$LAMMPS.A249]-[$EAMPA.A249];2)" office:value-type="float" office:value="1.46409999999986E-016" calcext:value-type="float">
            <text:p>1.46409999999986E-16</text:p>
          </table:table-cell>
          <table:table-cell table:formula="of:=POWER([$LAMMPS.B249]-[$EAMPA.B249];2)" office:value-type="float" office:value="2.19023999999946E-015" calcext:value-type="float">
            <text:p>2.19023999999946E-15</text:p>
          </table:table-cell>
          <table:table-cell table:formula="of:=POWER([$LAMMPS.C249]-[$EAMPA.C249];2)" office:value-type="float" office:value="3.0697492849E-030" calcext:value-type="float">
            <text:p>3.0697492849E-30</text:p>
          </table:table-cell>
          <table:table-cell table:number-columns-repeated="4"/>
        </table:table-row>
        <table:table-row table:style-name="ro1">
          <table:table-cell table:formula="of:=POWER([$LAMMPS.A250]-[$EAMPA.A250];2)" office:value-type="float" office:value="1.78929000000039E-015" calcext:value-type="float">
            <text:p>1.78929000000039E-15</text:p>
          </table:table-cell>
          <table:table-cell table:formula="of:=POWER([$LAMMPS.B250]-[$EAMPA.B250];2)" office:value-type="float" office:value="1.69743999999963E-015" calcext:value-type="float">
            <text:p>1.69743999999963E-15</text:p>
          </table:table-cell>
          <table:table-cell table:formula="of:=POWER([$LAMMPS.C250]-[$EAMPA.C250];2)" office:value-type="float" office:value="2.9137465809E-030" calcext:value-type="float">
            <text:p>2.9137465809E-30</text:p>
          </table:table-cell>
          <table:table-cell table:number-columns-repeated="4"/>
        </table:table-row>
        <table:table-row table:style-name="ro1">
          <table:table-cell table:formula="of:=POWER([$LAMMPS.A251]-[$EAMPA.A251];2)" office:value-type="float" office:value="3.48099999999128E-017" calcext:value-type="float">
            <text:p>3.48099999999128E-17</text:p>
          </table:table-cell>
          <table:table-cell table:formula="of:=POWER([$LAMMPS.B251]-[$EAMPA.B251];2)" office:value-type="float" office:value="9.00000000002321E-016" calcext:value-type="float">
            <text:p>9.00000000002321E-16</text:p>
          </table:table-cell>
          <table:table-cell table:formula="of:=POWER([$LAMMPS.C251]-[$EAMPA.C251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52]-[$EAMPA.A252];2)" office:value-type="float" office:value="1.52100000000138E-015" calcext:value-type="float">
            <text:p>1.52100000000138E-15</text:p>
          </table:table-cell>
          <table:table-cell table:formula="of:=POWER([$LAMMPS.B252]-[$EAMPA.B252];2)" office:value-type="float" office:value="4.00000000012596E-018" calcext:value-type="float">
            <text:p>4.00000000012596E-18</text:p>
          </table:table-cell>
          <table:table-cell table:formula="of:=POWER([$LAMMPS.C252]-[$EAMPA.C252];2)" office:value-type="float" office:value="1.84900000000228E-015" calcext:value-type="float">
            <text:p>1.84900000000228E-15</text:p>
          </table:table-cell>
          <table:table-cell table:number-columns-repeated="4"/>
        </table:table-row>
        <table:table-row table:style-name="ro1">
          <table:table-cell table:formula="of:=POWER([$LAMMPS.A253]-[$EAMPA.A253];2)" office:value-type="float" office:value="2.2500000000058E-016" calcext:value-type="float">
            <text:p>2.2500000000058E-16</text:p>
          </table:table-cell>
          <table:table-cell table:formula="of:=POWER([$LAMMPS.B253]-[$EAMPA.B253];2)" office:value-type="float" office:value="1.68999999999684E-016" calcext:value-type="float">
            <text:p>1.68999999999684E-16</text:p>
          </table:table-cell>
          <table:table-cell table:formula="of:=POWER([$LAMMPS.C253]-[$EAMPA.C253];2)" office:value-type="float" office:value="1.68999999999684E-016" calcext:value-type="float">
            <text:p>1.68999999999684E-16</text:p>
          </table:table-cell>
          <table:table-cell table:number-columns-repeated="4"/>
        </table:table-row>
        <table:table-row table:style-name="ro1">
          <table:table-cell table:formula="of:=POWER([$LAMMPS.A254]-[$EAMPA.A254];2)" office:value-type="float" office:value="0" calcext:value-type="float">
            <text:p>0</text:p>
          </table:table-cell>
          <table:table-cell table:formula="of:=POWER([$LAMMPS.B254]-[$EAMPA.B254];2)" office:value-type="float" office:value="1.599999999981E-015" calcext:value-type="float">
            <text:p>1.599999999981E-15</text:p>
          </table:table-cell>
          <table:table-cell table:formula="of:=POWER([$LAMMPS.C254]-[$EAMPA.C25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POWER([$LAMMPS.A255]-[$EAMPA.A255];2)" office:value-type="float" office:value="0" calcext:value-type="float">
            <text:p>0</text:p>
          </table:table-cell>
          <table:table-cell table:formula="of:=POWER([$LAMMPS.B255]-[$EAMPA.B255];2)" office:value-type="float" office:value="0" calcext:value-type="float">
            <text:p>0</text:p>
          </table:table-cell>
          <table:table-cell table:formula="of:=POWER([$LAMMPS.C255]-[$EAMPA.C255];2)" office:value-type="float" office:value="1.599999999981E-015" calcext:value-type="float">
            <text:p>1.599999999981E-15</text:p>
          </table:table-cell>
          <table:table-cell table:number-columns-repeated="4"/>
        </table:table-row>
        <table:table-row table:style-name="ro1">
          <table:table-cell table:formula="of:=POWER([$LAMMPS.A256]-[$EAMPA.A256];2)" office:value-type="float" office:value="0" calcext:value-type="float">
            <text:p>0</text:p>
          </table:table-cell>
          <table:table-cell table:formula="of:=POWER([$LAMMPS.B256]-[$EAMPA.B256];2)" office:value-type="float" office:value="0" calcext:value-type="float">
            <text:p>0</text:p>
          </table:table-cell>
          <table:table-cell table:formula="of:=POWER([$LAMMPS.C256]-[$EAMPA.C256];2)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float" office:value="-1.86078" calcext:value-type="float">
            <text:p>-1.86078</text:p>
          </table:table-cell>
          <table:table-cell office:value-type="float" office:value="1.76248E-015" calcext:value-type="float">
            <text:p>1.76248E-15</text:p>
          </table:table-cell>
          <table:table-cell office:value-type="float" office:value="1.73472E-015" calcext:value-type="float">
            <text:p>1.73472E-15</text:p>
          </table:table-cell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[.A1]-[.D1];2)" office:value-type="float" office:value="0.0000000000249999999981071" calcext:value-type="float">
            <text:p>2.49999999981071E-11</text:p>
          </table:table-cell>
          <table:table-cell table:formula="of:=POWER([.B1]-[.E1];2)" office:value-type="float" office:value="3.1063357504E-030" calcext:value-type="float">
            <text:p>3.1063357504E-30</text:p>
          </table:table-cell>
          <table:table-cell table:formula="of:=POWER([.C1]-[.F1];2)" office:value-type="float" office:value="3.0092534784E-030" calcext:value-type="float">
            <text:p>3.0092534784E-30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-4.85723E-016" calcext:value-type="float">
            <text:p>-4.85723E-16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  <table:table-cell table:formula="of:=POWER([.A2]-[.D2];2)" office:value-type="float" office:value="0.0000000000000100000000005751" calcext:value-type="float">
            <text:p>1.00000000005751E-14</text:p>
          </table:table-cell>
          <table:table-cell table:formula="of:=POWER([.B2]-[.E2];2)" office:value-type="float" office:value="9.99999998947288E-015" calcext:value-type="float">
            <text:p>9.99999998947288E-15</text:p>
          </table:table-cell>
          <table:table-cell table:formula="of:=POWER([.C2]-[.F2];2)" office:value-type="float" office:value="2.35926832729E-031" calcext:value-type="float">
            <text:p>2.35926832729E-31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6.45317E-016" calcext:value-type="float">
            <text:p>-6.45317E-16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  <table:table-cell table:formula="of:=POWER([.A3]-[.D3];2)" office:value-type="float" office:value="0.0000000000000100000000005751" calcext:value-type="float">
            <text:p>1.00000000005751E-14</text:p>
          </table:table-cell>
          <table:table-cell table:formula="of:=POWER([.B3]-[.E3];2)" office:value-type="float" office:value="4.16434030489E-031" calcext:value-type="float">
            <text:p>4.16434030489E-31</text:p>
          </table:table-cell>
          <table:table-cell table:formula="of:=POWER([.C3]-[.F3];2)" office:value-type="float" office:value="9.99999998947288E-015" calcext:value-type="float">
            <text:p>9.99999998947288E-15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  <table:table-cell table:formula="of:=POWER([.A4]-[.D4];2)" office:value-type="float" office:value="0" calcext:value-type="float">
            <text:p>0</text:p>
          </table:table-cell>
          <table:table-cell table:formula="of:=POWER([.B4]-[.E4];2)" office:value-type="float" office:value="0" calcext:value-type="float">
            <text:p>0</text:p>
          </table:table-cell>
          <table:table-cell table:formula="of:=POWER([.C4]-[.F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-0.003178" calcext:value-type="float">
            <text:p>-0.003178</text:p>
          </table:table-cell>
          <table:table-cell table:formula="of:=POWER([.A5]-[.D5];2)" office:value-type="float" office:value="2.49999999999199E-015" calcext:value-type="float">
            <text:p>2.49999999999199E-15</text:p>
          </table:table-cell>
          <table:table-cell table:formula="of:=POWER([.B5]-[.E5];2)" office:value-type="float" office:value="1.5255214144E-030" calcext:value-type="float">
            <text:p>1.5255214144E-30</text:p>
          </table:table-cell>
          <table:table-cell table:formula="of:=POWER([.C5]-[.F5];2)" office:value-type="float" office:value="9.00000000015331E-016" calcext:value-type="float">
            <text:p>9.00000000015331E-16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  <table:table-cell table:formula="of:=POWER([.A6]-[.D6];2)" office:value-type="float" office:value="9.00000000002321E-016" calcext:value-type="float">
            <text:p>9.00000000002321E-16</text:p>
          </table:table-cell>
          <table:table-cell table:formula="of:=POWER([.B6]-[.E6];2)" office:value-type="float" office:value="1.599999999981E-015" calcext:value-type="float">
            <text:p>1.599999999981E-15</text:p>
          </table:table-cell>
          <table:table-cell table:formula="of:=POWER([.C6]-[.F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" calcext:value-type="float">
            <text:p>0</text:p>
          </table:table-cell>
          <table:table-cell office:value-type="float" office:value="0.0018107" calcext:value-type="float">
            <text:p>0.0018107</text:p>
          </table:table-cell>
          <table:table-cell table:formula="of:=POWER([.A7]-[.D7];2)" office:value-type="float" office:value="0.0000027870633025" calcext:value-type="float">
            <text:p>2.7870633025E-06</text:p>
          </table:table-cell>
          <table:table-cell table:formula="of:=POWER([.B7]-[.E7];2)" office:value-type="float" office:value="0.0000100998746809" calcext:value-type="float">
            <text:p>1.00998746809E-05</text:p>
          </table:table-cell>
          <table:table-cell table:formula="of:=POWER([.C7]-[.F7];2)" office:value-type="float" office:value="0.00000327863448999553" calcext:value-type="float">
            <text:p>3.27863448999553E-06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  <table:table-cell table:formula="of:=POWER([.A8]-[.D8];2)" office:value-type="float" office:value="0.0000013687362049" calcext:value-type="float">
            <text:p>1.3687362049E-06</text:p>
          </table:table-cell>
          <table:table-cell table:formula="of:=POWER([.B8]-[.E8];2)" office:value-type="float" office:value="0.00012330769936" calcext:value-type="float">
            <text:p>0.00012330769936</text:p>
          </table:table-cell>
          <table:table-cell table:formula="of:=POWER([.C8]-[.F8];2)" office:value-type="float" office:value="0.0000231953971456" calcext:value-type="float">
            <text:p>2.31953971456E-05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-0.0000269075" calcext:value-type="float">
            <text:p>-2.69075E-05</text:p>
          </table:table-cell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[.A9]-[.D9];2)" office:value-type="float" office:value="0.0000036432120384" calcext:value-type="float">
            <text:p>3.6432120384E-06</text:p>
          </table:table-cell>
          <table:table-cell table:formula="of:=POWER([.B9]-[.E9];2)" office:value-type="float" office:value="0.00000000072401355625" calcext:value-type="float">
            <text:p>7.2401355625E-10</text:p>
          </table:table-cell>
          <table:table-cell table:formula="of:=POWER([.C9]-[.F9];2)" office:value-type="float" office:value="0.00000000072401355625" calcext:value-type="float">
            <text:p>7.2401355625E-10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office:value-type="float" office:value="1.23506E-015" calcext:value-type="float">
            <text:p>1.23506E-15</text:p>
          </table:table-cell>
          <table:table-cell office:value-type="float" office:value="1.30448E-015" calcext:value-type="float">
            <text:p>1.30448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  <table:table-cell table:formula="of:=POWER([.A10]-[.D10];2)" office:value-type="float" office:value="0.00001587464649" calcext:value-type="float">
            <text:p>1.587464649E-05</text:p>
          </table:table-cell>
          <table:table-cell table:formula="of:=POWER([.B10]-[.E10];2)" office:value-type="float" office:value="0.00000000430335999983796" calcext:value-type="float">
            <text:p>4.30335999983796E-09</text:p>
          </table:table-cell>
          <table:table-cell table:formula="of:=POWER([.C10]-[.F10];2)" office:value-type="float" office:value="1.7016680704E-030" calcext:value-type="float">
            <text:p>1.7016680704E-30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-0.0122734" calcext:value-type="float">
            <text:p>-0.0122734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" calcext:value-type="float">
            <text:p>0</text:p>
          </table:table-cell>
          <table:table-cell office:value-type="float" office:value="-0.0018107" calcext:value-type="float">
            <text:p>-0.0018107</text:p>
          </table:table-cell>
          <table:table-cell table:formula="of:=POWER([.A11]-[.D11];2)" office:value-type="float" office:value="0.00035004164836" calcext:value-type="float">
            <text:p>0.00035004164836</text:p>
          </table:table-cell>
          <table:table-cell table:formula="of:=POWER([.B11]-[.E11];2)" office:value-type="float" office:value="0.00015063634756" calcext:value-type="float">
            <text:p>0.00015063634756</text:p>
          </table:table-cell>
          <table:table-cell table:formula="of:=POWER([.C11]-[.F11];2)" office:value-type="float" office:value="0.00010946809129" calcext:value-type="float">
            <text:p>0.00010946809129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24894E-015" calcext:value-type="float">
            <text:p>1.24894E-1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  <table:table-cell table:formula="of:=POWER([.A12]-[.D12];2)" office:value-type="float" office:value="0.00012858879609" calcext:value-type="float">
            <text:p>0.00012858879609</text:p>
          </table:table-cell>
          <table:table-cell table:formula="of:=POWER([.B12]-[.E12];2)" office:value-type="float" office:value="0.00000000316969000014063" calcext:value-type="float">
            <text:p>3.16969000014063E-09</text:p>
          </table:table-cell>
          <table:table-cell table:formula="of:=POWER([.C12]-[.F12];2)" office:value-type="float" office:value="0.00013690872064" calcext:value-type="float">
            <text:p>0.0001369087206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1.36009E-015" calcext:value-type="float">
            <text:p>1.36009E-15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0.003178" calcext:value-type="float">
            <text:p>0.003178</text:p>
          </table:table-cell>
          <table:table-cell table:formula="of:=POWER([.A13]-[.D13];2)" office:value-type="float" office:value="0.00010397065156" calcext:value-type="float">
            <text:p>0.00010397065156</text:p>
          </table:table-cell>
          <table:table-cell table:formula="of:=POWER([.B13]-[.E13];2)" office:value-type="float" office:value="0.00013335861361" calcext:value-type="float">
            <text:p>0.00013335861361</text:p>
          </table:table-cell>
          <table:table-cell table:formula="of:=POWER([.C13]-[.F13];2)" office:value-type="float" office:value="0.0000100996839999914" calcext:value-type="float">
            <text:p>1.00996839999914E-05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0.000788161" calcext:value-type="float">
            <text:p>0.000788161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  <table:table-cell table:formula="of:=POWER([.A14]-[.D14];2)" office:value-type="float" office:value="0.0000049878968896" calcext:value-type="float">
            <text:p>4.9878968896E-06</text:p>
          </table:table-cell>
          <table:table-cell table:formula="of:=POWER([.B14]-[.E14];2)" office:value-type="float" office:value="0.000033143751357721" calcext:value-type="float">
            <text:p>3.3143751357721E-05</text:p>
          </table:table-cell>
          <table:table-cell table:formula="of:=POWER([.C14]-[.F14];2)" office:value-type="float" office:value="0.000107589565306521" calcext:value-type="float">
            <text:p>0.000107589565307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7.00828E-016" calcext:value-type="float">
            <text:p>7.00828E-16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  <table:table-cell table:formula="of:=POWER([.A15]-[.D15];2)" office:value-type="float" office:value="0.15151525110016" calcext:value-type="float">
            <text:p>0.15151525110016</text:p>
          </table:table-cell>
          <table:table-cell table:formula="of:=POWER([.B15]-[.E15];2)" office:value-type="float" office:value="0.0000228038721156" calcext:value-type="float">
            <text:p>2.28038721156E-05</text:p>
          </table:table-cell>
          <table:table-cell table:formula="of:=POWER([.C15]-[.F15];2)" office:value-type="float" office:value="0.289326835459211" calcext:value-type="float">
            <text:p>0.289326835459211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  <table:table-cell table:formula="of:=POWER([.A16]-[.D16];2)" office:value-type="float" office:value="0.001451686201" calcext:value-type="float">
            <text:p>0.001451686201</text:p>
          </table:table-cell>
          <table:table-cell table:formula="of:=POWER([.B16]-[.E16];2)" office:value-type="float" office:value="0.000671240008890042" calcext:value-type="float">
            <text:p>0.00067124000889</text:p>
          </table:table-cell>
          <table:table-cell table:formula="of:=POWER([.C16]-[.F16];2)" office:value-type="float" office:value="0.0004466019983616" calcext:value-type="float">
            <text:p>0.000446601998362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0" calcext:value-type="float">
            <text:p>0</text:p>
          </table:table-cell>
          <table:table-cell table:formula="of:=POWER([.A17]-[.D17];2)" office:value-type="float" office:value="0.000006974553519844" calcext:value-type="float">
            <text:p>6.974553519844E-06</text:p>
          </table:table-cell>
          <table:table-cell table:formula="of:=POWER([.B17]-[.E17];2)" office:value-type="float" office:value="0.000013068535891849" calcext:value-type="float">
            <text:p>1.3068535891849E-05</text:p>
          </table:table-cell>
          <table:table-cell table:formula="of:=POWER([.C17]-[.F17];2)" office:value-type="float" office:value="0.000000626040165529" calcext:value-type="float">
            <text:p>6.26040165529E-0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  <table:table-cell table:formula="of:=POWER([.A18]-[.D18];2)" office:value-type="float" office:value="0.000000943691787844" calcext:value-type="float">
            <text:p>9.43691787844E-07</text:p>
          </table:table-cell>
          <table:table-cell table:formula="of:=POWER([.B18]-[.E18];2)" office:value-type="float" office:value="0.000001039325197729" calcext:value-type="float">
            <text:p>1.039325197729E-06</text:p>
          </table:table-cell>
          <table:table-cell table:formula="of:=POWER([.C18]-[.F18];2)" office:value-type="float" office:value="0.000000191006583849" calcext:value-type="float">
            <text:p>1.91006583849E-07</text:p>
          </table:table-cell>
        </table:table-row>
        <table:table-row table:style-name="ro1">
          <table:table-cell office:value-type="float" office:value="0.00109836" calcext:value-type="float">
            <text:p>0.00109836</text:p>
          </table:table-cell>
          <table:table-cell office:value-type="float" office:value="1.65146E-015" calcext:value-type="float">
            <text:p>1.65146E-15</text:p>
          </table:table-cell>
          <table:table-cell office:value-type="float" office:value="1.57513E-015" calcext:value-type="float">
            <text:p>1.57513E-1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  <table:table-cell table:formula="of:=POWER([.A19]-[.D19];2)" office:value-type="float" office:value="0.0000084335644836" calcext:value-type="float">
            <text:p>8.4335644836E-06</text:p>
          </table:table-cell>
          <table:table-cell table:formula="of:=POWER([.B19]-[.E19];2)" office:value-type="float" office:value="0.000124561224490037" calcext:value-type="float">
            <text:p>0.00012456122449</text:p>
          </table:table-cell>
          <table:table-cell table:formula="of:=POWER([.C19]-[.F19];2)" office:value-type="float" office:value="0.0000246899672100157" calcext:value-type="float">
            <text:p>2.46899672100157E-0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1.35785E-015" calcext:value-type="float">
            <text:p>1.35785E-15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  <table:table-cell table:formula="of:=POWER([.A20]-[.D20];2)" office:value-type="float" office:value="0.0000070954575129" calcext:value-type="float">
            <text:p>7.0954575129E-06</text:p>
          </table:table-cell>
          <table:table-cell table:formula="of:=POWER([.B20]-[.E20];2)" office:value-type="float" office:value="0.000000045998238784" calcext:value-type="float">
            <text:p>4.5998238784E-08</text:p>
          </table:table-cell>
          <table:table-cell table:formula="of:=POWER([.C20]-[.F20];2)" office:value-type="float" office:value="0.00000000316969000015289" calcext:value-type="float">
            <text:p>3.16969000015289E-09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1.2885E-015" calcext:value-type="float">
            <text:p>1.2885E-15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  <table:table-cell table:formula="of:=POWER([.A21]-[.D21];2)" office:value-type="float" office:value="0.0000169631130769" calcext:value-type="float">
            <text:p>1.69631130769E-05</text:p>
          </table:table-cell>
          <table:table-cell table:formula="of:=POWER([.B21]-[.E21];2)" office:value-type="float" office:value="0.000000000723610000069321" calcext:value-type="float">
            <text:p>7.23610000069321E-10</text:p>
          </table:table-cell>
          <table:table-cell table:formula="of:=POWER([.C21]-[.F21];2)" office:value-type="float" office:value="0.000000115785033984" calcext:value-type="float">
            <text:p>1.15785033984E-07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0.000189572" calcext:value-type="float">
            <text:p>0.000189572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  <table:table-cell table:formula="of:=POWER([.A22]-[.D22];2)" office:value-type="float" office:value="0.0000005786036356" calcext:value-type="float">
            <text:p>5.786036356E-07</text:p>
          </table:table-cell>
          <table:table-cell table:formula="of:=POWER([.B22]-[.E22];2)" office:value-type="float" office:value="0.000000015732183184" calcext:value-type="float">
            <text:p>1.5732183184E-08</text:p>
          </table:table-cell>
          <table:table-cell table:formula="of:=POWER([.C22]-[.F22];2)" office:value-type="float" office:value="0.000000014478827584" calcext:value-type="float">
            <text:p>1.4478827584E-08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  <table:table-cell table:formula="of:=POWER([.A23]-[.D23];2)" office:value-type="float" office:value="0.000000262920766564" calcext:value-type="float">
            <text:p>2.62920766564E-07</text:p>
          </table:table-cell>
          <table:table-cell table:formula="of:=POWER([.B23]-[.E23];2)" office:value-type="float" office:value="0.0000000960380099990194" calcext:value-type="float">
            <text:p>9.60380099990194E-08</text:p>
          </table:table-cell>
          <table:table-cell table:formula="of:=POWER([.C23]-[.F23];2)" office:value-type="float" office:value="0.00000000943268288399999" calcext:value-type="float">
            <text:p>9.43268288399999E-09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  <table:table-cell table:formula="of:=POWER([.A24]-[.D24];2)" office:value-type="float" office:value="0.000001071974471044" calcext:value-type="float">
            <text:p>1.071974471044E-06</text:p>
          </table:table-cell>
          <table:table-cell table:formula="of:=POWER([.B24]-[.E24];2)" office:value-type="float" office:value="0.000000118924971025" calcext:value-type="float">
            <text:p>1.18924971025E-07</text:p>
          </table:table-cell>
          <table:table-cell table:formula="of:=POWER([.C24]-[.F24];2)" office:value-type="float" office:value="0.000000275309040601" calcext:value-type="float">
            <text:p>2.75309040601E-07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1.55438E-015" calcext:value-type="float">
            <text:p>1.55438E-15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  <table:table-cell table:formula="of:=POWER([.A25]-[.D25];2)" office:value-type="float" office:value="0.000000223122080164" calcext:value-type="float">
            <text:p>2.23122080164E-07</text:p>
          </table:table-cell>
          <table:table-cell table:formula="of:=POWER([.B25]-[.E25];2)" office:value-type="float" office:value="0.000000048390320484" calcext:value-type="float">
            <text:p>4.8390320484E-08</text:p>
          </table:table-cell>
          <table:table-cell table:formula="of:=POWER([.C25]-[.F25];2)" office:value-type="float" office:value="2.4160971844E-030" calcext:value-type="float">
            <text:p>2.4160971844E-30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-0" calcext:value-type="float">
            <text:p>0</text:p>
          </table:table-cell>
          <table:table-cell table:formula="of:=POWER([.A26]-[.D26];2)" office:value-type="float" office:value="0.000000999924001444" calcext:value-type="float">
            <text:p>9.99924001444E-07</text:p>
          </table:table-cell>
          <table:table-cell table:formula="of:=POWER([.B26]-[.E26];2)" office:value-type="float" office:value="0.000000332812456201" calcext:value-type="float">
            <text:p>3.32812456201E-07</text:p>
          </table:table-cell>
          <table:table-cell table:formula="of:=POWER([.C26]-[.F26];2)" office:value-type="float" office:value="0.000000137459270025" calcext:value-type="float">
            <text:p>1.37459270025E-07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0.0000189779" calcext:value-type="float">
            <text:p>1.89779E-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  <table:table-cell table:formula="of:=POWER([.A27]-[.D27];2)" office:value-type="float" office:value="0.000000056493683856" calcext:value-type="float">
            <text:p>5.6493683856E-08</text:p>
          </table:table-cell>
          <table:table-cell table:formula="of:=POWER([.B27]-[.E27];2)" office:value-type="float" office:value="0.00000008463566826841" calcext:value-type="float">
            <text:p>8.463566826841E-08</text:p>
          </table:table-cell>
          <table:table-cell table:formula="of:=POWER([.C27]-[.F27];2)" office:value-type="float" office:value="0.00000011154123768841" calcext:value-type="float">
            <text:p>1.1154123768841E-07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office:value-type="float" office:value="1.25594E-015" calcext:value-type="float">
            <text:p>1.25594E-15</text:p>
          </table:table-cell>
          <table:table-cell office:value-type="float" office:value="1.40513E-015" calcext:value-type="float">
            <text:p>1.40513E-15</text:p>
          </table:table-cell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  <table:table-cell table:formula="of:=POWER([.A28]-[.D28];2)" office:value-type="float" office:value="0.00520133767209" calcext:value-type="float">
            <text:p>0.00520133767209</text:p>
          </table:table-cell>
          <table:table-cell table:formula="of:=POWER([.B28]-[.E28];2)" office:value-type="float" office:value="0.000000000670810000065058" calcext:value-type="float">
            <text:p>6.70810000065058E-10</text:p>
          </table:table-cell>
          <table:table-cell table:formula="of:=POWER([.C28]-[.F28];2)" office:value-type="float" office:value="0.000000000670809999927214" calcext:value-type="float">
            <text:p>6.70809999927214E-10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5.6205E-016" calcext:value-type="float">
            <text:p>5.6205E-16</text:p>
          </table:table-cell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  <table:table-cell table:formula="of:=POWER([.A29]-[.D29];2)" office:value-type="float" office:value="0.01377728970289" calcext:value-type="float">
            <text:p>0.01377728970289</text:p>
          </table:table-cell>
          <table:table-cell table:formula="of:=POWER([.B29]-[.E29];2)" office:value-type="float" office:value="0.01427501637961" calcext:value-type="float">
            <text:p>0.01427501637961</text:p>
          </table:table-cell>
          <table:table-cell table:formula="of:=POWER([.C29]-[.F29];2)" office:value-type="float" office:value="0.000000000723609999969762" calcext:value-type="float">
            <text:p>7.23609999969762E-10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4.61436E-016" calcext:value-type="float">
            <text:p>4.61436E-1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  <table:table-cell table:formula="of:=POWER([.A30]-[.D30];2)" office:value-type="float" office:value="0.01330922166336" calcext:value-type="float">
            <text:p>0.01330922166336</text:p>
          </table:table-cell>
          <table:table-cell table:formula="of:=POWER([.B30]-[.E30];2)" office:value-type="float" office:value="0.0000000992249999997093" calcext:value-type="float">
            <text:p>9.92249999997093E-08</text:p>
          </table:table-cell>
          <table:table-cell table:formula="of:=POWER([.C30]-[.F30];2)" office:value-type="float" office:value="0.01420747186401" calcext:value-type="float">
            <text:p>0.01420747186401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  <table:table-cell table:formula="of:=POWER([.A31]-[.D31];2)" office:value-type="float" office:value="0.00041671914769" calcext:value-type="float">
            <text:p>0.00041671914769</text:p>
          </table:table-cell>
          <table:table-cell table:formula="of:=POWER([.B31]-[.E31];2)" office:value-type="float" office:value="0.00052898160016" calcext:value-type="float">
            <text:p>0.00052898160016</text:p>
          </table:table-cell>
          <table:table-cell table:formula="of:=POWER([.C31]-[.F31];2)" office:value-type="float" office:value="0.0000471969" calcext:value-type="float">
            <text:p>4.71969E-05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22992E-015" calcext:value-type="float">
            <text:p>1.22992E-15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  <table:table-cell table:formula="of:=POWER([.A32]-[.D32];2)" office:value-type="float" office:value="0.0000208841688064" calcext:value-type="float">
            <text:p>2.08841688064E-05</text:p>
          </table:table-cell>
          <table:table-cell table:formula="of:=POWER([.B32]-[.E32];2)" office:value-type="float" office:value="0.0000000233172900003756" calcext:value-type="float">
            <text:p>2.33172900003756E-08</text:p>
          </table:table-cell>
          <table:table-cell table:formula="of:=POWER([.C32]-[.F32];2)" office:value-type="float" office:value="0.00002641857201" calcext:value-type="float">
            <text:p>2.641857201E-05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33]-[.D33];2)" office:value-type="float" office:value="0.00001938112576" calcext:value-type="float">
            <text:p>1.938112576E-05</text:p>
          </table:table-cell>
          <table:table-cell table:formula="of:=POWER([.B33]-[.E33];2)" office:value-type="float" office:value="0.0000258303831696" calcext:value-type="float">
            <text:p>2.58303831696E-05</text:p>
          </table:table-cell>
          <table:table-cell table:formula="of:=POWER([.C33]-[.F33];2)" office:value-type="float" office:value="0.000133911184" calcext:value-type="float">
            <text:p>0.000133911184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1.33227E-015" calcext:value-type="float">
            <text:p>1.33227E-15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0" calcext:value-type="float">
            <text:p>0</text:p>
          </table:table-cell>
          <table:table-cell table:formula="of:=POWER([.A34]-[.D34];2)" office:value-type="float" office:value="0.0000163500539904" calcext:value-type="float">
            <text:p>1.63500539904E-05</text:p>
          </table:table-cell>
          <table:table-cell table:formula="of:=POWER([.B34]-[.E34];2)" office:value-type="float" office:value="0.00001071187441" calcext:value-type="float">
            <text:p>1.071187441E-05</text:p>
          </table:table-cell>
          <table:table-cell table:formula="of:=POWER([.C34]-[.F34];2)" office:value-type="float" office:value="1.7749433529E-030" calcext:value-type="float">
            <text:p>1.7749433529E-3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  <table:table-cell table:formula="of:=POWER([.A35]-[.D35];2)" office:value-type="float" office:value="0.000020557156" calcext:value-type="float">
            <text:p>2.0557156E-05</text:p>
          </table:table-cell>
          <table:table-cell table:formula="of:=POWER([.B35]-[.E35];2)" office:value-type="float" office:value="0.000133911184" calcext:value-type="float">
            <text:p>0.000133911184</text:p>
          </table:table-cell>
          <table:table-cell table:formula="of:=POWER([.C35]-[.F35];2)" office:value-type="float" office:value="0.0000251678808976" calcext:value-type="float">
            <text:p>2.51678808976E-05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-0.000773413" calcext:value-type="float">
            <text:p>-0.000773413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  <table:table-cell table:formula="of:=POWER([.A36]-[.D36];2)" office:value-type="float" office:value="0.000001363721806225" calcext:value-type="float">
            <text:p>1.363721806225E-06</text:p>
          </table:table-cell>
          <table:table-cell table:formula="of:=POWER([.B36]-[.E36];2)" office:value-type="float" office:value="0.000000857685288769" calcext:value-type="float">
            <text:p>8.57685288769E-07</text:p>
          </table:table-cell>
          <table:table-cell table:formula="of:=POWER([.C36]-[.F36];2)" office:value-type="float" office:value="0.000000514251054769" calcext:value-type="float">
            <text:p>5.14251054769E-07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7.07767E-016" calcext:value-type="float">
            <text:p>7.07767E-16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  <table:table-cell table:formula="of:=POWER([.A37]-[.D37];2)" office:value-type="float" office:value="0.000000004925092041" calcext:value-type="float">
            <text:p>4.925092041E-09</text:p>
          </table:table-cell>
          <table:table-cell table:formula="of:=POWER([.B37]-[.E37];2)" office:value-type="float" office:value="0.0000032786707041" calcext:value-type="float">
            <text:p>3.2786707041E-06</text:p>
          </table:table-cell>
          <table:table-cell table:formula="of:=POWER([.C37]-[.F37];2)" office:value-type="float" office:value="0.00000000000441000000297262" calcext:value-type="float">
            <text:p>4.41000000297262E-12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  <table:table-cell table:formula="of:=POWER([.A38]-[.D38];2)" office:value-type="float" office:value="0.000000309370676521" calcext:value-type="float">
            <text:p>3.09370676521E-07</text:p>
          </table:table-cell>
          <table:table-cell table:formula="of:=POWER([.B38]-[.E38];2)" office:value-type="float" office:value="0.000000026352327556" calcext:value-type="float">
            <text:p>2.6352327556E-08</text:p>
          </table:table-cell>
          <table:table-cell table:formula="of:=POWER([.C38]-[.F38];2)" office:value-type="float" office:value="0.00000013410851898889" calcext:value-type="float">
            <text:p>1.3410851898889E-07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" calcext:value-type="float">
            <text:p>0</text:p>
          </table:table-cell>
          <table:table-cell office:value-type="float" office:value="0.0000263" calcext:value-type="float">
            <text:p>2.63E-05</text:p>
          </table:table-cell>
          <table:table-cell table:formula="of:=POWER([.A39]-[.D39];2)" office:value-type="float" office:value="0.00000000610251566596" calcext:value-type="float">
            <text:p>6.10251566596E-09</text:p>
          </table:table-cell>
          <table:table-cell table:formula="of:=POWER([.B39]-[.E39];2)" office:value-type="float" office:value="0.000000099229410049" calcext:value-type="float">
            <text:p>9.9229410049E-08</text:p>
          </table:table-cell>
          <table:table-cell table:formula="of:=POWER([.C39]-[.F39];2)" office:value-type="float" office:value="0.000000080406840721" calcext:value-type="float">
            <text:p>8.0406840721E-08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-1.74166E-015" calcext:value-type="float">
            <text:p>-1.74166E-15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  <table:table-cell table:formula="of:=POWER([.A40]-[.D40];2)" office:value-type="float" office:value="0.000000021065039044" calcext:value-type="float">
            <text:p>2.1065039044E-08</text:p>
          </table:table-cell>
          <table:table-cell table:formula="of:=POWER([.B40]-[.E40];2)" office:value-type="float" office:value="0.000000000670810000090218" calcext:value-type="float">
            <text:p>6.70810000090218E-10</text:p>
          </table:table-cell>
          <table:table-cell table:formula="of:=POWER([.C40]-[.F40];2)" office:value-type="float" office:value="0.000000000670810000084827" calcext:value-type="float">
            <text:p>6.70810000084827E-10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41]-[.D41];2)" office:value-type="float" office:value="0.000000011963765641" calcext:value-type="float">
            <text:p>1.1963765641E-08</text:p>
          </table:table-cell>
          <table:table-cell table:formula="of:=POWER([.B41]-[.E41];2)" office:value-type="float" office:value="0.0000032786707041" calcext:value-type="float">
            <text:p>3.2786707041E-06</text:p>
          </table:table-cell>
          <table:table-cell table:formula="of:=POWER([.C41]-[.F41];2)" office:value-type="float" office:value="1.7749433529E-030" calcext:value-type="float">
            <text:p>1.7749433529E-30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8.7777E-016" calcext:value-type="float">
            <text:p>-8.7777E-16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  <table:table-cell table:formula="of:=POWER([.A42]-[.D42];2)" office:value-type="float" office:value="0.00000000239213919025" calcext:value-type="float">
            <text:p>2.39213919025E-09</text:p>
          </table:table-cell>
          <table:table-cell table:formula="of:=POWER([.B42]-[.E42];2)" office:value-type="float" office:value="0.000000000691689999953829" calcext:value-type="float">
            <text:p>6.91689999953829E-10</text:p>
          </table:table-cell>
          <table:table-cell table:formula="of:=POWER([.C42]-[.F42];2)" office:value-type="float" office:value="0.00000000430607626849" calcext:value-type="float">
            <text:p>4.30607626849E-09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63" calcext:value-type="float">
            <text:p>-2.63E-05</text:p>
          </table:table-cell>
          <table:table-cell table:formula="of:=POWER([.A43]-[.D43];2)" office:value-type="float" office:value="0.000000402350444721" calcext:value-type="float">
            <text:p>4.02350444721E-07</text:p>
          </table:table-cell>
          <table:table-cell table:formula="of:=POWER([.B43]-[.E43];2)" office:value-type="float" office:value="0.000000023306907556" calcext:value-type="float">
            <text:p>2.3306907556E-08</text:p>
          </table:table-cell>
          <table:table-cell table:formula="of:=POWER([.C43]-[.F43];2)" office:value-type="float" office:value="0.00000000090049806889" calcext:value-type="float">
            <text:p>9.0049806889E-10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82493E-015" calcext:value-type="float">
            <text:p>-1.82493E-1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  <table:table-cell table:formula="of:=POWER([.A44]-[.D44];2)" office:value-type="float" office:value="0.00000000000528816016000004" calcext:value-type="float">
            <text:p>5.28816016000004E-12</text:p>
          </table:table-cell>
          <table:table-cell table:formula="of:=POWER([.B44]-[.E44];2)" office:value-type="float" office:value="0.000000000670810000094531" calcext:value-type="float">
            <text:p>6.70810000094531E-10</text:p>
          </table:table-cell>
          <table:table-cell table:formula="of:=POWER([.C44]-[.F44];2)" office:value-type="float" office:value="0.0000000007817135095396" calcext:value-type="float">
            <text:p>7.817135095396E-10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  <table:table-cell table:formula="of:=POWER([.A45]-[.D45];2)" office:value-type="float" office:value="0.00000000163366322596" calcext:value-type="float">
            <text:p>1.63366322596E-09</text:p>
          </table:table-cell>
          <table:table-cell table:formula="of:=POWER([.B45]-[.E45];2)" office:value-type="float" office:value="0.000000099229410049" calcext:value-type="float">
            <text:p>9.9229410049E-08</text:p>
          </table:table-cell>
          <table:table-cell table:formula="of:=POWER([.C45]-[.F45];2)" office:value-type="float" office:value="0.000000094716833121" calcext:value-type="float">
            <text:p>9.4716833121E-08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  <table:table-cell table:formula="of:=POWER([.A46]-[.D46];2)" office:value-type="float" office:value="0.000000100296989809" calcext:value-type="float">
            <text:p>1.00296989809E-07</text:p>
          </table:table-cell>
          <table:table-cell table:formula="of:=POWER([.B46]-[.E46];2)" office:value-type="float" office:value="0.000000806001746176" calcext:value-type="float">
            <text:p>8.06001746176E-07</text:p>
          </table:table-cell>
          <table:table-cell table:formula="of:=POWER([.C46]-[.F46];2)" office:value-type="float" office:value="0.000000352579438656" calcext:value-type="float">
            <text:p>3.52579438656E-07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-1.80476E-015" calcext:value-type="float">
            <text:p>-1.80476E-15</text:p>
          </table:table-cell>
          <table:table-cell office:value-type="float" office:value="1.72088E-015" calcext:value-type="float">
            <text:p>1.72088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  <table:table-cell table:formula="of:=POWER([.A47]-[.D47];2)" office:value-type="float" office:value="0.00000001119700469281" calcext:value-type="float">
            <text:p>1.119700469281E-08</text:p>
          </table:table-cell>
          <table:table-cell table:formula="of:=POWER([.B47]-[.E47];2)" office:value-type="float" office:value="3.2571586576E-030" calcext:value-type="float">
            <text:p>3.2571586576E-30</text:p>
          </table:table-cell>
          <table:table-cell table:formula="of:=POWER([.C47]-[.F47];2)" office:value-type="float" office:value="0.00000000430336000022578" calcext:value-type="float">
            <text:p>4.30336000022578E-09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  <table:table-cell table:formula="of:=POWER([.A48]-[.D48];2)" office:value-type="float" office:value="0.000000761949172609" calcext:value-type="float">
            <text:p>7.61949172609E-07</text:p>
          </table:table-cell>
          <table:table-cell table:formula="of:=POWER([.B48]-[.E48];2)" office:value-type="float" office:value="0.000000540924946576" calcext:value-type="float">
            <text:p>5.40924946576E-07</text:p>
          </table:table-cell>
          <table:table-cell table:formula="of:=POWER([.C48]-[.F48];2)" office:value-type="float" office:value="0.000000051794477056" calcext:value-type="float">
            <text:p>5.1794477056E-08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7557E-015" calcext:value-type="float">
            <text:p>-1.7557E-1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" calcext:value-type="float">
            <text:p>0</text:p>
          </table:table-cell>
          <table:table-cell table:formula="of:=POWER([.A49]-[.D49];2)" office:value-type="float" office:value="0.00000323060182515625" calcext:value-type="float">
            <text:p>3.23060182515625E-06</text:p>
          </table:table-cell>
          <table:table-cell table:formula="of:=POWER([.B49]-[.E49];2)" office:value-type="float" office:value="0.0000100996840000112" calcext:value-type="float">
            <text:p>1.00996840000112E-05</text:p>
          </table:table-cell>
          <table:table-cell table:formula="of:=POWER([.C49]-[.F49];2)" office:value-type="float" office:value="0.00000000231333102841" calcext:value-type="float">
            <text:p>2.31333102841E-09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2.1233E-015" calcext:value-type="float">
            <text:p>2.1233E-15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0" calcext:value-type="float">
            <text:p>0</text:p>
          </table:table-cell>
          <table:table-cell table:formula="of:=POWER([.A50]-[.D50];2)" office:value-type="float" office:value="0.160950005200691" calcext:value-type="float">
            <text:p>0.160950005200691</text:p>
          </table:table-cell>
          <table:table-cell table:formula="of:=POWER([.B50]-[.E50];2)" office:value-type="float" office:value="0.289760629604814" calcext:value-type="float">
            <text:p>0.289760629604814</text:p>
          </table:table-cell>
          <table:table-cell table:formula="of:=POWER([.C50]-[.F50];2)" office:value-type="float" office:value="4.50840289E-030" calcext:value-type="float">
            <text:p>4.50840289E-30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  <table:table-cell table:formula="of:=POWER([.A51]-[.D51];2)" office:value-type="float" office:value="0.00000347567862221584" calcext:value-type="float">
            <text:p>3.47567862221584E-06</text:p>
          </table:table-cell>
          <table:table-cell table:formula="of:=POWER([.B51]-[.E51];2)" office:value-type="float" office:value="0.000122794894981282" calcext:value-type="float">
            <text:p>0.000122794894981</text:p>
          </table:table-cell>
          <table:table-cell table:formula="of:=POWER([.C51]-[.F51];2)" office:value-type="float" office:value="0.0000252758628331124" calcext:value-type="float">
            <text:p>2.52758628331124E-0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2.50836E-015" calcext:value-type="float">
            <text:p>2.50836E-15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  <table:table-cell table:formula="of:=POWER([.A52]-[.D52];2)" office:value-type="float" office:value="0.000684599427852201" calcext:value-type="float">
            <text:p>0.000684599427852</text:p>
          </table:table-cell>
          <table:table-cell table:formula="of:=POWER([.B52]-[.E52];2)" office:value-type="float" office:value="0.000692288980618225" calcext:value-type="float">
            <text:p>0.000692288980618</text:p>
          </table:table-cell>
          <table:table-cell table:formula="of:=POWER([.C52]-[.F52];2)" office:value-type="float" office:value="0.00067124000889013" calcext:value-type="float">
            <text:p>0.00067124000889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1.6584E-015" calcext:value-type="float">
            <text:p>-1.6584E-1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  <table:table-cell table:formula="of:=POWER([.A53]-[.D53];2)" office:value-type="float" office:value="0.00000457682056185025" calcext:value-type="float">
            <text:p>4.57682056185025E-06</text:p>
          </table:table-cell>
          <table:table-cell table:formula="of:=POWER([.B53]-[.E53];2)" office:value-type="float" office:value="0.000000000723610000089222" calcext:value-type="float">
            <text:p>7.23610000089222E-10</text:p>
          </table:table-cell>
          <table:table-cell table:formula="of:=POWER([.C53]-[.F53];2)" office:value-type="float" office:value="0.00000000216258481296" calcext:value-type="float">
            <text:p>2.16258481296E-09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  <table:table-cell table:formula="of:=POWER([.A54]-[.D54];2)" office:value-type="float" office:value="0.00000347567862221584" calcext:value-type="float">
            <text:p>3.47567862221584E-06</text:p>
          </table:table-cell>
          <table:table-cell table:formula="of:=POWER([.B54]-[.E54];2)" office:value-type="float" office:value="0.0000254854762619216" calcext:value-type="float">
            <text:p>2.54854762619216E-05</text:p>
          </table:table-cell>
          <table:table-cell table:formula="of:=POWER([.C54]-[.F54];2)" office:value-type="float" office:value="0.000125872930339272" calcext:value-type="float">
            <text:p>0.000125872930339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2.54147E-015" calcext:value-type="float">
            <text:p>2.54147E-1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  <table:table-cell table:formula="of:=POWER([.A55]-[.D55];2)" office:value-type="float" office:value="0.000000338558732164" calcext:value-type="float">
            <text:p>3.38558732164E-07</text:p>
          </table:table-cell>
          <table:table-cell table:formula="of:=POWER([.B55]-[.E55];2)" office:value-type="float" office:value="0.000000028795035481" calcext:value-type="float">
            <text:p>2.8795035481E-08</text:p>
          </table:table-cell>
          <table:table-cell table:formula="of:=POWER([.C55]-[.F55];2)" office:value-type="float" office:value="0.0000000992249999983988" calcext:value-type="float">
            <text:p>9.92249999983988E-08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  <table:table-cell table:formula="of:=POWER([.A56]-[.D56];2)" office:value-type="float" office:value="0.000000551985103849" calcext:value-type="float">
            <text:p>5.51985103849E-07</text:p>
          </table:table-cell>
          <table:table-cell table:formula="of:=POWER([.B56]-[.E56];2)" office:value-type="float" office:value="0.00000000168136902025" calcext:value-type="float">
            <text:p>1.68136902025E-09</text:p>
          </table:table-cell>
          <table:table-cell table:formula="of:=POWER([.C56]-[.F56];2)" office:value-type="float" office:value="0.0000000235079656341018" calcext:value-type="float">
            <text:p>2.35079656341018E-08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  <table:table-cell table:formula="of:=POWER([.A57]-[.D57];2)" office:value-type="float" office:value="0.00000001034437487329" calcext:value-type="float">
            <text:p>1.034437487329E-08</text:p>
          </table:table-cell>
          <table:table-cell table:formula="of:=POWER([.B57]-[.E57];2)" office:value-type="float" office:value="0.00000000482346918144" calcext:value-type="float">
            <text:p>4.82346918144E-09</text:p>
          </table:table-cell>
          <table:table-cell table:formula="of:=POWER([.C57]-[.F57];2)" office:value-type="float" office:value="0.00000000338730984036" calcext:value-type="float">
            <text:p>3.38730984036E-09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-2.09928E-015" calcext:value-type="float">
            <text:p>-2.09928E-15</text:p>
          </table:table-cell>
          <table:table-cell office:value-type="float" office:value="2.16493E-015" calcext:value-type="float">
            <text:p>2.16493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  <table:table-cell table:formula="of:=POWER([.A58]-[.D58];2)" office:value-type="float" office:value="0.00000001659266015625" calcext:value-type="float">
            <text:p>1.659266015625E-08</text:p>
          </table:table-cell>
          <table:table-cell table:formula="of:=POWER([.B58]-[.E58];2)" office:value-type="float" office:value="0.00000000430335999972457" calcext:value-type="float">
            <text:p>4.30335999972457E-09</text:p>
          </table:table-cell>
          <table:table-cell table:formula="of:=POWER([.C58]-[.F58];2)" office:value-type="float" office:value="4.6869219049E-030" calcext:value-type="float">
            <text:p>4.6869219049E-30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2.98928E-015" calcext:value-type="float">
            <text:p>2.98928E-1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  <table:table-cell table:formula="of:=POWER([.A59]-[.D59];2)" office:value-type="float" office:value="0.000000338558732164" calcext:value-type="float">
            <text:p>3.38558732164E-07</text:p>
          </table:table-cell>
          <table:table-cell table:formula="of:=POWER([.B59]-[.E59];2)" office:value-type="float" office:value="0.000000623296039081" calcext:value-type="float">
            <text:p>6.23296039081E-07</text:p>
          </table:table-cell>
          <table:table-cell table:formula="of:=POWER([.C59]-[.F59];2)" office:value-type="float" office:value="0.0000000992250000018832" calcext:value-type="float">
            <text:p>9.92250000018832E-08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1.69829E-015" calcext:value-type="float">
            <text:p>-1.69829E-1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  <table:table-cell table:formula="of:=POWER([.A60]-[.D60];2)" office:value-type="float" office:value="0.00000048806529351889" calcext:value-type="float">
            <text:p>4.8806529351889E-07</text:p>
          </table:table-cell>
          <table:table-cell table:formula="of:=POWER([.B60]-[.E60];2)" office:value-type="float" office:value="0.00000000316969000019123" calcext:value-type="float">
            <text:p>3.16969000019123E-09</text:p>
          </table:table-cell>
          <table:table-cell table:formula="of:=POWER([.C60]-[.F60];2)" office:value-type="float" office:value="0.00000003566738193561" calcext:value-type="float">
            <text:p>3.566738193561E-08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  <table:table-cell table:formula="of:=POWER([.A61]-[.D61];2)" office:value-type="float" office:value="0.000004830575392449" calcext:value-type="float">
            <text:p>4.830575392449E-06</text:p>
          </table:table-cell>
          <table:table-cell table:formula="of:=POWER([.B61]-[.E61];2)" office:value-type="float" office:value="0.00000000178046022025" calcext:value-type="float">
            <text:p>1.78046022025E-09</text:p>
          </table:table-cell>
          <table:table-cell table:formula="of:=POWER([.C61]-[.F61];2)" office:value-type="float" office:value="0.000000000690476734901776" calcext:value-type="float">
            <text:p>6.90476734901776E-10</text:p>
          </table:table-cell>
        </table:table-row>
        <table:table-row table:style-name="ro1">
          <table:table-cell office:value-type="float" office:value="-2.19623E-015" calcext:value-type="float">
            <text:p>-2.19623E-15</text:p>
          </table:table-cell>
          <table:table-cell office:value-type="float" office:value="-2.11473E-015" calcext:value-type="float">
            <text:p>-2.11473E-15</text:p>
          </table:table-cell>
          <table:table-cell office:value-type="float" office:value="-1.83074E-015" calcext:value-type="float">
            <text:p>-1.83074E-1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  <table:table-cell table:formula="of:=POWER([.A62]-[.D62];2)" office:value-type="float" office:value="0.00000326055248999207" calcext:value-type="float">
            <text:p>3.26055248999207E-06</text:p>
          </table:table-cell>
          <table:table-cell table:formula="of:=POWER([.B62]-[.E62];2)" office:value-type="float" office:value="0.000024689967210021" calcext:value-type="float">
            <text:p>2.4689967210021E-05</text:p>
          </table:table-cell>
          <table:table-cell table:formula="of:=POWER([.C62]-[.F62];2)" office:value-type="float" office:value="0.000124561224490041" calcext:value-type="float">
            <text:p>0.00012456122449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  <table:table-cell table:formula="of:=POWER([.A63]-[.D63];2)" office:value-type="float" office:value="0.00000349019851577329" calcext:value-type="float">
            <text:p>3.49019851577329E-06</text:p>
          </table:table-cell>
          <table:table-cell table:formula="of:=POWER([.B63]-[.E63];2)" office:value-type="float" office:value="0.000123062387598461" calcext:value-type="float">
            <text:p>0.000123062387598</text:p>
          </table:table-cell>
          <table:table-cell table:formula="of:=POWER([.C63]-[.F63];2)" office:value-type="float" office:value="0.0000252717404425204" calcext:value-type="float">
            <text:p>2.52717404425204E-05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1.72778E-015" calcext:value-type="float">
            <text:p>1.72778E-15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  <table:table-cell table:formula="of:=POWER([.A64]-[.D64];2)" office:value-type="float" office:value="0.000643974415975801" calcext:value-type="float">
            <text:p>0.000643974415976</text:p>
          </table:table-cell>
          <table:table-cell table:formula="of:=POWER([.B64]-[.E64];2)" office:value-type="float" office:value="0.000715790695690225" calcext:value-type="float">
            <text:p>0.00071579069569</text:p>
          </table:table-cell>
          <table:table-cell table:formula="of:=POWER([.C64]-[.F64];2)" office:value-type="float" office:value="0.00067124000888991" calcext:value-type="float">
            <text:p>0.00067124000889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[.A65]-[.D65];2)" office:value-type="float" office:value="0.000013244948488321" calcext:value-type="float">
            <text:p>1.3244948488321E-05</text:p>
          </table:table-cell>
          <table:table-cell table:formula="of:=POWER([.B65]-[.E65];2)" office:value-type="float" office:value="0.000000531669930649" calcext:value-type="float">
            <text:p>5.31669930649E-07</text:p>
          </table:table-cell>
          <table:table-cell table:formula="of:=POWER([.C65]-[.F65];2)" office:value-type="float" office:value="0.000000153348993604" calcext:value-type="float">
            <text:p>1.53348993604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  <table:table-cell table:formula="of:=POWER([.A66]-[.D66];2)" office:value-type="float" office:value="0.000152275745612035" calcext:value-type="float">
            <text:p>0.000152275745612</text:p>
          </table:table-cell>
          <table:table-cell table:formula="of:=POWER([.B66]-[.E66];2)" office:value-type="float" office:value="0.00002687281921" calcext:value-type="float">
            <text:p>2.687281921E-05</text:p>
          </table:table-cell>
          <table:table-cell table:formula="of:=POWER([.C66]-[.F66];2)" office:value-type="float" office:value="0.0000001382129329" calcext:value-type="float">
            <text:p>1.382129329E-07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-1.80932E-015" calcext:value-type="float">
            <text:p>-1.80932E-15</text:p>
          </table:table-cell>
          <table:table-cell office:value-type="float" office:value="1.81799E-015" calcext:value-type="float">
            <text:p>1.81799E-1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  <table:table-cell table:formula="of:=POWER([.A67]-[.D67];2)" office:value-type="float" office:value="0.000150069612434274" calcext:value-type="float">
            <text:p>0.000150069612434</text:p>
          </table:table-cell>
          <table:table-cell table:formula="of:=POWER([.B67]-[.E67];2)" office:value-type="float" office:value="3.2736388624E-030" calcext:value-type="float">
            <text:p>3.2736388624E-30</text:p>
          </table:table-cell>
          <table:table-cell table:formula="of:=POWER([.C67]-[.F67];2)" office:value-type="float" office:value="0.0000228034900899826" calcext:value-type="float">
            <text:p>2.28034900899826E-05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2.07473E-015" calcext:value-type="float">
            <text:p>2.07473E-15</text:p>
          </table:table-cell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  <table:table-cell table:formula="of:=POWER([.A68]-[.D68];2)" office:value-type="float" office:value="0.000338304325088601" calcext:value-type="float">
            <text:p>0.000338304325089</text:p>
          </table:table-cell>
          <table:table-cell table:formula="of:=POWER([.B68]-[.E68];2)" office:value-type="float" office:value="0.000172117738003225" calcext:value-type="float">
            <text:p>0.000172117738003</text:p>
          </table:table-cell>
          <table:table-cell table:formula="of:=POWER([.C68]-[.F68];2)" office:value-type="float" office:value="0.000150636347560051" calcext:value-type="float">
            <text:p>0.00015063634756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" calcext:value-type="float">
            <text:p>0</text:p>
          </table:table-cell>
          <table:table-cell office:value-type="float" office:value="-0.0115481" calcext:value-type="float">
            <text:p>-0.0115481</text:p>
          </table:table-cell>
          <table:table-cell table:formula="of:=POWER([.A69]-[.D69];2)" office:value-type="float" office:value="0.000141953935320029" calcext:value-type="float">
            <text:p>0.00014195393532</text:p>
          </table:table-cell>
          <table:table-cell table:formula="of:=POWER([.B69]-[.E69];2)" office:value-type="float" office:value="1.6301160976E-030" calcext:value-type="float">
            <text:p>1.6301160976E-30</text:p>
          </table:table-cell>
          <table:table-cell table:formula="of:=POWER([.C69]-[.F69];2)" office:value-type="float" office:value="0.000131755016423297" calcext:value-type="float">
            <text:p>0.000131755016423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  <table:table-cell table:formula="of:=POWER([.A70]-[.D70];2)" office:value-type="float" office:value="0.000000322011986521" calcext:value-type="float">
            <text:p>3.22011986521E-07</text:p>
          </table:table-cell>
          <table:table-cell table:formula="of:=POWER([.B70]-[.E70];2)" office:value-type="float" office:value="0.000000085355712649" calcext:value-type="float">
            <text:p>8.5355712649E-08</text:p>
          </table:table-cell>
          <table:table-cell table:formula="of:=POWER([.C70]-[.F70];2)" office:value-type="float" office:value="0.000001399011108804" calcext:value-type="float">
            <text:p>1.399011108804E-06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9258E-015" calcext:value-type="float">
            <text:p>-1.89258E-1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" calcext:value-type="float">
            <text:p>0</text:p>
          </table:table-cell>
          <table:table-cell office:value-type="float" office:value="0.0004031" calcext:value-type="float">
            <text:p>0.0004031</text:p>
          </table:table-cell>
          <table:table-cell table:formula="of:=POWER([.A71]-[.D71];2)" office:value-type="float" office:value="0.00000011675062100641" calcext:value-type="float">
            <text:p>1.1675062100641E-07</text:p>
          </table:table-cell>
          <table:table-cell table:formula="of:=POWER([.B71]-[.E71];2)" office:value-type="float" office:value="3.5818590564E-030" calcext:value-type="float">
            <text:p>3.5818590564E-30</text:p>
          </table:table-cell>
          <table:table-cell table:formula="of:=POWER([.C71]-[.F71];2)" office:value-type="float" office:value="0.00000022472036859024" calcext:value-type="float">
            <text:p>2.2472036859024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  <table:table-cell table:formula="of:=POWER([.A72]-[.D72];2)" office:value-type="float" office:value="0.00000007762124751481" calcext:value-type="float">
            <text:p>7.762124751481E-08</text:p>
          </table:table-cell>
          <table:table-cell table:formula="of:=POWER([.B72]-[.E72];2)" office:value-type="float" office:value="0.00000001555009" calcext:value-type="float">
            <text:p>1.555009E-08</text:p>
          </table:table-cell>
          <table:table-cell table:formula="of:=POWER([.C72]-[.F72];2)" office:value-type="float" office:value="0.0000009112038849" calcext:value-type="float">
            <text:p>9.112038849E-07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1.39819E-015" calcext:value-type="float">
            <text:p>1.39819E-15</text:p>
          </table:table-cell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73]-[.D73];2)" office:value-type="float" office:value="0.0000033644730625" calcext:value-type="float">
            <text:p>3.3644730625E-06</text:p>
          </table:table-cell>
          <table:table-cell table:formula="of:=POWER([.B73]-[.E73];2)" office:value-type="float" office:value="0.0000100998746809" calcext:value-type="float">
            <text:p>1.00998746809E-05</text:p>
          </table:table-cell>
          <table:table-cell table:formula="of:=POWER([.C73]-[.F73];2)" office:value-type="float" office:value="1.9549352761E-030" calcext:value-type="float">
            <text:p>1.9549352761E-30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4.71845E-016" calcext:value-type="float">
            <text:p>4.71845E-16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  <table:table-cell table:formula="of:=POWER([.A74]-[.D74];2)" office:value-type="float" office:value="0.16120168790049" calcext:value-type="float">
            <text:p>0.16120168790049</text:p>
          </table:table-cell>
          <table:table-cell table:formula="of:=POWER([.B74]-[.E74];2)" office:value-type="float" office:value="0.28934781359236" calcext:value-type="float">
            <text:p>0.28934781359236</text:p>
          </table:table-cell>
          <table:table-cell table:formula="of:=POWER([.C74]-[.F74];2)" office:value-type="float" office:value="2.22637704025E-031" calcext:value-type="float">
            <text:p>2.22637704025E-31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" calcext:value-type="float">
            <text:p>0</text:p>
          </table:table-cell>
          <table:table-cell office:value-type="float" office:value="-0.0004031" calcext:value-type="float">
            <text:p>-0.0004031</text:p>
          </table:table-cell>
          <table:table-cell table:formula="of:=POWER([.A75]-[.D75];2)" office:value-type="float" office:value="0.0000047007876969" calcext:value-type="float">
            <text:p>4.7007876969E-06</text:p>
          </table:table-cell>
          <table:table-cell table:formula="of:=POWER([.B75]-[.E75];2)" office:value-type="float" office:value="0.00012456122449" calcext:value-type="float">
            <text:p>0.00012456122449</text:p>
          </table:table-cell>
          <table:table-cell table:formula="of:=POWER([.C75]-[.F75];2)" office:value-type="float" office:value="0.0000208461643776" calcext:value-type="float">
            <text:p>2.08461643776E-05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  <table:table-cell table:formula="of:=POWER([.A76]-[.D76];2)" office:value-type="float" office:value="0.00067806076816" calcext:value-type="float">
            <text:p>0.00067806076816</text:p>
          </table:table-cell>
          <table:table-cell table:formula="of:=POWER([.B76]-[.E76];2)" office:value-type="float" office:value="0.00065660987536" calcext:value-type="float">
            <text:p>0.00065660987536</text:p>
          </table:table-cell>
          <table:table-cell table:formula="of:=POWER([.C76]-[.F76];2)" office:value-type="float" office:value="0.00064138095025" calcext:value-type="float">
            <text:p>0.00064138095025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" calcext:value-type="float">
            <text:p>0</text:p>
          </table:table-cell>
          <table:table-cell office:value-type="float" office:value="0.0115481" calcext:value-type="float">
            <text:p>0.0115481</text:p>
          </table:table-cell>
          <table:table-cell table:formula="of:=POWER([.A77]-[.D77];2)" office:value-type="float" office:value="0.0000977088756484" calcext:value-type="float">
            <text:p>9.77088756484E-05</text:p>
          </table:table-cell>
          <table:table-cell table:formula="of:=POWER([.B77]-[.E77];2)" office:value-type="float" office:value="0.00000000072401355625" calcext:value-type="float">
            <text:p>7.2401355625E-10</text:p>
          </table:table-cell>
          <table:table-cell table:formula="of:=POWER([.C77]-[.F77];2)" office:value-type="float" office:value="0.000133980798625056" calcext:value-type="float">
            <text:p>0.00013398079862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  <table:table-cell table:formula="of:=POWER([.A78]-[.D78];2)" office:value-type="float" office:value="0.0000071167833529" calcext:value-type="float">
            <text:p>7.1167833529E-06</text:p>
          </table:table-cell>
          <table:table-cell table:formula="of:=POWER([.B78]-[.E78];2)" office:value-type="float" office:value="0.0000205377550596" calcext:value-type="float">
            <text:p>2.05377550596E-05</text:p>
          </table:table-cell>
          <table:table-cell table:formula="of:=POWER([.C78]-[.F78];2)" office:value-type="float" office:value="0.00010752653025" calcext:value-type="float">
            <text:p>0.00010752653025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1.54731E-015" calcext:value-type="float">
            <text:p>1.54731E-1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-0" calcext:value-type="float">
            <text:p>0</text:p>
          </table:table-cell>
          <table:table-cell office:value-type="float" office:value="-0.0047753" calcext:value-type="float">
            <text:p>-0.0047753</text:p>
          </table:table-cell>
          <table:table-cell table:formula="of:=POWER([.A79]-[.D79];2)" office:value-type="float" office:value="0.000589227076" calcext:value-type="float">
            <text:p>0.000589227076</text:p>
          </table:table-cell>
          <table:table-cell table:formula="of:=POWER([.B79]-[.E79];2)" office:value-type="float" office:value="0.00013335861361" calcext:value-type="float">
            <text:p>0.00013335861361</text:p>
          </table:table-cell>
          <table:table-cell table:formula="of:=POWER([.C79]-[.F79];2)" office:value-type="float" office:value="0.0000228034900900148" calcext:value-type="float">
            <text:p>2.28034900900148E-05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  <table:table-cell table:formula="of:=POWER([.A80]-[.D80];2)" office:value-type="float" office:value="9.99999999988122E-015" calcext:value-type="float">
            <text:p>9.99999999988122E-15</text:p>
          </table:table-cell>
          <table:table-cell table:formula="of:=POWER([.B80]-[.E80];2)" office:value-type="float" office:value="0.00060254539024" calcext:value-type="float">
            <text:p>0.00060254539024</text:p>
          </table:table-cell>
          <table:table-cell table:formula="of:=POWER([.C80]-[.F80];2)" office:value-type="float" office:value="0.00060254539024" calcext:value-type="float">
            <text:p>0.00060254539024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  <table:table-cell table:formula="of:=POWER([.A81]-[.D81];2)" office:value-type="float" office:value="0.0001538383779856" calcext:value-type="float">
            <text:p>0.000153838377986</text:p>
          </table:table-cell>
          <table:table-cell table:formula="of:=POWER([.B81]-[.E81];2)" office:value-type="float" office:value="0.000115776287283721" calcext:value-type="float">
            <text:p>0.000115776287284</text:p>
          </table:table-cell>
          <table:table-cell table:formula="of:=POWER([.C81]-[.F81];2)" office:value-type="float" office:value="0.000000621197761921" calcext:value-type="float">
            <text:p>6.21197761921E-07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1.76942E-015" calcext:value-type="float">
            <text:p>1.76942E-15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  <table:table-cell table:formula="of:=POWER([.A82]-[.D82];2)" office:value-type="float" office:value="0.00014247048321" calcext:value-type="float">
            <text:p>0.00014247048321</text:p>
          </table:table-cell>
          <table:table-cell table:formula="of:=POWER([.B82]-[.E82];2)" office:value-type="float" office:value="0.0000268162408336" calcext:value-type="float">
            <text:p>2.68162408336E-05</text:p>
          </table:table-cell>
          <table:table-cell table:formula="of:=POWER([.C82]-[.F82];2)" office:value-type="float" office:value="3.1308471364E-030" calcext:value-type="float">
            <text:p>3.1308471364E-30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  <table:table-cell table:formula="of:=POWER([.A83]-[.D83];2)" office:value-type="float" office:value="1.44400000001251E-015" calcext:value-type="float">
            <text:p>1.44400000001251E-15</text:p>
          </table:table-cell>
          <table:table-cell table:formula="of:=POWER([.B83]-[.E83];2)" office:value-type="float" office:value="0.000002504075210329" calcext:value-type="float">
            <text:p>2.504075210329E-06</text:p>
          </table:table-cell>
          <table:table-cell table:formula="of:=POWER([.C83]-[.F83];2)" office:value-type="float" office:value="1.84900000000228E-015" calcext:value-type="float">
            <text:p>1.84900000000228E-1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  <table:table-cell table:formula="of:=POWER([.A84]-[.D84];2)" office:value-type="float" office:value="0.000000390547503844" calcext:value-type="float">
            <text:p>3.90547503844E-07</text:p>
          </table:table-cell>
          <table:table-cell table:formula="of:=POWER([.B84]-[.E84];2)" office:value-type="float" office:value="0.000001040079744649" calcext:value-type="float">
            <text:p>1.040079744649E-06</text:p>
          </table:table-cell>
          <table:table-cell table:formula="of:=POWER([.C84]-[.F84];2)" office:value-type="float" office:value="0.000000257380684929" calcext:value-type="float">
            <text:p>2.57380684929E-07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1.80411E-015" calcext:value-type="float">
            <text:p>1.80411E-15</text:p>
          </table:table-cell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  <table:table-cell table:formula="of:=POWER([.A85]-[.D85];2)" office:value-type="float" office:value="0.0000000000297897640000002" calcext:value-type="float">
            <text:p>2.97897640000002E-11</text:p>
          </table:table-cell>
          <table:table-cell table:formula="of:=POWER([.B85]-[.E85];2)" office:value-type="float" office:value="0.000001012192942084" calcext:value-type="float">
            <text:p>1.012192942084E-06</text:p>
          </table:table-cell>
          <table:table-cell table:formula="of:=POWER([.C85]-[.F85];2)" office:value-type="float" office:value="0.000000621259239997156" calcext:value-type="float">
            <text:p>6.21259239997156E-07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2.11416E-015" calcext:value-type="float">
            <text:p>2.11416E-1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  <table:table-cell table:formula="of:=POWER([.A86]-[.D86];2)" office:value-type="float" office:value="0.0000038782606489" calcext:value-type="float">
            <text:p>3.8782606489E-06</text:p>
          </table:table-cell>
          <table:table-cell table:formula="of:=POWER([.B86]-[.E86];2)" office:value-type="float" office:value="0.000000082812723984" calcext:value-type="float">
            <text:p>8.2812723984E-08</text:p>
          </table:table-cell>
          <table:table-cell table:formula="of:=POWER([.C86]-[.F86];2)" office:value-type="float" office:value="0.00000000343395999975222" calcext:value-type="float">
            <text:p>3.43395999975222E-09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370755" calcext:value-type="float">
            <text:p>-0.000370755</text:p>
          </table:table-cell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table:formula="of:=POWER([.A87]-[.D87];2)" office:value-type="float" office:value="0.000000883340579044" calcext:value-type="float">
            <text:p>8.83340579044E-07</text:p>
          </table:table-cell>
          <table:table-cell table:formula="of:=POWER([.B87]-[.E87];2)" office:value-type="float" office:value="0.000000242063016001" calcext:value-type="float">
            <text:p>2.42063016001E-07</text:p>
          </table:table-cell>
          <table:table-cell table:formula="of:=POWER([.C87]-[.F87];2)" office:value-type="float" office:value="0.000000202639524025" calcext:value-type="float">
            <text:p>2.02639524025E-07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  <table:table-cell table:formula="of:=POWER([.A88]-[.D88];2)" office:value-type="float" office:value="0.0000004404445956" calcext:value-type="float">
            <text:p>4.404445956E-07</text:p>
          </table:table-cell>
          <table:table-cell table:formula="of:=POWER([.B88]-[.E88];2)" office:value-type="float" office:value="0.000000058163933584" calcext:value-type="float">
            <text:p>5.8163933584E-08</text:p>
          </table:table-cell>
          <table:table-cell table:formula="of:=POWER([.C88]-[.F88];2)" office:value-type="float" office:value="0.000000019036272784" calcext:value-type="float">
            <text:p>1.9036272784E-08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  <table:table-cell table:formula="of:=POWER([.A89]-[.D89];2)" office:value-type="float" office:value="0.000000019483693056" calcext:value-type="float">
            <text:p>1.9483693056E-08</text:p>
          </table:table-cell>
          <table:table-cell table:formula="of:=POWER([.B89]-[.E89];2)" office:value-type="float" office:value="0.00000000449944466841" calcext:value-type="float">
            <text:p>4.49944466841E-09</text:p>
          </table:table-cell>
          <table:table-cell table:formula="of:=POWER([.C89]-[.F89];2)" office:value-type="float" office:value="0.00000000036016068841" calcext:value-type="float">
            <text:p>3.6016068841E-10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550599" calcext:value-type="float">
            <text:p>-0.000550599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90]-[.D90];2)" office:value-type="float" office:value="0.000000996926365444" calcext:value-type="float">
            <text:p>9.96926365444E-07</text:p>
          </table:table-cell>
          <table:table-cell table:formula="of:=POWER([.B90]-[.E90];2)" office:value-type="float" office:value="0.000000137459270025" calcext:value-type="float">
            <text:p>1.37459270025E-07</text:p>
          </table:table-cell>
          <table:table-cell table:formula="of:=POWER([.C90]-[.F90];2)" office:value-type="float" office:value="0.000000303159258801" calcext:value-type="float">
            <text:p>3.03159258801E-07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1.34615E-015" calcext:value-type="float">
            <text:p>1.34615E-15</text:p>
          </table:table-cell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table:formula="of:=POWER([.A91]-[.D91];2)" office:value-type="float" office:value="0.0000150196552704" calcext:value-type="float">
            <text:p>1.50196552704E-05</text:p>
          </table:table-cell>
          <table:table-cell table:formula="of:=POWER([.B91]-[.E91];2)" office:value-type="float" office:value="0.000025250625" calcext:value-type="float">
            <text:p>2.5250625E-05</text:p>
          </table:table-cell>
          <table:table-cell table:formula="of:=POWER([.C91]-[.F91];2)" office:value-type="float" office:value="0.00000000630436000021377" calcext:value-type="float">
            <text:p>6.30436000021377E-09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1.38084E-015" calcext:value-type="float">
            <text:p>1.38084E-15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  <table:table-cell table:formula="of:=POWER([.A92]-[.D92];2)" office:value-type="float" office:value="0.01328685014596" calcext:value-type="float">
            <text:p>0.01328685014596</text:p>
          </table:table-cell>
          <table:table-cell table:formula="of:=POWER([.B92]-[.E92];2)" office:value-type="float" office:value="0.01426911477156" calcext:value-type="float">
            <text:p>0.01426911477156</text:p>
          </table:table-cell>
          <table:table-cell table:formula="of:=POWER([.C92]-[.F92];2)" office:value-type="float" office:value="0.0000000026625600001425" calcext:value-type="float">
            <text:p>2.6625600001425E-09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  <table:table-cell table:formula="of:=POWER([.A93]-[.D93];2)" office:value-type="float" office:value="0.00002512114641" calcext:value-type="float">
            <text:p>2.512114641E-05</text:p>
          </table:table-cell>
          <table:table-cell table:formula="of:=POWER([.B93]-[.E93];2)" office:value-type="float" office:value="0.00015277454404" calcext:value-type="float">
            <text:p>0.00015277454404</text:p>
          </table:table-cell>
          <table:table-cell table:formula="of:=POWER([.C93]-[.F93];2)" office:value-type="float" office:value="0.0000344634747136" calcext:value-type="float">
            <text:p>3.44634747136E-05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  <table:table-cell table:formula="of:=POWER([.A94]-[.D94];2)" office:value-type="float" office:value="0.000496309284" calcext:value-type="float">
            <text:p>0.000496309284</text:p>
          </table:table-cell>
          <table:table-cell table:formula="of:=POWER([.B94]-[.E94];2)" office:value-type="float" office:value="0.00014204587489" calcext:value-type="float">
            <text:p>0.00014204587489</text:p>
          </table:table-cell>
          <table:table-cell table:formula="of:=POWER([.C94]-[.F94];2)" office:value-type="float" office:value="0.00014155050625" calcext:value-type="float">
            <text:p>0.00014155050625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  <table:table-cell table:formula="of:=POWER([.A95]-[.D95];2)" office:value-type="float" office:value="0.000000108909900225" calcext:value-type="float">
            <text:p>1.08909900225E-07</text:p>
          </table:table-cell>
          <table:table-cell table:formula="of:=POWER([.B95]-[.E95];2)" office:value-type="float" office:value="0.000000000316377368999997" calcext:value-type="float">
            <text:p>3.16377368999997E-10</text:p>
          </table:table-cell>
          <table:table-cell table:formula="of:=POWER([.C95]-[.F95];2)" office:value-type="float" office:value="0.000000113173706569" calcext:value-type="float">
            <text:p>1.13173706569E-07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  <table:table-cell table:formula="of:=POWER([.A96]-[.D96];2)" office:value-type="float" office:value="0.00002324686225" calcext:value-type="float">
            <text:p>2.324686225E-05</text:p>
          </table:table-cell>
          <table:table-cell table:formula="of:=POWER([.B96]-[.E96];2)" office:value-type="float" office:value="0.0000320940378256" calcext:value-type="float">
            <text:p>3.20940378256E-05</text:p>
          </table:table-cell>
          <table:table-cell table:formula="of:=POWER([.C96]-[.F96];2)" office:value-type="float" office:value="0.00014056236481" calcext:value-type="float">
            <text:p>0.00014056236481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97]-[.D97];2)" office:value-type="float" office:value="0.000000027152118841" calcext:value-type="float">
            <text:p>2.7152118841E-08</text:p>
          </table:table-cell>
          <table:table-cell table:formula="of:=POWER([.B97]-[.E97];2)" office:value-type="float" office:value="6.47883327744E-031" calcext:value-type="float">
            <text:p>6.47883327744E-31</text:p>
          </table:table-cell>
          <table:table-cell table:formula="of:=POWER([.C97]-[.F97];2)" office:value-type="float" office:value="0.0000032786707041" calcext:value-type="float">
            <text:p>3.2786707041E-06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  <table:table-cell table:formula="of:=POWER([.A98]-[.D98];2)" office:value-type="float" office:value="0.000000996425200521" calcext:value-type="float">
            <text:p>9.96425200521E-07</text:p>
          </table:table-cell>
          <table:table-cell table:formula="of:=POWER([.B98]-[.E98];2)" office:value-type="float" office:value="0.00000012026448318889" calcext:value-type="float">
            <text:p>1.2026448318889E-07</text:p>
          </table:table-cell>
          <table:table-cell table:formula="of:=POWER([.C98]-[.F98];2)" office:value-type="float" office:value="0.000000023306907556" calcext:value-type="float">
            <text:p>2.3306907556E-08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1.69309E-015" calcext:value-type="float">
            <text:p>-1.69309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6" calcext:value-type="float">
            <text:p>1.96E-05</text:p>
          </table:table-cell>
          <table:table-cell table:formula="of:=POWER([.A99]-[.D99];2)" office:value-type="float" office:value="0.000000053240024644" calcext:value-type="float">
            <text:p>5.3240024644E-08</text:p>
          </table:table-cell>
          <table:table-cell table:formula="of:=POWER([.B99]-[.E99];2)" office:value-type="float" office:value="2.6816682564E-030" calcext:value-type="float">
            <text:p>2.6816682564E-30</text:p>
          </table:table-cell>
          <table:table-cell table:formula="of:=POWER([.C99]-[.F99];2)" office:value-type="float" office:value="0.000000000384160000066369" calcext:value-type="float">
            <text:p>3.84160000066369E-10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8.01442E-016" calcext:value-type="float">
            <text:p>-8.01442E-16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  <table:table-cell table:formula="of:=POWER([.A100]-[.D100];2)" office:value-type="float" office:value="0.00000008266171259025" calcext:value-type="float">
            <text:p>8.266171259025E-08</text:p>
          </table:table-cell>
          <table:table-cell table:formula="of:=POWER([.B100]-[.E100];2)" office:value-type="float" office:value="0.00000042044940418849" calcext:value-type="float">
            <text:p>4.2044940418849E-07</text:p>
          </table:table-cell>
          <table:table-cell table:formula="of:=POWER([.C100]-[.F100];2)" office:value-type="float" office:value="0.000000080599210000455" calcext:value-type="float">
            <text:p>8.0599210000455E-08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1.36176E-015" calcext:value-type="float">
            <text:p>1.36176E-15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0.0000481" calcext:value-type="float">
            <text:p>4.81E-05</text:p>
          </table:table-cell>
          <table:table-cell table:formula="of:=POWER([.A101]-[.D101];2)" office:value-type="float" office:value="0.000000016353038641" calcext:value-type="float">
            <text:p>1.6353038641E-08</text:p>
          </table:table-cell>
          <table:table-cell table:formula="of:=POWER([.B101]-[.E101];2)" office:value-type="float" office:value="1.8543902976E-030" calcext:value-type="float">
            <text:p>1.8543902976E-30</text:p>
          </table:table-cell>
          <table:table-cell table:formula="of:=POWER([.C101]-[.F101];2)" office:value-type="float" office:value="0.0000034551746161" calcext:value-type="float">
            <text:p>3.4551746161E-06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  <table:table-cell table:formula="of:=POWER([.A102]-[.D102];2)" office:value-type="float" office:value="0.000000482206636921" calcext:value-type="float">
            <text:p>4.82206636921E-07</text:p>
          </table:table-cell>
          <table:table-cell table:formula="of:=POWER([.B102]-[.E102];2)" office:value-type="float" office:value="0.000000000533226608889999" calcext:value-type="float">
            <text:p>5.33226608889999E-10</text:p>
          </table:table-cell>
          <table:table-cell table:formula="of:=POWER([.C102]-[.F102];2)" office:value-type="float" office:value="0.000000008848412356" calcext:value-type="float">
            <text:p>8.848412356E-09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0.000315007" calcext:value-type="float">
            <text:p>0.00031500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03]-[.D103];2)" office:value-type="float" office:value="0.00000000633912146596" calcext:value-type="float">
            <text:p>6.33912146596E-09</text:p>
          </table:table-cell>
          <table:table-cell table:formula="of:=POWER([.B103]-[.E103];2)" office:value-type="float" office:value="0.000000096013839321" calcext:value-type="float">
            <text:p>9.6013839321E-08</text:p>
          </table:table-cell>
          <table:table-cell table:formula="of:=POWER([.C103]-[.F103];2)" office:value-type="float" office:value="0.000000099229410049" calcext:value-type="float">
            <text:p>9.9229410049E-08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1.70697E-015" calcext:value-type="float">
            <text:p>-1.70697E-15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  <table:table-cell table:formula="of:=POWER([.A104]-[.D104];2)" office:value-type="float" office:value="0.00000000320351472016" calcext:value-type="float">
            <text:p>3.20351472016E-09</text:p>
          </table:table-cell>
          <table:table-cell table:formula="of:=POWER([.B104]-[.E104];2)" office:value-type="float" office:value="0.0000000024542968095396" calcext:value-type="float">
            <text:p>2.4542968095396E-09</text:p>
          </table:table-cell>
          <table:table-cell table:formula="of:=POWER([.C104]-[.F104];2)" office:value-type="float" office:value="0.00000000266256000017616" calcext:value-type="float">
            <text:p>2.66256000017616E-09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315007" calcext:value-type="float">
            <text:p>-0.0003150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05]-[.D105];2)" office:value-type="float" office:value="0.00000000633912146596" calcext:value-type="float">
            <text:p>6.33912146596E-09</text:p>
          </table:table-cell>
          <table:table-cell table:formula="of:=POWER([.B105]-[.E105];2)" office:value-type="float" office:value="0.000000096013839321" calcext:value-type="float">
            <text:p>9.6013839321E-08</text:p>
          </table:table-cell>
          <table:table-cell table:formula="of:=POWER([.C105]-[.F105];2)" office:value-type="float" office:value="0.000000099229410049" calcext:value-type="float">
            <text:p>9.9229410049E-08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0.000582776" calcext:value-type="float">
            <text:p>0.000582776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06]-[.D106];2)" office:value-type="float" office:value="0.000000056214987409" calcext:value-type="float">
            <text:p>5.6214987409E-08</text:p>
          </table:table-cell>
          <table:table-cell table:formula="of:=POWER([.B106]-[.E106];2)" office:value-type="float" office:value="0.000000080590125456" calcext:value-type="float">
            <text:p>8.0590125456E-08</text:p>
          </table:table-cell>
          <table:table-cell table:formula="of:=POWER([.C106]-[.F106];2)" office:value-type="float" office:value="0.000000339627866176" calcext:value-type="float">
            <text:p>3.39627866176E-07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1.63752E-015" calcext:value-type="float">
            <text:p>1.63752E-15</text:p>
          </table:table-cell>
          <table:table-cell office:value-type="float" office:value="-1.76245E-015" calcext:value-type="float">
            <text:p>-1.76245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07]-[.D107];2)" office:value-type="float" office:value="0.00000000307092197281" calcext:value-type="float">
            <text:p>3.07092197281E-09</text:p>
          </table:table-cell>
          <table:table-cell table:formula="of:=POWER([.B107]-[.E107];2)" office:value-type="float" office:value="2.6814717504E-030" calcext:value-type="float">
            <text:p>2.6814717504E-30</text:p>
          </table:table-cell>
          <table:table-cell table:formula="of:=POWER([.C107]-[.F107];2)" office:value-type="float" office:value="3.1062300025E-030" calcext:value-type="float">
            <text:p>3.1062300025E-30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  <table:table-cell table:formula="of:=POWER([.A108]-[.D108];2)" office:value-type="float" office:value="0.000000048266771809" calcext:value-type="float">
            <text:p>4.8266771809E-08</text:p>
          </table:table-cell>
          <table:table-cell table:formula="of:=POWER([.B108]-[.E108];2)" office:value-type="float" office:value="0.000000112549514256" calcext:value-type="float">
            <text:p>1.12549514256E-07</text:p>
          </table:table-cell>
          <table:table-cell table:formula="of:=POWER([.C108]-[.F108];2)" office:value-type="float" office:value="0.000000282147942976" calcext:value-type="float">
            <text:p>2.82147942976E-07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1.83197E-015" calcext:value-type="float">
            <text:p>-1.83197E-1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481" calcext:value-type="float">
            <text:p>-4.81E-05</text:p>
          </table:table-cell>
          <table:table-cell table:formula="of:=POWER([.A109]-[.D109];2)" office:value-type="float" office:value="1.56249999999923E-016" calcext:value-type="float">
            <text:p>1.56249999999923E-16</text:p>
          </table:table-cell>
          <table:table-cell table:formula="of:=POWER([.B109]-[.E109];2)" office:value-type="float" office:value="0.00000000231333102841" calcext:value-type="float">
            <text:p>2.31333102841E-09</text:p>
          </table:table-cell>
          <table:table-cell table:formula="of:=POWER([.C109]-[.F109];2)" office:value-type="float" office:value="0.00000000231360999982376" calcext:value-type="float">
            <text:p>2.31360999982376E-09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08167E-015" calcext:value-type="float">
            <text:p>2.08167E-15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  <table:table-cell table:formula="of:=POWER([.A110]-[.D110];2)" office:value-type="float" office:value="0.000000092264670001" calcext:value-type="float">
            <text:p>9.2264670001E-08</text:p>
          </table:table-cell>
          <table:table-cell table:formula="of:=POWER([.B110]-[.E110];2)" office:value-type="float" office:value="0.00000000630436000033057" calcext:value-type="float">
            <text:p>6.30436000033057E-09</text:p>
          </table:table-cell>
          <table:table-cell table:formula="of:=POWER([.C110]-[.F110];2)" office:value-type="float" office:value="0.000000213153039225" calcext:value-type="float">
            <text:p>2.13153039225E-07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1.65666E-015" calcext:value-type="float">
            <text:p>-1.65666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6" calcext:value-type="float">
            <text:p>-1.96E-05</text:p>
          </table:table-cell>
          <table:table-cell table:formula="of:=POWER([.A111]-[.D111];2)" office:value-type="float" office:value="2.45024999999934E-015" calcext:value-type="float">
            <text:p>2.45024999999934E-15</text:p>
          </table:table-cell>
          <table:table-cell table:formula="of:=POWER([.B111]-[.E111];2)" office:value-type="float" office:value="0.00000000038430113296" calcext:value-type="float">
            <text:p>3.8430113296E-10</text:p>
          </table:table-cell>
          <table:table-cell table:formula="of:=POWER([.C111]-[.F111];2)" office:value-type="float" office:value="0.000000000384159999935059" calcext:value-type="float">
            <text:p>3.84159999935059E-10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47025E-015" calcext:value-type="float">
            <text:p>2.47025E-15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  <table:table-cell table:formula="of:=POWER([.A112]-[.D112];2)" office:value-type="float" office:value="0.000000015687813001" calcext:value-type="float">
            <text:p>1.5687813001E-08</text:p>
          </table:table-cell>
          <table:table-cell table:formula="of:=POWER([.B112]-[.E112];2)" office:value-type="float" office:value="0.000000339655840002879" calcext:value-type="float">
            <text:p>3.39655840002879E-07</text:p>
          </table:table-cell>
          <table:table-cell table:formula="of:=POWER([.C112]-[.F112];2)" office:value-type="float" office:value="0.000000014205064225" calcext:value-type="float">
            <text:p>1.4205064225E-08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  <table:table-cell table:formula="of:=POWER([.A113]-[.D113];2)" office:value-type="float" office:value="0.000144819976783336" calcext:value-type="float">
            <text:p>0.000144819976783</text:p>
          </table:table-cell>
          <table:table-cell table:formula="of:=POWER([.B113]-[.E113];2)" office:value-type="float" office:value="0.000132008366672712" calcext:value-type="float">
            <text:p>0.000132008366673</text:p>
          </table:table-cell>
          <table:table-cell table:formula="of:=POWER([.C113]-[.F113];2)" office:value-type="float" office:value="0.00000000630661516164" calcext:value-type="float">
            <text:p>6.30661516164E-09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0" calcext:value-type="float">
            <text:p>0</text:p>
          </table:table-cell>
          <table:table-cell table:formula="of:=POWER([.A114]-[.D114];2)" office:value-type="float" office:value="0.000149814730957736" calcext:value-type="float">
            <text:p>0.000149814730958</text:p>
          </table:table-cell>
          <table:table-cell table:formula="of:=POWER([.B114]-[.E114];2)" office:value-type="float" office:value="0.0000233666916887924" calcext:value-type="float">
            <text:p>2.33666916887924E-05</text:p>
          </table:table-cell>
          <table:table-cell table:formula="of:=POWER([.C114]-[.F114];2)" office:value-type="float" office:value="0.00000000630661516164" calcext:value-type="float">
            <text:p>6.30661516164E-09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47208E-015" calcext:value-type="float">
            <text:p>2.47208E-15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  <table:table-cell table:formula="of:=POWER([.A115]-[.D115];2)" office:value-type="float" office:value="0.000000129414306564" calcext:value-type="float">
            <text:p>1.29414306564E-07</text:p>
          </table:table-cell>
          <table:table-cell table:formula="of:=POWER([.B115]-[.E115];2)" office:value-type="float" office:value="0.000000625997440003912" calcext:value-type="float">
            <text:p>6.25997440003912E-07</text:p>
          </table:table-cell>
          <table:table-cell table:formula="of:=POWER([.C115]-[.F115];2)" office:value-type="float" office:value="0.000000840139061281" calcext:value-type="float">
            <text:p>8.40139061281E-07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  <table:table-cell table:formula="of:=POWER([.A116]-[.D116];2)" office:value-type="float" office:value="0.000358195633567249" calcext:value-type="float">
            <text:p>0.000358195633567</text:p>
          </table:table-cell>
          <table:table-cell table:formula="of:=POWER([.B116]-[.E116];2)" office:value-type="float" office:value="0.000150621053426267" calcext:value-type="float">
            <text:p>0.000150621053426</text:p>
          </table:table-cell>
          <table:table-cell table:formula="of:=POWER([.C116]-[.F116];2)" office:value-type="float" office:value="0.00015101203709172" calcext:value-type="float">
            <text:p>0.000151012037092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1.91513E-015" calcext:value-type="float">
            <text:p>1.91513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  <table:table-cell table:formula="of:=POWER([.A117]-[.D117];2)" office:value-type="float" office:value="0.00000012200175765625" calcext:value-type="float">
            <text:p>1.2200175765625E-07</text:p>
          </table:table-cell>
          <table:table-cell table:formula="of:=POWER([.B117]-[.E117];2)" office:value-type="float" office:value="0.000000621259240003019" calcext:value-type="float">
            <text:p>6.21259240003019E-07</text:p>
          </table:table-cell>
          <table:table-cell table:formula="of:=POWER([.C117]-[.F117];2)" office:value-type="float" office:value="0.000000621259240003282" calcext:value-type="float">
            <text:p>6.21259240003282E-07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1.77809E-015" calcext:value-type="float">
            <text:p>-1.77809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  <table:table-cell table:formula="of:=POWER([.A118]-[.D118];2)" office:value-type="float" office:value="0.00000063869394699889" calcext:value-type="float">
            <text:p>6.3869394699889E-07</text:p>
          </table:table-cell>
          <table:table-cell table:formula="of:=POWER([.B118]-[.E118];2)" office:value-type="float" office:value="0.00000016067422879561" calcext:value-type="float">
            <text:p>1.6067422879561E-07</text:p>
          </table:table-cell>
          <table:table-cell table:formula="of:=POWER([.C118]-[.F118];2)" office:value-type="float" office:value="0.000000625997440002814" calcext:value-type="float">
            <text:p>6.25997440002814E-07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73569E-015" calcext:value-type="float">
            <text:p>2.73569E-15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  <table:table-cell table:formula="of:=POWER([.A119]-[.D119];2)" office:value-type="float" office:value="0.000000196832420964" calcext:value-type="float">
            <text:p>1.96832420964E-07</text:p>
          </table:table-cell>
          <table:table-cell table:formula="of:=POWER([.B119]-[.E119];2)" office:value-type="float" office:value="0.00000000343396000032062" calcext:value-type="float">
            <text:p>3.43396000032062E-09</text:p>
          </table:table-cell>
          <table:table-cell table:formula="of:=POWER([.C119]-[.F119];2)" office:value-type="float" office:value="0.000000160152836481" calcext:value-type="float">
            <text:p>1.60152836481E-07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  <table:table-cell table:formula="of:=POWER([.A120]-[.D120];2)" office:value-type="float" office:value="0.000000016885183249" calcext:value-type="float">
            <text:p>1.6885183249E-08</text:p>
          </table:table-cell>
          <table:table-cell table:formula="of:=POWER([.B120]-[.E120];2)" office:value-type="float" office:value="0.0000000809533807765018" calcext:value-type="float">
            <text:p>8.09533807765018E-08</text:p>
          </table:table-cell>
          <table:table-cell table:formula="of:=POWER([.C120]-[.F120];2)" office:value-type="float" office:value="0.00000035771822712025" calcext:value-type="float">
            <text:p>3.5771822712025E-07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  <table:table-cell table:formula="of:=POWER([.A121]-[.D121];2)" office:value-type="float" office:value="0.00000000193664245329" calcext:value-type="float">
            <text:p>1.93664245329E-09</text:p>
          </table:table-cell>
          <table:table-cell table:formula="of:=POWER([.B121]-[.E121];2)" office:value-type="float" office:value="0.00000000010202212036" calcext:value-type="float">
            <text:p>1.0202212036E-10</text:p>
          </table:table-cell>
          <table:table-cell table:formula="of:=POWER([.C121]-[.F121];2)" office:value-type="float" office:value="0.00000000453618414144" calcext:value-type="float">
            <text:p>4.53618414144E-09</text:p>
          </table:table-cell>
        </table:table-row>
        <table:table-row table:style-name="ro1">
          <table:table-cell office:value-type="float" office:value="-2.08517E-015" calcext:value-type="float">
            <text:p>-2.08517E-15</text:p>
          </table:table-cell>
          <table:table-cell office:value-type="float" office:value="-1.94123E-015" calcext:value-type="float">
            <text:p>-1.94123E-15</text:p>
          </table:table-cell>
          <table:table-cell office:value-type="float" office:value="-2.21007E-015" calcext:value-type="float">
            <text:p>-2.21007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  <table:table-cell table:formula="of:=POWER([.A122]-[.D122];2)" office:value-type="float" office:value="0.0000000023716900002031" calcext:value-type="float">
            <text:p>2.3716900002031E-09</text:p>
          </table:table-cell>
          <table:table-cell table:formula="of:=POWER([.B122]-[.E122];2)" office:value-type="float" office:value="0.000000000384159999923904" calcext:value-type="float">
            <text:p>3.84159999923904E-10</text:p>
          </table:table-cell>
          <table:table-cell table:formula="of:=POWER([.C122]-[.F122];2)" office:value-type="float" office:value="4.8844094049E-030" calcext:value-type="float">
            <text:p>4.8844094049E-30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  <table:table-cell table:formula="of:=POWER([.A123]-[.D123];2)" office:value-type="float" office:value="0.00000000001526699329" calcext:value-type="float">
            <text:p>1.526699329E-11</text:p>
          </table:table-cell>
          <table:table-cell table:formula="of:=POWER([.B123]-[.E123];2)" office:value-type="float" office:value="0.000000000000159520359999996" calcext:value-type="float">
            <text:p>1.59520359999996E-13</text:p>
          </table:table-cell>
          <table:table-cell table:formula="of:=POWER([.C123]-[.F123];2)" office:value-type="float" office:value="0.00000002153591470144" calcext:value-type="float">
            <text:p>2.153591470144E-08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58901E-015" calcext:value-type="float">
            <text:p>1.58901E-15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  <table:table-cell table:formula="of:=POWER([.A124]-[.D124];2)" office:value-type="float" office:value="0.000000439501376601" calcext:value-type="float">
            <text:p>4.39501376601E-07</text:p>
          </table:table-cell>
          <table:table-cell table:formula="of:=POWER([.B124]-[.E124];2)" office:value-type="float" office:value="0.0000000805992100009022" calcext:value-type="float">
            <text:p>8.05992100009022E-08</text:p>
          </table:table-cell>
          <table:table-cell table:formula="of:=POWER([.C124]-[.F124];2)" office:value-type="float" office:value="0.0000000692558172250001" calcext:value-type="float">
            <text:p>6.92558172250001E-08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  <table:table-cell table:formula="of:=POWER([.A125]-[.D125];2)" office:value-type="float" office:value="0.000000017731851921" calcext:value-type="float">
            <text:p>1.7731851921E-08</text:p>
          </table:table-cell>
          <table:table-cell table:formula="of:=POWER([.B125]-[.E125];2)" office:value-type="float" office:value="0.000000157293146404" calcext:value-type="float">
            <text:p>1.57293146404E-07</text:p>
          </table:table-cell>
          <table:table-cell table:formula="of:=POWER([.C125]-[.F125];2)" office:value-type="float" office:value="0.00000000348607584899999" calcext:value-type="float">
            <text:p>3.48607584899999E-09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-1.84748E-015" calcext:value-type="float">
            <text:p>-1.84748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  <table:table-cell table:formula="of:=POWER([.A126]-[.D126];2)" office:value-type="float" office:value="0.00000066225465237409" calcext:value-type="float">
            <text:p>6.6225465237409E-07</text:p>
          </table:table-cell>
          <table:table-cell table:formula="of:=POWER([.B126]-[.E126];2)" office:value-type="float" office:value="0.000000190969000001383" calcext:value-type="float">
            <text:p>1.90969000001383E-07</text:p>
          </table:table-cell>
          <table:table-cell table:formula="of:=POWER([.C126]-[.F126];2)" office:value-type="float" office:value="0.000000625997439997076" calcext:value-type="float">
            <text:p>6.25997439997076E-07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1.36002E-015" calcext:value-type="float">
            <text:p>-1.36002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  <table:table-cell table:formula="of:=POWER([.A127]-[.D127];2)" office:value-type="float" office:value="0.00000085203551752929" calcext:value-type="float">
            <text:p>8.5203551752929E-07</text:p>
          </table:table-cell>
          <table:table-cell table:formula="of:=POWER([.B127]-[.E127];2)" office:value-type="float" office:value="0.00000052064710185744" calcext:value-type="float">
            <text:p>5.2064710185744E-07</text:p>
          </table:table-cell>
          <table:table-cell table:formula="of:=POWER([.C127]-[.F127];2)" office:value-type="float" office:value="0.000000190968999998811" calcext:value-type="float">
            <text:p>1.90968999998811E-07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96371E-015" calcext:value-type="float">
            <text:p>1.96371E-15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  <table:table-cell table:formula="of:=POWER([.A128]-[.D128];2)" office:value-type="float" office:value="0.000338304325088601" calcext:value-type="float">
            <text:p>0.000338304325089</text:p>
          </table:table-cell>
          <table:table-cell table:formula="of:=POWER([.B128]-[.E128];2)" office:value-type="float" office:value="0.000150636347559952" calcext:value-type="float">
            <text:p>0.00015063634756</text:p>
          </table:table-cell>
          <table:table-cell table:formula="of:=POWER([.C128]-[.F128];2)" office:value-type="float" office:value="0.000130586270679225" calcext:value-type="float">
            <text:p>0.000130586270679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[.A129]-[.D129];2)" office:value-type="float" office:value="0.000000646192507321" calcext:value-type="float">
            <text:p>6.46192507321E-07</text:p>
          </table:table-cell>
          <table:table-cell table:formula="of:=POWER([.B129]-[.E129];2)" office:value-type="float" office:value="0.000000153348993604" calcext:value-type="float">
            <text:p>1.53348993604E-07</text:p>
          </table:table-cell>
          <table:table-cell table:formula="of:=POWER([.C129]-[.F129];2)" office:value-type="float" office:value="0.000000531669930649" calcext:value-type="float">
            <text:p>5.31669930649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0" calcext:value-type="float">
            <text:p>0</text:p>
          </table:table-cell>
          <table:table-cell table:formula="of:=POWER([.A130]-[.D130];2)" office:value-type="float" office:value="0.00000428244077895481" calcext:value-type="float">
            <text:p>4.28244077895481E-06</text:p>
          </table:table-cell>
          <table:table-cell table:formula="of:=POWER([.B130]-[.E130];2)" office:value-type="float" office:value="0.0000000000208849000000002" calcext:value-type="float">
            <text:p>2.08849000000002E-11</text:p>
          </table:table-cell>
          <table:table-cell table:formula="of:=POWER([.C130]-[.F130];2)" office:value-type="float" office:value="0.00000016695396" calcext:value-type="float">
            <text:p>1.6695396E-07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-1.92034E-015" calcext:value-type="float">
            <text:p>-1.92034E-1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0" calcext:value-type="float">
            <text:p>0</text:p>
          </table:table-cell>
          <table:table-cell office:value-type="float" office:value="-0.0003672" calcext:value-type="float">
            <text:p>-0.0003672</text:p>
          </table:table-cell>
          <table:table-cell table:formula="of:=POWER([.A131]-[.D131];2)" office:value-type="float" office:value="0.00000402880326590641" calcext:value-type="float">
            <text:p>4.02880326590641E-06</text:p>
          </table:table-cell>
          <table:table-cell table:formula="of:=POWER([.B131]-[.E131];2)" office:value-type="float" office:value="0.00000000503344843024" calcext:value-type="float">
            <text:p>5.03344843024E-09</text:p>
          </table:table-cell>
          <table:table-cell table:formula="of:=POWER([.C131]-[.F131];2)" office:value-type="float" office:value="0.00000013483583999859" calcext:value-type="float">
            <text:p>1.3483583999859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  <table:table-cell table:formula="of:=POWER([.A132]-[.D132];2)" office:value-type="float" office:value="0.00000052215928671481" calcext:value-type="float">
            <text:p>5.2215928671481E-07</text:p>
          </table:table-cell>
          <table:table-cell table:formula="of:=POWER([.B132]-[.E132];2)" office:value-type="float" office:value="0.0000003151362769" calcext:value-type="float">
            <text:p>3.151362769E-07</text:p>
          </table:table-cell>
          <table:table-cell table:formula="of:=POWER([.C132]-[.F132];2)" office:value-type="float" office:value="0.000000047961" calcext:value-type="float">
            <text:p>4.7961E-08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-0.0000258538" calcext:value-type="float">
            <text:p>-2.58538E-0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" calcext:value-type="float">
            <text:p>0</text:p>
          </table:table-cell>
          <table:table-cell office:value-type="float" office:value="0.0002179" calcext:value-type="float">
            <text:p>0.0002179</text:p>
          </table:table-cell>
          <table:table-cell table:formula="of:=POWER([.A133]-[.D133];2)" office:value-type="float" office:value="0.00000022098733463041" calcext:value-type="float">
            <text:p>2.2098733463041E-07</text:p>
          </table:table-cell>
          <table:table-cell table:formula="of:=POWER([.B133]-[.E133];2)" office:value-type="float" office:value="0.00000000066841897444" calcext:value-type="float">
            <text:p>6.6841897444E-10</text:p>
          </table:table-cell>
          <table:table-cell table:formula="of:=POWER([.C133]-[.F133];2)" office:value-type="float" office:value="0.00000005941591501444" calcext:value-type="float">
            <text:p>5.941591501444E-08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-1.60982E-015" calcext:value-type="float">
            <text:p>-1.60982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  <table:table-cell table:formula="of:=POWER([.A134]-[.D134];2)" office:value-type="float" office:value="0.00000100008968201063" calcext:value-type="float">
            <text:p>1.00008968201063E-06</text:p>
          </table:table-cell>
          <table:table-cell table:formula="of:=POWER([.B134]-[.E134];2)" office:value-type="float" office:value="0.00000015770262650041" calcext:value-type="float">
            <text:p>1.5770262650041E-07</text:p>
          </table:table-cell>
          <table:table-cell table:formula="of:=POWER([.C134]-[.F134];2)" office:value-type="float" office:value="0.000000303160359998227" calcext:value-type="float">
            <text:p>3.03160359998227E-07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" calcext:value-type="float">
            <text:p>0</text:p>
          </table:table-cell>
          <table:table-cell office:value-type="float" office:value="-0.0004796" calcext:value-type="float">
            <text:p>-0.0004796</text:p>
          </table:table-cell>
          <table:table-cell table:formula="of:=POWER([.A135]-[.D135];2)" office:value-type="float" office:value="0.00000029072898341041" calcext:value-type="float">
            <text:p>2.9072898341041E-07</text:p>
          </table:table-cell>
          <table:table-cell table:formula="of:=POWER([.B135]-[.E135];2)" office:value-type="float" office:value="0.00000000066841897444" calcext:value-type="float">
            <text:p>6.6841897444E-10</text:p>
          </table:table-cell>
          <table:table-cell table:formula="of:=POWER([.C135]-[.F135];2)" office:value-type="float" office:value="0.00000025548354393444" calcext:value-type="float">
            <text:p>2.5548354393444E-07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6185E-015" calcext:value-type="float">
            <text:p>-1.6185E-15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  <table:table-cell table:formula="of:=POWER([.A136]-[.D136];2)" office:value-type="float" office:value="0.0000000118254402266256" calcext:value-type="float">
            <text:p>1.18254402266256E-08</text:p>
          </table:table-cell>
          <table:table-cell table:formula="of:=POWER([.B136]-[.E136];2)" office:value-type="float" office:value="0.0000000000003600000019422" calcext:value-type="float">
            <text:p>3.600000019422E-13</text:p>
          </table:table-cell>
          <table:table-cell table:formula="of:=POWER([.C136]-[.F136];2)" office:value-type="float" office:value="0.00000000012139412041" calcext:value-type="float">
            <text:p>1.2139412041E-10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784" calcext:value-type="float">
            <text:p>7.8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137]-[.D137];2)" office:value-type="float" office:value="0.00000001329245279041" calcext:value-type="float">
            <text:p>1.329245279041E-08</text:p>
          </table:table-cell>
          <table:table-cell table:formula="of:=POWER([.B137]-[.E137];2)" office:value-type="float" office:value="0.00000000066841897444" calcext:value-type="float">
            <text:p>6.6841897444E-10</text:p>
          </table:table-cell>
          <table:table-cell table:formula="of:=POWER([.C137]-[.F137];2)" office:value-type="float" office:value="0.00000000066841897444" calcext:value-type="float">
            <text:p>6.6841897444E-10</text:p>
          </table:table-cell>
        </table:table-row>
        <table:table-row table:style-name="ro1">
          <table:table-cell office:value-type="float" office:value="1.97065E-015" calcext:value-type="float">
            <text:p>1.97065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-2.13718E-015" calcext:value-type="float">
            <text:p>-2.13718E-1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  <table:table-cell table:formula="of:=POWER([.A138]-[.D138];2)" office:value-type="float" office:value="0.00000000394383999975249" calcext:value-type="float">
            <text:p>3.94383999975249E-09</text:p>
          </table:table-cell>
          <table:table-cell table:formula="of:=POWER([.B138]-[.E138];2)" office:value-type="float" office:value="0.00000000131043999984929" calcext:value-type="float">
            <text:p>1.31043999984929E-09</text:p>
          </table:table-cell>
          <table:table-cell table:formula="of:=POWER([.C138]-[.F138];2)" office:value-type="float" office:value="4.5675383524E-030" calcext:value-type="float">
            <text:p>4.5675383524E-30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-1.83013E-015" calcext:value-type="float">
            <text:p>-1.83013E-1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" calcext:value-type="float">
            <text:p>0</text:p>
          </table:table-cell>
          <table:table-cell office:value-type="float" office:value="0.0004796" calcext:value-type="float">
            <text:p>0.0004796</text:p>
          </table:table-cell>
          <table:table-cell table:formula="of:=POWER([.A139]-[.D139];2)" office:value-type="float" office:value="0.000000253859622794626" calcext:value-type="float">
            <text:p>2.53859622794626E-07</text:p>
          </table:table-cell>
          <table:table-cell table:formula="of:=POWER([.B139]-[.E139];2)" office:value-type="float" office:value="0.00000000069263186041" calcext:value-type="float">
            <text:p>6.9263186041E-10</text:p>
          </table:table-cell>
          <table:table-cell table:formula="of:=POWER([.C139]-[.F139];2)" office:value-type="float" office:value="0.000000230016160001755" calcext:value-type="float">
            <text:p>2.30016160001755E-07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76421E-015" calcext:value-type="float">
            <text:p>-1.76421E-15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  <table:table-cell table:formula="of:=POWER([.A140]-[.D140];2)" office:value-type="float" office:value="0.0000000118254402266256" calcext:value-type="float">
            <text:p>1.18254402266256E-08</text:p>
          </table:table-cell>
          <table:table-cell table:formula="of:=POWER([.B140]-[.E140];2)" office:value-type="float" office:value="0.000000000000360000002117052" calcext:value-type="float">
            <text:p>3.60000002117052E-13</text:p>
          </table:table-cell>
          <table:table-cell table:formula="of:=POWER([.C140]-[.F140];2)" office:value-type="float" office:value="0.00000000012139412041" calcext:value-type="float">
            <text:p>1.2139412041E-10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0.0000258538" calcext:value-type="float">
            <text:p>2.58538E-0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" calcext:value-type="float">
            <text:p>0</text:p>
          </table:table-cell>
          <table:table-cell office:value-type="float" office:value="-0.0002179" calcext:value-type="float">
            <text:p>-0.0002179</text:p>
          </table:table-cell>
          <table:table-cell table:formula="of:=POWER([.A141]-[.D141];2)" office:value-type="float" office:value="0.00000022098733463041" calcext:value-type="float">
            <text:p>2.2098733463041E-07</text:p>
          </table:table-cell>
          <table:table-cell table:formula="of:=POWER([.B141]-[.E141];2)" office:value-type="float" office:value="0.00000000066841897444" calcext:value-type="float">
            <text:p>6.6841897444E-10</text:p>
          </table:table-cell>
          <table:table-cell table:formula="of:=POWER([.C141]-[.F141];2)" office:value-type="float" office:value="0.00000005941591501444" calcext:value-type="float">
            <text:p>5.941591501444E-08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0.0000515624" calcext:value-type="float">
            <text:p>5.15624E-0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  <table:table-cell table:formula="of:=POWER([.A142]-[.D142];2)" office:value-type="float" office:value="0.00000096257702832201" calcext:value-type="float">
            <text:p>9.6257702832201E-07</text:p>
          </table:table-cell>
          <table:table-cell table:formula="of:=POWER([.B142]-[.E142];2)" office:value-type="float" office:value="0.00000017838999693376" calcext:value-type="float">
            <text:p>1.7838999693376E-07</text:p>
          </table:table-cell>
          <table:table-cell table:formula="of:=POWER([.C142]-[.F142];2)" office:value-type="float" office:value="0.00000024903852621376" calcext:value-type="float">
            <text:p>2.4903852621376E-07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  <table:table-cell table:formula="of:=POWER([.A143]-[.D143];2)" office:value-type="float" office:value="0.00000404215086220201" calcext:value-type="float">
            <text:p>4.04215086220201E-06</text:p>
          </table:table-cell>
          <table:table-cell table:formula="of:=POWER([.B143]-[.E143];2)" office:value-type="float" office:value="0.00000000265868109376" calcext:value-type="float">
            <text:p>2.65868109376E-09</text:p>
          </table:table-cell>
          <table:table-cell table:formula="of:=POWER([.C143]-[.F143];2)" office:value-type="float" office:value="0.00000017536194765376" calcext:value-type="float">
            <text:p>1.7536194765376E-07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  <table:table-cell table:formula="of:=POWER([.A144]-[.D144];2)" office:value-type="float" office:value="0.00000044051109684201" calcext:value-type="float">
            <text:p>4.4051109684201E-07</text:p>
          </table:table-cell>
          <table:table-cell table:formula="of:=POWER([.B144]-[.E144];2)" office:value-type="float" office:value="0.00000005815930317376" calcext:value-type="float">
            <text:p>5.815930317376E-08</text:p>
          </table:table-cell>
          <table:table-cell table:formula="of:=POWER([.C144]-[.F144];2)" office:value-type="float" office:value="0.00000005815930317376" calcext:value-type="float">
            <text:p>5.815930317376E-08</text:p>
          </table:table-cell>
        </table:table-row>
        <table:table-row table:style-name="ro1">
          <table:table-cell office:value-type="float" office:value="-1.85795E-015" calcext:value-type="float">
            <text:p>-1.85795E-15</text:p>
          </table:table-cell>
          <table:table-cell office:value-type="float" office:value="-2.15276E-015" calcext:value-type="float">
            <text:p>-2.15276E-15</text:p>
          </table:table-cell>
          <table:table-cell office:value-type="float" office:value="-2.32469E-015" calcext:value-type="float">
            <text:p>-2.32469E-1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-0" calcext:value-type="float">
            <text:p>0</text:p>
          </table:table-cell>
          <table:table-cell table:formula="of:=POWER([.A145]-[.D145];2)" office:value-type="float" office:value="0.00000018766224000161" calcext:value-type="float">
            <text:p>1.8766224000161E-07</text:p>
          </table:table-cell>
          <table:table-cell table:formula="of:=POWER([.B145]-[.E145];2)" office:value-type="float" office:value="0.0000000474804100009382" calcext:value-type="float">
            <text:p>4.74804100009382E-08</text:p>
          </table:table-cell>
          <table:table-cell table:formula="of:=POWER([.C145]-[.F145];2)" office:value-type="float" office:value="5.4041835961E-030" calcext:value-type="float">
            <text:p>5.4041835961E-30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-0.0000515624" calcext:value-type="float">
            <text:p>-5.15624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  <table:table-cell table:formula="of:=POWER([.A146]-[.D146];2)" office:value-type="float" office:value="0.00000023513780508201" calcext:value-type="float">
            <text:p>2.3513780508201E-07</text:p>
          </table:table-cell>
          <table:table-cell table:formula="of:=POWER([.B146]-[.E146];2)" office:value-type="float" office:value="0.00000018321618701376" calcext:value-type="float">
            <text:p>1.8321618701376E-07</text:p>
          </table:table-cell>
          <table:table-cell table:formula="of:=POWER([.C146]-[.F146];2)" office:value-type="float" office:value="0.00000000265868109376" calcext:value-type="float">
            <text:p>2.65868109376E-09</text:p>
          </table:table-cell>
        </table:table-row>
        <table:table-row table:style-name="ro1">
          <table:table-cell office:value-type="float" office:value="2.43902E-015" calcext:value-type="float">
            <text:p>2.43902E-15</text:p>
          </table:table-cell>
          <table:table-cell office:value-type="float" office:value="2.44596E-015" calcext:value-type="float">
            <text:p>2.44596E-15</text:p>
          </table:table-cell>
          <table:table-cell office:value-type="float" office:value="-2.46331E-015" calcext:value-type="float">
            <text:p>-2.46331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  <table:table-cell table:formula="of:=POWER([.A147]-[.D147];2)" office:value-type="float" office:value="0.00000099700224999513" calcext:value-type="float">
            <text:p>9.9700224999513E-07</text:p>
          </table:table-cell>
          <table:table-cell table:formula="of:=POWER([.B147]-[.E147];2)" office:value-type="float" office:value="0.000000303160360002693" calcext:value-type="float">
            <text:p>3.03160360002693E-07</text:p>
          </table:table-cell>
          <table:table-cell table:formula="of:=POWER([.C147]-[.F147];2)" office:value-type="float" office:value="0.000000137492639998173" calcext:value-type="float">
            <text:p>1.37492639998173E-07</text:p>
          </table:table-cell>
        </table:table-row>
        <table:table-row table:style-name="ro1">
          <table:table-cell office:value-type="float" office:value="2.37731E-015" calcext:value-type="float">
            <text:p>2.37731E-15</text:p>
          </table:table-cell>
          <table:table-cell office:value-type="float" office:value="-2.40853E-015" calcext:value-type="float">
            <text:p>-2.40853E-15</text:p>
          </table:table-cell>
          <table:table-cell office:value-type="float" office:value="2.48095E-015" calcext:value-type="float">
            <text:p>2.4809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  <table:table-cell table:formula="of:=POWER([.A148]-[.D148];2)" office:value-type="float" office:value="0.0000000114918399994903" calcext:value-type="float">
            <text:p>1.14918399994903E-08</text:p>
          </table:table-cell>
          <table:table-cell table:formula="of:=POWER([.B148]-[.E148];2)" office:value-type="float" office:value="0.000000000234090000073701" calcext:value-type="float">
            <text:p>2.34090000073701E-10</text:p>
          </table:table-cell>
          <table:table-cell table:formula="of:=POWER([.C148]-[.F148];2)" office:value-type="float" office:value="0.00000000000035999999702286" calcext:value-type="float">
            <text:p>3.5999999702286E-13</text:p>
          </table:table-cell>
        </table:table-row>
        <table:table-row table:style-name="ro1">
          <table:table-cell office:value-type="float" office:value="2.44249E-015" calcext:value-type="float">
            <text:p>2.44249E-15</text:p>
          </table:table-cell>
          <table:table-cell office:value-type="float" office:value="1.04083E-017" calcext:value-type="float">
            <text:p>1.04083E-17</text:p>
          </table:table-cell>
          <table:table-cell office:value-type="float" office:value="-2.67147E-015" calcext:value-type="float">
            <text:p>-2.67147E-15</text:p>
          </table:table-cell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  <table:table-cell table:formula="of:=POWER([.A149]-[.D149];2)" office:value-type="float" office:value="0.0000000249956099992277" calcext:value-type="float">
            <text:p>2.49956099992277E-08</text:p>
          </table:table-cell>
          <table:table-cell table:formula="of:=POWER([.B149]-[.E149];2)" office:value-type="float" office:value="0.000000000360999999999604" calcext:value-type="float">
            <text:p>3.60999999999604E-10</text:p>
          </table:table-cell>
          <table:table-cell table:formula="of:=POWER([.C149]-[.F149];2)" office:value-type="float" office:value="0.000000000361000000101516" calcext:value-type="float">
            <text:p>3.61000000101516E-10</text:p>
          </table:table-cell>
        </table:table-row>
        <table:table-row table:style-name="ro1">
          <table:table-cell office:value-type="float" office:value="2.41821E-015" calcext:value-type="float">
            <text:p>2.41821E-15</text:p>
          </table:table-cell>
          <table:table-cell office:value-type="float" office:value="-2.54655E-015" calcext:value-type="float">
            <text:p>-2.54655E-15</text:p>
          </table:table-cell>
          <table:table-cell office:value-type="float" office:value="8.13829E-018" calcext:value-type="float">
            <text:p>8.13829E-18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  <table:table-cell table:formula="of:=POWER([.A150]-[.D150];2)" office:value-type="float" office:value="0.00000000390624999969772" calcext:value-type="float">
            <text:p>3.90624999969772E-09</text:p>
          </table:table-cell>
          <table:table-cell table:formula="of:=POWER([.B150]-[.E150];2)" office:value-type="float" office:value="0.00000000454275999965673" calcext:value-type="float">
            <text:p>4.54275999965673E-09</text:p>
          </table:table-cell>
          <table:table-cell table:formula="of:=POWER([.C150]-[.F150];2)" office:value-type="float" office:value="0.00000000338724000000095" calcext:value-type="float">
            <text:p>3.38724000000095E-09</text:p>
          </table:table-cell>
        </table:table-row>
        <table:table-row table:style-name="ro1">
          <table:table-cell office:value-type="float" office:value="-2.42319E-015" calcext:value-type="float">
            <text:p>-2.42319E-15</text:p>
          </table:table-cell>
          <table:table-cell office:value-type="float" office:value="2.45415E-015" calcext:value-type="float">
            <text:p>2.45415E-15</text:p>
          </table:table-cell>
          <table:table-cell office:value-type="float" office:value="2.49842E-015" calcext:value-type="float">
            <text:p>2.49842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  <table:table-cell table:formula="of:=POWER([.A151]-[.D151];2)" office:value-type="float" office:value="0.0000000039062500003029" calcext:value-type="float">
            <text:p>3.9062500003029E-09</text:p>
          </table:table-cell>
          <table:table-cell table:formula="of:=POWER([.B151]-[.E151];2)" office:value-type="float" office:value="0.00000000338724000028566" calcext:value-type="float">
            <text:p>3.38724000028566E-09</text:p>
          </table:table-cell>
          <table:table-cell table:formula="of:=POWER([.C151]-[.F151];2)" office:value-type="float" office:value="0.00000000454276000033679" calcext:value-type="float">
            <text:p>4.54276000033679E-09</text:p>
          </table:table-cell>
        </table:table-row>
        <table:table-row table:style-name="ro1">
          <table:table-cell office:value-type="float" office:value="6.99022E-017" calcext:value-type="float">
            <text:p>6.99022E-17</text:p>
          </table:table-cell>
          <table:table-cell office:value-type="float" office:value="2.48974E-015" calcext:value-type="float">
            <text:p>2.48974E-15</text:p>
          </table:table-cell>
          <table:table-cell office:value-type="float" office:value="-2.63678E-015" calcext:value-type="float">
            <text:p>-2.63678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52]-[.D152];2)" office:value-type="float" office:value="4.88631756484E-033" calcext:value-type="float">
            <text:p>4.88631756484E-33</text:p>
          </table:table-cell>
          <table:table-cell table:formula="of:=POWER([.B152]-[.E152];2)" office:value-type="float" office:value="6.1988052676E-030" calcext:value-type="float">
            <text:p>6.1988052676E-30</text:p>
          </table:table-cell>
          <table:table-cell table:formula="of:=POWER([.C152]-[.F152];2)" office:value-type="float" office:value="6.9526087684E-030" calcext:value-type="float">
            <text:p>6.9526087684E-30</text:p>
          </table:table-cell>
        </table:table-row>
        <table:table-row table:style-name="ro1">
          <table:table-cell office:value-type="float" office:value="-2.5327E-015" calcext:value-type="float">
            <text:p>-2.5327E-15</text:p>
          </table:table-cell>
          <table:table-cell office:value-type="float" office:value="2.41689E-015" calcext:value-type="float">
            <text:p>2.41689E-15</text:p>
          </table:table-cell>
          <table:table-cell office:value-type="float" office:value="-1.51602E-017" calcext:value-type="float">
            <text:p>-1.51602E-1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53]-[.D153];2)" office:value-type="float" office:value="6.41456929E-030" calcext:value-type="float">
            <text:p>6.41456929E-30</text:p>
          </table:table-cell>
          <table:table-cell table:formula="of:=POWER([.B153]-[.E153];2)" office:value-type="float" office:value="5.8413572721E-030" calcext:value-type="float">
            <text:p>5.8413572721E-30</text:p>
          </table:table-cell>
          <table:table-cell table:formula="of:=POWER([.C153]-[.F153];2)" office:value-type="float" office:value="2.2983166404E-034" calcext:value-type="float">
            <text:p>2.2983166404E-34</text:p>
          </table:table-cell>
        </table:table-row>
        <table:table-row table:style-name="ro1">
          <table:table-cell office:value-type="float" office:value="5.61583E-017" calcext:value-type="float">
            <text:p>5.61583E-17</text:p>
          </table:table-cell>
          <table:table-cell office:value-type="float" office:value="-2.51265E-015" calcext:value-type="float">
            <text:p>-2.51265E-15</text:p>
          </table:table-cell>
          <table:table-cell office:value-type="float" office:value="2.57703E-015" calcext:value-type="float">
            <text:p>2.57703E-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54]-[.D154];2)" office:value-type="float" office:value="3.15375465889E-033" calcext:value-type="float">
            <text:p>3.15375465889E-33</text:p>
          </table:table-cell>
          <table:table-cell table:formula="of:=POWER([.B154]-[.E154];2)" office:value-type="float" office:value="6.3134100225E-030" calcext:value-type="float">
            <text:p>6.3134100225E-30</text:p>
          </table:table-cell>
          <table:table-cell table:formula="of:=POWER([.C154]-[.F154];2)" office:value-type="float" office:value="6.6410836209E-030" calcext:value-type="float">
            <text:p>6.6410836209E-30</text:p>
          </table:table-cell>
        </table:table-row>
        <table:table-row table:style-name="ro1">
          <table:table-cell office:value-type="float" office:value="-2.52656E-015" calcext:value-type="float">
            <text:p>-2.52656E-15</text:p>
          </table:table-cell>
          <table:table-cell office:value-type="float" office:value="-1.81892E-017" calcext:value-type="float">
            <text:p>-1.81892E-17</text:p>
          </table:table-cell>
          <table:table-cell office:value-type="float" office:value="2.50949E-015" calcext:value-type="float">
            <text:p>2.50949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  <table:table-cell table:formula="of:=POWER([.A155]-[.D155];2)" office:value-type="float" office:value="0.00000000390625000031582" calcext:value-type="float">
            <text:p>3.90625000031582E-09</text:p>
          </table:table-cell>
          <table:table-cell table:formula="of:=POWER([.B155]-[.E155];2)" office:value-type="float" office:value="0.00000000338723999999788" calcext:value-type="float">
            <text:p>3.38723999999788E-09</text:p>
          </table:table-cell>
          <table:table-cell table:formula="of:=POWER([.C155]-[.F155];2)" office:value-type="float" office:value="0.00000000454275999966172" calcext:value-type="float">
            <text:p>4.54275999966172E-09</text:p>
          </table:table-cell>
        </table:table-row>
        <table:table-row table:style-name="ro1">
          <table:table-cell office:value-type="float" office:value="-2.41994E-015" calcext:value-type="float">
            <text:p>-2.41994E-15</text:p>
          </table:table-cell>
          <table:table-cell office:value-type="float" office:value="-2.45116E-015" calcext:value-type="float">
            <text:p>-2.45116E-15</text:p>
          </table:table-cell>
          <table:table-cell office:value-type="float" office:value="-2.64025E-015" calcext:value-type="float">
            <text:p>-2.64025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56]-[.D156];2)" office:value-type="float" office:value="5.8561096036E-030" calcext:value-type="float">
            <text:p>5.8561096036E-30</text:p>
          </table:table-cell>
          <table:table-cell table:formula="of:=POWER([.B156]-[.E156];2)" office:value-type="float" office:value="6.0081853456E-030" calcext:value-type="float">
            <text:p>6.0081853456E-30</text:p>
          </table:table-cell>
          <table:table-cell table:formula="of:=POWER([.C156]-[.F156];2)" office:value-type="float" office:value="6.9709200625E-030" calcext:value-type="float">
            <text:p>6.9709200625E-30</text:p>
          </table:table-cell>
        </table:table-row>
        <table:table-row table:style-name="ro1">
          <table:table-cell office:value-type="float" office:value="4.85723E-017" calcext:value-type="float">
            <text:p>4.85723E-17</text:p>
          </table:table-cell>
          <table:table-cell office:value-type="float" office:value="3.46945E-018" calcext:value-type="float">
            <text:p>3.46945E-18</text:p>
          </table:table-cell>
          <table:table-cell office:value-type="float" office:value="-2.7478E-015" calcext:value-type="float">
            <text:p>-2.7478E-15</text:p>
          </table:table-cell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  <table:table-cell table:formula="of:=POWER([.A157]-[.D157];2)" office:value-type="float" office:value="0.0000000249956099999846" calcext:value-type="float">
            <text:p>2.49956099999846E-08</text:p>
          </table:table-cell>
          <table:table-cell table:formula="of:=POWER([.B157]-[.E157];2)" office:value-type="float" office:value="0.000000000360999999999868" calcext:value-type="float">
            <text:p>3.60999999999868E-10</text:p>
          </table:table-cell>
          <table:table-cell table:formula="of:=POWER([.C157]-[.F157];2)" office:value-type="float" office:value="0.000000000360999999895584" calcext:value-type="float">
            <text:p>3.60999999895584E-10</text:p>
          </table:table-cell>
        </table:table-row>
        <table:table-row table:style-name="ro1">
          <table:table-cell office:value-type="float" office:value="9.02056E-017" calcext:value-type="float">
            <text:p>9.02056E-17</text:p>
          </table:table-cell>
          <table:table-cell office:value-type="float" office:value="-2.55345E-015" calcext:value-type="float">
            <text:p>-2.55345E-15</text:p>
          </table:table-cell>
          <table:table-cell office:value-type="float" office:value="-4.11184E-017" calcext:value-type="float">
            <text:p>-4.11184E-17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  <table:table-cell table:formula="of:=POWER([.A158]-[.D158];2)" office:value-type="float" office:value="0.00000000390624999998872" calcext:value-type="float">
            <text:p>3.90624999998872E-09</text:p>
          </table:table-cell>
          <table:table-cell table:formula="of:=POWER([.B158]-[.E158];2)" office:value-type="float" office:value="0.0000000045427599996558" calcext:value-type="float">
            <text:p>4.5427599996558E-09</text:p>
          </table:table-cell>
          <table:table-cell table:formula="of:=POWER([.C158]-[.F158];2)" office:value-type="float" office:value="0.00000000338724000000479" calcext:value-type="float">
            <text:p>3.38724000000479E-09</text:p>
          </table:table-cell>
        </table:table-row>
        <table:table-row table:style-name="ro1">
          <table:table-cell office:value-type="float" office:value="-2.56736E-015" calcext:value-type="float">
            <text:p>-2.56736E-15</text:p>
          </table:table-cell>
          <table:table-cell office:value-type="float" office:value="3.5965E-018" calcext:value-type="float">
            <text:p>3.5965E-18</text:p>
          </table:table-cell>
          <table:table-cell office:value-type="float" office:value="-5.36951E-017" calcext:value-type="float">
            <text:p>-5.36951E-17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  <table:table-cell table:formula="of:=POWER([.A159]-[.D159];2)" office:value-type="float" office:value="0.000000997002250005127" calcext:value-type="float">
            <text:p>9.97002250005127E-07</text:p>
          </table:table-cell>
          <table:table-cell table:formula="of:=POWER([.B159]-[.E159];2)" office:value-type="float" office:value="0.000000303160360000004" calcext:value-type="float">
            <text:p>3.03160360000004E-07</text:p>
          </table:table-cell>
          <table:table-cell table:formula="of:=POWER([.C159]-[.F159];2)" office:value-type="float" office:value="0.00000013749264000004" calcext:value-type="float">
            <text:p>1.3749264000004E-07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-0.0000481798" calcext:value-type="float">
            <text:p>-4.81798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  <table:table-cell table:formula="of:=POWER([.A160]-[.D160];2)" office:value-type="float" office:value="0.000000007690763809" calcext:value-type="float">
            <text:p>7.690763809E-09</text:p>
          </table:table-cell>
          <table:table-cell table:formula="of:=POWER([.B160]-[.E160];2)" office:value-type="float" office:value="0.00000000402968500804" calcext:value-type="float">
            <text:p>4.02968500804E-09</text:p>
          </table:table-cell>
          <table:table-cell table:formula="of:=POWER([.C160]-[.F160];2)" office:value-type="float" office:value="0.00000000226383736804" calcext:value-type="float">
            <text:p>2.26383736804E-09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-2.16493E-015" calcext:value-type="float">
            <text:p>-2.16493E-15</text:p>
          </table:table-cell>
          <table:table-cell office:value-type="float" office:value="0.0000784" calcext:value-type="float">
            <text:p>7.8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161]-[.D161];2)" office:value-type="float" office:value="0.0000000059067156186256" calcext:value-type="float">
            <text:p>5.9067156186256E-09</text:p>
          </table:table-cell>
          <table:table-cell table:formula="of:=POWER([.B161]-[.E161];2)" office:value-type="float" office:value="0.00000000078152675364" calcext:value-type="float">
            <text:p>7.8152675364E-10</text:p>
          </table:table-cell>
          <table:table-cell table:formula="of:=POWER([.C161]-[.F161];2)" office:value-type="float" office:value="4.6869219049E-030" calcext:value-type="float">
            <text:p>4.6869219049E-30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  <table:table-cell table:formula="of:=POWER([.A162]-[.D162];2)" office:value-type="float" office:value="0.000000233092943209" calcext:value-type="float">
            <text:p>2.33092943209E-07</text:p>
          </table:table-cell>
          <table:table-cell table:formula="of:=POWER([.B162]-[.E162];2)" office:value-type="float" office:value="0.00000027855151728804" calcext:value-type="float">
            <text:p>2.7855151728804E-07</text:p>
          </table:table-cell>
          <table:table-cell table:formula="of:=POWER([.C162]-[.F162];2)" office:value-type="float" office:value="0.00000000232129312804" calcext:value-type="float">
            <text:p>2.32129312804E-09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19963E-015" calcext:value-type="float">
            <text:p>-2.19963E-15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-0.0000362" calcext:value-type="float">
            <text:p>-3.62E-05</text:p>
          </table:table-cell>
          <table:table-cell table:formula="of:=POWER([.A163]-[.D163];2)" office:value-type="float" office:value="0.0000000037521946266256" calcext:value-type="float">
            <text:p>3.7521946266256E-09</text:p>
          </table:table-cell>
          <table:table-cell table:formula="of:=POWER([.B163]-[.E163];2)" office:value-type="float" office:value="4.8383721369E-030" calcext:value-type="float">
            <text:p>4.8383721369E-30</text:p>
          </table:table-cell>
          <table:table-cell table:formula="of:=POWER([.C163]-[.F163];2)" office:value-type="float" office:value="0.00000000006796683364" calcext:value-type="float">
            <text:p>6.796683364E-11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  <table:table-cell table:formula="of:=POWER([.A164]-[.D164];2)" office:value-type="float" office:value="0.000000007690763809" calcext:value-type="float">
            <text:p>7.690763809E-09</text:p>
          </table:table-cell>
          <table:table-cell table:formula="of:=POWER([.B164]-[.E164];2)" office:value-type="float" office:value="0.00000000402968500804" calcext:value-type="float">
            <text:p>4.02968500804E-09</text:p>
          </table:table-cell>
          <table:table-cell table:formula="of:=POWER([.C164]-[.F164];2)" office:value-type="float" office:value="0.00000000237946888804" calcext:value-type="float">
            <text:p>2.37946888804E-09</text:p>
          </table:table-cell>
        </table:table-row>
        <table:table-row table:style-name="ro1">
          <table:table-cell office:value-type="float" office:value="4.31946E-015" calcext:value-type="float">
            <text:p>4.31946E-15</text:p>
          </table:table-cell>
          <table:table-cell office:value-type="float" office:value="-2.18228E-015" calcext:value-type="float">
            <text:p>-2.18228E-15</text:p>
          </table:table-cell>
          <table:table-cell office:value-type="float" office:value="-2.25167E-015" calcext:value-type="float">
            <text:p>-2.25167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65]-[.D165];2)" office:value-type="float" office:value="1.86577346916E-029" calcext:value-type="float">
            <text:p>1.86577346916E-29</text:p>
          </table:table-cell>
          <table:table-cell table:formula="of:=POWER([.B165]-[.E165];2)" office:value-type="float" office:value="4.7623459984E-030" calcext:value-type="float">
            <text:p>4.7623459984E-30</text:p>
          </table:table-cell>
          <table:table-cell table:formula="of:=POWER([.C165]-[.F165];2)" office:value-type="float" office:value="5.0700177889E-030" calcext:value-type="float">
            <text:p>5.0700177889E-30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0.0000279558" calcext:value-type="float">
            <text:p>2.79558E-05</text:p>
          </table:table-cell>
          <table:table-cell office:value-type="float" office:value="-2.16493E-015" calcext:value-type="float">
            <text:p>-2.16493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  <table:table-cell table:formula="of:=POWER([.A166]-[.D166];2)" office:value-type="float" office:value="0.0000000037155315306256" calcext:value-type="float">
            <text:p>3.7155315306256E-09</text:p>
          </table:table-cell>
          <table:table-cell table:formula="of:=POWER([.B166]-[.E166];2)" office:value-type="float" office:value="0.00000000155584491364" calcext:value-type="float">
            <text:p>1.55584491364E-09</text:p>
          </table:table-cell>
          <table:table-cell table:formula="of:=POWER([.C166]-[.F166];2)" office:value-type="float" office:value="0.000000003387239999748" calcext:value-type="float">
            <text:p>3.387239999748E-09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06085E-015" calcext:value-type="float">
            <text:p>-2.06085E-15</text:p>
          </table:table-cell>
          <table:table-cell office:value-type="float" office:value="0.0000279558" calcext:value-type="float">
            <text:p>2.79558E-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67]-[.D167];2)" office:value-type="float" office:value="0.0000000000023865306256" calcext:value-type="float">
            <text:p>2.3865306256E-12</text:p>
          </table:table-cell>
          <table:table-cell table:formula="of:=POWER([.B167]-[.E167];2)" office:value-type="float" office:value="4.2471027225E-030" calcext:value-type="float">
            <text:p>4.2471027225E-30</text:p>
          </table:table-cell>
          <table:table-cell table:formula="of:=POWER([.C167]-[.F167];2)" office:value-type="float" office:value="0.00000000078152675364" calcext:value-type="float">
            <text:p>7.8152675364E-10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0.0000481798" calcext:value-type="float">
            <text:p>4.81798E-0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68]-[.D168];2)" office:value-type="float" office:value="0.000000000380367009" calcext:value-type="float">
            <text:p>3.80367009E-10</text:p>
          </table:table-cell>
          <table:table-cell table:formula="of:=POWER([.B168]-[.E168];2)" office:value-type="float" office:value="0.00000000232129312804" calcext:value-type="float">
            <text:p>2.32129312804E-09</text:p>
          </table:table-cell>
          <table:table-cell table:formula="of:=POWER([.C168]-[.F168];2)" office:value-type="float" office:value="0.00000000232129312804" calcext:value-type="float">
            <text:p>2.32129312804E-09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315007" calcext:value-type="float">
            <text:p>0.00031500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69]-[.D169];2)" office:value-type="float" office:value="0.00000000633912146596" calcext:value-type="float">
            <text:p>6.33912146596E-09</text:p>
          </table:table-cell>
          <table:table-cell table:formula="of:=POWER([.B169]-[.E169];2)" office:value-type="float" office:value="0.000000096013839321" calcext:value-type="float">
            <text:p>9.6013839321E-08</text:p>
          </table:table-cell>
          <table:table-cell table:formula="of:=POWER([.C169]-[.F169];2)" office:value-type="float" office:value="0.000000099229410049" calcext:value-type="float">
            <text:p>9.9229410049E-08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152666" calcext:value-type="float">
            <text:p>-0.0001526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70]-[.D170];2)" office:value-type="float" office:value="0.000000404255627721" calcext:value-type="float">
            <text:p>4.04255627721E-07</text:p>
          </table:table-cell>
          <table:table-cell table:formula="of:=POWER([.B170]-[.E170];2)" office:value-type="float" office:value="0.00000000317062464889" calcext:value-type="float">
            <text:p>3.17062464889E-09</text:p>
          </table:table-cell>
          <table:table-cell table:formula="of:=POWER([.C170]-[.F170];2)" office:value-type="float" office:value="0.000000023306907556" calcext:value-type="float">
            <text:p>2.3306907556E-08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1.67921E-015" calcext:value-type="float">
            <text:p>-1.67921E-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71]-[.D171];2)" office:value-type="float" office:value="0.00000000153660864016" calcext:value-type="float">
            <text:p>1.53660864016E-09</text:p>
          </table:table-cell>
          <table:table-cell table:formula="of:=POWER([.B171]-[.E171];2)" office:value-type="float" office:value="0.0000000000042400575396" calcext:value-type="float">
            <text:p>4.2400575396E-12</text:p>
          </table:table-cell>
          <table:table-cell table:formula="of:=POWER([.C171]-[.F171];2)" office:value-type="float" office:value="2.8197462241E-030" calcext:value-type="float">
            <text:p>2.8197462241E-30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-1.42421E-015" calcext:value-type="float">
            <text:p>-1.42421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172]-[.D172];2)" office:value-type="float" office:value="0.00000000254111769025" calcext:value-type="float">
            <text:p>2.54111769025E-09</text:p>
          </table:table-cell>
          <table:table-cell table:formula="of:=POWER([.B172]-[.E172];2)" office:value-type="float" office:value="0.00000000430607626849" calcext:value-type="float">
            <text:p>4.30607626849E-09</text:p>
          </table:table-cell>
          <table:table-cell table:formula="of:=POWER([.C172]-[.F172];2)" office:value-type="float" office:value="2.0283741241E-030" calcext:value-type="float">
            <text:p>2.0283741241E-30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-0.000315007" calcext:value-type="float">
            <text:p>-0.0003150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73]-[.D173];2)" office:value-type="float" office:value="0.00000000633912146596" calcext:value-type="float">
            <text:p>6.33912146596E-09</text:p>
          </table:table-cell>
          <table:table-cell table:formula="of:=POWER([.B173]-[.E173];2)" office:value-type="float" office:value="0.000000096013839321" calcext:value-type="float">
            <text:p>9.6013839321E-08</text:p>
          </table:table-cell>
          <table:table-cell table:formula="of:=POWER([.C173]-[.F173];2)" office:value-type="float" office:value="0.000000099229410049" calcext:value-type="float">
            <text:p>9.9229410049E-08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  <table:table-cell table:formula="of:=POWER([.A174]-[.D174];2)" office:value-type="float" office:value="0.000000487638252721" calcext:value-type="float">
            <text:p>4.87638252721E-07</text:p>
          </table:table-cell>
          <table:table-cell table:formula="of:=POWER([.B174]-[.E174];2)" office:value-type="float" office:value="0.00000000012302580889" calcext:value-type="float">
            <text:p>1.2302580889E-10</text:p>
          </table:table-cell>
          <table:table-cell table:formula="of:=POWER([.C174]-[.F174];2)" office:value-type="float" office:value="0.000000008923825156" calcext:value-type="float">
            <text:p>8.923825156E-09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  <table:table-cell table:formula="of:=POWER([.A175]-[.D175];2)" office:value-type="float" office:value="0.000000030379444209" calcext:value-type="float">
            <text:p>3.0379444209E-08</text:p>
          </table:table-cell>
          <table:table-cell table:formula="of:=POWER([.B175]-[.E175];2)" office:value-type="float" office:value="0.000000080590125456" calcext:value-type="float">
            <text:p>8.0590125456E-08</text:p>
          </table:table-cell>
          <table:table-cell table:formula="of:=POWER([.C175]-[.F175];2)" office:value-type="float" office:value="0.000000298745323776" calcext:value-type="float">
            <text:p>2.98745323776E-07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-1.92205E-015" calcext:value-type="float">
            <text:p>-1.9220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  <table:table-cell table:formula="of:=POWER([.A176]-[.D176];2)" office:value-type="float" office:value="0.00000000786990765625" calcext:value-type="float">
            <text:p>7.86990765625E-09</text:p>
          </table:table-cell>
          <table:table-cell table:formula="of:=POWER([.B176]-[.E176];2)" office:value-type="float" office:value="0.00000000107564976841" calcext:value-type="float">
            <text:p>1.07564976841E-09</text:p>
          </table:table-cell>
          <table:table-cell table:formula="of:=POWER([.C176]-[.F176];2)" office:value-type="float" office:value="0.00000000000035999999769354" calcext:value-type="float">
            <text:p>3.5999999769354E-13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-0" calcext:value-type="float">
            <text:p>0</text:p>
          </table:table-cell>
          <table:table-cell table:formula="of:=POWER([.A177]-[.D177];2)" office:value-type="float" office:value="0.000000038456386609" calcext:value-type="float">
            <text:p>3.8456386609E-08</text:p>
          </table:table-cell>
          <table:table-cell table:formula="of:=POWER([.B177]-[.E177];2)" office:value-type="float" office:value="0.00000000435388825600001" calcext:value-type="float">
            <text:p>4.35388825600001E-09</text:p>
          </table:table-cell>
          <table:table-cell table:formula="of:=POWER([.C177]-[.F177];2)" office:value-type="float" office:value="0.000000339627866176" calcext:value-type="float">
            <text:p>3.39627866176E-07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0" calcext:value-type="float">
            <text:p>0</text:p>
          </table:table-cell>
          <table:table-cell table:formula="of:=POWER([.A178]-[.D178];2)" office:value-type="float" office:value="0.00000387807474637584" calcext:value-type="float">
            <text:p>3.87807474637584E-06</text:p>
          </table:table-cell>
          <table:table-cell table:formula="of:=POWER([.B178]-[.E178];2)" office:value-type="float" office:value="0.00000018131466707236" calcext:value-type="float">
            <text:p>1.8131466707236E-07</text:p>
          </table:table-cell>
          <table:table-cell table:formula="of:=POWER([.C178]-[.F178];2)" office:value-type="float" office:value="0.00000000630661516164" calcext:value-type="float">
            <text:p>6.30661516164E-09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  <table:table-cell table:formula="of:=POWER([.A179]-[.D179];2)" office:value-type="float" office:value="0.00000090221407265025" calcext:value-type="float">
            <text:p>9.0221407265025E-07</text:p>
          </table:table-cell>
          <table:table-cell table:formula="of:=POWER([.B179]-[.E179];2)" office:value-type="float" office:value="0.00000032513214545296" calcext:value-type="float">
            <text:p>3.2513214545296E-07</text:p>
          </table:table-cell>
          <table:table-cell table:formula="of:=POWER([.C179]-[.F179];2)" office:value-type="float" office:value="0.000000137492639998384" calcext:value-type="float">
            <text:p>1.37492639998384E-07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  <table:table-cell table:formula="of:=POWER([.A180]-[.D180];2)" office:value-type="float" office:value="0.00000038748483629584" calcext:value-type="float">
            <text:p>3.8748483629584E-07</text:p>
          </table:table-cell>
          <table:table-cell table:formula="of:=POWER([.B180]-[.E180];2)" office:value-type="float" office:value="0.00000001715822291236" calcext:value-type="float">
            <text:p>1.715822291236E-08</text:p>
          </table:table-cell>
          <table:table-cell table:formula="of:=POWER([.C180]-[.F180];2)" office:value-type="float" office:value="0.00000007236863980164" calcext:value-type="float">
            <text:p>7.236863980164E-08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  <table:table-cell table:formula="of:=POWER([.A181]-[.D181];2)" office:value-type="float" office:value="0.00000000913796429329" calcext:value-type="float">
            <text:p>9.13796429329E-09</text:p>
          </table:table-cell>
          <table:table-cell table:formula="of:=POWER([.B181]-[.E181];2)" office:value-type="float" office:value="0.00000000595993264036" calcext:value-type="float">
            <text:p>5.95993264036E-09</text:p>
          </table:table-cell>
          <table:table-cell table:formula="of:=POWER([.C181]-[.F181];2)" office:value-type="float" office:value="0.00000000745652974144" calcext:value-type="float">
            <text:p>7.45652974144E-09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  <table:table-cell table:formula="of:=POWER([.A182]-[.D182];2)" office:value-type="float" office:value="0.000000794492343649" calcext:value-type="float">
            <text:p>7.94492343649E-07</text:p>
          </table:table-cell>
          <table:table-cell table:formula="of:=POWER([.B182]-[.E182];2)" office:value-type="float" office:value="0.000000137955101385302" calcext:value-type="float">
            <text:p>1.37955101385302E-07</text:p>
          </table:table-cell>
          <table:table-cell table:formula="of:=POWER([.C182]-[.F182];2)" office:value-type="float" office:value="0.00000032023771692025" calcext:value-type="float">
            <text:p>3.2023771692025E-07</text:p>
          </table:table-cell>
        </table:table-row>
        <table:table-row table:style-name="ro1">
          <table:table-cell office:value-type="float" office:value="-2.17187E-015" calcext:value-type="float">
            <text:p>-2.17187E-15</text:p>
          </table:table-cell>
          <table:table-cell office:value-type="float" office:value="4.40967E-015" calcext:value-type="float">
            <text:p>4.40967E-15</text:p>
          </table:table-cell>
          <table:table-cell office:value-type="float" office:value="-2.17361E-015" calcext:value-type="float">
            <text:p>-2.17361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  <table:table-cell table:formula="of:=POWER([.A183]-[.D183];2)" office:value-type="float" office:value="0.00000000390625000027148" calcext:value-type="float">
            <text:p>3.90625000027148E-09</text:p>
          </table:table-cell>
          <table:table-cell table:formula="of:=POWER([.B183]-[.E183];2)" office:value-type="float" office:value="0.00000000338723999948671" calcext:value-type="float">
            <text:p>3.38723999948671E-09</text:p>
          </table:table-cell>
          <table:table-cell table:formula="of:=POWER([.C183]-[.F183];2)" office:value-type="float" office:value="0.000000004542759999707" calcext:value-type="float">
            <text:p>4.542759999707E-09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0.0000361581" calcext:value-type="float">
            <text:p>3.61581E-05</text:p>
          </table:table-cell>
          <table:table-cell office:value-type="float" office:value="-2.22045E-015" calcext:value-type="float">
            <text:p>-2.2204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  <table:table-cell table:formula="of:=POWER([.A184]-[.D184];2)" office:value-type="float" office:value="0.00000000196987731889" calcext:value-type="float">
            <text:p>1.96987731889E-09</text:p>
          </table:table-cell>
          <table:table-cell table:formula="of:=POWER([.B184]-[.E184];2)" office:value-type="float" office:value="0.00000000135115791561" calcext:value-type="float">
            <text:p>1.35115791561E-09</text:p>
          </table:table-cell>
          <table:table-cell table:formula="of:=POWER([.C184]-[.F184];2)" office:value-type="float" office:value="0.000000000234090000067946" calcext:value-type="float">
            <text:p>2.34090000067946E-10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673512" calcext:value-type="float">
            <text:p>6.73512E-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OWER([.A185]-[.D185];2)" office:value-type="float" office:value="0.00000000390716255329" calcext:value-type="float">
            <text:p>3.90716255329E-09</text:p>
          </table:table-cell>
          <table:table-cell table:formula="of:=POWER([.B185]-[.E185];2)" office:value-type="float" office:value="0.00000000338730984036" calcext:value-type="float">
            <text:p>3.38730984036E-09</text:p>
          </table:table-cell>
          <table:table-cell table:formula="of:=POWER([.C185]-[.F185];2)" office:value-type="float" office:value="0.00000000453618414144" calcext:value-type="float">
            <text:p>4.53618414144E-09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  <table:table-cell table:formula="of:=POWER([.A186]-[.D186];2)" office:value-type="float" office:value="0.000000001967543449" calcext:value-type="float">
            <text:p>1.967543449E-09</text:p>
          </table:table-cell>
          <table:table-cell table:formula="of:=POWER([.B186]-[.E186];2)" office:value-type="float" office:value="0.00000000135593892610178" calcext:value-type="float">
            <text:p>1.35593892610178E-09</text:p>
          </table:table-cell>
          <table:table-cell table:formula="of:=POWER([.C186]-[.F186];2)" office:value-type="float" office:value="0.00000000023395232025" calcext:value-type="float">
            <text:p>2.3395232025E-10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  <table:table-cell table:formula="of:=POWER([.A187]-[.D187];2)" office:value-type="float" office:value="0.00000001081722723481" calcext:value-type="float">
            <text:p>1.081722723481E-08</text:p>
          </table:table-cell>
          <table:table-cell table:formula="of:=POWER([.B187]-[.E187];2)" office:value-type="float" office:value="0.0000000983261449" calcext:value-type="float">
            <text:p>9.83261449E-08</text:p>
          </table:table-cell>
          <table:table-cell table:formula="of:=POWER([.C187]-[.F187];2)" office:value-type="float" office:value="0.000000226576" calcext:value-type="float">
            <text:p>2.26576E-07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  <table:table-cell table:formula="of:=POWER([.A188]-[.D188];2)" office:value-type="float" office:value="0.000000035095900921" calcext:value-type="float">
            <text:p>3.5095900921E-08</text:p>
          </table:table-cell>
          <table:table-cell table:formula="of:=POWER([.B188]-[.E188];2)" office:value-type="float" office:value="0.000000153819271204" calcext:value-type="float">
            <text:p>1.53819271204E-07</text:p>
          </table:table-cell>
          <table:table-cell table:formula="of:=POWER([.C188]-[.F188];2)" office:value-type="float" office:value="0.000000509591816449" calcext:value-type="float">
            <text:p>5.09591816449E-07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-1.75207E-015" calcext:value-type="float">
            <text:p>-1.75207E-15</text:p>
          </table:table-cell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  <table:table-cell table:formula="of:=POWER([.A189]-[.D189];2)" office:value-type="float" office:value="0.00000001887543506641" calcext:value-type="float">
            <text:p>1.887543506641E-08</text:p>
          </table:table-cell>
          <table:table-cell table:formula="of:=POWER([.B189]-[.E189];2)" office:value-type="float" office:value="0.00000000809042683024" calcext:value-type="float">
            <text:p>8.09042683024E-09</text:p>
          </table:table-cell>
          <table:table-cell table:formula="of:=POWER([.C189]-[.F189];2)" office:value-type="float" office:value="0.000000000360999999933421" calcext:value-type="float">
            <text:p>3.60999999933421E-10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1.70697E-015" calcext:value-type="float">
            <text:p>-1.70697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  <table:table-cell table:formula="of:=POWER([.A190]-[.D190];2)" office:value-type="float" office:value="0.00000112266251962929" calcext:value-type="float">
            <text:p>1.12266251962929E-06</text:p>
          </table:table-cell>
          <table:table-cell table:formula="of:=POWER([.B190]-[.E190];2)" office:value-type="float" office:value="0.00000009069662281744" calcext:value-type="float">
            <text:p>9.069662281744E-08</text:p>
          </table:table-cell>
          <table:table-cell table:formula="of:=POWER([.C190]-[.F190];2)" office:value-type="float" office:value="0.00000030316036000188" calcext:value-type="float">
            <text:p>3.0316036000188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  <table:table-cell table:formula="of:=POWER([.A191]-[.D191];2)" office:value-type="float" office:value="0.00000108161227203481" calcext:value-type="float">
            <text:p>1.08161227203481E-06</text:p>
          </table:table-cell>
          <table:table-cell table:formula="of:=POWER([.B191]-[.E191];2)" office:value-type="float" office:value="0.0000000319801689" calcext:value-type="float">
            <text:p>3.19801689E-08</text:p>
          </table:table-cell>
          <table:table-cell table:formula="of:=POWER([.C191]-[.F191];2)" office:value-type="float" office:value="0.00000000142884" calcext:value-type="float">
            <text:p>1.42884E-09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  <table:table-cell table:formula="of:=POWER([.A192]-[.D192];2)" office:value-type="float" office:value="0.000000149429406721" calcext:value-type="float">
            <text:p>1.49429406721E-07</text:p>
          </table:table-cell>
          <table:table-cell table:formula="of:=POWER([.B192]-[.E192];2)" office:value-type="float" office:value="0.000000337791115204" calcext:value-type="float">
            <text:p>3.37791115204E-07</text:p>
          </table:table-cell>
          <table:table-cell table:formula="of:=POWER([.C192]-[.F192];2)" office:value-type="float" office:value="0.000000844114425049" calcext:value-type="float">
            <text:p>8.44114425049E-07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35308E-015" calcext:value-type="float">
            <text:p>1.35308E-1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POWER([.A193]-[.D193];2)" office:value-type="float" office:value="0.0054556319750625" calcext:value-type="float">
            <text:p>0.005455631975063</text:p>
          </table:table-cell>
          <table:table-cell table:formula="of:=POWER([.B193]-[.E193];2)" office:value-type="float" office:value="1.8308254864E-030" calcext:value-type="float">
            <text:p>1.8308254864E-30</text:p>
          </table:table-cell>
          <table:table-cell table:formula="of:=POWER([.C193]-[.F193];2)" office:value-type="float" office:value="0.0000100998746809" calcext:value-type="float">
            <text:p>1.00998746809E-0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0" calcext:value-type="float">
            <text:p>0</text:p>
          </table:table-cell>
          <table:table-cell table:formula="of:=POWER([.A194]-[.D194];2)" office:value-type="float" office:value="0.0137105669079369" calcext:value-type="float">
            <text:p>0.013710566907937</text:p>
          </table:table-cell>
          <table:table-cell table:formula="of:=POWER([.B194]-[.E194];2)" office:value-type="float" office:value="0.0131185044588816" calcext:value-type="float">
            <text:p>0.013118504458882</text:p>
          </table:table-cell>
          <table:table-cell table:formula="of:=POWER([.C194]-[.F194];2)" office:value-type="float" office:value="0.00012456122449" calcext:value-type="float">
            <text:p>0.00012456122449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0" calcext:value-type="float">
            <text:p>0</text:p>
          </table:table-cell>
          <table:table-cell office:value-type="float" office:value="-0.1195049" calcext:value-type="float">
            <text:p>-0.1195049</text:p>
          </table:table-cell>
          <table:table-cell table:formula="of:=POWER([.A195]-[.D195];2)" office:value-type="float" office:value="0.08194570363456" calcext:value-type="float">
            <text:p>0.08194570363456</text:p>
          </table:table-cell>
          <table:table-cell table:formula="of:=POWER([.B195]-[.E195];2)" office:value-type="float" office:value="3.72860448129E-031" calcext:value-type="float">
            <text:p>3.72860448129E-31</text:p>
          </table:table-cell>
          <table:table-cell table:formula="of:=POWER([.C195]-[.F195];2)" office:value-type="float" office:value="0.17504692867321" calcext:value-type="float">
            <text:p>0.1750469286732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  <table:table-cell table:formula="of:=POWER([.A196]-[.D196];2)" office:value-type="float" office:value="0.00001283860561" calcext:value-type="float">
            <text:p>1.283860561E-05</text:p>
          </table:table-cell>
          <table:table-cell table:formula="of:=POWER([.B196]-[.E196];2)" office:value-type="float" office:value="0.00142485110784" calcext:value-type="float">
            <text:p>0.00142485110784</text:p>
          </table:table-cell>
          <table:table-cell table:formula="of:=POWER([.C196]-[.F196];2)" office:value-type="float" office:value="0.00019794801636" calcext:value-type="float">
            <text:p>0.00019794801636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  <table:table-cell table:formula="of:=POWER([.A197]-[.D197];2)" office:value-type="float" office:value="0.0000362984560324" calcext:value-type="float">
            <text:p>3.62984560324E-05</text:p>
          </table:table-cell>
          <table:table-cell table:formula="of:=POWER([.B197]-[.E197];2)" office:value-type="float" office:value="0.00000000072401355625" calcext:value-type="float">
            <text:p>7.2401355625E-10</text:p>
          </table:table-cell>
          <table:table-cell table:formula="of:=POWER([.C197]-[.F197];2)" office:value-type="float" office:value="0.0000261172869075562" calcext:value-type="float">
            <text:p>2.61172869075562E-0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  <table:table-cell table:formula="of:=POWER([.A198]-[.D198];2)" office:value-type="float" office:value="0.0000077210069689" calcext:value-type="float">
            <text:p>7.7210069689E-06</text:p>
          </table:table-cell>
          <table:table-cell table:formula="of:=POWER([.B198]-[.E198];2)" office:value-type="float" office:value="0.00026383829761" calcext:value-type="float">
            <text:p>0.00026383829761</text:p>
          </table:table-cell>
          <table:table-cell table:formula="of:=POWER([.C198]-[.F198];2)" office:value-type="float" office:value="0.0000436014578596" calcext:value-type="float">
            <text:p>4.36014578596E-05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44323E-015" calcext:value-type="float">
            <text:p>1.44323E-1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  <table:table-cell table:formula="of:=POWER([.A199]-[.D199];2)" office:value-type="float" office:value="0.00013339557009" calcext:value-type="float">
            <text:p>0.00013339557009</text:p>
          </table:table-cell>
          <table:table-cell table:formula="of:=POWER([.B199]-[.E199];2)" office:value-type="float" office:value="2.0829128329E-030" calcext:value-type="float">
            <text:p>2.0829128329E-30</text:p>
          </table:table-cell>
          <table:table-cell table:formula="of:=POWER([.C199]-[.F199];2)" office:value-type="float" office:value="0.00015361371481" calcext:value-type="float">
            <text:p>0.00015361371481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  <table:table-cell table:formula="of:=POWER([.A200]-[.D200];2)" office:value-type="float" office:value="0.00036531823689" calcext:value-type="float">
            <text:p>0.00036531823689</text:p>
          </table:table-cell>
          <table:table-cell table:formula="of:=POWER([.B200]-[.E200];2)" office:value-type="float" office:value="0.00014117717124" calcext:value-type="float">
            <text:p>0.00014117717124</text:p>
          </table:table-cell>
          <table:table-cell table:formula="of:=POWER([.C200]-[.F200];2)" office:value-type="float" office:value="0.00016906760676" calcext:value-type="float">
            <text:p>0.00016906760676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201]-[.D201];2)" office:value-type="float" office:value="0.0000001439898916" calcext:value-type="float">
            <text:p>1.439898916E-07</text:p>
          </table:table-cell>
          <table:table-cell table:formula="of:=POWER([.B201]-[.E201];2)" office:value-type="float" office:value="0.000000621197761921" calcext:value-type="float">
            <text:p>6.21197761921E-07</text:p>
          </table:table-cell>
          <table:table-cell table:formula="of:=POWER([.C201]-[.F201];2)" office:value-type="float" office:value="0.000000621197761921" calcext:value-type="float">
            <text:p>6.21197761921E-0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  <table:table-cell table:formula="of:=POWER([.A202]-[.D202];2)" office:value-type="float" office:value="0.000000852183767044" calcext:value-type="float">
            <text:p>8.52183767044E-07</text:p>
          </table:table-cell>
          <table:table-cell table:formula="of:=POWER([.B202]-[.E202];2)" office:value-type="float" office:value="0.000000256687129449" calcext:value-type="float">
            <text:p>2.56687129449E-07</text:p>
          </table:table-cell>
          <table:table-cell table:formula="of:=POWER([.C202]-[.F202];2)" office:value-type="float" office:value="0.000000626040165529" calcext:value-type="float">
            <text:p>6.26040165529E-07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1.72085E-015" calcext:value-type="float">
            <text:p>1.72085E-1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0" calcext:value-type="float">
            <text:p>0</text:p>
          </table:table-cell>
          <table:table-cell office:value-type="float" office:value="0.000846" calcext:value-type="float">
            <text:p>0.000846</text:p>
          </table:table-cell>
          <table:table-cell table:formula="of:=POWER([.A203]-[.D203];2)" office:value-type="float" office:value="0.00016190781049" calcext:value-type="float">
            <text:p>0.00016190781049</text:p>
          </table:table-cell>
          <table:table-cell table:formula="of:=POWER([.B203]-[.E203];2)" office:value-type="float" office:value="2.9613247225E-030" calcext:value-type="float">
            <text:p>2.9613247225E-30</text:p>
          </table:table-cell>
          <table:table-cell table:formula="of:=POWER([.C203]-[.F203];2)" office:value-type="float" office:value="0.0000315994633956" calcext:value-type="float">
            <text:p>3.15994633956E-0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  <table:table-cell table:formula="of:=POWER([.A204]-[.D204];2)" office:value-type="float" office:value="0.000000322099381444" calcext:value-type="float">
            <text:p>3.22099381444E-07</text:p>
          </table:table-cell>
          <table:table-cell table:formula="of:=POWER([.B204]-[.E204];2)" office:value-type="float" office:value="0.000001399079711929" calcext:value-type="float">
            <text:p>1.399079711929E-06</text:p>
          </table:table-cell>
          <table:table-cell table:formula="of:=POWER([.C204]-[.F204];2)" office:value-type="float" office:value="0.000001360122735049" calcext:value-type="float">
            <text:p>1.360122735049E-06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66533E-015" calcext:value-type="float">
            <text:p>1.66533E-15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  <table:table-cell table:formula="of:=POWER([.A205]-[.D205];2)" office:value-type="float" office:value="0.000012256594887364" calcext:value-type="float">
            <text:p>1.2256594887364E-05</text:p>
          </table:table-cell>
          <table:table-cell table:formula="of:=POWER([.B205]-[.E205];2)" office:value-type="float" office:value="2.7733240089E-030" calcext:value-type="float">
            <text:p>2.7733240089E-30</text:p>
          </table:table-cell>
          <table:table-cell table:formula="of:=POWER([.C205]-[.F205];2)" office:value-type="float" office:value="0.000028105668984484" calcext:value-type="float">
            <text:p>2.8105668984484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  <table:table-cell table:formula="of:=POWER([.A206]-[.D206];2)" office:value-type="float" office:value="0.000031168348111044" calcext:value-type="float">
            <text:p>3.1168348111044E-05</text:p>
          </table:table-cell>
          <table:table-cell table:formula="of:=POWER([.B206]-[.E206];2)" office:value-type="float" office:value="0.000029736899454025" calcext:value-type="float">
            <text:p>2.9736899454025E-05</text:p>
          </table:table-cell>
          <table:table-cell table:formula="of:=POWER([.C206]-[.F206];2)" office:value-type="float" office:value="0.000146957406514801" calcext:value-type="float">
            <text:p>0.00014695740651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2.01007E-015" calcext:value-type="float">
            <text:p>2.01007E-15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  <table:table-cell table:formula="of:=POWER([.A207]-[.D207];2)" office:value-type="float" office:value="0.0128274810267409" calcext:value-type="float">
            <text:p>0.012827481026741</text:p>
          </table:table-cell>
          <table:table-cell table:formula="of:=POWER([.B207]-[.E207];2)" office:value-type="float" office:value="4.0403814049E-030" calcext:value-type="float">
            <text:p>4.0403814049E-30</text:p>
          </table:table-cell>
          <table:table-cell table:formula="of:=POWER([.C207]-[.F207];2)" office:value-type="float" office:value="0.014193798233002" calcext:value-type="float">
            <text:p>0.014193798233002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  <table:table-cell table:formula="of:=POWER([.A208]-[.D208];2)" office:value-type="float" office:value="0.0005244310682116" calcext:value-type="float">
            <text:p>0.000524431068212</text:p>
          </table:table-cell>
          <table:table-cell table:formula="of:=POWER([.B208]-[.E208];2)" office:value-type="float" office:value="0.000135706842851584" calcext:value-type="float">
            <text:p>0.000135706842852</text:p>
          </table:table-cell>
          <table:table-cell table:formula="of:=POWER([.C208]-[.F208];2)" office:value-type="float" office:value="0.000135706842851584" calcext:value-type="float">
            <text:p>0.000135706842852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  <table:table-cell table:formula="of:=POWER([.A209]-[.D209];2)" office:value-type="float" office:value="0.000014258296832256" calcext:value-type="float">
            <text:p>1.4258296832256E-05</text:p>
          </table:table-cell>
          <table:table-cell table:formula="of:=POWER([.B209]-[.E209];2)" office:value-type="float" office:value="0.0000260363012255684" calcext:value-type="float">
            <text:p>2.60363012255684E-05</text:p>
          </table:table-cell>
          <table:table-cell table:formula="of:=POWER([.C209]-[.F209];2)" office:value-type="float" office:value="0.00000000036016068841" calcext:value-type="float">
            <text:p>3.6016068841E-10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0" calcext:value-type="float">
            <text:p>0</text:p>
          </table:table-cell>
          <table:table-cell table:formula="of:=POWER([.A210]-[.D210];2)" office:value-type="float" office:value="0.000002028522244644" calcext:value-type="float">
            <text:p>2.028522244644E-06</text:p>
          </table:table-cell>
          <table:table-cell table:formula="of:=POWER([.B210]-[.E210];2)" office:value-type="float" office:value="0.000000087261750801" calcext:value-type="float">
            <text:p>8.7261750801E-08</text:p>
          </table:table-cell>
          <table:table-cell table:formula="of:=POWER([.C210]-[.F210];2)" office:value-type="float" office:value="0.000000137459270025" calcext:value-type="float">
            <text:p>1.37459270025E-07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1692E-015" calcext:value-type="float">
            <text:p>1.1692E-15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  <table:table-cell table:formula="of:=POWER([.A211]-[.D211];2)" office:value-type="float" office:value="0.0000725651829904" calcext:value-type="float">
            <text:p>7.25651829904E-05</text:p>
          </table:table-cell>
          <table:table-cell table:formula="of:=POWER([.B211]-[.E211];2)" office:value-type="float" office:value="0.000133911183999973" calcext:value-type="float">
            <text:p>0.000133911184</text:p>
          </table:table-cell>
          <table:table-cell table:formula="of:=POWER([.C211]-[.F211];2)" office:value-type="float" office:value="0.00000000000143999999999955" calcext:value-type="float">
            <text:p>1.43999999999955E-1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  <table:table-cell table:formula="of:=POWER([.A212]-[.D212];2)" office:value-type="float" office:value="0.00002380366521" calcext:value-type="float">
            <text:p>2.380366521E-05</text:p>
          </table:table-cell>
          <table:table-cell table:formula="of:=POWER([.B212]-[.E212];2)" office:value-type="float" office:value="0.0000337742296336" calcext:value-type="float">
            <text:p>3.37742296336E-05</text:p>
          </table:table-cell>
          <table:table-cell table:formula="of:=POWER([.C212]-[.F212];2)" office:value-type="float" office:value="0.00012500134416" calcext:value-type="float">
            <text:p>0.00012500134416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1.249E-015" calcext:value-type="float">
            <text:p>1.249E-15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  <table:table-cell table:formula="of:=POWER([.A213]-[.D213];2)" office:value-type="float" office:value="0.013168480516" calcext:value-type="float">
            <text:p>0.013168480516</text:p>
          </table:table-cell>
          <table:table-cell table:formula="of:=POWER([.B213]-[.E213];2)" office:value-type="float" office:value="0.000000598147560001932" calcext:value-type="float">
            <text:p>5.98147560001932E-07</text:p>
          </table:table-cell>
          <table:table-cell table:formula="of:=POWER([.C213]-[.F213];2)" office:value-type="float" office:value="0.01446689350656" calcext:value-type="float">
            <text:p>0.01446689350656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  <table:table-cell table:formula="of:=POWER([.A214]-[.D214];2)" office:value-type="float" office:value="0.00049185924841" calcext:value-type="float">
            <text:p>0.00049185924841</text:p>
          </table:table-cell>
          <table:table-cell table:formula="of:=POWER([.B214]-[.E214];2)" office:value-type="float" office:value="0.00015000125625" calcext:value-type="float">
            <text:p>0.00015000125625</text:p>
          </table:table-cell>
          <table:table-cell table:formula="of:=POWER([.C214]-[.F214];2)" office:value-type="float" office:value="0.00013149438241" calcext:value-type="float">
            <text:p>0.00013149438241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  <table:table-cell table:formula="of:=POWER([.A215]-[.D215];2)" office:value-type="float" office:value="0.000000328885045225" calcext:value-type="float">
            <text:p>3.28885045225E-07</text:p>
          </table:table-cell>
          <table:table-cell table:formula="of:=POWER([.B215]-[.E215];2)" office:value-type="float" office:value="0.000000161293001769" calcext:value-type="float">
            <text:p>1.61293001769E-07</text:p>
          </table:table-cell>
          <table:table-cell table:formula="of:=POWER([.C215]-[.F215];2)" office:value-type="float" office:value="0.000001397154732169" calcext:value-type="float">
            <text:p>1.397154732169E-0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  <table:table-cell table:formula="of:=POWER([.A216]-[.D216];2)" office:value-type="float" office:value="0.00002119589521" calcext:value-type="float">
            <text:p>2.119589521E-05</text:p>
          </table:table-cell>
          <table:table-cell table:formula="of:=POWER([.B216]-[.E216];2)" office:value-type="float" office:value="0.00013502904804" calcext:value-type="float">
            <text:p>0.00013502904804</text:p>
          </table:table-cell>
          <table:table-cell table:formula="of:=POWER([.C216]-[.F216];2)" office:value-type="float" office:value="0.0000253427669056" calcext:value-type="float">
            <text:p>2.53427669056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  <table:table-cell table:formula="of:=POWER([.A217]-[.D217];2)" office:value-type="float" office:value="0.00000001006382150596" calcext:value-type="float">
            <text:p>1.006382150596E-08</text:p>
          </table:table-cell>
          <table:table-cell table:formula="of:=POWER([.B217]-[.E217];2)" office:value-type="float" office:value="0.000000148924212649" calcext:value-type="float">
            <text:p>1.48924212649E-07</text:p>
          </table:table-cell>
          <table:table-cell table:formula="of:=POWER([.C217]-[.F217];2)" office:value-type="float" office:value="0.000000096013839321" calcext:value-type="float">
            <text:p>9.6013839321E-08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  <table:table-cell table:formula="of:=POWER([.A218]-[.D218];2)" office:value-type="float" office:value="0.000000406165310721" calcext:value-type="float">
            <text:p>4.06165310721E-07</text:p>
          </table:table-cell>
          <table:table-cell table:formula="of:=POWER([.B218]-[.E218];2)" office:value-type="float" office:value="0.000000015541611556" calcext:value-type="float">
            <text:p>1.5541611556E-08</text:p>
          </table:table-cell>
          <table:table-cell table:formula="of:=POWER([.C218]-[.F218];2)" office:value-type="float" office:value="0.00000000317062464889" calcext:value-type="float">
            <text:p>3.17062464889E-09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66533E-015" calcext:value-type="float">
            <text:p>-1.66533E-1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  <table:table-cell table:formula="of:=POWER([.A219]-[.D219];2)" office:value-type="float" office:value="0.00000000000529184015999998" calcext:value-type="float">
            <text:p>5.29184015999998E-12</text:p>
          </table:table-cell>
          <table:table-cell table:formula="of:=POWER([.B219]-[.E219];2)" office:value-type="float" office:value="0.000000138235239998762" calcext:value-type="float">
            <text:p>1.38235239998762E-07</text:p>
          </table:table-cell>
          <table:table-cell table:formula="of:=POWER([.C219]-[.F219];2)" office:value-type="float" office:value="0.00000016527547084954" calcext:value-type="float">
            <text:p>1.6527547084954E-07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  <table:table-cell table:formula="of:=POWER([.A220]-[.D220];2)" office:value-type="float" office:value="0.00000000982449686596" calcext:value-type="float">
            <text:p>9.82449686596E-09</text:p>
          </table:table-cell>
          <table:table-cell table:formula="of:=POWER([.B220]-[.E220];2)" office:value-type="float" office:value="0.000000071185975249" calcext:value-type="float">
            <text:p>7.1185975249E-08</text:p>
          </table:table-cell>
          <table:table-cell table:formula="of:=POWER([.C220]-[.F220];2)" office:value-type="float" office:value="0.000000128207679721" calcext:value-type="float">
            <text:p>1.28207679721E-07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1.37564E-015" calcext:value-type="float">
            <text:p>-1.37564E-1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  <table:table-cell table:formula="of:=POWER([.A221]-[.D221];2)" office:value-type="float" office:value="0.00000033920082569025" calcext:value-type="float">
            <text:p>3.3920082569025E-07</text:p>
          </table:table-cell>
          <table:table-cell table:formula="of:=POWER([.B221]-[.E221];2)" office:value-type="float" office:value="0.000000598147559997872" calcext:value-type="float">
            <text:p>5.98147559997872E-07</text:p>
          </table:table-cell>
          <table:table-cell table:formula="of:=POWER([.C221]-[.F221];2)" office:value-type="float" office:value="0.00000070395573502849" calcext:value-type="float">
            <text:p>7.0395573502849E-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  <table:table-cell table:formula="of:=POWER([.A222]-[.D222];2)" office:value-type="float" office:value="0.000000353205564721" calcext:value-type="float">
            <text:p>3.53205564721E-07</text:p>
          </table:table-cell>
          <table:table-cell table:formula="of:=POWER([.B222]-[.E222];2)" office:value-type="float" office:value="0.000000315019522756" calcext:value-type="float">
            <text:p>3.15019522756E-07</text:p>
          </table:table-cell>
          <table:table-cell table:formula="of:=POWER([.C222]-[.F222];2)" office:value-type="float" office:value="0.00000009953501276889" calcext:value-type="float">
            <text:p>9.953501276889E-08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  <table:table-cell table:formula="of:=POWER([.A223]-[.D223];2)" office:value-type="float" office:value="0.000023246833321009" calcext:value-type="float">
            <text:p>2.3246833321009E-05</text:p>
          </table:table-cell>
          <table:table-cell table:formula="of:=POWER([.B223]-[.E223];2)" office:value-type="float" office:value="0.000120763044122176" calcext:value-type="float">
            <text:p>0.000120763044122</text:p>
          </table:table-cell>
          <table:table-cell table:formula="of:=POWER([.C223]-[.F223];2)" office:value-type="float" office:value="0.000023025755802256" calcext:value-type="float">
            <text:p>2.3025755802256E-05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91507E-015" calcext:value-type="float">
            <text:p>-1.91507E-1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  <table:table-cell table:formula="of:=POWER([.A224]-[.D224];2)" office:value-type="float" office:value="0.00000007618290015625" calcext:value-type="float">
            <text:p>7.618290015625E-08</text:p>
          </table:table-cell>
          <table:table-cell table:formula="of:=POWER([.B224]-[.E224];2)" office:value-type="float" office:value="0.000000531732639997207" calcext:value-type="float">
            <text:p>5.31732639997207E-07</text:p>
          </table:table-cell>
          <table:table-cell table:formula="of:=POWER([.C224]-[.F224];2)" office:value-type="float" office:value="0.00000019333353974841" calcext:value-type="float">
            <text:p>1.9333353974841E-07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POWER([.A225]-[.D225];2)" office:value-type="float" office:value="0.000000035682076609" calcext:value-type="float">
            <text:p>3.5682076609E-08</text:p>
          </table:table-cell>
          <table:table-cell table:formula="of:=POWER([.B225]-[.E225];2)" office:value-type="float" office:value="0.000000339627866176" calcext:value-type="float">
            <text:p>3.39627866176E-07</text:p>
          </table:table-cell>
          <table:table-cell table:formula="of:=POWER([.C225]-[.F225];2)" office:value-type="float" office:value="0.000000080590125456" calcext:value-type="float">
            <text:p>8.0590125456E-08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" calcext:value-type="float">
            <text:p>0</text:p>
          </table:table-cell>
          <table:table-cell table:formula="of:=POWER([.A226]-[.D226];2)" office:value-type="float" office:value="0.00000023466002365584" calcext:value-type="float">
            <text:p>2.3466002365584E-07</text:p>
          </table:table-cell>
          <table:table-cell table:formula="of:=POWER([.B226]-[.E226];2)" office:value-type="float" office:value="0.00000058765378876164" calcext:value-type="float">
            <text:p>5.8765378876164E-07</text:p>
          </table:table-cell>
          <table:table-cell table:formula="of:=POWER([.C226]-[.F226];2)" office:value-type="float" office:value="0.00000000343520243236" calcext:value-type="float">
            <text:p>3.43520243236E-09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0" calcext:value-type="float">
            <text:p>0</text:p>
          </table:table-cell>
          <table:table-cell office:value-type="float" office:value="-0.0000696" calcext:value-type="float">
            <text:p>-6.96E-05</text:p>
          </table:table-cell>
          <table:table-cell table:formula="of:=POWER([.A227]-[.D227];2)" office:value-type="float" office:value="0.00000001433220797584" calcext:value-type="float">
            <text:p>1.433220797584E-08</text:p>
          </table:table-cell>
          <table:table-cell table:formula="of:=POWER([.B227]-[.E227];2)" office:value-type="float" office:value="0.00000000630661516164" calcext:value-type="float">
            <text:p>6.30661516164E-09</text:p>
          </table:table-cell>
          <table:table-cell table:formula="of:=POWER([.C227]-[.F227];2)" office:value-type="float" office:value="0.00000000012076691236" calcext:value-type="float">
            <text:p>1.2076691236E-10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  <table:table-cell table:formula="of:=POWER([.A228]-[.D228];2)" office:value-type="float" office:value="0.00000006044197665025" calcext:value-type="float">
            <text:p>6.044197665025E-08</text:p>
          </table:table-cell>
          <table:table-cell table:formula="of:=POWER([.B228]-[.E228];2)" office:value-type="float" office:value="0.000000531732640003178" calcext:value-type="float">
            <text:p>5.31732640003178E-07</text:p>
          </table:table-cell>
          <table:table-cell table:formula="of:=POWER([.C228]-[.F228];2)" office:value-type="float" office:value="0.00000013838132161296" calcext:value-type="float">
            <text:p>1.3838132161296E-07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  <table:table-cell table:formula="of:=POWER([.A229]-[.D229];2)" office:value-type="float" office:value="0.00000000174785033329" calcext:value-type="float">
            <text:p>1.74785033329E-09</text:p>
          </table:table-cell>
          <table:table-cell table:formula="of:=POWER([.B229]-[.E229];2)" office:value-type="float" office:value="0.00000000453618414144" calcext:value-type="float">
            <text:p>4.53618414144E-09</text:p>
          </table:table-cell>
          <table:table-cell table:formula="of:=POWER([.C229]-[.F229];2)" office:value-type="float" office:value="0.00000001666696492036" calcext:value-type="float">
            <text:p>1.666696492036E-08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  <table:table-cell table:formula="of:=POWER([.A230]-[.D230];2)" office:value-type="float" office:value="0.000000022098903649" calcext:value-type="float">
            <text:p>2.2098903649E-08</text:p>
          </table:table-cell>
          <table:table-cell table:formula="of:=POWER([.B230]-[.E230];2)" office:value-type="float" office:value="0.00000015468842972025" calcext:value-type="float">
            <text:p>1.5468842972025E-07</text:p>
          </table:table-cell>
          <table:table-cell table:formula="of:=POWER([.C230]-[.F230];2)" office:value-type="float" office:value="0.000000137772308910102" calcext:value-type="float">
            <text:p>1.37772308910102E-07</text:p>
          </table:table-cell>
        </table:table-row>
        <table:table-row table:style-name="ro1">
          <table:table-cell office:value-type="float" office:value="-2.17361E-015" calcext:value-type="float">
            <text:p>-2.17361E-15</text:p>
          </table:table-cell>
          <table:table-cell office:value-type="float" office:value="-2.25514E-015" calcext:value-type="float">
            <text:p>-2.25514E-15</text:p>
          </table:table-cell>
          <table:table-cell office:value-type="float" office:value="4.19456E-015" calcext:value-type="float">
            <text:p>4.19456E-15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  <table:table-cell table:formula="of:=POWER([.A231]-[.D231];2)" office:value-type="float" office:value="0.00000000000225000000652083" calcext:value-type="float">
            <text:p>2.25000000652083E-12</text:p>
          </table:table-cell>
          <table:table-cell table:formula="of:=POWER([.B231]-[.E231];2)" office:value-type="float" office:value="5.0856564196E-030" calcext:value-type="float">
            <text:p>5.0856564196E-30</text:p>
          </table:table-cell>
          <table:table-cell table:formula="of:=POWER([.C231]-[.F231];2)" office:value-type="float" office:value="0.000000000784000000234895" calcext:value-type="float">
            <text:p>7.84000000234895E-10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  <table:table-cell table:formula="of:=POWER([.A232]-[.D232];2)" office:value-type="float" office:value="0.00000000184962785329" calcext:value-type="float">
            <text:p>1.84962785329E-09</text:p>
          </table:table-cell>
          <table:table-cell table:formula="of:=POWER([.B232]-[.E232];2)" office:value-type="float" office:value="0.00000000036676846144" calcext:value-type="float">
            <text:p>3.6676846144E-10</text:p>
          </table:table-cell>
          <table:table-cell table:formula="of:=POWER([.C232]-[.F232];2)" office:value-type="float" office:value="0.00000001132108768036" calcext:value-type="float">
            <text:p>1.132108768036E-08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2.08861E-015" calcext:value-type="float">
            <text:p>-2.08861E-15</text:p>
          </table:table-cell>
          <table:table-cell office:value-type="float" office:value="0.0000361581" calcext:value-type="float">
            <text:p>3.61581E-0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POWER([.A233]-[.D233];2)" office:value-type="float" office:value="0.00000000394593779889" calcext:value-type="float">
            <text:p>3.94593779889E-09</text:p>
          </table:table-cell>
          <table:table-cell table:formula="of:=POWER([.B233]-[.E233];2)" office:value-type="float" office:value="4.3622917321E-030" calcext:value-type="float">
            <text:p>4.3622917321E-30</text:p>
          </table:table-cell>
          <table:table-cell table:formula="of:=POWER([.C233]-[.F233];2)" office:value-type="float" office:value="0.00000000130740819561" calcext:value-type="float">
            <text:p>1.30740819561E-09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  <table:table-cell table:formula="of:=POWER([.A234]-[.D234];2)" office:value-type="float" office:value="0.000000011163401649" calcext:value-type="float">
            <text:p>1.1163401649E-08</text:p>
          </table:table-cell>
          <table:table-cell table:formula="of:=POWER([.B234]-[.E234];2)" office:value-type="float" office:value="0.00000000187450032025" calcext:value-type="float">
            <text:p>1.87450032025E-09</text:p>
          </table:table-cell>
          <table:table-cell table:formula="of:=POWER([.C234]-[.F234];2)" office:value-type="float" office:value="0.000000000000388223701776" calcext:value-type="float">
            <text:p>3.88223701776E-13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  <table:table-cell table:formula="of:=POWER([.A235]-[.D235];2)" office:value-type="float" office:value="0.00000000184950743481" calcext:value-type="float">
            <text:p>1.84950743481E-09</text:p>
          </table:table-cell>
          <table:table-cell table:formula="of:=POWER([.B235]-[.E235];2)" office:value-type="float" office:value="0.00000016695396" calcext:value-type="float">
            <text:p>1.6695396E-07</text:p>
          </table:table-cell>
          <table:table-cell table:formula="of:=POWER([.C235]-[.F235];2)" office:value-type="float" office:value="0.0000001181778129" calcext:value-type="float">
            <text:p>1.181778129E-07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  <table:table-cell table:formula="of:=POWER([.A236]-[.D236];2)" office:value-type="float" office:value="0.000000075646451521" calcext:value-type="float">
            <text:p>7.5646451521E-08</text:p>
          </table:table-cell>
          <table:table-cell table:formula="of:=POWER([.B236]-[.E236];2)" office:value-type="float" office:value="0.000000604283905449" calcext:value-type="float">
            <text:p>6.04283905449E-07</text:p>
          </table:table-cell>
          <table:table-cell table:formula="of:=POWER([.C236]-[.F236];2)" office:value-type="float" office:value="0.000000117922186404" calcext:value-type="float">
            <text:p>1.17922186404E-07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7871E-015" calcext:value-type="float">
            <text:p>-1.87871E-1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  <table:table-cell table:formula="of:=POWER([.A237]-[.D237];2)" office:value-type="float" office:value="1.46410000000068E-016" calcext:value-type="float">
            <text:p>1.46410000000068E-16</text:p>
          </table:table-cell>
          <table:table-cell table:formula="of:=POWER([.B237]-[.E237];2)" office:value-type="float" office:value="3.5295512641E-030" calcext:value-type="float">
            <text:p>3.5295512641E-30</text:p>
          </table:table-cell>
          <table:table-cell table:formula="of:=POWER([.C237]-[.F237];2)" office:value-type="float" office:value="2.19023999999946E-015" calcext:value-type="float">
            <text:p>2.19023999999946E-1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  <table:table-cell table:formula="of:=POWER([.A238]-[.D238];2)" office:value-type="float" office:value="3.48099999999927E-017" calcext:value-type="float">
            <text:p>3.48099999999927E-17</text:p>
          </table:table-cell>
          <table:table-cell table:formula="of:=POWER([.B238]-[.E238];2)" office:value-type="float" office:value="0" calcext:value-type="float">
            <text:p>0</text:p>
          </table:table-cell>
          <table:table-cell table:formula="of:=POWER([.C238]-[.F238];2)" office:value-type="float" office:value="8.99999999999068E-016" calcext:value-type="float">
            <text:p>8.99999999999068E-16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7486E-015" calcext:value-type="float">
            <text:p>-1.7486E-1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  <table:table-cell table:formula="of:=POWER([.A239]-[.D239];2)" office:value-type="float" office:value="1.78928999999925E-015" calcext:value-type="float">
            <text:p>1.78928999999925E-15</text:p>
          </table:table-cell>
          <table:table-cell table:formula="of:=POWER([.B239]-[.E239];2)" office:value-type="float" office:value="3.05760196E-030" calcext:value-type="float">
            <text:p>3.05760196E-30</text:p>
          </table:table-cell>
          <table:table-cell table:formula="of:=POWER([.C239]-[.F239];2)" office:value-type="float" office:value="1.69744000000074E-015" calcext:value-type="float">
            <text:p>1.69744000000074E-1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  <table:table-cell table:formula="of:=POWER([.A240]-[.D240];2)" office:value-type="float" office:value="1.52100000000138E-015" calcext:value-type="float">
            <text:p>1.52100000000138E-15</text:p>
          </table:table-cell>
          <table:table-cell table:formula="of:=POWER([.B240]-[.E240];2)" office:value-type="float" office:value="1.84899999999296E-015" calcext:value-type="float">
            <text:p>1.84899999999296E-15</text:p>
          </table:table-cell>
          <table:table-cell table:formula="of:=POWER([.C240]-[.F240];2)" office:value-type="float" office:value="3.99999999990912E-018" calcext:value-type="float">
            <text:p>3.99999999990912E-18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0.0000269075" calcext:value-type="float">
            <text:p>2.69075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  <table:table-cell table:formula="of:=POWER([.A241]-[.D241];2)" office:value-type="float" office:value="0.0000362984560324" calcext:value-type="float">
            <text:p>3.62984560324E-05</text:p>
          </table:table-cell>
          <table:table-cell table:formula="of:=POWER([.B241]-[.E241];2)" office:value-type="float" office:value="0.0000255701390395562" calcext:value-type="float">
            <text:p>2.55701390395562E-05</text:p>
          </table:table-cell>
          <table:table-cell table:formula="of:=POWER([.C241]-[.F241];2)" office:value-type="float" office:value="0.00000000072401355625" calcext:value-type="float">
            <text:p>7.2401355625E-10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  <table:table-cell table:formula="of:=POWER([.A242]-[.D242];2)" office:value-type="float" office:value="0.0137105669079369" calcext:value-type="float">
            <text:p>0.013710566907937</text:p>
          </table:table-cell>
          <table:table-cell table:formula="of:=POWER([.B242]-[.E242];2)" office:value-type="float" office:value="0.0131185044588816" calcext:value-type="float">
            <text:p>0.013118504458882</text:p>
          </table:table-cell>
          <table:table-cell table:formula="of:=POWER([.C242]-[.F242];2)" office:value-type="float" office:value="0.00012456122449" calcext:value-type="float">
            <text:p>0.00012456122449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  <table:table-cell table:formula="of:=POWER([.A243]-[.D243];2)" office:value-type="float" office:value="0.0000077210069689" calcext:value-type="float">
            <text:p>7.7210069689E-06</text:p>
          </table:table-cell>
          <table:table-cell table:formula="of:=POWER([.B243]-[.E243];2)" office:value-type="float" office:value="0.00051677564929" calcext:value-type="float">
            <text:p>0.00051677564929</text:p>
          </table:table-cell>
          <table:table-cell table:formula="of:=POWER([.C243]-[.F243];2)" office:value-type="float" office:value="0.0000000128913315999999" calcext:value-type="float">
            <text:p>1.28913315999999E-08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  <table:table-cell table:formula="of:=POWER([.A244]-[.D244];2)" office:value-type="float" office:value="0.00001283860561" calcext:value-type="float">
            <text:p>1.283860561E-05</text:p>
          </table:table-cell>
          <table:table-cell table:formula="of:=POWER([.B244]-[.E244];2)" office:value-type="float" office:value="0.00142485110784" calcext:value-type="float">
            <text:p>0.00142485110784</text:p>
          </table:table-cell>
          <table:table-cell table:formula="of:=POWER([.C244]-[.F244];2)" office:value-type="float" office:value="0.00019794801636" calcext:value-type="float">
            <text:p>0.00019794801636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-0.000788161" calcext:value-type="float">
            <text:p>-0.00078816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  <table:table-cell table:formula="of:=POWER([.A245]-[.D245];2)" office:value-type="float" office:value="0.0000000108868356" calcext:value-type="float">
            <text:p>1.08868356E-08</text:p>
          </table:table-cell>
          <table:table-cell table:formula="of:=POWER([.B245]-[.E245];2)" office:value-type="float" office:value="0.000002438472756721" calcext:value-type="float">
            <text:p>2.438472756721E-06</text:p>
          </table:table-cell>
          <table:table-cell table:formula="of:=POWER([.C245]-[.F245];2)" office:value-type="float" office:value="0.000000000217887121000002" calcext:value-type="float">
            <text:p>2.17887121000002E-10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0.0122734" calcext:value-type="float">
            <text:p>0.012273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  <table:table-cell table:formula="of:=POWER([.A246]-[.D246];2)" office:value-type="float" office:value="0.00020261814336" calcext:value-type="float">
            <text:p>0.00020261814336</text:p>
          </table:table-cell>
          <table:table-cell table:formula="of:=POWER([.B246]-[.E246];2)" office:value-type="float" office:value="0.00030122379364" calcext:value-type="float">
            <text:p>0.00030122379364</text:p>
          </table:table-cell>
          <table:table-cell table:formula="of:=POWER([.C246]-[.F246];2)" office:value-type="float" office:value="0.000000491961960000002" calcext:value-type="float">
            <text:p>4.91961960000002E-0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  <table:table-cell table:formula="of:=POWER([.A247]-[.D247];2)" office:value-type="float" office:value="0.000000816380917444" calcext:value-type="float">
            <text:p>8.16380917444E-07</text:p>
          </table:table-cell>
          <table:table-cell table:formula="of:=POWER([.B247]-[.E247];2)" office:value-type="float" office:value="0.000000654226998649" calcext:value-type="float">
            <text:p>6.54226998649E-07</text:p>
          </table:table-cell>
          <table:table-cell table:formula="of:=POWER([.C247]-[.F247];2)" office:value-type="float" office:value="0.000000146403421129" calcext:value-type="float">
            <text:p>1.46403421129E-0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  <table:table-cell table:formula="of:=POWER([.A248]-[.D248];2)" office:value-type="float" office:value="0.000000322099381444" calcext:value-type="float">
            <text:p>3.22099381444E-07</text:p>
          </table:table-cell>
          <table:table-cell table:formula="of:=POWER([.B248]-[.E248];2)" office:value-type="float" office:value="0.000001399079711929" calcext:value-type="float">
            <text:p>1.399079711929E-06</text:p>
          </table:table-cell>
          <table:table-cell table:formula="of:=POWER([.C248]-[.F248];2)" office:value-type="float" office:value="0.0000000853557126489999" calcext:value-type="float">
            <text:p>8.53557126489999E-08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-0.0000189779" calcext:value-type="float">
            <text:p>-1.89779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  <table:table-cell table:formula="of:=POWER([.A249]-[.D249];2)" office:value-type="float" office:value="0.000000018874363456" calcext:value-type="float">
            <text:p>1.8874363456E-08</text:p>
          </table:table-cell>
          <table:table-cell table:formula="of:=POWER([.B249]-[.E249];2)" office:value-type="float" office:value="0.00000000807803690841" calcext:value-type="float">
            <text:p>8.07803690841E-09</text:p>
          </table:table-cell>
          <table:table-cell table:formula="of:=POWER([.C249]-[.F249];2)" office:value-type="float" office:value="0.00000000036016068841" calcext:value-type="float">
            <text:p>3.6016068841E-10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  <table:table-cell table:formula="of:=POWER([.A250]-[.D250];2)" office:value-type="float" office:value="0.000001122671631844" calcext:value-type="float">
            <text:p>1.122671631844E-06</text:p>
          </table:table-cell>
          <table:table-cell table:formula="of:=POWER([.B250]-[.E250];2)" office:value-type="float" office:value="0.000000090694334025" calcext:value-type="float">
            <text:p>9.0694334025E-08</text:p>
          </table:table-cell>
          <table:table-cell table:formula="of:=POWER([.C250]-[.F250];2)" office:value-type="float" office:value="0.000000303159258801" calcext:value-type="float">
            <text:p>3.03159258801E-07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  <table:table-cell table:formula="of:=POWER([.A251]-[.D251];2)" office:value-type="float" office:value="0.000001081520961444" calcext:value-type="float">
            <text:p>1.081520961444E-06</text:p>
          </table:table-cell>
          <table:table-cell table:formula="of:=POWER([.B251]-[.E251];2)" office:value-type="float" office:value="0.000000031969082401" calcext:value-type="float">
            <text:p>3.1969082401E-08</text:p>
          </table:table-cell>
          <table:table-cell table:formula="of:=POWER([.C251]-[.F251];2)" office:value-type="float" office:value="0.000000001432244025" calcext:value-type="float">
            <text:p>1.432244025E-09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-0.000189572" calcext:value-type="float">
            <text:p>-0.000189572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  <table:table-cell table:formula="of:=POWER([.A252]-[.D252];2)" office:value-type="float" office:value="0.0000001494286336" calcext:value-type="float">
            <text:p>1.494286336E-07</text:p>
          </table:table-cell>
          <table:table-cell table:formula="of:=POWER([.B252]-[.E252];2)" office:value-type="float" office:value="0.000000337760893584" calcext:value-type="float">
            <text:p>3.37760893584E-07</text:p>
          </table:table-cell>
          <table:table-cell table:formula="of:=POWER([.C252]-[.F252];2)" office:value-type="float" office:value="0.000000844141987984" calcext:value-type="float">
            <text:p>8.44141987984E-07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0.000773413" calcext:value-type="float">
            <text:p>0.000773413</text:p>
          </table:table-cell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  <table:table-cell table:formula="of:=POWER([.A253]-[.D253];2)" office:value-type="float" office:value="2.2500000000058E-016" calcext:value-type="float">
            <text:p>2.2500000000058E-16</text:p>
          </table:table-cell>
          <table:table-cell table:formula="of:=POWER([.B253]-[.E253];2)" office:value-type="float" office:value="1.69000000002503E-016" calcext:value-type="float">
            <text:p>1.69000000002503E-16</text:p>
          </table:table-cell>
          <table:table-cell table:formula="of:=POWER([.C253]-[.F253];2)" office:value-type="float" office:value="1.69000000002503E-016" calcext:value-type="float">
            <text:p>1.69000000002503E-1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  <table:table-cell table:formula="of:=POWER([.A254]-[.D254];2)" office:value-type="float" office:value="0" calcext:value-type="float">
            <text:p>0</text:p>
          </table:table-cell>
          <table:table-cell table:formula="of:=POWER([.B254]-[.E254];2)" office:value-type="float" office:value="1.599999999981E-015" calcext:value-type="float">
            <text:p>1.599999999981E-15</text:p>
          </table:table-cell>
          <table:table-cell table:formula="of:=POWER([.C254]-[.F25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  <table:table-cell table:formula="of:=POWER([.A255]-[.D255];2)" office:value-type="float" office:value="0" calcext:value-type="float">
            <text:p>0</text:p>
          </table:table-cell>
          <table:table-cell table:formula="of:=POWER([.B255]-[.E255];2)" office:value-type="float" office:value="0" calcext:value-type="float">
            <text:p>0</text:p>
          </table:table-cell>
          <table:table-cell table:formula="of:=POWER([.C255]-[.F255];2)" office:value-type="float" office:value="1.599999999981E-015" calcext:value-type="float">
            <text:p>1.599999999981E-15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  <table:table-cell table:formula="of:=POWER([.A256]-[.D256];2)" office:value-type="float" office:value="0" calcext:value-type="float">
            <text:p>0</text:p>
          </table:table-cell>
          <table:table-cell table:formula="of:=POWER([.B256]-[.E256];2)" office:value-type="float" office:value="0" calcext:value-type="float">
            <text:p>0</text:p>
          </table:table-cell>
          <table:table-cell table:formula="of:=POWER([.C256]-[.F256];2)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office:value-type="float" office:value="-1.86078" calcext:value-type="float">
            <text:p>-1.86078</text:p>
          </table:table-cell>
          <table:table-cell office:value-type="float" office:value="1.76248E-015" calcext:value-type="float">
            <text:p>1.76248E-15</text:p>
          </table:table-cell>
          <table:table-cell office:value-type="float" office:value="1.73472E-015" calcext:value-type="float">
            <text:p>1.73472E-15</text:p>
          </table:table-cell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A1]-[.D1])" office:value-type="float" office:value="0.00000499999999981071" calcext:value-type="float">
            <text:p>4.99999999981071E-06</text:p>
          </table:table-cell>
          <table:table-cell table:formula="of:=ABS([.B1]-[.E1])" office:value-type="float" office:value="1.76248E-015" calcext:value-type="float">
            <text:p>1.76248E-15</text:p>
          </table:table-cell>
          <table:table-cell table:formula="of:=ABS([.C1]-[.F1])" office:value-type="float" office:value="1.73472E-015" calcext:value-type="float">
            <text:p>1.73472E-15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-4.85723E-016" calcext:value-type="float">
            <text:p>-4.85723E-16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  <table:table-cell table:formula="of:=ABS([.A2]-[.D2])" office:value-type="float" office:value="0.000000100000000002876" calcext:value-type="float">
            <text:p>1.00000000002876E-07</text:p>
          </table:table-cell>
          <table:table-cell table:formula="of:=ABS([.B2]-[.E2])" office:value-type="float" office:value="0.0000000999999999473644" calcext:value-type="float">
            <text:p>9.99999999473644E-08</text:p>
          </table:table-cell>
          <table:table-cell table:formula="of:=ABS([.C2]-[.F2])" office:value-type="float" office:value="4.85723E-016" calcext:value-type="float">
            <text:p>4.85723E-16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6.45317E-016" calcext:value-type="float">
            <text:p>-6.45317E-16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  <table:table-cell table:formula="of:=ABS([.A3]-[.D3])" office:value-type="float" office:value="0.000000100000000002876" calcext:value-type="float">
            <text:p>1.00000000002876E-07</text:p>
          </table:table-cell>
          <table:table-cell table:formula="of:=ABS([.B3]-[.E3])" office:value-type="float" office:value="6.45317E-016" calcext:value-type="float">
            <text:p>6.45317E-16</text:p>
          </table:table-cell>
          <table:table-cell table:formula="of:=ABS([.C3]-[.F3])" office:value-type="float" office:value="0.0000000999999999473644" calcext:value-type="float">
            <text:p>9.99999999473644E-08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  <table:table-cell table:formula="of:=ABS([.A4]-[.D4])" office:value-type="float" office:value="0" calcext:value-type="float">
            <text:p>0</text:p>
          </table:table-cell>
          <table:table-cell table:formula="of:=ABS([.B4]-[.E4])" office:value-type="float" office:value="0" calcext:value-type="float">
            <text:p>0</text:p>
          </table:table-cell>
          <table:table-cell table:formula="of:=ABS([.C4]-[.F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-0.003178" calcext:value-type="float">
            <text:p>-0.003178</text:p>
          </table:table-cell>
          <table:table-cell table:formula="of:=ABS([.A5]-[.D5])" office:value-type="float" office:value="0.0000000499999999999199" calcext:value-type="float">
            <text:p>4.99999999999199E-08</text:p>
          </table:table-cell>
          <table:table-cell table:formula="of:=ABS([.B5]-[.E5])" office:value-type="float" office:value="1.23512E-015" calcext:value-type="float">
            <text:p>1.23512E-15</text:p>
          </table:table-cell>
          <table:table-cell table:formula="of:=ABS([.C5]-[.F5])" office:value-type="float" office:value="0.0000000300000000002555" calcext:value-type="float">
            <text:p>3.00000000002555E-08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  <table:table-cell table:formula="of:=ABS([.A6]-[.D6])" office:value-type="float" office:value="0.0000000300000000000387" calcext:value-type="float">
            <text:p>3.00000000000387E-08</text:p>
          </table:table-cell>
          <table:table-cell table:formula="of:=ABS([.B6]-[.E6])" office:value-type="float" office:value="0.0000000399999999997624" calcext:value-type="float">
            <text:p>3.99999999997624E-08</text:p>
          </table:table-cell>
          <table:table-cell table:formula="of:=ABS([.C6]-[.F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" calcext:value-type="float">
            <text:p>0</text:p>
          </table:table-cell>
          <table:table-cell office:value-type="float" office:value="0.0018107" calcext:value-type="float">
            <text:p>0.0018107</text:p>
          </table:table-cell>
          <table:table-cell table:formula="of:=ABS([.A7]-[.D7])" office:value-type="float" office:value="0.00166945" calcext:value-type="float">
            <text:p>0.00166945</text:p>
          </table:table-cell>
          <table:table-cell table:formula="of:=ABS([.B7]-[.E7])" office:value-type="float" office:value="0.00317803" calcext:value-type="float">
            <text:p>0.00317803</text:p>
          </table:table-cell>
          <table:table-cell table:formula="of:=ABS([.C7]-[.F7])" office:value-type="float" office:value="0.00181069999999876" calcext:value-type="float">
            <text:p>0.001810699999999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  <table:table-cell table:formula="of:=ABS([.A8]-[.D8])" office:value-type="float" office:value="0.00116993" calcext:value-type="float">
            <text:p>0.00116993</text:p>
          </table:table-cell>
          <table:table-cell table:formula="of:=ABS([.B8]-[.E8])" office:value-type="float" office:value="0.0111044" calcext:value-type="float">
            <text:p>0.0111044</text:p>
          </table:table-cell>
          <table:table-cell table:formula="of:=ABS([.C8]-[.F8])" office:value-type="float" office:value="0.00481616" calcext:value-type="float">
            <text:p>0.00481616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-0.0000269075" calcext:value-type="float">
            <text:p>-2.69075E-05</text:p>
          </table:table-cell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A9]-[.D9])" office:value-type="float" office:value="0.00190872" calcext:value-type="float">
            <text:p>0.00190872</text:p>
          </table:table-cell>
          <table:table-cell table:formula="of:=ABS([.B9]-[.E9])" office:value-type="float" office:value="0.0000269075" calcext:value-type="float">
            <text:p>2.69075E-05</text:p>
          </table:table-cell>
          <table:table-cell table:formula="of:=ABS([.C9]-[.F9])"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office:value-type="float" office:value="1.23506E-015" calcext:value-type="float">
            <text:p>1.23506E-15</text:p>
          </table:table-cell>
          <table:table-cell office:value-type="float" office:value="1.30448E-015" calcext:value-type="float">
            <text:p>1.30448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  <table:table-cell table:formula="of:=ABS([.A10]-[.D10])" office:value-type="float" office:value="0.0039843" calcext:value-type="float">
            <text:p>0.0039843</text:p>
          </table:table-cell>
          <table:table-cell table:formula="of:=ABS([.B10]-[.E10])" office:value-type="float" office:value="0.0000655999999987649" calcext:value-type="float">
            <text:p>6.55999999987649E-05</text:p>
          </table:table-cell>
          <table:table-cell table:formula="of:=ABS([.C10]-[.F10])" office:value-type="float" office:value="1.30448E-015" calcext:value-type="float">
            <text:p>1.30448E-15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-0.0122734" calcext:value-type="float">
            <text:p>-0.0122734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" calcext:value-type="float">
            <text:p>0</text:p>
          </table:table-cell>
          <table:table-cell office:value-type="float" office:value="-0.0018107" calcext:value-type="float">
            <text:p>-0.0018107</text:p>
          </table:table-cell>
          <table:table-cell table:formula="of:=ABS([.A11]-[.D11])" office:value-type="float" office:value="0.0187094" calcext:value-type="float">
            <text:p>0.0187094</text:p>
          </table:table-cell>
          <table:table-cell table:formula="of:=ABS([.B11]-[.E11])" office:value-type="float" office:value="0.0122734" calcext:value-type="float">
            <text:p>0.0122734</text:p>
          </table:table-cell>
          <table:table-cell table:formula="of:=ABS([.C11]-[.F11])" office:value-type="float" office:value="0.0104627" calcext:value-type="float">
            <text:p>0.0104627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24894E-015" calcext:value-type="float">
            <text:p>1.24894E-1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  <table:table-cell table:formula="of:=ABS([.A12]-[.D12])" office:value-type="float" office:value="0.0113397" calcext:value-type="float">
            <text:p>0.0113397</text:p>
          </table:table-cell>
          <table:table-cell table:formula="of:=ABS([.B12]-[.E12])" office:value-type="float" office:value="0.0000563000000012489" calcext:value-type="float">
            <text:p>5.63000000012489E-05</text:p>
          </table:table-cell>
          <table:table-cell table:formula="of:=ABS([.C12]-[.F12])" office:value-type="float" office:value="0.0117008" calcext:value-type="float">
            <text:p>0.0117008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1.36009E-015" calcext:value-type="float">
            <text:p>1.36009E-15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0.003178" calcext:value-type="float">
            <text:p>0.003178</text:p>
          </table:table-cell>
          <table:table-cell table:formula="of:=ABS([.A13]-[.D13])" office:value-type="float" office:value="0.0101966" calcext:value-type="float">
            <text:p>0.0101966</text:p>
          </table:table-cell>
          <table:table-cell table:formula="of:=ABS([.B13]-[.E13])" office:value-type="float" office:value="0.0115481" calcext:value-type="float">
            <text:p>0.0115481</text:p>
          </table:table-cell>
          <table:table-cell table:formula="of:=ABS([.C13]-[.F13])" office:value-type="float" office:value="0.00317799999999864" calcext:value-type="float">
            <text:p>0.003177999999999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0.000788161" calcext:value-type="float">
            <text:p>0.000788161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  <table:table-cell table:formula="of:=ABS([.A14]-[.D14])" office:value-type="float" office:value="0.00223336" calcext:value-type="float">
            <text:p>0.00223336</text:p>
          </table:table-cell>
          <table:table-cell table:formula="of:=ABS([.B14]-[.E14])" office:value-type="float" office:value="0.005757061" calcext:value-type="float">
            <text:p>0.005757061</text:p>
          </table:table-cell>
          <table:table-cell table:formula="of:=ABS([.C14]-[.F14])" office:value-type="float" office:value="0.010372539" calcext:value-type="float">
            <text:p>0.010372539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7.00828E-016" calcext:value-type="float">
            <text:p>7.00828E-16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  <table:table-cell table:formula="of:=ABS([.A15]-[.D15])" office:value-type="float" office:value="0.3892496" calcext:value-type="float">
            <text:p>0.3892496</text:p>
          </table:table-cell>
          <table:table-cell table:formula="of:=ABS([.B15]-[.E15])" office:value-type="float" office:value="0.00477534" calcext:value-type="float">
            <text:p>0.00477534</text:p>
          </table:table-cell>
          <table:table-cell table:formula="of:=ABS([.C15]-[.F15])" office:value-type="float" office:value="0.537891100000001" calcext:value-type="float">
            <text:p>0.537891100000001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  <table:table-cell table:formula="of:=ABS([.A16]-[.D16])" office:value-type="float" office:value="0.038101" calcext:value-type="float">
            <text:p>0.038101</text:p>
          </table:table-cell>
          <table:table-cell table:formula="of:=ABS([.B16]-[.E16])" office:value-type="float" office:value="0.0259083000000008" calcext:value-type="float">
            <text:p>0.025908300000001</text:p>
          </table:table-cell>
          <table:table-cell table:formula="of:=ABS([.C16]-[.F16])" office:value-type="float" office:value="0.02113296" calcext:value-type="float">
            <text:p>0.02113296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0" calcext:value-type="float">
            <text:p>0</text:p>
          </table:table-cell>
          <table:table-cell table:formula="of:=ABS([.A17]-[.D17])" office:value-type="float" office:value="0.002640938" calcext:value-type="float">
            <text:p>0.002640938</text:p>
          </table:table-cell>
          <table:table-cell table:formula="of:=ABS([.B17]-[.E17])" office:value-type="float" office:value="0.003615043" calcext:value-type="float">
            <text:p>0.003615043</text:p>
          </table:table-cell>
          <table:table-cell table:formula="of:=ABS([.C17]-[.F17])"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  <table:table-cell table:formula="of:=ABS([.A18]-[.D18])" office:value-type="float" office:value="0.000971438" calcext:value-type="float">
            <text:p>0.000971438</text:p>
          </table:table-cell>
          <table:table-cell table:formula="of:=ABS([.B18]-[.E18])" office:value-type="float" office:value="0.001019473" calcext:value-type="float">
            <text:p>0.001019473</text:p>
          </table:table-cell>
          <table:table-cell table:formula="of:=ABS([.C18]-[.F18])" office:value-type="float" office:value="0.000437043" calcext:value-type="float">
            <text:p>0.000437043</text:p>
          </table:table-cell>
        </table:table-row>
        <table:table-row table:style-name="ro1">
          <table:table-cell office:value-type="float" office:value="0.00109836" calcext:value-type="float">
            <text:p>0.00109836</text:p>
          </table:table-cell>
          <table:table-cell office:value-type="float" office:value="1.65146E-015" calcext:value-type="float">
            <text:p>1.65146E-15</text:p>
          </table:table-cell>
          <table:table-cell office:value-type="float" office:value="1.57513E-015" calcext:value-type="float">
            <text:p>1.57513E-1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  <table:table-cell table:formula="of:=ABS([.A19]-[.D19])" office:value-type="float" office:value="0.00290406" calcext:value-type="float">
            <text:p>0.00290406</text:p>
          </table:table-cell>
          <table:table-cell table:formula="of:=ABS([.B19]-[.E19])" office:value-type="float" office:value="0.0111607000000017" calcext:value-type="float">
            <text:p>0.011160700000002</text:p>
          </table:table-cell>
          <table:table-cell table:formula="of:=ABS([.C19]-[.F19])" office:value-type="float" office:value="0.00496890000000158" calcext:value-type="float">
            <text:p>0.004968900000002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1.35785E-015" calcext:value-type="float">
            <text:p>1.35785E-15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  <table:table-cell table:formula="of:=ABS([.A20]-[.D20])" office:value-type="float" office:value="0.00266373" calcext:value-type="float">
            <text:p>0.00266373</text:p>
          </table:table-cell>
          <table:table-cell table:formula="of:=ABS([.B20]-[.E20])" office:value-type="float" office:value="0.000214472" calcext:value-type="float">
            <text:p>0.000214472</text:p>
          </table:table-cell>
          <table:table-cell table:formula="of:=ABS([.C20]-[.F20])" office:value-type="float" office:value="0.0000563000000013578" calcext:value-type="float">
            <text:p>5.63000000013578E-05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1.2885E-015" calcext:value-type="float">
            <text:p>1.2885E-15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  <table:table-cell table:formula="of:=ABS([.A21]-[.D21])" office:value-type="float" office:value="0.00411863" calcext:value-type="float">
            <text:p>0.00411863</text:p>
          </table:table-cell>
          <table:table-cell table:formula="of:=ABS([.B21]-[.E21])" office:value-type="float" office:value="0.0000269000000012885" calcext:value-type="float">
            <text:p>2.69000000012885E-05</text:p>
          </table:table-cell>
          <table:table-cell table:formula="of:=ABS([.C21]-[.F21])" office:value-type="float" office:value="0.000340272" calcext:value-type="float">
            <text:p>0.000340272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0.000189572" calcext:value-type="float">
            <text:p>0.000189572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  <table:table-cell table:formula="of:=ABS([.A22]-[.D22])" office:value-type="float" office:value="0.00076066" calcext:value-type="float">
            <text:p>0.00076066</text:p>
          </table:table-cell>
          <table:table-cell table:formula="of:=ABS([.B22]-[.E22])" office:value-type="float" office:value="0.000125428" calcext:value-type="float">
            <text:p>0.000125428</text:p>
          </table:table-cell>
          <table:table-cell table:formula="of:=ABS([.C22]-[.F22])" office:value-type="float" office:value="0.000120328" calcext:value-type="float">
            <text:p>0.000120328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  <table:table-cell table:formula="of:=ABS([.A23]-[.D23])" office:value-type="float" office:value="0.000512758" calcext:value-type="float">
            <text:p>0.000512758</text:p>
          </table:table-cell>
          <table:table-cell table:formula="of:=ABS([.B23]-[.E23])" office:value-type="float" office:value="0.000309899999998418" calcext:value-type="float">
            <text:p>0.000309899999998</text:p>
          </table:table-cell>
          <table:table-cell table:formula="of:=ABS([.C23]-[.F23])" office:value-type="float" office:value="0.0000971219999999999" calcext:value-type="float">
            <text:p>9.7121999999999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  <table:table-cell table:formula="of:=ABS([.A24]-[.D24])" office:value-type="float" office:value="0.001035362" calcext:value-type="float">
            <text:p>0.001035362</text:p>
          </table:table-cell>
          <table:table-cell table:formula="of:=ABS([.B24]-[.E24])" office:value-type="float" office:value="0.000344855" calcext:value-type="float">
            <text:p>0.000344855</text:p>
          </table:table-cell>
          <table:table-cell table:formula="of:=ABS([.C24]-[.F24])" office:value-type="float" office:value="0.000524699" calcext:value-type="float">
            <text:p>0.000524699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1.55438E-015" calcext:value-type="float">
            <text:p>1.55438E-15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  <table:table-cell table:formula="of:=ABS([.A25]-[.D25])" office:value-type="float" office:value="0.000472358" calcext:value-type="float">
            <text:p>0.000472358</text:p>
          </table:table-cell>
          <table:table-cell table:formula="of:=ABS([.B25]-[.E25])" office:value-type="float" office:value="0.000219978" calcext:value-type="float">
            <text:p>0.000219978</text:p>
          </table:table-cell>
          <table:table-cell table:formula="of:=ABS([.C25]-[.F25])" office:value-type="float" office:value="1.55438E-015" calcext:value-type="float">
            <text:p>1.55438E-1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-0" calcext:value-type="float">
            <text:p>0</text:p>
          </table:table-cell>
          <table:table-cell table:formula="of:=ABS([.A26]-[.D26])" office:value-type="float" office:value="0.000999962" calcext:value-type="float">
            <text:p>0.000999962</text:p>
          </table:table-cell>
          <table:table-cell table:formula="of:=ABS([.B26]-[.E26])" office:value-type="float" office:value="0.000576899" calcext:value-type="float">
            <text:p>0.000576899</text:p>
          </table:table-cell>
          <table:table-cell table:formula="of:=ABS([.C26]-[.F26])"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0.0000189779" calcext:value-type="float">
            <text:p>1.89779E-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  <table:table-cell table:formula="of:=ABS([.A27]-[.D27])" office:value-type="float" office:value="0.000237684" calcext:value-type="float">
            <text:p>0.000237684</text:p>
          </table:table-cell>
          <table:table-cell table:formula="of:=ABS([.B27]-[.E27])" office:value-type="float" office:value="0.0002909221" calcext:value-type="float">
            <text:p>0.0002909221</text:p>
          </table:table-cell>
          <table:table-cell table:formula="of:=ABS([.C27]-[.F27])" office:value-type="float" office:value="0.0003339779" calcext:value-type="float">
            <text:p>0.0003339779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office:value-type="float" office:value="1.25594E-015" calcext:value-type="float">
            <text:p>1.25594E-15</text:p>
          </table:table-cell>
          <table:table-cell office:value-type="float" office:value="1.40513E-015" calcext:value-type="float">
            <text:p>1.40513E-15</text:p>
          </table:table-cell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  <table:table-cell table:formula="of:=ABS([.A28]-[.D28])" office:value-type="float" office:value="0.0721203" calcext:value-type="float">
            <text:p>0.0721203</text:p>
          </table:table-cell>
          <table:table-cell table:formula="of:=ABS([.B28]-[.E28])" office:value-type="float" office:value="0.0000259000000012559" calcext:value-type="float">
            <text:p>2.59000000012559E-05</text:p>
          </table:table-cell>
          <table:table-cell table:formula="of:=ABS([.C28]-[.F28])" office:value-type="float" office:value="0.0000258999999985949" calcext:value-type="float">
            <text:p>2.58999999985949E-05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5.6205E-016" calcext:value-type="float">
            <text:p>5.6205E-16</text:p>
          </table:table-cell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  <table:table-cell table:formula="of:=ABS([.A29]-[.D29])" office:value-type="float" office:value="0.1173767" calcext:value-type="float">
            <text:p>0.1173767</text:p>
          </table:table-cell>
          <table:table-cell table:formula="of:=ABS([.B29]-[.E29])" office:value-type="float" office:value="0.1194781" calcext:value-type="float">
            <text:p>0.1194781</text:p>
          </table:table-cell>
          <table:table-cell table:formula="of:=ABS([.C29]-[.F29])" office:value-type="float" office:value="0.0000268999999994379" calcext:value-type="float">
            <text:p>2.68999999994379E-05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4.61436E-016" calcext:value-type="float">
            <text:p>4.61436E-1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  <table:table-cell table:formula="of:=ABS([.A30]-[.D30])" office:value-type="float" office:value="0.1153656" calcext:value-type="float">
            <text:p>0.1153656</text:p>
          </table:table-cell>
          <table:table-cell table:formula="of:=ABS([.B30]-[.E30])" office:value-type="float" office:value="0.000314999999999538" calcext:value-type="float">
            <text:p>0.000315</text:p>
          </table:table-cell>
          <table:table-cell table:formula="of:=ABS([.C30]-[.F30])" office:value-type="float" office:value="0.1191951" calcext:value-type="float">
            <text:p>0.1191951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  <table:table-cell table:formula="of:=ABS([.A31]-[.D31])" office:value-type="float" office:value="0.0204137" calcext:value-type="float">
            <text:p>0.0204137</text:p>
          </table:table-cell>
          <table:table-cell table:formula="of:=ABS([.B31]-[.E31])" office:value-type="float" office:value="0.0229996" calcext:value-type="float">
            <text:p>0.0229996</text:p>
          </table:table-cell>
          <table:table-cell table:formula="of:=ABS([.C31]-[.F31])" office:value-type="float" office:value="0.00687" calcext:value-type="float">
            <text:p>0.00687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22992E-015" calcext:value-type="float">
            <text:p>1.22992E-15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  <table:table-cell table:formula="of:=ABS([.A32]-[.D32])" office:value-type="float" office:value="0.00456992" calcext:value-type="float">
            <text:p>0.00456992</text:p>
          </table:table-cell>
          <table:table-cell table:formula="of:=ABS([.B32]-[.E32])" office:value-type="float" office:value="0.00015270000000123" calcext:value-type="float">
            <text:p>0.000152700000001</text:p>
          </table:table-cell>
          <table:table-cell table:formula="of:=ABS([.C32]-[.F32])" office:value-type="float" office:value="0.0051399" calcext:value-type="float">
            <text:p>0.0051399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33]-[.D33])" office:value-type="float" office:value="0.0044024" calcext:value-type="float">
            <text:p>0.0044024</text:p>
          </table:table-cell>
          <table:table-cell table:formula="of:=ABS([.B33]-[.E33])" office:value-type="float" office:value="0.00508236" calcext:value-type="float">
            <text:p>0.00508236</text:p>
          </table:table-cell>
          <table:table-cell table:formula="of:=ABS([.C33]-[.F33])"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1.33227E-015" calcext:value-type="float">
            <text:p>1.33227E-15</text:p>
          </table:table-cell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0" calcext:value-type="float">
            <text:p>0</text:p>
          </table:table-cell>
          <table:table-cell table:formula="of:=ABS([.A34]-[.D34])" office:value-type="float" office:value="0.00404352" calcext:value-type="float">
            <text:p>0.00404352</text:p>
          </table:table-cell>
          <table:table-cell table:formula="of:=ABS([.B34]-[.E34])" office:value-type="float" office:value="0.0032729" calcext:value-type="float">
            <text:p>0.0032729</text:p>
          </table:table-cell>
          <table:table-cell table:formula="of:=ABS([.C34]-[.F34])"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  <table:table-cell table:formula="of:=ABS([.A35]-[.D35])" office:value-type="float" office:value="0.004534" calcext:value-type="float">
            <text:p>0.004534</text:p>
          </table:table-cell>
          <table:table-cell table:formula="of:=ABS([.B35]-[.E35])" office:value-type="float" office:value="0.011572" calcext:value-type="float">
            <text:p>0.011572</text:p>
          </table:table-cell>
          <table:table-cell table:formula="of:=ABS([.C35]-[.F35])" office:value-type="float" office:value="0.00501676" calcext:value-type="float">
            <text:p>0.00501676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-0.000773413" calcext:value-type="float">
            <text:p>-0.000773413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  <table:table-cell table:formula="of:=ABS([.A36]-[.D36])" office:value-type="float" office:value="0.001167785" calcext:value-type="float">
            <text:p>0.001167785</text:p>
          </table:table-cell>
          <table:table-cell table:formula="of:=ABS([.B36]-[.E36])" office:value-type="float" office:value="0.000926113" calcext:value-type="float">
            <text:p>0.000926113</text:p>
          </table:table-cell>
          <table:table-cell table:formula="of:=ABS([.C36]-[.F36])" office:value-type="float" office:value="0.000717113" calcext:value-type="float">
            <text:p>0.000717113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7.07767E-016" calcext:value-type="float">
            <text:p>7.07767E-16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  <table:table-cell table:formula="of:=ABS([.A37]-[.D37])" office:value-type="float" office:value="0.000070179" calcext:value-type="float">
            <text:p>7.0179E-05</text:p>
          </table:table-cell>
          <table:table-cell table:formula="of:=ABS([.B37]-[.E37])" office:value-type="float" office:value="0.00181071" calcext:value-type="float">
            <text:p>0.00181071</text:p>
          </table:table-cell>
          <table:table-cell table:formula="of:=ABS([.C37]-[.F37])" office:value-type="float" office:value="0.00000210000000070777" calcext:value-type="float">
            <text:p>2.10000000070777E-06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  <table:table-cell table:formula="of:=ABS([.A38]-[.D38])" office:value-type="float" office:value="0.000556211" calcext:value-type="float">
            <text:p>0.000556211</text:p>
          </table:table-cell>
          <table:table-cell table:formula="of:=ABS([.B38]-[.E38])" office:value-type="float" office:value="0.000162334" calcext:value-type="float">
            <text:p>0.000162334</text:p>
          </table:table-cell>
          <table:table-cell table:formula="of:=ABS([.C38]-[.F38])" office:value-type="float" office:value="0.0003662083" calcext:value-type="float">
            <text:p>0.0003662083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" calcext:value-type="float">
            <text:p>0</text:p>
          </table:table-cell>
          <table:table-cell office:value-type="float" office:value="0.0000263" calcext:value-type="float">
            <text:p>2.63E-05</text:p>
          </table:table-cell>
          <table:table-cell table:formula="of:=ABS([.A39]-[.D39])" office:value-type="float" office:value="0.0000781186" calcext:value-type="float">
            <text:p>7.81186E-05</text:p>
          </table:table-cell>
          <table:table-cell table:formula="of:=ABS([.B39]-[.E39])" office:value-type="float" office:value="0.000315007" calcext:value-type="float">
            <text:p>0.000315007</text:p>
          </table:table-cell>
          <table:table-cell table:formula="of:=ABS([.C39]-[.F39])" office:value-type="float" office:value="0.000283561" calcext:value-type="float">
            <text:p>0.000283561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-1.74166E-015" calcext:value-type="float">
            <text:p>-1.74166E-15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  <table:table-cell table:formula="of:=ABS([.A40]-[.D40])" office:value-type="float" office:value="0.000145138" calcext:value-type="float">
            <text:p>0.000145138</text:p>
          </table:table-cell>
          <table:table-cell table:formula="of:=ABS([.B40]-[.E40])" office:value-type="float" office:value="0.0000259000000017417" calcext:value-type="float">
            <text:p>2.59000000017417E-05</text:p>
          </table:table-cell>
          <table:table-cell table:formula="of:=ABS([.C40]-[.F40])" office:value-type="float" office:value="0.0000259000000016376" calcext:value-type="float">
            <text:p>2.59000000016376E-05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41]-[.D41])" office:value-type="float" office:value="0.000109379" calcext:value-type="float">
            <text:p>0.000109379</text:p>
          </table:table-cell>
          <table:table-cell table:formula="of:=ABS([.B41]-[.E41])" office:value-type="float" office:value="0.00181071" calcext:value-type="float">
            <text:p>0.00181071</text:p>
          </table:table-cell>
          <table:table-cell table:formula="of:=ABS([.C41]-[.F41])"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8.7777E-016" calcext:value-type="float">
            <text:p>-8.7777E-16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  <table:table-cell table:formula="of:=ABS([.A42]-[.D42])" office:value-type="float" office:value="0.0000489095" calcext:value-type="float">
            <text:p>4.89095E-05</text:p>
          </table:table-cell>
          <table:table-cell table:formula="of:=ABS([.B42]-[.E42])" office:value-type="float" office:value="0.0000262999999991222" calcext:value-type="float">
            <text:p>2.62999999991222E-05</text:p>
          </table:table-cell>
          <table:table-cell table:formula="of:=ABS([.C42]-[.F42])" office:value-type="float" office:value="0.0000656207" calcext:value-type="float">
            <text:p>6.56207E-05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0015" calcext:value-type="float">
            <text:p>-1.5E-06</text:p>
          </table:table-cell>
          <table:table-cell office:value-type="float" office:value="0" calcext:value-type="float">
            <text:p>0</text:p>
          </table:table-cell>
          <table:table-cell office:value-type="float" office:value="-0.0000263" calcext:value-type="float">
            <text:p>-2.63E-05</text:p>
          </table:table-cell>
          <table:table-cell table:formula="of:=ABS([.A43]-[.D43])" office:value-type="float" office:value="0.000634311" calcext:value-type="float">
            <text:p>0.000634311</text:p>
          </table:table-cell>
          <table:table-cell table:formula="of:=ABS([.B43]-[.E43])" office:value-type="float" office:value="0.000152666" calcext:value-type="float">
            <text:p>0.000152666</text:p>
          </table:table-cell>
          <table:table-cell table:formula="of:=ABS([.C43]-[.F43])" office:value-type="float" office:value="0.0000300083" calcext:value-type="float">
            <text:p>3.00083E-05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82493E-015" calcext:value-type="float">
            <text:p>-1.82493E-1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  <table:table-cell table:formula="of:=ABS([.A44]-[.D44])" office:value-type="float" office:value="0.00000229960000000001" calcext:value-type="float">
            <text:p>2.29960000000001E-06</text:p>
          </table:table-cell>
          <table:table-cell table:formula="of:=ABS([.B44]-[.E44])" office:value-type="float" office:value="0.0000259000000018249" calcext:value-type="float">
            <text:p>2.59000000018249E-05</text:p>
          </table:table-cell>
          <table:table-cell table:formula="of:=ABS([.C44]-[.F44])" office:value-type="float" office:value="0.00002795914" calcext:value-type="float">
            <text:p>2.795914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  <table:table-cell table:formula="of:=ABS([.A45]-[.D45])" office:value-type="float" office:value="0.0000404186" calcext:value-type="float">
            <text:p>4.04186E-05</text:p>
          </table:table-cell>
          <table:table-cell table:formula="of:=ABS([.B45]-[.E45])" office:value-type="float" office:value="0.000315007" calcext:value-type="float">
            <text:p>0.000315007</text:p>
          </table:table-cell>
          <table:table-cell table:formula="of:=ABS([.C45]-[.F45])" office:value-type="float" office:value="0.000307761" calcext:value-type="float">
            <text:p>0.000307761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  <table:table-cell table:formula="of:=ABS([.A46]-[.D46])" office:value-type="float" office:value="0.000316697" calcext:value-type="float">
            <text:p>0.000316697</text:p>
          </table:table-cell>
          <table:table-cell table:formula="of:=ABS([.B46]-[.E46])" office:value-type="float" office:value="0.000897776" calcext:value-type="float">
            <text:p>0.000897776</text:p>
          </table:table-cell>
          <table:table-cell table:formula="of:=ABS([.C46]-[.F46])" office:value-type="float" office:value="0.000593784" calcext:value-type="float">
            <text:p>0.000593784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-1.80476E-015" calcext:value-type="float">
            <text:p>-1.80476E-15</text:p>
          </table:table-cell>
          <table:table-cell office:value-type="float" office:value="1.72088E-015" calcext:value-type="float">
            <text:p>1.72088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  <table:table-cell table:formula="of:=ABS([.A47]-[.D47])" office:value-type="float" office:value="0.0001058159" calcext:value-type="float">
            <text:p>0.0001058159</text:p>
          </table:table-cell>
          <table:table-cell table:formula="of:=ABS([.B47]-[.E47])" office:value-type="float" office:value="1.80476E-015" calcext:value-type="float">
            <text:p>1.80476E-15</text:p>
          </table:table-cell>
          <table:table-cell table:formula="of:=ABS([.C47]-[.F47])" office:value-type="float" office:value="0.0000656000000017209" calcext:value-type="float">
            <text:p>6.56000000017209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  <table:table-cell table:formula="of:=ABS([.A48]-[.D48])" office:value-type="float" office:value="0.000872897" calcext:value-type="float">
            <text:p>0.000872897</text:p>
          </table:table-cell>
          <table:table-cell table:formula="of:=ABS([.B48]-[.E48])" office:value-type="float" office:value="0.000735476" calcext:value-type="float">
            <text:p>0.000735476</text:p>
          </table:table-cell>
          <table:table-cell table:formula="of:=ABS([.C48]-[.F48])" office:value-type="float" office:value="0.000227584" calcext:value-type="float">
            <text:p>0.000227584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7557E-015" calcext:value-type="float">
            <text:p>-1.7557E-1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" calcext:value-type="float">
            <text:p>0</text:p>
          </table:table-cell>
          <table:table-cell table:formula="of:=ABS([.A49]-[.D49])" office:value-type="float" office:value="0.0017973875" calcext:value-type="float">
            <text:p>0.0017973875</text:p>
          </table:table-cell>
          <table:table-cell table:formula="of:=ABS([.B49]-[.E49])" office:value-type="float" office:value="0.00317800000000176" calcext:value-type="float">
            <text:p>0.003178000000002</text:p>
          </table:table-cell>
          <table:table-cell table:formula="of:=ABS([.C49]-[.F49])" office:value-type="float" office:value="0.0000480971" calcext:value-type="float">
            <text:p>4.80971E-0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2.1233E-015" calcext:value-type="float">
            <text:p>2.1233E-15</text:p>
          </table:table-cell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0" calcext:value-type="float">
            <text:p>0</text:p>
          </table:table-cell>
          <table:table-cell table:formula="of:=ABS([.A50]-[.D50])" office:value-type="float" office:value="0.401185749" calcext:value-type="float">
            <text:p>0.401185749</text:p>
          </table:table-cell>
          <table:table-cell table:formula="of:=ABS([.B50]-[.E50])" office:value-type="float" office:value="0.538294185" calcext:value-type="float">
            <text:p>0.538294185</text:p>
          </table:table-cell>
          <table:table-cell table:formula="of:=ABS([.C50]-[.F50])" office:value-type="float" office:value="2.1233E-015" calcext:value-type="float">
            <text:p>2.1233E-1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  <table:table-cell table:formula="of:=ABS([.A51]-[.D51])" office:value-type="float" office:value="0.0018643172" calcext:value-type="float">
            <text:p>0.0018643172</text:p>
          </table:table-cell>
          <table:table-cell table:formula="of:=ABS([.B51]-[.E51])" office:value-type="float" office:value="0.0110812858" calcext:value-type="float">
            <text:p>0.0110812858</text:p>
          </table:table-cell>
          <table:table-cell table:formula="of:=ABS([.C51]-[.F51])" office:value-type="float" office:value="0.0050275106" calcext:value-type="float">
            <text:p>0.0050275106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2.50836E-015" calcext:value-type="float">
            <text:p>2.50836E-15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  <table:table-cell table:formula="of:=ABS([.A52]-[.D52])" office:value-type="float" office:value="0.026164851" calcext:value-type="float">
            <text:p>0.026164851</text:p>
          </table:table-cell>
          <table:table-cell table:formula="of:=ABS([.B52]-[.E52])" office:value-type="float" office:value="0.026311385" calcext:value-type="float">
            <text:p>0.026311385</text:p>
          </table:table-cell>
          <table:table-cell table:formula="of:=ABS([.C52]-[.F52])" office:value-type="float" office:value="0.0259083000000025" calcext:value-type="float">
            <text:p>0.025908300000003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1.6584E-015" calcext:value-type="float">
            <text:p>-1.6584E-1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  <table:table-cell table:formula="of:=ABS([.A53]-[.D53])" office:value-type="float" office:value="0.0021393505" calcext:value-type="float">
            <text:p>0.0021393505</text:p>
          </table:table-cell>
          <table:table-cell table:formula="of:=ABS([.B53]-[.E53])" office:value-type="float" office:value="0.0000269000000016584" calcext:value-type="float">
            <text:p>2.69000000016584E-05</text:p>
          </table:table-cell>
          <table:table-cell table:formula="of:=ABS([.C53]-[.F53])" office:value-type="float" office:value="0.0000465036" calcext:value-type="float">
            <text:p>4.65036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  <table:table-cell table:formula="of:=ABS([.A54]-[.D54])" office:value-type="float" office:value="0.0018643172" calcext:value-type="float">
            <text:p>0.0018643172</text:p>
          </table:table-cell>
          <table:table-cell table:formula="of:=ABS([.B54]-[.E54])" office:value-type="float" office:value="0.0050483142" calcext:value-type="float">
            <text:p>0.0050483142</text:p>
          </table:table-cell>
          <table:table-cell table:formula="of:=ABS([.C54]-[.F54])" office:value-type="float" office:value="0.0112193106" calcext:value-type="float">
            <text:p>0.0112193106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2.54147E-015" calcext:value-type="float">
            <text:p>2.54147E-1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  <table:table-cell table:formula="of:=ABS([.A55]-[.D55])" office:value-type="float" office:value="0.000581858" calcext:value-type="float">
            <text:p>0.000581858</text:p>
          </table:table-cell>
          <table:table-cell table:formula="of:=ABS([.B55]-[.E55])" office:value-type="float" office:value="0.000169691" calcext:value-type="float">
            <text:p>0.000169691</text:p>
          </table:table-cell>
          <table:table-cell table:formula="of:=ABS([.C55]-[.F55])" office:value-type="float" office:value="0.000314999999997458" calcext:value-type="float">
            <text:p>0.000314999999997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  <table:table-cell table:formula="of:=ABS([.A56]-[.D56])" office:value-type="float" office:value="0.000742957" calcext:value-type="float">
            <text:p>0.000742957</text:p>
          </table:table-cell>
          <table:table-cell table:formula="of:=ABS([.B56]-[.E56])" office:value-type="float" office:value="0.0000410045" calcext:value-type="float">
            <text:p>4.10045E-05</text:p>
          </table:table-cell>
          <table:table-cell table:formula="of:=ABS([.C56]-[.F56])" office:value-type="float" office:value="0.000153323076" calcext:value-type="float">
            <text:p>0.000153323076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  <table:table-cell table:formula="of:=ABS([.A57]-[.D57])" office:value-type="float" office:value="0.0001017073" calcext:value-type="float">
            <text:p>0.0001017073</text:p>
          </table:table-cell>
          <table:table-cell table:formula="of:=ABS([.B57]-[.E57])" office:value-type="float" office:value="0.0000694512" calcext:value-type="float">
            <text:p>6.94512E-05</text:p>
          </table:table-cell>
          <table:table-cell table:formula="of:=ABS([.C57]-[.F57])" office:value-type="float" office:value="0.0000582006" calcext:value-type="float">
            <text:p>5.82006E-05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-2.09928E-015" calcext:value-type="float">
            <text:p>-2.09928E-15</text:p>
          </table:table-cell>
          <table:table-cell office:value-type="float" office:value="2.16493E-015" calcext:value-type="float">
            <text:p>2.16493E-15</text:p>
          </table:table-cell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  <table:table-cell table:formula="of:=ABS([.A58]-[.D58])" office:value-type="float" office:value="0.0001288125" calcext:value-type="float">
            <text:p>0.0001288125</text:p>
          </table:table-cell>
          <table:table-cell table:formula="of:=ABS([.B58]-[.E58])" office:value-type="float" office:value="0.0000655999999979007" calcext:value-type="float">
            <text:p>6.55999999979007E-05</text:p>
          </table:table-cell>
          <table:table-cell table:formula="of:=ABS([.C58]-[.F58])" office:value-type="float" office:value="2.16493E-015" calcext:value-type="float">
            <text:p>2.16493E-15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2.98928E-015" calcext:value-type="float">
            <text:p>2.98928E-15</text:p>
          </table:table-cell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  <table:table-cell table:formula="of:=ABS([.A59]-[.D59])" office:value-type="float" office:value="0.000581858" calcext:value-type="float">
            <text:p>0.000581858</text:p>
          </table:table-cell>
          <table:table-cell table:formula="of:=ABS([.B59]-[.E59])" office:value-type="float" office:value="0.000789491" calcext:value-type="float">
            <text:p>0.000789491</text:p>
          </table:table-cell>
          <table:table-cell table:formula="of:=ABS([.C59]-[.F59])" office:value-type="float" office:value="0.000315000000002989" calcext:value-type="float">
            <text:p>0.000315000000003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1.69829E-015" calcext:value-type="float">
            <text:p>-1.69829E-1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  <table:table-cell table:formula="of:=ABS([.A60]-[.D60])" office:value-type="float" office:value="0.0006986167" calcext:value-type="float">
            <text:p>0.0006986167</text:p>
          </table:table-cell>
          <table:table-cell table:formula="of:=ABS([.B60]-[.E60])" office:value-type="float" office:value="0.0000563000000016983" calcext:value-type="float">
            <text:p>5.63000000016983E-05</text:p>
          </table:table-cell>
          <table:table-cell table:formula="of:=ABS([.C60]-[.F60])" office:value-type="float" office:value="0.0001888581" calcext:value-type="float">
            <text:p>0.0001888581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  <table:table-cell table:formula="of:=ABS([.A61]-[.D61])" office:value-type="float" office:value="0.002197857" calcext:value-type="float">
            <text:p>0.002197857</text:p>
          </table:table-cell>
          <table:table-cell table:formula="of:=ABS([.B61]-[.E61])" office:value-type="float" office:value="0.0000421955" calcext:value-type="float">
            <text:p>4.21955E-05</text:p>
          </table:table-cell>
          <table:table-cell table:formula="of:=ABS([.C61]-[.F61])" office:value-type="float" office:value="0.000026276924" calcext:value-type="float">
            <text:p>2.6276924E-05</text:p>
          </table:table-cell>
        </table:table-row>
        <table:table-row table:style-name="ro1">
          <table:table-cell office:value-type="float" office:value="-2.19623E-015" calcext:value-type="float">
            <text:p>-2.19623E-15</text:p>
          </table:table-cell>
          <table:table-cell office:value-type="float" office:value="-2.11473E-015" calcext:value-type="float">
            <text:p>-2.11473E-15</text:p>
          </table:table-cell>
          <table:table-cell office:value-type="float" office:value="-1.83074E-015" calcext:value-type="float">
            <text:p>-1.83074E-1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  <table:table-cell table:formula="of:=ABS([.A62]-[.D62])" office:value-type="float" office:value="0.0018056999999978" calcext:value-type="float">
            <text:p>0.001805699999998</text:p>
          </table:table-cell>
          <table:table-cell table:formula="of:=ABS([.B62]-[.E62])" office:value-type="float" office:value="0.00496890000000211" calcext:value-type="float">
            <text:p>0.004968900000002</text:p>
          </table:table-cell>
          <table:table-cell table:formula="of:=ABS([.C62]-[.F62])" office:value-type="float" office:value="0.0111607000000018" calcext:value-type="float">
            <text:p>0.011160700000002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  <table:table-cell table:formula="of:=ABS([.A63]-[.D63])" office:value-type="float" office:value="0.0018682073" calcext:value-type="float">
            <text:p>0.0018682073</text:p>
          </table:table-cell>
          <table:table-cell table:formula="of:=ABS([.B63]-[.E63])" office:value-type="float" office:value="0.0110933488" calcext:value-type="float">
            <text:p>0.0110933488</text:p>
          </table:table-cell>
          <table:table-cell table:formula="of:=ABS([.C63]-[.F63])" office:value-type="float" office:value="0.0050271006" calcext:value-type="float">
            <text:p>0.0050271006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1.72778E-015" calcext:value-type="float">
            <text:p>1.72778E-15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  <table:table-cell table:formula="of:=ABS([.A64]-[.D64])" office:value-type="float" office:value="0.025376651" calcext:value-type="float">
            <text:p>0.025376651</text:p>
          </table:table-cell>
          <table:table-cell table:formula="of:=ABS([.B64]-[.E64])" office:value-type="float" office:value="0.026754265" calcext:value-type="float">
            <text:p>0.026754265</text:p>
          </table:table-cell>
          <table:table-cell table:formula="of:=ABS([.C64]-[.F64])" office:value-type="float" office:value="0.0259082999999983" calcext:value-type="float">
            <text:p>0.025908299999998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A65]-[.D65])" office:value-type="float" office:value="0.003639361" calcext:value-type="float">
            <text:p>0.003639361</text:p>
          </table:table-cell>
          <table:table-cell table:formula="of:=ABS([.B65]-[.E65])" office:value-type="float" office:value="0.000729157" calcext:value-type="float">
            <text:p>0.000729157</text:p>
          </table:table-cell>
          <table:table-cell table:formula="of:=ABS([.C65]-[.F65])" office:value-type="float" office:value="0.000391598" calcext:value-type="float">
            <text:p>0.000391598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  <table:table-cell table:formula="of:=ABS([.A66]-[.D66])" office:value-type="float" office:value="0.0123400059" calcext:value-type="float">
            <text:p>0.0123400059</text:p>
          </table:table-cell>
          <table:table-cell table:formula="of:=ABS([.B66]-[.E66])" office:value-type="float" office:value="0.0051839" calcext:value-type="float">
            <text:p>0.0051839</text:p>
          </table:table-cell>
          <table:table-cell table:formula="of:=ABS([.C66]-[.F66])" office:value-type="float" office:value="0.00037177" calcext:value-type="float">
            <text:p>0.00037177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-1.80932E-015" calcext:value-type="float">
            <text:p>-1.80932E-15</text:p>
          </table:table-cell>
          <table:table-cell office:value-type="float" office:value="1.81799E-015" calcext:value-type="float">
            <text:p>1.81799E-1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  <table:table-cell table:formula="of:=ABS([.A67]-[.D67])" office:value-type="float" office:value="0.0122502903" calcext:value-type="float">
            <text:p>0.0122502903</text:p>
          </table:table-cell>
          <table:table-cell table:formula="of:=ABS([.B67]-[.E67])" office:value-type="float" office:value="1.80932E-015" calcext:value-type="float">
            <text:p>1.80932E-15</text:p>
          </table:table-cell>
          <table:table-cell table:formula="of:=ABS([.C67]-[.F67])" office:value-type="float" office:value="0.00477529999999818" calcext:value-type="float">
            <text:p>0.004775299999998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2.07473E-015" calcext:value-type="float">
            <text:p>2.07473E-15</text:p>
          </table:table-cell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  <table:table-cell table:formula="of:=ABS([.A68]-[.D68])" office:value-type="float" office:value="0.018393051" calcext:value-type="float">
            <text:p>0.018393051</text:p>
          </table:table-cell>
          <table:table-cell table:formula="of:=ABS([.B68]-[.E68])" office:value-type="float" office:value="0.013119365" calcext:value-type="float">
            <text:p>0.013119365</text:p>
          </table:table-cell>
          <table:table-cell table:formula="of:=ABS([.C68]-[.F68])" office:value-type="float" office:value="0.0122734000000021" calcext:value-type="float">
            <text:p>0.012273400000002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" calcext:value-type="float">
            <text:p>0</text:p>
          </table:table-cell>
          <table:table-cell office:value-type="float" office:value="-0.0115481" calcext:value-type="float">
            <text:p>-0.0115481</text:p>
          </table:table-cell>
          <table:table-cell table:formula="of:=ABS([.A69]-[.D69])" office:value-type="float" office:value="0.0119144423" calcext:value-type="float">
            <text:p>0.0119144423</text:p>
          </table:table-cell>
          <table:table-cell table:formula="of:=ABS([.B69]-[.E69])" office:value-type="float" office:value="1.27676E-015" calcext:value-type="float">
            <text:p>1.27676E-15</text:p>
          </table:table-cell>
          <table:table-cell table:formula="of:=ABS([.C69]-[.F69])" office:value-type="float" office:value="0.0114784588" calcext:value-type="float">
            <text:p>0.0114784588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  <table:table-cell table:formula="of:=ABS([.A70]-[.D70])" office:value-type="float" office:value="0.000567461" calcext:value-type="float">
            <text:p>0.000567461</text:p>
          </table:table-cell>
          <table:table-cell table:formula="of:=ABS([.B70]-[.E70])" office:value-type="float" office:value="0.000292157" calcext:value-type="float">
            <text:p>0.000292157</text:p>
          </table:table-cell>
          <table:table-cell table:formula="of:=ABS([.C70]-[.F70])" office:value-type="float" office:value="0.001182798" calcext:value-type="float">
            <text:p>0.001182798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9258E-015" calcext:value-type="float">
            <text:p>-1.89258E-1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" calcext:value-type="float">
            <text:p>0</text:p>
          </table:table-cell>
          <table:table-cell office:value-type="float" office:value="0.0004031" calcext:value-type="float">
            <text:p>0.0004031</text:p>
          </table:table-cell>
          <table:table-cell table:formula="of:=ABS([.A71]-[.D71])" office:value-type="float" office:value="0.0003416879" calcext:value-type="float">
            <text:p>0.0003416879</text:p>
          </table:table-cell>
          <table:table-cell table:formula="of:=ABS([.B71]-[.E71])" office:value-type="float" office:value="1.89258E-015" calcext:value-type="float">
            <text:p>1.89258E-15</text:p>
          </table:table-cell>
          <table:table-cell table:formula="of:=ABS([.C71]-[.F71])" office:value-type="float" office:value="0.0004740468" calcext:value-type="float">
            <text:p>0.0004740468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  <table:table-cell table:formula="of:=ABS([.A72]-[.D72])" office:value-type="float" office:value="0.0002786059" calcext:value-type="float">
            <text:p>0.0002786059</text:p>
          </table:table-cell>
          <table:table-cell table:formula="of:=ABS([.B72]-[.E72])" office:value-type="float" office:value="0.0001247" calcext:value-type="float">
            <text:p>0.0001247</text:p>
          </table:table-cell>
          <table:table-cell table:formula="of:=ABS([.C72]-[.F72])" office:value-type="float" office:value="0.00095457" calcext:value-type="float">
            <text:p>0.00095457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1.39819E-015" calcext:value-type="float">
            <text:p>1.39819E-15</text:p>
          </table:table-cell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73]-[.D73])" office:value-type="float" office:value="0.00183425" calcext:value-type="float">
            <text:p>0.00183425</text:p>
          </table:table-cell>
          <table:table-cell table:formula="of:=ABS([.B73]-[.E73])" office:value-type="float" office:value="0.00317803" calcext:value-type="float">
            <text:p>0.00317803</text:p>
          </table:table-cell>
          <table:table-cell table:formula="of:=ABS([.C73]-[.F73])" office:value-type="float" office:value="1.39819E-015" calcext:value-type="float">
            <text:p>1.39819E-15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4.71845E-016" calcext:value-type="float">
            <text:p>4.71845E-16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  <table:table-cell table:formula="of:=ABS([.A74]-[.D74])" office:value-type="float" office:value="0.4014993" calcext:value-type="float">
            <text:p>0.4014993</text:p>
          </table:table-cell>
          <table:table-cell table:formula="of:=ABS([.B74]-[.E74])" office:value-type="float" office:value="0.5379106" calcext:value-type="float">
            <text:p>0.5379106</text:p>
          </table:table-cell>
          <table:table-cell table:formula="of:=ABS([.C74]-[.F74])" office:value-type="float" office:value="4.71845E-016" calcext:value-type="float">
            <text:p>4.71845E-16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" calcext:value-type="float">
            <text:p>0</text:p>
          </table:table-cell>
          <table:table-cell office:value-type="float" office:value="-0.0004031" calcext:value-type="float">
            <text:p>-0.0004031</text:p>
          </table:table-cell>
          <table:table-cell table:formula="of:=ABS([.A75]-[.D75])" office:value-type="float" office:value="0.00216813" calcext:value-type="float">
            <text:p>0.00216813</text:p>
          </table:table-cell>
          <table:table-cell table:formula="of:=ABS([.B75]-[.E75])" office:value-type="float" office:value="0.0111607" calcext:value-type="float">
            <text:p>0.0111607</text:p>
          </table:table-cell>
          <table:table-cell table:formula="of:=ABS([.C75]-[.F75])" office:value-type="float" office:value="0.00456576" calcext:value-type="float">
            <text:p>0.00456576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  <table:table-cell table:formula="of:=ABS([.A76]-[.D76])" office:value-type="float" office:value="0.0260396" calcext:value-type="float">
            <text:p>0.0260396</text:p>
          </table:table-cell>
          <table:table-cell table:formula="of:=ABS([.B76]-[.E76])" office:value-type="float" office:value="0.0256244" calcext:value-type="float">
            <text:p>0.0256244</text:p>
          </table:table-cell>
          <table:table-cell table:formula="of:=ABS([.C76]-[.F76])" office:value-type="float" office:value="0.0253255" calcext:value-type="float">
            <text:p>0.0253255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" calcext:value-type="float">
            <text:p>0</text:p>
          </table:table-cell>
          <table:table-cell office:value-type="float" office:value="0.0115481" calcext:value-type="float">
            <text:p>0.0115481</text:p>
          </table:table-cell>
          <table:table-cell table:formula="of:=ABS([.A77]-[.D77])" office:value-type="float" office:value="0.00988478" calcext:value-type="float">
            <text:p>0.00988478</text:p>
          </table:table-cell>
          <table:table-cell table:formula="of:=ABS([.B77]-[.E77])" office:value-type="float" office:value="0.0000269075" calcext:value-type="float">
            <text:p>2.69075E-05</text:p>
          </table:table-cell>
          <table:table-cell table:formula="of:=ABS([.C77]-[.F77])" office:value-type="float" office:value="0.0115750075" calcext:value-type="float">
            <text:p>0.011575007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  <table:table-cell table:formula="of:=ABS([.A78]-[.D78])" office:value-type="float" office:value="0.00266773" calcext:value-type="float">
            <text:p>0.00266773</text:p>
          </table:table-cell>
          <table:table-cell table:formula="of:=ABS([.B78]-[.E78])" office:value-type="float" office:value="0.00453186" calcext:value-type="float">
            <text:p>0.00453186</text:p>
          </table:table-cell>
          <table:table-cell table:formula="of:=ABS([.C78]-[.F78])" office:value-type="float" office:value="0.0103695" calcext:value-type="float">
            <text:p>0.0103695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1.54731E-015" calcext:value-type="float">
            <text:p>1.54731E-1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-0" calcext:value-type="float">
            <text:p>0</text:p>
          </table:table-cell>
          <table:table-cell office:value-type="float" office:value="-0.0047753" calcext:value-type="float">
            <text:p>-0.0047753</text:p>
          </table:table-cell>
          <table:table-cell table:formula="of:=ABS([.A79]-[.D79])" office:value-type="float" office:value="0.024274" calcext:value-type="float">
            <text:p>0.024274</text:p>
          </table:table-cell>
          <table:table-cell table:formula="of:=ABS([.B79]-[.E79])" office:value-type="float" office:value="0.0115481" calcext:value-type="float">
            <text:p>0.0115481</text:p>
          </table:table-cell>
          <table:table-cell table:formula="of:=ABS([.C79]-[.F79])" office:value-type="float" office:value="0.00477530000000155" calcext:value-type="float">
            <text:p>0.004775300000002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  <table:table-cell table:formula="of:=ABS([.A80]-[.D80])" office:value-type="float" office:value="0.0000000999999999994061" calcext:value-type="float">
            <text:p>9.99999999994061E-08</text:p>
          </table:table-cell>
          <table:table-cell table:formula="of:=ABS([.B80]-[.E80])" office:value-type="float" office:value="0.0245468" calcext:value-type="float">
            <text:p>0.0245468</text:p>
          </table:table-cell>
          <table:table-cell table:formula="of:=ABS([.C80]-[.F80])" office:value-type="float" office:value="0.0245468" calcext:value-type="float">
            <text:p>0.0245468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  <table:table-cell table:formula="of:=ABS([.A81]-[.D81])" office:value-type="float" office:value="0.01240316" calcext:value-type="float">
            <text:p>0.01240316</text:p>
          </table:table-cell>
          <table:table-cell table:formula="of:=ABS([.B81]-[.E81])" office:value-type="float" office:value="0.010759939" calcext:value-type="float">
            <text:p>0.010759939</text:p>
          </table:table-cell>
          <table:table-cell table:formula="of:=ABS([.C81]-[.F81])"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1.76942E-015" calcext:value-type="float">
            <text:p>1.76942E-15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  <table:table-cell table:formula="of:=ABS([.A82]-[.D82])" office:value-type="float" office:value="0.0119361" calcext:value-type="float">
            <text:p>0.0119361</text:p>
          </table:table-cell>
          <table:table-cell table:formula="of:=ABS([.B82]-[.E82])" office:value-type="float" office:value="0.00517844" calcext:value-type="float">
            <text:p>0.00517844</text:p>
          </table:table-cell>
          <table:table-cell table:formula="of:=ABS([.C82]-[.F82])" office:value-type="float" office:value="1.76942E-015" calcext:value-type="float">
            <text:p>1.76942E-15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  <table:table-cell table:formula="of:=ABS([.A83]-[.D83])" office:value-type="float" office:value="0.0000000380000000001646" calcext:value-type="float">
            <text:p>3.80000000001646E-08</text:p>
          </table:table-cell>
          <table:table-cell table:formula="of:=ABS([.B83]-[.E83])" office:value-type="float" office:value="0.001582427" calcext:value-type="float">
            <text:p>0.001582427</text:p>
          </table:table-cell>
          <table:table-cell table:formula="of:=ABS([.C83]-[.F83])" office:value-type="float" office:value="0.0000000430000000000265" calcext:value-type="float">
            <text:p>4.30000000000265E-08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  <table:table-cell table:formula="of:=ABS([.A84]-[.D84])" office:value-type="float" office:value="0.000624938" calcext:value-type="float">
            <text:p>0.000624938</text:p>
          </table:table-cell>
          <table:table-cell table:formula="of:=ABS([.B84]-[.E84])" office:value-type="float" office:value="0.001019843" calcext:value-type="float">
            <text:p>0.001019843</text:p>
          </table:table-cell>
          <table:table-cell table:formula="of:=ABS([.C84]-[.F84])" office:value-type="float" office:value="0.000507327" calcext:value-type="float">
            <text:p>0.000507327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1.80411E-015" calcext:value-type="float">
            <text:p>1.80411E-15</text:p>
          </table:table-cell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  <table:table-cell table:formula="of:=ABS([.A85]-[.D85])" office:value-type="float" office:value="0.00000545800000000001" calcext:value-type="float">
            <text:p>5.45800000000001E-06</text:p>
          </table:table-cell>
          <table:table-cell table:formula="of:=ABS([.B85]-[.E85])" office:value-type="float" office:value="0.001006078" calcext:value-type="float">
            <text:p>0.001006078</text:p>
          </table:table-cell>
          <table:table-cell table:formula="of:=ABS([.C85]-[.F85])" office:value-type="float" office:value="0.000788199999998196" calcext:value-type="float">
            <text:p>0.000788199999998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2.11416E-015" calcext:value-type="float">
            <text:p>2.11416E-1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  <table:table-cell table:formula="of:=ABS([.A86]-[.D86])" office:value-type="float" office:value="0.00196933" calcext:value-type="float">
            <text:p>0.00196933</text:p>
          </table:table-cell>
          <table:table-cell table:formula="of:=ABS([.B86]-[.E86])" office:value-type="float" office:value="0.000287772" calcext:value-type="float">
            <text:p>0.000287772</text:p>
          </table:table-cell>
          <table:table-cell table:formula="of:=ABS([.C86]-[.F86])" office:value-type="float" office:value="0.0000585999999978858" calcext:value-type="float">
            <text:p>5.85999999978858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370755" calcext:value-type="float">
            <text:p>-0.000370755</text:p>
          </table:table-cell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table:formula="of:=ABS([.A87]-[.D87])" office:value-type="float" office:value="0.000939862" calcext:value-type="float">
            <text:p>0.000939862</text:p>
          </table:table-cell>
          <table:table-cell table:formula="of:=ABS([.B87]-[.E87])" office:value-type="float" office:value="0.000491999" calcext:value-type="float">
            <text:p>0.000491999</text:p>
          </table:table-cell>
          <table:table-cell table:formula="of:=ABS([.C87]-[.F87])" office:value-type="float" office:value="0.000450155" calcext:value-type="float">
            <text:p>0.000450155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  <table:table-cell table:formula="of:=ABS([.A88]-[.D88])" office:value-type="float" office:value="0.00066366" calcext:value-type="float">
            <text:p>0.00066366</text:p>
          </table:table-cell>
          <table:table-cell table:formula="of:=ABS([.B88]-[.E88])" office:value-type="float" office:value="0.000241172" calcext:value-type="float">
            <text:p>0.000241172</text:p>
          </table:table-cell>
          <table:table-cell table:formula="of:=ABS([.C88]-[.F88])" office:value-type="float" office:value="0.000137972" calcext:value-type="float">
            <text:p>0.000137972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  <table:table-cell table:formula="of:=ABS([.A89]-[.D89])" office:value-type="float" office:value="0.000139584" calcext:value-type="float">
            <text:p>0.000139584</text:p>
          </table:table-cell>
          <table:table-cell table:formula="of:=ABS([.B89]-[.E89])" office:value-type="float" office:value="0.0000670779" calcext:value-type="float">
            <text:p>6.70779E-05</text:p>
          </table:table-cell>
          <table:table-cell table:formula="of:=ABS([.C89]-[.F89])"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550599" calcext:value-type="float">
            <text:p>-0.000550599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90]-[.D90])" office:value-type="float" office:value="0.000998462" calcext:value-type="float">
            <text:p>0.000998462</text:p>
          </table:table-cell>
          <table:table-cell table:formula="of:=ABS([.B90]-[.E90])" office:value-type="float" office:value="0.000370755" calcext:value-type="float">
            <text:p>0.000370755</text:p>
          </table:table-cell>
          <table:table-cell table:formula="of:=ABS([.C90]-[.F90])"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1.34615E-015" calcext:value-type="float">
            <text:p>1.34615E-15</text:p>
          </table:table-cell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table:formula="of:=ABS([.A91]-[.D91])" office:value-type="float" office:value="0.00387552" calcext:value-type="float">
            <text:p>0.00387552</text:p>
          </table:table-cell>
          <table:table-cell table:formula="of:=ABS([.B91]-[.E91])" office:value-type="float" office:value="0.005025" calcext:value-type="float">
            <text:p>0.005025</text:p>
          </table:table-cell>
          <table:table-cell table:formula="of:=ABS([.C91]-[.F91])" office:value-type="float" office:value="0.0000794000000013461" calcext:value-type="float">
            <text:p>7.94000000013461E-05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1.38084E-015" calcext:value-type="float">
            <text:p>1.38084E-15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  <table:table-cell table:formula="of:=ABS([.A92]-[.D92])" office:value-type="float" office:value="0.1152686" calcext:value-type="float">
            <text:p>0.1152686</text:p>
          </table:table-cell>
          <table:table-cell table:formula="of:=ABS([.B92]-[.E92])" office:value-type="float" office:value="0.1194534" calcext:value-type="float">
            <text:p>0.1194534</text:p>
          </table:table-cell>
          <table:table-cell table:formula="of:=ABS([.C92]-[.F92])" office:value-type="float" office:value="0.0000516000000013808" calcext:value-type="float">
            <text:p>5.16000000013808E-05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  <table:table-cell table:formula="of:=ABS([.A93]-[.D93])" office:value-type="float" office:value="0.0050121" calcext:value-type="float">
            <text:p>0.0050121</text:p>
          </table:table-cell>
          <table:table-cell table:formula="of:=ABS([.B93]-[.E93])" office:value-type="float" office:value="0.0123602" calcext:value-type="float">
            <text:p>0.0123602</text:p>
          </table:table-cell>
          <table:table-cell table:formula="of:=ABS([.C93]-[.F93])" office:value-type="float" office:value="0.00587056" calcext:value-type="float">
            <text:p>0.00587056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  <table:table-cell table:formula="of:=ABS([.A94]-[.D94])" office:value-type="float" office:value="0.022278" calcext:value-type="float">
            <text:p>0.022278</text:p>
          </table:table-cell>
          <table:table-cell table:formula="of:=ABS([.B94]-[.E94])" office:value-type="float" office:value="0.0119183" calcext:value-type="float">
            <text:p>0.0119183</text:p>
          </table:table-cell>
          <table:table-cell table:formula="of:=ABS([.C94]-[.F94])" office:value-type="float" office:value="0.0118975" calcext:value-type="float">
            <text:p>0.0118975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  <table:table-cell table:formula="of:=ABS([.A95]-[.D95])" office:value-type="float" office:value="0.000330015" calcext:value-type="float">
            <text:p>0.000330015</text:p>
          </table:table-cell>
          <table:table-cell table:formula="of:=ABS([.B95]-[.E95])" office:value-type="float" office:value="0.0000177869999999999" calcext:value-type="float">
            <text:p>1.77869999999999E-05</text:p>
          </table:table-cell>
          <table:table-cell table:formula="of:=ABS([.C95]-[.F95])" office:value-type="float" office:value="0.000336413" calcext:value-type="float">
            <text:p>0.000336413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  <table:table-cell table:formula="of:=ABS([.A96]-[.D96])" office:value-type="float" office:value="0.0048215" calcext:value-type="float">
            <text:p>0.0048215</text:p>
          </table:table-cell>
          <table:table-cell table:formula="of:=ABS([.B96]-[.E96])" office:value-type="float" office:value="0.00566516" calcext:value-type="float">
            <text:p>0.00566516</text:p>
          </table:table-cell>
          <table:table-cell table:formula="of:=ABS([.C96]-[.F96])" office:value-type="float" office:value="0.0118559" calcext:value-type="float">
            <text:p>0.0118559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97]-[.D97])" office:value-type="float" office:value="0.000164779" calcext:value-type="float">
            <text:p>0.000164779</text:p>
          </table:table-cell>
          <table:table-cell table:formula="of:=ABS([.B97]-[.E97])" office:value-type="float" office:value="8.04912E-016" calcext:value-type="float">
            <text:p>8.04912E-16</text:p>
          </table:table-cell>
          <table:table-cell table:formula="of:=ABS([.C97]-[.F97])" office:value-type="float" office:value="0.00181071" calcext:value-type="float">
            <text:p>0.00181071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  <table:table-cell table:formula="of:=ABS([.A98]-[.D98])" office:value-type="float" office:value="0.000998211" calcext:value-type="float">
            <text:p>0.000998211</text:p>
          </table:table-cell>
          <table:table-cell table:formula="of:=ABS([.B98]-[.E98])" office:value-type="float" office:value="0.0003467917" calcext:value-type="float">
            <text:p>0.0003467917</text:p>
          </table:table-cell>
          <table:table-cell table:formula="of:=ABS([.C98]-[.F98])"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-0.000182038" calcext:value-type="float">
            <text:p>-0.000182038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1.69309E-015" calcext:value-type="float">
            <text:p>-1.69309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6" calcext:value-type="float">
            <text:p>1.96E-05</text:p>
          </table:table-cell>
          <table:table-cell table:formula="of:=ABS([.A99]-[.D99])" office:value-type="float" office:value="0.000230738" calcext:value-type="float">
            <text:p>0.000230738</text:p>
          </table:table-cell>
          <table:table-cell table:formula="of:=ABS([.B99]-[.E99])" office:value-type="float" office:value="1.63758E-015" calcext:value-type="float">
            <text:p>1.63758E-15</text:p>
          </table:table-cell>
          <table:table-cell table:formula="of:=ABS([.C99]-[.F99])" office:value-type="float" office:value="0.0000196000000016931" calcext:value-type="float">
            <text:p>1.96000000016931E-0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8.01442E-016" calcext:value-type="float">
            <text:p>-8.01442E-16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  <table:table-cell table:formula="of:=ABS([.A100]-[.D100])" office:value-type="float" office:value="0.0002875095" calcext:value-type="float">
            <text:p>0.0002875095</text:p>
          </table:table-cell>
          <table:table-cell table:formula="of:=ABS([.B100]-[.E100])" office:value-type="float" office:value="0.0006484207" calcext:value-type="float">
            <text:p>0.0006484207</text:p>
          </table:table-cell>
          <table:table-cell table:formula="of:=ABS([.C100]-[.F100])" office:value-type="float" office:value="0.000283900000000801" calcext:value-type="float">
            <text:p>0.000283900000001</text:p>
          </table:table-cell>
        </table:table-row>
        <table:table-row table:style-name="ro1">
          <table:table-cell office:value-type="float" office:value="-0.000109379" calcext:value-type="float">
            <text:p>-0.000109379</text:p>
          </table:table-cell>
          <table:table-cell office:value-type="float" office:value="1.36176E-015" calcext:value-type="float">
            <text:p>1.36176E-15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0.0000481" calcext:value-type="float">
            <text:p>4.81E-05</text:p>
          </table:table-cell>
          <table:table-cell table:formula="of:=ABS([.A101]-[.D101])" office:value-type="float" office:value="0.000127879" calcext:value-type="float">
            <text:p>0.000127879</text:p>
          </table:table-cell>
          <table:table-cell table:formula="of:=ABS([.B101]-[.E101])" office:value-type="float" office:value="1.36176E-015" calcext:value-type="float">
            <text:p>1.36176E-15</text:p>
          </table:table-cell>
          <table:table-cell table:formula="of:=ABS([.C101]-[.F101])" office:value-type="float" office:value="0.00185881" calcext:value-type="float">
            <text:p>0.00185881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  <table:table-cell table:formula="of:=ABS([.A102]-[.D102])" office:value-type="float" office:value="0.000694411" calcext:value-type="float">
            <text:p>0.000694411</text:p>
          </table:table-cell>
          <table:table-cell table:formula="of:=ABS([.B102]-[.E102])" office:value-type="float" office:value="0.0000230917" calcext:value-type="float">
            <text:p>2.30917E-05</text:p>
          </table:table-cell>
          <table:table-cell table:formula="of:=ABS([.C102]-[.F102])" office:value-type="float" office:value="0.000094066" calcext:value-type="float">
            <text:p>9.4066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0.000315007" calcext:value-type="float">
            <text:p>0.00031500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03]-[.D103])" office:value-type="float" office:value="0.0000796186" calcext:value-type="float">
            <text:p>7.96186E-05</text:p>
          </table:table-cell>
          <table:table-cell table:formula="of:=ABS([.B103]-[.E103])" office:value-type="float" office:value="0.000309861" calcext:value-type="float">
            <text:p>0.000309861</text:p>
          </table:table-cell>
          <table:table-cell table:formula="of:=ABS([.C103]-[.F103])"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1.70697E-015" calcext:value-type="float">
            <text:p>-1.70697E-15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  <table:table-cell table:formula="of:=ABS([.A104]-[.D104])" office:value-type="float" office:value="0.0000565996" calcext:value-type="float">
            <text:p>5.65996E-05</text:p>
          </table:table-cell>
          <table:table-cell table:formula="of:=ABS([.B104]-[.E104])" office:value-type="float" office:value="0.00004954086" calcext:value-type="float">
            <text:p>4.954086E-05</text:p>
          </table:table-cell>
          <table:table-cell table:formula="of:=ABS([.C104]-[.F104])" office:value-type="float" office:value="0.000051600000001707" calcext:value-type="float">
            <text:p>5.1600000001707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315007" calcext:value-type="float">
            <text:p>-0.0003150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05]-[.D105])" office:value-type="float" office:value="0.0000796186" calcext:value-type="float">
            <text:p>7.96186E-05</text:p>
          </table:table-cell>
          <table:table-cell table:formula="of:=ABS([.B105]-[.E105])" office:value-type="float" office:value="0.000309861" calcext:value-type="float">
            <text:p>0.000309861</text:p>
          </table:table-cell>
          <table:table-cell table:formula="of:=ABS([.C105]-[.F105])"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0.000582776" calcext:value-type="float">
            <text:p>0.000582776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06]-[.D106])" office:value-type="float" office:value="0.000237097" calcext:value-type="float">
            <text:p>0.000237097</text:p>
          </table:table-cell>
          <table:table-cell table:formula="of:=ABS([.B106]-[.E106])" office:value-type="float" office:value="0.000283884" calcext:value-type="float">
            <text:p>0.000283884</text:p>
          </table:table-cell>
          <table:table-cell table:formula="of:=ABS([.C106]-[.F106])"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0.0000554159" calcext:value-type="float">
            <text:p>5.54159E-05</text:p>
          </table:table-cell>
          <table:table-cell office:value-type="float" office:value="1.63752E-015" calcext:value-type="float">
            <text:p>1.63752E-15</text:p>
          </table:table-cell>
          <table:table-cell office:value-type="float" office:value="-1.76245E-015" calcext:value-type="float">
            <text:p>-1.76245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07]-[.D107])" office:value-type="float" office:value="0.0000554159" calcext:value-type="float">
            <text:p>5.54159E-05</text:p>
          </table:table-cell>
          <table:table-cell table:formula="of:=ABS([.B107]-[.E107])" office:value-type="float" office:value="1.63752E-015" calcext:value-type="float">
            <text:p>1.63752E-15</text:p>
          </table:table-cell>
          <table:table-cell table:formula="of:=ABS([.C107]-[.F107])" office:value-type="float" office:value="1.76245E-015" calcext:value-type="float">
            <text:p>1.76245E-1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  <table:table-cell table:formula="of:=ABS([.A108]-[.D108])" office:value-type="float" office:value="0.000219697" calcext:value-type="float">
            <text:p>0.000219697</text:p>
          </table:table-cell>
          <table:table-cell table:formula="of:=ABS([.B108]-[.E108])" office:value-type="float" office:value="0.000335484" calcext:value-type="float">
            <text:p>0.000335484</text:p>
          </table:table-cell>
          <table:table-cell table:formula="of:=ABS([.C108]-[.F108])" office:value-type="float" office:value="0.000531176" calcext:value-type="float">
            <text:p>0.000531176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1.83197E-015" calcext:value-type="float">
            <text:p>-1.83197E-1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-0.0000481" calcext:value-type="float">
            <text:p>-4.81E-05</text:p>
          </table:table-cell>
          <table:table-cell table:formula="of:=ABS([.A109]-[.D109])" office:value-type="float" office:value="0.0000000124999999999969" calcext:value-type="float">
            <text:p>1.24999999999969E-08</text:p>
          </table:table-cell>
          <table:table-cell table:formula="of:=ABS([.B109]-[.E109])" office:value-type="float" office:value="0.0000480971" calcext:value-type="float">
            <text:p>4.80971E-05</text:p>
          </table:table-cell>
          <table:table-cell table:formula="of:=ABS([.C109]-[.F109])" office:value-type="float" office:value="0.000048099999998168" calcext:value-type="float">
            <text:p>4.8099999998168E-0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08167E-015" calcext:value-type="float">
            <text:p>2.08167E-15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  <table:table-cell table:formula="of:=ABS([.A110]-[.D110])" office:value-type="float" office:value="0.000303751" calcext:value-type="float">
            <text:p>0.000303751</text:p>
          </table:table-cell>
          <table:table-cell table:formula="of:=ABS([.B110]-[.E110])" office:value-type="float" office:value="0.0000794000000020817" calcext:value-type="float">
            <text:p>7.94000000020817E-05</text:p>
          </table:table-cell>
          <table:table-cell table:formula="of:=ABS([.C110]-[.F110])" office:value-type="float" office:value="0.000461685" calcext:value-type="float">
            <text:p>0.00046168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1.65666E-015" calcext:value-type="float">
            <text:p>-1.65666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6" calcext:value-type="float">
            <text:p>-1.96E-05</text:p>
          </table:table-cell>
          <table:table-cell table:formula="of:=ABS([.A111]-[.D111])" office:value-type="float" office:value="0.0000000494999999999933" calcext:value-type="float">
            <text:p>4.94999999999933E-08</text:p>
          </table:table-cell>
          <table:table-cell table:formula="of:=ABS([.B111]-[.E111])" office:value-type="float" office:value="0.0000196036" calcext:value-type="float">
            <text:p>1.96036E-05</text:p>
          </table:table-cell>
          <table:table-cell table:formula="of:=ABS([.C111]-[.F111])" office:value-type="float" office:value="0.0000195999999983433" calcext:value-type="float">
            <text:p>1.95999999983433E-05</text:p>
          </table:table-cell>
        </table:table-row>
        <table:table-row table:style-name="ro1">
          <table:table-cell office:value-type="float" office:value="0.000362351" calcext:value-type="float">
            <text:p>0.000362351</text:p>
          </table:table-cell>
          <table:table-cell office:value-type="float" office:value="2.47025E-015" calcext:value-type="float">
            <text:p>2.47025E-15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  <table:table-cell table:formula="of:=ABS([.A112]-[.D112])" office:value-type="float" office:value="0.000125251" calcext:value-type="float">
            <text:p>0.000125251</text:p>
          </table:table-cell>
          <table:table-cell table:formula="of:=ABS([.B112]-[.E112])" office:value-type="float" office:value="0.00058280000000247" calcext:value-type="float">
            <text:p>0.000582800000002</text:p>
          </table:table-cell>
          <table:table-cell table:formula="of:=ABS([.C112]-[.F112])" office:value-type="float" office:value="0.000119185" calcext:value-type="float">
            <text:p>0.00011918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  <table:table-cell table:formula="of:=ABS([.A113]-[.D113])" office:value-type="float" office:value="0.0120341172" calcext:value-type="float">
            <text:p>0.0120341172</text:p>
          </table:table-cell>
          <table:table-cell table:formula="of:=ABS([.B113]-[.E113])" office:value-type="float" office:value="0.0114894894" calcext:value-type="float">
            <text:p>0.0114894894</text:p>
          </table:table-cell>
          <table:table-cell table:formula="of:=ABS([.C113]-[.F113])"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0" calcext:value-type="float">
            <text:p>0</text:p>
          </table:table-cell>
          <table:table-cell table:formula="of:=ABS([.A114]-[.D114])" office:value-type="float" office:value="0.0122398828" calcext:value-type="float">
            <text:p>0.0122398828</text:p>
          </table:table-cell>
          <table:table-cell table:formula="of:=ABS([.B114]-[.E114])" office:value-type="float" office:value="0.0048339106" calcext:value-type="float">
            <text:p>0.0048339106</text:p>
          </table:table-cell>
          <table:table-cell table:formula="of:=ABS([.C114]-[.F114])"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47208E-015" calcext:value-type="float">
            <text:p>2.47208E-15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  <table:table-cell table:formula="of:=ABS([.A115]-[.D115])" office:value-type="float" office:value="0.000359742" calcext:value-type="float">
            <text:p>0.000359742</text:p>
          </table:table-cell>
          <table:table-cell table:formula="of:=ABS([.B115]-[.E115])" office:value-type="float" office:value="0.000791200000002472" calcext:value-type="float">
            <text:p>0.000791200000002</text:p>
          </table:table-cell>
          <table:table-cell table:formula="of:=ABS([.C115]-[.F115])" office:value-type="float" office:value="0.000916591" calcext:value-type="float">
            <text:p>0.000916591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  <table:table-cell table:formula="of:=ABS([.A116]-[.D116])" office:value-type="float" office:value="0.018926057" calcext:value-type="float">
            <text:p>0.018926057</text:p>
          </table:table-cell>
          <table:table-cell table:formula="of:=ABS([.B116]-[.E116])" office:value-type="float" office:value="0.012272776924" calcext:value-type="float">
            <text:p>0.012272776924</text:p>
          </table:table-cell>
          <table:table-cell table:formula="of:=ABS([.C116]-[.F116])" office:value-type="float" office:value="0.0122886955" calcext:value-type="float">
            <text:p>0.0122886955</text:p>
          </table:table-cell>
        </table:table-row>
        <table:table-row table:style-name="ro1">
          <table:table-cell office:value-type="float" office:value="0.0000784125" calcext:value-type="float">
            <text:p>7.84125E-05</text:p>
          </table:table-cell>
          <table:table-cell office:value-type="float" office:value="1.91513E-015" calcext:value-type="float">
            <text:p>1.91513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  <table:table-cell table:formula="of:=ABS([.A117]-[.D117])" office:value-type="float" office:value="0.0003492875" calcext:value-type="float">
            <text:p>0.0003492875</text:p>
          </table:table-cell>
          <table:table-cell table:formula="of:=ABS([.B117]-[.E117])" office:value-type="float" office:value="0.000788200000001915" calcext:value-type="float">
            <text:p>0.000788200000002</text:p>
          </table:table-cell>
          <table:table-cell table:formula="of:=ABS([.C117]-[.F117])" office:value-type="float" office:value="0.000788200000002082" calcext:value-type="float">
            <text:p>0.000788200000002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1.77809E-015" calcext:value-type="float">
            <text:p>-1.77809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  <table:table-cell table:formula="of:=ABS([.A118]-[.D118])" office:value-type="float" office:value="0.0007991833" calcext:value-type="float">
            <text:p>0.0007991833</text:p>
          </table:table-cell>
          <table:table-cell table:formula="of:=ABS([.B118]-[.E118])" office:value-type="float" office:value="0.0004008419" calcext:value-type="float">
            <text:p>0.0004008419</text:p>
          </table:table-cell>
          <table:table-cell table:formula="of:=ABS([.C118]-[.F118])" office:value-type="float" office:value="0.000791200000001778" calcext:value-type="float">
            <text:p>0.000791200000002</text:p>
          </table:table-cell>
        </table:table-row>
        <table:table-row table:style-name="ro1">
          <table:table-cell office:value-type="float" office:value="0.000502258" calcext:value-type="float">
            <text:p>0.000502258</text:p>
          </table:table-cell>
          <table:table-cell office:value-type="float" office:value="2.73569E-015" calcext:value-type="float">
            <text:p>2.73569E-15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  <table:table-cell table:formula="of:=ABS([.A119]-[.D119])" office:value-type="float" office:value="0.000443658" calcext:value-type="float">
            <text:p>0.000443658</text:p>
          </table:table-cell>
          <table:table-cell table:formula="of:=ABS([.B119]-[.E119])" office:value-type="float" office:value="0.0000586000000027357" calcext:value-type="float">
            <text:p>5.86000000027357E-05</text:p>
          </table:table-cell>
          <table:table-cell table:formula="of:=ABS([.C119]-[.F119])" office:value-type="float" office:value="0.000400191" calcext:value-type="float">
            <text:p>0.000400191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  <table:table-cell table:formula="of:=ABS([.A120]-[.D120])" office:value-type="float" office:value="0.000129943" calcext:value-type="float">
            <text:p>0.000129943</text:p>
          </table:table-cell>
          <table:table-cell table:formula="of:=ABS([.B120]-[.E120])" office:value-type="float" office:value="0.000284523076" calcext:value-type="float">
            <text:p>0.000284523076</text:p>
          </table:table-cell>
          <table:table-cell table:formula="of:=ABS([.C120]-[.F120])" office:value-type="float" office:value="0.0005980955" calcext:value-type="float">
            <text:p>0.000598095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  <table:table-cell table:formula="of:=ABS([.A121]-[.D121])" office:value-type="float" office:value="0.0000440073" calcext:value-type="float">
            <text:p>4.40073E-05</text:p>
          </table:table-cell>
          <table:table-cell table:formula="of:=ABS([.B121]-[.E121])" office:value-type="float" office:value="0.0000101006" calcext:value-type="float">
            <text:p>1.01006E-05</text:p>
          </table:table-cell>
          <table:table-cell table:formula="of:=ABS([.C121]-[.F121])"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-2.08517E-015" calcext:value-type="float">
            <text:p>-2.08517E-15</text:p>
          </table:table-cell>
          <table:table-cell office:value-type="float" office:value="-1.94123E-015" calcext:value-type="float">
            <text:p>-1.94123E-15</text:p>
          </table:table-cell>
          <table:table-cell office:value-type="float" office:value="-2.21007E-015" calcext:value-type="float">
            <text:p>-2.21007E-15</text:p>
          </table:table-cell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  <table:table-cell table:formula="of:=ABS([.A122]-[.D122])" office:value-type="float" office:value="0.0000487000000020852" calcext:value-type="float">
            <text:p>4.87000000020852E-05</text:p>
          </table:table-cell>
          <table:table-cell table:formula="of:=ABS([.B122]-[.E122])" office:value-type="float" office:value="0.0000195999999980588" calcext:value-type="float">
            <text:p>1.95999999980588E-05</text:p>
          </table:table-cell>
          <table:table-cell table:formula="of:=ABS([.C122]-[.F122])" office:value-type="float" office:value="2.21007E-015" calcext:value-type="float">
            <text:p>2.21007E-1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  <table:table-cell table:formula="of:=ABS([.A123]-[.D123])" office:value-type="float" office:value="0.0000039073" calcext:value-type="float">
            <text:p>3.9073E-06</text:p>
          </table:table-cell>
          <table:table-cell table:formula="of:=ABS([.B123]-[.E123])" office:value-type="float" office:value="0.000000399399999999995" calcext:value-type="float">
            <text:p>3.99399999999995E-07</text:p>
          </table:table-cell>
          <table:table-cell table:formula="of:=ABS([.C123]-[.F123])" office:value-type="float" office:value="0.0001467512" calcext:value-type="float">
            <text:p>0.0001467512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58901E-015" calcext:value-type="float">
            <text:p>1.58901E-15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  <table:table-cell table:formula="of:=ABS([.A124]-[.D124])" office:value-type="float" office:value="0.000662949" calcext:value-type="float">
            <text:p>0.000662949</text:p>
          </table:table-cell>
          <table:table-cell table:formula="of:=ABS([.B124]-[.E124])" office:value-type="float" office:value="0.000283900000001589" calcext:value-type="float">
            <text:p>0.000283900000002</text:p>
          </table:table-cell>
          <table:table-cell table:formula="of:=ABS([.C124]-[.F124])" office:value-type="float" office:value="0.000263165" calcext:value-type="float">
            <text:p>0.00026316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  <table:table-cell table:formula="of:=ABS([.A125]-[.D125])" office:value-type="float" office:value="0.000133161" calcext:value-type="float">
            <text:p>0.000133161</text:p>
          </table:table-cell>
          <table:table-cell table:formula="of:=ABS([.B125]-[.E125])" office:value-type="float" office:value="0.000396602" calcext:value-type="float">
            <text:p>0.000396602</text:p>
          </table:table-cell>
          <table:table-cell table:formula="of:=ABS([.C125]-[.F125])" office:value-type="float" office:value="0.0000590429999999999" calcext:value-type="float">
            <text:p>5.90429999999999E-05</text:p>
          </table:table-cell>
        </table:table-row>
        <table:table-row table:style-name="ro1">
          <table:table-cell office:value-type="float" office:value="0.0000482097" calcext:value-type="float">
            <text:p>4.82097E-05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-1.84748E-015" calcext:value-type="float">
            <text:p>-1.84748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  <table:table-cell table:formula="of:=ABS([.A126]-[.D126])" office:value-type="float" office:value="0.0008137903" calcext:value-type="float">
            <text:p>0.0008137903</text:p>
          </table:table-cell>
          <table:table-cell table:formula="of:=ABS([.B126]-[.E126])" office:value-type="float" office:value="0.000437000000001582" calcext:value-type="float">
            <text:p>0.000437000000002</text:p>
          </table:table-cell>
          <table:table-cell table:formula="of:=ABS([.C126]-[.F126])" office:value-type="float" office:value="0.000791199999998152" calcext:value-type="float">
            <text:p>0.000791199999998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1.36002E-015" calcext:value-type="float">
            <text:p>-1.36002E-15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  <table:table-cell table:formula="of:=ABS([.A127]-[.D127])" office:value-type="float" office:value="0.0009230577" calcext:value-type="float">
            <text:p>0.0009230577</text:p>
          </table:table-cell>
          <table:table-cell table:formula="of:=ABS([.B127]-[.E127])" office:value-type="float" office:value="0.0007215588" calcext:value-type="float">
            <text:p>0.0007215588</text:p>
          </table:table-cell>
          <table:table-cell table:formula="of:=ABS([.C127]-[.F127])" office:value-type="float" office:value="0.00043699999999864" calcext:value-type="float">
            <text:p>0.000436999999999</text:p>
          </table:table-cell>
        </table:table-row>
        <table:table-row table:style-name="ro1">
          <table:table-cell office:value-type="float" office:value="-0.000425849" calcext:value-type="float">
            <text:p>-0.000425849</text:p>
          </table:table-cell>
          <table:table-cell office:value-type="float" office:value="1.96371E-015" calcext:value-type="float">
            <text:p>1.96371E-15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  <table:table-cell table:formula="of:=ABS([.A128]-[.D128])" office:value-type="float" office:value="0.018393051" calcext:value-type="float">
            <text:p>0.018393051</text:p>
          </table:table-cell>
          <table:table-cell table:formula="of:=ABS([.B128]-[.E128])" office:value-type="float" office:value="0.012273399999998" calcext:value-type="float">
            <text:p>0.012273399999998</text:p>
          </table:table-cell>
          <table:table-cell table:formula="of:=ABS([.C128]-[.F128])" office:value-type="float" office:value="0.011427435" calcext:value-type="float">
            <text:p>0.01142743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A129]-[.D129])" office:value-type="float" office:value="0.000803861" calcext:value-type="float">
            <text:p>0.000803861</text:p>
          </table:table-cell>
          <table:table-cell table:formula="of:=ABS([.B129]-[.E129])" office:value-type="float" office:value="0.000391598" calcext:value-type="float">
            <text:p>0.000391598</text:p>
          </table:table-cell>
          <table:table-cell table:formula="of:=ABS([.C129]-[.F129])" office:value-type="float" office:value="0.000729157" calcext:value-type="float">
            <text:p>0.00072915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0" calcext:value-type="float">
            <text:p>0</text:p>
          </table:table-cell>
          <table:table-cell table:formula="of:=ABS([.A130]-[.D130])" office:value-type="float" office:value="0.0020694059" calcext:value-type="float">
            <text:p>0.0020694059</text:p>
          </table:table-cell>
          <table:table-cell table:formula="of:=ABS([.B130]-[.E130])" office:value-type="float" office:value="0.00000457000000000002" calcext:value-type="float">
            <text:p>4.57000000000002E-06</text:p>
          </table:table-cell>
          <table:table-cell table:formula="of:=ABS([.C130]-[.F130])"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-1.92034E-015" calcext:value-type="float">
            <text:p>-1.92034E-1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0" calcext:value-type="float">
            <text:p>0</text:p>
          </table:table-cell>
          <table:table-cell office:value-type="float" office:value="-0.0003672" calcext:value-type="float">
            <text:p>-0.0003672</text:p>
          </table:table-cell>
          <table:table-cell table:formula="of:=ABS([.A131]-[.D131])" office:value-type="float" office:value="0.0020071879" calcext:value-type="float">
            <text:p>0.0020071879</text:p>
          </table:table-cell>
          <table:table-cell table:formula="of:=ABS([.B131]-[.E131])" office:value-type="float" office:value="0.0000709468" calcext:value-type="float">
            <text:p>7.09468E-05</text:p>
          </table:table-cell>
          <table:table-cell table:formula="of:=ABS([.C131]-[.F131])" office:value-type="float" office:value="0.00036719999999808" calcext:value-type="float">
            <text:p>0.000367199999998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  <table:table-cell table:formula="of:=ABS([.A132]-[.D132])" office:value-type="float" office:value="0.0007226059" calcext:value-type="float">
            <text:p>0.0007226059</text:p>
          </table:table-cell>
          <table:table-cell table:formula="of:=ABS([.B132]-[.E132])" office:value-type="float" office:value="0.00056137" calcext:value-type="float">
            <text:p>0.00056137</text:p>
          </table:table-cell>
          <table:table-cell table:formula="of:=ABS([.C132]-[.F132])" office:value-type="float" office:value="0.000219" calcext:value-type="float">
            <text:p>0.000219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-0.0000258538" calcext:value-type="float">
            <text:p>-2.58538E-0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" calcext:value-type="float">
            <text:p>0</text:p>
          </table:table-cell>
          <table:table-cell office:value-type="float" office:value="0.0002179" calcext:value-type="float">
            <text:p>0.0002179</text:p>
          </table:table-cell>
          <table:table-cell table:formula="of:=ABS([.A133]-[.D133])" office:value-type="float" office:value="0.0004700929" calcext:value-type="float">
            <text:p>0.0004700929</text:p>
          </table:table-cell>
          <table:table-cell table:formula="of:=ABS([.B133]-[.E133])" office:value-type="float" office:value="0.0000258538" calcext:value-type="float">
            <text:p>2.58538E-05</text:p>
          </table:table-cell>
          <table:table-cell table:formula="of:=ABS([.C133]-[.F133])" office:value-type="float" office:value="0.0002437538" calcext:value-type="float">
            <text:p>0.0002437538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-1.60982E-015" calcext:value-type="float">
            <text:p>-1.60982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  <table:table-cell table:formula="of:=ABS([.A134]-[.D134])" office:value-type="float" office:value="0.00100004484" calcext:value-type="float">
            <text:p>0.00100004484</text:p>
          </table:table-cell>
          <table:table-cell table:formula="of:=ABS([.B134]-[.E134])" office:value-type="float" office:value="0.0003971179" calcext:value-type="float">
            <text:p>0.0003971179</text:p>
          </table:table-cell>
          <table:table-cell table:formula="of:=ABS([.C134]-[.F134])" office:value-type="float" office:value="0.00055059999999839" calcext:value-type="float">
            <text:p>0.000550599999998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" calcext:value-type="float">
            <text:p>0</text:p>
          </table:table-cell>
          <table:table-cell office:value-type="float" office:value="-0.0004796" calcext:value-type="float">
            <text:p>-0.0004796</text:p>
          </table:table-cell>
          <table:table-cell table:formula="of:=ABS([.A135]-[.D135])" office:value-type="float" office:value="0.0005391929" calcext:value-type="float">
            <text:p>0.0005391929</text:p>
          </table:table-cell>
          <table:table-cell table:formula="of:=ABS([.B135]-[.E135])" office:value-type="float" office:value="0.0000258538" calcext:value-type="float">
            <text:p>2.58538E-05</text:p>
          </table:table-cell>
          <table:table-cell table:formula="of:=ABS([.C135]-[.F135])" office:value-type="float" office:value="0.0005054538" calcext:value-type="float">
            <text:p>0.0005054538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6185E-015" calcext:value-type="float">
            <text:p>-1.6185E-15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  <table:table-cell table:formula="of:=ABS([.A136]-[.D136])" office:value-type="float" office:value="0.00010874484" calcext:value-type="float">
            <text:p>0.00010874484</text:p>
          </table:table-cell>
          <table:table-cell table:formula="of:=ABS([.B136]-[.E136])" office:value-type="float" office:value="0.0000006000000016185" calcext:value-type="float">
            <text:p>6.000000016185E-07</text:p>
          </table:table-cell>
          <table:table-cell table:formula="of:=ABS([.C136]-[.F136])" office:value-type="float" office:value="0.0000110179" calcext:value-type="float">
            <text:p>1.10179E-05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784" calcext:value-type="float">
            <text:p>7.8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137]-[.D137])" office:value-type="float" office:value="0.0001152929" calcext:value-type="float">
            <text:p>0.0001152929</text:p>
          </table:table-cell>
          <table:table-cell table:formula="of:=ABS([.B137]-[.E137])" office:value-type="float" office:value="0.0000258538" calcext:value-type="float">
            <text:p>2.58538E-05</text:p>
          </table:table-cell>
          <table:table-cell table:formula="of:=ABS([.C137]-[.F137])" office:value-type="float" office:value="0.0000258538" calcext:value-type="float">
            <text:p>2.58538E-05</text:p>
          </table:table-cell>
        </table:table-row>
        <table:table-row table:style-name="ro1">
          <table:table-cell office:value-type="float" office:value="1.97065E-015" calcext:value-type="float">
            <text:p>1.97065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-2.13718E-015" calcext:value-type="float">
            <text:p>-2.13718E-1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  <table:table-cell table:formula="of:=ABS([.A138]-[.D138])" office:value-type="float" office:value="0.0000627999999980294" calcext:value-type="float">
            <text:p>6.27999999980294E-05</text:p>
          </table:table-cell>
          <table:table-cell table:formula="of:=ABS([.B138]-[.E138])" office:value-type="float" office:value="0.0000361999999979183" calcext:value-type="float">
            <text:p>3.61999999979183E-05</text:p>
          </table:table-cell>
          <table:table-cell table:formula="of:=ABS([.C138]-[.F138])" office:value-type="float" office:value="2.13718E-015" calcext:value-type="float">
            <text:p>2.13718E-15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-1.83013E-015" calcext:value-type="float">
            <text:p>-1.83013E-1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" calcext:value-type="float">
            <text:p>0</text:p>
          </table:table-cell>
          <table:table-cell office:value-type="float" office:value="0.0004796" calcext:value-type="float">
            <text:p>0.0004796</text:p>
          </table:table-cell>
          <table:table-cell table:formula="of:=ABS([.A139]-[.D139])" office:value-type="float" office:value="0.00050384484" calcext:value-type="float">
            <text:p>0.00050384484</text:p>
          </table:table-cell>
          <table:table-cell table:formula="of:=ABS([.B139]-[.E139])" office:value-type="float" office:value="0.0000263179" calcext:value-type="float">
            <text:p>2.63179E-05</text:p>
          </table:table-cell>
          <table:table-cell table:formula="of:=ABS([.C139]-[.F139])" office:value-type="float" office:value="0.00047960000000183" calcext:value-type="float">
            <text:p>0.000479600000002</text:p>
          </table:table-cell>
        </table:table-row>
        <table:table-row table:style-name="ro1">
          <table:table-cell office:value-type="float" office:value="-0.00000154484" calcext:value-type="float">
            <text:p>-1.54484E-06</text:p>
          </table:table-cell>
          <table:table-cell office:value-type="float" office:value="-1.76421E-015" calcext:value-type="float">
            <text:p>-1.76421E-15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  <table:table-cell table:formula="of:=ABS([.A140]-[.D140])" office:value-type="float" office:value="0.00010874484" calcext:value-type="float">
            <text:p>0.00010874484</text:p>
          </table:table-cell>
          <table:table-cell table:formula="of:=ABS([.B140]-[.E140])" office:value-type="float" office:value="0.00000060000000176421" calcext:value-type="float">
            <text:p>6.0000000176421E-07</text:p>
          </table:table-cell>
          <table:table-cell table:formula="of:=ABS([.C140]-[.F140])" office:value-type="float" office:value="0.0000110179" calcext:value-type="float">
            <text:p>1.10179E-05</text:p>
          </table:table-cell>
        </table:table-row>
        <table:table-row table:style-name="ro1"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0.0000258538" calcext:value-type="float">
            <text:p>2.58538E-0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" calcext:value-type="float">
            <text:p>0</text:p>
          </table:table-cell>
          <table:table-cell office:value-type="float" office:value="-0.0002179" calcext:value-type="float">
            <text:p>-0.0002179</text:p>
          </table:table-cell>
          <table:table-cell table:formula="of:=ABS([.A141]-[.D141])" office:value-type="float" office:value="0.0004700929" calcext:value-type="float">
            <text:p>0.0004700929</text:p>
          </table:table-cell>
          <table:table-cell table:formula="of:=ABS([.B141]-[.E141])" office:value-type="float" office:value="0.0000258538" calcext:value-type="float">
            <text:p>2.58538E-05</text:p>
          </table:table-cell>
          <table:table-cell table:formula="of:=ABS([.C141]-[.F141])" office:value-type="float" office:value="0.0002437538" calcext:value-type="float">
            <text:p>0.0002437538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0.0000515624" calcext:value-type="float">
            <text:p>5.15624E-0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  <table:table-cell table:formula="of:=ABS([.A142]-[.D142])" office:value-type="float" office:value="0.0009811101" calcext:value-type="float">
            <text:p>0.0009811101</text:p>
          </table:table-cell>
          <table:table-cell table:formula="of:=ABS([.B142]-[.E142])" office:value-type="float" office:value="0.0004223624" calcext:value-type="float">
            <text:p>0.0004223624</text:p>
          </table:table-cell>
          <table:table-cell table:formula="of:=ABS([.C142]-[.F142])" office:value-type="float" office:value="0.0004990376" calcext:value-type="float">
            <text:p>0.0004990376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  <table:table-cell table:formula="of:=ABS([.A143]-[.D143])" office:value-type="float" office:value="0.0020105101" calcext:value-type="float">
            <text:p>0.0020105101</text:p>
          </table:table-cell>
          <table:table-cell table:formula="of:=ABS([.B143]-[.E143])" office:value-type="float" office:value="0.0000515624" calcext:value-type="float">
            <text:p>5.15624E-05</text:p>
          </table:table-cell>
          <table:table-cell table:formula="of:=ABS([.C143]-[.F143])" office:value-type="float" office:value="0.0004187624" calcext:value-type="float">
            <text:p>0.0004187624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  <table:table-cell table:formula="of:=ABS([.A144]-[.D144])" office:value-type="float" office:value="0.0006637101" calcext:value-type="float">
            <text:p>0.0006637101</text:p>
          </table:table-cell>
          <table:table-cell table:formula="of:=ABS([.B144]-[.E144])" office:value-type="float" office:value="0.0002411624" calcext:value-type="float">
            <text:p>0.0002411624</text:p>
          </table:table-cell>
          <table:table-cell table:formula="of:=ABS([.C144]-[.F144])" office:value-type="float" office:value="0.0002411624" calcext:value-type="float">
            <text:p>0.0002411624</text:p>
          </table:table-cell>
        </table:table-row>
        <table:table-row table:style-name="ro1">
          <table:table-cell office:value-type="float" office:value="-1.85795E-015" calcext:value-type="float">
            <text:p>-1.85795E-15</text:p>
          </table:table-cell>
          <table:table-cell office:value-type="float" office:value="-2.15276E-015" calcext:value-type="float">
            <text:p>-2.15276E-15</text:p>
          </table:table-cell>
          <table:table-cell office:value-type="float" office:value="-2.32469E-015" calcext:value-type="float">
            <text:p>-2.32469E-15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-0" calcext:value-type="float">
            <text:p>0</text:p>
          </table:table-cell>
          <table:table-cell table:formula="of:=ABS([.A145]-[.D145])" office:value-type="float" office:value="0.000433200000001858" calcext:value-type="float">
            <text:p>0.000433200000002</text:p>
          </table:table-cell>
          <table:table-cell table:formula="of:=ABS([.B145]-[.E145])" office:value-type="float" office:value="0.000217900000002153" calcext:value-type="float">
            <text:p>0.000217900000002</text:p>
          </table:table-cell>
          <table:table-cell table:formula="of:=ABS([.C145]-[.F145])" office:value-type="float" office:value="2.32469E-015" calcext:value-type="float">
            <text:p>2.32469E-15</text:p>
          </table:table-cell>
        </table:table-row>
        <table:table-row table:style-name="ro1"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-0.0000515624" calcext:value-type="float">
            <text:p>-5.15624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  <table:table-cell table:formula="of:=ABS([.A146]-[.D146])" office:value-type="float" office:value="0.0004849101" calcext:value-type="float">
            <text:p>0.0004849101</text:p>
          </table:table-cell>
          <table:table-cell table:formula="of:=ABS([.B146]-[.E146])" office:value-type="float" office:value="0.0004280376" calcext:value-type="float">
            <text:p>0.0004280376</text:p>
          </table:table-cell>
          <table:table-cell table:formula="of:=ABS([.C146]-[.F146])" office:value-type="float" office:value="0.0000515624" calcext:value-type="float">
            <text:p>5.15624E-05</text:p>
          </table:table-cell>
        </table:table-row>
        <table:table-row table:style-name="ro1">
          <table:table-cell office:value-type="float" office:value="2.43902E-015" calcext:value-type="float">
            <text:p>2.43902E-15</text:p>
          </table:table-cell>
          <table:table-cell office:value-type="float" office:value="2.44596E-015" calcext:value-type="float">
            <text:p>2.44596E-15</text:p>
          </table:table-cell>
          <table:table-cell office:value-type="float" office:value="-2.46331E-015" calcext:value-type="float">
            <text:p>-2.46331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  <table:table-cell table:formula="of:=ABS([.A147]-[.D147])" office:value-type="float" office:value="0.000998499999997561" calcext:value-type="float">
            <text:p>0.000998499999998</text:p>
          </table:table-cell>
          <table:table-cell table:formula="of:=ABS([.B147]-[.E147])" office:value-type="float" office:value="0.000550600000002446" calcext:value-type="float">
            <text:p>0.000550600000002</text:p>
          </table:table-cell>
          <table:table-cell table:formula="of:=ABS([.C147]-[.F147])" office:value-type="float" office:value="0.000370799999997537" calcext:value-type="float">
            <text:p>0.000370799999998</text:p>
          </table:table-cell>
        </table:table-row>
        <table:table-row table:style-name="ro1">
          <table:table-cell office:value-type="float" office:value="2.37731E-015" calcext:value-type="float">
            <text:p>2.37731E-15</text:p>
          </table:table-cell>
          <table:table-cell office:value-type="float" office:value="-2.40853E-015" calcext:value-type="float">
            <text:p>-2.40853E-15</text:p>
          </table:table-cell>
          <table:table-cell office:value-type="float" office:value="2.48095E-015" calcext:value-type="float">
            <text:p>2.4809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  <table:table-cell table:formula="of:=ABS([.A148]-[.D148])" office:value-type="float" office:value="0.000107199999997623" calcext:value-type="float">
            <text:p>0.000107199999998</text:p>
          </table:table-cell>
          <table:table-cell table:formula="of:=ABS([.B148]-[.E148])" office:value-type="float" office:value="0.0000153000000024085" calcext:value-type="float">
            <text:p>1.53000000024085E-05</text:p>
          </table:table-cell>
          <table:table-cell table:formula="of:=ABS([.C148]-[.F148])" office:value-type="float" office:value="0.00000059999999751905" calcext:value-type="float">
            <text:p>5.9999999751905E-07</text:p>
          </table:table-cell>
        </table:table-row>
        <table:table-row table:style-name="ro1">
          <table:table-cell office:value-type="float" office:value="2.44249E-015" calcext:value-type="float">
            <text:p>2.44249E-15</text:p>
          </table:table-cell>
          <table:table-cell office:value-type="float" office:value="1.04083E-017" calcext:value-type="float">
            <text:p>1.04083E-17</text:p>
          </table:table-cell>
          <table:table-cell office:value-type="float" office:value="-2.67147E-015" calcext:value-type="float">
            <text:p>-2.67147E-15</text:p>
          </table:table-cell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  <table:table-cell table:formula="of:=ABS([.A149]-[.D149])" office:value-type="float" office:value="0.000158099999997558" calcext:value-type="float">
            <text:p>0.000158099999998</text:p>
          </table:table-cell>
          <table:table-cell table:formula="of:=ABS([.B149]-[.E149])" office:value-type="float" office:value="0.0000189999999999896" calcext:value-type="float">
            <text:p>1.89999999999896E-05</text:p>
          </table:table-cell>
          <table:table-cell table:formula="of:=ABS([.C149]-[.F149])" office:value-type="float" office:value="0.0000190000000026715" calcext:value-type="float">
            <text:p>1.90000000026715E-05</text:p>
          </table:table-cell>
        </table:table-row>
        <table:table-row table:style-name="ro1">
          <table:table-cell office:value-type="float" office:value="2.41821E-015" calcext:value-type="float">
            <text:p>2.41821E-15</text:p>
          </table:table-cell>
          <table:table-cell office:value-type="float" office:value="-2.54655E-015" calcext:value-type="float">
            <text:p>-2.54655E-15</text:p>
          </table:table-cell>
          <table:table-cell office:value-type="float" office:value="8.13829E-018" calcext:value-type="float">
            <text:p>8.13829E-18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  <table:table-cell table:formula="of:=ABS([.A150]-[.D150])" office:value-type="float" office:value="0.0000624999999975818" calcext:value-type="float">
            <text:p>6.24999999975818E-05</text:p>
          </table:table-cell>
          <table:table-cell table:formula="of:=ABS([.B150]-[.E150])" office:value-type="float" office:value="0.0000673999999974534" calcext:value-type="float">
            <text:p>6.73999999974534E-05</text:p>
          </table:table-cell>
          <table:table-cell table:formula="of:=ABS([.C150]-[.F150])" office:value-type="float" office:value="0.0000582000000000081" calcext:value-type="float">
            <text:p>5.82000000000081E-05</text:p>
          </table:table-cell>
        </table:table-row>
        <table:table-row table:style-name="ro1">
          <table:table-cell office:value-type="float" office:value="-2.42319E-015" calcext:value-type="float">
            <text:p>-2.42319E-15</text:p>
          </table:table-cell>
          <table:table-cell office:value-type="float" office:value="2.45415E-015" calcext:value-type="float">
            <text:p>2.45415E-15</text:p>
          </table:table-cell>
          <table:table-cell office:value-type="float" office:value="2.49842E-015" calcext:value-type="float">
            <text:p>2.49842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  <table:table-cell table:formula="of:=ABS([.A151]-[.D151])" office:value-type="float" office:value="0.0000625000000024232" calcext:value-type="float">
            <text:p>6.25000000024232E-05</text:p>
          </table:table-cell>
          <table:table-cell table:formula="of:=ABS([.B151]-[.E151])" office:value-type="float" office:value="0.0000582000000024541" calcext:value-type="float">
            <text:p>5.82000000024541E-05</text:p>
          </table:table-cell>
          <table:table-cell table:formula="of:=ABS([.C151]-[.F151])" office:value-type="float" office:value="0.0000674000000024984" calcext:value-type="float">
            <text:p>6.74000000024984E-05</text:p>
          </table:table-cell>
        </table:table-row>
        <table:table-row table:style-name="ro1">
          <table:table-cell office:value-type="float" office:value="6.99022E-017" calcext:value-type="float">
            <text:p>6.99022E-17</text:p>
          </table:table-cell>
          <table:table-cell office:value-type="float" office:value="2.48974E-015" calcext:value-type="float">
            <text:p>2.48974E-15</text:p>
          </table:table-cell>
          <table:table-cell office:value-type="float" office:value="-2.63678E-015" calcext:value-type="float">
            <text:p>-2.63678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52]-[.D152])" office:value-type="float" office:value="6.99022E-017" calcext:value-type="float">
            <text:p>6.99022E-17</text:p>
          </table:table-cell>
          <table:table-cell table:formula="of:=ABS([.B152]-[.E152])" office:value-type="float" office:value="2.48974E-015" calcext:value-type="float">
            <text:p>2.48974E-15</text:p>
          </table:table-cell>
          <table:table-cell table:formula="of:=ABS([.C152]-[.F152])" office:value-type="float" office:value="2.63678E-015" calcext:value-type="float">
            <text:p>2.63678E-15</text:p>
          </table:table-cell>
        </table:table-row>
        <table:table-row table:style-name="ro1">
          <table:table-cell office:value-type="float" office:value="-2.5327E-015" calcext:value-type="float">
            <text:p>-2.5327E-15</text:p>
          </table:table-cell>
          <table:table-cell office:value-type="float" office:value="2.41689E-015" calcext:value-type="float">
            <text:p>2.41689E-15</text:p>
          </table:table-cell>
          <table:table-cell office:value-type="float" office:value="-1.51602E-017" calcext:value-type="float">
            <text:p>-1.51602E-1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53]-[.D153])" office:value-type="float" office:value="2.5327E-015" calcext:value-type="float">
            <text:p>2.5327E-15</text:p>
          </table:table-cell>
          <table:table-cell table:formula="of:=ABS([.B153]-[.E153])" office:value-type="float" office:value="2.41689E-015" calcext:value-type="float">
            <text:p>2.41689E-15</text:p>
          </table:table-cell>
          <table:table-cell table:formula="of:=ABS([.C153]-[.F153])" office:value-type="float" office:value="1.51602E-017" calcext:value-type="float">
            <text:p>1.51602E-17</text:p>
          </table:table-cell>
        </table:table-row>
        <table:table-row table:style-name="ro1">
          <table:table-cell office:value-type="float" office:value="5.61583E-017" calcext:value-type="float">
            <text:p>5.61583E-17</text:p>
          </table:table-cell>
          <table:table-cell office:value-type="float" office:value="-2.51265E-015" calcext:value-type="float">
            <text:p>-2.51265E-15</text:p>
          </table:table-cell>
          <table:table-cell office:value-type="float" office:value="2.57703E-015" calcext:value-type="float">
            <text:p>2.57703E-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54]-[.D154])" office:value-type="float" office:value="5.61583E-017" calcext:value-type="float">
            <text:p>5.61583E-17</text:p>
          </table:table-cell>
          <table:table-cell table:formula="of:=ABS([.B154]-[.E154])" office:value-type="float" office:value="2.51265E-015" calcext:value-type="float">
            <text:p>2.51265E-15</text:p>
          </table:table-cell>
          <table:table-cell table:formula="of:=ABS([.C154]-[.F154])" office:value-type="float" office:value="2.57703E-015" calcext:value-type="float">
            <text:p>2.57703E-15</text:p>
          </table:table-cell>
        </table:table-row>
        <table:table-row table:style-name="ro1">
          <table:table-cell office:value-type="float" office:value="-2.52656E-015" calcext:value-type="float">
            <text:p>-2.52656E-15</text:p>
          </table:table-cell>
          <table:table-cell office:value-type="float" office:value="-1.81892E-017" calcext:value-type="float">
            <text:p>-1.81892E-17</text:p>
          </table:table-cell>
          <table:table-cell office:value-type="float" office:value="2.50949E-015" calcext:value-type="float">
            <text:p>2.50949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  <table:table-cell table:formula="of:=ABS([.A155]-[.D155])" office:value-type="float" office:value="0.0000625000000025266" calcext:value-type="float">
            <text:p>6.25000000025266E-05</text:p>
          </table:table-cell>
          <table:table-cell table:formula="of:=ABS([.B155]-[.E155])" office:value-type="float" office:value="0.0000581999999999818" calcext:value-type="float">
            <text:p>5.81999999999818E-05</text:p>
          </table:table-cell>
          <table:table-cell table:formula="of:=ABS([.C155]-[.F155])" office:value-type="float" office:value="0.0000673999999974905" calcext:value-type="float">
            <text:p>6.73999999974905E-05</text:p>
          </table:table-cell>
        </table:table-row>
        <table:table-row table:style-name="ro1">
          <table:table-cell office:value-type="float" office:value="-2.41994E-015" calcext:value-type="float">
            <text:p>-2.41994E-15</text:p>
          </table:table-cell>
          <table:table-cell office:value-type="float" office:value="-2.45116E-015" calcext:value-type="float">
            <text:p>-2.45116E-15</text:p>
          </table:table-cell>
          <table:table-cell office:value-type="float" office:value="-2.64025E-015" calcext:value-type="float">
            <text:p>-2.64025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56]-[.D156])" office:value-type="float" office:value="2.41994E-015" calcext:value-type="float">
            <text:p>2.41994E-15</text:p>
          </table:table-cell>
          <table:table-cell table:formula="of:=ABS([.B156]-[.E156])" office:value-type="float" office:value="2.45116E-015" calcext:value-type="float">
            <text:p>2.45116E-15</text:p>
          </table:table-cell>
          <table:table-cell table:formula="of:=ABS([.C156]-[.F156])" office:value-type="float" office:value="2.64025E-015" calcext:value-type="float">
            <text:p>2.64025E-15</text:p>
          </table:table-cell>
        </table:table-row>
        <table:table-row table:style-name="ro1">
          <table:table-cell office:value-type="float" office:value="4.85723E-017" calcext:value-type="float">
            <text:p>4.85723E-17</text:p>
          </table:table-cell>
          <table:table-cell office:value-type="float" office:value="3.46945E-018" calcext:value-type="float">
            <text:p>3.46945E-18</text:p>
          </table:table-cell>
          <table:table-cell office:value-type="float" office:value="-2.7478E-015" calcext:value-type="float">
            <text:p>-2.7478E-15</text:p>
          </table:table-cell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  <table:table-cell table:formula="of:=ABS([.A157]-[.D157])" office:value-type="float" office:value="0.000158099999999951" calcext:value-type="float">
            <text:p>0.0001581</text:p>
          </table:table-cell>
          <table:table-cell table:formula="of:=ABS([.B157]-[.E157])" office:value-type="float" office:value="0.0000189999999999965" calcext:value-type="float">
            <text:p>1.89999999999965E-05</text:p>
          </table:table-cell>
          <table:table-cell table:formula="of:=ABS([.C157]-[.F157])" office:value-type="float" office:value="0.0000189999999972522" calcext:value-type="float">
            <text:p>1.89999999972522E-05</text:p>
          </table:table-cell>
        </table:table-row>
        <table:table-row table:style-name="ro1">
          <table:table-cell office:value-type="float" office:value="9.02056E-017" calcext:value-type="float">
            <text:p>9.02056E-17</text:p>
          </table:table-cell>
          <table:table-cell office:value-type="float" office:value="-2.55345E-015" calcext:value-type="float">
            <text:p>-2.55345E-15</text:p>
          </table:table-cell>
          <table:table-cell office:value-type="float" office:value="-4.11184E-017" calcext:value-type="float">
            <text:p>-4.11184E-17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  <table:table-cell table:formula="of:=ABS([.A158]-[.D158])" office:value-type="float" office:value="0.0000624999999999098" calcext:value-type="float">
            <text:p>6.24999999999098E-05</text:p>
          </table:table-cell>
          <table:table-cell table:formula="of:=ABS([.B158]-[.E158])" office:value-type="float" office:value="0.0000673999999974466" calcext:value-type="float">
            <text:p>6.73999999974466E-05</text:p>
          </table:table-cell>
          <table:table-cell table:formula="of:=ABS([.C158]-[.F158])" office:value-type="float" office:value="0.0000582000000000411" calcext:value-type="float">
            <text:p>5.82000000000411E-05</text:p>
          </table:table-cell>
        </table:table-row>
        <table:table-row table:style-name="ro1">
          <table:table-cell office:value-type="float" office:value="-2.56736E-015" calcext:value-type="float">
            <text:p>-2.56736E-15</text:p>
          </table:table-cell>
          <table:table-cell office:value-type="float" office:value="3.5965E-018" calcext:value-type="float">
            <text:p>3.5965E-18</text:p>
          </table:table-cell>
          <table:table-cell office:value-type="float" office:value="-5.36951E-017" calcext:value-type="float">
            <text:p>-5.36951E-17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  <table:table-cell table:formula="of:=ABS([.A159]-[.D159])" office:value-type="float" office:value="0.000998500000002567" calcext:value-type="float">
            <text:p>0.000998500000003</text:p>
          </table:table-cell>
          <table:table-cell table:formula="of:=ABS([.B159]-[.E159])" office:value-type="float" office:value="0.000550600000000004" calcext:value-type="float">
            <text:p>0.0005506</text:p>
          </table:table-cell>
          <table:table-cell table:formula="of:=ABS([.C159]-[.F159])" office:value-type="float" office:value="0.000370800000000054" calcext:value-type="float">
            <text:p>0.0003708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-0.0000481798" calcext:value-type="float">
            <text:p>-4.81798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  <table:table-cell table:formula="of:=ABS([.A160]-[.D160])" office:value-type="float" office:value="0.000087697" calcext:value-type="float">
            <text:p>8.7697E-05</text:p>
          </table:table-cell>
          <table:table-cell table:formula="of:=ABS([.B160]-[.E160])" office:value-type="float" office:value="0.0000634798" calcext:value-type="float">
            <text:p>6.34798E-05</text:p>
          </table:table-cell>
          <table:table-cell table:formula="of:=ABS([.C160]-[.F160])" office:value-type="float" office:value="0.0000475798" calcext:value-type="float">
            <text:p>4.75798E-0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-2.16493E-015" calcext:value-type="float">
            <text:p>-2.16493E-15</text:p>
          </table:table-cell>
          <table:table-cell office:value-type="float" office:value="0.0000784" calcext:value-type="float">
            <text:p>7.84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161]-[.D161])" office:value-type="float" office:value="0.00007685516" calcext:value-type="float">
            <text:p>7.685516E-05</text:p>
          </table:table-cell>
          <table:table-cell table:formula="of:=ABS([.B161]-[.E161])" office:value-type="float" office:value="0.0000279558" calcext:value-type="float">
            <text:p>2.79558E-05</text:p>
          </table:table-cell>
          <table:table-cell table:formula="of:=ABS([.C161]-[.F161])" office:value-type="float" office:value="2.16493E-015" calcext:value-type="float">
            <text:p>2.16493E-15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  <table:table-cell table:formula="of:=ABS([.A162]-[.D162])" office:value-type="float" office:value="0.000482797" calcext:value-type="float">
            <text:p>0.000482797</text:p>
          </table:table-cell>
          <table:table-cell table:formula="of:=ABS([.B162]-[.E162])" office:value-type="float" office:value="0.0005277798" calcext:value-type="float">
            <text:p>0.0005277798</text:p>
          </table:table-cell>
          <table:table-cell table:formula="of:=ABS([.C162]-[.F162])"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19963E-015" calcext:value-type="float">
            <text:p>-2.19963E-15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-0.0000362" calcext:value-type="float">
            <text:p>-3.62E-05</text:p>
          </table:table-cell>
          <table:table-cell table:formula="of:=ABS([.A163]-[.D163])" office:value-type="float" office:value="0.00006125516" calcext:value-type="float">
            <text:p>6.125516E-05</text:p>
          </table:table-cell>
          <table:table-cell table:formula="of:=ABS([.B163]-[.E163])" office:value-type="float" office:value="2.19963E-015" calcext:value-type="float">
            <text:p>2.19963E-15</text:p>
          </table:table-cell>
          <table:table-cell table:formula="of:=ABS([.C163]-[.F163])" office:value-type="float" office:value="0.0000082442" calcext:value-type="float">
            <text:p>8.2442E-06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  <table:table-cell table:formula="of:=ABS([.A164]-[.D164])" office:value-type="float" office:value="0.000087697" calcext:value-type="float">
            <text:p>8.7697E-05</text:p>
          </table:table-cell>
          <table:table-cell table:formula="of:=ABS([.B164]-[.E164])" office:value-type="float" office:value="0.0000634798" calcext:value-type="float">
            <text:p>6.34798E-05</text:p>
          </table:table-cell>
          <table:table-cell table:formula="of:=ABS([.C164]-[.F164])" office:value-type="float" office:value="0.0000487798" calcext:value-type="float">
            <text:p>4.87798E-05</text:p>
          </table:table-cell>
        </table:table-row>
        <table:table-row table:style-name="ro1">
          <table:table-cell office:value-type="float" office:value="4.31946E-015" calcext:value-type="float">
            <text:p>4.31946E-15</text:p>
          </table:table-cell>
          <table:table-cell office:value-type="float" office:value="-2.18228E-015" calcext:value-type="float">
            <text:p>-2.18228E-15</text:p>
          </table:table-cell>
          <table:table-cell office:value-type="float" office:value="-2.25167E-015" calcext:value-type="float">
            <text:p>-2.25167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65]-[.D165])" office:value-type="float" office:value="4.31946E-015" calcext:value-type="float">
            <text:p>4.31946E-15</text:p>
          </table:table-cell>
          <table:table-cell table:formula="of:=ABS([.B165]-[.E165])" office:value-type="float" office:value="2.18228E-015" calcext:value-type="float">
            <text:p>2.18228E-15</text:p>
          </table:table-cell>
          <table:table-cell table:formula="of:=ABS([.C165]-[.F165])" office:value-type="float" office:value="2.25167E-015" calcext:value-type="float">
            <text:p>2.25167E-1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0.0000279558" calcext:value-type="float">
            <text:p>2.79558E-05</text:p>
          </table:table-cell>
          <table:table-cell office:value-type="float" office:value="-2.16493E-015" calcext:value-type="float">
            <text:p>-2.16493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  <table:table-cell table:formula="of:=ABS([.A166]-[.D166])" office:value-type="float" office:value="0.00006095516" calcext:value-type="float">
            <text:p>6.095516E-05</text:p>
          </table:table-cell>
          <table:table-cell table:formula="of:=ABS([.B166]-[.E166])" office:value-type="float" office:value="0.0000394442" calcext:value-type="float">
            <text:p>3.94442E-05</text:p>
          </table:table-cell>
          <table:table-cell table:formula="of:=ABS([.C166]-[.F166])" office:value-type="float" office:value="0.0000581999999978351" calcext:value-type="float">
            <text:p>5.81999999978351E-05</text:p>
          </table:table-cell>
        </table:table-row>
        <table:table-row table:style-name="ro1">
          <table:table-cell office:value-type="float" office:value="0.00000154484" calcext:value-type="float">
            <text:p>1.54484E-06</text:p>
          </table:table-cell>
          <table:table-cell office:value-type="float" office:value="-2.06085E-015" calcext:value-type="float">
            <text:p>-2.06085E-15</text:p>
          </table:table-cell>
          <table:table-cell office:value-type="float" office:value="0.0000279558" calcext:value-type="float">
            <text:p>2.79558E-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67]-[.D167])" office:value-type="float" office:value="0.00000154484" calcext:value-type="float">
            <text:p>1.54484E-06</text:p>
          </table:table-cell>
          <table:table-cell table:formula="of:=ABS([.B167]-[.E167])" office:value-type="float" office:value="2.06085E-015" calcext:value-type="float">
            <text:p>2.06085E-15</text:p>
          </table:table-cell>
          <table:table-cell table:formula="of:=ABS([.C167]-[.F167])" office:value-type="float" office:value="0.0000279558" calcext:value-type="float">
            <text:p>2.79558E-05</text:p>
          </table:table-cell>
        </table:table-row>
        <table:table-row table:style-name="ro1"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0.0000481798" calcext:value-type="float">
            <text:p>4.81798E-0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68]-[.D168])" office:value-type="float" office:value="0.000019503" calcext:value-type="float">
            <text:p>1.9503E-05</text:p>
          </table:table-cell>
          <table:table-cell table:formula="of:=ABS([.B168]-[.E168])" office:value-type="float" office:value="0.0000481798" calcext:value-type="float">
            <text:p>4.81798E-05</text:p>
          </table:table-cell>
          <table:table-cell table:formula="of:=ABS([.C168]-[.F168])"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315007" calcext:value-type="float">
            <text:p>0.00031500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69]-[.D169])" office:value-type="float" office:value="0.0000796186" calcext:value-type="float">
            <text:p>7.96186E-05</text:p>
          </table:table-cell>
          <table:table-cell table:formula="of:=ABS([.B169]-[.E169])" office:value-type="float" office:value="0.000309861" calcext:value-type="float">
            <text:p>0.000309861</text:p>
          </table:table-cell>
          <table:table-cell table:formula="of:=ABS([.C169]-[.F169])"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152666" calcext:value-type="float">
            <text:p>-0.0001526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70]-[.D170])" office:value-type="float" office:value="0.000635811" calcext:value-type="float">
            <text:p>0.000635811</text:p>
          </table:table-cell>
          <table:table-cell table:formula="of:=ABS([.B170]-[.E170])" office:value-type="float" office:value="0.0000563083" calcext:value-type="float">
            <text:p>5.63083E-05</text:p>
          </table:table-cell>
          <table:table-cell table:formula="of:=ABS([.C170]-[.F170])"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1.67921E-015" calcext:value-type="float">
            <text:p>-1.67921E-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71]-[.D171])" office:value-type="float" office:value="0.0000391996" calcext:value-type="float">
            <text:p>3.91996E-05</text:p>
          </table:table-cell>
          <table:table-cell table:formula="of:=ABS([.B171]-[.E171])" office:value-type="float" office:value="0.00000205914" calcext:value-type="float">
            <text:p>2.05914E-06</text:p>
          </table:table-cell>
          <table:table-cell table:formula="of:=ABS([.C171]-[.F171])" office:value-type="float" office:value="1.67921E-015" calcext:value-type="float">
            <text:p>1.67921E-15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-1.42421E-015" calcext:value-type="float">
            <text:p>-1.42421E-1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172]-[.D172])" office:value-type="float" office:value="0.0000504095" calcext:value-type="float">
            <text:p>5.04095E-05</text:p>
          </table:table-cell>
          <table:table-cell table:formula="of:=ABS([.B172]-[.E172])" office:value-type="float" office:value="0.0000656207" calcext:value-type="float">
            <text:p>6.56207E-05</text:p>
          </table:table-cell>
          <table:table-cell table:formula="of:=ABS([.C172]-[.F172])" office:value-type="float" office:value="1.42421E-015" calcext:value-type="float">
            <text:p>1.42421E-15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-0.000315007" calcext:value-type="float">
            <text:p>-0.0003150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73]-[.D173])" office:value-type="float" office:value="0.0000796186" calcext:value-type="float">
            <text:p>7.96186E-05</text:p>
          </table:table-cell>
          <table:table-cell table:formula="of:=ABS([.B173]-[.E173])" office:value-type="float" office:value="0.000309861" calcext:value-type="float">
            <text:p>0.000309861</text:p>
          </table:table-cell>
          <table:table-cell table:formula="of:=ABS([.C173]-[.F173])"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  <table:table-cell table:formula="of:=ABS([.A174]-[.D174])" office:value-type="float" office:value="0.000698311" calcext:value-type="float">
            <text:p>0.000698311</text:p>
          </table:table-cell>
          <table:table-cell table:formula="of:=ABS([.B174]-[.E174])" office:value-type="float" office:value="0.0000110917" calcext:value-type="float">
            <text:p>1.10917E-05</text:p>
          </table:table-cell>
          <table:table-cell table:formula="of:=ABS([.C174]-[.F174])" office:value-type="float" office:value="0.000094466" calcext:value-type="float">
            <text:p>9.4466E-05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  <table:table-cell table:formula="of:=ABS([.A175]-[.D175])" office:value-type="float" office:value="0.000174297" calcext:value-type="float">
            <text:p>0.000174297</text:p>
          </table:table-cell>
          <table:table-cell table:formula="of:=ABS([.B175]-[.E175])" office:value-type="float" office:value="0.000283884" calcext:value-type="float">
            <text:p>0.000283884</text:p>
          </table:table-cell>
          <table:table-cell table:formula="of:=ABS([.C175]-[.F175])" office:value-type="float" office:value="0.000546576" calcext:value-type="float">
            <text:p>0.000546576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-1.92205E-015" calcext:value-type="float">
            <text:p>-1.9220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  <table:table-cell table:formula="of:=ABS([.A176]-[.D176])" office:value-type="float" office:value="0.0000887125" calcext:value-type="float">
            <text:p>8.87125E-05</text:p>
          </table:table-cell>
          <table:table-cell table:formula="of:=ABS([.B176]-[.E176])" office:value-type="float" office:value="0.0000327971" calcext:value-type="float">
            <text:p>3.27971E-05</text:p>
          </table:table-cell>
          <table:table-cell table:formula="of:=ABS([.C176]-[.F176])" office:value-type="float" office:value="0.00000059999999807795" calcext:value-type="float">
            <text:p>5.9999999807795E-07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-0" calcext:value-type="float">
            <text:p>0</text:p>
          </table:table-cell>
          <table:table-cell table:formula="of:=ABS([.A177]-[.D177])" office:value-type="float" office:value="0.000196103" calcext:value-type="float">
            <text:p>0.000196103</text:p>
          </table:table-cell>
          <table:table-cell table:formula="of:=ABS([.B177]-[.E177])" office:value-type="float" office:value="0.000065984" calcext:value-type="float">
            <text:p>6.5984E-05</text:p>
          </table:table-cell>
          <table:table-cell table:formula="of:=ABS([.C177]-[.F177])"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0" calcext:value-type="float">
            <text:p>0</text:p>
          </table:table-cell>
          <table:table-cell table:formula="of:=ABS([.A178]-[.D178])" office:value-type="float" office:value="0.0019692828" calcext:value-type="float">
            <text:p>0.0019692828</text:p>
          </table:table-cell>
          <table:table-cell table:formula="of:=ABS([.B178]-[.E178])" office:value-type="float" office:value="0.0004258106" calcext:value-type="float">
            <text:p>0.0004258106</text:p>
          </table:table-cell>
          <table:table-cell table:formula="of:=ABS([.C178]-[.F178])"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  <table:table-cell table:formula="of:=ABS([.A179]-[.D179])" office:value-type="float" office:value="0.0009498495" calcext:value-type="float">
            <text:p>0.0009498495</text:p>
          </table:table-cell>
          <table:table-cell table:formula="of:=ABS([.B179]-[.E179])" office:value-type="float" office:value="0.0005702036" calcext:value-type="float">
            <text:p>0.0005702036</text:p>
          </table:table-cell>
          <table:table-cell table:formula="of:=ABS([.C179]-[.F179])" office:value-type="float" office:value="0.000370799999997821" calcext:value-type="float">
            <text:p>0.000370799999998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  <table:table-cell table:formula="of:=ABS([.A180]-[.D180])" office:value-type="float" office:value="0.0006224828" calcext:value-type="float">
            <text:p>0.0006224828</text:p>
          </table:table-cell>
          <table:table-cell table:formula="of:=ABS([.B180]-[.E180])" office:value-type="float" office:value="0.0001309894" calcext:value-type="float">
            <text:p>0.0001309894</text:p>
          </table:table-cell>
          <table:table-cell table:formula="of:=ABS([.C180]-[.F180])" office:value-type="float" office:value="0.0002690142" calcext:value-type="float">
            <text:p>0.0002690142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  <table:table-cell table:formula="of:=ABS([.A181]-[.D181])" office:value-type="float" office:value="0.0000955927" calcext:value-type="float">
            <text:p>9.55927E-05</text:p>
          </table:table-cell>
          <table:table-cell table:formula="of:=ABS([.B181]-[.E181])" office:value-type="float" office:value="0.0000772006" calcext:value-type="float">
            <text:p>7.72006E-05</text:p>
          </table:table-cell>
          <table:table-cell table:formula="of:=ABS([.C181]-[.F181])" office:value-type="float" office:value="0.0000863512" calcext:value-type="float">
            <text:p>8.63512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  <table:table-cell table:formula="of:=ABS([.A182]-[.D182])" office:value-type="float" office:value="0.000891343" calcext:value-type="float">
            <text:p>0.000891343</text:p>
          </table:table-cell>
          <table:table-cell table:formula="of:=ABS([.B182]-[.E182])" office:value-type="float" office:value="0.000371423076" calcext:value-type="float">
            <text:p>0.000371423076</text:p>
          </table:table-cell>
          <table:table-cell table:formula="of:=ABS([.C182]-[.F182])" office:value-type="float" office:value="0.0005658955" calcext:value-type="float">
            <text:p>0.0005658955</text:p>
          </table:table-cell>
        </table:table-row>
        <table:table-row table:style-name="ro1">
          <table:table-cell office:value-type="float" office:value="-2.17187E-015" calcext:value-type="float">
            <text:p>-2.17187E-15</text:p>
          </table:table-cell>
          <table:table-cell office:value-type="float" office:value="4.40967E-015" calcext:value-type="float">
            <text:p>4.40967E-15</text:p>
          </table:table-cell>
          <table:table-cell office:value-type="float" office:value="-2.17361E-015" calcext:value-type="float">
            <text:p>-2.17361E-1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  <table:table-cell table:formula="of:=ABS([.A183]-[.D183])" office:value-type="float" office:value="0.0000625000000021719" calcext:value-type="float">
            <text:p>6.25000000021719E-05</text:p>
          </table:table-cell>
          <table:table-cell table:formula="of:=ABS([.B183]-[.E183])" office:value-type="float" office:value="0.0000581999999955903" calcext:value-type="float">
            <text:p>5.81999999955903E-05</text:p>
          </table:table-cell>
          <table:table-cell table:formula="of:=ABS([.C183]-[.F183])" office:value-type="float" office:value="0.0000673999999978264" calcext:value-type="float">
            <text:p>6.73999999978264E-05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0.0000361581" calcext:value-type="float">
            <text:p>3.61581E-05</text:p>
          </table:table-cell>
          <table:table-cell office:value-type="float" office:value="-2.22045E-015" calcext:value-type="float">
            <text:p>-2.22045E-15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  <table:table-cell table:formula="of:=ABS([.A184]-[.D184])" office:value-type="float" office:value="0.0000443833" calcext:value-type="float">
            <text:p>4.43833E-05</text:p>
          </table:table-cell>
          <table:table-cell table:formula="of:=ABS([.B184]-[.E184])" office:value-type="float" office:value="0.0000367581" calcext:value-type="float">
            <text:p>3.67581E-05</text:p>
          </table:table-cell>
          <table:table-cell table:formula="of:=ABS([.C184]-[.F184])" office:value-type="float" office:value="0.0000153000000022204" calcext:value-type="float">
            <text:p>1.53000000022204E-0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673512" calcext:value-type="float">
            <text:p>6.73512E-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A185]-[.D185])" office:value-type="float" office:value="0.0000625073" calcext:value-type="float">
            <text:p>6.25073E-05</text:p>
          </table:table-cell>
          <table:table-cell table:formula="of:=ABS([.B185]-[.E185])" office:value-type="float" office:value="0.0000582006" calcext:value-type="float">
            <text:p>5.82006E-05</text:p>
          </table:table-cell>
          <table:table-cell table:formula="of:=ABS([.C185]-[.F185])"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  <table:table-cell table:formula="of:=ABS([.A186]-[.D186])" office:value-type="float" office:value="0.000044357" calcext:value-type="float">
            <text:p>4.4357E-05</text:p>
          </table:table-cell>
          <table:table-cell table:formula="of:=ABS([.B186]-[.E186])" office:value-type="float" office:value="0.000036823076" calcext:value-type="float">
            <text:p>3.6823076E-05</text:p>
          </table:table-cell>
          <table:table-cell table:formula="of:=ABS([.C186]-[.F186])" office:value-type="float" office:value="0.0000152955" calcext:value-type="float">
            <text:p>1.52955E-05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  <table:table-cell table:formula="of:=ABS([.A187]-[.D187])" office:value-type="float" office:value="0.0001040059" calcext:value-type="float">
            <text:p>0.0001040059</text:p>
          </table:table-cell>
          <table:table-cell table:formula="of:=ABS([.B187]-[.E187])" office:value-type="float" office:value="0.00031357" calcext:value-type="float">
            <text:p>0.00031357</text:p>
          </table:table-cell>
          <table:table-cell table:formula="of:=ABS([.C187]-[.F187])" office:value-type="float" office:value="0.000476" calcext:value-type="float">
            <text:p>0.000476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  <table:table-cell table:formula="of:=ABS([.A188]-[.D188])" office:value-type="float" office:value="0.000187339" calcext:value-type="float">
            <text:p>0.000187339</text:p>
          </table:table-cell>
          <table:table-cell table:formula="of:=ABS([.B188]-[.E188])" office:value-type="float" office:value="0.000392198" calcext:value-type="float">
            <text:p>0.000392198</text:p>
          </table:table-cell>
          <table:table-cell table:formula="of:=ABS([.C188]-[.F188])" office:value-type="float" office:value="0.000713857" calcext:value-type="float">
            <text:p>0.000713857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-1.75207E-015" calcext:value-type="float">
            <text:p>-1.75207E-15</text:p>
          </table:table-cell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  <table:table-cell table:formula="of:=ABS([.A189]-[.D189])" office:value-type="float" office:value="0.0001373879" calcext:value-type="float">
            <text:p>0.0001373879</text:p>
          </table:table-cell>
          <table:table-cell table:formula="of:=ABS([.B189]-[.E189])" office:value-type="float" office:value="0.0000899468" calcext:value-type="float">
            <text:p>8.99468E-05</text:p>
          </table:table-cell>
          <table:table-cell table:formula="of:=ABS([.C189]-[.F189])" office:value-type="float" office:value="0.0000189999999982479" calcext:value-type="float">
            <text:p>1.89999999982479E-05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1.70697E-015" calcext:value-type="float">
            <text:p>-1.70697E-15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  <table:table-cell table:formula="of:=ABS([.A190]-[.D190])" office:value-type="float" office:value="0.0010595577" calcext:value-type="float">
            <text:p>0.0010595577</text:p>
          </table:table-cell>
          <table:table-cell table:formula="of:=ABS([.B190]-[.E190])" office:value-type="float" office:value="0.0003011588" calcext:value-type="float">
            <text:p>0.0003011588</text:p>
          </table:table-cell>
          <table:table-cell table:formula="of:=ABS([.C190]-[.F190])" office:value-type="float" office:value="0.000550600000001707" calcext:value-type="float">
            <text:p>0.000550600000002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  <table:table-cell table:formula="of:=ABS([.A191]-[.D191])" office:value-type="float" office:value="0.0010400059" calcext:value-type="float">
            <text:p>0.0010400059</text:p>
          </table:table-cell>
          <table:table-cell table:formula="of:=ABS([.B191]-[.E191])" office:value-type="float" office:value="0.00017883" calcext:value-type="float">
            <text:p>0.00017883</text:p>
          </table:table-cell>
          <table:table-cell table:formula="of:=ABS([.C191]-[.F191])" office:value-type="float" office:value="0.0000378" calcext:value-type="float">
            <text:p>3.78E-05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  <table:table-cell table:formula="of:=ABS([.A192]-[.D192])" office:value-type="float" office:value="0.000386561" calcext:value-type="float">
            <text:p>0.000386561</text:p>
          </table:table-cell>
          <table:table-cell table:formula="of:=ABS([.B192]-[.E192])" office:value-type="float" office:value="0.000581198" calcext:value-type="float">
            <text:p>0.000581198</text:p>
          </table:table-cell>
          <table:table-cell table:formula="of:=ABS([.C192]-[.F192])" office:value-type="float" office:value="0.000918757" calcext:value-type="float">
            <text:p>0.000918757</text:p>
          </table:table-cell>
        </table:table-row>
        <table:table-row table:style-name="ro1">
          <table:table-cell office:value-type="float" office:value="-0.00177885" calcext:value-type="float">
            <text:p>-0.00177885</text:p>
          </table:table-cell>
          <table:table-cell office:value-type="float" office:value="1.35308E-015" calcext:value-type="float">
            <text:p>1.35308E-1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A193]-[.D193])" office:value-type="float" office:value="0.07386225" calcext:value-type="float">
            <text:p>0.07386225</text:p>
          </table:table-cell>
          <table:table-cell table:formula="of:=ABS([.B193]-[.E193])" office:value-type="float" office:value="1.35308E-015" calcext:value-type="float">
            <text:p>1.35308E-15</text:p>
          </table:table-cell>
          <table:table-cell table:formula="of:=ABS([.C193]-[.F193])" office:value-type="float" office:value="0.00317803" calcext:value-type="float">
            <text:p>0.00317803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0" calcext:value-type="float">
            <text:p>0</text:p>
          </table:table-cell>
          <table:table-cell table:formula="of:=ABS([.A194]-[.D194])" office:value-type="float" office:value="0.11709213" calcext:value-type="float">
            <text:p>0.11709213</text:p>
          </table:table-cell>
          <table:table-cell table:formula="of:=ABS([.B194]-[.E194])" office:value-type="float" office:value="0.11453604" calcext:value-type="float">
            <text:p>0.11453604</text:p>
          </table:table-cell>
          <table:table-cell table:formula="of:=ABS([.C194]-[.F194])"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" calcext:value-type="float">
            <text:p>0.401548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0" calcext:value-type="float">
            <text:p>0</text:p>
          </table:table-cell>
          <table:table-cell office:value-type="float" office:value="-0.1195049" calcext:value-type="float">
            <text:p>-0.1195049</text:p>
          </table:table-cell>
          <table:table-cell table:formula="of:=ABS([.A195]-[.D195])" office:value-type="float" office:value="0.2862616" calcext:value-type="float">
            <text:p>0.2862616</text:p>
          </table:table-cell>
          <table:table-cell table:formula="of:=ABS([.B195]-[.E195])" office:value-type="float" office:value="6.10623E-016" calcext:value-type="float">
            <text:p>6.10623E-16</text:p>
          </table:table-cell>
          <table:table-cell table:formula="of:=ABS([.C195]-[.F195])" office:value-type="float" office:value="0.4183861" calcext:value-type="float">
            <text:p>0.418386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  <table:table-cell table:formula="of:=ABS([.A196]-[.D196])" office:value-type="float" office:value="0.0035831" calcext:value-type="float">
            <text:p>0.0035831</text:p>
          </table:table-cell>
          <table:table-cell table:formula="of:=ABS([.B196]-[.E196])" office:value-type="float" office:value="0.0377472" calcext:value-type="float">
            <text:p>0.0377472</text:p>
          </table:table-cell>
          <table:table-cell table:formula="of:=ABS([.C196]-[.F196])" office:value-type="float" office:value="0.0140694" calcext:value-type="float">
            <text:p>0.0140694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  <table:table-cell table:formula="of:=ABS([.A197]-[.D197])" office:value-type="float" office:value="0.00602482" calcext:value-type="float">
            <text:p>0.00602482</text:p>
          </table:table-cell>
          <table:table-cell table:formula="of:=ABS([.B197]-[.E197])" office:value-type="float" office:value="0.0000269075" calcext:value-type="float">
            <text:p>2.69075E-05</text:p>
          </table:table-cell>
          <table:table-cell table:formula="of:=ABS([.C197]-[.F197])" office:value-type="float" office:value="0.0051105075" calcext:value-type="float">
            <text:p>0.005110507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  <table:table-cell table:formula="of:=ABS([.A198]-[.D198])" office:value-type="float" office:value="0.00277867" calcext:value-type="float">
            <text:p>0.00277867</text:p>
          </table:table-cell>
          <table:table-cell table:formula="of:=ABS([.B198]-[.E198])" office:value-type="float" office:value="0.0162431" calcext:value-type="float">
            <text:p>0.0162431</text:p>
          </table:table-cell>
          <table:table-cell table:formula="of:=ABS([.C198]-[.F198])" office:value-type="float" office:value="0.00660314" calcext:value-type="float">
            <text:p>0.0066031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1.44323E-015" calcext:value-type="float">
            <text:p>1.44323E-1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  <table:table-cell table:formula="of:=ABS([.A199]-[.D199])" office:value-type="float" office:value="0.0115497" calcext:value-type="float">
            <text:p>0.0115497</text:p>
          </table:table-cell>
          <table:table-cell table:formula="of:=ABS([.B199]-[.E199])" office:value-type="float" office:value="1.44323E-015" calcext:value-type="float">
            <text:p>1.44323E-15</text:p>
          </table:table-cell>
          <table:table-cell table:formula="of:=ABS([.C199]-[.F199])" office:value-type="float" office:value="0.0123941" calcext:value-type="float">
            <text:p>0.0123941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  <table:table-cell table:formula="of:=ABS([.A200]-[.D200])" office:value-type="float" office:value="0.0191133" calcext:value-type="float">
            <text:p>0.0191133</text:p>
          </table:table-cell>
          <table:table-cell table:formula="of:=ABS([.B200]-[.E200])" office:value-type="float" office:value="0.0118818" calcext:value-type="float">
            <text:p>0.0118818</text:p>
          </table:table-cell>
          <table:table-cell table:formula="of:=ABS([.C200]-[.F200])" office:value-type="float" office:value="0.0130026" calcext:value-type="float">
            <text:p>0.0130026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201]-[.D201])" office:value-type="float" office:value="0.00037946" calcext:value-type="float">
            <text:p>0.00037946</text:p>
          </table:table-cell>
          <table:table-cell table:formula="of:=ABS([.B201]-[.E201])" office:value-type="float" office:value="0.000788161" calcext:value-type="float">
            <text:p>0.000788161</text:p>
          </table:table-cell>
          <table:table-cell table:formula="of:=ABS([.C201]-[.F201])"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  <table:table-cell table:formula="of:=ABS([.A202]-[.D202])" office:value-type="float" office:value="0.000923138" calcext:value-type="float">
            <text:p>0.000923138</text:p>
          </table:table-cell>
          <table:table-cell table:formula="of:=ABS([.B202]-[.E202])" office:value-type="float" office:value="0.000506643" calcext:value-type="float">
            <text:p>0.000506643</text:p>
          </table:table-cell>
          <table:table-cell table:formula="of:=ABS([.C202]-[.F202])"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1.72085E-015" calcext:value-type="float">
            <text:p>1.72085E-1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0" calcext:value-type="float">
            <text:p>0</text:p>
          </table:table-cell>
          <table:table-cell office:value-type="float" office:value="0.000846" calcext:value-type="float">
            <text:p>0.000846</text:p>
          </table:table-cell>
          <table:table-cell table:formula="of:=ABS([.A203]-[.D203])" office:value-type="float" office:value="0.0127243" calcext:value-type="float">
            <text:p>0.0127243</text:p>
          </table:table-cell>
          <table:table-cell table:formula="of:=ABS([.B203]-[.E203])" office:value-type="float" office:value="1.72085E-015" calcext:value-type="float">
            <text:p>1.72085E-15</text:p>
          </table:table-cell>
          <table:table-cell table:formula="of:=ABS([.C203]-[.F203])" office:value-type="float" office:value="0.00562134" calcext:value-type="float">
            <text:p>0.00562134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  <table:table-cell table:formula="of:=ABS([.A204]-[.D204])" office:value-type="float" office:value="0.000567538" calcext:value-type="float">
            <text:p>0.000567538</text:p>
          </table:table-cell>
          <table:table-cell table:formula="of:=ABS([.B204]-[.E204])" office:value-type="float" office:value="0.001182827" calcext:value-type="float">
            <text:p>0.001182827</text:p>
          </table:table-cell>
          <table:table-cell table:formula="of:=ABS([.C204]-[.F204])" office:value-type="float" office:value="0.001166243" calcext:value-type="float">
            <text:p>0.001166243</text:p>
          </table:table-cell>
        </table:table-row>
        <table:table-row table:style-name="ro1">
          <table:table-cell office:value-type="float" office:value="0.000433158" calcext:value-type="float">
            <text:p>0.000433158</text:p>
          </table:table-cell>
          <table:table-cell office:value-type="float" office:value="1.66533E-015" calcext:value-type="float">
            <text:p>1.66533E-15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  <table:table-cell table:formula="of:=ABS([.A205]-[.D205])" office:value-type="float" office:value="0.003500942" calcext:value-type="float">
            <text:p>0.003500942</text:p>
          </table:table-cell>
          <table:table-cell table:formula="of:=ABS([.B205]-[.E205])" office:value-type="float" office:value="1.66533E-015" calcext:value-type="float">
            <text:p>1.66533E-15</text:p>
          </table:table-cell>
          <table:table-cell table:formula="of:=ABS([.C205]-[.F205])" office:value-type="float" office:value="0.005301478" calcext:value-type="float">
            <text:p>0.005301478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  <table:table-cell table:formula="of:=ABS([.A206]-[.D206])" office:value-type="float" office:value="0.005582862" calcext:value-type="float">
            <text:p>0.005582862</text:p>
          </table:table-cell>
          <table:table-cell table:formula="of:=ABS([.B206]-[.E206])" office:value-type="float" office:value="0.005453155" calcext:value-type="float">
            <text:p>0.005453155</text:p>
          </table:table-cell>
          <table:table-cell table:formula="of:=ABS([.C206]-[.F206])" office:value-type="float" office:value="0.012122599" calcext:value-type="float">
            <text:p>0.012122599</text:p>
          </table:table-cell>
        </table:table-row>
        <table:table-row table:style-name="ro1">
          <table:table-cell office:value-type="float" office:value="0.00202793" calcext:value-type="float">
            <text:p>0.00202793</text:p>
          </table:table-cell>
          <table:table-cell office:value-type="float" office:value="2.01007E-015" calcext:value-type="float">
            <text:p>2.01007E-15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  <table:table-cell table:formula="of:=ABS([.A207]-[.D207])" office:value-type="float" office:value="0.11325847" calcext:value-type="float">
            <text:p>0.11325847</text:p>
          </table:table-cell>
          <table:table-cell table:formula="of:=ABS([.B207]-[.E207])" office:value-type="float" office:value="2.01007E-015" calcext:value-type="float">
            <text:p>2.01007E-15</text:p>
          </table:table-cell>
          <table:table-cell table:formula="of:=ABS([.C207]-[.F207])" office:value-type="float" office:value="0.119137728" calcext:value-type="float">
            <text:p>0.119137728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  <table:table-cell table:formula="of:=ABS([.A208]-[.D208])" office:value-type="float" office:value="0.02290046" calcext:value-type="float">
            <text:p>0.02290046</text:p>
          </table:table-cell>
          <table:table-cell table:formula="of:=ABS([.B208]-[.E208])" office:value-type="float" office:value="0.011649328" calcext:value-type="float">
            <text:p>0.011649328</text:p>
          </table:table-cell>
          <table:table-cell table:formula="of:=ABS([.C208]-[.F208])" office:value-type="float" office:value="0.011649328" calcext:value-type="float">
            <text:p>0.011649328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  <table:table-cell table:formula="of:=ABS([.A209]-[.D209])" office:value-type="float" office:value="0.003776016" calcext:value-type="float">
            <text:p>0.003776016</text:p>
          </table:table-cell>
          <table:table-cell table:formula="of:=ABS([.B209]-[.E209])" office:value-type="float" office:value="0.0051025779" calcext:value-type="float">
            <text:p>0.0051025779</text:p>
          </table:table-cell>
          <table:table-cell table:formula="of:=ABS([.C209]-[.F209])"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0" calcext:value-type="float">
            <text:p>0</text:p>
          </table:table-cell>
          <table:table-cell table:formula="of:=ABS([.A210]-[.D210])" office:value-type="float" office:value="0.001424262" calcext:value-type="float">
            <text:p>0.001424262</text:p>
          </table:table-cell>
          <table:table-cell table:formula="of:=ABS([.B210]-[.E210])" office:value-type="float" office:value="0.000295401" calcext:value-type="float">
            <text:p>0.000295401</text:p>
          </table:table-cell>
          <table:table-cell table:formula="of:=ABS([.C210]-[.F210])"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0.00393412" calcext:value-type="float">
            <text:p>0.00393412</text:p>
          </table:table-cell>
          <table:table-cell office:value-type="float" office:value="1.1692E-015" calcext:value-type="float">
            <text:p>1.1692E-15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  <table:table-cell table:formula="of:=ABS([.A211]-[.D211])" office:value-type="float" office:value="0.00851852" calcext:value-type="float">
            <text:p>0.00851852</text:p>
          </table:table-cell>
          <table:table-cell table:formula="of:=ABS([.B211]-[.E211])" office:value-type="float" office:value="0.0115719999999988" calcext:value-type="float">
            <text:p>0.011571999999999</text:p>
          </table:table-cell>
          <table:table-cell table:formula="of:=ABS([.C211]-[.F211])" office:value-type="float" office:value="0.00000119999999999981" calcext:value-type="float">
            <text:p>1.19999999999981E-0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  <table:table-cell table:formula="of:=ABS([.A212]-[.D212])" office:value-type="float" office:value="0.0048789" calcext:value-type="float">
            <text:p>0.0048789</text:p>
          </table:table-cell>
          <table:table-cell table:formula="of:=ABS([.B212]-[.E212])" office:value-type="float" office:value="0.00581156" calcext:value-type="float">
            <text:p>0.00581156</text:p>
          </table:table-cell>
          <table:table-cell table:formula="of:=ABS([.C212]-[.F212])" office:value-type="float" office:value="0.0111804" calcext:value-type="float">
            <text:p>0.0111804</text:p>
          </table:table-cell>
        </table:table-row>
        <table:table-row table:style-name="ro1">
          <table:table-cell office:value-type="float" office:value="0.115286" calcext:value-type="float">
            <text:p>0.115286</text:p>
          </table:table-cell>
          <table:table-cell office:value-type="float" office:value="1.249E-015" calcext:value-type="float">
            <text:p>1.249E-15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  <table:table-cell table:formula="of:=ABS([.A213]-[.D213])" office:value-type="float" office:value="0.114754" calcext:value-type="float">
            <text:p>0.114754</text:p>
          </table:table-cell>
          <table:table-cell table:formula="of:=ABS([.B213]-[.E213])" office:value-type="float" office:value="0.000773400000001249" calcext:value-type="float">
            <text:p>0.000773400000001</text:p>
          </table:table-cell>
          <table:table-cell table:formula="of:=ABS([.C213]-[.F213])" office:value-type="float" office:value="0.1202784" calcext:value-type="float">
            <text:p>0.120278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  <table:table-cell table:formula="of:=ABS([.A214]-[.D214])" office:value-type="float" office:value="0.0221779" calcext:value-type="float">
            <text:p>0.0221779</text:p>
          </table:table-cell>
          <table:table-cell table:formula="of:=ABS([.B214]-[.E214])" office:value-type="float" office:value="0.0122475" calcext:value-type="float">
            <text:p>0.0122475</text:p>
          </table:table-cell>
          <table:table-cell table:formula="of:=ABS([.C214]-[.F214])" office:value-type="float" office:value="0.0114671" calcext:value-type="float">
            <text:p>0.0114671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  <table:table-cell table:formula="of:=ABS([.A215]-[.D215])" office:value-type="float" office:value="0.000573485" calcext:value-type="float">
            <text:p>0.000573485</text:p>
          </table:table-cell>
          <table:table-cell table:formula="of:=ABS([.B215]-[.E215])" office:value-type="float" office:value="0.000401613" calcext:value-type="float">
            <text:p>0.000401613</text:p>
          </table:table-cell>
          <table:table-cell table:formula="of:=ABS([.C215]-[.F215])" office:value-type="float" office:value="0.001182013" calcext:value-type="float">
            <text:p>0.001182013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  <table:table-cell table:formula="of:=ABS([.A216]-[.D216])" office:value-type="float" office:value="0.0046039" calcext:value-type="float">
            <text:p>0.0046039</text:p>
          </table:table-cell>
          <table:table-cell table:formula="of:=ABS([.B216]-[.E216])" office:value-type="float" office:value="0.0116202" calcext:value-type="float">
            <text:p>0.0116202</text:p>
          </table:table-cell>
          <table:table-cell table:formula="of:=ABS([.C216]-[.F216])" office:value-type="float" office:value="0.00503416" calcext:value-type="float">
            <text:p>0.00503416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  <table:table-cell table:formula="of:=ABS([.A217]-[.D217])" office:value-type="float" office:value="0.0001003186" calcext:value-type="float">
            <text:p>0.0001003186</text:p>
          </table:table-cell>
          <table:table-cell table:formula="of:=ABS([.B217]-[.E217])" office:value-type="float" office:value="0.000385907" calcext:value-type="float">
            <text:p>0.000385907</text:p>
          </table:table-cell>
          <table:table-cell table:formula="of:=ABS([.C217]-[.F217])" office:value-type="float" office:value="0.000309861" calcext:value-type="float">
            <text:p>0.000309861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  <table:table-cell table:formula="of:=ABS([.A218]-[.D218])" office:value-type="float" office:value="0.000637311" calcext:value-type="float">
            <text:p>0.000637311</text:p>
          </table:table-cell>
          <table:table-cell table:formula="of:=ABS([.B218]-[.E218])" office:value-type="float" office:value="0.000124666" calcext:value-type="float">
            <text:p>0.000124666</text:p>
          </table:table-cell>
          <table:table-cell table:formula="of:=ABS([.C218]-[.F218])" office:value-type="float" office:value="0.0000563083" calcext:value-type="float">
            <text:p>5.63083E-05</text:p>
          </table:table-cell>
        </table:table-row>
        <table:table-row table:style-name="ro1">
          <table:table-cell office:value-type="float" office:value="-0.0000391996" calcext:value-type="float">
            <text:p>-3.91996E-05</text:p>
          </table:table-cell>
          <table:table-cell office:value-type="float" office:value="-1.66533E-015" calcext:value-type="float">
            <text:p>-1.66533E-1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  <table:table-cell table:formula="of:=ABS([.A219]-[.D219])" office:value-type="float" office:value="0.0000023004" calcext:value-type="float">
            <text:p>2.3004E-06</text:p>
          </table:table-cell>
          <table:table-cell table:formula="of:=ABS([.B219]-[.E219])" office:value-type="float" office:value="0.000371799999998335" calcext:value-type="float">
            <text:p>0.000371799999998</text:p>
          </table:table-cell>
          <table:table-cell table:formula="of:=ABS([.C219]-[.F219])" office:value-type="float" office:value="0.00040654086" calcext:value-type="float">
            <text:p>0.00040654086</text:p>
          </table:table-cell>
        </table:table-row>
        <table:table-row table:style-name="ro1"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  <table:table-cell table:formula="of:=ABS([.A220]-[.D220])" office:value-type="float" office:value="0.0000991186" calcext:value-type="float">
            <text:p>9.91186E-05</text:p>
          </table:table-cell>
          <table:table-cell table:formula="of:=ABS([.B220]-[.E220])" office:value-type="float" office:value="0.000266807" calcext:value-type="float">
            <text:p>0.000266807</text:p>
          </table:table-cell>
          <table:table-cell table:formula="of:=ABS([.C220]-[.F220])" office:value-type="float" office:value="0.000358061" calcext:value-type="float">
            <text:p>0.000358061</text:p>
          </table:table-cell>
        </table:table-row>
        <table:table-row table:style-name="ro1">
          <table:table-cell office:value-type="float" office:value="-0.0000504095" calcext:value-type="float">
            <text:p>-5.04095E-05</text:p>
          </table:table-cell>
          <table:table-cell office:value-type="float" office:value="-1.37564E-015" calcext:value-type="float">
            <text:p>-1.37564E-1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  <table:table-cell table:formula="of:=ABS([.A221]-[.D221])" office:value-type="float" office:value="0.0005824095" calcext:value-type="float">
            <text:p>0.0005824095</text:p>
          </table:table-cell>
          <table:table-cell table:formula="of:=ABS([.B221]-[.E221])" office:value-type="float" office:value="0.000773399999998624" calcext:value-type="float">
            <text:p>0.000773399999999</text:p>
          </table:table-cell>
          <table:table-cell table:formula="of:=ABS([.C221]-[.F221])" office:value-type="float" office:value="0.0008390207" calcext:value-type="float">
            <text:p>0.0008390207</text:p>
          </table:table-cell>
        </table:table-row>
        <table:table-row table:style-name="ro1"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  <table:table-cell table:formula="of:=ABS([.A222]-[.D222])" office:value-type="float" office:value="0.000594311" calcext:value-type="float">
            <text:p>0.000594311</text:p>
          </table:table-cell>
          <table:table-cell table:formula="of:=ABS([.B222]-[.E222])" office:value-type="float" office:value="0.000561266" calcext:value-type="float">
            <text:p>0.000561266</text:p>
          </table:table-cell>
          <table:table-cell table:formula="of:=ABS([.C222]-[.F222])" office:value-type="float" office:value="0.0003154917" calcext:value-type="float">
            <text:p>0.0003154917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  <table:table-cell table:formula="of:=ABS([.A223]-[.D223])" office:value-type="float" office:value="0.004821497" calcext:value-type="float">
            <text:p>0.004821497</text:p>
          </table:table-cell>
          <table:table-cell table:formula="of:=ABS([.B223]-[.E223])" office:value-type="float" office:value="0.010989224" calcext:value-type="float">
            <text:p>0.010989224</text:p>
          </table:table-cell>
          <table:table-cell table:formula="of:=ABS([.C223]-[.F223])" office:value-type="float" office:value="0.004798516" calcext:value-type="float">
            <text:p>0.004798516</text:p>
          </table:table-cell>
        </table:table-row>
        <table:table-row table:style-name="ro1">
          <table:table-cell office:value-type="float" office:value="0.0000184875" calcext:value-type="float">
            <text:p>1.84875E-05</text:p>
          </table:table-cell>
          <table:table-cell office:value-type="float" office:value="-1.91507E-015" calcext:value-type="float">
            <text:p>-1.91507E-1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  <table:table-cell table:formula="of:=ABS([.A224]-[.D224])" office:value-type="float" office:value="0.0002760125" calcext:value-type="float">
            <text:p>0.0002760125</text:p>
          </table:table-cell>
          <table:table-cell table:formula="of:=ABS([.B224]-[.E224])" office:value-type="float" office:value="0.000729199999998085" calcext:value-type="float">
            <text:p>0.000729199999998</text:p>
          </table:table-cell>
          <table:table-cell table:formula="of:=ABS([.C224]-[.F224])" office:value-type="float" office:value="0.0004396971" calcext:value-type="float">
            <text:p>0.0004396971</text:p>
          </table:table-cell>
        </table:table-row>
        <table:table-row table:style-name="ro1"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ABS([.A225]-[.D225])" office:value-type="float" office:value="0.000188897" calcext:value-type="float">
            <text:p>0.000188897</text:p>
          </table:table-cell>
          <table:table-cell table:formula="of:=ABS([.B225]-[.E225])" office:value-type="float" office:value="0.000582776" calcext:value-type="float">
            <text:p>0.000582776</text:p>
          </table:table-cell>
          <table:table-cell table:formula="of:=ABS([.C225]-[.F225])" office:value-type="float" office:value="0.000283884" calcext:value-type="float">
            <text:p>0.000283884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" calcext:value-type="float">
            <text:p>0</text:p>
          </table:table-cell>
          <table:table-cell table:formula="of:=ABS([.A226]-[.D226])" office:value-type="float" office:value="0.0004844172" calcext:value-type="float">
            <text:p>0.0004844172</text:p>
          </table:table-cell>
          <table:table-cell table:formula="of:=ABS([.B226]-[.E226])" office:value-type="float" office:value="0.0007665858" calcext:value-type="float">
            <text:p>0.0007665858</text:p>
          </table:table-cell>
          <table:table-cell table:formula="of:=ABS([.C226]-[.F226])" office:value-type="float" office:value="0.0000586106" calcext:value-type="float">
            <text:p>5.86106E-05</text:p>
          </table:table-cell>
        </table:table-row>
        <table:table-row table:style-name="ro1"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0" calcext:value-type="float">
            <text:p>0</text:p>
          </table:table-cell>
          <table:table-cell office:value-type="float" office:value="-0.0000696" calcext:value-type="float">
            <text:p>-6.96E-05</text:p>
          </table:table-cell>
          <table:table-cell table:formula="of:=ABS([.A227]-[.D227])" office:value-type="float" office:value="0.0001197172" calcext:value-type="float">
            <text:p>0.0001197172</text:p>
          </table:table-cell>
          <table:table-cell table:formula="of:=ABS([.B227]-[.E227])" office:value-type="float" office:value="0.0000794142" calcext:value-type="float">
            <text:p>7.94142E-05</text:p>
          </table:table-cell>
          <table:table-cell table:formula="of:=ABS([.C227]-[.F227])" office:value-type="float" office:value="0.0000109894" calcext:value-type="float">
            <text:p>1.09894E-05</text:p>
          </table:table-cell>
        </table:table-row>
        <table:table-row table:style-name="ro1">
          <table:table-cell office:value-type="float" office:value="0.0000486505" calcext:value-type="float">
            <text:p>4.86505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  <table:table-cell table:formula="of:=ABS([.A228]-[.D228])" office:value-type="float" office:value="0.0002458495" calcext:value-type="float">
            <text:p>0.0002458495</text:p>
          </table:table-cell>
          <table:table-cell table:formula="of:=ABS([.B228]-[.E228])" office:value-type="float" office:value="0.000729200000002179" calcext:value-type="float">
            <text:p>0.000729200000002</text:p>
          </table:table-cell>
          <table:table-cell table:formula="of:=ABS([.C228]-[.F228])" office:value-type="float" office:value="0.0003719964" calcext:value-type="float">
            <text:p>0.0003719964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  <table:table-cell table:formula="of:=ABS([.A229]-[.D229])" office:value-type="float" office:value="0.0000418073" calcext:value-type="float">
            <text:p>4.18073E-05</text:p>
          </table:table-cell>
          <table:table-cell table:formula="of:=ABS([.B229]-[.E229])" office:value-type="float" office:value="0.0000673512" calcext:value-type="float">
            <text:p>6.73512E-05</text:p>
          </table:table-cell>
          <table:table-cell table:formula="of:=ABS([.C229]-[.F229])" office:value-type="float" office:value="0.0001291006" calcext:value-type="float">
            <text:p>0.0001291006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  <table:table-cell table:formula="of:=ABS([.A230]-[.D230])" office:value-type="float" office:value="0.000148657" calcext:value-type="float">
            <text:p>0.000148657</text:p>
          </table:table-cell>
          <table:table-cell table:formula="of:=ABS([.B230]-[.E230])" office:value-type="float" office:value="0.0003933045" calcext:value-type="float">
            <text:p>0.0003933045</text:p>
          </table:table-cell>
          <table:table-cell table:formula="of:=ABS([.C230]-[.F230])" office:value-type="float" office:value="0.000371176924" calcext:value-type="float">
            <text:p>0.000371176924</text:p>
          </table:table-cell>
        </table:table-row>
        <table:table-row table:style-name="ro1">
          <table:table-cell office:value-type="float" office:value="-2.17361E-015" calcext:value-type="float">
            <text:p>-2.17361E-15</text:p>
          </table:table-cell>
          <table:table-cell office:value-type="float" office:value="-2.25514E-015" calcext:value-type="float">
            <text:p>-2.25514E-15</text:p>
          </table:table-cell>
          <table:table-cell office:value-type="float" office:value="4.19456E-015" calcext:value-type="float">
            <text:p>4.19456E-15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  <table:table-cell table:formula="of:=ABS([.A231]-[.D231])" office:value-type="float" office:value="0.00000150000000217361" calcext:value-type="float">
            <text:p>1.50000000217361E-06</text:p>
          </table:table-cell>
          <table:table-cell table:formula="of:=ABS([.B231]-[.E231])" office:value-type="float" office:value="2.25514E-015" calcext:value-type="float">
            <text:p>2.25514E-15</text:p>
          </table:table-cell>
          <table:table-cell table:formula="of:=ABS([.C231]-[.F231])" office:value-type="float" office:value="0.0000280000000041946" calcext:value-type="float">
            <text:p>2.80000000041946E-05</text:p>
          </table:table-cell>
        </table:table-row>
        <table:table-row table:style-name="ro1"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  <table:table-cell table:formula="of:=ABS([.A232]-[.D232])" office:value-type="float" office:value="0.0000430073" calcext:value-type="float">
            <text:p>4.30073E-05</text:p>
          </table:table-cell>
          <table:table-cell table:formula="of:=ABS([.B232]-[.E232])" office:value-type="float" office:value="0.0000191512" calcext:value-type="float">
            <text:p>1.91512E-05</text:p>
          </table:table-cell>
          <table:table-cell table:formula="of:=ABS([.C232]-[.F232])" office:value-type="float" office:value="0.0001064006" calcext:value-type="float">
            <text:p>0.0001064006</text:p>
          </table:table-cell>
        </table:table-row>
        <table:table-row table:style-name="ro1">
          <table:table-cell office:value-type="float" office:value="0.0000628167" calcext:value-type="float">
            <text:p>6.28167E-05</text:p>
          </table:table-cell>
          <table:table-cell office:value-type="float" office:value="-2.08861E-015" calcext:value-type="float">
            <text:p>-2.08861E-15</text:p>
          </table:table-cell>
          <table:table-cell office:value-type="float" office:value="0.0000361581" calcext:value-type="float">
            <text:p>3.61581E-0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ABS([.A233]-[.D233])" office:value-type="float" office:value="0.0000628167" calcext:value-type="float">
            <text:p>6.28167E-05</text:p>
          </table:table-cell>
          <table:table-cell table:formula="of:=ABS([.B233]-[.E233])" office:value-type="float" office:value="2.08861E-015" calcext:value-type="float">
            <text:p>2.08861E-15</text:p>
          </table:table-cell>
          <table:table-cell table:formula="of:=ABS([.C233]-[.F233])" office:value-type="float" office:value="0.0000361581" calcext:value-type="float">
            <text:p>3.61581E-05</text:p>
          </table:table-cell>
        </table:table-row>
        <table:table-row table:style-name="ro1"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  <table:table-cell table:formula="of:=ABS([.A234]-[.D234])" office:value-type="float" office:value="0.000105657" calcext:value-type="float">
            <text:p>0.000105657</text:p>
          </table:table-cell>
          <table:table-cell table:formula="of:=ABS([.B234]-[.E234])" office:value-type="float" office:value="0.0000432955" calcext:value-type="float">
            <text:p>4.32955E-05</text:p>
          </table:table-cell>
          <table:table-cell table:formula="of:=ABS([.C234]-[.F234])" office:value-type="float" office:value="0.000000623076" calcext:value-type="float">
            <text:p>6.23076E-07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  <table:table-cell table:formula="of:=ABS([.A235]-[.D235])" office:value-type="float" office:value="0.0000430059" calcext:value-type="float">
            <text:p>4.30059E-05</text:p>
          </table:table-cell>
          <table:table-cell table:formula="of:=ABS([.B235]-[.E235])" office:value-type="float" office:value="0.0004086" calcext:value-type="float">
            <text:p>0.0004086</text:p>
          </table:table-cell>
          <table:table-cell table:formula="of:=ABS([.C235]-[.F235])" office:value-type="float" office:value="0.00034377" calcext:value-type="float">
            <text:p>0.00034377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  <table:table-cell table:formula="of:=ABS([.A236]-[.D236])" office:value-type="float" office:value="0.000275039" calcext:value-type="float">
            <text:p>0.000275039</text:p>
          </table:table-cell>
          <table:table-cell table:formula="of:=ABS([.B236]-[.E236])" office:value-type="float" office:value="0.000777357" calcext:value-type="float">
            <text:p>0.000777357</text:p>
          </table:table-cell>
          <table:table-cell table:formula="of:=ABS([.C236]-[.F236])" office:value-type="float" office:value="0.000343398" calcext:value-type="float">
            <text:p>0.000343398</text:p>
          </table:table-cell>
        </table:table-row>
        <table:table-row table:style-name="ro1">
          <table:table-cell office:value-type="float" office:value="0.0000207121" calcext:value-type="float">
            <text:p>2.07121E-05</text:p>
          </table:table-cell>
          <table:table-cell office:value-type="float" office:value="-1.87871E-015" calcext:value-type="float">
            <text:p>-1.87871E-1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  <table:table-cell table:formula="of:=ABS([.A237]-[.D237])" office:value-type="float" office:value="0.0000000121000000000028" calcext:value-type="float">
            <text:p>1.21000000000028E-08</text:p>
          </table:table-cell>
          <table:table-cell table:formula="of:=ABS([.B237]-[.E237])" office:value-type="float" office:value="1.87871E-015" calcext:value-type="float">
            <text:p>1.87871E-15</text:p>
          </table:table-cell>
          <table:table-cell table:formula="of:=ABS([.C237]-[.F237])" office:value-type="float" office:value="0.0000000467999999999942" calcext:value-type="float">
            <text:p>4.67999999999942E-08</text:p>
          </table:table-cell>
        </table:table-row>
        <table:table-row table:style-name="ro1"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  <table:table-cell table:formula="of:=ABS([.A238]-[.D238])" office:value-type="float" office:value="0.00000000589999999999938" calcext:value-type="float">
            <text:p>5.89999999999938E-09</text:p>
          </table:table-cell>
          <table:table-cell table:formula="of:=ABS([.B238]-[.E238])" office:value-type="float" office:value="0" calcext:value-type="float">
            <text:p>0</text:p>
          </table:table-cell>
          <table:table-cell table:formula="of:=ABS([.C238]-[.F238])" office:value-type="float" office:value="0.0000000299999999999845" calcext:value-type="float">
            <text:p>2.99999999999845E-08</text:p>
          </table:table-cell>
        </table:table-row>
        <table:table-row table:style-name="ro1">
          <table:table-cell office:value-type="float" office:value="-0.0000610577" calcext:value-type="float">
            <text:p>-6.10577E-05</text:p>
          </table:table-cell>
          <table:table-cell office:value-type="float" office:value="-1.7486E-015" calcext:value-type="float">
            <text:p>-1.7486E-1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  <table:table-cell table:formula="of:=ABS([.A239]-[.D239])" office:value-type="float" office:value="0.0000000422999999999911" calcext:value-type="float">
            <text:p>4.22999999999911E-08</text:p>
          </table:table-cell>
          <table:table-cell table:formula="of:=ABS([.B239]-[.E239])" office:value-type="float" office:value="1.7486E-015" calcext:value-type="float">
            <text:p>1.7486E-15</text:p>
          </table:table-cell>
          <table:table-cell table:formula="of:=ABS([.C239]-[.F239])" office:value-type="float" office:value="0.000000041200000000009" calcext:value-type="float">
            <text:p>4.1200000000009E-08</text:p>
          </table:table-cell>
        </table:table-row>
        <table:table-row table:style-name="ro1"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  <table:table-cell table:formula="of:=ABS([.A240]-[.D240])" office:value-type="float" office:value="0.0000000390000000000178" calcext:value-type="float">
            <text:p>3.90000000000178E-08</text:p>
          </table:table-cell>
          <table:table-cell table:formula="of:=ABS([.B240]-[.E240])" office:value-type="float" office:value="0.0000000429999999999181" calcext:value-type="float">
            <text:p>4.29999999999181E-08</text:p>
          </table:table-cell>
          <table:table-cell table:formula="of:=ABS([.C240]-[.F240])" office:value-type="float" office:value="0.00000000199999999997728" calcext:value-type="float">
            <text:p>1.99999999997728E-09</text:p>
          </table:table-cell>
        </table:table-row>
        <table:table-row table:style-name="ro1"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0.0000269075" calcext:value-type="float">
            <text:p>2.69075E-05</text:p>
          </table:table-cell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  <table:table-cell table:formula="of:=ABS([.A241]-[.D241])" office:value-type="float" office:value="0.00602482" calcext:value-type="float">
            <text:p>0.00602482</text:p>
          </table:table-cell>
          <table:table-cell table:formula="of:=ABS([.B241]-[.E241])" office:value-type="float" office:value="0.0050566925" calcext:value-type="float">
            <text:p>0.0050566925</text:p>
          </table:table-cell>
          <table:table-cell table:formula="of:=ABS([.C241]-[.F241])"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  <table:table-cell table:formula="of:=ABS([.A242]-[.D242])" office:value-type="float" office:value="0.11709213" calcext:value-type="float">
            <text:p>0.11709213</text:p>
          </table:table-cell>
          <table:table-cell table:formula="of:=ABS([.B242]-[.E242])" office:value-type="float" office:value="0.11453604" calcext:value-type="float">
            <text:p>0.11453604</text:p>
          </table:table-cell>
          <table:table-cell table:formula="of:=ABS([.C242]-[.F242])"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  <table:table-cell table:formula="of:=ABS([.A243]-[.D243])" office:value-type="float" office:value="0.00277867" calcext:value-type="float">
            <text:p>0.00277867</text:p>
          </table:table-cell>
          <table:table-cell table:formula="of:=ABS([.B243]-[.E243])" office:value-type="float" office:value="0.0227327" calcext:value-type="float">
            <text:p>0.0227327</text:p>
          </table:table-cell>
          <table:table-cell table:formula="of:=ABS([.C243]-[.F243])" office:value-type="float" office:value="0.00011354" calcext:value-type="float">
            <text:p>0.00011354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  <table:table-cell table:formula="of:=ABS([.A244]-[.D244])" office:value-type="float" office:value="0.0035831" calcext:value-type="float">
            <text:p>0.0035831</text:p>
          </table:table-cell>
          <table:table-cell table:formula="of:=ABS([.B244]-[.E244])" office:value-type="float" office:value="0.0377472" calcext:value-type="float">
            <text:p>0.0377472</text:p>
          </table:table-cell>
          <table:table-cell table:formula="of:=ABS([.C244]-[.F244])" office:value-type="float" office:value="0.0140694" calcext:value-type="float">
            <text:p>0.0140694</text:p>
          </table:table-cell>
        </table:table-row>
        <table:table-row table:style-name="ro1"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-0.000788161" calcext:value-type="float">
            <text:p>-0.00078816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  <table:table-cell table:formula="of:=ABS([.A245]-[.D245])" office:value-type="float" office:value="0.00010434" calcext:value-type="float">
            <text:p>0.00010434</text:p>
          </table:table-cell>
          <table:table-cell table:formula="of:=ABS([.B245]-[.E245])" office:value-type="float" office:value="0.001561561" calcext:value-type="float">
            <text:p>0.001561561</text:p>
          </table:table-cell>
          <table:table-cell table:formula="of:=ABS([.C245]-[.F245])" office:value-type="float" office:value="0.0000147610000000001" calcext:value-type="float">
            <text:p>1.47610000000001E-05</text:p>
          </table:table-cell>
        </table:table-row>
        <table:table-row table:style-name="ro1"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0.0122734" calcext:value-type="float">
            <text:p>0.012273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  <table:table-cell table:formula="of:=ABS([.A246]-[.D246])" office:value-type="float" office:value="0.0142344" calcext:value-type="float">
            <text:p>0.0142344</text:p>
          </table:table-cell>
          <table:table-cell table:formula="of:=ABS([.B246]-[.E246])" office:value-type="float" office:value="0.0173558" calcext:value-type="float">
            <text:p>0.0173558</text:p>
          </table:table-cell>
          <table:table-cell table:formula="of:=ABS([.C246]-[.F246])" office:value-type="float" office:value="0.000701400000000001" calcext:value-type="float">
            <text:p>0.0007014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  <table:table-cell table:formula="of:=ABS([.A247]-[.D247])" office:value-type="float" office:value="0.000903538" calcext:value-type="float">
            <text:p>0.000903538</text:p>
          </table:table-cell>
          <table:table-cell table:formula="of:=ABS([.B247]-[.E247])" office:value-type="float" office:value="0.000808843" calcext:value-type="float">
            <text:p>0.000808843</text:p>
          </table:table-cell>
          <table:table-cell table:formula="of:=ABS([.C247]-[.F247])" office:value-type="float" office:value="0.000382627" calcext:value-type="float">
            <text:p>0.000382627</text:p>
          </table:table-cell>
        </table:table-row>
        <table:table-row table:style-name="ro1"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  <table:table-cell table:formula="of:=ABS([.A248]-[.D248])" office:value-type="float" office:value="0.000567538" calcext:value-type="float">
            <text:p>0.000567538</text:p>
          </table:table-cell>
          <table:table-cell table:formula="of:=ABS([.B248]-[.E248])" office:value-type="float" office:value="0.001182827" calcext:value-type="float">
            <text:p>0.001182827</text:p>
          </table:table-cell>
          <table:table-cell table:formula="of:=ABS([.C248]-[.F248])" office:value-type="float" office:value="0.000292157" calcext:value-type="float">
            <text:p>0.000292157</text:p>
          </table:table-cell>
        </table:table-row>
        <table:table-row table:style-name="ro1"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-0.0000189779" calcext:value-type="float">
            <text:p>-1.89779E-05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  <table:table-cell table:formula="of:=ABS([.A249]-[.D249])" office:value-type="float" office:value="0.000137384" calcext:value-type="float">
            <text:p>0.000137384</text:p>
          </table:table-cell>
          <table:table-cell table:formula="of:=ABS([.B249]-[.E249])" office:value-type="float" office:value="0.0000898779" calcext:value-type="float">
            <text:p>8.98779E-05</text:p>
          </table:table-cell>
          <table:table-cell table:formula="of:=ABS([.C249]-[.F249])"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  <table:table-cell table:formula="of:=ABS([.A250]-[.D250])" office:value-type="float" office:value="0.001059562" calcext:value-type="float">
            <text:p>0.001059562</text:p>
          </table:table-cell>
          <table:table-cell table:formula="of:=ABS([.B250]-[.E250])" office:value-type="float" office:value="0.000301155" calcext:value-type="float">
            <text:p>0.000301155</text:p>
          </table:table-cell>
          <table:table-cell table:formula="of:=ABS([.C250]-[.F250])"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  <table:table-cell table:formula="of:=ABS([.A251]-[.D251])" office:value-type="float" office:value="0.001039962" calcext:value-type="float">
            <text:p>0.001039962</text:p>
          </table:table-cell>
          <table:table-cell table:formula="of:=ABS([.B251]-[.E251])" office:value-type="float" office:value="0.000178799" calcext:value-type="float">
            <text:p>0.000178799</text:p>
          </table:table-cell>
          <table:table-cell table:formula="of:=ABS([.C251]-[.F251])" office:value-type="float" office:value="0.0000378449999999999" calcext:value-type="float">
            <text:p>3.78449999999999E-05</text:p>
          </table:table-cell>
        </table:table-row>
        <table:table-row table:style-name="ro1"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-0.000189572" calcext:value-type="float">
            <text:p>-0.000189572</text:p>
          </table:table-cell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  <table:table-cell table:formula="of:=ABS([.A252]-[.D252])" office:value-type="float" office:value="0.00038656" calcext:value-type="float">
            <text:p>0.00038656</text:p>
          </table:table-cell>
          <table:table-cell table:formula="of:=ABS([.B252]-[.E252])" office:value-type="float" office:value="0.000581172" calcext:value-type="float">
            <text:p>0.000581172</text:p>
          </table:table-cell>
          <table:table-cell table:formula="of:=ABS([.C252]-[.F252])" office:value-type="float" office:value="0.000918772" calcext:value-type="float">
            <text:p>0.000918772</text:p>
          </table:table-cell>
        </table:table-row>
        <table:table-row table:style-name="ro1"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0.000773413" calcext:value-type="float">
            <text:p>0.000773413</text:p>
          </table:table-cell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  <table:table-cell table:formula="of:=ABS([.A253]-[.D253])" office:value-type="float" office:value="0.0000000150000000000193" calcext:value-type="float">
            <text:p>1.50000000000193E-08</text:p>
          </table:table-cell>
          <table:table-cell table:formula="of:=ABS([.B253]-[.E253])" office:value-type="float" office:value="0.0000000130000000000963" calcext:value-type="float">
            <text:p>1.30000000000963E-08</text:p>
          </table:table-cell>
          <table:table-cell table:formula="of:=ABS([.C253]-[.F253])" office:value-type="float" office:value="0.0000000130000000000963" calcext:value-type="float">
            <text:p>1.30000000000963E-08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  <table:table-cell table:formula="of:=ABS([.A254]-[.D254])" office:value-type="float" office:value="0" calcext:value-type="float">
            <text:p>0</text:p>
          </table:table-cell>
          <table:table-cell table:formula="of:=ABS([.B254]-[.E254])" office:value-type="float" office:value="0.0000000399999999997624" calcext:value-type="float">
            <text:p>3.99999999997624E-08</text:p>
          </table:table-cell>
          <table:table-cell table:formula="of:=ABS([.C254]-[.F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  <table:table-cell table:formula="of:=ABS([.A255]-[.D255])" office:value-type="float" office:value="0" calcext:value-type="float">
            <text:p>0</text:p>
          </table:table-cell>
          <table:table-cell table:formula="of:=ABS([.B255]-[.E255])" office:value-type="float" office:value="0" calcext:value-type="float">
            <text:p>0</text:p>
          </table:table-cell>
          <table:table-cell table:formula="of:=ABS([.C255]-[.F255])" office:value-type="float" office:value="0.0000000399999999997624" calcext:value-type="float">
            <text:p>3.99999999997624E-08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  <table:table-cell table:formula="of:=ABS([.A256]-[.D256])" office:value-type="float" office:value="0" calcext:value-type="float">
            <text:p>0</text:p>
          </table:table-cell>
          <table:table-cell table:formula="of:=ABS([.B256]-[.E256])" office:value-type="float" office:value="0" calcext:value-type="float">
            <text:p>0</text:p>
          </table:table-cell>
          <table:table-cell table:formula="of:=ABS([.C256]-[.F256])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 <text:s text:c="5"/>1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]/16.16" office:value-type="float" office:value="0.025" calcext:value-type="float">
            <text:p>0.025</text:p>
          </table:table-cell>
          <table:table-cell table:formula="of:=[.C1]/16.16" office:value-type="float" office:value="0" calcext:value-type="float">
            <text:p>0</text:p>
          </table:table-cell>
          <table:table-cell table:formula="of:=[.D1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<text:s text:c="5"/>1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]/16.16" office:value-type="float" office:value="0.125" calcext:value-type="float">
            <text:p>0.125</text:p>
          </table:table-cell>
          <table:table-cell table:formula="of:=[.C2]/16.16" office:value-type="float" office:value="0.125" calcext:value-type="float">
            <text:p>0.125</text:p>
          </table:table-cell>
          <table:table-cell table:formula="of:=[.D2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 <text:s text:c="5"/>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3]/16.16" office:value-type="float" office:value="0.125" calcext:value-type="float">
            <text:p>0.125</text:p>
          </table:table-cell>
          <table:table-cell table:formula="of:=[.C3]/16.16" office:value-type="float" office:value="0" calcext:value-type="float">
            <text:p>0</text:p>
          </table:table-cell>
          <table:table-cell table:formula="of:=[.D3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4 <text:s text:c="5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4]/16.16" office:value-type="float" office:value="0" calcext:value-type="float">
            <text:p>0</text:p>
          </table:table-cell>
          <table:table-cell table:formula="of:=[.C4]/16.16" office:value-type="float" office:value="0.125" calcext:value-type="float">
            <text:p>0.125</text:p>
          </table:table-cell>
          <table:table-cell table:formula="of:=[.D4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5 <text:s text:c="5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5]/16.16" office:value-type="float" office:value="0" calcext:value-type="float">
            <text:p>0</text:p>
          </table:table-cell>
          <table:table-cell table:formula="of:=[.C5]/16.16" office:value-type="float" office:value="0" calcext:value-type="float">
            <text:p>0</text:p>
          </table:table-cell>
          <table:table-cell table:formula="of:=[.D5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6 <text:s text:c="5"/>1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6]/16.16" office:value-type="float" office:value="0.125" calcext:value-type="float">
            <text:p>0.125</text:p>
          </table:table-cell>
          <table:table-cell table:formula="of:=[.C6]/16.16" office:value-type="float" office:value="0.125" calcext:value-type="float">
            <text:p>0.125</text:p>
          </table:table-cell>
          <table:table-cell table:formula="of:=[.D6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7 <text:s text:c="5"/>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7]/16.16" office:value-type="float" office:value="0.125" calcext:value-type="float">
            <text:p>0.125</text:p>
          </table:table-cell>
          <table:table-cell table:formula="of:=[.C7]/16.16" office:value-type="float" office:value="0" calcext:value-type="float">
            <text:p>0</text:p>
          </table:table-cell>
          <table:table-cell table:formula="of:=[.D7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8 <text:s text:c="5"/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8]/16.16" office:value-type="float" office:value="0" calcext:value-type="float">
            <text:p>0</text:p>
          </table:table-cell>
          <table:table-cell table:formula="of:=[.C8]/16.16" office:value-type="float" office:value="0.125" calcext:value-type="float">
            <text:p>0.125</text:p>
          </table:table-cell>
          <table:table-cell table:formula="of:=[.D8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9 <text:s text:c="5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9]/16.16" office:value-type="float" office:value="0" calcext:value-type="float">
            <text:p>0</text:p>
          </table:table-cell>
          <table:table-cell table:formula="of:=[.C9]/16.16" office:value-type="float" office:value="0" calcext:value-type="float">
            <text:p>0</text:p>
          </table:table-cell>
          <table:table-cell table:formula="of:=[.D9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 <text:s text:c="4"/>1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0]/16.16" office:value-type="float" office:value="0.125" calcext:value-type="float">
            <text:p>0.125</text:p>
          </table:table-cell>
          <table:table-cell table:formula="of:=[.C10]/16.16" office:value-type="float" office:value="0.125" calcext:value-type="float">
            <text:p>0.125</text:p>
          </table:table-cell>
          <table:table-cell table:formula="of:=[.D10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1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1]/16.16" office:value-type="float" office:value="0.125" calcext:value-type="float">
            <text:p>0.125</text:p>
          </table:table-cell>
          <table:table-cell table:formula="of:=[.C11]/16.16" office:value-type="float" office:value="0" calcext:value-type="float">
            <text:p>0</text:p>
          </table:table-cell>
          <table:table-cell table:formula="of:=[.D11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2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2]/16.16" office:value-type="float" office:value="0" calcext:value-type="float">
            <text:p>0</text:p>
          </table:table-cell>
          <table:table-cell table:formula="of:=[.C12]/16.16" office:value-type="float" office:value="0.125" calcext:value-type="float">
            <text:p>0.125</text:p>
          </table:table-cell>
          <table:table-cell table:formula="of:=[.D12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3 <text:s text:c="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3]/16.16" office:value-type="float" office:value="0" calcext:value-type="float">
            <text:p>0</text:p>
          </table:table-cell>
          <table:table-cell table:formula="of:=[.C13]/16.16" office:value-type="float" office:value="0" calcext:value-type="float">
            <text:p>0</text:p>
          </table:table-cell>
          <table:table-cell table:formula="of:=[.D13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4 <text:s text:c="4"/>1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4]/16.16" office:value-type="float" office:value="0.125" calcext:value-type="float">
            <text:p>0.125</text:p>
          </table:table-cell>
          <table:table-cell table:formula="of:=[.C14]/16.16" office:value-type="float" office:value="0.125" calcext:value-type="float">
            <text:p>0.125</text:p>
          </table:table-cell>
          <table:table-cell table:formula="of:=[.D14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5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5]/16.16" office:value-type="float" office:value="0.125" calcext:value-type="float">
            <text:p>0.125</text:p>
          </table:table-cell>
          <table:table-cell table:formula="of:=[.C15]/16.16" office:value-type="float" office:value="0" calcext:value-type="float">
            <text:p>0</text:p>
          </table:table-cell>
          <table:table-cell table:formula="of:=[.D15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6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6]/16.16" office:value-type="float" office:value="0" calcext:value-type="float">
            <text:p>0</text:p>
          </table:table-cell>
          <table:table-cell table:formula="of:=[.C16]/16.16" office:value-type="float" office:value="0.125" calcext:value-type="float">
            <text:p>0.125</text:p>
          </table:table-cell>
          <table:table-cell table:formula="of:=[.D16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7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7]/16.16" office:value-type="float" office:value="0" calcext:value-type="float">
            <text:p>0</text:p>
          </table:table-cell>
          <table:table-cell table:formula="of:=[.C17]/16.16" office:value-type="float" office:value="0.25" calcext:value-type="float">
            <text:p>0.25</text:p>
          </table:table-cell>
          <table:table-cell table:formula="of:=[.D17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8]/16.16" office:value-type="float" office:value="0.125" calcext:value-type="float">
            <text:p>0.125</text:p>
          </table:table-cell>
          <table:table-cell table:formula="of:=[.C18]/16.16" office:value-type="float" office:value="0.375" calcext:value-type="float">
            <text:p>0.375</text:p>
          </table:table-cell>
          <table:table-cell table:formula="of:=[.D18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9]/16.16" office:value-type="float" office:value="0.125" calcext:value-type="float">
            <text:p>0.125</text:p>
          </table:table-cell>
          <table:table-cell table:formula="of:=[.C19]/16.16" office:value-type="float" office:value="0.25" calcext:value-type="float">
            <text:p>0.25</text:p>
          </table:table-cell>
          <table:table-cell table:formula="of:=[.D19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0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0]/16.16" office:value-type="float" office:value="0" calcext:value-type="float">
            <text:p>0</text:p>
          </table:table-cell>
          <table:table-cell table:formula="of:=[.C20]/16.16" office:value-type="float" office:value="0.375" calcext:value-type="float">
            <text:p>0.375</text:p>
          </table:table-cell>
          <table:table-cell table:formula="of:=[.D20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1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1]/16.16" office:value-type="float" office:value="0" calcext:value-type="float">
            <text:p>0</text:p>
          </table:table-cell>
          <table:table-cell table:formula="of:=[.C21]/16.16" office:value-type="float" office:value="0.25" calcext:value-type="float">
            <text:p>0.25</text:p>
          </table:table-cell>
          <table:table-cell table:formula="of:=[.D21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2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2]/16.16" office:value-type="float" office:value="0.125" calcext:value-type="float">
            <text:p>0.125</text:p>
          </table:table-cell>
          <table:table-cell table:formula="of:=[.C22]/16.16" office:value-type="float" office:value="0.375" calcext:value-type="float">
            <text:p>0.375</text:p>
          </table:table-cell>
          <table:table-cell table:formula="of:=[.D22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3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3]/16.16" office:value-type="float" office:value="0.125" calcext:value-type="float">
            <text:p>0.125</text:p>
          </table:table-cell>
          <table:table-cell table:formula="of:=[.C23]/16.16" office:value-type="float" office:value="0.25" calcext:value-type="float">
            <text:p>0.25</text:p>
          </table:table-cell>
          <table:table-cell table:formula="of:=[.D23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4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4]/16.16" office:value-type="float" office:value="0" calcext:value-type="float">
            <text:p>0</text:p>
          </table:table-cell>
          <table:table-cell table:formula="of:=[.C24]/16.16" office:value-type="float" office:value="0.375" calcext:value-type="float">
            <text:p>0.375</text:p>
          </table:table-cell>
          <table:table-cell table:formula="of:=[.D24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5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5]/16.16" office:value-type="float" office:value="0" calcext:value-type="float">
            <text:p>0</text:p>
          </table:table-cell>
          <table:table-cell table:formula="of:=[.C25]/16.16" office:value-type="float" office:value="0.25" calcext:value-type="float">
            <text:p>0.25</text:p>
          </table:table-cell>
          <table:table-cell table:formula="of:=[.D25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6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6]/16.16" office:value-type="float" office:value="0.125" calcext:value-type="float">
            <text:p>0.125</text:p>
          </table:table-cell>
          <table:table-cell table:formula="of:=[.C26]/16.16" office:value-type="float" office:value="0.375" calcext:value-type="float">
            <text:p>0.375</text:p>
          </table:table-cell>
          <table:table-cell table:formula="of:=[.D26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7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7]/16.16" office:value-type="float" office:value="0.125" calcext:value-type="float">
            <text:p>0.125</text:p>
          </table:table-cell>
          <table:table-cell table:formula="of:=[.C27]/16.16" office:value-type="float" office:value="0.25" calcext:value-type="float">
            <text:p>0.25</text:p>
          </table:table-cell>
          <table:table-cell table:formula="of:=[.D27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8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8]/16.16" office:value-type="float" office:value="0" calcext:value-type="float">
            <text:p>0</text:p>
          </table:table-cell>
          <table:table-cell table:formula="of:=[.C28]/16.16" office:value-type="float" office:value="0.375" calcext:value-type="float">
            <text:p>0.375</text:p>
          </table:table-cell>
          <table:table-cell table:formula="of:=[.D28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9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9]/16.16" office:value-type="float" office:value="0" calcext:value-type="float">
            <text:p>0</text:p>
          </table:table-cell>
          <table:table-cell table:formula="of:=[.C29]/16.16" office:value-type="float" office:value="0.25" calcext:value-type="float">
            <text:p>0.25</text:p>
          </table:table-cell>
          <table:table-cell table:formula="of:=[.D29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30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30]/16.16" office:value-type="float" office:value="0.125" calcext:value-type="float">
            <text:p>0.125</text:p>
          </table:table-cell>
          <table:table-cell table:formula="of:=[.C30]/16.16" office:value-type="float" office:value="0.375" calcext:value-type="float">
            <text:p>0.375</text:p>
          </table:table-cell>
          <table:table-cell table:formula="of:=[.D30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31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31]/16.16" office:value-type="float" office:value="0.125" calcext:value-type="float">
            <text:p>0.125</text:p>
          </table:table-cell>
          <table:table-cell table:formula="of:=[.C31]/16.16" office:value-type="float" office:value="0.25" calcext:value-type="float">
            <text:p>0.25</text:p>
          </table:table-cell>
          <table:table-cell table:formula="of:=[.D31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32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32]/16.16" office:value-type="float" office:value="0" calcext:value-type="float">
            <text:p>0</text:p>
          </table:table-cell>
          <table:table-cell table:formula="of:=[.C32]/16.16" office:value-type="float" office:value="0.375" calcext:value-type="float">
            <text:p>0.375</text:p>
          </table:table-cell>
          <table:table-cell table:formula="of:=[.D32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33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33]/16.16" office:value-type="float" office:value="0" calcext:value-type="float">
            <text:p>0</text:p>
          </table:table-cell>
          <table:table-cell table:formula="of:=[.C33]/16.16" office:value-type="float" office:value="0.5" calcext:value-type="float">
            <text:p>0.5</text:p>
          </table:table-cell>
          <table:table-cell table:formula="of:=[.D33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34]/16.16" office:value-type="float" office:value="0.125" calcext:value-type="float">
            <text:p>0.125</text:p>
          </table:table-cell>
          <table:table-cell table:formula="of:=[.C34]/16.16" office:value-type="float" office:value="0.625" calcext:value-type="float">
            <text:p>0.625</text:p>
          </table:table-cell>
          <table:table-cell table:formula="of:=[.D34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35]/16.16" office:value-type="float" office:value="0.125" calcext:value-type="float">
            <text:p>0.125</text:p>
          </table:table-cell>
          <table:table-cell table:formula="of:=[.C35]/16.16" office:value-type="float" office:value="0.5" calcext:value-type="float">
            <text:p>0.5</text:p>
          </table:table-cell>
          <table:table-cell table:formula="of:=[.D35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36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36]/16.16" office:value-type="float" office:value="0" calcext:value-type="float">
            <text:p>0</text:p>
          </table:table-cell>
          <table:table-cell table:formula="of:=[.C36]/16.16" office:value-type="float" office:value="0.625" calcext:value-type="float">
            <text:p>0.625</text:p>
          </table:table-cell>
          <table:table-cell table:formula="of:=[.D36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37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37]/16.16" office:value-type="float" office:value="0" calcext:value-type="float">
            <text:p>0</text:p>
          </table:table-cell>
          <table:table-cell table:formula="of:=[.C37]/16.16" office:value-type="float" office:value="0.5" calcext:value-type="float">
            <text:p>0.5</text:p>
          </table:table-cell>
          <table:table-cell table:formula="of:=[.D37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38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38]/16.16" office:value-type="float" office:value="0.125" calcext:value-type="float">
            <text:p>0.125</text:p>
          </table:table-cell>
          <table:table-cell table:formula="of:=[.C38]/16.16" office:value-type="float" office:value="0.625" calcext:value-type="float">
            <text:p>0.625</text:p>
          </table:table-cell>
          <table:table-cell table:formula="of:=[.D38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39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39]/16.16" office:value-type="float" office:value="0.125" calcext:value-type="float">
            <text:p>0.125</text:p>
          </table:table-cell>
          <table:table-cell table:formula="of:=[.C39]/16.16" office:value-type="float" office:value="0.5" calcext:value-type="float">
            <text:p>0.5</text:p>
          </table:table-cell>
          <table:table-cell table:formula="of:=[.D39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40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40]/16.16" office:value-type="float" office:value="0" calcext:value-type="float">
            <text:p>0</text:p>
          </table:table-cell>
          <table:table-cell table:formula="of:=[.C40]/16.16" office:value-type="float" office:value="0.625" calcext:value-type="float">
            <text:p>0.625</text:p>
          </table:table-cell>
          <table:table-cell table:formula="of:=[.D40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41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41]/16.16" office:value-type="float" office:value="0" calcext:value-type="float">
            <text:p>0</text:p>
          </table:table-cell>
          <table:table-cell table:formula="of:=[.C41]/16.16" office:value-type="float" office:value="0.5" calcext:value-type="float">
            <text:p>0.5</text:p>
          </table:table-cell>
          <table:table-cell table:formula="of:=[.D41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42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42]/16.16" office:value-type="float" office:value="0.125" calcext:value-type="float">
            <text:p>0.125</text:p>
          </table:table-cell>
          <table:table-cell table:formula="of:=[.C42]/16.16" office:value-type="float" office:value="0.625" calcext:value-type="float">
            <text:p>0.625</text:p>
          </table:table-cell>
          <table:table-cell table:formula="of:=[.D42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43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43]/16.16" office:value-type="float" office:value="0.125" calcext:value-type="float">
            <text:p>0.125</text:p>
          </table:table-cell>
          <table:table-cell table:formula="of:=[.C43]/16.16" office:value-type="float" office:value="0.5" calcext:value-type="float">
            <text:p>0.5</text:p>
          </table:table-cell>
          <table:table-cell table:formula="of:=[.D43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44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44]/16.16" office:value-type="float" office:value="0" calcext:value-type="float">
            <text:p>0</text:p>
          </table:table-cell>
          <table:table-cell table:formula="of:=[.C44]/16.16" office:value-type="float" office:value="0.625" calcext:value-type="float">
            <text:p>0.625</text:p>
          </table:table-cell>
          <table:table-cell table:formula="of:=[.D44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45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45]/16.16" office:value-type="float" office:value="0" calcext:value-type="float">
            <text:p>0</text:p>
          </table:table-cell>
          <table:table-cell table:formula="of:=[.C45]/16.16" office:value-type="float" office:value="0.5" calcext:value-type="float">
            <text:p>0.5</text:p>
          </table:table-cell>
          <table:table-cell table:formula="of:=[.D45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46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46]/16.16" office:value-type="float" office:value="0.125" calcext:value-type="float">
            <text:p>0.125</text:p>
          </table:table-cell>
          <table:table-cell table:formula="of:=[.C46]/16.16" office:value-type="float" office:value="0.625" calcext:value-type="float">
            <text:p>0.625</text:p>
          </table:table-cell>
          <table:table-cell table:formula="of:=[.D46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47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47]/16.16" office:value-type="float" office:value="0.125" calcext:value-type="float">
            <text:p>0.125</text:p>
          </table:table-cell>
          <table:table-cell table:formula="of:=[.C47]/16.16" office:value-type="float" office:value="0.5" calcext:value-type="float">
            <text:p>0.5</text:p>
          </table:table-cell>
          <table:table-cell table:formula="of:=[.D47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48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48]/16.16" office:value-type="float" office:value="0" calcext:value-type="float">
            <text:p>0</text:p>
          </table:table-cell>
          <table:table-cell table:formula="of:=[.C48]/16.16" office:value-type="float" office:value="0.625" calcext:value-type="float">
            <text:p>0.625</text:p>
          </table:table-cell>
          <table:table-cell table:formula="of:=[.D48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49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49]/16.16" office:value-type="float" office:value="0" calcext:value-type="float">
            <text:p>0</text:p>
          </table:table-cell>
          <table:table-cell table:formula="of:=[.C49]/16.16" office:value-type="float" office:value="0.75" calcext:value-type="float">
            <text:p>0.75</text:p>
          </table:table-cell>
          <table:table-cell table:formula="of:=[.D49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50]/16.16" office:value-type="float" office:value="0.125" calcext:value-type="float">
            <text:p>0.125</text:p>
          </table:table-cell>
          <table:table-cell table:formula="of:=[.C50]/16.16" office:value-type="float" office:value="0.875" calcext:value-type="float">
            <text:p>0.875</text:p>
          </table:table-cell>
          <table:table-cell table:formula="of:=[.D50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51]/16.16" office:value-type="float" office:value="0.125" calcext:value-type="float">
            <text:p>0.125</text:p>
          </table:table-cell>
          <table:table-cell table:formula="of:=[.C51]/16.16" office:value-type="float" office:value="0.75" calcext:value-type="float">
            <text:p>0.75</text:p>
          </table:table-cell>
          <table:table-cell table:formula="of:=[.D51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52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52]/16.16" office:value-type="float" office:value="0" calcext:value-type="float">
            <text:p>0</text:p>
          </table:table-cell>
          <table:table-cell table:formula="of:=[.C52]/16.16" office:value-type="float" office:value="0.875" calcext:value-type="float">
            <text:p>0.875</text:p>
          </table:table-cell>
          <table:table-cell table:formula="of:=[.D52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53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53]/16.16" office:value-type="float" office:value="0" calcext:value-type="float">
            <text:p>0</text:p>
          </table:table-cell>
          <table:table-cell table:formula="of:=[.C53]/16.16" office:value-type="float" office:value="0.75" calcext:value-type="float">
            <text:p>0.75</text:p>
          </table:table-cell>
          <table:table-cell table:formula="of:=[.D53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54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54]/16.16" office:value-type="float" office:value="0.125" calcext:value-type="float">
            <text:p>0.125</text:p>
          </table:table-cell>
          <table:table-cell table:formula="of:=[.C54]/16.16" office:value-type="float" office:value="0.875" calcext:value-type="float">
            <text:p>0.875</text:p>
          </table:table-cell>
          <table:table-cell table:formula="of:=[.D54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55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55]/16.16" office:value-type="float" office:value="0.125" calcext:value-type="float">
            <text:p>0.125</text:p>
          </table:table-cell>
          <table:table-cell table:formula="of:=[.C55]/16.16" office:value-type="float" office:value="0.75" calcext:value-type="float">
            <text:p>0.75</text:p>
          </table:table-cell>
          <table:table-cell table:formula="of:=[.D55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56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56]/16.16" office:value-type="float" office:value="0" calcext:value-type="float">
            <text:p>0</text:p>
          </table:table-cell>
          <table:table-cell table:formula="of:=[.C56]/16.16" office:value-type="float" office:value="0.875" calcext:value-type="float">
            <text:p>0.875</text:p>
          </table:table-cell>
          <table:table-cell table:formula="of:=[.D56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57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57]/16.16" office:value-type="float" office:value="0" calcext:value-type="float">
            <text:p>0</text:p>
          </table:table-cell>
          <table:table-cell table:formula="of:=[.C57]/16.16" office:value-type="float" office:value="0.75" calcext:value-type="float">
            <text:p>0.75</text:p>
          </table:table-cell>
          <table:table-cell table:formula="of:=[.D57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58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58]/16.16" office:value-type="float" office:value="0.125" calcext:value-type="float">
            <text:p>0.125</text:p>
          </table:table-cell>
          <table:table-cell table:formula="of:=[.C58]/16.16" office:value-type="float" office:value="0.875" calcext:value-type="float">
            <text:p>0.875</text:p>
          </table:table-cell>
          <table:table-cell table:formula="of:=[.D58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59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59]/16.16" office:value-type="float" office:value="0.125" calcext:value-type="float">
            <text:p>0.125</text:p>
          </table:table-cell>
          <table:table-cell table:formula="of:=[.C59]/16.16" office:value-type="float" office:value="0.75" calcext:value-type="float">
            <text:p>0.75</text:p>
          </table:table-cell>
          <table:table-cell table:formula="of:=[.D59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60 <text:s text:c="4"/>1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60]/16.16" office:value-type="float" office:value="0" calcext:value-type="float">
            <text:p>0</text:p>
          </table:table-cell>
          <table:table-cell table:formula="of:=[.C60]/16.16" office:value-type="float" office:value="0.875" calcext:value-type="float">
            <text:p>0.875</text:p>
          </table:table-cell>
          <table:table-cell table:formula="of:=[.D60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61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61]/16.16" office:value-type="float" office:value="0" calcext:value-type="float">
            <text:p>0</text:p>
          </table:table-cell>
          <table:table-cell table:formula="of:=[.C61]/16.16" office:value-type="float" office:value="0.75" calcext:value-type="float">
            <text:p>0.75</text:p>
          </table:table-cell>
          <table:table-cell table:formula="of:=[.D61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62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62]/16.16" office:value-type="float" office:value="0.125" calcext:value-type="float">
            <text:p>0.125</text:p>
          </table:table-cell>
          <table:table-cell table:formula="of:=[.C62]/16.16" office:value-type="float" office:value="0.875" calcext:value-type="float">
            <text:p>0.875</text:p>
          </table:table-cell>
          <table:table-cell table:formula="of:=[.D62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63 <text:s text:c="4"/>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63]/16.16" office:value-type="float" office:value="0.125" calcext:value-type="float">
            <text:p>0.125</text:p>
          </table:table-cell>
          <table:table-cell table:formula="of:=[.C63]/16.16" office:value-type="float" office:value="0.75" calcext:value-type="float">
            <text:p>0.75</text:p>
          </table:table-cell>
          <table:table-cell table:formula="of:=[.D63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64 <text:s text:c="4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64]/16.16" office:value-type="float" office:value="0" calcext:value-type="float">
            <text:p>0</text:p>
          </table:table-cell>
          <table:table-cell table:formula="of:=[.C64]/16.16" office:value-type="float" office:value="0.875" calcext:value-type="float">
            <text:p>0.875</text:p>
          </table:table-cell>
          <table:table-cell table:formula="of:=[.D64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65 <text:s text:c="4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65]/16.16" office:value-type="float" office:value="0.25" calcext:value-type="float">
            <text:p>0.25</text:p>
          </table:table-cell>
          <table:table-cell table:formula="of:=[.C65]/16.16" office:value-type="float" office:value="0" calcext:value-type="float">
            <text:p>0</text:p>
          </table:table-cell>
          <table:table-cell table:formula="of:=[.D65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66]/16.16" office:value-type="float" office:value="0.375" calcext:value-type="float">
            <text:p>0.375</text:p>
          </table:table-cell>
          <table:table-cell table:formula="of:=[.C66]/16.16" office:value-type="float" office:value="0.125" calcext:value-type="float">
            <text:p>0.125</text:p>
          </table:table-cell>
          <table:table-cell table:formula="of:=[.D66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67]/16.16" office:value-type="float" office:value="0.375" calcext:value-type="float">
            <text:p>0.375</text:p>
          </table:table-cell>
          <table:table-cell table:formula="of:=[.C67]/16.16" office:value-type="float" office:value="0" calcext:value-type="float">
            <text:p>0</text:p>
          </table:table-cell>
          <table:table-cell table:formula="of:=[.D67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68 <text:s text:c="4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68]/16.16" office:value-type="float" office:value="0.25" calcext:value-type="float">
            <text:p>0.25</text:p>
          </table:table-cell>
          <table:table-cell table:formula="of:=[.C68]/16.16" office:value-type="float" office:value="0.125" calcext:value-type="float">
            <text:p>0.125</text:p>
          </table:table-cell>
          <table:table-cell table:formula="of:=[.D68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69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69]/16.16" office:value-type="float" office:value="0.25" calcext:value-type="float">
            <text:p>0.25</text:p>
          </table:table-cell>
          <table:table-cell table:formula="of:=[.C69]/16.16" office:value-type="float" office:value="0" calcext:value-type="float">
            <text:p>0</text:p>
          </table:table-cell>
          <table:table-cell table:formula="of:=[.D69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70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70]/16.16" office:value-type="float" office:value="0.375" calcext:value-type="float">
            <text:p>0.375</text:p>
          </table:table-cell>
          <table:table-cell table:formula="of:=[.C70]/16.16" office:value-type="float" office:value="0.125" calcext:value-type="float">
            <text:p>0.125</text:p>
          </table:table-cell>
          <table:table-cell table:formula="of:=[.D70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71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71]/16.16" office:value-type="float" office:value="0.375" calcext:value-type="float">
            <text:p>0.375</text:p>
          </table:table-cell>
          <table:table-cell table:formula="of:=[.C71]/16.16" office:value-type="float" office:value="0" calcext:value-type="float">
            <text:p>0</text:p>
          </table:table-cell>
          <table:table-cell table:formula="of:=[.D71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72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72]/16.16" office:value-type="float" office:value="0.25" calcext:value-type="float">
            <text:p>0.25</text:p>
          </table:table-cell>
          <table:table-cell table:formula="of:=[.C72]/16.16" office:value-type="float" office:value="0.125" calcext:value-type="float">
            <text:p>0.125</text:p>
          </table:table-cell>
          <table:table-cell table:formula="of:=[.D72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73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73]/16.16" office:value-type="float" office:value="0.25" calcext:value-type="float">
            <text:p>0.25</text:p>
          </table:table-cell>
          <table:table-cell table:formula="of:=[.C73]/16.16" office:value-type="float" office:value="0" calcext:value-type="float">
            <text:p>0</text:p>
          </table:table-cell>
          <table:table-cell table:formula="of:=[.D73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74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74]/16.16" office:value-type="float" office:value="0.375" calcext:value-type="float">
            <text:p>0.375</text:p>
          </table:table-cell>
          <table:table-cell table:formula="of:=[.C74]/16.16" office:value-type="float" office:value="0.125" calcext:value-type="float">
            <text:p>0.125</text:p>
          </table:table-cell>
          <table:table-cell table:formula="of:=[.D74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75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75]/16.16" office:value-type="float" office:value="0.375" calcext:value-type="float">
            <text:p>0.375</text:p>
          </table:table-cell>
          <table:table-cell table:formula="of:=[.C75]/16.16" office:value-type="float" office:value="0" calcext:value-type="float">
            <text:p>0</text:p>
          </table:table-cell>
          <table:table-cell table:formula="of:=[.D75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76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76]/16.16" office:value-type="float" office:value="0.25" calcext:value-type="float">
            <text:p>0.25</text:p>
          </table:table-cell>
          <table:table-cell table:formula="of:=[.C76]/16.16" office:value-type="float" office:value="0.125" calcext:value-type="float">
            <text:p>0.125</text:p>
          </table:table-cell>
          <table:table-cell table:formula="of:=[.D76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77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77]/16.16" office:value-type="float" office:value="0.25" calcext:value-type="float">
            <text:p>0.25</text:p>
          </table:table-cell>
          <table:table-cell table:formula="of:=[.C77]/16.16" office:value-type="float" office:value="0" calcext:value-type="float">
            <text:p>0</text:p>
          </table:table-cell>
          <table:table-cell table:formula="of:=[.D77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78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78]/16.16" office:value-type="float" office:value="0.375" calcext:value-type="float">
            <text:p>0.375</text:p>
          </table:table-cell>
          <table:table-cell table:formula="of:=[.C78]/16.16" office:value-type="float" office:value="0.125" calcext:value-type="float">
            <text:p>0.125</text:p>
          </table:table-cell>
          <table:table-cell table:formula="of:=[.D78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79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79]/16.16" office:value-type="float" office:value="0.375" calcext:value-type="float">
            <text:p>0.375</text:p>
          </table:table-cell>
          <table:table-cell table:formula="of:=[.C79]/16.16" office:value-type="float" office:value="0" calcext:value-type="float">
            <text:p>0</text:p>
          </table:table-cell>
          <table:table-cell table:formula="of:=[.D79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80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80]/16.16" office:value-type="float" office:value="0.25" calcext:value-type="float">
            <text:p>0.25</text:p>
          </table:table-cell>
          <table:table-cell table:formula="of:=[.C80]/16.16" office:value-type="float" office:value="0.125" calcext:value-type="float">
            <text:p>0.125</text:p>
          </table:table-cell>
          <table:table-cell table:formula="of:=[.D80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81 <text:s text:c="4"/>1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81]/16.16" office:value-type="float" office:value="0.25" calcext:value-type="float">
            <text:p>0.25</text:p>
          </table:table-cell>
          <table:table-cell table:formula="of:=[.C81]/16.16" office:value-type="float" office:value="0.25" calcext:value-type="float">
            <text:p>0.25</text:p>
          </table:table-cell>
          <table:table-cell table:formula="of:=[.D81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 <text:s text:c="4"/>1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82]/16.16" office:value-type="float" office:value="0.375" calcext:value-type="float">
            <text:p>0.375</text:p>
          </table:table-cell>
          <table:table-cell table:formula="of:=[.C82]/16.16" office:value-type="float" office:value="0.375" calcext:value-type="float">
            <text:p>0.375</text:p>
          </table:table-cell>
          <table:table-cell table:formula="of:=[.D82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83]/16.16" office:value-type="float" office:value="0.375" calcext:value-type="float">
            <text:p>0.375</text:p>
          </table:table-cell>
          <table:table-cell table:formula="of:=[.C83]/16.16" office:value-type="float" office:value="0.25" calcext:value-type="float">
            <text:p>0.25</text:p>
          </table:table-cell>
          <table:table-cell table:formula="of:=[.D83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84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84]/16.16" office:value-type="float" office:value="0.25" calcext:value-type="float">
            <text:p>0.25</text:p>
          </table:table-cell>
          <table:table-cell table:formula="of:=[.C84]/16.16" office:value-type="float" office:value="0.375" calcext:value-type="float">
            <text:p>0.375</text:p>
          </table:table-cell>
          <table:table-cell table:formula="of:=[.D84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85 <text:s text:c="4"/>1</text:p>
          </table:table-cell>
          <table:table-cell table:number-columns-repeated="3"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85]/16.16" office:value-type="float" office:value="0.25" calcext:value-type="float">
            <text:p>0.25</text:p>
          </table:table-cell>
          <table:table-cell table:formula="of:=[.C85]/16.16" office:value-type="float" office:value="0.25" calcext:value-type="float">
            <text:p>0.25</text:p>
          </table:table-cell>
          <table:table-cell table:formula="of:=[.D85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86 <text:s text:c="4"/>1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86]/16.16" office:value-type="float" office:value="0.375" calcext:value-type="float">
            <text:p>0.375</text:p>
          </table:table-cell>
          <table:table-cell table:formula="of:=[.C86]/16.16" office:value-type="float" office:value="0.375" calcext:value-type="float">
            <text:p>0.375</text:p>
          </table:table-cell>
          <table:table-cell table:formula="of:=[.D86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87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87]/16.16" office:value-type="float" office:value="0.375" calcext:value-type="float">
            <text:p>0.375</text:p>
          </table:table-cell>
          <table:table-cell table:formula="of:=[.C87]/16.16" office:value-type="float" office:value="0.25" calcext:value-type="float">
            <text:p>0.25</text:p>
          </table:table-cell>
          <table:table-cell table:formula="of:=[.D87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88 <text:s text:c="4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88]/16.16" office:value-type="float" office:value="0.25" calcext:value-type="float">
            <text:p>0.25</text:p>
          </table:table-cell>
          <table:table-cell table:formula="of:=[.C88]/16.16" office:value-type="float" office:value="0.375" calcext:value-type="float">
            <text:p>0.375</text:p>
          </table:table-cell>
          <table:table-cell table:formula="of:=[.D88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89 <text:s text:c="4"/>1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89]/16.16" office:value-type="float" office:value="0.25" calcext:value-type="float">
            <text:p>0.25</text:p>
          </table:table-cell>
          <table:table-cell table:formula="of:=[.C89]/16.16" office:value-type="float" office:value="0.25" calcext:value-type="float">
            <text:p>0.25</text:p>
          </table:table-cell>
          <table:table-cell table:formula="of:=[.D89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90 <text:s text:c="4"/>1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90]/16.16" office:value-type="float" office:value="0.375" calcext:value-type="float">
            <text:p>0.375</text:p>
          </table:table-cell>
          <table:table-cell table:formula="of:=[.C90]/16.16" office:value-type="float" office:value="0.375" calcext:value-type="float">
            <text:p>0.375</text:p>
          </table:table-cell>
          <table:table-cell table:formula="of:=[.D90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91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91]/16.16" office:value-type="float" office:value="0.375" calcext:value-type="float">
            <text:p>0.375</text:p>
          </table:table-cell>
          <table:table-cell table:formula="of:=[.C91]/16.16" office:value-type="float" office:value="0.25" calcext:value-type="float">
            <text:p>0.25</text:p>
          </table:table-cell>
          <table:table-cell table:formula="of:=[.D91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92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92]/16.16" office:value-type="float" office:value="0.25" calcext:value-type="float">
            <text:p>0.25</text:p>
          </table:table-cell>
          <table:table-cell table:formula="of:=[.C92]/16.16" office:value-type="float" office:value="0.375" calcext:value-type="float">
            <text:p>0.375</text:p>
          </table:table-cell>
          <table:table-cell table:formula="of:=[.D92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93 <text:s text:c="4"/>1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93]/16.16" office:value-type="float" office:value="0.25" calcext:value-type="float">
            <text:p>0.25</text:p>
          </table:table-cell>
          <table:table-cell table:formula="of:=[.C93]/16.16" office:value-type="float" office:value="0.25" calcext:value-type="float">
            <text:p>0.25</text:p>
          </table:table-cell>
          <table:table-cell table:formula="of:=[.D93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94 <text:s text:c="4"/>1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94]/16.16" office:value-type="float" office:value="0.375" calcext:value-type="float">
            <text:p>0.375</text:p>
          </table:table-cell>
          <table:table-cell table:formula="of:=[.C94]/16.16" office:value-type="float" office:value="0.375" calcext:value-type="float">
            <text:p>0.375</text:p>
          </table:table-cell>
          <table:table-cell table:formula="of:=[.D94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95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95]/16.16" office:value-type="float" office:value="0.375" calcext:value-type="float">
            <text:p>0.375</text:p>
          </table:table-cell>
          <table:table-cell table:formula="of:=[.C95]/16.16" office:value-type="float" office:value="0.25" calcext:value-type="float">
            <text:p>0.25</text:p>
          </table:table-cell>
          <table:table-cell table:formula="of:=[.D95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96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96]/16.16" office:value-type="float" office:value="0.25" calcext:value-type="float">
            <text:p>0.25</text:p>
          </table:table-cell>
          <table:table-cell table:formula="of:=[.C96]/16.16" office:value-type="float" office:value="0.375" calcext:value-type="float">
            <text:p>0.375</text:p>
          </table:table-cell>
          <table:table-cell table:formula="of:=[.D96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97 <text:s text:c="4"/>1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97]/16.16" office:value-type="float" office:value="0.25" calcext:value-type="float">
            <text:p>0.25</text:p>
          </table:table-cell>
          <table:table-cell table:formula="of:=[.C97]/16.16" office:value-type="float" office:value="0.5" calcext:value-type="float">
            <text:p>0.5</text:p>
          </table:table-cell>
          <table:table-cell table:formula="of:=[.D97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98]/16.16" office:value-type="float" office:value="0.375" calcext:value-type="float">
            <text:p>0.375</text:p>
          </table:table-cell>
          <table:table-cell table:formula="of:=[.C98]/16.16" office:value-type="float" office:value="0.625" calcext:value-type="float">
            <text:p>0.625</text:p>
          </table:table-cell>
          <table:table-cell table:formula="of:=[.D98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 <text:s text:c="4"/>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99]/16.16" office:value-type="float" office:value="0.375" calcext:value-type="float">
            <text:p>0.375</text:p>
          </table:table-cell>
          <table:table-cell table:formula="of:=[.C99]/16.16" office:value-type="float" office:value="0.5" calcext:value-type="float">
            <text:p>0.5</text:p>
          </table:table-cell>
          <table:table-cell table:formula="of:=[.D99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00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00]/16.16" office:value-type="float" office:value="0.25" calcext:value-type="float">
            <text:p>0.25</text:p>
          </table:table-cell>
          <table:table-cell table:formula="of:=[.C100]/16.16" office:value-type="float" office:value="0.625" calcext:value-type="float">
            <text:p>0.625</text:p>
          </table:table-cell>
          <table:table-cell table:formula="of:=[.D100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01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01]/16.16" office:value-type="float" office:value="0.25" calcext:value-type="float">
            <text:p>0.25</text:p>
          </table:table-cell>
          <table:table-cell table:formula="of:=[.C101]/16.16" office:value-type="float" office:value="0.5" calcext:value-type="float">
            <text:p>0.5</text:p>
          </table:table-cell>
          <table:table-cell table:formula="of:=[.D101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02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02]/16.16" office:value-type="float" office:value="0.375" calcext:value-type="float">
            <text:p>0.375</text:p>
          </table:table-cell>
          <table:table-cell table:formula="of:=[.C102]/16.16" office:value-type="float" office:value="0.625" calcext:value-type="float">
            <text:p>0.625</text:p>
          </table:table-cell>
          <table:table-cell table:formula="of:=[.D102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03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03]/16.16" office:value-type="float" office:value="0.375" calcext:value-type="float">
            <text:p>0.375</text:p>
          </table:table-cell>
          <table:table-cell table:formula="of:=[.C103]/16.16" office:value-type="float" office:value="0.5" calcext:value-type="float">
            <text:p>0.5</text:p>
          </table:table-cell>
          <table:table-cell table:formula="of:=[.D103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04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04]/16.16" office:value-type="float" office:value="0.25" calcext:value-type="float">
            <text:p>0.25</text:p>
          </table:table-cell>
          <table:table-cell table:formula="of:=[.C104]/16.16" office:value-type="float" office:value="0.625" calcext:value-type="float">
            <text:p>0.625</text:p>
          </table:table-cell>
          <table:table-cell table:formula="of:=[.D104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05 <text:s text:c="3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05]/16.16" office:value-type="float" office:value="0.25" calcext:value-type="float">
            <text:p>0.25</text:p>
          </table:table-cell>
          <table:table-cell table:formula="of:=[.C105]/16.16" office:value-type="float" office:value="0.5" calcext:value-type="float">
            <text:p>0.5</text:p>
          </table:table-cell>
          <table:table-cell table:formula="of:=[.D105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6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06]/16.16" office:value-type="float" office:value="0.375" calcext:value-type="float">
            <text:p>0.375</text:p>
          </table:table-cell>
          <table:table-cell table:formula="of:=[.C106]/16.16" office:value-type="float" office:value="0.625" calcext:value-type="float">
            <text:p>0.625</text:p>
          </table:table-cell>
          <table:table-cell table:formula="of:=[.D106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07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07]/16.16" office:value-type="float" office:value="0.375" calcext:value-type="float">
            <text:p>0.375</text:p>
          </table:table-cell>
          <table:table-cell table:formula="of:=[.C107]/16.16" office:value-type="float" office:value="0.5" calcext:value-type="float">
            <text:p>0.5</text:p>
          </table:table-cell>
          <table:table-cell table:formula="of:=[.D107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08 <text:s text:c="3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08]/16.16" office:value-type="float" office:value="0.25" calcext:value-type="float">
            <text:p>0.25</text:p>
          </table:table-cell>
          <table:table-cell table:formula="of:=[.C108]/16.16" office:value-type="float" office:value="0.625" calcext:value-type="float">
            <text:p>0.625</text:p>
          </table:table-cell>
          <table:table-cell table:formula="of:=[.D108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09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09]/16.16" office:value-type="float" office:value="0.25" calcext:value-type="float">
            <text:p>0.25</text:p>
          </table:table-cell>
          <table:table-cell table:formula="of:=[.C109]/16.16" office:value-type="float" office:value="0.5" calcext:value-type="float">
            <text:p>0.5</text:p>
          </table:table-cell>
          <table:table-cell table:formula="of:=[.D109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10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10]/16.16" office:value-type="float" office:value="0.375" calcext:value-type="float">
            <text:p>0.375</text:p>
          </table:table-cell>
          <table:table-cell table:formula="of:=[.C110]/16.16" office:value-type="float" office:value="0.625" calcext:value-type="float">
            <text:p>0.625</text:p>
          </table:table-cell>
          <table:table-cell table:formula="of:=[.D110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11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11]/16.16" office:value-type="float" office:value="0.375" calcext:value-type="float">
            <text:p>0.375</text:p>
          </table:table-cell>
          <table:table-cell table:formula="of:=[.C111]/16.16" office:value-type="float" office:value="0.5" calcext:value-type="float">
            <text:p>0.5</text:p>
          </table:table-cell>
          <table:table-cell table:formula="of:=[.D111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12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12]/16.16" office:value-type="float" office:value="0.25" calcext:value-type="float">
            <text:p>0.25</text:p>
          </table:table-cell>
          <table:table-cell table:formula="of:=[.C112]/16.16" office:value-type="float" office:value="0.625" calcext:value-type="float">
            <text:p>0.625</text:p>
          </table:table-cell>
          <table:table-cell table:formula="of:=[.D112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13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13]/16.16" office:value-type="float" office:value="0.25" calcext:value-type="float">
            <text:p>0.25</text:p>
          </table:table-cell>
          <table:table-cell table:formula="of:=[.C113]/16.16" office:value-type="float" office:value="0.75" calcext:value-type="float">
            <text:p>0.75</text:p>
          </table:table-cell>
          <table:table-cell table:formula="of:=[.D113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14]/16.16" office:value-type="float" office:value="0.375" calcext:value-type="float">
            <text:p>0.375</text:p>
          </table:table-cell>
          <table:table-cell table:formula="of:=[.C114]/16.16" office:value-type="float" office:value="0.875" calcext:value-type="float">
            <text:p>0.875</text:p>
          </table:table-cell>
          <table:table-cell table:formula="of:=[.D114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15]/16.16" office:value-type="float" office:value="0.375" calcext:value-type="float">
            <text:p>0.375</text:p>
          </table:table-cell>
          <table:table-cell table:formula="of:=[.C115]/16.16" office:value-type="float" office:value="0.75" calcext:value-type="float">
            <text:p>0.75</text:p>
          </table:table-cell>
          <table:table-cell table:formula="of:=[.D115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16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16]/16.16" office:value-type="float" office:value="0.25" calcext:value-type="float">
            <text:p>0.25</text:p>
          </table:table-cell>
          <table:table-cell table:formula="of:=[.C116]/16.16" office:value-type="float" office:value="0.875" calcext:value-type="float">
            <text:p>0.875</text:p>
          </table:table-cell>
          <table:table-cell table:formula="of:=[.D116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17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17]/16.16" office:value-type="float" office:value="0.25" calcext:value-type="float">
            <text:p>0.25</text:p>
          </table:table-cell>
          <table:table-cell table:formula="of:=[.C117]/16.16" office:value-type="float" office:value="0.75" calcext:value-type="float">
            <text:p>0.75</text:p>
          </table:table-cell>
          <table:table-cell table:formula="of:=[.D117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18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18]/16.16" office:value-type="float" office:value="0.375" calcext:value-type="float">
            <text:p>0.375</text:p>
          </table:table-cell>
          <table:table-cell table:formula="of:=[.C118]/16.16" office:value-type="float" office:value="0.875" calcext:value-type="float">
            <text:p>0.875</text:p>
          </table:table-cell>
          <table:table-cell table:formula="of:=[.D118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19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19]/16.16" office:value-type="float" office:value="0.375" calcext:value-type="float">
            <text:p>0.375</text:p>
          </table:table-cell>
          <table:table-cell table:formula="of:=[.C119]/16.16" office:value-type="float" office:value="0.75" calcext:value-type="float">
            <text:p>0.75</text:p>
          </table:table-cell>
          <table:table-cell table:formula="of:=[.D119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20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20]/16.16" office:value-type="float" office:value="0.25" calcext:value-type="float">
            <text:p>0.25</text:p>
          </table:table-cell>
          <table:table-cell table:formula="of:=[.C120]/16.16" office:value-type="float" office:value="0.875" calcext:value-type="float">
            <text:p>0.875</text:p>
          </table:table-cell>
          <table:table-cell table:formula="of:=[.D120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21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21]/16.16" office:value-type="float" office:value="0.25" calcext:value-type="float">
            <text:p>0.25</text:p>
          </table:table-cell>
          <table:table-cell table:formula="of:=[.C121]/16.16" office:value-type="float" office:value="0.75" calcext:value-type="float">
            <text:p>0.75</text:p>
          </table:table-cell>
          <table:table-cell table:formula="of:=[.D121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22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22]/16.16" office:value-type="float" office:value="0.375" calcext:value-type="float">
            <text:p>0.375</text:p>
          </table:table-cell>
          <table:table-cell table:formula="of:=[.C122]/16.16" office:value-type="float" office:value="0.875" calcext:value-type="float">
            <text:p>0.875</text:p>
          </table:table-cell>
          <table:table-cell table:formula="of:=[.D122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23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23]/16.16" office:value-type="float" office:value="0.375" calcext:value-type="float">
            <text:p>0.375</text:p>
          </table:table-cell>
          <table:table-cell table:formula="of:=[.C123]/16.16" office:value-type="float" office:value="0.75" calcext:value-type="float">
            <text:p>0.75</text:p>
          </table:table-cell>
          <table:table-cell table:formula="of:=[.D123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24 <text:s text:c="3"/>1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24]/16.16" office:value-type="float" office:value="0.25" calcext:value-type="float">
            <text:p>0.25</text:p>
          </table:table-cell>
          <table:table-cell table:formula="of:=[.C124]/16.16" office:value-type="float" office:value="0.875" calcext:value-type="float">
            <text:p>0.875</text:p>
          </table:table-cell>
          <table:table-cell table:formula="of:=[.D124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25 <text:s text:c="3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25]/16.16" office:value-type="float" office:value="0.25" calcext:value-type="float">
            <text:p>0.25</text:p>
          </table:table-cell>
          <table:table-cell table:formula="of:=[.C125]/16.16" office:value-type="float" office:value="0.75" calcext:value-type="float">
            <text:p>0.75</text:p>
          </table:table-cell>
          <table:table-cell table:formula="of:=[.D125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26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26]/16.16" office:value-type="float" office:value="0.375" calcext:value-type="float">
            <text:p>0.375</text:p>
          </table:table-cell>
          <table:table-cell table:formula="of:=[.C126]/16.16" office:value-type="float" office:value="0.875" calcext:value-type="float">
            <text:p>0.875</text:p>
          </table:table-cell>
          <table:table-cell table:formula="of:=[.D126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27 <text:s text:c="3"/>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27]/16.16" office:value-type="float" office:value="0.375" calcext:value-type="float">
            <text:p>0.375</text:p>
          </table:table-cell>
          <table:table-cell table:formula="of:=[.C127]/16.16" office:value-type="float" office:value="0.75" calcext:value-type="float">
            <text:p>0.75</text:p>
          </table:table-cell>
          <table:table-cell table:formula="of:=[.D127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28 <text:s text:c="3"/>1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28]/16.16" office:value-type="float" office:value="0.25" calcext:value-type="float">
            <text:p>0.25</text:p>
          </table:table-cell>
          <table:table-cell table:formula="of:=[.C128]/16.16" office:value-type="float" office:value="0.875" calcext:value-type="float">
            <text:p>0.875</text:p>
          </table:table-cell>
          <table:table-cell table:formula="of:=[.D128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29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29]/16.16" office:value-type="float" office:value="0.5" calcext:value-type="float">
            <text:p>0.5</text:p>
          </table:table-cell>
          <table:table-cell table:formula="of:=[.C129]/16.16" office:value-type="float" office:value="0" calcext:value-type="float">
            <text:p>0</text:p>
          </table:table-cell>
          <table:table-cell table:formula="of:=[.D129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30]/16.16" office:value-type="float" office:value="0.625" calcext:value-type="float">
            <text:p>0.625</text:p>
          </table:table-cell>
          <table:table-cell table:formula="of:=[.C130]/16.16" office:value-type="float" office:value="0.125" calcext:value-type="float">
            <text:p>0.125</text:p>
          </table:table-cell>
          <table:table-cell table:formula="of:=[.D130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31]/16.16" office:value-type="float" office:value="0.625" calcext:value-type="float">
            <text:p>0.625</text:p>
          </table:table-cell>
          <table:table-cell table:formula="of:=[.C131]/16.16" office:value-type="float" office:value="0" calcext:value-type="float">
            <text:p>0</text:p>
          </table:table-cell>
          <table:table-cell table:formula="of:=[.D131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32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32]/16.16" office:value-type="float" office:value="0.5" calcext:value-type="float">
            <text:p>0.5</text:p>
          </table:table-cell>
          <table:table-cell table:formula="of:=[.C132]/16.16" office:value-type="float" office:value="0.125" calcext:value-type="float">
            <text:p>0.125</text:p>
          </table:table-cell>
          <table:table-cell table:formula="of:=[.D132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33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33]/16.16" office:value-type="float" office:value="0.5" calcext:value-type="float">
            <text:p>0.5</text:p>
          </table:table-cell>
          <table:table-cell table:formula="of:=[.C133]/16.16" office:value-type="float" office:value="0" calcext:value-type="float">
            <text:p>0</text:p>
          </table:table-cell>
          <table:table-cell table:formula="of:=[.D133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34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34]/16.16" office:value-type="float" office:value="0.625" calcext:value-type="float">
            <text:p>0.625</text:p>
          </table:table-cell>
          <table:table-cell table:formula="of:=[.C134]/16.16" office:value-type="float" office:value="0.125" calcext:value-type="float">
            <text:p>0.125</text:p>
          </table:table-cell>
          <table:table-cell table:formula="of:=[.D134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35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35]/16.16" office:value-type="float" office:value="0.625" calcext:value-type="float">
            <text:p>0.625</text:p>
          </table:table-cell>
          <table:table-cell table:formula="of:=[.C135]/16.16" office:value-type="float" office:value="0" calcext:value-type="float">
            <text:p>0</text:p>
          </table:table-cell>
          <table:table-cell table:formula="of:=[.D135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36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36]/16.16" office:value-type="float" office:value="0.5" calcext:value-type="float">
            <text:p>0.5</text:p>
          </table:table-cell>
          <table:table-cell table:formula="of:=[.C136]/16.16" office:value-type="float" office:value="0.125" calcext:value-type="float">
            <text:p>0.125</text:p>
          </table:table-cell>
          <table:table-cell table:formula="of:=[.D136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37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37]/16.16" office:value-type="float" office:value="0.5" calcext:value-type="float">
            <text:p>0.5</text:p>
          </table:table-cell>
          <table:table-cell table:formula="of:=[.C137]/16.16" office:value-type="float" office:value="0" calcext:value-type="float">
            <text:p>0</text:p>
          </table:table-cell>
          <table:table-cell table:formula="of:=[.D137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38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38]/16.16" office:value-type="float" office:value="0.625" calcext:value-type="float">
            <text:p>0.625</text:p>
          </table:table-cell>
          <table:table-cell table:formula="of:=[.C138]/16.16" office:value-type="float" office:value="0.125" calcext:value-type="float">
            <text:p>0.125</text:p>
          </table:table-cell>
          <table:table-cell table:formula="of:=[.D138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39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39]/16.16" office:value-type="float" office:value="0.625" calcext:value-type="float">
            <text:p>0.625</text:p>
          </table:table-cell>
          <table:table-cell table:formula="of:=[.C139]/16.16" office:value-type="float" office:value="0" calcext:value-type="float">
            <text:p>0</text:p>
          </table:table-cell>
          <table:table-cell table:formula="of:=[.D139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40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40]/16.16" office:value-type="float" office:value="0.5" calcext:value-type="float">
            <text:p>0.5</text:p>
          </table:table-cell>
          <table:table-cell table:formula="of:=[.C140]/16.16" office:value-type="float" office:value="0.125" calcext:value-type="float">
            <text:p>0.125</text:p>
          </table:table-cell>
          <table:table-cell table:formula="of:=[.D140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41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41]/16.16" office:value-type="float" office:value="0.5" calcext:value-type="float">
            <text:p>0.5</text:p>
          </table:table-cell>
          <table:table-cell table:formula="of:=[.C141]/16.16" office:value-type="float" office:value="0" calcext:value-type="float">
            <text:p>0</text:p>
          </table:table-cell>
          <table:table-cell table:formula="of:=[.D141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42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42]/16.16" office:value-type="float" office:value="0.625" calcext:value-type="float">
            <text:p>0.625</text:p>
          </table:table-cell>
          <table:table-cell table:formula="of:=[.C142]/16.16" office:value-type="float" office:value="0.125" calcext:value-type="float">
            <text:p>0.125</text:p>
          </table:table-cell>
          <table:table-cell table:formula="of:=[.D142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43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43]/16.16" office:value-type="float" office:value="0.625" calcext:value-type="float">
            <text:p>0.625</text:p>
          </table:table-cell>
          <table:table-cell table:formula="of:=[.C143]/16.16" office:value-type="float" office:value="0" calcext:value-type="float">
            <text:p>0</text:p>
          </table:table-cell>
          <table:table-cell table:formula="of:=[.D143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44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44]/16.16" office:value-type="float" office:value="0.5" calcext:value-type="float">
            <text:p>0.5</text:p>
          </table:table-cell>
          <table:table-cell table:formula="of:=[.C144]/16.16" office:value-type="float" office:value="0.125" calcext:value-type="float">
            <text:p>0.125</text:p>
          </table:table-cell>
          <table:table-cell table:formula="of:=[.D144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45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45]/16.16" office:value-type="float" office:value="0.5" calcext:value-type="float">
            <text:p>0.5</text:p>
          </table:table-cell>
          <table:table-cell table:formula="of:=[.C145]/16.16" office:value-type="float" office:value="0.25" calcext:value-type="float">
            <text:p>0.25</text:p>
          </table:table-cell>
          <table:table-cell table:formula="of:=[.D145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46]/16.16" office:value-type="float" office:value="0.625" calcext:value-type="float">
            <text:p>0.625</text:p>
          </table:table-cell>
          <table:table-cell table:formula="of:=[.C146]/16.16" office:value-type="float" office:value="0.375" calcext:value-type="float">
            <text:p>0.375</text:p>
          </table:table-cell>
          <table:table-cell table:formula="of:=[.D146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47]/16.16" office:value-type="float" office:value="0.625" calcext:value-type="float">
            <text:p>0.625</text:p>
          </table:table-cell>
          <table:table-cell table:formula="of:=[.C147]/16.16" office:value-type="float" office:value="0.25" calcext:value-type="float">
            <text:p>0.25</text:p>
          </table:table-cell>
          <table:table-cell table:formula="of:=[.D147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48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48]/16.16" office:value-type="float" office:value="0.5" calcext:value-type="float">
            <text:p>0.5</text:p>
          </table:table-cell>
          <table:table-cell table:formula="of:=[.C148]/16.16" office:value-type="float" office:value="0.375" calcext:value-type="float">
            <text:p>0.375</text:p>
          </table:table-cell>
          <table:table-cell table:formula="of:=[.D148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49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49]/16.16" office:value-type="float" office:value="0.5" calcext:value-type="float">
            <text:p>0.5</text:p>
          </table:table-cell>
          <table:table-cell table:formula="of:=[.C149]/16.16" office:value-type="float" office:value="0.25" calcext:value-type="float">
            <text:p>0.25</text:p>
          </table:table-cell>
          <table:table-cell table:formula="of:=[.D149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50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50]/16.16" office:value-type="float" office:value="0.625" calcext:value-type="float">
            <text:p>0.625</text:p>
          </table:table-cell>
          <table:table-cell table:formula="of:=[.C150]/16.16" office:value-type="float" office:value="0.375" calcext:value-type="float">
            <text:p>0.375</text:p>
          </table:table-cell>
          <table:table-cell table:formula="of:=[.D150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51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51]/16.16" office:value-type="float" office:value="0.625" calcext:value-type="float">
            <text:p>0.625</text:p>
          </table:table-cell>
          <table:table-cell table:formula="of:=[.C151]/16.16" office:value-type="float" office:value="0.25" calcext:value-type="float">
            <text:p>0.25</text:p>
          </table:table-cell>
          <table:table-cell table:formula="of:=[.D151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52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52]/16.16" office:value-type="float" office:value="0.5" calcext:value-type="float">
            <text:p>0.5</text:p>
          </table:table-cell>
          <table:table-cell table:formula="of:=[.C152]/16.16" office:value-type="float" office:value="0.375" calcext:value-type="float">
            <text:p>0.375</text:p>
          </table:table-cell>
          <table:table-cell table:formula="of:=[.D152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53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53]/16.16" office:value-type="float" office:value="0.5" calcext:value-type="float">
            <text:p>0.5</text:p>
          </table:table-cell>
          <table:table-cell table:formula="of:=[.C153]/16.16" office:value-type="float" office:value="0.25" calcext:value-type="float">
            <text:p>0.25</text:p>
          </table:table-cell>
          <table:table-cell table:formula="of:=[.D153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54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54]/16.16" office:value-type="float" office:value="0.625" calcext:value-type="float">
            <text:p>0.625</text:p>
          </table:table-cell>
          <table:table-cell table:formula="of:=[.C154]/16.16" office:value-type="float" office:value="0.375" calcext:value-type="float">
            <text:p>0.375</text:p>
          </table:table-cell>
          <table:table-cell table:formula="of:=[.D154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55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55]/16.16" office:value-type="float" office:value="0.625" calcext:value-type="float">
            <text:p>0.625</text:p>
          </table:table-cell>
          <table:table-cell table:formula="of:=[.C155]/16.16" office:value-type="float" office:value="0.25" calcext:value-type="float">
            <text:p>0.25</text:p>
          </table:table-cell>
          <table:table-cell table:formula="of:=[.D155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56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56]/16.16" office:value-type="float" office:value="0.5" calcext:value-type="float">
            <text:p>0.5</text:p>
          </table:table-cell>
          <table:table-cell table:formula="of:=[.C156]/16.16" office:value-type="float" office:value="0.375" calcext:value-type="float">
            <text:p>0.375</text:p>
          </table:table-cell>
          <table:table-cell table:formula="of:=[.D156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57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57]/16.16" office:value-type="float" office:value="0.5" calcext:value-type="float">
            <text:p>0.5</text:p>
          </table:table-cell>
          <table:table-cell table:formula="of:=[.C157]/16.16" office:value-type="float" office:value="0.25" calcext:value-type="float">
            <text:p>0.25</text:p>
          </table:table-cell>
          <table:table-cell table:formula="of:=[.D157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58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58]/16.16" office:value-type="float" office:value="0.625" calcext:value-type="float">
            <text:p>0.625</text:p>
          </table:table-cell>
          <table:table-cell table:formula="of:=[.C158]/16.16" office:value-type="float" office:value="0.375" calcext:value-type="float">
            <text:p>0.375</text:p>
          </table:table-cell>
          <table:table-cell table:formula="of:=[.D158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59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59]/16.16" office:value-type="float" office:value="0.625" calcext:value-type="float">
            <text:p>0.625</text:p>
          </table:table-cell>
          <table:table-cell table:formula="of:=[.C159]/16.16" office:value-type="float" office:value="0.25" calcext:value-type="float">
            <text:p>0.25</text:p>
          </table:table-cell>
          <table:table-cell table:formula="of:=[.D159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60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60]/16.16" office:value-type="float" office:value="0.5" calcext:value-type="float">
            <text:p>0.5</text:p>
          </table:table-cell>
          <table:table-cell table:formula="of:=[.C160]/16.16" office:value-type="float" office:value="0.375" calcext:value-type="float">
            <text:p>0.375</text:p>
          </table:table-cell>
          <table:table-cell table:formula="of:=[.D160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61 <text:s text:c="3"/>1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61]/16.16" office:value-type="float" office:value="0.5" calcext:value-type="float">
            <text:p>0.5</text:p>
          </table:table-cell>
          <table:table-cell table:formula="of:=[.C161]/16.16" office:value-type="float" office:value="0.5" calcext:value-type="float">
            <text:p>0.5</text:p>
          </table:table-cell>
          <table:table-cell table:formula="of:=[.D161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 <text:s text:c="3"/>1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62]/16.16" office:value-type="float" office:value="0.625" calcext:value-type="float">
            <text:p>0.625</text:p>
          </table:table-cell>
          <table:table-cell table:formula="of:=[.C162]/16.16" office:value-type="float" office:value="0.625" calcext:value-type="float">
            <text:p>0.625</text:p>
          </table:table-cell>
          <table:table-cell table:formula="of:=[.D162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63]/16.16" office:value-type="float" office:value="0.625" calcext:value-type="float">
            <text:p>0.625</text:p>
          </table:table-cell>
          <table:table-cell table:formula="of:=[.C163]/16.16" office:value-type="float" office:value="0.5" calcext:value-type="float">
            <text:p>0.5</text:p>
          </table:table-cell>
          <table:table-cell table:formula="of:=[.D163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64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64]/16.16" office:value-type="float" office:value="0.5" calcext:value-type="float">
            <text:p>0.5</text:p>
          </table:table-cell>
          <table:table-cell table:formula="of:=[.C164]/16.16" office:value-type="float" office:value="0.625" calcext:value-type="float">
            <text:p>0.625</text:p>
          </table:table-cell>
          <table:table-cell table:formula="of:=[.D164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65 <text:s text:c="3"/>1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65]/16.16" office:value-type="float" office:value="0.5" calcext:value-type="float">
            <text:p>0.5</text:p>
          </table:table-cell>
          <table:table-cell table:formula="of:=[.C165]/16.16" office:value-type="float" office:value="0.5" calcext:value-type="float">
            <text:p>0.5</text:p>
          </table:table-cell>
          <table:table-cell table:formula="of:=[.D165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66 <text:s text:c="3"/>1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66]/16.16" office:value-type="float" office:value="0.625" calcext:value-type="float">
            <text:p>0.625</text:p>
          </table:table-cell>
          <table:table-cell table:formula="of:=[.C166]/16.16" office:value-type="float" office:value="0.625" calcext:value-type="float">
            <text:p>0.625</text:p>
          </table:table-cell>
          <table:table-cell table:formula="of:=[.D166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67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67]/16.16" office:value-type="float" office:value="0.625" calcext:value-type="float">
            <text:p>0.625</text:p>
          </table:table-cell>
          <table:table-cell table:formula="of:=[.C167]/16.16" office:value-type="float" office:value="0.5" calcext:value-type="float">
            <text:p>0.5</text:p>
          </table:table-cell>
          <table:table-cell table:formula="of:=[.D167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68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68]/16.16" office:value-type="float" office:value="0.5" calcext:value-type="float">
            <text:p>0.5</text:p>
          </table:table-cell>
          <table:table-cell table:formula="of:=[.C168]/16.16" office:value-type="float" office:value="0.625" calcext:value-type="float">
            <text:p>0.625</text:p>
          </table:table-cell>
          <table:table-cell table:formula="of:=[.D168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69 <text:s text:c="3"/>1</text:p>
          </table:table-cell>
          <table:table-cell table:number-columns-repeated="3"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69]/16.16" office:value-type="float" office:value="0.5" calcext:value-type="float">
            <text:p>0.5</text:p>
          </table:table-cell>
          <table:table-cell table:formula="of:=[.C169]/16.16" office:value-type="float" office:value="0.5" calcext:value-type="float">
            <text:p>0.5</text:p>
          </table:table-cell>
          <table:table-cell table:formula="of:=[.D169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0 <text:s text:c="3"/>1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70]/16.16" office:value-type="float" office:value="0.625" calcext:value-type="float">
            <text:p>0.625</text:p>
          </table:table-cell>
          <table:table-cell table:formula="of:=[.C170]/16.16" office:value-type="float" office:value="0.625" calcext:value-type="float">
            <text:p>0.625</text:p>
          </table:table-cell>
          <table:table-cell table:formula="of:=[.D170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1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71]/16.16" office:value-type="float" office:value="0.625" calcext:value-type="float">
            <text:p>0.625</text:p>
          </table:table-cell>
          <table:table-cell table:formula="of:=[.C171]/16.16" office:value-type="float" office:value="0.5" calcext:value-type="float">
            <text:p>0.5</text:p>
          </table:table-cell>
          <table:table-cell table:formula="of:=[.D171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72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72]/16.16" office:value-type="float" office:value="0.5" calcext:value-type="float">
            <text:p>0.5</text:p>
          </table:table-cell>
          <table:table-cell table:formula="of:=[.C172]/16.16" office:value-type="float" office:value="0.625" calcext:value-type="float">
            <text:p>0.625</text:p>
          </table:table-cell>
          <table:table-cell table:formula="of:=[.D172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73 <text:s text:c="3"/>1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73]/16.16" office:value-type="float" office:value="0.5" calcext:value-type="float">
            <text:p>0.5</text:p>
          </table:table-cell>
          <table:table-cell table:formula="of:=[.C173]/16.16" office:value-type="float" office:value="0.5" calcext:value-type="float">
            <text:p>0.5</text:p>
          </table:table-cell>
          <table:table-cell table:formula="of:=[.D173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74 <text:s text:c="3"/>1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74]/16.16" office:value-type="float" office:value="0.625" calcext:value-type="float">
            <text:p>0.625</text:p>
          </table:table-cell>
          <table:table-cell table:formula="of:=[.C174]/16.16" office:value-type="float" office:value="0.625" calcext:value-type="float">
            <text:p>0.625</text:p>
          </table:table-cell>
          <table:table-cell table:formula="of:=[.D174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75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75]/16.16" office:value-type="float" office:value="0.625" calcext:value-type="float">
            <text:p>0.625</text:p>
          </table:table-cell>
          <table:table-cell table:formula="of:=[.C175]/16.16" office:value-type="float" office:value="0.5" calcext:value-type="float">
            <text:p>0.5</text:p>
          </table:table-cell>
          <table:table-cell table:formula="of:=[.D175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76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76]/16.16" office:value-type="float" office:value="0.5" calcext:value-type="float">
            <text:p>0.5</text:p>
          </table:table-cell>
          <table:table-cell table:formula="of:=[.C176]/16.16" office:value-type="float" office:value="0.625" calcext:value-type="float">
            <text:p>0.625</text:p>
          </table:table-cell>
          <table:table-cell table:formula="of:=[.D176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77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77]/16.16" office:value-type="float" office:value="0.5" calcext:value-type="float">
            <text:p>0.5</text:p>
          </table:table-cell>
          <table:table-cell table:formula="of:=[.C177]/16.16" office:value-type="float" office:value="0.75" calcext:value-type="float">
            <text:p>0.75</text:p>
          </table:table-cell>
          <table:table-cell table:formula="of:=[.D177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78]/16.16" office:value-type="float" office:value="0.625" calcext:value-type="float">
            <text:p>0.625</text:p>
          </table:table-cell>
          <table:table-cell table:formula="of:=[.C178]/16.16" office:value-type="float" office:value="0.875" calcext:value-type="float">
            <text:p>0.875</text:p>
          </table:table-cell>
          <table:table-cell table:formula="of:=[.D178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79]/16.16" office:value-type="float" office:value="0.625" calcext:value-type="float">
            <text:p>0.625</text:p>
          </table:table-cell>
          <table:table-cell table:formula="of:=[.C179]/16.16" office:value-type="float" office:value="0.75" calcext:value-type="float">
            <text:p>0.75</text:p>
          </table:table-cell>
          <table:table-cell table:formula="of:=[.D179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80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80]/16.16" office:value-type="float" office:value="0.5" calcext:value-type="float">
            <text:p>0.5</text:p>
          </table:table-cell>
          <table:table-cell table:formula="of:=[.C180]/16.16" office:value-type="float" office:value="0.875" calcext:value-type="float">
            <text:p>0.875</text:p>
          </table:table-cell>
          <table:table-cell table:formula="of:=[.D180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81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81]/16.16" office:value-type="float" office:value="0.5" calcext:value-type="float">
            <text:p>0.5</text:p>
          </table:table-cell>
          <table:table-cell table:formula="of:=[.C181]/16.16" office:value-type="float" office:value="0.75" calcext:value-type="float">
            <text:p>0.75</text:p>
          </table:table-cell>
          <table:table-cell table:formula="of:=[.D181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82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82]/16.16" office:value-type="float" office:value="0.625" calcext:value-type="float">
            <text:p>0.625</text:p>
          </table:table-cell>
          <table:table-cell table:formula="of:=[.C182]/16.16" office:value-type="float" office:value="0.875" calcext:value-type="float">
            <text:p>0.875</text:p>
          </table:table-cell>
          <table:table-cell table:formula="of:=[.D182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83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83]/16.16" office:value-type="float" office:value="0.625" calcext:value-type="float">
            <text:p>0.625</text:p>
          </table:table-cell>
          <table:table-cell table:formula="of:=[.C183]/16.16" office:value-type="float" office:value="0.75" calcext:value-type="float">
            <text:p>0.75</text:p>
          </table:table-cell>
          <table:table-cell table:formula="of:=[.D183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84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84]/16.16" office:value-type="float" office:value="0.5" calcext:value-type="float">
            <text:p>0.5</text:p>
          </table:table-cell>
          <table:table-cell table:formula="of:=[.C184]/16.16" office:value-type="float" office:value="0.875" calcext:value-type="float">
            <text:p>0.875</text:p>
          </table:table-cell>
          <table:table-cell table:formula="of:=[.D184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185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85]/16.16" office:value-type="float" office:value="0.5" calcext:value-type="float">
            <text:p>0.5</text:p>
          </table:table-cell>
          <table:table-cell table:formula="of:=[.C185]/16.16" office:value-type="float" office:value="0.75" calcext:value-type="float">
            <text:p>0.75</text:p>
          </table:table-cell>
          <table:table-cell table:formula="of:=[.D185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6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186]/16.16" office:value-type="float" office:value="0.625" calcext:value-type="float">
            <text:p>0.625</text:p>
          </table:table-cell>
          <table:table-cell table:formula="of:=[.C186]/16.16" office:value-type="float" office:value="0.875" calcext:value-type="float">
            <text:p>0.875</text:p>
          </table:table-cell>
          <table:table-cell table:formula="of:=[.D186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7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87]/16.16" office:value-type="float" office:value="0.625" calcext:value-type="float">
            <text:p>0.625</text:p>
          </table:table-cell>
          <table:table-cell table:formula="of:=[.C187]/16.16" office:value-type="float" office:value="0.75" calcext:value-type="float">
            <text:p>0.75</text:p>
          </table:table-cell>
          <table:table-cell table:formula="of:=[.D187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88 <text:s text:c="3"/>1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188]/16.16" office:value-type="float" office:value="0.5" calcext:value-type="float">
            <text:p>0.5</text:p>
          </table:table-cell>
          <table:table-cell table:formula="of:=[.C188]/16.16" office:value-type="float" office:value="0.875" calcext:value-type="float">
            <text:p>0.875</text:p>
          </table:table-cell>
          <table:table-cell table:formula="of:=[.D188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189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89]/16.16" office:value-type="float" office:value="0.5" calcext:value-type="float">
            <text:p>0.5</text:p>
          </table:table-cell>
          <table:table-cell table:formula="of:=[.C189]/16.16" office:value-type="float" office:value="0.75" calcext:value-type="float">
            <text:p>0.75</text:p>
          </table:table-cell>
          <table:table-cell table:formula="of:=[.D189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90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190]/16.16" office:value-type="float" office:value="0.625" calcext:value-type="float">
            <text:p>0.625</text:p>
          </table:table-cell>
          <table:table-cell table:formula="of:=[.C190]/16.16" office:value-type="float" office:value="0.875" calcext:value-type="float">
            <text:p>0.875</text:p>
          </table:table-cell>
          <table:table-cell table:formula="of:=[.D190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191 <text:s text:c="3"/>1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91]/16.16" office:value-type="float" office:value="0.625" calcext:value-type="float">
            <text:p>0.625</text:p>
          </table:table-cell>
          <table:table-cell table:formula="of:=[.C191]/16.16" office:value-type="float" office:value="0.75" calcext:value-type="float">
            <text:p>0.75</text:p>
          </table:table-cell>
          <table:table-cell table:formula="of:=[.D191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92 <text:s text:c="3"/>1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192]/16.16" office:value-type="float" office:value="0.5" calcext:value-type="float">
            <text:p>0.5</text:p>
          </table:table-cell>
          <table:table-cell table:formula="of:=[.C192]/16.16" office:value-type="float" office:value="0.875" calcext:value-type="float">
            <text:p>0.875</text:p>
          </table:table-cell>
          <table:table-cell table:formula="of:=[.D192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193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93]/16.16" office:value-type="float" office:value="0.75" calcext:value-type="float">
            <text:p>0.75</text:p>
          </table:table-cell>
          <table:table-cell table:formula="of:=[.C193]/16.16" office:value-type="float" office:value="0" calcext:value-type="float">
            <text:p>0</text:p>
          </table:table-cell>
          <table:table-cell table:formula="of:=[.D193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194]/16.16" office:value-type="float" office:value="0.875" calcext:value-type="float">
            <text:p>0.875</text:p>
          </table:table-cell>
          <table:table-cell table:formula="of:=[.C194]/16.16" office:value-type="float" office:value="0.125" calcext:value-type="float">
            <text:p>0.125</text:p>
          </table:table-cell>
          <table:table-cell table:formula="of:=[.D194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95]/16.16" office:value-type="float" office:value="0.875" calcext:value-type="float">
            <text:p>0.875</text:p>
          </table:table-cell>
          <table:table-cell table:formula="of:=[.C195]/16.16" office:value-type="float" office:value="0" calcext:value-type="float">
            <text:p>0</text:p>
          </table:table-cell>
          <table:table-cell table:formula="of:=[.D195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96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196]/16.16" office:value-type="float" office:value="0.75" calcext:value-type="float">
            <text:p>0.75</text:p>
          </table:table-cell>
          <table:table-cell table:formula="of:=[.C196]/16.16" office:value-type="float" office:value="0.125" calcext:value-type="float">
            <text:p>0.125</text:p>
          </table:table-cell>
          <table:table-cell table:formula="of:=[.D196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197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97]/16.16" office:value-type="float" office:value="0.75" calcext:value-type="float">
            <text:p>0.75</text:p>
          </table:table-cell>
          <table:table-cell table:formula="of:=[.C197]/16.16" office:value-type="float" office:value="0" calcext:value-type="float">
            <text:p>0</text:p>
          </table:table-cell>
          <table:table-cell table:formula="of:=[.D197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98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198]/16.16" office:value-type="float" office:value="0.875" calcext:value-type="float">
            <text:p>0.875</text:p>
          </table:table-cell>
          <table:table-cell table:formula="of:=[.C198]/16.16" office:value-type="float" office:value="0.125" calcext:value-type="float">
            <text:p>0.125</text:p>
          </table:table-cell>
          <table:table-cell table:formula="of:=[.D198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199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199]/16.16" office:value-type="float" office:value="0.875" calcext:value-type="float">
            <text:p>0.875</text:p>
          </table:table-cell>
          <table:table-cell table:formula="of:=[.C199]/16.16" office:value-type="float" office:value="0" calcext:value-type="float">
            <text:p>0</text:p>
          </table:table-cell>
          <table:table-cell table:formula="of:=[.D199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00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00]/16.16" office:value-type="float" office:value="0.75" calcext:value-type="float">
            <text:p>0.75</text:p>
          </table:table-cell>
          <table:table-cell table:formula="of:=[.C200]/16.16" office:value-type="float" office:value="0.125" calcext:value-type="float">
            <text:p>0.125</text:p>
          </table:table-cell>
          <table:table-cell table:formula="of:=[.D200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01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01]/16.16" office:value-type="float" office:value="0.75" calcext:value-type="float">
            <text:p>0.75</text:p>
          </table:table-cell>
          <table:table-cell table:formula="of:=[.C201]/16.16" office:value-type="float" office:value="0" calcext:value-type="float">
            <text:p>0</text:p>
          </table:table-cell>
          <table:table-cell table:formula="of:=[.D201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2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02]/16.16" office:value-type="float" office:value="0.875" calcext:value-type="float">
            <text:p>0.875</text:p>
          </table:table-cell>
          <table:table-cell table:formula="of:=[.C202]/16.16" office:value-type="float" office:value="0.125" calcext:value-type="float">
            <text:p>0.125</text:p>
          </table:table-cell>
          <table:table-cell table:formula="of:=[.D202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03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03]/16.16" office:value-type="float" office:value="0.875" calcext:value-type="float">
            <text:p>0.875</text:p>
          </table:table-cell>
          <table:table-cell table:formula="of:=[.C203]/16.16" office:value-type="float" office:value="0" calcext:value-type="float">
            <text:p>0</text:p>
          </table:table-cell>
          <table:table-cell table:formula="of:=[.D203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4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04]/16.16" office:value-type="float" office:value="0.75" calcext:value-type="float">
            <text:p>0.75</text:p>
          </table:table-cell>
          <table:table-cell table:formula="of:=[.C204]/16.16" office:value-type="float" office:value="0.125" calcext:value-type="float">
            <text:p>0.125</text:p>
          </table:table-cell>
          <table:table-cell table:formula="of:=[.D204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05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05]/16.16" office:value-type="float" office:value="0.75" calcext:value-type="float">
            <text:p>0.75</text:p>
          </table:table-cell>
          <table:table-cell table:formula="of:=[.C205]/16.16" office:value-type="float" office:value="0" calcext:value-type="float">
            <text:p>0</text:p>
          </table:table-cell>
          <table:table-cell table:formula="of:=[.D205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6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06]/16.16" office:value-type="float" office:value="0.875" calcext:value-type="float">
            <text:p>0.875</text:p>
          </table:table-cell>
          <table:table-cell table:formula="of:=[.C206]/16.16" office:value-type="float" office:value="0.125" calcext:value-type="float">
            <text:p>0.125</text:p>
          </table:table-cell>
          <table:table-cell table:formula="of:=[.D206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7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07]/16.16" office:value-type="float" office:value="0.875" calcext:value-type="float">
            <text:p>0.875</text:p>
          </table:table-cell>
          <table:table-cell table:formula="of:=[.C207]/16.16" office:value-type="float" office:value="0" calcext:value-type="float">
            <text:p>0</text:p>
          </table:table-cell>
          <table:table-cell table:formula="of:=[.D207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8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08]/16.16" office:value-type="float" office:value="0.75" calcext:value-type="float">
            <text:p>0.75</text:p>
          </table:table-cell>
          <table:table-cell table:formula="of:=[.C208]/16.16" office:value-type="float" office:value="0.125" calcext:value-type="float">
            <text:p>0.125</text:p>
          </table:table-cell>
          <table:table-cell table:formula="of:=[.D208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09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09]/16.16" office:value-type="float" office:value="0.75" calcext:value-type="float">
            <text:p>0.75</text:p>
          </table:table-cell>
          <table:table-cell table:formula="of:=[.C209]/16.16" office:value-type="float" office:value="0.25" calcext:value-type="float">
            <text:p>0.25</text:p>
          </table:table-cell>
          <table:table-cell table:formula="of:=[.D209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10]/16.16" office:value-type="float" office:value="0.875" calcext:value-type="float">
            <text:p>0.875</text:p>
          </table:table-cell>
          <table:table-cell table:formula="of:=[.C210]/16.16" office:value-type="float" office:value="0.375" calcext:value-type="float">
            <text:p>0.375</text:p>
          </table:table-cell>
          <table:table-cell table:formula="of:=[.D210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11]/16.16" office:value-type="float" office:value="0.875" calcext:value-type="float">
            <text:p>0.875</text:p>
          </table:table-cell>
          <table:table-cell table:formula="of:=[.C211]/16.16" office:value-type="float" office:value="0.25" calcext:value-type="float">
            <text:p>0.25</text:p>
          </table:table-cell>
          <table:table-cell table:formula="of:=[.D211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12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12]/16.16" office:value-type="float" office:value="0.75" calcext:value-type="float">
            <text:p>0.75</text:p>
          </table:table-cell>
          <table:table-cell table:formula="of:=[.C212]/16.16" office:value-type="float" office:value="0.375" calcext:value-type="float">
            <text:p>0.375</text:p>
          </table:table-cell>
          <table:table-cell table:formula="of:=[.D212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13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13]/16.16" office:value-type="float" office:value="0.75" calcext:value-type="float">
            <text:p>0.75</text:p>
          </table:table-cell>
          <table:table-cell table:formula="of:=[.C213]/16.16" office:value-type="float" office:value="0.25" calcext:value-type="float">
            <text:p>0.25</text:p>
          </table:table-cell>
          <table:table-cell table:formula="of:=[.D213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14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14]/16.16" office:value-type="float" office:value="0.875" calcext:value-type="float">
            <text:p>0.875</text:p>
          </table:table-cell>
          <table:table-cell table:formula="of:=[.C214]/16.16" office:value-type="float" office:value="0.375" calcext:value-type="float">
            <text:p>0.375</text:p>
          </table:table-cell>
          <table:table-cell table:formula="of:=[.D214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15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15]/16.16" office:value-type="float" office:value="0.875" calcext:value-type="float">
            <text:p>0.875</text:p>
          </table:table-cell>
          <table:table-cell table:formula="of:=[.C215]/16.16" office:value-type="float" office:value="0.25" calcext:value-type="float">
            <text:p>0.25</text:p>
          </table:table-cell>
          <table:table-cell table:formula="of:=[.D215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16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16]/16.16" office:value-type="float" office:value="0.75" calcext:value-type="float">
            <text:p>0.75</text:p>
          </table:table-cell>
          <table:table-cell table:formula="of:=[.C216]/16.16" office:value-type="float" office:value="0.375" calcext:value-type="float">
            <text:p>0.375</text:p>
          </table:table-cell>
          <table:table-cell table:formula="of:=[.D216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17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17]/16.16" office:value-type="float" office:value="0.75" calcext:value-type="float">
            <text:p>0.75</text:p>
          </table:table-cell>
          <table:table-cell table:formula="of:=[.C217]/16.16" office:value-type="float" office:value="0.25" calcext:value-type="float">
            <text:p>0.25</text:p>
          </table:table-cell>
          <table:table-cell table:formula="of:=[.D217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8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18]/16.16" office:value-type="float" office:value="0.875" calcext:value-type="float">
            <text:p>0.875</text:p>
          </table:table-cell>
          <table:table-cell table:formula="of:=[.C218]/16.16" office:value-type="float" office:value="0.375" calcext:value-type="float">
            <text:p>0.375</text:p>
          </table:table-cell>
          <table:table-cell table:formula="of:=[.D218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19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19]/16.16" office:value-type="float" office:value="0.875" calcext:value-type="float">
            <text:p>0.875</text:p>
          </table:table-cell>
          <table:table-cell table:formula="of:=[.C219]/16.16" office:value-type="float" office:value="0.25" calcext:value-type="float">
            <text:p>0.25</text:p>
          </table:table-cell>
          <table:table-cell table:formula="of:=[.D219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20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20]/16.16" office:value-type="float" office:value="0.75" calcext:value-type="float">
            <text:p>0.75</text:p>
          </table:table-cell>
          <table:table-cell table:formula="of:=[.C220]/16.16" office:value-type="float" office:value="0.375" calcext:value-type="float">
            <text:p>0.375</text:p>
          </table:table-cell>
          <table:table-cell table:formula="of:=[.D220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21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21]/16.16" office:value-type="float" office:value="0.75" calcext:value-type="float">
            <text:p>0.75</text:p>
          </table:table-cell>
          <table:table-cell table:formula="of:=[.C221]/16.16" office:value-type="float" office:value="0.25" calcext:value-type="float">
            <text:p>0.25</text:p>
          </table:table-cell>
          <table:table-cell table:formula="of:=[.D221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22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22]/16.16" office:value-type="float" office:value="0.875" calcext:value-type="float">
            <text:p>0.875</text:p>
          </table:table-cell>
          <table:table-cell table:formula="of:=[.C222]/16.16" office:value-type="float" office:value="0.375" calcext:value-type="float">
            <text:p>0.375</text:p>
          </table:table-cell>
          <table:table-cell table:formula="of:=[.D222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23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23]/16.16" office:value-type="float" office:value="0.875" calcext:value-type="float">
            <text:p>0.875</text:p>
          </table:table-cell>
          <table:table-cell table:formula="of:=[.C223]/16.16" office:value-type="float" office:value="0.25" calcext:value-type="float">
            <text:p>0.25</text:p>
          </table:table-cell>
          <table:table-cell table:formula="of:=[.D223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24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24]/16.16" office:value-type="float" office:value="0.75" calcext:value-type="float">
            <text:p>0.75</text:p>
          </table:table-cell>
          <table:table-cell table:formula="of:=[.C224]/16.16" office:value-type="float" office:value="0.375" calcext:value-type="float">
            <text:p>0.375</text:p>
          </table:table-cell>
          <table:table-cell table:formula="of:=[.D224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25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25]/16.16" office:value-type="float" office:value="0.75" calcext:value-type="float">
            <text:p>0.75</text:p>
          </table:table-cell>
          <table:table-cell table:formula="of:=[.C225]/16.16" office:value-type="float" office:value="0.5" calcext:value-type="float">
            <text:p>0.5</text:p>
          </table:table-cell>
          <table:table-cell table:formula="of:=[.D225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6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26]/16.16" office:value-type="float" office:value="0.875" calcext:value-type="float">
            <text:p>0.875</text:p>
          </table:table-cell>
          <table:table-cell table:formula="of:=[.C226]/16.16" office:value-type="float" office:value="0.625" calcext:value-type="float">
            <text:p>0.625</text:p>
          </table:table-cell>
          <table:table-cell table:formula="of:=[.D226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27]/16.16" office:value-type="float" office:value="0.875" calcext:value-type="float">
            <text:p>0.875</text:p>
          </table:table-cell>
          <table:table-cell table:formula="of:=[.C227]/16.16" office:value-type="float" office:value="0.5" calcext:value-type="float">
            <text:p>0.5</text:p>
          </table:table-cell>
          <table:table-cell table:formula="of:=[.D227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28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28]/16.16" office:value-type="float" office:value="0.75" calcext:value-type="float">
            <text:p>0.75</text:p>
          </table:table-cell>
          <table:table-cell table:formula="of:=[.C228]/16.16" office:value-type="float" office:value="0.625" calcext:value-type="float">
            <text:p>0.625</text:p>
          </table:table-cell>
          <table:table-cell table:formula="of:=[.D228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29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29]/16.16" office:value-type="float" office:value="0.75" calcext:value-type="float">
            <text:p>0.75</text:p>
          </table:table-cell>
          <table:table-cell table:formula="of:=[.C229]/16.16" office:value-type="float" office:value="0.5" calcext:value-type="float">
            <text:p>0.5</text:p>
          </table:table-cell>
          <table:table-cell table:formula="of:=[.D229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30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30]/16.16" office:value-type="float" office:value="0.875" calcext:value-type="float">
            <text:p>0.875</text:p>
          </table:table-cell>
          <table:table-cell table:formula="of:=[.C230]/16.16" office:value-type="float" office:value="0.625" calcext:value-type="float">
            <text:p>0.625</text:p>
          </table:table-cell>
          <table:table-cell table:formula="of:=[.D230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31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31]/16.16" office:value-type="float" office:value="0.875" calcext:value-type="float">
            <text:p>0.875</text:p>
          </table:table-cell>
          <table:table-cell table:formula="of:=[.C231]/16.16" office:value-type="float" office:value="0.5" calcext:value-type="float">
            <text:p>0.5</text:p>
          </table:table-cell>
          <table:table-cell table:formula="of:=[.D231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32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32]/16.16" office:value-type="float" office:value="0.75" calcext:value-type="float">
            <text:p>0.75</text:p>
          </table:table-cell>
          <table:table-cell table:formula="of:=[.C232]/16.16" office:value-type="float" office:value="0.625" calcext:value-type="float">
            <text:p>0.625</text:p>
          </table:table-cell>
          <table:table-cell table:formula="of:=[.D232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33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33]/16.16" office:value-type="float" office:value="0.75" calcext:value-type="float">
            <text:p>0.75</text:p>
          </table:table-cell>
          <table:table-cell table:formula="of:=[.C233]/16.16" office:value-type="float" office:value="0.5" calcext:value-type="float">
            <text:p>0.5</text:p>
          </table:table-cell>
          <table:table-cell table:formula="of:=[.D233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34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34]/16.16" office:value-type="float" office:value="0.875" calcext:value-type="float">
            <text:p>0.875</text:p>
          </table:table-cell>
          <table:table-cell table:formula="of:=[.C234]/16.16" office:value-type="float" office:value="0.625" calcext:value-type="float">
            <text:p>0.625</text:p>
          </table:table-cell>
          <table:table-cell table:formula="of:=[.D234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35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35]/16.16" office:value-type="float" office:value="0.875" calcext:value-type="float">
            <text:p>0.875</text:p>
          </table:table-cell>
          <table:table-cell table:formula="of:=[.C235]/16.16" office:value-type="float" office:value="0.5" calcext:value-type="float">
            <text:p>0.5</text:p>
          </table:table-cell>
          <table:table-cell table:formula="of:=[.D235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36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36]/16.16" office:value-type="float" office:value="0.75" calcext:value-type="float">
            <text:p>0.75</text:p>
          </table:table-cell>
          <table:table-cell table:formula="of:=[.C236]/16.16" office:value-type="float" office:value="0.625" calcext:value-type="float">
            <text:p>0.625</text:p>
          </table:table-cell>
          <table:table-cell table:formula="of:=[.D236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37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37]/16.16" office:value-type="float" office:value="0.75" calcext:value-type="float">
            <text:p>0.75</text:p>
          </table:table-cell>
          <table:table-cell table:formula="of:=[.C237]/16.16" office:value-type="float" office:value="0.5" calcext:value-type="float">
            <text:p>0.5</text:p>
          </table:table-cell>
          <table:table-cell table:formula="of:=[.D237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38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38]/16.16" office:value-type="float" office:value="0.875" calcext:value-type="float">
            <text:p>0.875</text:p>
          </table:table-cell>
          <table:table-cell table:formula="of:=[.C238]/16.16" office:value-type="float" office:value="0.625" calcext:value-type="float">
            <text:p>0.625</text:p>
          </table:table-cell>
          <table:table-cell table:formula="of:=[.D238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39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39]/16.16" office:value-type="float" office:value="0.875" calcext:value-type="float">
            <text:p>0.875</text:p>
          </table:table-cell>
          <table:table-cell table:formula="of:=[.C239]/16.16" office:value-type="float" office:value="0.5" calcext:value-type="float">
            <text:p>0.5</text:p>
          </table:table-cell>
          <table:table-cell table:formula="of:=[.D239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40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40]/16.16" office:value-type="float" office:value="0.75" calcext:value-type="float">
            <text:p>0.75</text:p>
          </table:table-cell>
          <table:table-cell table:formula="of:=[.C240]/16.16" office:value-type="float" office:value="0.625" calcext:value-type="float">
            <text:p>0.625</text:p>
          </table:table-cell>
          <table:table-cell table:formula="of:=[.D240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41 <text:s text:c="3"/>1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41]/16.16" office:value-type="float" office:value="0.75" calcext:value-type="float">
            <text:p>0.75</text:p>
          </table:table-cell>
          <table:table-cell table:formula="of:=[.C241]/16.16" office:value-type="float" office:value="0.75" calcext:value-type="float">
            <text:p>0.75</text:p>
          </table:table-cell>
          <table:table-cell table:formula="of:=[.D241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 <text:s text:c="3"/>1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</text:p>
          </table:table-cell>
          <table:table-cell table:formula="of:=[.B242]/16.16" office:value-type="float" office:value="0.875" calcext:value-type="float">
            <text:p>0.875</text:p>
          </table:table-cell>
          <table:table-cell table:formula="of:=[.C242]/16.16" office:value-type="float" office:value="0.875" calcext:value-type="float">
            <text:p>0.875</text:p>
          </table:table-cell>
          <table:table-cell table:formula="of:=[.D242]/16.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43]/16.16" office:value-type="float" office:value="0.875" calcext:value-type="float">
            <text:p>0.875</text:p>
          </table:table-cell>
          <table:table-cell table:formula="of:=[.C243]/16.16" office:value-type="float" office:value="0.75" calcext:value-type="float">
            <text:p>0.75</text:p>
          </table:table-cell>
          <table:table-cell table:formula="of:=[.D243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44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/>
          <table:table-cell office:value-type="string" calcext:value-type="string">
            <text:p>Al</text:p>
          </table:table-cell>
          <table:table-cell table:formula="of:=[.B244]/16.16" office:value-type="float" office:value="0.75" calcext:value-type="float">
            <text:p>0.75</text:p>
          </table:table-cell>
          <table:table-cell table:formula="of:=[.C244]/16.16" office:value-type="float" office:value="0.875" calcext:value-type="float">
            <text:p>0.875</text:p>
          </table:table-cell>
          <table:table-cell table:formula="of:=[.D244]/16.16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245 <text:s text:c="3"/>1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45]/16.16" office:value-type="float" office:value="0.75" calcext:value-type="float">
            <text:p>0.75</text:p>
          </table:table-cell>
          <table:table-cell table:formula="of:=[.C245]/16.16" office:value-type="float" office:value="0.75" calcext:value-type="float">
            <text:p>0.75</text:p>
          </table:table-cell>
          <table:table-cell table:formula="of:=[.D245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46 <text:s text:c="3"/>1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Al</text:p>
          </table:table-cell>
          <table:table-cell table:formula="of:=[.B246]/16.16" office:value-type="float" office:value="0.875" calcext:value-type="float">
            <text:p>0.875</text:p>
          </table:table-cell>
          <table:table-cell table:formula="of:=[.C246]/16.16" office:value-type="float" office:value="0.875" calcext:value-type="float">
            <text:p>0.875</text:p>
          </table:table-cell>
          <table:table-cell table:formula="of:=[.D246]/16.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247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47]/16.16" office:value-type="float" office:value="0.875" calcext:value-type="float">
            <text:p>0.875</text:p>
          </table:table-cell>
          <table:table-cell table:formula="of:=[.C247]/16.16" office:value-type="float" office:value="0.75" calcext:value-type="float">
            <text:p>0.75</text:p>
          </table:table-cell>
          <table:table-cell table:formula="of:=[.D247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48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string" calcext:value-type="string">
            <text:p>Al</text:p>
          </table:table-cell>
          <table:table-cell table:formula="of:=[.B248]/16.16" office:value-type="float" office:value="0.75" calcext:value-type="float">
            <text:p>0.75</text:p>
          </table:table-cell>
          <table:table-cell table:formula="of:=[.C248]/16.16" office:value-type="float" office:value="0.875" calcext:value-type="float">
            <text:p>0.875</text:p>
          </table:table-cell>
          <table:table-cell table:formula="of:=[.D248]/16.16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249 <text:s text:c="3"/>1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49]/16.16" office:value-type="float" office:value="0.75" calcext:value-type="float">
            <text:p>0.75</text:p>
          </table:table-cell>
          <table:table-cell table:formula="of:=[.C249]/16.16" office:value-type="float" office:value="0.75" calcext:value-type="float">
            <text:p>0.75</text:p>
          </table:table-cell>
          <table:table-cell table:formula="of:=[.D249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50 <text:s text:c="3"/>1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string" calcext:value-type="string">
            <text:p>Al</text:p>
          </table:table-cell>
          <table:table-cell table:formula="of:=[.B250]/16.16" office:value-type="float" office:value="0.875" calcext:value-type="float">
            <text:p>0.875</text:p>
          </table:table-cell>
          <table:table-cell table:formula="of:=[.C250]/16.16" office:value-type="float" office:value="0.875" calcext:value-type="float">
            <text:p>0.875</text:p>
          </table:table-cell>
          <table:table-cell table:formula="of:=[.D250]/16.1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51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51]/16.16" office:value-type="float" office:value="0.875" calcext:value-type="float">
            <text:p>0.875</text:p>
          </table:table-cell>
          <table:table-cell table:formula="of:=[.C251]/16.16" office:value-type="float" office:value="0.75" calcext:value-type="float">
            <text:p>0.75</text:p>
          </table:table-cell>
          <table:table-cell table:formula="of:=[.D251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52 <text:s text:c="3"/>1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Al</text:p>
          </table:table-cell>
          <table:table-cell table:formula="of:=[.B252]/16.16" office:value-type="float" office:value="0.75" calcext:value-type="float">
            <text:p>0.75</text:p>
          </table:table-cell>
          <table:table-cell table:formula="of:=[.C252]/16.16" office:value-type="float" office:value="0.875" calcext:value-type="float">
            <text:p>0.875</text:p>
          </table:table-cell>
          <table:table-cell table:formula="of:=[.D252]/16.16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253 <text:s text:c="3"/>1</text:p>
          </table:table-cell>
          <table:table-cell table:number-columns-repeated="3"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53]/16.16" office:value-type="float" office:value="0.75" calcext:value-type="float">
            <text:p>0.75</text:p>
          </table:table-cell>
          <table:table-cell table:formula="of:=[.C253]/16.16" office:value-type="float" office:value="0.75" calcext:value-type="float">
            <text:p>0.75</text:p>
          </table:table-cell>
          <table:table-cell table:formula="of:=[.D253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54 <text:s text:c="3"/>1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string" calcext:value-type="string">
            <text:p>Al</text:p>
          </table:table-cell>
          <table:table-cell table:formula="of:=[.B254]/16.16" office:value-type="float" office:value="0.875" calcext:value-type="float">
            <text:p>0.875</text:p>
          </table:table-cell>
          <table:table-cell table:formula="of:=[.C254]/16.16" office:value-type="float" office:value="0.875" calcext:value-type="float">
            <text:p>0.875</text:p>
          </table:table-cell>
          <table:table-cell table:formula="of:=[.D254]/16.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55 <text:s text:c="3"/>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55]/16.16" office:value-type="float" office:value="0.875" calcext:value-type="float">
            <text:p>0.875</text:p>
          </table:table-cell>
          <table:table-cell table:formula="of:=[.C255]/16.16" office:value-type="float" office:value="0.75" calcext:value-type="float">
            <text:p>0.75</text:p>
          </table:table-cell>
          <table:table-cell table:formula="of:=[.D255]/16.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256 <text:s text:c="3"/>1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4.14" calcext:value-type="float">
            <text:p>14.14</text:p>
          </table:table-cell>
          <table:table-cell/>
          <table:table-cell office:value-type="string" calcext:value-type="string">
            <text:p>Al</text:p>
          </table:table-cell>
          <table:table-cell table:formula="of:=[.B256]/16.16" office:value-type="float" office:value="0.75" calcext:value-type="float">
            <text:p>0.75</text:p>
          </table:table-cell>
          <table:table-cell table:formula="of:=[.C256]/16.16" office:value-type="float" office:value="0.875" calcext:value-type="float">
            <text:p>0.875</text:p>
          </table:table-cell>
          <table:table-cell table:formula="of:=[.D256]/16.16" office:value-type="float" office:value="0.875" calcext:value-type="float">
            <text:p>0.875</text:p>
          </table:table-cell>
        </table:table-row>
      </table:table>
      <table:table table:name="Sheet8" table:style-name="ta1">
        <table:table-column table:style-name="co1" table:number-columns-repeated="3" table:default-cell-style-name="Default"/>
        <table:table-row table:style-name="ro1"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0.0018107" calcext:value-type="float">
            <text:p>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-0.0018107" calcext:value-type="float">
            <text:p>-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0" calcext:value-type="float">
            <text:p>0</text:p>
          </table:table-cell>
          <table:table-cell office:value-type="float" office:value="0.0000263" calcext:value-type="float">
            <text:p>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63" calcext:value-type="float">
            <text:p>-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0.0004031" calcext:value-type="float">
            <text:p>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-0.0004031" calcext:value-type="float">
            <text:p>-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-0.0047753" calcext:value-type="float">
            <text:p>-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6" calcext:value-type="float">
            <text:p>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1" calcext:value-type="float">
            <text:p>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481" calcext:value-type="float">
            <text:p>-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6" calcext:value-type="float">
            <text:p>-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-0.0003672" calcext:value-type="float">
            <text:p>-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0.0002179" calcext:value-type="float">
            <text:p>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-0.0004796" calcext:value-type="float">
            <text:p>-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0.0004796" calcext:value-type="float">
            <text:p>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-0.0002179" calcext:value-type="float">
            <text:p>-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362" calcext:value-type="float">
            <text:p>-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-0.1195049" calcext:value-type="float">
            <text:p>-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96" calcext:value-type="float">
            <text:p>-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Sheet9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078" calcext:value-type="float">
            <text:p>-1.86078</text:p>
          </table:table-cell>
          <table:table-cell office:value-type="float" office:value="1.76248E-015" calcext:value-type="float">
            <text:p>1.76248E-15</text:p>
          </table:table-cell>
          <table:table-cell office:value-type="float" office:value="1.73472E-015" calcext:value-type="float">
            <text:p>1.73472E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401548" calcext:value-type="float">
            <text:p>0.401548</text:p>
          </table:table-cell>
          <table:table-cell office:value-type="float" office:value="0.537891" calcext:value-type="float">
            <text:p>0.537891</text:p>
          </table:table-cell>
          <table:table-cell office:value-type="float" office:value="-4.85723E-016" calcext:value-type="float">
            <text:p>-4.85723E-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.401548" calcext:value-type="float">
            <text:p>0.401548</text:p>
          </table:table-cell>
          <table:table-cell office:value-type="float" office:value="-6.45317E-016" calcext:value-type="float">
            <text:p>-6.45317E-16</text:p>
          </table:table-cell>
          <table:table-cell office:value-type="float" office:value="0.537891" calcext:value-type="float">
            <text:p>0.537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77885" calcext:value-type="float">
            <text:p>-0.00177885</text:p>
          </table:table-cell>
          <table:table-cell office:value-type="float" office:value="1.23512E-015" calcext:value-type="float">
            <text:p>1.23512E-15</text:p>
          </table:table-cell>
          <table:table-cell office:value-type="float" office:value="-0.00317803" calcext:value-type="float">
            <text:p>-0.00317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109379" calcext:value-type="float">
            <text:p>-0.000109379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181071" calcext:value-type="float">
            <text:p>0.00181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-0.000152666" calcext:value-type="float">
            <text:p>-0.0001526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182038" calcext:value-type="float">
            <text:p>-0.000182038</text:p>
          </table:table-cell>
          <table:table-cell office:value-type="float" office:value="1.63758E-015" calcext:value-type="float">
            <text:p>1.63758E-15</text:p>
          </table:table-cell>
          <table:table-cell office:value-type="float" office:value="-1.69309E-015" calcext:value-type="float">
            <text:p>-1.69309E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504095" calcext:value-type="float">
            <text:p>-5.04095E-05</text:p>
          </table:table-cell>
          <table:table-cell office:value-type="float" office:value="0.0000656207" calcext:value-type="float">
            <text:p>6.56207E-05</text:p>
          </table:table-cell>
          <table:table-cell office:value-type="float" office:value="-8.01442E-016" calcext:value-type="float">
            <text:p>-8.01442E-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109379" calcext:value-type="float">
            <text:p>-0.000109379</text:p>
          </table:table-cell>
          <table:table-cell office:value-type="float" office:value="1.36176E-015" calcext:value-type="float">
            <text:p>1.36176E-15</text:p>
          </table:table-cell>
          <table:table-cell office:value-type="float" office:value="-0.00181071" calcext:value-type="float">
            <text:p>-0.00181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-0.0000563083" calcext:value-type="float">
            <text:p>-5.63083E-05</text:p>
          </table:table-cell>
          <table:table-cell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177885" calcext:value-type="float">
            <text:p>-0.00177885</text:p>
          </table:table-cell>
          <table:table-cell office:value-type="float" office:value="1.35308E-015" calcext:value-type="float">
            <text:p>1.35308E-15</text:p>
          </table:table-cell>
          <table:table-cell office:value-type="float" office:value="0.00317803" calcext:value-type="float">
            <text:p>0.00317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-0.00496886" calcext:value-type="float">
            <text:p>-0.00496886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0.401548" calcext:value-type="float">
            <text:p>0.401548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0.537891" calcext:value-type="float">
            <text:p>-0.5378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-0.00177885" calcext:value-type="float">
            <text:p>-0.00177885</text:p>
          </table:table-cell>
          <table:table-cell office:value-type="float" office:value="-0.00317803" calcext:value-type="float">
            <text:p>-0.00317803</text:p>
          </table:table-cell>
          <table:table-cell office:value-type="float" office:value="1.23512E-015" calcext:value-type="float">
            <text:p>1.23512E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-0.000109379" calcext:value-type="float">
            <text:p>-0.000109379</text:p>
          </table:table-cell>
          <table:table-cell office:value-type="float" office:value="0.00181071" calcext:value-type="float">
            <text:p>0.00181071</text:p>
          </table:table-cell>
          <table:table-cell office:value-type="float" office:value="7.07767E-016" calcext:value-type="float">
            <text:p>7.07767E-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86" calcext:value-type="float">
            <text:p>-0.00496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-0.0000563083" calcext:value-type="float">
            <text:p>-5.63083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-0.0000269075" calcext:value-type="float">
            <text:p>-2.6907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0.000309861" calcext:value-type="float">
            <text:p>0.000309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-0.0000258538" calcext:value-type="float">
            <text:p>-2.58538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391996" calcext:value-type="float">
            <text:p>-3.91996E-05</text:p>
          </table:table-cell>
          <table:table-cell office:value-type="float" office:value="-0.00000205914" calcext:value-type="float">
            <text:p>-2.05914E-06</text:p>
          </table:table-cell>
          <table:table-cell office:value-type="float" office:value="-1.70697E-015" calcext:value-type="float">
            <text:p>-1.70697E-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0154484" calcext:value-type="float">
            <text:p>-1.54484E-06</text:p>
          </table:table-cell>
          <table:table-cell office:value-type="float" office:value="0.0000263179" calcext:value-type="float">
            <text:p>2.63179E-05</text:p>
          </table:table-cell>
          <table:table-cell office:value-type="float" office:value="-1.60982E-015" calcext:value-type="float">
            <text:p>-1.60982E-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0.000309861" calcext:value-type="float">
            <text:p>0.000309861</text:p>
          </table:table-cell>
          <table:table-cell office:value-type="float" office:value="-0.000315007" calcext:value-type="float">
            <text:p>-0.000315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368929" calcext:value-type="float">
            <text:p>-3.68929E-05</text:p>
          </table:table-cell>
          <table:table-cell office:value-type="float" office:value="-0.0000258538" calcext:value-type="float">
            <text:p>-2.58538E-05</text:p>
          </table:table-cell>
          <table:table-cell office:value-type="float" office:value="0.0000258538" calcext:value-type="float">
            <text:p>2.58538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209072" calcext:value-type="float">
            <text:p>-0.00209072</text:p>
          </table:table-cell>
          <table:table-cell office:value-type="float" office:value="-0.0000269075" calcext:value-type="float">
            <text:p>-2.69075E-05</text:p>
          </table:table-cell>
          <table:table-cell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0.000315007" calcext:value-type="float">
            <text:p>0.000315007</text:p>
          </table:table-cell>
          <table:table-cell office:value-type="float" office:value="-0.000309861" calcext:value-type="float">
            <text:p>-0.0003098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86" calcext:value-type="float">
            <text:p>0.00496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-0.000152666" calcext:value-type="float">
            <text:p>-0.000152666</text:p>
          </table:table-cell>
          <table:table-cell office:value-type="float" office:value="0.0000563083" calcext:value-type="float">
            <text:p>5.6308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-0.000182038" calcext:value-type="float">
            <text:p>-0.000182038</text:p>
          </table:table-cell>
          <table:table-cell office:value-type="float" office:value="-1.74166E-015" calcext:value-type="float">
            <text:p>-1.74166E-15</text:p>
          </table:table-cell>
          <table:table-cell office:value-type="float" office:value="1.63758E-015" calcext:value-type="float">
            <text:p>1.63758E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-0.000109379" calcext:value-type="float">
            <text:p>-0.000109379</text:p>
          </table:table-cell>
          <table:table-cell office:value-type="float" office:value="-0.00181071" calcext:value-type="float">
            <text:p>-0.00181071</text:p>
          </table:table-cell>
          <table:table-cell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-0.0000504095" calcext:value-type="float">
            <text:p>-5.04095E-05</text:p>
          </table:table-cell>
          <table:table-cell office:value-type="float" office:value="-8.7777E-016" calcext:value-type="float">
            <text:p>-8.7777E-16</text:p>
          </table:table-cell>
          <table:table-cell office:value-type="float" office:value="0.0000656207" calcext:value-type="float">
            <text:p>6.5620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-0.0000563083" calcext:value-type="float">
            <text:p>-5.63083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-0.0000391996" calcext:value-type="float">
            <text:p>-3.91996E-05</text:p>
          </table:table-cell>
          <table:table-cell office:value-type="float" office:value="-1.82493E-015" calcext:value-type="float">
            <text:p>-1.82493E-15</text:p>
          </table:table-cell>
          <table:table-cell office:value-type="float" office:value="-0.00000205914" calcext:value-type="float">
            <text:p>-2.05914E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0.000309861" calcext:value-type="float">
            <text:p>0.0003098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0154484" calcext:value-type="float">
            <text:p>-1.54484E-06</text:p>
          </table:table-cell>
          <table:table-cell office:value-type="float" office:value="-1.6185E-015" calcext:value-type="float">
            <text:p>-1.6185E-15</text:p>
          </table:table-cell>
          <table:table-cell office:value-type="float" office:value="0.0000263179" calcext:value-type="float">
            <text:p>2.63179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368929" calcext:value-type="float">
            <text:p>-3.68929E-05</text:p>
          </table:table-cell>
          <table:table-cell office:value-type="float" office:value="0.0000258538" calcext:value-type="float">
            <text:p>2.58538E-05</text:p>
          </table:table-cell>
          <table:table-cell office:value-type="float" office:value="-0.0000258538" calcext:value-type="float">
            <text:p>-2.58538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1.97065E-015" calcext:value-type="float">
            <text:p>1.97065E-15</text:p>
          </table:table-cell>
          <table:table-cell office:value-type="float" office:value="-2.08167E-015" calcext:value-type="float">
            <text:p>-2.08167E-15</text:p>
          </table:table-cell>
          <table:table-cell office:value-type="float" office:value="-2.13718E-015" calcext:value-type="float">
            <text:p>-2.13718E-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0154484" calcext:value-type="float">
            <text:p>-1.54484E-06</text:p>
          </table:table-cell>
          <table:table-cell office:value-type="float" office:value="-0.0000263179" calcext:value-type="float">
            <text:p>-2.63179E-05</text:p>
          </table:table-cell>
          <table:table-cell office:value-type="float" office:value="-1.83013E-015" calcext:value-type="float">
            <text:p>-1.83013E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0154484" calcext:value-type="float">
            <text:p>-1.54484E-06</text:p>
          </table:table-cell>
          <table:table-cell office:value-type="float" office:value="-1.76421E-015" calcext:value-type="float">
            <text:p>-1.76421E-15</text:p>
          </table:table-cell>
          <table:table-cell office:value-type="float" office:value="-0.0000263179" calcext:value-type="float">
            <text:p>-2.63179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-0.0000368929" calcext:value-type="float">
            <text:p>-3.68929E-05</text:p>
          </table:table-cell>
          <table:table-cell table:number-columns-repeated="2" office:value-type="float" office:value="0.0000258538" calcext:value-type="float">
            <text:p>2.58538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00391996" calcext:value-type="float">
            <text:p>-3.91996E-05</text:p>
          </table:table-cell>
          <table:table-cell office:value-type="float" office:value="-1.66533E-015" calcext:value-type="float">
            <text:p>-1.66533E-15</text:p>
          </table:table-cell>
          <table:table-cell office:value-type="float" office:value="0.00000205914" calcext:value-type="float">
            <text:p>2.05914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-0.000315007" calcext:value-type="float">
            <text:p>-0.000315007</text:p>
          </table:table-cell>
          <table:table-cell office:value-type="float" office:value="-0.000309861" calcext:value-type="float">
            <text:p>-0.0003098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00504095" calcext:value-type="float">
            <text:p>-5.04095E-05</text:p>
          </table:table-cell>
          <table:table-cell office:value-type="float" office:value="-1.37564E-015" calcext:value-type="float">
            <text:p>-1.37564E-15</text:p>
          </table:table-cell>
          <table:table-cell office:value-type="float" office:value="-0.0000656207" calcext:value-type="float">
            <text:p>-6.56207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0.000152666" calcext:value-type="float">
            <text:p>0.000152666</text:p>
          </table:table-cell>
          <table:table-cell office:value-type="float" office:value="0.0000563083" calcext:value-type="float">
            <text:p>5.63083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-0.00177885" calcext:value-type="float">
            <text:p>-0.00177885</text:p>
          </table:table-cell>
          <table:table-cell office:value-type="float" office:value="0.00317803" calcext:value-type="float">
            <text:p>0.00317803</text:p>
          </table:table-cell>
          <table:table-cell office:value-type="float" office:value="1.39819E-015" calcext:value-type="float">
            <text:p>1.39819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401548" calcext:value-type="float">
            <text:p>0.401548</text:p>
          </table:table-cell>
          <table:table-cell office:value-type="float" office:value="-0.537891" calcext:value-type="float">
            <text:p>-0.537891</text:p>
          </table:table-cell>
          <table:table-cell office:value-type="float" office:value="4.71845E-016" calcext:value-type="float">
            <text:p>4.71845E-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86" calcext:value-type="float">
            <text:p>-0.004968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209072" calcext:value-type="float">
            <text:p>-0.00209072</text:p>
          </table:table-cell>
          <table:table-cell office:value-type="float" office:value="0.0000269075" calcext:value-type="float">
            <text:p>2.69075E-05</text:p>
          </table:table-cell>
          <table:table-cell office:value-type="float" office:value="-0.0000269075" calcext:value-type="float">
            <text:p>-2.69075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0.000315007" calcext:value-type="float">
            <text:p>0.0003150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-0.000152666" calcext:value-type="float">
            <text:p>-0.0001526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391996" calcext:value-type="float">
            <text:p>-3.91996E-05</text:p>
          </table:table-cell>
          <table:table-cell office:value-type="float" office:value="0.00000205914" calcext:value-type="float">
            <text:p>2.05914E-06</text:p>
          </table:table-cell>
          <table:table-cell office:value-type="float" office:value="-1.67921E-015" calcext:value-type="float">
            <text:p>-1.67921E-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504095" calcext:value-type="float">
            <text:p>-5.04095E-05</text:p>
          </table:table-cell>
          <table:table-cell office:value-type="float" office:value="-0.0000656207" calcext:value-type="float">
            <text:p>-6.56207E-05</text:p>
          </table:table-cell>
          <table:table-cell office:value-type="float" office:value="-1.42421E-015" calcext:value-type="float">
            <text:p>-1.42421E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796186" calcext:value-type="float">
            <text:p>-7.96186E-05</text:p>
          </table:table-cell>
          <table:table-cell office:value-type="float" office:value="-0.000309861" calcext:value-type="float">
            <text:p>-0.000309861</text:p>
          </table:table-cell>
          <table:table-cell office:value-type="float" office:value="-0.000315007" calcext:value-type="float">
            <text:p>-0.000315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635811" calcext:value-type="float">
            <text:p>-0.000635811</text:p>
          </table:table-cell>
          <table:table-cell office:value-type="float" office:value="0.0000563083" calcext:value-type="float">
            <text:p>5.63083E-05</text:p>
          </table:table-cell>
          <table:table-cell office:value-type="float" office:value="0.000152666" calcext:value-type="float">
            <text:p>0.0001526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-0.00209072" calcext:value-type="float">
            <text:p>-0.00209072</text:p>
          </table:table-cell>
          <table:table-cell table:number-columns-repeated="2" office:value-type="float" office:value="0.0000269075" calcext:value-type="float">
            <text:p>2.69075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0.00496886" calcext:value-type="float">
            <text:p>0.00496886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180573" calcext:value-type="float">
            <text:p>-0.00180573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86" calcext:value-type="float">
            <text:p>0.004968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39" calcext:value-type="float">
            <text:p>0.0039339</text:p>
          </table:table-cell>
          <table:table-cell office:value-type="float" office:value="1.23506E-015" calcext:value-type="float">
            <text:p>1.23506E-15</text:p>
          </table:table-cell>
          <table:table-cell office:value-type="float" office:value="1.30448E-015" calcext:value-type="float">
            <text:p>1.30448E-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0.00477534" calcext:value-type="float">
            <text:p>0.00477534</text:p>
          </table:table-cell>
          <table:table-cell office:value-type="float" office:value="7.00828E-016" calcext:value-type="float">
            <text:p>7.00828E-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0.00477534" calcext:value-type="float">
            <text:p>0.00477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1.24894E-015" calcext:value-type="float">
            <text:p>1.24894E-15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.000362351" calcext:value-type="float">
            <text:p>0.000362351</text:p>
          </table:table-cell>
          <table:table-cell office:value-type="float" office:value="2.08167E-015" calcext:value-type="float">
            <text:p>2.08167E-15</text:p>
          </table:table-cell>
          <table:table-cell office:value-type="float" office:value="0.000403085" calcext:value-type="float">
            <text:p>0.0004030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554159" calcext:value-type="float">
            <text:p>5.54159E-05</text:p>
          </table:table-cell>
          <table:table-cell office:value-type="float" office:value="1.63752E-015" calcext:value-type="float">
            <text:p>1.63752E-15</text:p>
          </table:table-cell>
          <table:table-cell office:value-type="float" office:value="-1.76245E-015" calcext:value-type="float">
            <text:p>-1.76245E-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486505" calcext:value-type="float">
            <text:p>4.86505E-05</text:p>
          </table:table-cell>
          <table:table-cell office:value-type="float" office:value="0.0000196036" calcext:value-type="float">
            <text:p>1.96036E-05</text:p>
          </table:table-cell>
          <table:table-cell office:value-type="float" office:value="-1.65666E-015" calcext:value-type="float">
            <text:p>-1.65666E-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.000362351" calcext:value-type="float">
            <text:p>0.000362351</text:p>
          </table:table-cell>
          <table:table-cell office:value-type="float" office:value="2.47025E-015" calcext:value-type="float">
            <text:p>2.47025E-15</text:p>
          </table:table-cell>
          <table:table-cell office:value-type="float" office:value="-0.000403085" calcext:value-type="float">
            <text:p>-0.0004030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-0.000582776" calcext:value-type="float">
            <text:p>-0.0005827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1.44323E-015" calcext:value-type="float">
            <text:p>1.44323E-15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0.000437043" calcext:value-type="float">
            <text:p>0.000437043</text:p>
          </table:table-cell>
          <table:table-cell office:value-type="float" office:value="-0.000791227" calcext:value-type="float">
            <text:p>-0.0007912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1.72085E-015" calcext:value-type="float">
            <text:p>1.72085E-15</text:p>
          </table:table-cell>
          <table:table-cell office:value-type="float" office:value="-0.00477534" calcext:value-type="float">
            <text:p>-0.004775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188188" calcext:value-type="float">
            <text:p>-0.0188188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1.36009E-015" calcext:value-type="float">
            <text:p>1.36009E-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000362351" calcext:value-type="float">
            <text:p>0.000362351</text:p>
          </table:table-cell>
          <table:table-cell office:value-type="float" office:value="0.000403085" calcext:value-type="float">
            <text:p>0.000403085</text:p>
          </table:table-cell>
          <table:table-cell office:value-type="float" office:value="2.1233E-015" calcext:value-type="float">
            <text:p>2.1233E-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0.000437043" calcext:value-type="float">
            <text:p>0.0004370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0.000283884" calcext:value-type="float">
            <text:p>0.0002838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4.04" calcext:value-type="float">
            <text:p>4.04</text:p>
          </table:table-cell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0.0000586106" calcext:value-type="float">
            <text:p>5.86106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0.0000515624" calcext:value-type="float">
            <text:p>5.15624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184875" calcext:value-type="float">
            <text:p>1.84875E-05</text:p>
          </table:table-cell>
          <table:table-cell office:value-type="float" office:value="0.0000480971" calcext:value-type="float">
            <text:p>4.80971E-05</text:p>
          </table:table-cell>
          <table:table-cell office:value-type="float" office:value="-1.83197E-015" calcext:value-type="float">
            <text:p>-1.83197E-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2.43902E-015" calcext:value-type="float">
            <text:p>2.43902E-15</text:p>
          </table:table-cell>
          <table:table-cell office:value-type="float" office:value="2.44596E-015" calcext:value-type="float">
            <text:p>2.44596E-15</text:p>
          </table:table-cell>
          <table:table-cell office:value-type="float" office:value="-2.46331E-015" calcext:value-type="float">
            <text:p>-2.46331E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0.0000586106" calcext:value-type="float">
            <text:p>5.86106E-05</text:p>
          </table:table-cell>
          <table:table-cell office:value-type="float" office:value="-0.0000794142" calcext:value-type="float">
            <text:p>-7.94142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173899" calcext:value-type="float">
            <text:p>1.73899E-05</text:p>
          </table:table-cell>
          <table:table-cell office:value-type="float" office:value="0.0000515624" calcext:value-type="float">
            <text:p>5.15624E-05</text:p>
          </table:table-cell>
          <table:table-cell office:value-type="float" office:value="-0.0000515624" calcext:value-type="float">
            <text:p>-5.15624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42766" calcext:value-type="float">
            <text:p>0.00042766</text:p>
          </table:table-cell>
          <table:table-cell office:value-type="float" office:value="0.000788161" calcext:value-type="float">
            <text:p>0.000788161</text:p>
          </table:table-cell>
          <table:table-cell office:value-type="float" office:value="-0.000788161" calcext:value-type="float">
            <text:p>-0.0007881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0.0000794142" calcext:value-type="float">
            <text:p>7.94142E-05</text:p>
          </table:table-cell>
          <table:table-cell office:value-type="float" office:value="-0.0000586106" calcext:value-type="float">
            <text:p>-5.86106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0.000791227" calcext:value-type="float">
            <text:p>0.000791227</text:p>
          </table:table-cell>
          <table:table-cell office:value-type="float" office:value="-0.000437043" calcext:value-type="float">
            <text:p>-0.0004370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0.000582776" calcext:value-type="float">
            <text:p>0.000582776</text:p>
          </table:table-cell>
          <table:table-cell office:value-type="float" office:value="-0.000283884" calcext:value-type="float">
            <text:p>-0.0002838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0.0000554159" calcext:value-type="float">
            <text:p>5.54159E-05</text:p>
          </table:table-cell>
          <table:table-cell office:value-type="float" office:value="-1.80476E-015" calcext:value-type="float">
            <text:p>-1.80476E-15</text:p>
          </table:table-cell>
          <table:table-cell office:value-type="float" office:value="1.72088E-015" calcext:value-type="float">
            <text:p>1.72088E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00362351" calcext:value-type="float">
            <text:p>0.000362351</text:p>
          </table:table-cell>
          <table:table-cell office:value-type="float" office:value="-0.000403085" calcext:value-type="float">
            <text:p>-0.000403085</text:p>
          </table:table-cell>
          <table:table-cell office:value-type="float" office:value="2.50836E-015" calcext:value-type="float">
            <text:p>2.50836E-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0.0000486505" calcext:value-type="float">
            <text:p>4.86505E-05</text:p>
          </table:table-cell>
          <table:table-cell office:value-type="float" office:value="-1.6584E-015" calcext:value-type="float">
            <text:p>-1.6584E-15</text:p>
          </table:table-cell>
          <table:table-cell office:value-type="float" office:value="0.0000196036" calcext:value-type="float">
            <text:p>1.9603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0.000283884" calcext:value-type="float">
            <text:p>0.0002838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184875" calcext:value-type="float">
            <text:p>1.84875E-05</text:p>
          </table:table-cell>
          <table:table-cell office:value-type="float" office:value="-1.7557E-015" calcext:value-type="float">
            <text:p>-1.7557E-15</text:p>
          </table:table-cell>
          <table:table-cell office:value-type="float" office:value="0.0000480971" calcext:value-type="float">
            <text:p>4.80971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0.0000586106" calcext:value-type="float">
            <text:p>5.86106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2.37731E-015" calcext:value-type="float">
            <text:p>2.37731E-15</text:p>
          </table:table-cell>
          <table:table-cell office:value-type="float" office:value="-2.40853E-015" calcext:value-type="float">
            <text:p>-2.40853E-15</text:p>
          </table:table-cell>
          <table:table-cell office:value-type="float" office:value="2.48095E-015" calcext:value-type="float">
            <text:p>2.48095E-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173899" calcext:value-type="float">
            <text:p>1.73899E-05</text:p>
          </table:table-cell>
          <table:table-cell office:value-type="float" office:value="-0.0000515624" calcext:value-type="float">
            <text:p>-5.15624E-05</text:p>
          </table:table-cell>
          <table:table-cell office:value-type="float" office:value="0.0000515624" calcext:value-type="float">
            <text:p>5.15624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-1.85795E-015" calcext:value-type="float">
            <text:p>-1.85795E-15</text:p>
          </table:table-cell>
          <table:table-cell office:value-type="float" office:value="-2.15276E-015" calcext:value-type="float">
            <text:p>-2.15276E-15</text:p>
          </table:table-cell>
          <table:table-cell office:value-type="float" office:value="-2.32469E-015" calcext:value-type="float">
            <text:p>-2.32469E-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2.44249E-015" calcext:value-type="float">
            <text:p>2.44249E-15</text:p>
          </table:table-cell>
          <table:table-cell office:value-type="float" office:value="1.04083E-017" calcext:value-type="float">
            <text:p>1.04083E-17</text:p>
          </table:table-cell>
          <table:table-cell office:value-type="float" office:value="-2.67147E-015" calcext:value-type="float">
            <text:p>-2.67147E-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2.41821E-015" calcext:value-type="float">
            <text:p>2.41821E-15</text:p>
          </table:table-cell>
          <table:table-cell office:value-type="float" office:value="-2.54655E-015" calcext:value-type="float">
            <text:p>-2.54655E-15</text:p>
          </table:table-cell>
          <table:table-cell office:value-type="float" office:value="8.13829E-018" calcext:value-type="float">
            <text:p>8.13829E-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0.0000173899" calcext:value-type="float">
            <text:p>1.73899E-05</text:p>
          </table:table-cell>
          <table:table-cell table:number-columns-repeated="2" office:value-type="float" office:value="-0.0000515624" calcext:value-type="float">
            <text:p>-5.15624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184875" calcext:value-type="float">
            <text:p>1.84875E-05</text:p>
          </table:table-cell>
          <table:table-cell office:value-type="float" office:value="-1.91507E-015" calcext:value-type="float">
            <text:p>-1.91507E-15</text:p>
          </table:table-cell>
          <table:table-cell office:value-type="float" office:value="-0.0000480971" calcext:value-type="float">
            <text:p>-4.80971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-0.0000794142" calcext:value-type="float">
            <text:p>-7.94142E-05</text:p>
          </table:table-cell>
          <table:table-cell office:value-type="float" office:value="-0.0000586106" calcext:value-type="float">
            <text:p>-5.86106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0486505" calcext:value-type="float">
            <text:p>4.86505E-05</text:p>
          </table:table-cell>
          <table:table-cell office:value-type="float" office:value="-2.17881E-015" calcext:value-type="float">
            <text:p>-2.17881E-15</text:p>
          </table:table-cell>
          <table:table-cell office:value-type="float" office:value="-0.0000196036" calcext:value-type="float">
            <text:p>-1.96036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-0.000582776" calcext:value-type="float">
            <text:p>-0.000582776</text:p>
          </table:table-cell>
          <table:table-cell office:value-type="float" office:value="-0.000283884" calcext:value-type="float">
            <text:p>-0.0002838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1.54731E-015" calcext:value-type="float">
            <text:p>1.54731E-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122985" calcext:value-type="float">
            <text:p>0.0122985</text:p>
          </table:table-cell>
          <table:table-cell office:value-type="float" office:value="-0.00477534" calcext:value-type="float">
            <text:p>-0.00477534</text:p>
          </table:table-cell>
          <table:table-cell office:value-type="float" office:value="1.76942E-015" calcext:value-type="float">
            <text:p>1.76942E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0.000437043" calcext:value-type="float">
            <text:p>0.0004370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-0.0188188" calcext:value-type="float">
            <text:p>-0.0188188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0.00042766" calcext:value-type="float">
            <text:p>0.00042766</text:p>
          </table:table-cell>
          <table:table-cell office:value-type="float" office:value="-0.000788161" calcext:value-type="float">
            <text:p>-0.000788161</text:p>
          </table:table-cell>
          <table:table-cell office:value-type="float" office:value="0.000788161" calcext:value-type="float">
            <text:p>0.0007881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0.000791227" calcext:value-type="float">
            <text:p>0.0007912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0.0000794142" calcext:value-type="float">
            <text:p>7.94142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0.000582776" calcext:value-type="float">
            <text:p>0.0005827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184875" calcext:value-type="float">
            <text:p>1.84875E-05</text:p>
          </table:table-cell>
          <table:table-cell office:value-type="float" office:value="-0.0000480971" calcext:value-type="float">
            <text:p>-4.80971E-05</text:p>
          </table:table-cell>
          <table:table-cell office:value-type="float" office:value="-1.92205E-015" calcext:value-type="float">
            <text:p>-1.92205E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486505" calcext:value-type="float">
            <text:p>4.86505E-05</text:p>
          </table:table-cell>
          <table:table-cell office:value-type="float" office:value="-0.0000196036" calcext:value-type="float">
            <text:p>-1.96036E-05</text:p>
          </table:table-cell>
          <table:table-cell office:value-type="float" office:value="-2.17881E-015" calcext:value-type="float">
            <text:p>-2.17881E-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586172" calcext:value-type="float">
            <text:p>5.86172E-05</text:p>
          </table:table-cell>
          <table:table-cell office:value-type="float" office:value="-0.0000586106" calcext:value-type="float">
            <text:p>-5.86106E-05</text:p>
          </table:table-cell>
          <table:table-cell office:value-type="float" office:value="-0.0000794142" calcext:value-type="float">
            <text:p>-7.94142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0.000237097" calcext:value-type="float">
            <text:p>0.000237097</text:p>
          </table:table-cell>
          <table:table-cell office:value-type="float" office:value="-0.000283884" calcext:value-type="float">
            <text:p>-0.000283884</text:p>
          </table:table-cell>
          <table:table-cell office:value-type="float" office:value="-0.000582776" calcext:value-type="float">
            <text:p>-0.0005827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0.00042766" calcext:value-type="float">
            <text:p>0.00042766</text:p>
          </table:table-cell>
          <table:table-cell table:number-columns-repeated="2" office:value-type="float" office:value="-0.000788161" calcext:value-type="float">
            <text:p>-0.000788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-0.000437043" calcext:value-type="float">
            <text:p>-0.000437043</text:p>
          </table:table-cell>
          <table:table-cell office:value-type="float" office:value="-0.000791227" calcext:value-type="float">
            <text:p>-0.0007912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862038" calcext:value-type="float">
            <text:p>0.000862038</text:p>
          </table:table-cell>
          <table:table-cell office:value-type="float" office:value="-0.000791227" calcext:value-type="float">
            <text:p>-0.000791227</text:p>
          </table:table-cell>
          <table:table-cell office:value-type="float" office:value="-0.000437043" calcext:value-type="float">
            <text:p>-0.0004370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-0.0188188" calcext:value-type="float">
            <text:p>-0.0188188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9836" calcext:value-type="float">
            <text:p>0.00109836</text:p>
          </table:table-cell>
          <table:table-cell office:value-type="float" office:value="1.65146E-015" calcext:value-type="float">
            <text:p>1.65146E-15</text:p>
          </table:table-cell>
          <table:table-cell office:value-type="float" office:value="1.57513E-015" calcext:value-type="float">
            <text:p>1.57513E-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00202793" calcext:value-type="float">
            <text:p>0.00202793</text:p>
          </table:table-cell>
          <table:table-cell office:value-type="float" office:value="-0.000367172" calcext:value-type="float">
            <text:p>-0.000367172</text:p>
          </table:table-cell>
          <table:table-cell office:value-type="float" office:value="1.35785E-015" calcext:value-type="float">
            <text:p>1.35785E-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.00202793" calcext:value-type="float">
            <text:p>0.00202793</text:p>
          </table:table-cell>
          <table:table-cell office:value-type="float" office:value="1.2885E-015" calcext:value-type="float">
            <text:p>1.2885E-15</text:p>
          </table:table-cell>
          <table:table-cell office:value-type="float" office:value="-0.000367172" calcext:value-type="float">
            <text:p>-0.0003671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0.000189572" calcext:value-type="float">
            <text:p>0.0001895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000433158" calcext:value-type="float">
            <text:p>0.000433158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0.000217878" calcext:value-type="float">
            <text:p>0.0002178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-0.000550599" calcext:value-type="float">
            <text:p>-0.0005505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.000502258" calcext:value-type="float">
            <text:p>0.000502258</text:p>
          </table:table-cell>
          <table:table-cell office:value-type="float" office:value="2.47208E-015" calcext:value-type="float">
            <text:p>2.47208E-15</text:p>
          </table:table-cell>
          <table:table-cell office:value-type="float" office:value="-0.000479591" calcext:value-type="float">
            <text:p>-0.0004795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0.0000152955" calcext:value-type="float">
            <text:p>1.52955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784125" calcext:value-type="float">
            <text:p>7.84125E-05</text:p>
          </table:table-cell>
          <table:table-cell office:value-type="float" office:value="1.91513E-015" calcext:value-type="float">
            <text:p>1.91513E-15</text:p>
          </table:table-cell>
          <table:table-cell office:value-type="float" office:value="-2.08167E-015" calcext:value-type="float">
            <text:p>-2.08167E-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628167" calcext:value-type="float">
            <text:p>6.28167E-05</text:p>
          </table:table-cell>
          <table:table-cell office:value-type="float" office:value="-0.0000361581" calcext:value-type="float">
            <text:p>-3.61581E-05</text:p>
          </table:table-cell>
          <table:table-cell office:value-type="float" office:value="-1.77809E-015" calcext:value-type="float">
            <text:p>-1.77809E-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0.000502258" calcext:value-type="float">
            <text:p>0.000502258</text:p>
          </table:table-cell>
          <table:table-cell office:value-type="float" office:value="2.73569E-015" calcext:value-type="float">
            <text:p>2.73569E-15</text:p>
          </table:table-cell>
          <table:table-cell office:value-type="float" office:value="0.000479591" calcext:value-type="float">
            <text:p>0.0004795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0.000000623076" calcext:value-type="float">
            <text:p>6.23076E-07</text:p>
          </table:table-cell>
          <table:table-cell office:value-type="float" office:value="-0.0000152955" calcext:value-type="float">
            <text:p>-1.52955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433158" calcext:value-type="float">
            <text:p>0.000433158</text:p>
          </table:table-cell>
          <table:table-cell office:value-type="float" office:value="1.66533E-015" calcext:value-type="float">
            <text:p>1.66533E-15</text:p>
          </table:table-cell>
          <table:table-cell office:value-type="float" office:value="-0.000217878" calcext:value-type="float">
            <text:p>-0.0002178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-0.000370755" calcext:value-type="float">
            <text:p>-0.000370755</text:p>
          </table:table-cell>
          <table:table-cell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202793" calcext:value-type="float">
            <text:p>0.00202793</text:p>
          </table:table-cell>
          <table:table-cell office:value-type="float" office:value="2.01007E-015" calcext:value-type="float">
            <text:p>2.01007E-15</text:p>
          </table:table-cell>
          <table:table-cell office:value-type="float" office:value="0.000367172" calcext:value-type="float">
            <text:p>0.0003671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68106" calcext:value-type="float">
            <text:p>0.00068106</text:p>
          </table:table-cell>
          <table:table-cell office:value-type="float" office:value="0.000189572" calcext:value-type="float">
            <text:p>0.000189572</text:p>
          </table:table-cell>
          <table:table-cell office:value-type="float" office:value="-0.000189572" calcext:value-type="float">
            <text:p>-0.0001895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0.000433158" calcext:value-type="float">
            <text:p>0.000433158</text:p>
          </table:table-cell>
          <table:table-cell office:value-type="float" office:value="0.000217878" calcext:value-type="float">
            <text:p>0.000217878</text:p>
          </table:table-cell>
          <table:table-cell office:value-type="float" office:value="1.55438E-015" calcext:value-type="float">
            <text:p>1.55438E-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000502258" calcext:value-type="float">
            <text:p>0.000502258</text:p>
          </table:table-cell>
          <table:table-cell office:value-type="float" office:value="-0.000479591" calcext:value-type="float">
            <text:p>-0.000479591</text:p>
          </table:table-cell>
          <table:table-cell office:value-type="float" office:value="2.54147E-015" calcext:value-type="float">
            <text:p>2.54147E-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-0.000370755" calcext:value-type="float">
            <text:p>-0.0003707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0.000000623076" calcext:value-type="float">
            <text:p>6.23076E-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-0.0000582006" calcext:value-type="float">
            <text:p>-5.82006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-0.0000673512" calcext:value-type="float">
            <text:p>-6.73512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-2.42319E-015" calcext:value-type="float">
            <text:p>-2.42319E-15</text:p>
          </table:table-cell>
          <table:table-cell office:value-type="float" office:value="2.45415E-015" calcext:value-type="float">
            <text:p>2.45415E-15</text:p>
          </table:table-cell>
          <table:table-cell office:value-type="float" office:value="2.49842E-015" calcext:value-type="float">
            <text:p>2.49842E-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-2.08517E-015" calcext:value-type="float">
            <text:p>-2.08517E-15</text:p>
          </table:table-cell>
          <table:table-cell office:value-type="float" office:value="-1.94123E-015" calcext:value-type="float">
            <text:p>-1.94123E-15</text:p>
          </table:table-cell>
          <table:table-cell office:value-type="float" office:value="-2.21007E-015" calcext:value-type="float">
            <text:p>-2.21007E-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6.99022E-017" calcext:value-type="float">
            <text:p>6.99022E-17</text:p>
          </table:table-cell>
          <table:table-cell office:value-type="float" office:value="2.48974E-015" calcext:value-type="float">
            <text:p>2.48974E-15</text:p>
          </table:table-cell>
          <table:table-cell office:value-type="float" office:value="-2.63678E-015" calcext:value-type="float">
            <text:p>-2.63678E-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-0.0000582006" calcext:value-type="float">
            <text:p>-5.82006E-05</text:p>
          </table:table-cell>
          <table:table-cell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-2.5327E-015" calcext:value-type="float">
            <text:p>-2.5327E-15</text:p>
          </table:table-cell>
          <table:table-cell office:value-type="float" office:value="2.41689E-015" calcext:value-type="float">
            <text:p>2.41689E-15</text:p>
          </table:table-cell>
          <table:table-cell office:value-type="float" office:value="-1.51602E-017" calcext:value-type="float">
            <text:p>-1.51602E-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158084" calcext:value-type="float">
            <text:p>0.000158084</text:p>
          </table:table-cell>
          <table:table-cell office:value-type="float" office:value="0.0000189779" calcext:value-type="float">
            <text:p>1.89779E-05</text:p>
          </table:table-cell>
          <table:table-cell office:value-type="float" office:value="-0.0000189779" calcext:value-type="float">
            <text:p>-1.89779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-0.0000673512" calcext:value-type="float">
            <text:p>-6.73512E-05</text:p>
          </table:table-cell>
          <table:table-cell office:value-type="float" office:value="0.0000582006" calcext:value-type="float">
            <text:p>5.82006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-0.000550599" calcext:value-type="float">
            <text:p>-0.000550599</text:p>
          </table:table-cell>
          <table:table-cell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0.0000152955" calcext:value-type="float">
            <text:p>1.52955E-05</text:p>
          </table:table-cell>
          <table:table-cell office:value-type="float" office:value="-0.000000623076" calcext:value-type="float">
            <text:p>-6.23076E-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0.0000784125" calcext:value-type="float">
            <text:p>7.84125E-05</text:p>
          </table:table-cell>
          <table:table-cell office:value-type="float" office:value="-2.09928E-015" calcext:value-type="float">
            <text:p>-2.09928E-15</text:p>
          </table:table-cell>
          <table:table-cell office:value-type="float" office:value="2.16493E-015" calcext:value-type="float">
            <text:p>2.16493E-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00502258" calcext:value-type="float">
            <text:p>0.000502258</text:p>
          </table:table-cell>
          <table:table-cell office:value-type="float" office:value="0.000479591" calcext:value-type="float">
            <text:p>0.000479591</text:p>
          </table:table-cell>
          <table:table-cell office:value-type="float" office:value="2.98928E-015" calcext:value-type="float">
            <text:p>2.98928E-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0.0000628167" calcext:value-type="float">
            <text:p>6.28167E-05</text:p>
          </table:table-cell>
          <table:table-cell office:value-type="float" office:value="-1.69829E-015" calcext:value-type="float">
            <text:p>-1.69829E-15</text:p>
          </table:table-cell>
          <table:table-cell office:value-type="float" office:value="-0.0000361581" calcext:value-type="float">
            <text:p>-3.61581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0.000000623076" calcext:value-type="float">
            <text:p>6.23076E-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-2.19623E-015" calcext:value-type="float">
            <text:p>-2.19623E-15</text:p>
          </table:table-cell>
          <table:table-cell office:value-type="float" office:value="-2.11473E-015" calcext:value-type="float">
            <text:p>-2.11473E-15</text:p>
          </table:table-cell>
          <table:table-cell office:value-type="float" office:value="-1.83074E-015" calcext:value-type="float">
            <text:p>-1.83074E-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-0.0000582006" calcext:value-type="float">
            <text:p>-5.82006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5.61583E-017" calcext:value-type="float">
            <text:p>5.61583E-17</text:p>
          </table:table-cell>
          <table:table-cell office:value-type="float" office:value="-2.51265E-015" calcext:value-type="float">
            <text:p>-2.51265E-15</text:p>
          </table:table-cell>
          <table:table-cell office:value-type="float" office:value="2.57703E-015" calcext:value-type="float">
            <text:p>2.57703E-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-2.52656E-015" calcext:value-type="float">
            <text:p>-2.52656E-15</text:p>
          </table:table-cell>
          <table:table-cell office:value-type="float" office:value="-1.81892E-017" calcext:value-type="float">
            <text:p>-1.81892E-17</text:p>
          </table:table-cell>
          <table:table-cell office:value-type="float" office:value="2.50949E-015" calcext:value-type="float">
            <text:p>2.50949E-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8.08" calcext:value-type="float">
            <text:p>8.08</text:p>
          </table:table-cell>
          <table:table-cell office:value-type="float" office:value="-2.41994E-015" calcext:value-type="float">
            <text:p>-2.41994E-15</text:p>
          </table:table-cell>
          <table:table-cell office:value-type="float" office:value="-2.45116E-015" calcext:value-type="float">
            <text:p>-2.45116E-15</text:p>
          </table:table-cell>
          <table:table-cell office:value-type="float" office:value="-2.64025E-015" calcext:value-type="float">
            <text:p>-2.64025E-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4.85723E-017" calcext:value-type="float">
            <text:p>4.85723E-17</text:p>
          </table:table-cell>
          <table:table-cell office:value-type="float" office:value="3.46945E-018" calcext:value-type="float">
            <text:p>3.46945E-18</text:p>
          </table:table-cell>
          <table:table-cell office:value-type="float" office:value="-2.7478E-015" calcext:value-type="float">
            <text:p>-2.7478E-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9.02056E-017" calcext:value-type="float">
            <text:p>9.02056E-17</text:p>
          </table:table-cell>
          <table:table-cell office:value-type="float" office:value="-2.55345E-015" calcext:value-type="float">
            <text:p>-2.55345E-15</text:p>
          </table:table-cell>
          <table:table-cell office:value-type="float" office:value="-4.11184E-017" calcext:value-type="float">
            <text:p>-4.11184E-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-2.56736E-015" calcext:value-type="float">
            <text:p>-2.56736E-15</text:p>
          </table:table-cell>
          <table:table-cell office:value-type="float" office:value="3.5965E-018" calcext:value-type="float">
            <text:p>3.5965E-18</text:p>
          </table:table-cell>
          <table:table-cell office:value-type="float" office:value="-5.36951E-017" calcext:value-type="float">
            <text:p>-5.36951E-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-2.17361E-015" calcext:value-type="float">
            <text:p>-2.17361E-15</text:p>
          </table:table-cell>
          <table:table-cell office:value-type="float" office:value="-2.25514E-015" calcext:value-type="float">
            <text:p>-2.25514E-15</text:p>
          </table:table-cell>
          <table:table-cell office:value-type="float" office:value="4.19456E-015" calcext:value-type="float">
            <text:p>4.19456E-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0.0000673512" calcext:value-type="float">
            <text:p>6.73512E-05</text:p>
          </table:table-cell>
          <table:table-cell office:value-type="float" office:value="0.0000582006" calcext:value-type="float">
            <text:p>5.82006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0628167" calcext:value-type="float">
            <text:p>6.28167E-05</text:p>
          </table:table-cell>
          <table:table-cell office:value-type="float" office:value="-2.08861E-015" calcext:value-type="float">
            <text:p>-2.08861E-15</text:p>
          </table:table-cell>
          <table:table-cell office:value-type="float" office:value="0.0000361581" calcext:value-type="float">
            <text:p>3.61581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-0.0000152955" calcext:value-type="float">
            <text:p>-1.52955E-05</text:p>
          </table:table-cell>
          <table:table-cell office:value-type="float" office:value="-0.000000623076" calcext:value-type="float">
            <text:p>-6.23076E-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0.000433158" calcext:value-type="float">
            <text:p>0.000433158</text:p>
          </table:table-cell>
          <table:table-cell office:value-type="float" office:value="-0.000217878" calcext:value-type="float">
            <text:p>-0.000217878</text:p>
          </table:table-cell>
          <table:table-cell office:value-type="float" office:value="1.80411E-015" calcext:value-type="float">
            <text:p>1.80411E-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00202793" calcext:value-type="float">
            <text:p>0.00202793</text:p>
          </table:table-cell>
          <table:table-cell office:value-type="float" office:value="0.000367172" calcext:value-type="float">
            <text:p>0.000367172</text:p>
          </table:table-cell>
          <table:table-cell office:value-type="float" office:value="2.11416E-015" calcext:value-type="float">
            <text:p>2.11416E-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-0.000370755" calcext:value-type="float">
            <text:p>-0.0003707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0.00068106" calcext:value-type="float">
            <text:p>0.00068106</text:p>
          </table:table-cell>
          <table:table-cell office:value-type="float" office:value="-0.000189572" calcext:value-type="float">
            <text:p>-0.000189572</text:p>
          </table:table-cell>
          <table:table-cell office:value-type="float" office:value="0.000189572" calcext:value-type="float">
            <text:p>0.0001895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0.000158084" calcext:value-type="float">
            <text:p>0.000158084</text:p>
          </table:table-cell>
          <table:table-cell office:value-type="float" office:value="-0.0000189779" calcext:value-type="float">
            <text:p>-1.89779E-05</text:p>
          </table:table-cell>
          <table:table-cell office:value-type="float" office:value="0.0000189779" calcext:value-type="float">
            <text:p>1.89779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-0.000550599" calcext:value-type="float">
            <text:p>-0.0005505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-0.0000673512" calcext:value-type="float">
            <text:p>-6.73512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0.0000152955" calcext:value-type="float">
            <text:p>1.52955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-2.17187E-015" calcext:value-type="float">
            <text:p>-2.17187E-15</text:p>
          </table:table-cell>
          <table:table-cell office:value-type="float" office:value="4.40967E-015" calcext:value-type="float">
            <text:p>4.40967E-15</text:p>
          </table:table-cell>
          <table:table-cell office:value-type="float" office:value="-2.17361E-015" calcext:value-type="float">
            <text:p>-2.17361E-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628167" calcext:value-type="float">
            <text:p>6.28167E-05</text:p>
          </table:table-cell>
          <table:table-cell office:value-type="float" office:value="0.0000361581" calcext:value-type="float">
            <text:p>3.61581E-05</text:p>
          </table:table-cell>
          <table:table-cell office:value-type="float" office:value="-2.22045E-015" calcext:value-type="float">
            <text:p>-2.22045E-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625073" calcext:value-type="float">
            <text:p>6.25073E-05</text:p>
          </table:table-cell>
          <table:table-cell office:value-type="float" office:value="0.0000582006" calcext:value-type="float">
            <text:p>5.82006E-05</text:p>
          </table:table-cell>
          <table:table-cell office:value-type="float" office:value="0.0000673512" calcext:value-type="float">
            <text:p>6.73512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0.000107157" calcext:value-type="float">
            <text:p>0.000107157</text:p>
          </table:table-cell>
          <table:table-cell office:value-type="float" office:value="-0.000000623076" calcext:value-type="float">
            <text:p>-6.23076E-07</text:p>
          </table:table-cell>
          <table:table-cell office:value-type="float" office:value="-0.0000152955" calcext:value-type="float">
            <text:p>-1.52955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0.000158084" calcext:value-type="float">
            <text:p>0.000158084</text:p>
          </table:table-cell>
          <table:table-cell table:number-columns-repeated="2" office:value-type="float" office:value="-0.0000189779" calcext:value-type="float">
            <text:p>-1.89779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0.000370755" calcext:value-type="float">
            <text:p>0.000370755</text:p>
          </table:table-cell>
          <table:table-cell office:value-type="float" office:value="0.000550599" calcext:value-type="float">
            <text:p>0.0005505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998462" calcext:value-type="float">
            <text:p>0.000998462</text:p>
          </table:table-cell>
          <table:table-cell office:value-type="float" office:value="0.000550599" calcext:value-type="float">
            <text:p>0.000550599</text:p>
          </table:table-cell>
          <table:table-cell office:value-type="float" office:value="0.000370755" calcext:value-type="float">
            <text:p>0.0003707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08" calcext:value-type="float">
            <text:p>8.08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0.00068106" calcext:value-type="float">
            <text:p>0.00068106</text:p>
          </table:table-cell>
          <table:table-cell table:number-columns-repeated="2" office:value-type="float" office:value="-0.000189572" calcext:value-type="float">
            <text:p>-0.0001895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0834" calcext:value-type="float">
            <text:p>0.0720834</text:p>
          </table:table-cell>
          <table:table-cell office:value-type="float" office:value="1.25594E-015" calcext:value-type="float">
            <text:p>1.25594E-15</text:p>
          </table:table-cell>
          <table:table-cell office:value-type="float" office:value="1.40513E-015" calcext:value-type="float">
            <text:p>1.40513E-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115286" calcext:value-type="float">
            <text:p>0.115286</text:p>
          </table:table-cell>
          <table:table-cell office:value-type="float" office:value="-0.119505" calcext:value-type="float">
            <text:p>-0.119505</text:p>
          </table:table-cell>
          <table:table-cell office:value-type="float" office:value="5.6205E-016" calcext:value-type="float">
            <text:p>5.6205E-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0.115286" calcext:value-type="float">
            <text:p>0.115286</text:p>
          </table:table-cell>
          <table:table-cell office:value-type="float" office:value="4.61436E-016" calcext:value-type="float">
            <text:p>4.61436E-16</text:p>
          </table:table-cell>
          <table:table-cell office:value-type="float" office:value="-0.119505" calcext:value-type="float">
            <text:p>-0.1195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00393412" calcext:value-type="float">
            <text:p>0.00393412</text:p>
          </table:table-cell>
          <table:table-cell office:value-type="float" office:value="1.22992E-015" calcext:value-type="float">
            <text:p>1.22992E-15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4.04" calcext:value-type="float">
            <text:p>4.0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425849" calcext:value-type="float">
            <text:p>-0.000425849</text:p>
          </table:table-cell>
          <table:table-cell office:value-type="float" office:value="1.58901E-015" calcext:value-type="float">
            <text:p>1.58901E-15</text:p>
          </table:table-cell>
          <table:table-cell office:value-type="float" office:value="-0.000845965" calcext:value-type="float">
            <text:p>-0.0008459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6.06" calcext:value-type="float">
            <text:p>6.06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-0.000729157" calcext:value-type="float">
            <text:p>-0.0007291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482097" calcext:value-type="float">
            <text:p>4.82097E-05</text:p>
          </table:table-cell>
          <table:table-cell office:value-type="float" office:value="1.58207E-015" calcext:value-type="float">
            <text:p>1.58207E-15</text:p>
          </table:table-cell>
          <table:table-cell office:value-type="float" office:value="-1.84748E-015" calcext:value-type="float">
            <text:p>-1.84748E-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610577" calcext:value-type="float">
            <text:p>-6.10577E-05</text:p>
          </table:table-cell>
          <table:table-cell office:value-type="float" office:value="-0.0000696412" calcext:value-type="float">
            <text:p>-6.96412E-05</text:p>
          </table:table-cell>
          <table:table-cell office:value-type="float" office:value="-1.36002E-015" calcext:value-type="float">
            <text:p>-1.36002E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425849" calcext:value-type="float">
            <text:p>-0.000425849</text:p>
          </table:table-cell>
          <table:table-cell office:value-type="float" office:value="1.96371E-015" calcext:value-type="float">
            <text:p>1.96371E-15</text:p>
          </table:table-cell>
          <table:table-cell office:value-type="float" office:value="0.000845965" calcext:value-type="float">
            <text:p>0.0008459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10.1" calcext:value-type="float">
            <text:p>10.1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-0.000391598" calcext:value-type="float">
            <text:p>-0.000391598</text:p>
          </table:table-cell>
          <table:table-cell office:value-type="float" office:value="0.000729157" calcext:value-type="float">
            <text:p>0.0007291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393412" calcext:value-type="float">
            <text:p>0.00393412</text:p>
          </table:table-cell>
          <table:table-cell office:value-type="float" office:value="1.1692E-015" calcext:value-type="float">
            <text:p>1.1692E-15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0508236" calcext:value-type="float">
            <text:p>0.00508236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0.115286" calcext:value-type="float">
            <text:p>0.115286</text:p>
          </table:table-cell>
          <table:table-cell office:value-type="float" office:value="1.249E-015" calcext:value-type="float">
            <text:p>1.249E-15</text:p>
          </table:table-cell>
          <table:table-cell office:value-type="float" office:value="0.119505" calcext:value-type="float">
            <text:p>0.1195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0.00393412" calcext:value-type="float">
            <text:p>0.00393412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1.33227E-015" calcext:value-type="float">
            <text:p>1.33227E-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-0.000425849" calcext:value-type="float">
            <text:p>-0.000425849</text:p>
          </table:table-cell>
          <table:table-cell office:value-type="float" office:value="-0.000845965" calcext:value-type="float">
            <text:p>-0.000845965</text:p>
          </table:table-cell>
          <table:table-cell office:value-type="float" office:value="1.72778E-015" calcext:value-type="float">
            <text:p>1.72778E-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2.02" calcext:value-type="float">
            <text:p>2.0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36" calcext:value-type="float">
            <text:p>0.005082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2.02" calcext:value-type="float">
            <text:p>2.02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-0.000391598" calcext:value-type="float">
            <text:p>-0.0003915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-0.000773413" calcext:value-type="float">
            <text:p>-0.0007734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4.04" calcext:value-type="float">
            <text:p>4.04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77" calcext:value-type="float">
            <text:p>-0.000371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-0.0000481798" calcext:value-type="float">
            <text:p>-4.81798E-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207121" calcext:value-type="float">
            <text:p>2.07121E-05</text:p>
          </table:table-cell>
          <table:table-cell office:value-type="float" office:value="-0.0000709468" calcext:value-type="float">
            <text:p>-7.09468E-05</text:p>
          </table:table-cell>
          <table:table-cell office:value-type="float" office:value="-1.92034E-015" calcext:value-type="float">
            <text:p>-1.92034E-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0154484" calcext:value-type="float">
            <text:p>1.54484E-06</text:p>
          </table:table-cell>
          <table:table-cell office:value-type="float" office:value="-0.0000279558" calcext:value-type="float">
            <text:p>-2.79558E-05</text:p>
          </table:table-cell>
          <table:table-cell office:value-type="float" office:value="-2.16493E-015" calcext:value-type="float">
            <text:p>-2.16493E-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-0.00037177" calcext:value-type="float">
            <text:p>-0.00037177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19503" calcext:value-type="float">
            <text:p>1.9503E-05</text:p>
          </table:table-cell>
          <table:table-cell office:value-type="float" office:value="-0.0000481798" calcext:value-type="float">
            <text:p>-4.81798E-05</text:p>
          </table:table-cell>
          <table:table-cell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531985" calcext:value-type="float">
            <text:p>0.000531985</text:p>
          </table:table-cell>
          <table:table-cell office:value-type="float" office:value="-0.000773413" calcext:value-type="float">
            <text:p>-0.000773413</text:p>
          </table:table-cell>
          <table:table-cell office:value-type="float" office:value="0.000773413" calcext:value-type="float">
            <text:p>0.0007734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77" calcext:value-type="float">
            <text:p>0.000371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36" calcext:value-type="float">
            <text:p>-0.005082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-0.000729157" calcext:value-type="float">
            <text:p>-0.000729157</text:p>
          </table:table-cell>
          <table:table-cell office:value-type="float" office:value="0.000391598" calcext:value-type="float">
            <text:p>0.0003915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0.0000482097" calcext:value-type="float">
            <text:p>4.82097E-05</text:p>
          </table:table-cell>
          <table:table-cell office:value-type="float" office:value="-1.80932E-015" calcext:value-type="float">
            <text:p>-1.80932E-15</text:p>
          </table:table-cell>
          <table:table-cell office:value-type="float" office:value="1.81799E-015" calcext:value-type="float">
            <text:p>1.81799E-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-0.000425849" calcext:value-type="float">
            <text:p>-0.000425849</text:p>
          </table:table-cell>
          <table:table-cell office:value-type="float" office:value="0.000845965" calcext:value-type="float">
            <text:p>0.000845965</text:p>
          </table:table-cell>
          <table:table-cell office:value-type="float" office:value="2.07473E-015" calcext:value-type="float">
            <text:p>2.07473E-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2.02" calcext:value-type="float">
            <text:p>2.02</text:p>
          </table:table-cell>
          <table:table-cell office:value-type="float" office:value="-0.0000610577" calcext:value-type="float">
            <text:p>-6.10577E-0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-0.0000696412" calcext:value-type="float">
            <text:p>-6.96412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2.02" calcext:value-type="float">
            <text:p>2.02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-0.000391598" calcext:value-type="float">
            <text:p>-0.0003915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4.04" calcext:value-type="float">
            <text:p>4.04</text:p>
          </table:table-cell>
          <table:table-cell office:value-type="float" office:value="0.0000207121" calcext:value-type="float">
            <text:p>2.07121E-05</text:p>
          </table:table-cell>
          <table:table-cell office:value-type="float" office:value="-1.89258E-015" calcext:value-type="float">
            <text:p>-1.89258E-15</text:p>
          </table:table-cell>
          <table:table-cell office:value-type="float" office:value="-0.0000709468" calcext:value-type="float">
            <text:p>-7.09468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4.04" calcext:value-type="float">
            <text:p>4.04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77" calcext:value-type="float">
            <text:p>-0.000371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0154484" calcext:value-type="float">
            <text:p>1.54484E-06</text:p>
          </table:table-cell>
          <table:table-cell office:value-type="float" office:value="-2.19963E-015" calcext:value-type="float">
            <text:p>-2.19963E-15</text:p>
          </table:table-cell>
          <table:table-cell office:value-type="float" office:value="-0.0000279558" calcext:value-type="float">
            <text:p>-2.79558E-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6.06" calcext:value-type="float">
            <text:p>6.06</text:p>
          </table:table-cell>
          <table:table-cell office:value-type="float" office:value="0.000019503" calcext:value-type="float">
            <text:p>1.9503E-05</text:p>
          </table:table-cell>
          <table:table-cell office:value-type="float" office:value="0.0000481798" calcext:value-type="float">
            <text:p>4.81798E-05</text:p>
          </table:table-cell>
          <table:table-cell office:value-type="float" office:value="-0.0000481798" calcext:value-type="float">
            <text:p>-4.81798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8.08" calcext:value-type="float">
            <text:p>8.08</text:p>
          </table:table-cell>
          <table:table-cell office:value-type="float" office:value="4.31946E-015" calcext:value-type="float">
            <text:p>4.31946E-15</text:p>
          </table:table-cell>
          <table:table-cell office:value-type="float" office:value="-2.18228E-015" calcext:value-type="float">
            <text:p>-2.18228E-15</text:p>
          </table:table-cell>
          <table:table-cell office:value-type="float" office:value="-2.25167E-015" calcext:value-type="float">
            <text:p>-2.25167E-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0154484" calcext:value-type="float">
            <text:p>1.54484E-06</text:p>
          </table:table-cell>
          <table:table-cell office:value-type="float" office:value="0.0000279558" calcext:value-type="float">
            <text:p>2.79558E-05</text:p>
          </table:table-cell>
          <table:table-cell office:value-type="float" office:value="-2.16493E-015" calcext:value-type="float">
            <text:p>-2.16493E-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10.1" calcext:value-type="float">
            <text:p>10.1</text:p>
          </table:table-cell>
          <table:table-cell office:value-type="float" office:value="0.00000154484" calcext:value-type="float">
            <text:p>1.54484E-06</text:p>
          </table:table-cell>
          <table:table-cell office:value-type="float" office:value="-2.06085E-015" calcext:value-type="float">
            <text:p>-2.06085E-15</text:p>
          </table:table-cell>
          <table:table-cell office:value-type="float" office:value="0.0000279558" calcext:value-type="float">
            <text:p>2.79558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0.000019503" calcext:value-type="float">
            <text:p>1.9503E-05</text:p>
          </table:table-cell>
          <table:table-cell table:number-columns-repeated="2" office:value-type="float" office:value="0.0000481798" calcext:value-type="float">
            <text:p>4.81798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12.12" calcext:value-type="float">
            <text:p>12.12</text:p>
          </table:table-cell>
          <table:table-cell office:value-type="float" office:value="0.0000207121" calcext:value-type="float">
            <text:p>2.07121E-05</text:p>
          </table:table-cell>
          <table:table-cell office:value-type="float" office:value="-1.87871E-015" calcext:value-type="float">
            <text:p>-1.87871E-15</text:p>
          </table:table-cell>
          <table:table-cell office:value-type="float" office:value="0.0000709468" calcext:value-type="float">
            <text:p>7.09468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77" calcext:value-type="float">
            <text:p>0.0003717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00610577" calcext:value-type="float">
            <text:p>-6.10577E-05</text:p>
          </table:table-cell>
          <table:table-cell office:value-type="float" office:value="-1.7486E-015" calcext:value-type="float">
            <text:p>-1.7486E-15</text:p>
          </table:table-cell>
          <table:table-cell office:value-type="float" office:value="0.0000696412" calcext:value-type="float">
            <text:p>6.96412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0.000729157" calcext:value-type="float">
            <text:p>0.000729157</text:p>
          </table:table-cell>
          <table:table-cell office:value-type="float" office:value="0.000391598" calcext:value-type="float">
            <text:p>0.0003915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0.00393412" calcext:value-type="float">
            <text:p>0.00393412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1.34615E-015" calcext:value-type="float">
            <text:p>1.34615E-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115286" calcext:value-type="float">
            <text:p>0.115286</text:p>
          </table:table-cell>
          <table:table-cell office:value-type="float" office:value="0.119505" calcext:value-type="float">
            <text:p>0.119505</text:p>
          </table:table-cell>
          <table:table-cell office:value-type="float" office:value="1.38084E-015" calcext:value-type="float">
            <text:p>1.38084E-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2.02" calcext:value-type="float">
            <text:p>2.0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36" calcext:value-type="float">
            <text:p>0.005082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2.02" calcext:value-type="float">
            <text:p>2.02</text:p>
          </table:table-cell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4.04" calcext:value-type="float">
            <text:p>4.04</text:p>
          </table:table-cell>
          <table:table-cell office:value-type="float" office:value="0.000531985" calcext:value-type="float">
            <text:p>0.000531985</text:p>
          </table:table-cell>
          <table:table-cell office:value-type="float" office:value="0.000773413" calcext:value-type="float">
            <text:p>0.000773413</text:p>
          </table:table-cell>
          <table:table-cell office:value-type="float" office:value="-0.000773413" calcext:value-type="float">
            <text:p>-0.0007734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4.04" calcext:value-type="float">
            <text:p>4.0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6.06" calcext:value-type="float">
            <text:p>6.06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6.06" calcext:value-type="float">
            <text:p>6.06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-0.000729157" calcext:value-type="float">
            <text:p>-0.0007291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2.12" calcext:value-type="float">
            <text:p>12.12</text:p>
          </table:table-cell>
          <table:table-cell office:value-type="float" office:value="8.08" calcext:value-type="float">
            <text:p>8.08</text:p>
          </table:table-cell>
          <table:table-cell office:value-type="float" office:value="0.0000207121" calcext:value-type="float">
            <text:p>2.07121E-05</text:p>
          </table:table-cell>
          <table:table-cell office:value-type="float" office:value="0.0000709468" calcext:value-type="float">
            <text:p>7.09468E-05</text:p>
          </table:table-cell>
          <table:table-cell office:value-type="float" office:value="-1.75207E-015" calcext:value-type="float">
            <text:p>-1.75207E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8.08" calcext:value-type="float">
            <text:p>8.08</text:p>
          </table:table-cell>
          <table:table-cell office:value-type="float" office:value="-0.0000610577" calcext:value-type="float">
            <text:p>-6.10577E-05</text:p>
          </table:table-cell>
          <table:table-cell office:value-type="float" office:value="0.0000696412" calcext:value-type="float">
            <text:p>6.96412E-05</text:p>
          </table:table-cell>
          <table:table-cell office:value-type="float" office:value="-1.70697E-015" calcext:value-type="float">
            <text:p>-1.70697E-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10.1" calcext:value-type="float">
            <text:p>10.1</text:p>
          </table:table-cell>
          <table:table-cell office:value-type="float" office:value="-0.0000415059" calcext:value-type="float">
            <text:p>-4.15059E-05</text:p>
          </table:table-cell>
          <table:table-cell office:value-type="float" office:value="0.00037177" calcext:value-type="float">
            <text:p>0.00037177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10.1" calcext:value-type="float">
            <text:p>10.1</text:p>
          </table:table-cell>
          <table:table-cell office:value-type="float" office:value="0.000294539" calcext:value-type="float">
            <text:p>0.000294539</text:p>
          </table:table-cell>
          <table:table-cell office:value-type="float" office:value="0.000391598" calcext:value-type="float">
            <text:p>0.000391598</text:p>
          </table:table-cell>
          <table:table-cell office:value-type="float" office:value="0.000729157" calcext:value-type="float">
            <text:p>0.0007291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12.12" calcext:value-type="float">
            <text:p>12.12</text:p>
          </table:table-cell>
          <table:table-cell office:value-type="float" office:value="0.000531985" calcext:value-type="float">
            <text:p>0.000531985</text:p>
          </table:table-cell>
          <table:table-cell table:number-columns-repeated="2" office:value-type="float" office:value="0.000773413" calcext:value-type="float">
            <text:p>0.0007734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0508236" calcext:value-type="float">
            <text:p>-0.00508236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.14" calcext:value-type="float">
            <text:p>14.14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36" calcext:value-type="float">
            <text:p>-0.005082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4.14" calcext:value-type="float">
            <text:p>14.14</text:p>
          </table:table-cell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EAMPA 1 Thread" table:style-name="ta1">
        <table:table-column table:style-name="co1" table:number-columns-repeated="3" table:default-cell-style-name="Default"/>
        <table:table-row table:style-name="ro1"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0.0018107" calcext:value-type="float">
            <text:p>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-0.0018107" calcext:value-type="float">
            <text:p>-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63" calcext:value-type="float">
            <text:p>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63" calcext:value-type="float">
            <text:p>-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0.0004031" calcext:value-type="float">
            <text:p>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-0.0004031" calcext:value-type="float">
            <text:p>-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-0.0047753" calcext:value-type="float">
            <text:p>-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6" calcext:value-type="float">
            <text:p>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1" calcext:value-type="float">
            <text:p>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481" calcext:value-type="float">
            <text:p>-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6" calcext:value-type="float">
            <text:p>-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-0.0003672" calcext:value-type="float">
            <text:p>-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0.0002179" calcext:value-type="float">
            <text:p>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-0.0004796" calcext:value-type="float">
            <text:p>-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0.0004796" calcext:value-type="float">
            <text:p>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-0.0002179" calcext:value-type="float">
            <text:p>-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362" calcext:value-type="float">
            <text:p>-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-0.1195049" calcext:value-type="float">
            <text:p>-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96" calcext:value-type="float">
            <text:p>-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EAMPA 6 Threads" table:style-name="ta1">
        <table:table-column table:style-name="co1" table:number-columns-repeated="3" table:default-cell-style-name="Default"/>
        <table:table-row table:style-name="ro1"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0.0018107" calcext:value-type="float">
            <text:p>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-0.0018107" calcext:value-type="float">
            <text:p>-0.0018107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63" calcext:value-type="float">
            <text:p>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63" calcext:value-type="float">
            <text:p>-2.63E-05</text:p>
          </table:table-cell>
        </table:table-row>
        <table:table-row table:style-name="ro1"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-0.0000656" calcext:value-type="float">
            <text:p>-6.56E-0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" calcext:value-type="float">
            <text:p>0</text:p>
          </table:table-cell>
          <table:table-cell office:value-type="float" office:value="0.0047753" calcext:value-type="float">
            <text:p>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0.0004031" calcext:value-type="float">
            <text:p>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-0.0004031" calcext:value-type="float">
            <text:p>-0.0004031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-0.0047753" calcext:value-type="float">
            <text:p>-0.0047753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0.0000554" calcext:value-type="float">
            <text:p>5.5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6" calcext:value-type="float">
            <text:p>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1" calcext:value-type="float">
            <text:p>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481" calcext:value-type="float">
            <text:p>-4.81E-05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6" calcext:value-type="float">
            <text:p>-1.96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-0.0003672" calcext:value-type="float">
            <text:p>-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0.0002179" calcext:value-type="float">
            <text:p>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-0.0004796" calcext:value-type="float">
            <text:p>-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0.0004796" calcext:value-type="float">
            <text:p>0.0004796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-0.0002179" calcext:value-type="float">
            <text:p>-0.0002179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362" calcext:value-type="float">
            <text:p>-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</table:table-row>
        <table:table-row table:style-name="ro1"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-0.1195049" calcext:value-type="float">
            <text:p>-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00482" calcext:value-type="float">
            <text:p>4.8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96" calcext:value-type="float">
            <text:p>-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table table:name="Sheet13" table:style-name="ta1">
        <table:table-column table:style-name="co1" table:number-columns-repeated="8" table:default-cell-style-name="Default"/>
        <table:table-row table:style-name="ro1">
          <table:table-cell table:formula="of:=POWER([$'EAMPA 6 Threads'.A1]-[$'EAMPA 1 Thread'.A1];2)" office:value-type="float" office:value="0" calcext:value-type="float">
            <text:p>0</text:p>
          </table:table-cell>
          <table:table-cell table:formula="of:=POWER([$'EAMPA 6 Threads'.B1]-[$'EAMPA 1 Thread'.B1];2)" office:value-type="float" office:value="0" calcext:value-type="float">
            <text:p>0</text:p>
          </table:table-cell>
          <table:table-cell table:formula="of:=POWER([$'EAMPA 6 Threads'.C1]-[$'EAMPA 1 Thread'.C1];2)" office:value-type="float" office:value="0" calcext:value-type="float">
            <text:p>0</text:p>
          </table:table-cell>
          <table:table-cell table:number-columns-repeated="4"/>
          <table:table-cell table:formula="of:=SUM([.A1:.C256])" office:value-type="float" office:value="0" calcext:value-type="float">
            <text:p>0</text:p>
          </table:table-cell>
        </table:table-row>
        <table:table-row table:style-name="ro1">
          <table:table-cell table:formula="of:=POWER([$'EAMPA 6 Threads'.A2]-[$'EAMPA 1 Thread'.A2];2)" office:value-type="float" office:value="0" calcext:value-type="float">
            <text:p>0</text:p>
          </table:table-cell>
          <table:table-cell table:formula="of:=POWER([$'EAMPA 6 Threads'.B2]-[$'EAMPA 1 Thread'.B2];2)" office:value-type="float" office:value="0" calcext:value-type="float">
            <text:p>0</text:p>
          </table:table-cell>
          <table:table-cell table:formula="of:=POWER([$'EAMPA 6 Threads'.C2]-[$'EAMPA 1 Thread'.C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]-[$'EAMPA 1 Thread'.A3];2)" office:value-type="float" office:value="0" calcext:value-type="float">
            <text:p>0</text:p>
          </table:table-cell>
          <table:table-cell table:formula="of:=POWER([$'EAMPA 6 Threads'.B3]-[$'EAMPA 1 Thread'.B3];2)" office:value-type="float" office:value="0" calcext:value-type="float">
            <text:p>0</text:p>
          </table:table-cell>
          <table:table-cell table:formula="of:=POWER([$'EAMPA 6 Threads'.C3]-[$'EAMPA 1 Thread'.C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]-[$'EAMPA 1 Thread'.A4];2)" office:value-type="float" office:value="0" calcext:value-type="float">
            <text:p>0</text:p>
          </table:table-cell>
          <table:table-cell table:formula="of:=POWER([$'EAMPA 6 Threads'.B4]-[$'EAMPA 1 Thread'.B4];2)" office:value-type="float" office:value="0" calcext:value-type="float">
            <text:p>0</text:p>
          </table:table-cell>
          <table:table-cell table:formula="of:=POWER([$'EAMPA 6 Threads'.C4]-[$'EAMPA 1 Thread'.C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]-[$'EAMPA 1 Thread'.A5];2)" office:value-type="float" office:value="0" calcext:value-type="float">
            <text:p>0</text:p>
          </table:table-cell>
          <table:table-cell table:formula="of:=POWER([$'EAMPA 6 Threads'.B5]-[$'EAMPA 1 Thread'.B5];2)" office:value-type="float" office:value="0" calcext:value-type="float">
            <text:p>0</text:p>
          </table:table-cell>
          <table:table-cell table:formula="of:=POWER([$'EAMPA 6 Threads'.C5]-[$'EAMPA 1 Thread'.C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]-[$'EAMPA 1 Thread'.A6];2)" office:value-type="float" office:value="0" calcext:value-type="float">
            <text:p>0</text:p>
          </table:table-cell>
          <table:table-cell table:formula="of:=POWER([$'EAMPA 6 Threads'.B6]-[$'EAMPA 1 Thread'.B6];2)" office:value-type="float" office:value="0" calcext:value-type="float">
            <text:p>0</text:p>
          </table:table-cell>
          <table:table-cell table:formula="of:=POWER([$'EAMPA 6 Threads'.C6]-[$'EAMPA 1 Thread'.C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]-[$'EAMPA 1 Thread'.A7];2)" office:value-type="float" office:value="0" calcext:value-type="float">
            <text:p>0</text:p>
          </table:table-cell>
          <table:table-cell table:formula="of:=POWER([$'EAMPA 6 Threads'.B7]-[$'EAMPA 1 Thread'.B7];2)" office:value-type="float" office:value="0" calcext:value-type="float">
            <text:p>0</text:p>
          </table:table-cell>
          <table:table-cell table:formula="of:=POWER([$'EAMPA 6 Threads'.C7]-[$'EAMPA 1 Thread'.C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]-[$'EAMPA 1 Thread'.A8];2)" office:value-type="float" office:value="0" calcext:value-type="float">
            <text:p>0</text:p>
          </table:table-cell>
          <table:table-cell table:formula="of:=POWER([$'EAMPA 6 Threads'.B8]-[$'EAMPA 1 Thread'.B8];2)" office:value-type="float" office:value="0" calcext:value-type="float">
            <text:p>0</text:p>
          </table:table-cell>
          <table:table-cell table:formula="of:=POWER([$'EAMPA 6 Threads'.C8]-[$'EAMPA 1 Thread'.C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]-[$'EAMPA 1 Thread'.A9];2)" office:value-type="float" office:value="0" calcext:value-type="float">
            <text:p>0</text:p>
          </table:table-cell>
          <table:table-cell table:formula="of:=POWER([$'EAMPA 6 Threads'.B9]-[$'EAMPA 1 Thread'.B9];2)" office:value-type="float" office:value="0" calcext:value-type="float">
            <text:p>0</text:p>
          </table:table-cell>
          <table:table-cell table:formula="of:=POWER([$'EAMPA 6 Threads'.C9]-[$'EAMPA 1 Thread'.C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]-[$'EAMPA 1 Thread'.A10];2)" office:value-type="float" office:value="0" calcext:value-type="float">
            <text:p>0</text:p>
          </table:table-cell>
          <table:table-cell table:formula="of:=POWER([$'EAMPA 6 Threads'.B10]-[$'EAMPA 1 Thread'.B10];2)" office:value-type="float" office:value="0" calcext:value-type="float">
            <text:p>0</text:p>
          </table:table-cell>
          <table:table-cell table:formula="of:=POWER([$'EAMPA 6 Threads'.C10]-[$'EAMPA 1 Thread'.C1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]-[$'EAMPA 1 Thread'.A11];2)" office:value-type="float" office:value="0" calcext:value-type="float">
            <text:p>0</text:p>
          </table:table-cell>
          <table:table-cell table:formula="of:=POWER([$'EAMPA 6 Threads'.B11]-[$'EAMPA 1 Thread'.B11];2)" office:value-type="float" office:value="0" calcext:value-type="float">
            <text:p>0</text:p>
          </table:table-cell>
          <table:table-cell table:formula="of:=POWER([$'EAMPA 6 Threads'.C11]-[$'EAMPA 1 Thread'.C1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]-[$'EAMPA 1 Thread'.A12];2)" office:value-type="float" office:value="0" calcext:value-type="float">
            <text:p>0</text:p>
          </table:table-cell>
          <table:table-cell table:formula="of:=POWER([$'EAMPA 6 Threads'.B12]-[$'EAMPA 1 Thread'.B12];2)" office:value-type="float" office:value="0" calcext:value-type="float">
            <text:p>0</text:p>
          </table:table-cell>
          <table:table-cell table:formula="of:=POWER([$'EAMPA 6 Threads'.C12]-[$'EAMPA 1 Thread'.C1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]-[$'EAMPA 1 Thread'.A13];2)" office:value-type="float" office:value="0" calcext:value-type="float">
            <text:p>0</text:p>
          </table:table-cell>
          <table:table-cell table:formula="of:=POWER([$'EAMPA 6 Threads'.B13]-[$'EAMPA 1 Thread'.B13];2)" office:value-type="float" office:value="0" calcext:value-type="float">
            <text:p>0</text:p>
          </table:table-cell>
          <table:table-cell table:formula="of:=POWER([$'EAMPA 6 Threads'.C13]-[$'EAMPA 1 Thread'.C1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]-[$'EAMPA 1 Thread'.A14];2)" office:value-type="float" office:value="0" calcext:value-type="float">
            <text:p>0</text:p>
          </table:table-cell>
          <table:table-cell table:formula="of:=POWER([$'EAMPA 6 Threads'.B14]-[$'EAMPA 1 Thread'.B14];2)" office:value-type="float" office:value="0" calcext:value-type="float">
            <text:p>0</text:p>
          </table:table-cell>
          <table:table-cell table:formula="of:=POWER([$'EAMPA 6 Threads'.C14]-[$'EAMPA 1 Thread'.C1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]-[$'EAMPA 1 Thread'.A15];2)" office:value-type="float" office:value="0" calcext:value-type="float">
            <text:p>0</text:p>
          </table:table-cell>
          <table:table-cell table:formula="of:=POWER([$'EAMPA 6 Threads'.B15]-[$'EAMPA 1 Thread'.B15];2)" office:value-type="float" office:value="0" calcext:value-type="float">
            <text:p>0</text:p>
          </table:table-cell>
          <table:table-cell table:formula="of:=POWER([$'EAMPA 6 Threads'.C15]-[$'EAMPA 1 Thread'.C1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]-[$'EAMPA 1 Thread'.A16];2)" office:value-type="float" office:value="0" calcext:value-type="float">
            <text:p>0</text:p>
          </table:table-cell>
          <table:table-cell table:formula="of:=POWER([$'EAMPA 6 Threads'.B16]-[$'EAMPA 1 Thread'.B16];2)" office:value-type="float" office:value="0" calcext:value-type="float">
            <text:p>0</text:p>
          </table:table-cell>
          <table:table-cell table:formula="of:=POWER([$'EAMPA 6 Threads'.C16]-[$'EAMPA 1 Thread'.C1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]-[$'EAMPA 1 Thread'.A17];2)" office:value-type="float" office:value="0" calcext:value-type="float">
            <text:p>0</text:p>
          </table:table-cell>
          <table:table-cell table:formula="of:=POWER([$'EAMPA 6 Threads'.B17]-[$'EAMPA 1 Thread'.B17];2)" office:value-type="float" office:value="0" calcext:value-type="float">
            <text:p>0</text:p>
          </table:table-cell>
          <table:table-cell table:formula="of:=POWER([$'EAMPA 6 Threads'.C17]-[$'EAMPA 1 Thread'.C1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]-[$'EAMPA 1 Thread'.A18];2)" office:value-type="float" office:value="0" calcext:value-type="float">
            <text:p>0</text:p>
          </table:table-cell>
          <table:table-cell table:formula="of:=POWER([$'EAMPA 6 Threads'.B18]-[$'EAMPA 1 Thread'.B18];2)" office:value-type="float" office:value="0" calcext:value-type="float">
            <text:p>0</text:p>
          </table:table-cell>
          <table:table-cell table:formula="of:=POWER([$'EAMPA 6 Threads'.C18]-[$'EAMPA 1 Thread'.C1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]-[$'EAMPA 1 Thread'.A19];2)" office:value-type="float" office:value="0" calcext:value-type="float">
            <text:p>0</text:p>
          </table:table-cell>
          <table:table-cell table:formula="of:=POWER([$'EAMPA 6 Threads'.B19]-[$'EAMPA 1 Thread'.B19];2)" office:value-type="float" office:value="0" calcext:value-type="float">
            <text:p>0</text:p>
          </table:table-cell>
          <table:table-cell table:formula="of:=POWER([$'EAMPA 6 Threads'.C19]-[$'EAMPA 1 Thread'.C1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]-[$'EAMPA 1 Thread'.A20];2)" office:value-type="float" office:value="0" calcext:value-type="float">
            <text:p>0</text:p>
          </table:table-cell>
          <table:table-cell table:formula="of:=POWER([$'EAMPA 6 Threads'.B20]-[$'EAMPA 1 Thread'.B20];2)" office:value-type="float" office:value="0" calcext:value-type="float">
            <text:p>0</text:p>
          </table:table-cell>
          <table:table-cell table:formula="of:=POWER([$'EAMPA 6 Threads'.C20]-[$'EAMPA 1 Thread'.C2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]-[$'EAMPA 1 Thread'.A21];2)" office:value-type="float" office:value="0" calcext:value-type="float">
            <text:p>0</text:p>
          </table:table-cell>
          <table:table-cell table:formula="of:=POWER([$'EAMPA 6 Threads'.B21]-[$'EAMPA 1 Thread'.B21];2)" office:value-type="float" office:value="0" calcext:value-type="float">
            <text:p>0</text:p>
          </table:table-cell>
          <table:table-cell table:formula="of:=POWER([$'EAMPA 6 Threads'.C21]-[$'EAMPA 1 Thread'.C2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]-[$'EAMPA 1 Thread'.A22];2)" office:value-type="float" office:value="0" calcext:value-type="float">
            <text:p>0</text:p>
          </table:table-cell>
          <table:table-cell table:formula="of:=POWER([$'EAMPA 6 Threads'.B22]-[$'EAMPA 1 Thread'.B22];2)" office:value-type="float" office:value="0" calcext:value-type="float">
            <text:p>0</text:p>
          </table:table-cell>
          <table:table-cell table:formula="of:=POWER([$'EAMPA 6 Threads'.C22]-[$'EAMPA 1 Thread'.C2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]-[$'EAMPA 1 Thread'.A23];2)" office:value-type="float" office:value="0" calcext:value-type="float">
            <text:p>0</text:p>
          </table:table-cell>
          <table:table-cell table:formula="of:=POWER([$'EAMPA 6 Threads'.B23]-[$'EAMPA 1 Thread'.B23];2)" office:value-type="float" office:value="0" calcext:value-type="float">
            <text:p>0</text:p>
          </table:table-cell>
          <table:table-cell table:formula="of:=POWER([$'EAMPA 6 Threads'.C23]-[$'EAMPA 1 Thread'.C2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]-[$'EAMPA 1 Thread'.A24];2)" office:value-type="float" office:value="0" calcext:value-type="float">
            <text:p>0</text:p>
          </table:table-cell>
          <table:table-cell table:formula="of:=POWER([$'EAMPA 6 Threads'.B24]-[$'EAMPA 1 Thread'.B24];2)" office:value-type="float" office:value="0" calcext:value-type="float">
            <text:p>0</text:p>
          </table:table-cell>
          <table:table-cell table:formula="of:=POWER([$'EAMPA 6 Threads'.C24]-[$'EAMPA 1 Thread'.C2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]-[$'EAMPA 1 Thread'.A25];2)" office:value-type="float" office:value="0" calcext:value-type="float">
            <text:p>0</text:p>
          </table:table-cell>
          <table:table-cell table:formula="of:=POWER([$'EAMPA 6 Threads'.B25]-[$'EAMPA 1 Thread'.B25];2)" office:value-type="float" office:value="0" calcext:value-type="float">
            <text:p>0</text:p>
          </table:table-cell>
          <table:table-cell table:formula="of:=POWER([$'EAMPA 6 Threads'.C25]-[$'EAMPA 1 Thread'.C2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6]-[$'EAMPA 1 Thread'.A26];2)" office:value-type="float" office:value="0" calcext:value-type="float">
            <text:p>0</text:p>
          </table:table-cell>
          <table:table-cell table:formula="of:=POWER([$'EAMPA 6 Threads'.B26]-[$'EAMPA 1 Thread'.B26];2)" office:value-type="float" office:value="0" calcext:value-type="float">
            <text:p>0</text:p>
          </table:table-cell>
          <table:table-cell table:formula="of:=POWER([$'EAMPA 6 Threads'.C26]-[$'EAMPA 1 Thread'.C2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7]-[$'EAMPA 1 Thread'.A27];2)" office:value-type="float" office:value="0" calcext:value-type="float">
            <text:p>0</text:p>
          </table:table-cell>
          <table:table-cell table:formula="of:=POWER([$'EAMPA 6 Threads'.B27]-[$'EAMPA 1 Thread'.B27];2)" office:value-type="float" office:value="0" calcext:value-type="float">
            <text:p>0</text:p>
          </table:table-cell>
          <table:table-cell table:formula="of:=POWER([$'EAMPA 6 Threads'.C27]-[$'EAMPA 1 Thread'.C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8]-[$'EAMPA 1 Thread'.A28];2)" office:value-type="float" office:value="0" calcext:value-type="float">
            <text:p>0</text:p>
          </table:table-cell>
          <table:table-cell table:formula="of:=POWER([$'EAMPA 6 Threads'.B28]-[$'EAMPA 1 Thread'.B28];2)" office:value-type="float" office:value="0" calcext:value-type="float">
            <text:p>0</text:p>
          </table:table-cell>
          <table:table-cell table:formula="of:=POWER([$'EAMPA 6 Threads'.C28]-[$'EAMPA 1 Thread'.C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9]-[$'EAMPA 1 Thread'.A29];2)" office:value-type="float" office:value="0" calcext:value-type="float">
            <text:p>0</text:p>
          </table:table-cell>
          <table:table-cell table:formula="of:=POWER([$'EAMPA 6 Threads'.B29]-[$'EAMPA 1 Thread'.B29];2)" office:value-type="float" office:value="0" calcext:value-type="float">
            <text:p>0</text:p>
          </table:table-cell>
          <table:table-cell table:formula="of:=POWER([$'EAMPA 6 Threads'.C29]-[$'EAMPA 1 Thread'.C2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0]-[$'EAMPA 1 Thread'.A30];2)" office:value-type="float" office:value="0" calcext:value-type="float">
            <text:p>0</text:p>
          </table:table-cell>
          <table:table-cell table:formula="of:=POWER([$'EAMPA 6 Threads'.B30]-[$'EAMPA 1 Thread'.B30];2)" office:value-type="float" office:value="0" calcext:value-type="float">
            <text:p>0</text:p>
          </table:table-cell>
          <table:table-cell table:formula="of:=POWER([$'EAMPA 6 Threads'.C30]-[$'EAMPA 1 Thread'.C3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1]-[$'EAMPA 1 Thread'.A31];2)" office:value-type="float" office:value="0" calcext:value-type="float">
            <text:p>0</text:p>
          </table:table-cell>
          <table:table-cell table:formula="of:=POWER([$'EAMPA 6 Threads'.B31]-[$'EAMPA 1 Thread'.B31];2)" office:value-type="float" office:value="0" calcext:value-type="float">
            <text:p>0</text:p>
          </table:table-cell>
          <table:table-cell table:formula="of:=POWER([$'EAMPA 6 Threads'.C31]-[$'EAMPA 1 Thread'.C3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2]-[$'EAMPA 1 Thread'.A32];2)" office:value-type="float" office:value="0" calcext:value-type="float">
            <text:p>0</text:p>
          </table:table-cell>
          <table:table-cell table:formula="of:=POWER([$'EAMPA 6 Threads'.B32]-[$'EAMPA 1 Thread'.B32];2)" office:value-type="float" office:value="0" calcext:value-type="float">
            <text:p>0</text:p>
          </table:table-cell>
          <table:table-cell table:formula="of:=POWER([$'EAMPA 6 Threads'.C32]-[$'EAMPA 1 Thread'.C3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3]-[$'EAMPA 1 Thread'.A33];2)" office:value-type="float" office:value="0" calcext:value-type="float">
            <text:p>0</text:p>
          </table:table-cell>
          <table:table-cell table:formula="of:=POWER([$'EAMPA 6 Threads'.B33]-[$'EAMPA 1 Thread'.B33];2)" office:value-type="float" office:value="0" calcext:value-type="float">
            <text:p>0</text:p>
          </table:table-cell>
          <table:table-cell table:formula="of:=POWER([$'EAMPA 6 Threads'.C33]-[$'EAMPA 1 Thread'.C3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4]-[$'EAMPA 1 Thread'.A34];2)" office:value-type="float" office:value="0" calcext:value-type="float">
            <text:p>0</text:p>
          </table:table-cell>
          <table:table-cell table:formula="of:=POWER([$'EAMPA 6 Threads'.B34]-[$'EAMPA 1 Thread'.B34];2)" office:value-type="float" office:value="0" calcext:value-type="float">
            <text:p>0</text:p>
          </table:table-cell>
          <table:table-cell table:formula="of:=POWER([$'EAMPA 6 Threads'.C34]-[$'EAMPA 1 Thread'.C3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5]-[$'EAMPA 1 Thread'.A35];2)" office:value-type="float" office:value="0" calcext:value-type="float">
            <text:p>0</text:p>
          </table:table-cell>
          <table:table-cell table:formula="of:=POWER([$'EAMPA 6 Threads'.B35]-[$'EAMPA 1 Thread'.B35];2)" office:value-type="float" office:value="0" calcext:value-type="float">
            <text:p>0</text:p>
          </table:table-cell>
          <table:table-cell table:formula="of:=POWER([$'EAMPA 6 Threads'.C35]-[$'EAMPA 1 Thread'.C3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6]-[$'EAMPA 1 Thread'.A36];2)" office:value-type="float" office:value="0" calcext:value-type="float">
            <text:p>0</text:p>
          </table:table-cell>
          <table:table-cell table:formula="of:=POWER([$'EAMPA 6 Threads'.B36]-[$'EAMPA 1 Thread'.B36];2)" office:value-type="float" office:value="0" calcext:value-type="float">
            <text:p>0</text:p>
          </table:table-cell>
          <table:table-cell table:formula="of:=POWER([$'EAMPA 6 Threads'.C36]-[$'EAMPA 1 Thread'.C3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7]-[$'EAMPA 1 Thread'.A37];2)" office:value-type="float" office:value="0" calcext:value-type="float">
            <text:p>0</text:p>
          </table:table-cell>
          <table:table-cell table:formula="of:=POWER([$'EAMPA 6 Threads'.B37]-[$'EAMPA 1 Thread'.B37];2)" office:value-type="float" office:value="0" calcext:value-type="float">
            <text:p>0</text:p>
          </table:table-cell>
          <table:table-cell table:formula="of:=POWER([$'EAMPA 6 Threads'.C37]-[$'EAMPA 1 Thread'.C3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8]-[$'EAMPA 1 Thread'.A38];2)" office:value-type="float" office:value="0" calcext:value-type="float">
            <text:p>0</text:p>
          </table:table-cell>
          <table:table-cell table:formula="of:=POWER([$'EAMPA 6 Threads'.B38]-[$'EAMPA 1 Thread'.B38];2)" office:value-type="float" office:value="0" calcext:value-type="float">
            <text:p>0</text:p>
          </table:table-cell>
          <table:table-cell table:formula="of:=POWER([$'EAMPA 6 Threads'.C38]-[$'EAMPA 1 Thread'.C3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39]-[$'EAMPA 1 Thread'.A39];2)" office:value-type="float" office:value="0" calcext:value-type="float">
            <text:p>0</text:p>
          </table:table-cell>
          <table:table-cell table:formula="of:=POWER([$'EAMPA 6 Threads'.B39]-[$'EAMPA 1 Thread'.B39];2)" office:value-type="float" office:value="0" calcext:value-type="float">
            <text:p>0</text:p>
          </table:table-cell>
          <table:table-cell table:formula="of:=POWER([$'EAMPA 6 Threads'.C39]-[$'EAMPA 1 Thread'.C3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0]-[$'EAMPA 1 Thread'.A40];2)" office:value-type="float" office:value="0" calcext:value-type="float">
            <text:p>0</text:p>
          </table:table-cell>
          <table:table-cell table:formula="of:=POWER([$'EAMPA 6 Threads'.B40]-[$'EAMPA 1 Thread'.B40];2)" office:value-type="float" office:value="0" calcext:value-type="float">
            <text:p>0</text:p>
          </table:table-cell>
          <table:table-cell table:formula="of:=POWER([$'EAMPA 6 Threads'.C40]-[$'EAMPA 1 Thread'.C4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1]-[$'EAMPA 1 Thread'.A41];2)" office:value-type="float" office:value="0" calcext:value-type="float">
            <text:p>0</text:p>
          </table:table-cell>
          <table:table-cell table:formula="of:=POWER([$'EAMPA 6 Threads'.B41]-[$'EAMPA 1 Thread'.B41];2)" office:value-type="float" office:value="0" calcext:value-type="float">
            <text:p>0</text:p>
          </table:table-cell>
          <table:table-cell table:formula="of:=POWER([$'EAMPA 6 Threads'.C41]-[$'EAMPA 1 Thread'.C4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2]-[$'EAMPA 1 Thread'.A42];2)" office:value-type="float" office:value="0" calcext:value-type="float">
            <text:p>0</text:p>
          </table:table-cell>
          <table:table-cell table:formula="of:=POWER([$'EAMPA 6 Threads'.B42]-[$'EAMPA 1 Thread'.B42];2)" office:value-type="float" office:value="0" calcext:value-type="float">
            <text:p>0</text:p>
          </table:table-cell>
          <table:table-cell table:formula="of:=POWER([$'EAMPA 6 Threads'.C42]-[$'EAMPA 1 Thread'.C4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3]-[$'EAMPA 1 Thread'.A43];2)" office:value-type="float" office:value="0" calcext:value-type="float">
            <text:p>0</text:p>
          </table:table-cell>
          <table:table-cell table:formula="of:=POWER([$'EAMPA 6 Threads'.B43]-[$'EAMPA 1 Thread'.B43];2)" office:value-type="float" office:value="0" calcext:value-type="float">
            <text:p>0</text:p>
          </table:table-cell>
          <table:table-cell table:formula="of:=POWER([$'EAMPA 6 Threads'.C43]-[$'EAMPA 1 Thread'.C4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4]-[$'EAMPA 1 Thread'.A44];2)" office:value-type="float" office:value="0" calcext:value-type="float">
            <text:p>0</text:p>
          </table:table-cell>
          <table:table-cell table:formula="of:=POWER([$'EAMPA 6 Threads'.B44]-[$'EAMPA 1 Thread'.B44];2)" office:value-type="float" office:value="0" calcext:value-type="float">
            <text:p>0</text:p>
          </table:table-cell>
          <table:table-cell table:formula="of:=POWER([$'EAMPA 6 Threads'.C44]-[$'EAMPA 1 Thread'.C4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5]-[$'EAMPA 1 Thread'.A45];2)" office:value-type="float" office:value="0" calcext:value-type="float">
            <text:p>0</text:p>
          </table:table-cell>
          <table:table-cell table:formula="of:=POWER([$'EAMPA 6 Threads'.B45]-[$'EAMPA 1 Thread'.B45];2)" office:value-type="float" office:value="0" calcext:value-type="float">
            <text:p>0</text:p>
          </table:table-cell>
          <table:table-cell table:formula="of:=POWER([$'EAMPA 6 Threads'.C45]-[$'EAMPA 1 Thread'.C4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6]-[$'EAMPA 1 Thread'.A46];2)" office:value-type="float" office:value="0" calcext:value-type="float">
            <text:p>0</text:p>
          </table:table-cell>
          <table:table-cell table:formula="of:=POWER([$'EAMPA 6 Threads'.B46]-[$'EAMPA 1 Thread'.B46];2)" office:value-type="float" office:value="0" calcext:value-type="float">
            <text:p>0</text:p>
          </table:table-cell>
          <table:table-cell table:formula="of:=POWER([$'EAMPA 6 Threads'.C46]-[$'EAMPA 1 Thread'.C4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7]-[$'EAMPA 1 Thread'.A47];2)" office:value-type="float" office:value="0" calcext:value-type="float">
            <text:p>0</text:p>
          </table:table-cell>
          <table:table-cell table:formula="of:=POWER([$'EAMPA 6 Threads'.B47]-[$'EAMPA 1 Thread'.B47];2)" office:value-type="float" office:value="0" calcext:value-type="float">
            <text:p>0</text:p>
          </table:table-cell>
          <table:table-cell table:formula="of:=POWER([$'EAMPA 6 Threads'.C47]-[$'EAMPA 1 Thread'.C4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8]-[$'EAMPA 1 Thread'.A48];2)" office:value-type="float" office:value="0" calcext:value-type="float">
            <text:p>0</text:p>
          </table:table-cell>
          <table:table-cell table:formula="of:=POWER([$'EAMPA 6 Threads'.B48]-[$'EAMPA 1 Thread'.B48];2)" office:value-type="float" office:value="0" calcext:value-type="float">
            <text:p>0</text:p>
          </table:table-cell>
          <table:table-cell table:formula="of:=POWER([$'EAMPA 6 Threads'.C48]-[$'EAMPA 1 Thread'.C4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49]-[$'EAMPA 1 Thread'.A49];2)" office:value-type="float" office:value="0" calcext:value-type="float">
            <text:p>0</text:p>
          </table:table-cell>
          <table:table-cell table:formula="of:=POWER([$'EAMPA 6 Threads'.B49]-[$'EAMPA 1 Thread'.B49];2)" office:value-type="float" office:value="0" calcext:value-type="float">
            <text:p>0</text:p>
          </table:table-cell>
          <table:table-cell table:formula="of:=POWER([$'EAMPA 6 Threads'.C49]-[$'EAMPA 1 Thread'.C4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0]-[$'EAMPA 1 Thread'.A50];2)" office:value-type="float" office:value="0" calcext:value-type="float">
            <text:p>0</text:p>
          </table:table-cell>
          <table:table-cell table:formula="of:=POWER([$'EAMPA 6 Threads'.B50]-[$'EAMPA 1 Thread'.B50];2)" office:value-type="float" office:value="0" calcext:value-type="float">
            <text:p>0</text:p>
          </table:table-cell>
          <table:table-cell table:formula="of:=POWER([$'EAMPA 6 Threads'.C50]-[$'EAMPA 1 Thread'.C5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1]-[$'EAMPA 1 Thread'.A51];2)" office:value-type="float" office:value="0" calcext:value-type="float">
            <text:p>0</text:p>
          </table:table-cell>
          <table:table-cell table:formula="of:=POWER([$'EAMPA 6 Threads'.B51]-[$'EAMPA 1 Thread'.B51];2)" office:value-type="float" office:value="0" calcext:value-type="float">
            <text:p>0</text:p>
          </table:table-cell>
          <table:table-cell table:formula="of:=POWER([$'EAMPA 6 Threads'.C51]-[$'EAMPA 1 Thread'.C5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2]-[$'EAMPA 1 Thread'.A52];2)" office:value-type="float" office:value="0" calcext:value-type="float">
            <text:p>0</text:p>
          </table:table-cell>
          <table:table-cell table:formula="of:=POWER([$'EAMPA 6 Threads'.B52]-[$'EAMPA 1 Thread'.B52];2)" office:value-type="float" office:value="0" calcext:value-type="float">
            <text:p>0</text:p>
          </table:table-cell>
          <table:table-cell table:formula="of:=POWER([$'EAMPA 6 Threads'.C52]-[$'EAMPA 1 Thread'.C5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3]-[$'EAMPA 1 Thread'.A53];2)" office:value-type="float" office:value="0" calcext:value-type="float">
            <text:p>0</text:p>
          </table:table-cell>
          <table:table-cell table:formula="of:=POWER([$'EAMPA 6 Threads'.B53]-[$'EAMPA 1 Thread'.B53];2)" office:value-type="float" office:value="0" calcext:value-type="float">
            <text:p>0</text:p>
          </table:table-cell>
          <table:table-cell table:formula="of:=POWER([$'EAMPA 6 Threads'.C53]-[$'EAMPA 1 Thread'.C5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4]-[$'EAMPA 1 Thread'.A54];2)" office:value-type="float" office:value="0" calcext:value-type="float">
            <text:p>0</text:p>
          </table:table-cell>
          <table:table-cell table:formula="of:=POWER([$'EAMPA 6 Threads'.B54]-[$'EAMPA 1 Thread'.B54];2)" office:value-type="float" office:value="0" calcext:value-type="float">
            <text:p>0</text:p>
          </table:table-cell>
          <table:table-cell table:formula="of:=POWER([$'EAMPA 6 Threads'.C54]-[$'EAMPA 1 Thread'.C5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5]-[$'EAMPA 1 Thread'.A55];2)" office:value-type="float" office:value="0" calcext:value-type="float">
            <text:p>0</text:p>
          </table:table-cell>
          <table:table-cell table:formula="of:=POWER([$'EAMPA 6 Threads'.B55]-[$'EAMPA 1 Thread'.B55];2)" office:value-type="float" office:value="0" calcext:value-type="float">
            <text:p>0</text:p>
          </table:table-cell>
          <table:table-cell table:formula="of:=POWER([$'EAMPA 6 Threads'.C55]-[$'EAMPA 1 Thread'.C5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6]-[$'EAMPA 1 Thread'.A56];2)" office:value-type="float" office:value="0" calcext:value-type="float">
            <text:p>0</text:p>
          </table:table-cell>
          <table:table-cell table:formula="of:=POWER([$'EAMPA 6 Threads'.B56]-[$'EAMPA 1 Thread'.B56];2)" office:value-type="float" office:value="0" calcext:value-type="float">
            <text:p>0</text:p>
          </table:table-cell>
          <table:table-cell table:formula="of:=POWER([$'EAMPA 6 Threads'.C56]-[$'EAMPA 1 Thread'.C5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7]-[$'EAMPA 1 Thread'.A57];2)" office:value-type="float" office:value="0" calcext:value-type="float">
            <text:p>0</text:p>
          </table:table-cell>
          <table:table-cell table:formula="of:=POWER([$'EAMPA 6 Threads'.B57]-[$'EAMPA 1 Thread'.B57];2)" office:value-type="float" office:value="0" calcext:value-type="float">
            <text:p>0</text:p>
          </table:table-cell>
          <table:table-cell table:formula="of:=POWER([$'EAMPA 6 Threads'.C57]-[$'EAMPA 1 Thread'.C5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8]-[$'EAMPA 1 Thread'.A58];2)" office:value-type="float" office:value="0" calcext:value-type="float">
            <text:p>0</text:p>
          </table:table-cell>
          <table:table-cell table:formula="of:=POWER([$'EAMPA 6 Threads'.B58]-[$'EAMPA 1 Thread'.B58];2)" office:value-type="float" office:value="0" calcext:value-type="float">
            <text:p>0</text:p>
          </table:table-cell>
          <table:table-cell table:formula="of:=POWER([$'EAMPA 6 Threads'.C58]-[$'EAMPA 1 Thread'.C5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59]-[$'EAMPA 1 Thread'.A59];2)" office:value-type="float" office:value="0" calcext:value-type="float">
            <text:p>0</text:p>
          </table:table-cell>
          <table:table-cell table:formula="of:=POWER([$'EAMPA 6 Threads'.B59]-[$'EAMPA 1 Thread'.B59];2)" office:value-type="float" office:value="0" calcext:value-type="float">
            <text:p>0</text:p>
          </table:table-cell>
          <table:table-cell table:formula="of:=POWER([$'EAMPA 6 Threads'.C59]-[$'EAMPA 1 Thread'.C5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0]-[$'EAMPA 1 Thread'.A60];2)" office:value-type="float" office:value="0" calcext:value-type="float">
            <text:p>0</text:p>
          </table:table-cell>
          <table:table-cell table:formula="of:=POWER([$'EAMPA 6 Threads'.B60]-[$'EAMPA 1 Thread'.B60];2)" office:value-type="float" office:value="0" calcext:value-type="float">
            <text:p>0</text:p>
          </table:table-cell>
          <table:table-cell table:formula="of:=POWER([$'EAMPA 6 Threads'.C60]-[$'EAMPA 1 Thread'.C6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1]-[$'EAMPA 1 Thread'.A61];2)" office:value-type="float" office:value="0" calcext:value-type="float">
            <text:p>0</text:p>
          </table:table-cell>
          <table:table-cell table:formula="of:=POWER([$'EAMPA 6 Threads'.B61]-[$'EAMPA 1 Thread'.B61];2)" office:value-type="float" office:value="0" calcext:value-type="float">
            <text:p>0</text:p>
          </table:table-cell>
          <table:table-cell table:formula="of:=POWER([$'EAMPA 6 Threads'.C61]-[$'EAMPA 1 Thread'.C6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2]-[$'EAMPA 1 Thread'.A62];2)" office:value-type="float" office:value="0" calcext:value-type="float">
            <text:p>0</text:p>
          </table:table-cell>
          <table:table-cell table:formula="of:=POWER([$'EAMPA 6 Threads'.B62]-[$'EAMPA 1 Thread'.B62];2)" office:value-type="float" office:value="0" calcext:value-type="float">
            <text:p>0</text:p>
          </table:table-cell>
          <table:table-cell table:formula="of:=POWER([$'EAMPA 6 Threads'.C62]-[$'EAMPA 1 Thread'.C6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3]-[$'EAMPA 1 Thread'.A63];2)" office:value-type="float" office:value="0" calcext:value-type="float">
            <text:p>0</text:p>
          </table:table-cell>
          <table:table-cell table:formula="of:=POWER([$'EAMPA 6 Threads'.B63]-[$'EAMPA 1 Thread'.B63];2)" office:value-type="float" office:value="0" calcext:value-type="float">
            <text:p>0</text:p>
          </table:table-cell>
          <table:table-cell table:formula="of:=POWER([$'EAMPA 6 Threads'.C63]-[$'EAMPA 1 Thread'.C6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4]-[$'EAMPA 1 Thread'.A64];2)" office:value-type="float" office:value="0" calcext:value-type="float">
            <text:p>0</text:p>
          </table:table-cell>
          <table:table-cell table:formula="of:=POWER([$'EAMPA 6 Threads'.B64]-[$'EAMPA 1 Thread'.B64];2)" office:value-type="float" office:value="0" calcext:value-type="float">
            <text:p>0</text:p>
          </table:table-cell>
          <table:table-cell table:formula="of:=POWER([$'EAMPA 6 Threads'.C64]-[$'EAMPA 1 Thread'.C6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5]-[$'EAMPA 1 Thread'.A65];2)" office:value-type="float" office:value="0" calcext:value-type="float">
            <text:p>0</text:p>
          </table:table-cell>
          <table:table-cell table:formula="of:=POWER([$'EAMPA 6 Threads'.B65]-[$'EAMPA 1 Thread'.B65];2)" office:value-type="float" office:value="0" calcext:value-type="float">
            <text:p>0</text:p>
          </table:table-cell>
          <table:table-cell table:formula="of:=POWER([$'EAMPA 6 Threads'.C65]-[$'EAMPA 1 Thread'.C6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6]-[$'EAMPA 1 Thread'.A66];2)" office:value-type="float" office:value="0" calcext:value-type="float">
            <text:p>0</text:p>
          </table:table-cell>
          <table:table-cell table:formula="of:=POWER([$'EAMPA 6 Threads'.B66]-[$'EAMPA 1 Thread'.B66];2)" office:value-type="float" office:value="0" calcext:value-type="float">
            <text:p>0</text:p>
          </table:table-cell>
          <table:table-cell table:formula="of:=POWER([$'EAMPA 6 Threads'.C66]-[$'EAMPA 1 Thread'.C6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7]-[$'EAMPA 1 Thread'.A67];2)" office:value-type="float" office:value="0" calcext:value-type="float">
            <text:p>0</text:p>
          </table:table-cell>
          <table:table-cell table:formula="of:=POWER([$'EAMPA 6 Threads'.B67]-[$'EAMPA 1 Thread'.B67];2)" office:value-type="float" office:value="0" calcext:value-type="float">
            <text:p>0</text:p>
          </table:table-cell>
          <table:table-cell table:formula="of:=POWER([$'EAMPA 6 Threads'.C67]-[$'EAMPA 1 Thread'.C6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8]-[$'EAMPA 1 Thread'.A68];2)" office:value-type="float" office:value="0" calcext:value-type="float">
            <text:p>0</text:p>
          </table:table-cell>
          <table:table-cell table:formula="of:=POWER([$'EAMPA 6 Threads'.B68]-[$'EAMPA 1 Thread'.B68];2)" office:value-type="float" office:value="0" calcext:value-type="float">
            <text:p>0</text:p>
          </table:table-cell>
          <table:table-cell table:formula="of:=POWER([$'EAMPA 6 Threads'.C68]-[$'EAMPA 1 Thread'.C6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69]-[$'EAMPA 1 Thread'.A69];2)" office:value-type="float" office:value="0" calcext:value-type="float">
            <text:p>0</text:p>
          </table:table-cell>
          <table:table-cell table:formula="of:=POWER([$'EAMPA 6 Threads'.B69]-[$'EAMPA 1 Thread'.B69];2)" office:value-type="float" office:value="0" calcext:value-type="float">
            <text:p>0</text:p>
          </table:table-cell>
          <table:table-cell table:formula="of:=POWER([$'EAMPA 6 Threads'.C69]-[$'EAMPA 1 Thread'.C6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0]-[$'EAMPA 1 Thread'.A70];2)" office:value-type="float" office:value="0" calcext:value-type="float">
            <text:p>0</text:p>
          </table:table-cell>
          <table:table-cell table:formula="of:=POWER([$'EAMPA 6 Threads'.B70]-[$'EAMPA 1 Thread'.B70];2)" office:value-type="float" office:value="0" calcext:value-type="float">
            <text:p>0</text:p>
          </table:table-cell>
          <table:table-cell table:formula="of:=POWER([$'EAMPA 6 Threads'.C70]-[$'EAMPA 1 Thread'.C7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1]-[$'EAMPA 1 Thread'.A71];2)" office:value-type="float" office:value="0" calcext:value-type="float">
            <text:p>0</text:p>
          </table:table-cell>
          <table:table-cell table:formula="of:=POWER([$'EAMPA 6 Threads'.B71]-[$'EAMPA 1 Thread'.B71];2)" office:value-type="float" office:value="0" calcext:value-type="float">
            <text:p>0</text:p>
          </table:table-cell>
          <table:table-cell table:formula="of:=POWER([$'EAMPA 6 Threads'.C71]-[$'EAMPA 1 Thread'.C7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2]-[$'EAMPA 1 Thread'.A72];2)" office:value-type="float" office:value="0" calcext:value-type="float">
            <text:p>0</text:p>
          </table:table-cell>
          <table:table-cell table:formula="of:=POWER([$'EAMPA 6 Threads'.B72]-[$'EAMPA 1 Thread'.B72];2)" office:value-type="float" office:value="0" calcext:value-type="float">
            <text:p>0</text:p>
          </table:table-cell>
          <table:table-cell table:formula="of:=POWER([$'EAMPA 6 Threads'.C72]-[$'EAMPA 1 Thread'.C7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3]-[$'EAMPA 1 Thread'.A73];2)" office:value-type="float" office:value="0" calcext:value-type="float">
            <text:p>0</text:p>
          </table:table-cell>
          <table:table-cell table:formula="of:=POWER([$'EAMPA 6 Threads'.B73]-[$'EAMPA 1 Thread'.B73];2)" office:value-type="float" office:value="0" calcext:value-type="float">
            <text:p>0</text:p>
          </table:table-cell>
          <table:table-cell table:formula="of:=POWER([$'EAMPA 6 Threads'.C73]-[$'EAMPA 1 Thread'.C7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4]-[$'EAMPA 1 Thread'.A74];2)" office:value-type="float" office:value="0" calcext:value-type="float">
            <text:p>0</text:p>
          </table:table-cell>
          <table:table-cell table:formula="of:=POWER([$'EAMPA 6 Threads'.B74]-[$'EAMPA 1 Thread'.B74];2)" office:value-type="float" office:value="0" calcext:value-type="float">
            <text:p>0</text:p>
          </table:table-cell>
          <table:table-cell table:formula="of:=POWER([$'EAMPA 6 Threads'.C74]-[$'EAMPA 1 Thread'.C7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5]-[$'EAMPA 1 Thread'.A75];2)" office:value-type="float" office:value="0" calcext:value-type="float">
            <text:p>0</text:p>
          </table:table-cell>
          <table:table-cell table:formula="of:=POWER([$'EAMPA 6 Threads'.B75]-[$'EAMPA 1 Thread'.B75];2)" office:value-type="float" office:value="0" calcext:value-type="float">
            <text:p>0</text:p>
          </table:table-cell>
          <table:table-cell table:formula="of:=POWER([$'EAMPA 6 Threads'.C75]-[$'EAMPA 1 Thread'.C7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6]-[$'EAMPA 1 Thread'.A76];2)" office:value-type="float" office:value="0" calcext:value-type="float">
            <text:p>0</text:p>
          </table:table-cell>
          <table:table-cell table:formula="of:=POWER([$'EAMPA 6 Threads'.B76]-[$'EAMPA 1 Thread'.B76];2)" office:value-type="float" office:value="0" calcext:value-type="float">
            <text:p>0</text:p>
          </table:table-cell>
          <table:table-cell table:formula="of:=POWER([$'EAMPA 6 Threads'.C76]-[$'EAMPA 1 Thread'.C7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7]-[$'EAMPA 1 Thread'.A77];2)" office:value-type="float" office:value="0" calcext:value-type="float">
            <text:p>0</text:p>
          </table:table-cell>
          <table:table-cell table:formula="of:=POWER([$'EAMPA 6 Threads'.B77]-[$'EAMPA 1 Thread'.B77];2)" office:value-type="float" office:value="0" calcext:value-type="float">
            <text:p>0</text:p>
          </table:table-cell>
          <table:table-cell table:formula="of:=POWER([$'EAMPA 6 Threads'.C77]-[$'EAMPA 1 Thread'.C7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8]-[$'EAMPA 1 Thread'.A78];2)" office:value-type="float" office:value="0" calcext:value-type="float">
            <text:p>0</text:p>
          </table:table-cell>
          <table:table-cell table:formula="of:=POWER([$'EAMPA 6 Threads'.B78]-[$'EAMPA 1 Thread'.B78];2)" office:value-type="float" office:value="0" calcext:value-type="float">
            <text:p>0</text:p>
          </table:table-cell>
          <table:table-cell table:formula="of:=POWER([$'EAMPA 6 Threads'.C78]-[$'EAMPA 1 Thread'.C7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79]-[$'EAMPA 1 Thread'.A79];2)" office:value-type="float" office:value="0" calcext:value-type="float">
            <text:p>0</text:p>
          </table:table-cell>
          <table:table-cell table:formula="of:=POWER([$'EAMPA 6 Threads'.B79]-[$'EAMPA 1 Thread'.B79];2)" office:value-type="float" office:value="0" calcext:value-type="float">
            <text:p>0</text:p>
          </table:table-cell>
          <table:table-cell table:formula="of:=POWER([$'EAMPA 6 Threads'.C79]-[$'EAMPA 1 Thread'.C7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0]-[$'EAMPA 1 Thread'.A80];2)" office:value-type="float" office:value="0" calcext:value-type="float">
            <text:p>0</text:p>
          </table:table-cell>
          <table:table-cell table:formula="of:=POWER([$'EAMPA 6 Threads'.B80]-[$'EAMPA 1 Thread'.B80];2)" office:value-type="float" office:value="0" calcext:value-type="float">
            <text:p>0</text:p>
          </table:table-cell>
          <table:table-cell table:formula="of:=POWER([$'EAMPA 6 Threads'.C80]-[$'EAMPA 1 Thread'.C8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1]-[$'EAMPA 1 Thread'.A81];2)" office:value-type="float" office:value="0" calcext:value-type="float">
            <text:p>0</text:p>
          </table:table-cell>
          <table:table-cell table:formula="of:=POWER([$'EAMPA 6 Threads'.B81]-[$'EAMPA 1 Thread'.B81];2)" office:value-type="float" office:value="0" calcext:value-type="float">
            <text:p>0</text:p>
          </table:table-cell>
          <table:table-cell table:formula="of:=POWER([$'EAMPA 6 Threads'.C81]-[$'EAMPA 1 Thread'.C8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2]-[$'EAMPA 1 Thread'.A82];2)" office:value-type="float" office:value="0" calcext:value-type="float">
            <text:p>0</text:p>
          </table:table-cell>
          <table:table-cell table:formula="of:=POWER([$'EAMPA 6 Threads'.B82]-[$'EAMPA 1 Thread'.B82];2)" office:value-type="float" office:value="0" calcext:value-type="float">
            <text:p>0</text:p>
          </table:table-cell>
          <table:table-cell table:formula="of:=POWER([$'EAMPA 6 Threads'.C82]-[$'EAMPA 1 Thread'.C8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3]-[$'EAMPA 1 Thread'.A83];2)" office:value-type="float" office:value="0" calcext:value-type="float">
            <text:p>0</text:p>
          </table:table-cell>
          <table:table-cell table:formula="of:=POWER([$'EAMPA 6 Threads'.B83]-[$'EAMPA 1 Thread'.B83];2)" office:value-type="float" office:value="0" calcext:value-type="float">
            <text:p>0</text:p>
          </table:table-cell>
          <table:table-cell table:formula="of:=POWER([$'EAMPA 6 Threads'.C83]-[$'EAMPA 1 Thread'.C8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4]-[$'EAMPA 1 Thread'.A84];2)" office:value-type="float" office:value="0" calcext:value-type="float">
            <text:p>0</text:p>
          </table:table-cell>
          <table:table-cell table:formula="of:=POWER([$'EAMPA 6 Threads'.B84]-[$'EAMPA 1 Thread'.B84];2)" office:value-type="float" office:value="0" calcext:value-type="float">
            <text:p>0</text:p>
          </table:table-cell>
          <table:table-cell table:formula="of:=POWER([$'EAMPA 6 Threads'.C84]-[$'EAMPA 1 Thread'.C8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5]-[$'EAMPA 1 Thread'.A85];2)" office:value-type="float" office:value="0" calcext:value-type="float">
            <text:p>0</text:p>
          </table:table-cell>
          <table:table-cell table:formula="of:=POWER([$'EAMPA 6 Threads'.B85]-[$'EAMPA 1 Thread'.B85];2)" office:value-type="float" office:value="0" calcext:value-type="float">
            <text:p>0</text:p>
          </table:table-cell>
          <table:table-cell table:formula="of:=POWER([$'EAMPA 6 Threads'.C85]-[$'EAMPA 1 Thread'.C8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6]-[$'EAMPA 1 Thread'.A86];2)" office:value-type="float" office:value="0" calcext:value-type="float">
            <text:p>0</text:p>
          </table:table-cell>
          <table:table-cell table:formula="of:=POWER([$'EAMPA 6 Threads'.B86]-[$'EAMPA 1 Thread'.B86];2)" office:value-type="float" office:value="0" calcext:value-type="float">
            <text:p>0</text:p>
          </table:table-cell>
          <table:table-cell table:formula="of:=POWER([$'EAMPA 6 Threads'.C86]-[$'EAMPA 1 Thread'.C8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7]-[$'EAMPA 1 Thread'.A87];2)" office:value-type="float" office:value="0" calcext:value-type="float">
            <text:p>0</text:p>
          </table:table-cell>
          <table:table-cell table:formula="of:=POWER([$'EAMPA 6 Threads'.B87]-[$'EAMPA 1 Thread'.B87];2)" office:value-type="float" office:value="0" calcext:value-type="float">
            <text:p>0</text:p>
          </table:table-cell>
          <table:table-cell table:formula="of:=POWER([$'EAMPA 6 Threads'.C87]-[$'EAMPA 1 Thread'.C8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8]-[$'EAMPA 1 Thread'.A88];2)" office:value-type="float" office:value="0" calcext:value-type="float">
            <text:p>0</text:p>
          </table:table-cell>
          <table:table-cell table:formula="of:=POWER([$'EAMPA 6 Threads'.B88]-[$'EAMPA 1 Thread'.B88];2)" office:value-type="float" office:value="0" calcext:value-type="float">
            <text:p>0</text:p>
          </table:table-cell>
          <table:table-cell table:formula="of:=POWER([$'EAMPA 6 Threads'.C88]-[$'EAMPA 1 Thread'.C8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89]-[$'EAMPA 1 Thread'.A89];2)" office:value-type="float" office:value="0" calcext:value-type="float">
            <text:p>0</text:p>
          </table:table-cell>
          <table:table-cell table:formula="of:=POWER([$'EAMPA 6 Threads'.B89]-[$'EAMPA 1 Thread'.B89];2)" office:value-type="float" office:value="0" calcext:value-type="float">
            <text:p>0</text:p>
          </table:table-cell>
          <table:table-cell table:formula="of:=POWER([$'EAMPA 6 Threads'.C89]-[$'EAMPA 1 Thread'.C8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0]-[$'EAMPA 1 Thread'.A90];2)" office:value-type="float" office:value="0" calcext:value-type="float">
            <text:p>0</text:p>
          </table:table-cell>
          <table:table-cell table:formula="of:=POWER([$'EAMPA 6 Threads'.B90]-[$'EAMPA 1 Thread'.B90];2)" office:value-type="float" office:value="0" calcext:value-type="float">
            <text:p>0</text:p>
          </table:table-cell>
          <table:table-cell table:formula="of:=POWER([$'EAMPA 6 Threads'.C90]-[$'EAMPA 1 Thread'.C9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1]-[$'EAMPA 1 Thread'.A91];2)" office:value-type="float" office:value="0" calcext:value-type="float">
            <text:p>0</text:p>
          </table:table-cell>
          <table:table-cell table:formula="of:=POWER([$'EAMPA 6 Threads'.B91]-[$'EAMPA 1 Thread'.B91];2)" office:value-type="float" office:value="0" calcext:value-type="float">
            <text:p>0</text:p>
          </table:table-cell>
          <table:table-cell table:formula="of:=POWER([$'EAMPA 6 Threads'.C91]-[$'EAMPA 1 Thread'.C9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2]-[$'EAMPA 1 Thread'.A92];2)" office:value-type="float" office:value="0" calcext:value-type="float">
            <text:p>0</text:p>
          </table:table-cell>
          <table:table-cell table:formula="of:=POWER([$'EAMPA 6 Threads'.B92]-[$'EAMPA 1 Thread'.B92];2)" office:value-type="float" office:value="0" calcext:value-type="float">
            <text:p>0</text:p>
          </table:table-cell>
          <table:table-cell table:formula="of:=POWER([$'EAMPA 6 Threads'.C92]-[$'EAMPA 1 Thread'.C9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3]-[$'EAMPA 1 Thread'.A93];2)" office:value-type="float" office:value="0" calcext:value-type="float">
            <text:p>0</text:p>
          </table:table-cell>
          <table:table-cell table:formula="of:=POWER([$'EAMPA 6 Threads'.B93]-[$'EAMPA 1 Thread'.B93];2)" office:value-type="float" office:value="0" calcext:value-type="float">
            <text:p>0</text:p>
          </table:table-cell>
          <table:table-cell table:formula="of:=POWER([$'EAMPA 6 Threads'.C93]-[$'EAMPA 1 Thread'.C9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4]-[$'EAMPA 1 Thread'.A94];2)" office:value-type="float" office:value="0" calcext:value-type="float">
            <text:p>0</text:p>
          </table:table-cell>
          <table:table-cell table:formula="of:=POWER([$'EAMPA 6 Threads'.B94]-[$'EAMPA 1 Thread'.B94];2)" office:value-type="float" office:value="0" calcext:value-type="float">
            <text:p>0</text:p>
          </table:table-cell>
          <table:table-cell table:formula="of:=POWER([$'EAMPA 6 Threads'.C94]-[$'EAMPA 1 Thread'.C9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5]-[$'EAMPA 1 Thread'.A95];2)" office:value-type="float" office:value="0" calcext:value-type="float">
            <text:p>0</text:p>
          </table:table-cell>
          <table:table-cell table:formula="of:=POWER([$'EAMPA 6 Threads'.B95]-[$'EAMPA 1 Thread'.B95];2)" office:value-type="float" office:value="0" calcext:value-type="float">
            <text:p>0</text:p>
          </table:table-cell>
          <table:table-cell table:formula="of:=POWER([$'EAMPA 6 Threads'.C95]-[$'EAMPA 1 Thread'.C9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6]-[$'EAMPA 1 Thread'.A96];2)" office:value-type="float" office:value="0" calcext:value-type="float">
            <text:p>0</text:p>
          </table:table-cell>
          <table:table-cell table:formula="of:=POWER([$'EAMPA 6 Threads'.B96]-[$'EAMPA 1 Thread'.B96];2)" office:value-type="float" office:value="0" calcext:value-type="float">
            <text:p>0</text:p>
          </table:table-cell>
          <table:table-cell table:formula="of:=POWER([$'EAMPA 6 Threads'.C96]-[$'EAMPA 1 Thread'.C9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7]-[$'EAMPA 1 Thread'.A97];2)" office:value-type="float" office:value="0" calcext:value-type="float">
            <text:p>0</text:p>
          </table:table-cell>
          <table:table-cell table:formula="of:=POWER([$'EAMPA 6 Threads'.B97]-[$'EAMPA 1 Thread'.B97];2)" office:value-type="float" office:value="0" calcext:value-type="float">
            <text:p>0</text:p>
          </table:table-cell>
          <table:table-cell table:formula="of:=POWER([$'EAMPA 6 Threads'.C97]-[$'EAMPA 1 Thread'.C9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8]-[$'EAMPA 1 Thread'.A98];2)" office:value-type="float" office:value="0" calcext:value-type="float">
            <text:p>0</text:p>
          </table:table-cell>
          <table:table-cell table:formula="of:=POWER([$'EAMPA 6 Threads'.B98]-[$'EAMPA 1 Thread'.B98];2)" office:value-type="float" office:value="0" calcext:value-type="float">
            <text:p>0</text:p>
          </table:table-cell>
          <table:table-cell table:formula="of:=POWER([$'EAMPA 6 Threads'.C98]-[$'EAMPA 1 Thread'.C9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99]-[$'EAMPA 1 Thread'.A99];2)" office:value-type="float" office:value="0" calcext:value-type="float">
            <text:p>0</text:p>
          </table:table-cell>
          <table:table-cell table:formula="of:=POWER([$'EAMPA 6 Threads'.B99]-[$'EAMPA 1 Thread'.B99];2)" office:value-type="float" office:value="0" calcext:value-type="float">
            <text:p>0</text:p>
          </table:table-cell>
          <table:table-cell table:formula="of:=POWER([$'EAMPA 6 Threads'.C99]-[$'EAMPA 1 Thread'.C9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0]-[$'EAMPA 1 Thread'.A100];2)" office:value-type="float" office:value="0" calcext:value-type="float">
            <text:p>0</text:p>
          </table:table-cell>
          <table:table-cell table:formula="of:=POWER([$'EAMPA 6 Threads'.B100]-[$'EAMPA 1 Thread'.B100];2)" office:value-type="float" office:value="0" calcext:value-type="float">
            <text:p>0</text:p>
          </table:table-cell>
          <table:table-cell table:formula="of:=POWER([$'EAMPA 6 Threads'.C100]-[$'EAMPA 1 Thread'.C10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1]-[$'EAMPA 1 Thread'.A101];2)" office:value-type="float" office:value="0" calcext:value-type="float">
            <text:p>0</text:p>
          </table:table-cell>
          <table:table-cell table:formula="of:=POWER([$'EAMPA 6 Threads'.B101]-[$'EAMPA 1 Thread'.B101];2)" office:value-type="float" office:value="0" calcext:value-type="float">
            <text:p>0</text:p>
          </table:table-cell>
          <table:table-cell table:formula="of:=POWER([$'EAMPA 6 Threads'.C101]-[$'EAMPA 1 Thread'.C10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2]-[$'EAMPA 1 Thread'.A102];2)" office:value-type="float" office:value="0" calcext:value-type="float">
            <text:p>0</text:p>
          </table:table-cell>
          <table:table-cell table:formula="of:=POWER([$'EAMPA 6 Threads'.B102]-[$'EAMPA 1 Thread'.B102];2)" office:value-type="float" office:value="0" calcext:value-type="float">
            <text:p>0</text:p>
          </table:table-cell>
          <table:table-cell table:formula="of:=POWER([$'EAMPA 6 Threads'.C102]-[$'EAMPA 1 Thread'.C10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3]-[$'EAMPA 1 Thread'.A103];2)" office:value-type="float" office:value="0" calcext:value-type="float">
            <text:p>0</text:p>
          </table:table-cell>
          <table:table-cell table:formula="of:=POWER([$'EAMPA 6 Threads'.B103]-[$'EAMPA 1 Thread'.B103];2)" office:value-type="float" office:value="0" calcext:value-type="float">
            <text:p>0</text:p>
          </table:table-cell>
          <table:table-cell table:formula="of:=POWER([$'EAMPA 6 Threads'.C103]-[$'EAMPA 1 Thread'.C10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4]-[$'EAMPA 1 Thread'.A104];2)" office:value-type="float" office:value="0" calcext:value-type="float">
            <text:p>0</text:p>
          </table:table-cell>
          <table:table-cell table:formula="of:=POWER([$'EAMPA 6 Threads'.B104]-[$'EAMPA 1 Thread'.B104];2)" office:value-type="float" office:value="0" calcext:value-type="float">
            <text:p>0</text:p>
          </table:table-cell>
          <table:table-cell table:formula="of:=POWER([$'EAMPA 6 Threads'.C104]-[$'EAMPA 1 Thread'.C10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5]-[$'EAMPA 1 Thread'.A105];2)" office:value-type="float" office:value="0" calcext:value-type="float">
            <text:p>0</text:p>
          </table:table-cell>
          <table:table-cell table:formula="of:=POWER([$'EAMPA 6 Threads'.B105]-[$'EAMPA 1 Thread'.B105];2)" office:value-type="float" office:value="0" calcext:value-type="float">
            <text:p>0</text:p>
          </table:table-cell>
          <table:table-cell table:formula="of:=POWER([$'EAMPA 6 Threads'.C105]-[$'EAMPA 1 Thread'.C10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6]-[$'EAMPA 1 Thread'.A106];2)" office:value-type="float" office:value="0" calcext:value-type="float">
            <text:p>0</text:p>
          </table:table-cell>
          <table:table-cell table:formula="of:=POWER([$'EAMPA 6 Threads'.B106]-[$'EAMPA 1 Thread'.B106];2)" office:value-type="float" office:value="0" calcext:value-type="float">
            <text:p>0</text:p>
          </table:table-cell>
          <table:table-cell table:formula="of:=POWER([$'EAMPA 6 Threads'.C106]-[$'EAMPA 1 Thread'.C10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7]-[$'EAMPA 1 Thread'.A107];2)" office:value-type="float" office:value="0" calcext:value-type="float">
            <text:p>0</text:p>
          </table:table-cell>
          <table:table-cell table:formula="of:=POWER([$'EAMPA 6 Threads'.B107]-[$'EAMPA 1 Thread'.B107];2)" office:value-type="float" office:value="0" calcext:value-type="float">
            <text:p>0</text:p>
          </table:table-cell>
          <table:table-cell table:formula="of:=POWER([$'EAMPA 6 Threads'.C107]-[$'EAMPA 1 Thread'.C10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8]-[$'EAMPA 1 Thread'.A108];2)" office:value-type="float" office:value="0" calcext:value-type="float">
            <text:p>0</text:p>
          </table:table-cell>
          <table:table-cell table:formula="of:=POWER([$'EAMPA 6 Threads'.B108]-[$'EAMPA 1 Thread'.B108];2)" office:value-type="float" office:value="0" calcext:value-type="float">
            <text:p>0</text:p>
          </table:table-cell>
          <table:table-cell table:formula="of:=POWER([$'EAMPA 6 Threads'.C108]-[$'EAMPA 1 Thread'.C10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09]-[$'EAMPA 1 Thread'.A109];2)" office:value-type="float" office:value="0" calcext:value-type="float">
            <text:p>0</text:p>
          </table:table-cell>
          <table:table-cell table:formula="of:=POWER([$'EAMPA 6 Threads'.B109]-[$'EAMPA 1 Thread'.B109];2)" office:value-type="float" office:value="0" calcext:value-type="float">
            <text:p>0</text:p>
          </table:table-cell>
          <table:table-cell table:formula="of:=POWER([$'EAMPA 6 Threads'.C109]-[$'EAMPA 1 Thread'.C10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0]-[$'EAMPA 1 Thread'.A110];2)" office:value-type="float" office:value="0" calcext:value-type="float">
            <text:p>0</text:p>
          </table:table-cell>
          <table:table-cell table:formula="of:=POWER([$'EAMPA 6 Threads'.B110]-[$'EAMPA 1 Thread'.B110];2)" office:value-type="float" office:value="0" calcext:value-type="float">
            <text:p>0</text:p>
          </table:table-cell>
          <table:table-cell table:formula="of:=POWER([$'EAMPA 6 Threads'.C110]-[$'EAMPA 1 Thread'.C11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1]-[$'EAMPA 1 Thread'.A111];2)" office:value-type="float" office:value="0" calcext:value-type="float">
            <text:p>0</text:p>
          </table:table-cell>
          <table:table-cell table:formula="of:=POWER([$'EAMPA 6 Threads'.B111]-[$'EAMPA 1 Thread'.B111];2)" office:value-type="float" office:value="0" calcext:value-type="float">
            <text:p>0</text:p>
          </table:table-cell>
          <table:table-cell table:formula="of:=POWER([$'EAMPA 6 Threads'.C111]-[$'EAMPA 1 Thread'.C11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2]-[$'EAMPA 1 Thread'.A112];2)" office:value-type="float" office:value="0" calcext:value-type="float">
            <text:p>0</text:p>
          </table:table-cell>
          <table:table-cell table:formula="of:=POWER([$'EAMPA 6 Threads'.B112]-[$'EAMPA 1 Thread'.B112];2)" office:value-type="float" office:value="0" calcext:value-type="float">
            <text:p>0</text:p>
          </table:table-cell>
          <table:table-cell table:formula="of:=POWER([$'EAMPA 6 Threads'.C112]-[$'EAMPA 1 Thread'.C11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3]-[$'EAMPA 1 Thread'.A113];2)" office:value-type="float" office:value="0" calcext:value-type="float">
            <text:p>0</text:p>
          </table:table-cell>
          <table:table-cell table:formula="of:=POWER([$'EAMPA 6 Threads'.B113]-[$'EAMPA 1 Thread'.B113];2)" office:value-type="float" office:value="0" calcext:value-type="float">
            <text:p>0</text:p>
          </table:table-cell>
          <table:table-cell table:formula="of:=POWER([$'EAMPA 6 Threads'.C113]-[$'EAMPA 1 Thread'.C11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4]-[$'EAMPA 1 Thread'.A114];2)" office:value-type="float" office:value="0" calcext:value-type="float">
            <text:p>0</text:p>
          </table:table-cell>
          <table:table-cell table:formula="of:=POWER([$'EAMPA 6 Threads'.B114]-[$'EAMPA 1 Thread'.B114];2)" office:value-type="float" office:value="0" calcext:value-type="float">
            <text:p>0</text:p>
          </table:table-cell>
          <table:table-cell table:formula="of:=POWER([$'EAMPA 6 Threads'.C114]-[$'EAMPA 1 Thread'.C11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5]-[$'EAMPA 1 Thread'.A115];2)" office:value-type="float" office:value="0" calcext:value-type="float">
            <text:p>0</text:p>
          </table:table-cell>
          <table:table-cell table:formula="of:=POWER([$'EAMPA 6 Threads'.B115]-[$'EAMPA 1 Thread'.B115];2)" office:value-type="float" office:value="0" calcext:value-type="float">
            <text:p>0</text:p>
          </table:table-cell>
          <table:table-cell table:formula="of:=POWER([$'EAMPA 6 Threads'.C115]-[$'EAMPA 1 Thread'.C11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6]-[$'EAMPA 1 Thread'.A116];2)" office:value-type="float" office:value="0" calcext:value-type="float">
            <text:p>0</text:p>
          </table:table-cell>
          <table:table-cell table:formula="of:=POWER([$'EAMPA 6 Threads'.B116]-[$'EAMPA 1 Thread'.B116];2)" office:value-type="float" office:value="0" calcext:value-type="float">
            <text:p>0</text:p>
          </table:table-cell>
          <table:table-cell table:formula="of:=POWER([$'EAMPA 6 Threads'.C116]-[$'EAMPA 1 Thread'.C11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7]-[$'EAMPA 1 Thread'.A117];2)" office:value-type="float" office:value="0" calcext:value-type="float">
            <text:p>0</text:p>
          </table:table-cell>
          <table:table-cell table:formula="of:=POWER([$'EAMPA 6 Threads'.B117]-[$'EAMPA 1 Thread'.B117];2)" office:value-type="float" office:value="0" calcext:value-type="float">
            <text:p>0</text:p>
          </table:table-cell>
          <table:table-cell table:formula="of:=POWER([$'EAMPA 6 Threads'.C117]-[$'EAMPA 1 Thread'.C11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8]-[$'EAMPA 1 Thread'.A118];2)" office:value-type="float" office:value="0" calcext:value-type="float">
            <text:p>0</text:p>
          </table:table-cell>
          <table:table-cell table:formula="of:=POWER([$'EAMPA 6 Threads'.B118]-[$'EAMPA 1 Thread'.B118];2)" office:value-type="float" office:value="0" calcext:value-type="float">
            <text:p>0</text:p>
          </table:table-cell>
          <table:table-cell table:formula="of:=POWER([$'EAMPA 6 Threads'.C118]-[$'EAMPA 1 Thread'.C11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19]-[$'EAMPA 1 Thread'.A119];2)" office:value-type="float" office:value="0" calcext:value-type="float">
            <text:p>0</text:p>
          </table:table-cell>
          <table:table-cell table:formula="of:=POWER([$'EAMPA 6 Threads'.B119]-[$'EAMPA 1 Thread'.B119];2)" office:value-type="float" office:value="0" calcext:value-type="float">
            <text:p>0</text:p>
          </table:table-cell>
          <table:table-cell table:formula="of:=POWER([$'EAMPA 6 Threads'.C119]-[$'EAMPA 1 Thread'.C11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0]-[$'EAMPA 1 Thread'.A120];2)" office:value-type="float" office:value="0" calcext:value-type="float">
            <text:p>0</text:p>
          </table:table-cell>
          <table:table-cell table:formula="of:=POWER([$'EAMPA 6 Threads'.B120]-[$'EAMPA 1 Thread'.B120];2)" office:value-type="float" office:value="0" calcext:value-type="float">
            <text:p>0</text:p>
          </table:table-cell>
          <table:table-cell table:formula="of:=POWER([$'EAMPA 6 Threads'.C120]-[$'EAMPA 1 Thread'.C12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1]-[$'EAMPA 1 Thread'.A121];2)" office:value-type="float" office:value="0" calcext:value-type="float">
            <text:p>0</text:p>
          </table:table-cell>
          <table:table-cell table:formula="of:=POWER([$'EAMPA 6 Threads'.B121]-[$'EAMPA 1 Thread'.B121];2)" office:value-type="float" office:value="0" calcext:value-type="float">
            <text:p>0</text:p>
          </table:table-cell>
          <table:table-cell table:formula="of:=POWER([$'EAMPA 6 Threads'.C121]-[$'EAMPA 1 Thread'.C12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2]-[$'EAMPA 1 Thread'.A122];2)" office:value-type="float" office:value="0" calcext:value-type="float">
            <text:p>0</text:p>
          </table:table-cell>
          <table:table-cell table:formula="of:=POWER([$'EAMPA 6 Threads'.B122]-[$'EAMPA 1 Thread'.B122];2)" office:value-type="float" office:value="0" calcext:value-type="float">
            <text:p>0</text:p>
          </table:table-cell>
          <table:table-cell table:formula="of:=POWER([$'EAMPA 6 Threads'.C122]-[$'EAMPA 1 Thread'.C12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3]-[$'EAMPA 1 Thread'.A123];2)" office:value-type="float" office:value="0" calcext:value-type="float">
            <text:p>0</text:p>
          </table:table-cell>
          <table:table-cell table:formula="of:=POWER([$'EAMPA 6 Threads'.B123]-[$'EAMPA 1 Thread'.B123];2)" office:value-type="float" office:value="0" calcext:value-type="float">
            <text:p>0</text:p>
          </table:table-cell>
          <table:table-cell table:formula="of:=POWER([$'EAMPA 6 Threads'.C123]-[$'EAMPA 1 Thread'.C12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4]-[$'EAMPA 1 Thread'.A124];2)" office:value-type="float" office:value="0" calcext:value-type="float">
            <text:p>0</text:p>
          </table:table-cell>
          <table:table-cell table:formula="of:=POWER([$'EAMPA 6 Threads'.B124]-[$'EAMPA 1 Thread'.B124];2)" office:value-type="float" office:value="0" calcext:value-type="float">
            <text:p>0</text:p>
          </table:table-cell>
          <table:table-cell table:formula="of:=POWER([$'EAMPA 6 Threads'.C124]-[$'EAMPA 1 Thread'.C12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5]-[$'EAMPA 1 Thread'.A125];2)" office:value-type="float" office:value="0" calcext:value-type="float">
            <text:p>0</text:p>
          </table:table-cell>
          <table:table-cell table:formula="of:=POWER([$'EAMPA 6 Threads'.B125]-[$'EAMPA 1 Thread'.B125];2)" office:value-type="float" office:value="0" calcext:value-type="float">
            <text:p>0</text:p>
          </table:table-cell>
          <table:table-cell table:formula="of:=POWER([$'EAMPA 6 Threads'.C125]-[$'EAMPA 1 Thread'.C12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6]-[$'EAMPA 1 Thread'.A126];2)" office:value-type="float" office:value="0" calcext:value-type="float">
            <text:p>0</text:p>
          </table:table-cell>
          <table:table-cell table:formula="of:=POWER([$'EAMPA 6 Threads'.B126]-[$'EAMPA 1 Thread'.B126];2)" office:value-type="float" office:value="0" calcext:value-type="float">
            <text:p>0</text:p>
          </table:table-cell>
          <table:table-cell table:formula="of:=POWER([$'EAMPA 6 Threads'.C126]-[$'EAMPA 1 Thread'.C12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7]-[$'EAMPA 1 Thread'.A127];2)" office:value-type="float" office:value="0" calcext:value-type="float">
            <text:p>0</text:p>
          </table:table-cell>
          <table:table-cell table:formula="of:=POWER([$'EAMPA 6 Threads'.B127]-[$'EAMPA 1 Thread'.B127];2)" office:value-type="float" office:value="0" calcext:value-type="float">
            <text:p>0</text:p>
          </table:table-cell>
          <table:table-cell table:formula="of:=POWER([$'EAMPA 6 Threads'.C127]-[$'EAMPA 1 Thread'.C1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8]-[$'EAMPA 1 Thread'.A128];2)" office:value-type="float" office:value="0" calcext:value-type="float">
            <text:p>0</text:p>
          </table:table-cell>
          <table:table-cell table:formula="of:=POWER([$'EAMPA 6 Threads'.B128]-[$'EAMPA 1 Thread'.B128];2)" office:value-type="float" office:value="0" calcext:value-type="float">
            <text:p>0</text:p>
          </table:table-cell>
          <table:table-cell table:formula="of:=POWER([$'EAMPA 6 Threads'.C128]-[$'EAMPA 1 Thread'.C1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29]-[$'EAMPA 1 Thread'.A129];2)" office:value-type="float" office:value="0" calcext:value-type="float">
            <text:p>0</text:p>
          </table:table-cell>
          <table:table-cell table:formula="of:=POWER([$'EAMPA 6 Threads'.B129]-[$'EAMPA 1 Thread'.B129];2)" office:value-type="float" office:value="0" calcext:value-type="float">
            <text:p>0</text:p>
          </table:table-cell>
          <table:table-cell table:formula="of:=POWER([$'EAMPA 6 Threads'.C129]-[$'EAMPA 1 Thread'.C12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0]-[$'EAMPA 1 Thread'.A130];2)" office:value-type="float" office:value="0" calcext:value-type="float">
            <text:p>0</text:p>
          </table:table-cell>
          <table:table-cell table:formula="of:=POWER([$'EAMPA 6 Threads'.B130]-[$'EAMPA 1 Thread'.B130];2)" office:value-type="float" office:value="0" calcext:value-type="float">
            <text:p>0</text:p>
          </table:table-cell>
          <table:table-cell table:formula="of:=POWER([$'EAMPA 6 Threads'.C130]-[$'EAMPA 1 Thread'.C13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1]-[$'EAMPA 1 Thread'.A131];2)" office:value-type="float" office:value="0" calcext:value-type="float">
            <text:p>0</text:p>
          </table:table-cell>
          <table:table-cell table:formula="of:=POWER([$'EAMPA 6 Threads'.B131]-[$'EAMPA 1 Thread'.B131];2)" office:value-type="float" office:value="0" calcext:value-type="float">
            <text:p>0</text:p>
          </table:table-cell>
          <table:table-cell table:formula="of:=POWER([$'EAMPA 6 Threads'.C131]-[$'EAMPA 1 Thread'.C13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2]-[$'EAMPA 1 Thread'.A132];2)" office:value-type="float" office:value="0" calcext:value-type="float">
            <text:p>0</text:p>
          </table:table-cell>
          <table:table-cell table:formula="of:=POWER([$'EAMPA 6 Threads'.B132]-[$'EAMPA 1 Thread'.B132];2)" office:value-type="float" office:value="0" calcext:value-type="float">
            <text:p>0</text:p>
          </table:table-cell>
          <table:table-cell table:formula="of:=POWER([$'EAMPA 6 Threads'.C132]-[$'EAMPA 1 Thread'.C13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3]-[$'EAMPA 1 Thread'.A133];2)" office:value-type="float" office:value="0" calcext:value-type="float">
            <text:p>0</text:p>
          </table:table-cell>
          <table:table-cell table:formula="of:=POWER([$'EAMPA 6 Threads'.B133]-[$'EAMPA 1 Thread'.B133];2)" office:value-type="float" office:value="0" calcext:value-type="float">
            <text:p>0</text:p>
          </table:table-cell>
          <table:table-cell table:formula="of:=POWER([$'EAMPA 6 Threads'.C133]-[$'EAMPA 1 Thread'.C13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4]-[$'EAMPA 1 Thread'.A134];2)" office:value-type="float" office:value="0" calcext:value-type="float">
            <text:p>0</text:p>
          </table:table-cell>
          <table:table-cell table:formula="of:=POWER([$'EAMPA 6 Threads'.B134]-[$'EAMPA 1 Thread'.B134];2)" office:value-type="float" office:value="0" calcext:value-type="float">
            <text:p>0</text:p>
          </table:table-cell>
          <table:table-cell table:formula="of:=POWER([$'EAMPA 6 Threads'.C134]-[$'EAMPA 1 Thread'.C13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5]-[$'EAMPA 1 Thread'.A135];2)" office:value-type="float" office:value="0" calcext:value-type="float">
            <text:p>0</text:p>
          </table:table-cell>
          <table:table-cell table:formula="of:=POWER([$'EAMPA 6 Threads'.B135]-[$'EAMPA 1 Thread'.B135];2)" office:value-type="float" office:value="0" calcext:value-type="float">
            <text:p>0</text:p>
          </table:table-cell>
          <table:table-cell table:formula="of:=POWER([$'EAMPA 6 Threads'.C135]-[$'EAMPA 1 Thread'.C13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6]-[$'EAMPA 1 Thread'.A136];2)" office:value-type="float" office:value="0" calcext:value-type="float">
            <text:p>0</text:p>
          </table:table-cell>
          <table:table-cell table:formula="of:=POWER([$'EAMPA 6 Threads'.B136]-[$'EAMPA 1 Thread'.B136];2)" office:value-type="float" office:value="0" calcext:value-type="float">
            <text:p>0</text:p>
          </table:table-cell>
          <table:table-cell table:formula="of:=POWER([$'EAMPA 6 Threads'.C136]-[$'EAMPA 1 Thread'.C13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7]-[$'EAMPA 1 Thread'.A137];2)" office:value-type="float" office:value="0" calcext:value-type="float">
            <text:p>0</text:p>
          </table:table-cell>
          <table:table-cell table:formula="of:=POWER([$'EAMPA 6 Threads'.B137]-[$'EAMPA 1 Thread'.B137];2)" office:value-type="float" office:value="0" calcext:value-type="float">
            <text:p>0</text:p>
          </table:table-cell>
          <table:table-cell table:formula="of:=POWER([$'EAMPA 6 Threads'.C137]-[$'EAMPA 1 Thread'.C13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8]-[$'EAMPA 1 Thread'.A138];2)" office:value-type="float" office:value="0" calcext:value-type="float">
            <text:p>0</text:p>
          </table:table-cell>
          <table:table-cell table:formula="of:=POWER([$'EAMPA 6 Threads'.B138]-[$'EAMPA 1 Thread'.B138];2)" office:value-type="float" office:value="0" calcext:value-type="float">
            <text:p>0</text:p>
          </table:table-cell>
          <table:table-cell table:formula="of:=POWER([$'EAMPA 6 Threads'.C138]-[$'EAMPA 1 Thread'.C13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39]-[$'EAMPA 1 Thread'.A139];2)" office:value-type="float" office:value="0" calcext:value-type="float">
            <text:p>0</text:p>
          </table:table-cell>
          <table:table-cell table:formula="of:=POWER([$'EAMPA 6 Threads'.B139]-[$'EAMPA 1 Thread'.B139];2)" office:value-type="float" office:value="0" calcext:value-type="float">
            <text:p>0</text:p>
          </table:table-cell>
          <table:table-cell table:formula="of:=POWER([$'EAMPA 6 Threads'.C139]-[$'EAMPA 1 Thread'.C13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0]-[$'EAMPA 1 Thread'.A140];2)" office:value-type="float" office:value="0" calcext:value-type="float">
            <text:p>0</text:p>
          </table:table-cell>
          <table:table-cell table:formula="of:=POWER([$'EAMPA 6 Threads'.B140]-[$'EAMPA 1 Thread'.B140];2)" office:value-type="float" office:value="0" calcext:value-type="float">
            <text:p>0</text:p>
          </table:table-cell>
          <table:table-cell table:formula="of:=POWER([$'EAMPA 6 Threads'.C140]-[$'EAMPA 1 Thread'.C14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1]-[$'EAMPA 1 Thread'.A141];2)" office:value-type="float" office:value="0" calcext:value-type="float">
            <text:p>0</text:p>
          </table:table-cell>
          <table:table-cell table:formula="of:=POWER([$'EAMPA 6 Threads'.B141]-[$'EAMPA 1 Thread'.B141];2)" office:value-type="float" office:value="0" calcext:value-type="float">
            <text:p>0</text:p>
          </table:table-cell>
          <table:table-cell table:formula="of:=POWER([$'EAMPA 6 Threads'.C141]-[$'EAMPA 1 Thread'.C14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2]-[$'EAMPA 1 Thread'.A142];2)" office:value-type="float" office:value="0" calcext:value-type="float">
            <text:p>0</text:p>
          </table:table-cell>
          <table:table-cell table:formula="of:=POWER([$'EAMPA 6 Threads'.B142]-[$'EAMPA 1 Thread'.B142];2)" office:value-type="float" office:value="0" calcext:value-type="float">
            <text:p>0</text:p>
          </table:table-cell>
          <table:table-cell table:formula="of:=POWER([$'EAMPA 6 Threads'.C142]-[$'EAMPA 1 Thread'.C14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3]-[$'EAMPA 1 Thread'.A143];2)" office:value-type="float" office:value="0" calcext:value-type="float">
            <text:p>0</text:p>
          </table:table-cell>
          <table:table-cell table:formula="of:=POWER([$'EAMPA 6 Threads'.B143]-[$'EAMPA 1 Thread'.B143];2)" office:value-type="float" office:value="0" calcext:value-type="float">
            <text:p>0</text:p>
          </table:table-cell>
          <table:table-cell table:formula="of:=POWER([$'EAMPA 6 Threads'.C143]-[$'EAMPA 1 Thread'.C14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4]-[$'EAMPA 1 Thread'.A144];2)" office:value-type="float" office:value="0" calcext:value-type="float">
            <text:p>0</text:p>
          </table:table-cell>
          <table:table-cell table:formula="of:=POWER([$'EAMPA 6 Threads'.B144]-[$'EAMPA 1 Thread'.B144];2)" office:value-type="float" office:value="0" calcext:value-type="float">
            <text:p>0</text:p>
          </table:table-cell>
          <table:table-cell table:formula="of:=POWER([$'EAMPA 6 Threads'.C144]-[$'EAMPA 1 Thread'.C14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5]-[$'EAMPA 1 Thread'.A145];2)" office:value-type="float" office:value="0" calcext:value-type="float">
            <text:p>0</text:p>
          </table:table-cell>
          <table:table-cell table:formula="of:=POWER([$'EAMPA 6 Threads'.B145]-[$'EAMPA 1 Thread'.B145];2)" office:value-type="float" office:value="0" calcext:value-type="float">
            <text:p>0</text:p>
          </table:table-cell>
          <table:table-cell table:formula="of:=POWER([$'EAMPA 6 Threads'.C145]-[$'EAMPA 1 Thread'.C14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6]-[$'EAMPA 1 Thread'.A146];2)" office:value-type="float" office:value="0" calcext:value-type="float">
            <text:p>0</text:p>
          </table:table-cell>
          <table:table-cell table:formula="of:=POWER([$'EAMPA 6 Threads'.B146]-[$'EAMPA 1 Thread'.B146];2)" office:value-type="float" office:value="0" calcext:value-type="float">
            <text:p>0</text:p>
          </table:table-cell>
          <table:table-cell table:formula="of:=POWER([$'EAMPA 6 Threads'.C146]-[$'EAMPA 1 Thread'.C14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7]-[$'EAMPA 1 Thread'.A147];2)" office:value-type="float" office:value="0" calcext:value-type="float">
            <text:p>0</text:p>
          </table:table-cell>
          <table:table-cell table:formula="of:=POWER([$'EAMPA 6 Threads'.B147]-[$'EAMPA 1 Thread'.B147];2)" office:value-type="float" office:value="0" calcext:value-type="float">
            <text:p>0</text:p>
          </table:table-cell>
          <table:table-cell table:formula="of:=POWER([$'EAMPA 6 Threads'.C147]-[$'EAMPA 1 Thread'.C14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8]-[$'EAMPA 1 Thread'.A148];2)" office:value-type="float" office:value="0" calcext:value-type="float">
            <text:p>0</text:p>
          </table:table-cell>
          <table:table-cell table:formula="of:=POWER([$'EAMPA 6 Threads'.B148]-[$'EAMPA 1 Thread'.B148];2)" office:value-type="float" office:value="0" calcext:value-type="float">
            <text:p>0</text:p>
          </table:table-cell>
          <table:table-cell table:formula="of:=POWER([$'EAMPA 6 Threads'.C148]-[$'EAMPA 1 Thread'.C14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49]-[$'EAMPA 1 Thread'.A149];2)" office:value-type="float" office:value="0" calcext:value-type="float">
            <text:p>0</text:p>
          </table:table-cell>
          <table:table-cell table:formula="of:=POWER([$'EAMPA 6 Threads'.B149]-[$'EAMPA 1 Thread'.B149];2)" office:value-type="float" office:value="0" calcext:value-type="float">
            <text:p>0</text:p>
          </table:table-cell>
          <table:table-cell table:formula="of:=POWER([$'EAMPA 6 Threads'.C149]-[$'EAMPA 1 Thread'.C14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0]-[$'EAMPA 1 Thread'.A150];2)" office:value-type="float" office:value="0" calcext:value-type="float">
            <text:p>0</text:p>
          </table:table-cell>
          <table:table-cell table:formula="of:=POWER([$'EAMPA 6 Threads'.B150]-[$'EAMPA 1 Thread'.B150];2)" office:value-type="float" office:value="0" calcext:value-type="float">
            <text:p>0</text:p>
          </table:table-cell>
          <table:table-cell table:formula="of:=POWER([$'EAMPA 6 Threads'.C150]-[$'EAMPA 1 Thread'.C15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1]-[$'EAMPA 1 Thread'.A151];2)" office:value-type="float" office:value="0" calcext:value-type="float">
            <text:p>0</text:p>
          </table:table-cell>
          <table:table-cell table:formula="of:=POWER([$'EAMPA 6 Threads'.B151]-[$'EAMPA 1 Thread'.B151];2)" office:value-type="float" office:value="0" calcext:value-type="float">
            <text:p>0</text:p>
          </table:table-cell>
          <table:table-cell table:formula="of:=POWER([$'EAMPA 6 Threads'.C151]-[$'EAMPA 1 Thread'.C15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2]-[$'EAMPA 1 Thread'.A152];2)" office:value-type="float" office:value="0" calcext:value-type="float">
            <text:p>0</text:p>
          </table:table-cell>
          <table:table-cell table:formula="of:=POWER([$'EAMPA 6 Threads'.B152]-[$'EAMPA 1 Thread'.B152];2)" office:value-type="float" office:value="0" calcext:value-type="float">
            <text:p>0</text:p>
          </table:table-cell>
          <table:table-cell table:formula="of:=POWER([$'EAMPA 6 Threads'.C152]-[$'EAMPA 1 Thread'.C15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3]-[$'EAMPA 1 Thread'.A153];2)" office:value-type="float" office:value="0" calcext:value-type="float">
            <text:p>0</text:p>
          </table:table-cell>
          <table:table-cell table:formula="of:=POWER([$'EAMPA 6 Threads'.B153]-[$'EAMPA 1 Thread'.B153];2)" office:value-type="float" office:value="0" calcext:value-type="float">
            <text:p>0</text:p>
          </table:table-cell>
          <table:table-cell table:formula="of:=POWER([$'EAMPA 6 Threads'.C153]-[$'EAMPA 1 Thread'.C15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4]-[$'EAMPA 1 Thread'.A154];2)" office:value-type="float" office:value="0" calcext:value-type="float">
            <text:p>0</text:p>
          </table:table-cell>
          <table:table-cell table:formula="of:=POWER([$'EAMPA 6 Threads'.B154]-[$'EAMPA 1 Thread'.B154];2)" office:value-type="float" office:value="0" calcext:value-type="float">
            <text:p>0</text:p>
          </table:table-cell>
          <table:table-cell table:formula="of:=POWER([$'EAMPA 6 Threads'.C154]-[$'EAMPA 1 Thread'.C15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5]-[$'EAMPA 1 Thread'.A155];2)" office:value-type="float" office:value="0" calcext:value-type="float">
            <text:p>0</text:p>
          </table:table-cell>
          <table:table-cell table:formula="of:=POWER([$'EAMPA 6 Threads'.B155]-[$'EAMPA 1 Thread'.B155];2)" office:value-type="float" office:value="0" calcext:value-type="float">
            <text:p>0</text:p>
          </table:table-cell>
          <table:table-cell table:formula="of:=POWER([$'EAMPA 6 Threads'.C155]-[$'EAMPA 1 Thread'.C15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6]-[$'EAMPA 1 Thread'.A156];2)" office:value-type="float" office:value="0" calcext:value-type="float">
            <text:p>0</text:p>
          </table:table-cell>
          <table:table-cell table:formula="of:=POWER([$'EAMPA 6 Threads'.B156]-[$'EAMPA 1 Thread'.B156];2)" office:value-type="float" office:value="0" calcext:value-type="float">
            <text:p>0</text:p>
          </table:table-cell>
          <table:table-cell table:formula="of:=POWER([$'EAMPA 6 Threads'.C156]-[$'EAMPA 1 Thread'.C15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7]-[$'EAMPA 1 Thread'.A157];2)" office:value-type="float" office:value="0" calcext:value-type="float">
            <text:p>0</text:p>
          </table:table-cell>
          <table:table-cell table:formula="of:=POWER([$'EAMPA 6 Threads'.B157]-[$'EAMPA 1 Thread'.B157];2)" office:value-type="float" office:value="0" calcext:value-type="float">
            <text:p>0</text:p>
          </table:table-cell>
          <table:table-cell table:formula="of:=POWER([$'EAMPA 6 Threads'.C157]-[$'EAMPA 1 Thread'.C15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8]-[$'EAMPA 1 Thread'.A158];2)" office:value-type="float" office:value="0" calcext:value-type="float">
            <text:p>0</text:p>
          </table:table-cell>
          <table:table-cell table:formula="of:=POWER([$'EAMPA 6 Threads'.B158]-[$'EAMPA 1 Thread'.B158];2)" office:value-type="float" office:value="0" calcext:value-type="float">
            <text:p>0</text:p>
          </table:table-cell>
          <table:table-cell table:formula="of:=POWER([$'EAMPA 6 Threads'.C158]-[$'EAMPA 1 Thread'.C15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59]-[$'EAMPA 1 Thread'.A159];2)" office:value-type="float" office:value="0" calcext:value-type="float">
            <text:p>0</text:p>
          </table:table-cell>
          <table:table-cell table:formula="of:=POWER([$'EAMPA 6 Threads'.B159]-[$'EAMPA 1 Thread'.B159];2)" office:value-type="float" office:value="0" calcext:value-type="float">
            <text:p>0</text:p>
          </table:table-cell>
          <table:table-cell table:formula="of:=POWER([$'EAMPA 6 Threads'.C159]-[$'EAMPA 1 Thread'.C15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0]-[$'EAMPA 1 Thread'.A160];2)" office:value-type="float" office:value="0" calcext:value-type="float">
            <text:p>0</text:p>
          </table:table-cell>
          <table:table-cell table:formula="of:=POWER([$'EAMPA 6 Threads'.B160]-[$'EAMPA 1 Thread'.B160];2)" office:value-type="float" office:value="0" calcext:value-type="float">
            <text:p>0</text:p>
          </table:table-cell>
          <table:table-cell table:formula="of:=POWER([$'EAMPA 6 Threads'.C160]-[$'EAMPA 1 Thread'.C16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1]-[$'EAMPA 1 Thread'.A161];2)" office:value-type="float" office:value="0" calcext:value-type="float">
            <text:p>0</text:p>
          </table:table-cell>
          <table:table-cell table:formula="of:=POWER([$'EAMPA 6 Threads'.B161]-[$'EAMPA 1 Thread'.B161];2)" office:value-type="float" office:value="0" calcext:value-type="float">
            <text:p>0</text:p>
          </table:table-cell>
          <table:table-cell table:formula="of:=POWER([$'EAMPA 6 Threads'.C161]-[$'EAMPA 1 Thread'.C16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2]-[$'EAMPA 1 Thread'.A162];2)" office:value-type="float" office:value="0" calcext:value-type="float">
            <text:p>0</text:p>
          </table:table-cell>
          <table:table-cell table:formula="of:=POWER([$'EAMPA 6 Threads'.B162]-[$'EAMPA 1 Thread'.B162];2)" office:value-type="float" office:value="0" calcext:value-type="float">
            <text:p>0</text:p>
          </table:table-cell>
          <table:table-cell table:formula="of:=POWER([$'EAMPA 6 Threads'.C162]-[$'EAMPA 1 Thread'.C16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3]-[$'EAMPA 1 Thread'.A163];2)" office:value-type="float" office:value="0" calcext:value-type="float">
            <text:p>0</text:p>
          </table:table-cell>
          <table:table-cell table:formula="of:=POWER([$'EAMPA 6 Threads'.B163]-[$'EAMPA 1 Thread'.B163];2)" office:value-type="float" office:value="0" calcext:value-type="float">
            <text:p>0</text:p>
          </table:table-cell>
          <table:table-cell table:formula="of:=POWER([$'EAMPA 6 Threads'.C163]-[$'EAMPA 1 Thread'.C16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4]-[$'EAMPA 1 Thread'.A164];2)" office:value-type="float" office:value="0" calcext:value-type="float">
            <text:p>0</text:p>
          </table:table-cell>
          <table:table-cell table:formula="of:=POWER([$'EAMPA 6 Threads'.B164]-[$'EAMPA 1 Thread'.B164];2)" office:value-type="float" office:value="0" calcext:value-type="float">
            <text:p>0</text:p>
          </table:table-cell>
          <table:table-cell table:formula="of:=POWER([$'EAMPA 6 Threads'.C164]-[$'EAMPA 1 Thread'.C16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5]-[$'EAMPA 1 Thread'.A165];2)" office:value-type="float" office:value="0" calcext:value-type="float">
            <text:p>0</text:p>
          </table:table-cell>
          <table:table-cell table:formula="of:=POWER([$'EAMPA 6 Threads'.B165]-[$'EAMPA 1 Thread'.B165];2)" office:value-type="float" office:value="0" calcext:value-type="float">
            <text:p>0</text:p>
          </table:table-cell>
          <table:table-cell table:formula="of:=POWER([$'EAMPA 6 Threads'.C165]-[$'EAMPA 1 Thread'.C16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6]-[$'EAMPA 1 Thread'.A166];2)" office:value-type="float" office:value="0" calcext:value-type="float">
            <text:p>0</text:p>
          </table:table-cell>
          <table:table-cell table:formula="of:=POWER([$'EAMPA 6 Threads'.B166]-[$'EAMPA 1 Thread'.B166];2)" office:value-type="float" office:value="0" calcext:value-type="float">
            <text:p>0</text:p>
          </table:table-cell>
          <table:table-cell table:formula="of:=POWER([$'EAMPA 6 Threads'.C166]-[$'EAMPA 1 Thread'.C16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7]-[$'EAMPA 1 Thread'.A167];2)" office:value-type="float" office:value="0" calcext:value-type="float">
            <text:p>0</text:p>
          </table:table-cell>
          <table:table-cell table:formula="of:=POWER([$'EAMPA 6 Threads'.B167]-[$'EAMPA 1 Thread'.B167];2)" office:value-type="float" office:value="0" calcext:value-type="float">
            <text:p>0</text:p>
          </table:table-cell>
          <table:table-cell table:formula="of:=POWER([$'EAMPA 6 Threads'.C167]-[$'EAMPA 1 Thread'.C16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8]-[$'EAMPA 1 Thread'.A168];2)" office:value-type="float" office:value="0" calcext:value-type="float">
            <text:p>0</text:p>
          </table:table-cell>
          <table:table-cell table:formula="of:=POWER([$'EAMPA 6 Threads'.B168]-[$'EAMPA 1 Thread'.B168];2)" office:value-type="float" office:value="0" calcext:value-type="float">
            <text:p>0</text:p>
          </table:table-cell>
          <table:table-cell table:formula="of:=POWER([$'EAMPA 6 Threads'.C168]-[$'EAMPA 1 Thread'.C16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69]-[$'EAMPA 1 Thread'.A169];2)" office:value-type="float" office:value="0" calcext:value-type="float">
            <text:p>0</text:p>
          </table:table-cell>
          <table:table-cell table:formula="of:=POWER([$'EAMPA 6 Threads'.B169]-[$'EAMPA 1 Thread'.B169];2)" office:value-type="float" office:value="0" calcext:value-type="float">
            <text:p>0</text:p>
          </table:table-cell>
          <table:table-cell table:formula="of:=POWER([$'EAMPA 6 Threads'.C169]-[$'EAMPA 1 Thread'.C16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0]-[$'EAMPA 1 Thread'.A170];2)" office:value-type="float" office:value="0" calcext:value-type="float">
            <text:p>0</text:p>
          </table:table-cell>
          <table:table-cell table:formula="of:=POWER([$'EAMPA 6 Threads'.B170]-[$'EAMPA 1 Thread'.B170];2)" office:value-type="float" office:value="0" calcext:value-type="float">
            <text:p>0</text:p>
          </table:table-cell>
          <table:table-cell table:formula="of:=POWER([$'EAMPA 6 Threads'.C170]-[$'EAMPA 1 Thread'.C17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1]-[$'EAMPA 1 Thread'.A171];2)" office:value-type="float" office:value="0" calcext:value-type="float">
            <text:p>0</text:p>
          </table:table-cell>
          <table:table-cell table:formula="of:=POWER([$'EAMPA 6 Threads'.B171]-[$'EAMPA 1 Thread'.B171];2)" office:value-type="float" office:value="0" calcext:value-type="float">
            <text:p>0</text:p>
          </table:table-cell>
          <table:table-cell table:formula="of:=POWER([$'EAMPA 6 Threads'.C171]-[$'EAMPA 1 Thread'.C17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2]-[$'EAMPA 1 Thread'.A172];2)" office:value-type="float" office:value="0" calcext:value-type="float">
            <text:p>0</text:p>
          </table:table-cell>
          <table:table-cell table:formula="of:=POWER([$'EAMPA 6 Threads'.B172]-[$'EAMPA 1 Thread'.B172];2)" office:value-type="float" office:value="0" calcext:value-type="float">
            <text:p>0</text:p>
          </table:table-cell>
          <table:table-cell table:formula="of:=POWER([$'EAMPA 6 Threads'.C172]-[$'EAMPA 1 Thread'.C17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3]-[$'EAMPA 1 Thread'.A173];2)" office:value-type="float" office:value="0" calcext:value-type="float">
            <text:p>0</text:p>
          </table:table-cell>
          <table:table-cell table:formula="of:=POWER([$'EAMPA 6 Threads'.B173]-[$'EAMPA 1 Thread'.B173];2)" office:value-type="float" office:value="0" calcext:value-type="float">
            <text:p>0</text:p>
          </table:table-cell>
          <table:table-cell table:formula="of:=POWER([$'EAMPA 6 Threads'.C173]-[$'EAMPA 1 Thread'.C17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4]-[$'EAMPA 1 Thread'.A174];2)" office:value-type="float" office:value="0" calcext:value-type="float">
            <text:p>0</text:p>
          </table:table-cell>
          <table:table-cell table:formula="of:=POWER([$'EAMPA 6 Threads'.B174]-[$'EAMPA 1 Thread'.B174];2)" office:value-type="float" office:value="0" calcext:value-type="float">
            <text:p>0</text:p>
          </table:table-cell>
          <table:table-cell table:formula="of:=POWER([$'EAMPA 6 Threads'.C174]-[$'EAMPA 1 Thread'.C17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5]-[$'EAMPA 1 Thread'.A175];2)" office:value-type="float" office:value="0" calcext:value-type="float">
            <text:p>0</text:p>
          </table:table-cell>
          <table:table-cell table:formula="of:=POWER([$'EAMPA 6 Threads'.B175]-[$'EAMPA 1 Thread'.B175];2)" office:value-type="float" office:value="0" calcext:value-type="float">
            <text:p>0</text:p>
          </table:table-cell>
          <table:table-cell table:formula="of:=POWER([$'EAMPA 6 Threads'.C175]-[$'EAMPA 1 Thread'.C17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6]-[$'EAMPA 1 Thread'.A176];2)" office:value-type="float" office:value="0" calcext:value-type="float">
            <text:p>0</text:p>
          </table:table-cell>
          <table:table-cell table:formula="of:=POWER([$'EAMPA 6 Threads'.B176]-[$'EAMPA 1 Thread'.B176];2)" office:value-type="float" office:value="0" calcext:value-type="float">
            <text:p>0</text:p>
          </table:table-cell>
          <table:table-cell table:formula="of:=POWER([$'EAMPA 6 Threads'.C176]-[$'EAMPA 1 Thread'.C17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7]-[$'EAMPA 1 Thread'.A177];2)" office:value-type="float" office:value="0" calcext:value-type="float">
            <text:p>0</text:p>
          </table:table-cell>
          <table:table-cell table:formula="of:=POWER([$'EAMPA 6 Threads'.B177]-[$'EAMPA 1 Thread'.B177];2)" office:value-type="float" office:value="0" calcext:value-type="float">
            <text:p>0</text:p>
          </table:table-cell>
          <table:table-cell table:formula="of:=POWER([$'EAMPA 6 Threads'.C177]-[$'EAMPA 1 Thread'.C17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8]-[$'EAMPA 1 Thread'.A178];2)" office:value-type="float" office:value="0" calcext:value-type="float">
            <text:p>0</text:p>
          </table:table-cell>
          <table:table-cell table:formula="of:=POWER([$'EAMPA 6 Threads'.B178]-[$'EAMPA 1 Thread'.B178];2)" office:value-type="float" office:value="0" calcext:value-type="float">
            <text:p>0</text:p>
          </table:table-cell>
          <table:table-cell table:formula="of:=POWER([$'EAMPA 6 Threads'.C178]-[$'EAMPA 1 Thread'.C17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79]-[$'EAMPA 1 Thread'.A179];2)" office:value-type="float" office:value="0" calcext:value-type="float">
            <text:p>0</text:p>
          </table:table-cell>
          <table:table-cell table:formula="of:=POWER([$'EAMPA 6 Threads'.B179]-[$'EAMPA 1 Thread'.B179];2)" office:value-type="float" office:value="0" calcext:value-type="float">
            <text:p>0</text:p>
          </table:table-cell>
          <table:table-cell table:formula="of:=POWER([$'EAMPA 6 Threads'.C179]-[$'EAMPA 1 Thread'.C17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0]-[$'EAMPA 1 Thread'.A180];2)" office:value-type="float" office:value="0" calcext:value-type="float">
            <text:p>0</text:p>
          </table:table-cell>
          <table:table-cell table:formula="of:=POWER([$'EAMPA 6 Threads'.B180]-[$'EAMPA 1 Thread'.B180];2)" office:value-type="float" office:value="0" calcext:value-type="float">
            <text:p>0</text:p>
          </table:table-cell>
          <table:table-cell table:formula="of:=POWER([$'EAMPA 6 Threads'.C180]-[$'EAMPA 1 Thread'.C18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1]-[$'EAMPA 1 Thread'.A181];2)" office:value-type="float" office:value="0" calcext:value-type="float">
            <text:p>0</text:p>
          </table:table-cell>
          <table:table-cell table:formula="of:=POWER([$'EAMPA 6 Threads'.B181]-[$'EAMPA 1 Thread'.B181];2)" office:value-type="float" office:value="0" calcext:value-type="float">
            <text:p>0</text:p>
          </table:table-cell>
          <table:table-cell table:formula="of:=POWER([$'EAMPA 6 Threads'.C181]-[$'EAMPA 1 Thread'.C18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2]-[$'EAMPA 1 Thread'.A182];2)" office:value-type="float" office:value="0" calcext:value-type="float">
            <text:p>0</text:p>
          </table:table-cell>
          <table:table-cell table:formula="of:=POWER([$'EAMPA 6 Threads'.B182]-[$'EAMPA 1 Thread'.B182];2)" office:value-type="float" office:value="0" calcext:value-type="float">
            <text:p>0</text:p>
          </table:table-cell>
          <table:table-cell table:formula="of:=POWER([$'EAMPA 6 Threads'.C182]-[$'EAMPA 1 Thread'.C18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3]-[$'EAMPA 1 Thread'.A183];2)" office:value-type="float" office:value="0" calcext:value-type="float">
            <text:p>0</text:p>
          </table:table-cell>
          <table:table-cell table:formula="of:=POWER([$'EAMPA 6 Threads'.B183]-[$'EAMPA 1 Thread'.B183];2)" office:value-type="float" office:value="0" calcext:value-type="float">
            <text:p>0</text:p>
          </table:table-cell>
          <table:table-cell table:formula="of:=POWER([$'EAMPA 6 Threads'.C183]-[$'EAMPA 1 Thread'.C18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4]-[$'EAMPA 1 Thread'.A184];2)" office:value-type="float" office:value="0" calcext:value-type="float">
            <text:p>0</text:p>
          </table:table-cell>
          <table:table-cell table:formula="of:=POWER([$'EAMPA 6 Threads'.B184]-[$'EAMPA 1 Thread'.B184];2)" office:value-type="float" office:value="0" calcext:value-type="float">
            <text:p>0</text:p>
          </table:table-cell>
          <table:table-cell table:formula="of:=POWER([$'EAMPA 6 Threads'.C184]-[$'EAMPA 1 Thread'.C18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5]-[$'EAMPA 1 Thread'.A185];2)" office:value-type="float" office:value="0" calcext:value-type="float">
            <text:p>0</text:p>
          </table:table-cell>
          <table:table-cell table:formula="of:=POWER([$'EAMPA 6 Threads'.B185]-[$'EAMPA 1 Thread'.B185];2)" office:value-type="float" office:value="0" calcext:value-type="float">
            <text:p>0</text:p>
          </table:table-cell>
          <table:table-cell table:formula="of:=POWER([$'EAMPA 6 Threads'.C185]-[$'EAMPA 1 Thread'.C18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6]-[$'EAMPA 1 Thread'.A186];2)" office:value-type="float" office:value="0" calcext:value-type="float">
            <text:p>0</text:p>
          </table:table-cell>
          <table:table-cell table:formula="of:=POWER([$'EAMPA 6 Threads'.B186]-[$'EAMPA 1 Thread'.B186];2)" office:value-type="float" office:value="0" calcext:value-type="float">
            <text:p>0</text:p>
          </table:table-cell>
          <table:table-cell table:formula="of:=POWER([$'EAMPA 6 Threads'.C186]-[$'EAMPA 1 Thread'.C18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7]-[$'EAMPA 1 Thread'.A187];2)" office:value-type="float" office:value="0" calcext:value-type="float">
            <text:p>0</text:p>
          </table:table-cell>
          <table:table-cell table:formula="of:=POWER([$'EAMPA 6 Threads'.B187]-[$'EAMPA 1 Thread'.B187];2)" office:value-type="float" office:value="0" calcext:value-type="float">
            <text:p>0</text:p>
          </table:table-cell>
          <table:table-cell table:formula="of:=POWER([$'EAMPA 6 Threads'.C187]-[$'EAMPA 1 Thread'.C18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8]-[$'EAMPA 1 Thread'.A188];2)" office:value-type="float" office:value="0" calcext:value-type="float">
            <text:p>0</text:p>
          </table:table-cell>
          <table:table-cell table:formula="of:=POWER([$'EAMPA 6 Threads'.B188]-[$'EAMPA 1 Thread'.B188];2)" office:value-type="float" office:value="0" calcext:value-type="float">
            <text:p>0</text:p>
          </table:table-cell>
          <table:table-cell table:formula="of:=POWER([$'EAMPA 6 Threads'.C188]-[$'EAMPA 1 Thread'.C18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89]-[$'EAMPA 1 Thread'.A189];2)" office:value-type="float" office:value="0" calcext:value-type="float">
            <text:p>0</text:p>
          </table:table-cell>
          <table:table-cell table:formula="of:=POWER([$'EAMPA 6 Threads'.B189]-[$'EAMPA 1 Thread'.B189];2)" office:value-type="float" office:value="0" calcext:value-type="float">
            <text:p>0</text:p>
          </table:table-cell>
          <table:table-cell table:formula="of:=POWER([$'EAMPA 6 Threads'.C189]-[$'EAMPA 1 Thread'.C18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0]-[$'EAMPA 1 Thread'.A190];2)" office:value-type="float" office:value="0" calcext:value-type="float">
            <text:p>0</text:p>
          </table:table-cell>
          <table:table-cell table:formula="of:=POWER([$'EAMPA 6 Threads'.B190]-[$'EAMPA 1 Thread'.B190];2)" office:value-type="float" office:value="0" calcext:value-type="float">
            <text:p>0</text:p>
          </table:table-cell>
          <table:table-cell table:formula="of:=POWER([$'EAMPA 6 Threads'.C190]-[$'EAMPA 1 Thread'.C19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1]-[$'EAMPA 1 Thread'.A191];2)" office:value-type="float" office:value="0" calcext:value-type="float">
            <text:p>0</text:p>
          </table:table-cell>
          <table:table-cell table:formula="of:=POWER([$'EAMPA 6 Threads'.B191]-[$'EAMPA 1 Thread'.B191];2)" office:value-type="float" office:value="0" calcext:value-type="float">
            <text:p>0</text:p>
          </table:table-cell>
          <table:table-cell table:formula="of:=POWER([$'EAMPA 6 Threads'.C191]-[$'EAMPA 1 Thread'.C19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2]-[$'EAMPA 1 Thread'.A192];2)" office:value-type="float" office:value="0" calcext:value-type="float">
            <text:p>0</text:p>
          </table:table-cell>
          <table:table-cell table:formula="of:=POWER([$'EAMPA 6 Threads'.B192]-[$'EAMPA 1 Thread'.B192];2)" office:value-type="float" office:value="0" calcext:value-type="float">
            <text:p>0</text:p>
          </table:table-cell>
          <table:table-cell table:formula="of:=POWER([$'EAMPA 6 Threads'.C192]-[$'EAMPA 1 Thread'.C19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3]-[$'EAMPA 1 Thread'.A193];2)" office:value-type="float" office:value="0" calcext:value-type="float">
            <text:p>0</text:p>
          </table:table-cell>
          <table:table-cell table:formula="of:=POWER([$'EAMPA 6 Threads'.B193]-[$'EAMPA 1 Thread'.B193];2)" office:value-type="float" office:value="0" calcext:value-type="float">
            <text:p>0</text:p>
          </table:table-cell>
          <table:table-cell table:formula="of:=POWER([$'EAMPA 6 Threads'.C193]-[$'EAMPA 1 Thread'.C19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4]-[$'EAMPA 1 Thread'.A194];2)" office:value-type="float" office:value="0" calcext:value-type="float">
            <text:p>0</text:p>
          </table:table-cell>
          <table:table-cell table:formula="of:=POWER([$'EAMPA 6 Threads'.B194]-[$'EAMPA 1 Thread'.B194];2)" office:value-type="float" office:value="0" calcext:value-type="float">
            <text:p>0</text:p>
          </table:table-cell>
          <table:table-cell table:formula="of:=POWER([$'EAMPA 6 Threads'.C194]-[$'EAMPA 1 Thread'.C19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5]-[$'EAMPA 1 Thread'.A195];2)" office:value-type="float" office:value="0" calcext:value-type="float">
            <text:p>0</text:p>
          </table:table-cell>
          <table:table-cell table:formula="of:=POWER([$'EAMPA 6 Threads'.B195]-[$'EAMPA 1 Thread'.B195];2)" office:value-type="float" office:value="0" calcext:value-type="float">
            <text:p>0</text:p>
          </table:table-cell>
          <table:table-cell table:formula="of:=POWER([$'EAMPA 6 Threads'.C195]-[$'EAMPA 1 Thread'.C19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6]-[$'EAMPA 1 Thread'.A196];2)" office:value-type="float" office:value="0" calcext:value-type="float">
            <text:p>0</text:p>
          </table:table-cell>
          <table:table-cell table:formula="of:=POWER([$'EAMPA 6 Threads'.B196]-[$'EAMPA 1 Thread'.B196];2)" office:value-type="float" office:value="0" calcext:value-type="float">
            <text:p>0</text:p>
          </table:table-cell>
          <table:table-cell table:formula="of:=POWER([$'EAMPA 6 Threads'.C196]-[$'EAMPA 1 Thread'.C19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7]-[$'EAMPA 1 Thread'.A197];2)" office:value-type="float" office:value="0" calcext:value-type="float">
            <text:p>0</text:p>
          </table:table-cell>
          <table:table-cell table:formula="of:=POWER([$'EAMPA 6 Threads'.B197]-[$'EAMPA 1 Thread'.B197];2)" office:value-type="float" office:value="0" calcext:value-type="float">
            <text:p>0</text:p>
          </table:table-cell>
          <table:table-cell table:formula="of:=POWER([$'EAMPA 6 Threads'.C197]-[$'EAMPA 1 Thread'.C19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8]-[$'EAMPA 1 Thread'.A198];2)" office:value-type="float" office:value="0" calcext:value-type="float">
            <text:p>0</text:p>
          </table:table-cell>
          <table:table-cell table:formula="of:=POWER([$'EAMPA 6 Threads'.B198]-[$'EAMPA 1 Thread'.B198];2)" office:value-type="float" office:value="0" calcext:value-type="float">
            <text:p>0</text:p>
          </table:table-cell>
          <table:table-cell table:formula="of:=POWER([$'EAMPA 6 Threads'.C198]-[$'EAMPA 1 Thread'.C19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199]-[$'EAMPA 1 Thread'.A199];2)" office:value-type="float" office:value="0" calcext:value-type="float">
            <text:p>0</text:p>
          </table:table-cell>
          <table:table-cell table:formula="of:=POWER([$'EAMPA 6 Threads'.B199]-[$'EAMPA 1 Thread'.B199];2)" office:value-type="float" office:value="0" calcext:value-type="float">
            <text:p>0</text:p>
          </table:table-cell>
          <table:table-cell table:formula="of:=POWER([$'EAMPA 6 Threads'.C199]-[$'EAMPA 1 Thread'.C19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0]-[$'EAMPA 1 Thread'.A200];2)" office:value-type="float" office:value="0" calcext:value-type="float">
            <text:p>0</text:p>
          </table:table-cell>
          <table:table-cell table:formula="of:=POWER([$'EAMPA 6 Threads'.B200]-[$'EAMPA 1 Thread'.B200];2)" office:value-type="float" office:value="0" calcext:value-type="float">
            <text:p>0</text:p>
          </table:table-cell>
          <table:table-cell table:formula="of:=POWER([$'EAMPA 6 Threads'.C200]-[$'EAMPA 1 Thread'.C20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1]-[$'EAMPA 1 Thread'.A201];2)" office:value-type="float" office:value="0" calcext:value-type="float">
            <text:p>0</text:p>
          </table:table-cell>
          <table:table-cell table:formula="of:=POWER([$'EAMPA 6 Threads'.B201]-[$'EAMPA 1 Thread'.B201];2)" office:value-type="float" office:value="0" calcext:value-type="float">
            <text:p>0</text:p>
          </table:table-cell>
          <table:table-cell table:formula="of:=POWER([$'EAMPA 6 Threads'.C201]-[$'EAMPA 1 Thread'.C20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2]-[$'EAMPA 1 Thread'.A202];2)" office:value-type="float" office:value="0" calcext:value-type="float">
            <text:p>0</text:p>
          </table:table-cell>
          <table:table-cell table:formula="of:=POWER([$'EAMPA 6 Threads'.B202]-[$'EAMPA 1 Thread'.B202];2)" office:value-type="float" office:value="0" calcext:value-type="float">
            <text:p>0</text:p>
          </table:table-cell>
          <table:table-cell table:formula="of:=POWER([$'EAMPA 6 Threads'.C202]-[$'EAMPA 1 Thread'.C20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3]-[$'EAMPA 1 Thread'.A203];2)" office:value-type="float" office:value="0" calcext:value-type="float">
            <text:p>0</text:p>
          </table:table-cell>
          <table:table-cell table:formula="of:=POWER([$'EAMPA 6 Threads'.B203]-[$'EAMPA 1 Thread'.B203];2)" office:value-type="float" office:value="0" calcext:value-type="float">
            <text:p>0</text:p>
          </table:table-cell>
          <table:table-cell table:formula="of:=POWER([$'EAMPA 6 Threads'.C203]-[$'EAMPA 1 Thread'.C20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4]-[$'EAMPA 1 Thread'.A204];2)" office:value-type="float" office:value="0" calcext:value-type="float">
            <text:p>0</text:p>
          </table:table-cell>
          <table:table-cell table:formula="of:=POWER([$'EAMPA 6 Threads'.B204]-[$'EAMPA 1 Thread'.B204];2)" office:value-type="float" office:value="0" calcext:value-type="float">
            <text:p>0</text:p>
          </table:table-cell>
          <table:table-cell table:formula="of:=POWER([$'EAMPA 6 Threads'.C204]-[$'EAMPA 1 Thread'.C20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5]-[$'EAMPA 1 Thread'.A205];2)" office:value-type="float" office:value="0" calcext:value-type="float">
            <text:p>0</text:p>
          </table:table-cell>
          <table:table-cell table:formula="of:=POWER([$'EAMPA 6 Threads'.B205]-[$'EAMPA 1 Thread'.B205];2)" office:value-type="float" office:value="0" calcext:value-type="float">
            <text:p>0</text:p>
          </table:table-cell>
          <table:table-cell table:formula="of:=POWER([$'EAMPA 6 Threads'.C205]-[$'EAMPA 1 Thread'.C20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6]-[$'EAMPA 1 Thread'.A206];2)" office:value-type="float" office:value="0" calcext:value-type="float">
            <text:p>0</text:p>
          </table:table-cell>
          <table:table-cell table:formula="of:=POWER([$'EAMPA 6 Threads'.B206]-[$'EAMPA 1 Thread'.B206];2)" office:value-type="float" office:value="0" calcext:value-type="float">
            <text:p>0</text:p>
          </table:table-cell>
          <table:table-cell table:formula="of:=POWER([$'EAMPA 6 Threads'.C206]-[$'EAMPA 1 Thread'.C20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7]-[$'EAMPA 1 Thread'.A207];2)" office:value-type="float" office:value="0" calcext:value-type="float">
            <text:p>0</text:p>
          </table:table-cell>
          <table:table-cell table:formula="of:=POWER([$'EAMPA 6 Threads'.B207]-[$'EAMPA 1 Thread'.B207];2)" office:value-type="float" office:value="0" calcext:value-type="float">
            <text:p>0</text:p>
          </table:table-cell>
          <table:table-cell table:formula="of:=POWER([$'EAMPA 6 Threads'.C207]-[$'EAMPA 1 Thread'.C20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8]-[$'EAMPA 1 Thread'.A208];2)" office:value-type="float" office:value="0" calcext:value-type="float">
            <text:p>0</text:p>
          </table:table-cell>
          <table:table-cell table:formula="of:=POWER([$'EAMPA 6 Threads'.B208]-[$'EAMPA 1 Thread'.B208];2)" office:value-type="float" office:value="0" calcext:value-type="float">
            <text:p>0</text:p>
          </table:table-cell>
          <table:table-cell table:formula="of:=POWER([$'EAMPA 6 Threads'.C208]-[$'EAMPA 1 Thread'.C20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09]-[$'EAMPA 1 Thread'.A209];2)" office:value-type="float" office:value="0" calcext:value-type="float">
            <text:p>0</text:p>
          </table:table-cell>
          <table:table-cell table:formula="of:=POWER([$'EAMPA 6 Threads'.B209]-[$'EAMPA 1 Thread'.B209];2)" office:value-type="float" office:value="0" calcext:value-type="float">
            <text:p>0</text:p>
          </table:table-cell>
          <table:table-cell table:formula="of:=POWER([$'EAMPA 6 Threads'.C209]-[$'EAMPA 1 Thread'.C20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0]-[$'EAMPA 1 Thread'.A210];2)" office:value-type="float" office:value="0" calcext:value-type="float">
            <text:p>0</text:p>
          </table:table-cell>
          <table:table-cell table:formula="of:=POWER([$'EAMPA 6 Threads'.B210]-[$'EAMPA 1 Thread'.B210];2)" office:value-type="float" office:value="0" calcext:value-type="float">
            <text:p>0</text:p>
          </table:table-cell>
          <table:table-cell table:formula="of:=POWER([$'EAMPA 6 Threads'.C210]-[$'EAMPA 1 Thread'.C21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1]-[$'EAMPA 1 Thread'.A211];2)" office:value-type="float" office:value="0" calcext:value-type="float">
            <text:p>0</text:p>
          </table:table-cell>
          <table:table-cell table:formula="of:=POWER([$'EAMPA 6 Threads'.B211]-[$'EAMPA 1 Thread'.B211];2)" office:value-type="float" office:value="0" calcext:value-type="float">
            <text:p>0</text:p>
          </table:table-cell>
          <table:table-cell table:formula="of:=POWER([$'EAMPA 6 Threads'.C211]-[$'EAMPA 1 Thread'.C21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2]-[$'EAMPA 1 Thread'.A212];2)" office:value-type="float" office:value="0" calcext:value-type="float">
            <text:p>0</text:p>
          </table:table-cell>
          <table:table-cell table:formula="of:=POWER([$'EAMPA 6 Threads'.B212]-[$'EAMPA 1 Thread'.B212];2)" office:value-type="float" office:value="0" calcext:value-type="float">
            <text:p>0</text:p>
          </table:table-cell>
          <table:table-cell table:formula="of:=POWER([$'EAMPA 6 Threads'.C212]-[$'EAMPA 1 Thread'.C21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3]-[$'EAMPA 1 Thread'.A213];2)" office:value-type="float" office:value="0" calcext:value-type="float">
            <text:p>0</text:p>
          </table:table-cell>
          <table:table-cell table:formula="of:=POWER([$'EAMPA 6 Threads'.B213]-[$'EAMPA 1 Thread'.B213];2)" office:value-type="float" office:value="0" calcext:value-type="float">
            <text:p>0</text:p>
          </table:table-cell>
          <table:table-cell table:formula="of:=POWER([$'EAMPA 6 Threads'.C213]-[$'EAMPA 1 Thread'.C21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4]-[$'EAMPA 1 Thread'.A214];2)" office:value-type="float" office:value="0" calcext:value-type="float">
            <text:p>0</text:p>
          </table:table-cell>
          <table:table-cell table:formula="of:=POWER([$'EAMPA 6 Threads'.B214]-[$'EAMPA 1 Thread'.B214];2)" office:value-type="float" office:value="0" calcext:value-type="float">
            <text:p>0</text:p>
          </table:table-cell>
          <table:table-cell table:formula="of:=POWER([$'EAMPA 6 Threads'.C214]-[$'EAMPA 1 Thread'.C21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5]-[$'EAMPA 1 Thread'.A215];2)" office:value-type="float" office:value="0" calcext:value-type="float">
            <text:p>0</text:p>
          </table:table-cell>
          <table:table-cell table:formula="of:=POWER([$'EAMPA 6 Threads'.B215]-[$'EAMPA 1 Thread'.B215];2)" office:value-type="float" office:value="0" calcext:value-type="float">
            <text:p>0</text:p>
          </table:table-cell>
          <table:table-cell table:formula="of:=POWER([$'EAMPA 6 Threads'.C215]-[$'EAMPA 1 Thread'.C21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6]-[$'EAMPA 1 Thread'.A216];2)" office:value-type="float" office:value="0" calcext:value-type="float">
            <text:p>0</text:p>
          </table:table-cell>
          <table:table-cell table:formula="of:=POWER([$'EAMPA 6 Threads'.B216]-[$'EAMPA 1 Thread'.B216];2)" office:value-type="float" office:value="0" calcext:value-type="float">
            <text:p>0</text:p>
          </table:table-cell>
          <table:table-cell table:formula="of:=POWER([$'EAMPA 6 Threads'.C216]-[$'EAMPA 1 Thread'.C21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7]-[$'EAMPA 1 Thread'.A217];2)" office:value-type="float" office:value="0" calcext:value-type="float">
            <text:p>0</text:p>
          </table:table-cell>
          <table:table-cell table:formula="of:=POWER([$'EAMPA 6 Threads'.B217]-[$'EAMPA 1 Thread'.B217];2)" office:value-type="float" office:value="0" calcext:value-type="float">
            <text:p>0</text:p>
          </table:table-cell>
          <table:table-cell table:formula="of:=POWER([$'EAMPA 6 Threads'.C217]-[$'EAMPA 1 Thread'.C21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8]-[$'EAMPA 1 Thread'.A218];2)" office:value-type="float" office:value="0" calcext:value-type="float">
            <text:p>0</text:p>
          </table:table-cell>
          <table:table-cell table:formula="of:=POWER([$'EAMPA 6 Threads'.B218]-[$'EAMPA 1 Thread'.B218];2)" office:value-type="float" office:value="0" calcext:value-type="float">
            <text:p>0</text:p>
          </table:table-cell>
          <table:table-cell table:formula="of:=POWER([$'EAMPA 6 Threads'.C218]-[$'EAMPA 1 Thread'.C21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19]-[$'EAMPA 1 Thread'.A219];2)" office:value-type="float" office:value="0" calcext:value-type="float">
            <text:p>0</text:p>
          </table:table-cell>
          <table:table-cell table:formula="of:=POWER([$'EAMPA 6 Threads'.B219]-[$'EAMPA 1 Thread'.B219];2)" office:value-type="float" office:value="0" calcext:value-type="float">
            <text:p>0</text:p>
          </table:table-cell>
          <table:table-cell table:formula="of:=POWER([$'EAMPA 6 Threads'.C219]-[$'EAMPA 1 Thread'.C21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0]-[$'EAMPA 1 Thread'.A220];2)" office:value-type="float" office:value="0" calcext:value-type="float">
            <text:p>0</text:p>
          </table:table-cell>
          <table:table-cell table:formula="of:=POWER([$'EAMPA 6 Threads'.B220]-[$'EAMPA 1 Thread'.B220];2)" office:value-type="float" office:value="0" calcext:value-type="float">
            <text:p>0</text:p>
          </table:table-cell>
          <table:table-cell table:formula="of:=POWER([$'EAMPA 6 Threads'.C220]-[$'EAMPA 1 Thread'.C22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1]-[$'EAMPA 1 Thread'.A221];2)" office:value-type="float" office:value="0" calcext:value-type="float">
            <text:p>0</text:p>
          </table:table-cell>
          <table:table-cell table:formula="of:=POWER([$'EAMPA 6 Threads'.B221]-[$'EAMPA 1 Thread'.B221];2)" office:value-type="float" office:value="0" calcext:value-type="float">
            <text:p>0</text:p>
          </table:table-cell>
          <table:table-cell table:formula="of:=POWER([$'EAMPA 6 Threads'.C221]-[$'EAMPA 1 Thread'.C22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2]-[$'EAMPA 1 Thread'.A222];2)" office:value-type="float" office:value="0" calcext:value-type="float">
            <text:p>0</text:p>
          </table:table-cell>
          <table:table-cell table:formula="of:=POWER([$'EAMPA 6 Threads'.B222]-[$'EAMPA 1 Thread'.B222];2)" office:value-type="float" office:value="0" calcext:value-type="float">
            <text:p>0</text:p>
          </table:table-cell>
          <table:table-cell table:formula="of:=POWER([$'EAMPA 6 Threads'.C222]-[$'EAMPA 1 Thread'.C22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3]-[$'EAMPA 1 Thread'.A223];2)" office:value-type="float" office:value="0" calcext:value-type="float">
            <text:p>0</text:p>
          </table:table-cell>
          <table:table-cell table:formula="of:=POWER([$'EAMPA 6 Threads'.B223]-[$'EAMPA 1 Thread'.B223];2)" office:value-type="float" office:value="0" calcext:value-type="float">
            <text:p>0</text:p>
          </table:table-cell>
          <table:table-cell table:formula="of:=POWER([$'EAMPA 6 Threads'.C223]-[$'EAMPA 1 Thread'.C22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4]-[$'EAMPA 1 Thread'.A224];2)" office:value-type="float" office:value="0" calcext:value-type="float">
            <text:p>0</text:p>
          </table:table-cell>
          <table:table-cell table:formula="of:=POWER([$'EAMPA 6 Threads'.B224]-[$'EAMPA 1 Thread'.B224];2)" office:value-type="float" office:value="0" calcext:value-type="float">
            <text:p>0</text:p>
          </table:table-cell>
          <table:table-cell table:formula="of:=POWER([$'EAMPA 6 Threads'.C224]-[$'EAMPA 1 Thread'.C22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5]-[$'EAMPA 1 Thread'.A225];2)" office:value-type="float" office:value="0" calcext:value-type="float">
            <text:p>0</text:p>
          </table:table-cell>
          <table:table-cell table:formula="of:=POWER([$'EAMPA 6 Threads'.B225]-[$'EAMPA 1 Thread'.B225];2)" office:value-type="float" office:value="0" calcext:value-type="float">
            <text:p>0</text:p>
          </table:table-cell>
          <table:table-cell table:formula="of:=POWER([$'EAMPA 6 Threads'.C225]-[$'EAMPA 1 Thread'.C22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6]-[$'EAMPA 1 Thread'.A226];2)" office:value-type="float" office:value="0" calcext:value-type="float">
            <text:p>0</text:p>
          </table:table-cell>
          <table:table-cell table:formula="of:=POWER([$'EAMPA 6 Threads'.B226]-[$'EAMPA 1 Thread'.B226];2)" office:value-type="float" office:value="0" calcext:value-type="float">
            <text:p>0</text:p>
          </table:table-cell>
          <table:table-cell table:formula="of:=POWER([$'EAMPA 6 Threads'.C226]-[$'EAMPA 1 Thread'.C22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7]-[$'EAMPA 1 Thread'.A227];2)" office:value-type="float" office:value="0" calcext:value-type="float">
            <text:p>0</text:p>
          </table:table-cell>
          <table:table-cell table:formula="of:=POWER([$'EAMPA 6 Threads'.B227]-[$'EAMPA 1 Thread'.B227];2)" office:value-type="float" office:value="0" calcext:value-type="float">
            <text:p>0</text:p>
          </table:table-cell>
          <table:table-cell table:formula="of:=POWER([$'EAMPA 6 Threads'.C227]-[$'EAMPA 1 Thread'.C2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8]-[$'EAMPA 1 Thread'.A228];2)" office:value-type="float" office:value="0" calcext:value-type="float">
            <text:p>0</text:p>
          </table:table-cell>
          <table:table-cell table:formula="of:=POWER([$'EAMPA 6 Threads'.B228]-[$'EAMPA 1 Thread'.B228];2)" office:value-type="float" office:value="0" calcext:value-type="float">
            <text:p>0</text:p>
          </table:table-cell>
          <table:table-cell table:formula="of:=POWER([$'EAMPA 6 Threads'.C228]-[$'EAMPA 1 Thread'.C2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29]-[$'EAMPA 1 Thread'.A229];2)" office:value-type="float" office:value="0" calcext:value-type="float">
            <text:p>0</text:p>
          </table:table-cell>
          <table:table-cell table:formula="of:=POWER([$'EAMPA 6 Threads'.B229]-[$'EAMPA 1 Thread'.B229];2)" office:value-type="float" office:value="0" calcext:value-type="float">
            <text:p>0</text:p>
          </table:table-cell>
          <table:table-cell table:formula="of:=POWER([$'EAMPA 6 Threads'.C229]-[$'EAMPA 1 Thread'.C22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0]-[$'EAMPA 1 Thread'.A230];2)" office:value-type="float" office:value="0" calcext:value-type="float">
            <text:p>0</text:p>
          </table:table-cell>
          <table:table-cell table:formula="of:=POWER([$'EAMPA 6 Threads'.B230]-[$'EAMPA 1 Thread'.B230];2)" office:value-type="float" office:value="0" calcext:value-type="float">
            <text:p>0</text:p>
          </table:table-cell>
          <table:table-cell table:formula="of:=POWER([$'EAMPA 6 Threads'.C230]-[$'EAMPA 1 Thread'.C23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1]-[$'EAMPA 1 Thread'.A231];2)" office:value-type="float" office:value="0" calcext:value-type="float">
            <text:p>0</text:p>
          </table:table-cell>
          <table:table-cell table:formula="of:=POWER([$'EAMPA 6 Threads'.B231]-[$'EAMPA 1 Thread'.B231];2)" office:value-type="float" office:value="0" calcext:value-type="float">
            <text:p>0</text:p>
          </table:table-cell>
          <table:table-cell table:formula="of:=POWER([$'EAMPA 6 Threads'.C231]-[$'EAMPA 1 Thread'.C23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2]-[$'EAMPA 1 Thread'.A232];2)" office:value-type="float" office:value="0" calcext:value-type="float">
            <text:p>0</text:p>
          </table:table-cell>
          <table:table-cell table:formula="of:=POWER([$'EAMPA 6 Threads'.B232]-[$'EAMPA 1 Thread'.B232];2)" office:value-type="float" office:value="0" calcext:value-type="float">
            <text:p>0</text:p>
          </table:table-cell>
          <table:table-cell table:formula="of:=POWER([$'EAMPA 6 Threads'.C232]-[$'EAMPA 1 Thread'.C23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3]-[$'EAMPA 1 Thread'.A233];2)" office:value-type="float" office:value="0" calcext:value-type="float">
            <text:p>0</text:p>
          </table:table-cell>
          <table:table-cell table:formula="of:=POWER([$'EAMPA 6 Threads'.B233]-[$'EAMPA 1 Thread'.B233];2)" office:value-type="float" office:value="0" calcext:value-type="float">
            <text:p>0</text:p>
          </table:table-cell>
          <table:table-cell table:formula="of:=POWER([$'EAMPA 6 Threads'.C233]-[$'EAMPA 1 Thread'.C23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4]-[$'EAMPA 1 Thread'.A234];2)" office:value-type="float" office:value="0" calcext:value-type="float">
            <text:p>0</text:p>
          </table:table-cell>
          <table:table-cell table:formula="of:=POWER([$'EAMPA 6 Threads'.B234]-[$'EAMPA 1 Thread'.B234];2)" office:value-type="float" office:value="0" calcext:value-type="float">
            <text:p>0</text:p>
          </table:table-cell>
          <table:table-cell table:formula="of:=POWER([$'EAMPA 6 Threads'.C234]-[$'EAMPA 1 Thread'.C23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5]-[$'EAMPA 1 Thread'.A235];2)" office:value-type="float" office:value="0" calcext:value-type="float">
            <text:p>0</text:p>
          </table:table-cell>
          <table:table-cell table:formula="of:=POWER([$'EAMPA 6 Threads'.B235]-[$'EAMPA 1 Thread'.B235];2)" office:value-type="float" office:value="0" calcext:value-type="float">
            <text:p>0</text:p>
          </table:table-cell>
          <table:table-cell table:formula="of:=POWER([$'EAMPA 6 Threads'.C235]-[$'EAMPA 1 Thread'.C23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6]-[$'EAMPA 1 Thread'.A236];2)" office:value-type="float" office:value="0" calcext:value-type="float">
            <text:p>0</text:p>
          </table:table-cell>
          <table:table-cell table:formula="of:=POWER([$'EAMPA 6 Threads'.B236]-[$'EAMPA 1 Thread'.B236];2)" office:value-type="float" office:value="0" calcext:value-type="float">
            <text:p>0</text:p>
          </table:table-cell>
          <table:table-cell table:formula="of:=POWER([$'EAMPA 6 Threads'.C236]-[$'EAMPA 1 Thread'.C23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7]-[$'EAMPA 1 Thread'.A237];2)" office:value-type="float" office:value="0" calcext:value-type="float">
            <text:p>0</text:p>
          </table:table-cell>
          <table:table-cell table:formula="of:=POWER([$'EAMPA 6 Threads'.B237]-[$'EAMPA 1 Thread'.B237];2)" office:value-type="float" office:value="0" calcext:value-type="float">
            <text:p>0</text:p>
          </table:table-cell>
          <table:table-cell table:formula="of:=POWER([$'EAMPA 6 Threads'.C237]-[$'EAMPA 1 Thread'.C23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8]-[$'EAMPA 1 Thread'.A238];2)" office:value-type="float" office:value="0" calcext:value-type="float">
            <text:p>0</text:p>
          </table:table-cell>
          <table:table-cell table:formula="of:=POWER([$'EAMPA 6 Threads'.B238]-[$'EAMPA 1 Thread'.B238];2)" office:value-type="float" office:value="0" calcext:value-type="float">
            <text:p>0</text:p>
          </table:table-cell>
          <table:table-cell table:formula="of:=POWER([$'EAMPA 6 Threads'.C238]-[$'EAMPA 1 Thread'.C23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39]-[$'EAMPA 1 Thread'.A239];2)" office:value-type="float" office:value="0" calcext:value-type="float">
            <text:p>0</text:p>
          </table:table-cell>
          <table:table-cell table:formula="of:=POWER([$'EAMPA 6 Threads'.B239]-[$'EAMPA 1 Thread'.B239];2)" office:value-type="float" office:value="0" calcext:value-type="float">
            <text:p>0</text:p>
          </table:table-cell>
          <table:table-cell table:formula="of:=POWER([$'EAMPA 6 Threads'.C239]-[$'EAMPA 1 Thread'.C23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0]-[$'EAMPA 1 Thread'.A240];2)" office:value-type="float" office:value="0" calcext:value-type="float">
            <text:p>0</text:p>
          </table:table-cell>
          <table:table-cell table:formula="of:=POWER([$'EAMPA 6 Threads'.B240]-[$'EAMPA 1 Thread'.B240];2)" office:value-type="float" office:value="0" calcext:value-type="float">
            <text:p>0</text:p>
          </table:table-cell>
          <table:table-cell table:formula="of:=POWER([$'EAMPA 6 Threads'.C240]-[$'EAMPA 1 Thread'.C24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1]-[$'EAMPA 1 Thread'.A241];2)" office:value-type="float" office:value="0" calcext:value-type="float">
            <text:p>0</text:p>
          </table:table-cell>
          <table:table-cell table:formula="of:=POWER([$'EAMPA 6 Threads'.B241]-[$'EAMPA 1 Thread'.B241];2)" office:value-type="float" office:value="0" calcext:value-type="float">
            <text:p>0</text:p>
          </table:table-cell>
          <table:table-cell table:formula="of:=POWER([$'EAMPA 6 Threads'.C241]-[$'EAMPA 1 Thread'.C24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2]-[$'EAMPA 1 Thread'.A242];2)" office:value-type="float" office:value="0" calcext:value-type="float">
            <text:p>0</text:p>
          </table:table-cell>
          <table:table-cell table:formula="of:=POWER([$'EAMPA 6 Threads'.B242]-[$'EAMPA 1 Thread'.B242];2)" office:value-type="float" office:value="0" calcext:value-type="float">
            <text:p>0</text:p>
          </table:table-cell>
          <table:table-cell table:formula="of:=POWER([$'EAMPA 6 Threads'.C242]-[$'EAMPA 1 Thread'.C24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3]-[$'EAMPA 1 Thread'.A243];2)" office:value-type="float" office:value="0" calcext:value-type="float">
            <text:p>0</text:p>
          </table:table-cell>
          <table:table-cell table:formula="of:=POWER([$'EAMPA 6 Threads'.B243]-[$'EAMPA 1 Thread'.B243];2)" office:value-type="float" office:value="0" calcext:value-type="float">
            <text:p>0</text:p>
          </table:table-cell>
          <table:table-cell table:formula="of:=POWER([$'EAMPA 6 Threads'.C243]-[$'EAMPA 1 Thread'.C24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4]-[$'EAMPA 1 Thread'.A244];2)" office:value-type="float" office:value="0" calcext:value-type="float">
            <text:p>0</text:p>
          </table:table-cell>
          <table:table-cell table:formula="of:=POWER([$'EAMPA 6 Threads'.B244]-[$'EAMPA 1 Thread'.B244];2)" office:value-type="float" office:value="0" calcext:value-type="float">
            <text:p>0</text:p>
          </table:table-cell>
          <table:table-cell table:formula="of:=POWER([$'EAMPA 6 Threads'.C244]-[$'EAMPA 1 Thread'.C24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5]-[$'EAMPA 1 Thread'.A245];2)" office:value-type="float" office:value="0" calcext:value-type="float">
            <text:p>0</text:p>
          </table:table-cell>
          <table:table-cell table:formula="of:=POWER([$'EAMPA 6 Threads'.B245]-[$'EAMPA 1 Thread'.B245];2)" office:value-type="float" office:value="0" calcext:value-type="float">
            <text:p>0</text:p>
          </table:table-cell>
          <table:table-cell table:formula="of:=POWER([$'EAMPA 6 Threads'.C245]-[$'EAMPA 1 Thread'.C24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6]-[$'EAMPA 1 Thread'.A246];2)" office:value-type="float" office:value="0" calcext:value-type="float">
            <text:p>0</text:p>
          </table:table-cell>
          <table:table-cell table:formula="of:=POWER([$'EAMPA 6 Threads'.B246]-[$'EAMPA 1 Thread'.B246];2)" office:value-type="float" office:value="0" calcext:value-type="float">
            <text:p>0</text:p>
          </table:table-cell>
          <table:table-cell table:formula="of:=POWER([$'EAMPA 6 Threads'.C246]-[$'EAMPA 1 Thread'.C246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7]-[$'EAMPA 1 Thread'.A247];2)" office:value-type="float" office:value="0" calcext:value-type="float">
            <text:p>0</text:p>
          </table:table-cell>
          <table:table-cell table:formula="of:=POWER([$'EAMPA 6 Threads'.B247]-[$'EAMPA 1 Thread'.B247];2)" office:value-type="float" office:value="0" calcext:value-type="float">
            <text:p>0</text:p>
          </table:table-cell>
          <table:table-cell table:formula="of:=POWER([$'EAMPA 6 Threads'.C247]-[$'EAMPA 1 Thread'.C24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8]-[$'EAMPA 1 Thread'.A248];2)" office:value-type="float" office:value="0" calcext:value-type="float">
            <text:p>0</text:p>
          </table:table-cell>
          <table:table-cell table:formula="of:=POWER([$'EAMPA 6 Threads'.B248]-[$'EAMPA 1 Thread'.B248];2)" office:value-type="float" office:value="0" calcext:value-type="float">
            <text:p>0</text:p>
          </table:table-cell>
          <table:table-cell table:formula="of:=POWER([$'EAMPA 6 Threads'.C248]-[$'EAMPA 1 Thread'.C24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49]-[$'EAMPA 1 Thread'.A249];2)" office:value-type="float" office:value="0" calcext:value-type="float">
            <text:p>0</text:p>
          </table:table-cell>
          <table:table-cell table:formula="of:=POWER([$'EAMPA 6 Threads'.B249]-[$'EAMPA 1 Thread'.B249];2)" office:value-type="float" office:value="0" calcext:value-type="float">
            <text:p>0</text:p>
          </table:table-cell>
          <table:table-cell table:formula="of:=POWER([$'EAMPA 6 Threads'.C249]-[$'EAMPA 1 Thread'.C249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0]-[$'EAMPA 1 Thread'.A250];2)" office:value-type="float" office:value="0" calcext:value-type="float">
            <text:p>0</text:p>
          </table:table-cell>
          <table:table-cell table:formula="of:=POWER([$'EAMPA 6 Threads'.B250]-[$'EAMPA 1 Thread'.B250];2)" office:value-type="float" office:value="0" calcext:value-type="float">
            <text:p>0</text:p>
          </table:table-cell>
          <table:table-cell table:formula="of:=POWER([$'EAMPA 6 Threads'.C250]-[$'EAMPA 1 Thread'.C250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1]-[$'EAMPA 1 Thread'.A251];2)" office:value-type="float" office:value="0" calcext:value-type="float">
            <text:p>0</text:p>
          </table:table-cell>
          <table:table-cell table:formula="of:=POWER([$'EAMPA 6 Threads'.B251]-[$'EAMPA 1 Thread'.B251];2)" office:value-type="float" office:value="0" calcext:value-type="float">
            <text:p>0</text:p>
          </table:table-cell>
          <table:table-cell table:formula="of:=POWER([$'EAMPA 6 Threads'.C251]-[$'EAMPA 1 Thread'.C251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2]-[$'EAMPA 1 Thread'.A252];2)" office:value-type="float" office:value="0" calcext:value-type="float">
            <text:p>0</text:p>
          </table:table-cell>
          <table:table-cell table:formula="of:=POWER([$'EAMPA 6 Threads'.B252]-[$'EAMPA 1 Thread'.B252];2)" office:value-type="float" office:value="0" calcext:value-type="float">
            <text:p>0</text:p>
          </table:table-cell>
          <table:table-cell table:formula="of:=POWER([$'EAMPA 6 Threads'.C252]-[$'EAMPA 1 Thread'.C252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3]-[$'EAMPA 1 Thread'.A253];2)" office:value-type="float" office:value="0" calcext:value-type="float">
            <text:p>0</text:p>
          </table:table-cell>
          <table:table-cell table:formula="of:=POWER([$'EAMPA 6 Threads'.B253]-[$'EAMPA 1 Thread'.B253];2)" office:value-type="float" office:value="0" calcext:value-type="float">
            <text:p>0</text:p>
          </table:table-cell>
          <table:table-cell table:formula="of:=POWER([$'EAMPA 6 Threads'.C253]-[$'EAMPA 1 Thread'.C253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4]-[$'EAMPA 1 Thread'.A254];2)" office:value-type="float" office:value="0" calcext:value-type="float">
            <text:p>0</text:p>
          </table:table-cell>
          <table:table-cell table:formula="of:=POWER([$'EAMPA 6 Threads'.B254]-[$'EAMPA 1 Thread'.B254];2)" office:value-type="float" office:value="0" calcext:value-type="float">
            <text:p>0</text:p>
          </table:table-cell>
          <table:table-cell table:formula="of:=POWER([$'EAMPA 6 Threads'.C254]-[$'EAMPA 1 Thread'.C254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5]-[$'EAMPA 1 Thread'.A255];2)" office:value-type="float" office:value="0" calcext:value-type="float">
            <text:p>0</text:p>
          </table:table-cell>
          <table:table-cell table:formula="of:=POWER([$'EAMPA 6 Threads'.B255]-[$'EAMPA 1 Thread'.B255];2)" office:value-type="float" office:value="0" calcext:value-type="float">
            <text:p>0</text:p>
          </table:table-cell>
          <table:table-cell table:formula="of:=POWER([$'EAMPA 6 Threads'.C255]-[$'EAMPA 1 Thread'.C255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POWER([$'EAMPA 6 Threads'.A256]-[$'EAMPA 1 Thread'.A256];2)" office:value-type="float" office:value="0" calcext:value-type="float">
            <text:p>0</text:p>
          </table:table-cell>
          <table:table-cell table:formula="of:=POWER([$'EAMPA 6 Threads'.B256]-[$'EAMPA 1 Thread'.B256];2)" office:value-type="float" office:value="0" calcext:value-type="float">
            <text:p>0</text:p>
          </table:table-cell>
          <table:table-cell table:formula="of:=POWER([$'EAMPA 6 Threads'.C256]-[$'EAMPA 1 Thread'.C256];2)"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12" table:style-name="ta1">
        <table:table-column table:style-name="co1" table:number-columns-repeated="9" table:default-cell-style-name="Default"/>
        <table:table-row table:style-name="ro1">
          <table:table-cell table:formula="of:=[$'EAMPA 1 Thread'.A1]-[$'EAMPA 6 Threads'.A1]" office:value-type="float" office:value="0" calcext:value-type="float">
            <text:p>0</text:p>
          </table:table-cell>
          <table:table-cell table:formula="of:=[$'EAMPA 1 Thread'.B1]-[$'EAMPA 6 Threads'.B1]" office:value-type="float" office:value="0" calcext:value-type="float">
            <text:p>0</text:p>
          </table:table-cell>
          <table:table-cell table:formula="of:=[$'EAMPA 1 Thread'.C1]-[$'EAMPA 6 Threads'.C1]" office:value-type="float" office:value="0" calcext:value-type="float">
            <text:p>0</text:p>
          </table:table-cell>
          <table:table-cell table:number-columns-repeated="3"/>
          <table:table-cell office:value-type="float" office:value="-1.860785" calcext:value-type="float">
            <text:p>-1.860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2]-[$'EAMPA 6 Threads'.A2]" office:value-type="float" office:value="0" calcext:value-type="float">
            <text:p>0</text:p>
          </table:table-cell>
          <table:table-cell table:formula="of:=[$'EAMPA 1 Thread'.B2]-[$'EAMPA 6 Threads'.B2]" office:value-type="float" office:value="0" calcext:value-type="float">
            <text:p>0</text:p>
          </table:table-cell>
          <table:table-cell table:formula="of:=[$'EAMPA 1 Thread'.C2]-[$'EAMPA 6 Threads'.C2]" office:value-type="float" office:value="0" calcext:value-type="float">
            <text:p>0</text:p>
          </table:table-cell>
          <table:table-cell table:number-columns-repeated="3"/>
          <table:table-cell office:value-type="float" office:value="0.4015481" calcext:value-type="float">
            <text:p>0.4015481</text:p>
          </table:table-cell>
          <table:table-cell office:value-type="float" office:value="0.5378911" calcext:value-type="float">
            <text:p>0.537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3]-[$'EAMPA 6 Threads'.A3]" office:value-type="float" office:value="0" calcext:value-type="float">
            <text:p>0</text:p>
          </table:table-cell>
          <table:table-cell table:formula="of:=[$'EAMPA 1 Thread'.B3]-[$'EAMPA 6 Threads'.B3]" office:value-type="float" office:value="0" calcext:value-type="float">
            <text:p>0</text:p>
          </table:table-cell>
          <table:table-cell table:formula="of:=[$'EAMPA 1 Thread'.C3]-[$'EAMPA 6 Threads'.C3]" office:value-type="float" office:value="0" calcext:value-type="float">
            <text:p>0</text:p>
          </table:table-cell>
          <table:table-cell table:number-columns-repeated="3"/>
          <table:table-cell office:value-type="float" office:value="0.4015481" calcext:value-type="float">
            <text:p>0.4015481</text:p>
          </table:table-cell>
          <table:table-cell office:value-type="float" office:value="0" calcext:value-type="float">
            <text:p>0</text:p>
          </table:table-cell>
          <table:table-cell office:value-type="float" office:value="0.5378911" calcext:value-type="float">
            <text:p>0.5378911</text:p>
          </table:table-cell>
        </table:table-row>
        <table:table-row table:style-name="ro1">
          <table:table-cell table:formula="of:=[$'EAMPA 1 Thread'.A4]-[$'EAMPA 6 Threads'.A4]" office:value-type="float" office:value="0" calcext:value-type="float">
            <text:p>0</text:p>
          </table:table-cell>
          <table:table-cell table:formula="of:=[$'EAMPA 1 Thread'.B4]-[$'EAMPA 6 Threads'.B4]" office:value-type="float" office:value="0" calcext:value-type="float">
            <text:p>0</text:p>
          </table:table-cell>
          <table:table-cell table:formula="of:=[$'EAMPA 1 Thread'.C4]-[$'EAMPA 6 Threads'.C4]" office:value-type="float" office:value="0" calcext:value-type="float">
            <text:p>0</text:p>
          </table:table-cell>
          <table:table-cell table:number-columns-repeated="3"/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-0.0259083" calcext:value-type="float">
            <text:p>-0.0259083</text:p>
          </table:table-cell>
        </table:table-row>
        <table:table-row table:style-name="ro1">
          <table:table-cell table:formula="of:=[$'EAMPA 1 Thread'.A5]-[$'EAMPA 6 Threads'.A5]" office:value-type="float" office:value="0" calcext:value-type="float">
            <text:p>0</text:p>
          </table:table-cell>
          <table:table-cell table:formula="of:=[$'EAMPA 1 Thread'.B5]-[$'EAMPA 6 Threads'.B5]" office:value-type="float" office:value="0" calcext:value-type="float">
            <text:p>0</text:p>
          </table:table-cell>
          <table:table-cell table:formula="of:=[$'EAMPA 1 Thread'.C5]-[$'EAMPA 6 Threads'.C5]" office:value-type="float" office:value="0" calcext:value-type="float">
            <text:p>0</text:p>
          </table:table-cell>
          <table:table-cell table:number-columns-repeated="3"/>
          <table:table-cell office:value-type="float" office:value="-0.0017789" calcext:value-type="float">
            <text:p>-0.0017789</text:p>
          </table:table-cell>
          <table:table-cell office:value-type="float" office:value="0" calcext:value-type="float">
            <text:p>0</text:p>
          </table:table-cell>
          <table:table-cell office:value-type="float" office:value="-0.003178" calcext:value-type="float">
            <text:p>-0.003178</text:p>
          </table:table-cell>
        </table:table-row>
        <table:table-row table:style-name="ro1">
          <table:table-cell table:formula="of:=[$'EAMPA 1 Thread'.A6]-[$'EAMPA 6 Threads'.A6]" office:value-type="float" office:value="0" calcext:value-type="float">
            <text:p>0</text:p>
          </table:table-cell>
          <table:table-cell table:formula="of:=[$'EAMPA 1 Thread'.B6]-[$'EAMPA 6 Threads'.B6]" office:value-type="float" office:value="0" calcext:value-type="float">
            <text:p>0</text:p>
          </table:table-cell>
          <table:table-cell table:formula="of:=[$'EAMPA 1 Thread'.C6]-[$'EAMPA 6 Threads'.C6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table:formula="of:=[$'EAMPA 1 Thread'.A7]-[$'EAMPA 6 Threads'.A7]" office:value-type="float" office:value="0" calcext:value-type="float">
            <text:p>0</text:p>
          </table:table-cell>
          <table:table-cell table:formula="of:=[$'EAMPA 1 Thread'.B7]-[$'EAMPA 6 Threads'.B7]" office:value-type="float" office:value="0" calcext:value-type="float">
            <text:p>0</text:p>
          </table:table-cell>
          <table:table-cell table:formula="of:=[$'EAMPA 1 Thread'.C7]-[$'EAMPA 6 Threads'.C7]" office:value-type="float" office:value="0" calcext:value-type="float">
            <text:p>0</text:p>
          </table:table-cell>
          <table:table-cell table:number-columns-repeated="3"/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0.0018107" calcext:value-type="float">
            <text:p>0.0018107</text:p>
          </table:table-cell>
        </table:table-row>
        <table:table-row table:style-name="ro1">
          <table:table-cell table:formula="of:=[$'EAMPA 1 Thread'.A8]-[$'EAMPA 6 Threads'.A8]" office:value-type="float" office:value="0" calcext:value-type="float">
            <text:p>0</text:p>
          </table:table-cell>
          <table:table-cell table:formula="of:=[$'EAMPA 1 Thread'.B8]-[$'EAMPA 6 Threads'.B8]" office:value-type="float" office:value="0" calcext:value-type="float">
            <text:p>0</text:p>
          </table:table-cell>
          <table:table-cell table:formula="of:=[$'EAMPA 1 Thread'.C8]-[$'EAMPA 6 Threads'.C8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table:formula="of:=[$'EAMPA 1 Thread'.A9]-[$'EAMPA 6 Threads'.A9]" office:value-type="float" office:value="0" calcext:value-type="float">
            <text:p>0</text:p>
          </table:table-cell>
          <table:table-cell table:formula="of:=[$'EAMPA 1 Thread'.B9]-[$'EAMPA 6 Threads'.B9]" office:value-type="float" office:value="0" calcext:value-type="float">
            <text:p>0</text:p>
          </table:table-cell>
          <table:table-cell table:formula="of:=[$'EAMPA 1 Thread'.C9]-[$'EAMPA 6 Threads'.C9]" office:value-type="float" office:value="0" calcext:value-type="float">
            <text:p>0</text:p>
          </table:table-cell>
          <table:table-cell table:number-columns-repeated="3"/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formula="of:=[$'EAMPA 1 Thread'.A10]-[$'EAMPA 6 Threads'.A10]" office:value-type="float" office:value="0" calcext:value-type="float">
            <text:p>0</text:p>
          </table:table-cell>
          <table:table-cell table:formula="of:=[$'EAMPA 1 Thread'.B10]-[$'EAMPA 6 Threads'.B10]" office:value-type="float" office:value="0" calcext:value-type="float">
            <text:p>0</text:p>
          </table:table-cell>
          <table:table-cell table:formula="of:=[$'EAMPA 1 Thread'.C10]-[$'EAMPA 6 Threads'.C10]" office:value-type="float" office:value="0" calcext:value-type="float">
            <text:p>0</text:p>
          </table:table-cell>
          <table:table-cell table:number-columns-repeated="3"/>
          <table:table-cell office:value-type="float" office:value="-0.0000504" calcext:value-type="float">
            <text:p>-5.04E-05</text:p>
          </table:table-cell>
          <table:table-cell office:value-type="float" office:value="0.0000656" calcext:value-type="float">
            <text:p>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1]-[$'EAMPA 6 Threads'.A11]" office:value-type="float" office:value="0" calcext:value-type="float">
            <text:p>0</text:p>
          </table:table-cell>
          <table:table-cell table:formula="of:=[$'EAMPA 1 Thread'.B11]-[$'EAMPA 6 Threads'.B11]" office:value-type="float" office:value="0" calcext:value-type="float">
            <text:p>0</text:p>
          </table:table-cell>
          <table:table-cell table:formula="of:=[$'EAMPA 1 Thread'.C11]-[$'EAMPA 6 Threads'.C11]" office:value-type="float" office:value="0" calcext:value-type="float">
            <text:p>0</text:p>
          </table:table-cell>
          <table:table-cell table:number-columns-repeated="3"/>
          <table:table-cell office:value-type="float" office:value="-0.0001094" calcext:value-type="float">
            <text:p>-0.0001094</text:p>
          </table:table-cell>
          <table:table-cell office:value-type="float" office:value="-0" calcext:value-type="float">
            <text:p>0</text:p>
          </table:table-cell>
          <table:table-cell office:value-type="float" office:value="-0.0018107" calcext:value-type="float">
            <text:p>-0.0018107</text:p>
          </table:table-cell>
        </table:table-row>
        <table:table-row table:style-name="ro1">
          <table:table-cell table:formula="of:=[$'EAMPA 1 Thread'.A12]-[$'EAMPA 6 Threads'.A12]" office:value-type="float" office:value="0" calcext:value-type="float">
            <text:p>0</text:p>
          </table:table-cell>
          <table:table-cell table:formula="of:=[$'EAMPA 1 Thread'.B12]-[$'EAMPA 6 Threads'.B12]" office:value-type="float" office:value="0" calcext:value-type="float">
            <text:p>0</text:p>
          </table:table-cell>
          <table:table-cell table:formula="of:=[$'EAMPA 1 Thread'.C12]-[$'EAMPA 6 Threads'.C12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-0.0000563" calcext:value-type="float">
            <text:p>-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table:formula="of:=[$'EAMPA 1 Thread'.A13]-[$'EAMPA 6 Threads'.A13]" office:value-type="float" office:value="0" calcext:value-type="float">
            <text:p>0</text:p>
          </table:table-cell>
          <table:table-cell table:formula="of:=[$'EAMPA 1 Thread'.B13]-[$'EAMPA 6 Threads'.B13]" office:value-type="float" office:value="0" calcext:value-type="float">
            <text:p>0</text:p>
          </table:table-cell>
          <table:table-cell table:formula="of:=[$'EAMPA 1 Thread'.C13]-[$'EAMPA 6 Threads'.C13]" office:value-type="float" office:value="0" calcext:value-type="float">
            <text:p>0</text:p>
          </table:table-cell>
          <table:table-cell table:number-columns-repeated="3"/>
          <table:table-cell office:value-type="float" office:value="-0.0017789" calcext:value-type="float">
            <text:p>-0.0017789</text:p>
          </table:table-cell>
          <table:table-cell office:value-type="float" office:value="-0" calcext:value-type="float">
            <text:p>0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table:formula="of:=[$'EAMPA 1 Thread'.A14]-[$'EAMPA 6 Threads'.A14]" office:value-type="float" office:value="0" calcext:value-type="float">
            <text:p>0</text:p>
          </table:table-cell>
          <table:table-cell table:formula="of:=[$'EAMPA 1 Thread'.B14]-[$'EAMPA 6 Threads'.B14]" office:value-type="float" office:value="0" calcext:value-type="float">
            <text:p>0</text:p>
          </table:table-cell>
          <table:table-cell table:formula="of:=[$'EAMPA 1 Thread'.C14]-[$'EAMPA 6 Threads'.C14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table:formula="of:=[$'EAMPA 1 Thread'.A15]-[$'EAMPA 6 Threads'.A15]" office:value-type="float" office:value="0" calcext:value-type="float">
            <text:p>0</text:p>
          </table:table-cell>
          <table:table-cell table:formula="of:=[$'EAMPA 1 Thread'.B15]-[$'EAMPA 6 Threads'.B15]" office:value-type="float" office:value="0" calcext:value-type="float">
            <text:p>0</text:p>
          </table:table-cell>
          <table:table-cell table:formula="of:=[$'EAMPA 1 Thread'.C15]-[$'EAMPA 6 Threads'.C15]" office:value-type="float" office:value="0" calcext:value-type="float">
            <text:p>0</text:p>
          </table:table-cell>
          <table:table-cell table:number-columns-repeated="3"/>
          <table:table-cell office:value-type="float" office:value="0.4015481" calcext:value-type="float">
            <text:p>0.4015481</text:p>
          </table:table-cell>
          <table:table-cell office:value-type="float" office:value="-0" calcext:value-type="float">
            <text:p>0</text:p>
          </table:table-cell>
          <table:table-cell office:value-type="float" office:value="-0.5378911" calcext:value-type="float">
            <text:p>-0.5378911</text:p>
          </table:table-cell>
        </table:table-row>
        <table:table-row table:style-name="ro1">
          <table:table-cell table:formula="of:=[$'EAMPA 1 Thread'.A16]-[$'EAMPA 6 Threads'.A16]" office:value-type="float" office:value="0" calcext:value-type="float">
            <text:p>0</text:p>
          </table:table-cell>
          <table:table-cell table:formula="of:=[$'EAMPA 1 Thread'.B16]-[$'EAMPA 6 Threads'.B16]" office:value-type="float" office:value="0" calcext:value-type="float">
            <text:p>0</text:p>
          </table:table-cell>
          <table:table-cell table:formula="of:=[$'EAMPA 1 Thread'.C16]-[$'EAMPA 6 Threads'.C16]" office:value-type="float" office:value="0" calcext:value-type="float">
            <text:p>0</text:p>
          </table:table-cell>
          <table:table-cell table:number-columns-repeated="3"/>
          <table:table-cell office:value-type="float" office:value="-0.0258025" calcext:value-type="float">
            <text:p>-0.0258025</text:p>
          </table:table-cell>
          <table:table-cell office:value-type="float" office:value="-0.0259083" calcext:value-type="float">
            <text:p>-0.0259083</text:p>
          </table:table-cell>
          <table:table-cell office:value-type="float" office:value="0.0259083" calcext:value-type="float">
            <text:p>0.0259083</text:p>
          </table:table-cell>
        </table:table-row>
        <table:table-row table:style-name="ro1">
          <table:table-cell table:formula="of:=[$'EAMPA 1 Thread'.A17]-[$'EAMPA 6 Threads'.A17]" office:value-type="float" office:value="0" calcext:value-type="float">
            <text:p>0</text:p>
          </table:table-cell>
          <table:table-cell table:formula="of:=[$'EAMPA 1 Thread'.B17]-[$'EAMPA 6 Threads'.B17]" office:value-type="float" office:value="0" calcext:value-type="float">
            <text:p>0</text:p>
          </table:table-cell>
          <table:table-cell table:formula="of:=[$'EAMPA 1 Thread'.C17]-[$'EAMPA 6 Threads'.C17]" office:value-type="float" office:value="0" calcext:value-type="float">
            <text:p>0</text:p>
          </table:table-cell>
          <table:table-cell table:number-columns-repeated="3"/>
          <table:table-cell office:value-type="float" office:value="-0.0017789" calcext:value-type="float">
            <text:p>-0.0017789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8]-[$'EAMPA 6 Threads'.A18]" office:value-type="float" office:value="0" calcext:value-type="float">
            <text:p>0</text:p>
          </table:table-cell>
          <table:table-cell table:formula="of:=[$'EAMPA 1 Thread'.B18]-[$'EAMPA 6 Threads'.B18]" office:value-type="float" office:value="0" calcext:value-type="float">
            <text:p>0</text:p>
          </table:table-cell>
          <table:table-cell table:formula="of:=[$'EAMPA 1 Thread'.C18]-[$'EAMPA 6 Threads'.C18]" office:value-type="float" office:value="0" calcext:value-type="float">
            <text:p>0</text:p>
          </table:table-cell>
          <table:table-cell table:number-columns-repeated="3"/>
          <table:table-cell office:value-type="float" office:value="-0.0001094" calcext:value-type="float">
            <text:p>-0.0001094</text:p>
          </table:table-cell>
          <table:table-cell office:value-type="float" office:value="0.0018107" calcext:value-type="float">
            <text:p>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19]-[$'EAMPA 6 Threads'.A19]" office:value-type="float" office:value="0" calcext:value-type="float">
            <text:p>0</text:p>
          </table:table-cell>
          <table:table-cell table:formula="of:=[$'EAMPA 1 Thread'.B19]-[$'EAMPA 6 Threads'.B19]" office:value-type="float" office:value="0" calcext:value-type="float">
            <text:p>0</text:p>
          </table:table-cell>
          <table:table-cell table:formula="of:=[$'EAMPA 1 Thread'.C19]-[$'EAMPA 6 Threads'.C19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table:formula="of:=[$'EAMPA 1 Thread'.A20]-[$'EAMPA 6 Threads'.A20]" office:value-type="float" office:value="0" calcext:value-type="float">
            <text:p>0</text:p>
          </table:table-cell>
          <table:table-cell table:formula="of:=[$'EAMPA 1 Thread'.B20]-[$'EAMPA 6 Threads'.B20]" office:value-type="float" office:value="0" calcext:value-type="float">
            <text:p>0</text:p>
          </table:table-cell>
          <table:table-cell table:formula="of:=[$'EAMPA 1 Thread'.C20]-[$'EAMPA 6 Threads'.C20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table:formula="of:=[$'EAMPA 1 Thread'.A21]-[$'EAMPA 6 Threads'.A21]" office:value-type="float" office:value="0" calcext:value-type="float">
            <text:p>0</text:p>
          </table:table-cell>
          <table:table-cell table:formula="of:=[$'EAMPA 1 Thread'.B21]-[$'EAMPA 6 Threads'.B21]" office:value-type="float" office:value="0" calcext:value-type="float">
            <text:p>0</text:p>
          </table:table-cell>
          <table:table-cell table:formula="of:=[$'EAMPA 1 Thread'.C21]-[$'EAMPA 6 Threads'.C21]" office:value-type="float" office:value="0" calcext:value-type="float">
            <text:p>0</text:p>
          </table:table-cell>
          <table:table-cell table:number-columns-repeated="3"/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-0.0000269" calcext:value-type="float">
            <text:p>-2.69E-05</text:p>
          </table:table-cell>
        </table:table-row>
        <table:table-row table:style-name="ro1">
          <table:table-cell table:formula="of:=[$'EAMPA 1 Thread'.A22]-[$'EAMPA 6 Threads'.A22]" office:value-type="float" office:value="0" calcext:value-type="float">
            <text:p>0</text:p>
          </table:table-cell>
          <table:table-cell table:formula="of:=[$'EAMPA 1 Thread'.B22]-[$'EAMPA 6 Threads'.B22]" office:value-type="float" office:value="0" calcext:value-type="float">
            <text:p>0</text:p>
          </table:table-cell>
          <table:table-cell table:formula="of:=[$'EAMPA 1 Thread'.C22]-[$'EAMPA 6 Threads'.C22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table:formula="of:=[$'EAMPA 1 Thread'.A23]-[$'EAMPA 6 Threads'.A23]" office:value-type="float" office:value="0" calcext:value-type="float">
            <text:p>0</text:p>
          </table:table-cell>
          <table:table-cell table:formula="of:=[$'EAMPA 1 Thread'.B23]-[$'EAMPA 6 Threads'.B23]" office:value-type="float" office:value="0" calcext:value-type="float">
            <text:p>0</text:p>
          </table:table-cell>
          <table:table-cell table:formula="of:=[$'EAMPA 1 Thread'.C23]-[$'EAMPA 6 Threads'.C23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table:formula="of:=[$'EAMPA 1 Thread'.A24]-[$'EAMPA 6 Threads'.A24]" office:value-type="float" office:value="0" calcext:value-type="float">
            <text:p>0</text:p>
          </table:table-cell>
          <table:table-cell table:formula="of:=[$'EAMPA 1 Thread'.B24]-[$'EAMPA 6 Threads'.B24]" office:value-type="float" office:value="0" calcext:value-type="float">
            <text:p>0</text:p>
          </table:table-cell>
          <table:table-cell table:formula="of:=[$'EAMPA 1 Thread'.C24]-[$'EAMPA 6 Threads'.C24]" office:value-type="float" office:value="0" calcext:value-type="float">
            <text:p>0</text:p>
          </table:table-cell>
          <table:table-cell table:number-columns-repeated="3"/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-0.0000259" calcext:value-type="float">
            <text:p>-2.59E-05</text:p>
          </table:table-cell>
        </table:table-row>
        <table:table-row table:style-name="ro1">
          <table:table-cell table:formula="of:=[$'EAMPA 1 Thread'.A25]-[$'EAMPA 6 Threads'.A25]" office:value-type="float" office:value="0" calcext:value-type="float">
            <text:p>0</text:p>
          </table:table-cell>
          <table:table-cell table:formula="of:=[$'EAMPA 1 Thread'.B25]-[$'EAMPA 6 Threads'.B25]" office:value-type="float" office:value="0" calcext:value-type="float">
            <text:p>0</text:p>
          </table:table-cell>
          <table:table-cell table:formula="of:=[$'EAMPA 1 Thread'.C25]-[$'EAMPA 6 Threads'.C25]" office:value-type="float" office:value="0" calcext:value-type="float">
            <text:p>0</text:p>
          </table:table-cell>
          <table:table-cell table:number-columns-repeated="3"/>
          <table:table-cell office:value-type="float" office:value="-0.0000392" calcext:value-type="float">
            <text:p>-3.92E-05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6]-[$'EAMPA 6 Threads'.A26]" office:value-type="float" office:value="0" calcext:value-type="float">
            <text:p>0</text:p>
          </table:table-cell>
          <table:table-cell table:formula="of:=[$'EAMPA 1 Thread'.B26]-[$'EAMPA 6 Threads'.B26]" office:value-type="float" office:value="0" calcext:value-type="float">
            <text:p>0</text:p>
          </table:table-cell>
          <table:table-cell table:formula="of:=[$'EAMPA 1 Thread'.C26]-[$'EAMPA 6 Threads'.C26]" office:value-type="float" office:value="-0" calcext:value-type="float">
            <text:p>0</text:p>
          </table:table-cell>
          <table:table-cell table:number-columns-repeated="3"/>
          <table:table-cell office:value-type="float" office:value="-0.0000015" calcext:value-type="float">
            <text:p>-1.5E-06</text:p>
          </table:table-cell>
          <table:table-cell office:value-type="float" office:value="0.0000263" calcext:value-type="float">
            <text:p>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7]-[$'EAMPA 6 Threads'.A27]" office:value-type="float" office:value="0" calcext:value-type="float">
            <text:p>0</text:p>
          </table:table-cell>
          <table:table-cell table:formula="of:=[$'EAMPA 1 Thread'.B27]-[$'EAMPA 6 Threads'.B27]" office:value-type="float" office:value="0" calcext:value-type="float">
            <text:p>0</text:p>
          </table:table-cell>
          <table:table-cell table:formula="of:=[$'EAMPA 1 Thread'.C27]-[$'EAMPA 6 Threads'.C27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0.0003099" calcext:value-type="float">
            <text:p>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table:formula="of:=[$'EAMPA 1 Thread'.A28]-[$'EAMPA 6 Threads'.A28]" office:value-type="float" office:value="0" calcext:value-type="float">
            <text:p>0</text:p>
          </table:table-cell>
          <table:table-cell table:formula="of:=[$'EAMPA 1 Thread'.B28]-[$'EAMPA 6 Threads'.B28]" office:value-type="float" office:value="0" calcext:value-type="float">
            <text:p>0</text:p>
          </table:table-cell>
          <table:table-cell table:formula="of:=[$'EAMPA 1 Thread'.C28]-[$'EAMPA 6 Threads'.C28]" office:value-type="float" office:value="0" calcext:value-type="float">
            <text:p>0</text:p>
          </table:table-cell>
          <table:table-cell table:number-columns-repeated="3"/>
          <table:table-cell office:value-type="float" office:value="-0.0000369" calcext:value-type="float">
            <text:p>-3.69E-05</text:p>
          </table:table-cell>
          <table:table-cell office:value-type="float" office:value="-0.0000259" calcext:value-type="float">
            <text:p>-2.59E-05</text:p>
          </table:table-cell>
          <table:table-cell office:value-type="float" office:value="0.0000259" calcext:value-type="float">
            <text:p>2.59E-05</text:p>
          </table:table-cell>
        </table:table-row>
        <table:table-row table:style-name="ro1">
          <table:table-cell table:formula="of:=[$'EAMPA 1 Thread'.A29]-[$'EAMPA 6 Threads'.A29]" office:value-type="float" office:value="0" calcext:value-type="float">
            <text:p>0</text:p>
          </table:table-cell>
          <table:table-cell table:formula="of:=[$'EAMPA 1 Thread'.B29]-[$'EAMPA 6 Threads'.B29]" office:value-type="float" office:value="0" calcext:value-type="float">
            <text:p>0</text:p>
          </table:table-cell>
          <table:table-cell table:formula="of:=[$'EAMPA 1 Thread'.C29]-[$'EAMPA 6 Threads'.C29]" office:value-type="float" office:value="0" calcext:value-type="float">
            <text:p>0</text:p>
          </table:table-cell>
          <table:table-cell table:number-columns-repeated="3"/>
          <table:table-cell office:value-type="float" office:value="-0.0020907" calcext:value-type="float">
            <text:p>-0.0020907</text:p>
          </table:table-cell>
          <table:table-cell office:value-type="float" office:value="-0.0000269" calcext:value-type="float">
            <text:p>-2.69E-05</text:p>
          </table:table-cell>
          <table:table-cell office:value-type="float" office:value="0.0000269" calcext:value-type="float">
            <text:p>2.69E-05</text:p>
          </table:table-cell>
        </table:table-row>
        <table:table-row table:style-name="ro1">
          <table:table-cell table:formula="of:=[$'EAMPA 1 Thread'.A30]-[$'EAMPA 6 Threads'.A30]" office:value-type="float" office:value="0" calcext:value-type="float">
            <text:p>0</text:p>
          </table:table-cell>
          <table:table-cell table:formula="of:=[$'EAMPA 1 Thread'.B30]-[$'EAMPA 6 Threads'.B30]" office:value-type="float" office:value="0" calcext:value-type="float">
            <text:p>0</text:p>
          </table:table-cell>
          <table:table-cell table:formula="of:=[$'EAMPA 1 Thread'.C30]-[$'EAMPA 6 Threads'.C30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table:formula="of:=[$'EAMPA 1 Thread'.A31]-[$'EAMPA 6 Threads'.A31]" office:value-type="float" office:value="0" calcext:value-type="float">
            <text:p>0</text:p>
          </table:table-cell>
          <table:table-cell table:formula="of:=[$'EAMPA 1 Thread'.B31]-[$'EAMPA 6 Threads'.B31]" office:value-type="float" office:value="0" calcext:value-type="float">
            <text:p>0</text:p>
          </table:table-cell>
          <table:table-cell table:formula="of:=[$'EAMPA 1 Thread'.C31]-[$'EAMPA 6 Threads'.C31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-0.0111607" calcext:value-type="float">
            <text:p>-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table:formula="of:=[$'EAMPA 1 Thread'.A32]-[$'EAMPA 6 Threads'.A32]" office:value-type="float" office:value="0" calcext:value-type="float">
            <text:p>0</text:p>
          </table:table-cell>
          <table:table-cell table:formula="of:=[$'EAMPA 1 Thread'.B32]-[$'EAMPA 6 Threads'.B32]" office:value-type="float" office:value="0" calcext:value-type="float">
            <text:p>0</text:p>
          </table:table-cell>
          <table:table-cell table:formula="of:=[$'EAMPA 1 Thread'.C32]-[$'EAMPA 6 Threads'.C32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-0.0001527" calcext:value-type="float">
            <text:p>-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table:formula="of:=[$'EAMPA 1 Thread'.A33]-[$'EAMPA 6 Threads'.A33]" office:value-type="float" office:value="0" calcext:value-type="float">
            <text:p>0</text:p>
          </table:table-cell>
          <table:table-cell table:formula="of:=[$'EAMPA 1 Thread'.B33]-[$'EAMPA 6 Threads'.B33]" office:value-type="float" office:value="0" calcext:value-type="float">
            <text:p>0</text:p>
          </table:table-cell>
          <table:table-cell table:formula="of:=[$'EAMPA 1 Thread'.C33]-[$'EAMPA 6 Threads'.C33]" office:value-type="float" office:value="0" calcext:value-type="float">
            <text:p>0</text:p>
          </table:table-cell>
          <table:table-cell table:number-columns-repeated="3"/>
          <table:table-cell office:value-type="float" office:value="-0.000182" calcext:value-type="float">
            <text:p>-0.00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34]-[$'EAMPA 6 Threads'.A34]" office:value-type="float" office:value="0" calcext:value-type="float">
            <text:p>0</text:p>
          </table:table-cell>
          <table:table-cell table:formula="of:=[$'EAMPA 1 Thread'.B34]-[$'EAMPA 6 Threads'.B34]" office:value-type="float" office:value="0" calcext:value-type="float">
            <text:p>0</text:p>
          </table:table-cell>
          <table:table-cell table:formula="of:=[$'EAMPA 1 Thread'.C34]-[$'EAMPA 6 Threads'.C34]" office:value-type="float" office:value="0" calcext:value-type="float">
            <text:p>0</text:p>
          </table:table-cell>
          <table:table-cell table:number-columns-repeated="3"/>
          <table:table-cell office:value-type="float" office:value="-0.0001094" calcext:value-type="float">
            <text:p>-0.0001094</text:p>
          </table:table-cell>
          <table:table-cell office:value-type="float" office:value="-0.0018107" calcext:value-type="float">
            <text:p>-0.001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35]-[$'EAMPA 6 Threads'.A35]" office:value-type="float" office:value="0" calcext:value-type="float">
            <text:p>0</text:p>
          </table:table-cell>
          <table:table-cell table:formula="of:=[$'EAMPA 1 Thread'.B35]-[$'EAMPA 6 Threads'.B35]" office:value-type="float" office:value="0" calcext:value-type="float">
            <text:p>0</text:p>
          </table:table-cell>
          <table:table-cell table:formula="of:=[$'EAMPA 1 Thread'.C35]-[$'EAMPA 6 Threads'.C35]" office:value-type="float" office:value="0" calcext:value-type="float">
            <text:p>0</text:p>
          </table:table-cell>
          <table:table-cell table:number-columns-repeated="3"/>
          <table:table-cell office:value-type="float" office:value="-0.0000504" calcext:value-type="float">
            <text:p>-5.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56" calcext:value-type="float">
            <text:p>6.56E-05</text:p>
          </table:table-cell>
        </table:table-row>
        <table:table-row table:style-name="ro1">
          <table:table-cell table:formula="of:=[$'EAMPA 1 Thread'.A36]-[$'EAMPA 6 Threads'.A36]" office:value-type="float" office:value="0" calcext:value-type="float">
            <text:p>0</text:p>
          </table:table-cell>
          <table:table-cell table:formula="of:=[$'EAMPA 1 Thread'.B36]-[$'EAMPA 6 Threads'.B36]" office:value-type="float" office:value="0" calcext:value-type="float">
            <text:p>0</text:p>
          </table:table-cell>
          <table:table-cell table:formula="of:=[$'EAMPA 1 Thread'.C36]-[$'EAMPA 6 Threads'.C36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-0.0000563" calcext:value-type="float">
            <text:p>-5.63E-05</text:p>
          </table:table-cell>
        </table:table-row>
        <table:table-row table:style-name="ro1">
          <table:table-cell table:formula="of:=[$'EAMPA 1 Thread'.A37]-[$'EAMPA 6 Threads'.A37]" office:value-type="float" office:value="0" calcext:value-type="float">
            <text:p>0</text:p>
          </table:table-cell>
          <table:table-cell table:formula="of:=[$'EAMPA 1 Thread'.B37]-[$'EAMPA 6 Threads'.B37]" office:value-type="float" office:value="0" calcext:value-type="float">
            <text:p>0</text:p>
          </table:table-cell>
          <table:table-cell table:formula="of:=[$'EAMPA 1 Thread'.C37]-[$'EAMPA 6 Threads'.C37]" office:value-type="float" office:value="0" calcext:value-type="float">
            <text:p>0</text:p>
          </table:table-cell>
          <table:table-cell table:number-columns-repeated="3"/>
          <table:table-cell office:value-type="float" office:value="-0.0000392" calcext:value-type="float">
            <text:p>-3.9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21" calcext:value-type="float">
            <text:p>-2.1E-06</text:p>
          </table:table-cell>
        </table:table-row>
        <table:table-row table:style-name="ro1">
          <table:table-cell table:formula="of:=[$'EAMPA 1 Thread'.A38]-[$'EAMPA 6 Threads'.A38]" office:value-type="float" office:value="0" calcext:value-type="float">
            <text:p>0</text:p>
          </table:table-cell>
          <table:table-cell table:formula="of:=[$'EAMPA 1 Thread'.B38]-[$'EAMPA 6 Threads'.B38]" office:value-type="float" office:value="0" calcext:value-type="float">
            <text:p>0</text:p>
          </table:table-cell>
          <table:table-cell table:formula="of:=[$'EAMPA 1 Thread'.C38]-[$'EAMPA 6 Threads'.C38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0.0003099" calcext:value-type="float">
            <text:p>0.0003099</text:p>
          </table:table-cell>
        </table:table-row>
        <table:table-row table:style-name="ro1">
          <table:table-cell table:formula="of:=[$'EAMPA 1 Thread'.A39]-[$'EAMPA 6 Threads'.A39]" office:value-type="float" office:value="0" calcext:value-type="float">
            <text:p>0</text:p>
          </table:table-cell>
          <table:table-cell table:formula="of:=[$'EAMPA 1 Thread'.B39]-[$'EAMPA 6 Threads'.B39]" office:value-type="float" office:value="0" calcext:value-type="float">
            <text:p>0</text:p>
          </table:table-cell>
          <table:table-cell table:formula="of:=[$'EAMPA 1 Thread'.C39]-[$'EAMPA 6 Threads'.C39]" office:value-type="float" office:value="0" calcext:value-type="float">
            <text:p>0</text:p>
          </table:table-cell>
          <table:table-cell table:number-columns-repeated="3"/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63" calcext:value-type="float">
            <text:p>2.63E-05</text:p>
          </table:table-cell>
        </table:table-row>
        <table:table-row table:style-name="ro1">
          <table:table-cell table:formula="of:=[$'EAMPA 1 Thread'.A40]-[$'EAMPA 6 Threads'.A40]" office:value-type="float" office:value="0" calcext:value-type="float">
            <text:p>0</text:p>
          </table:table-cell>
          <table:table-cell table:formula="of:=[$'EAMPA 1 Thread'.B40]-[$'EAMPA 6 Threads'.B40]" office:value-type="float" office:value="0" calcext:value-type="float">
            <text:p>0</text:p>
          </table:table-cell>
          <table:table-cell table:formula="of:=[$'EAMPA 1 Thread'.C40]-[$'EAMPA 6 Threads'.C40]" office:value-type="float" office:value="0" calcext:value-type="float">
            <text:p>0</text:p>
          </table:table-cell>
          <table:table-cell table:number-columns-repeated="3"/>
          <table:table-cell office:value-type="float" office:value="-0.0000369" calcext:value-type="float">
            <text:p>-3.69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-0.0000259" calcext:value-type="float">
            <text:p>-2.59E-05</text:p>
          </table:table-cell>
        </table:table-row>
        <table:table-row table:style-name="ro1">
          <table:table-cell table:formula="of:=[$'EAMPA 1 Thread'.A41]-[$'EAMPA 6 Threads'.A41]" office:value-type="float" office:value="0" calcext:value-type="float">
            <text:p>0</text:p>
          </table:table-cell>
          <table:table-cell table:formula="of:=[$'EAMPA 1 Thread'.B41]-[$'EAMPA 6 Threads'.B41]" office:value-type="float" office:value="0" calcext:value-type="float">
            <text:p>0</text:p>
          </table:table-cell>
          <table:table-cell table:formula="of:=[$'EAMPA 1 Thread'.C41]-[$'EAMPA 6 Threads'.C41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42]-[$'EAMPA 6 Threads'.A42]" office:value-type="float" office:value="0" calcext:value-type="float">
            <text:p>0</text:p>
          </table:table-cell>
          <table:table-cell table:formula="of:=[$'EAMPA 1 Thread'.B42]-[$'EAMPA 6 Threads'.B42]" office:value-type="float" office:value="0" calcext:value-type="float">
            <text:p>0</text:p>
          </table:table-cell>
          <table:table-cell table:formula="of:=[$'EAMPA 1 Thread'.C42]-[$'EAMPA 6 Threads'.C42]" office:value-type="float" office:value="0" calcext:value-type="float">
            <text:p>0</text:p>
          </table:table-cell>
          <table:table-cell table:number-columns-repeated="3"/>
          <table:table-cell office:value-type="float" office:value="-0.0000015" calcext:value-type="float">
            <text:p>-1.5E-06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43]-[$'EAMPA 6 Threads'.A43]" office:value-type="float" office:value="0" calcext:value-type="float">
            <text:p>0</text:p>
          </table:table-cell>
          <table:table-cell table:formula="of:=[$'EAMPA 1 Thread'.B43]-[$'EAMPA 6 Threads'.B43]" office:value-type="float" office:value="0" calcext:value-type="float">
            <text:p>0</text:p>
          </table:table-cell>
          <table:table-cell table:formula="of:=[$'EAMPA 1 Thread'.C43]-[$'EAMPA 6 Threads'.C43]" office:value-type="float" office:value="0" calcext:value-type="float">
            <text:p>0</text:p>
          </table:table-cell>
          <table:table-cell table:number-columns-repeated="3"/>
          <table:table-cell office:value-type="float" office:value="-0.0000015" calcext:value-type="float">
            <text:p>-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63" calcext:value-type="float">
            <text:p>-2.63E-05</text:p>
          </table:table-cell>
        </table:table-row>
        <table:table-row table:style-name="ro1">
          <table:table-cell table:formula="of:=[$'EAMPA 1 Thread'.A44]-[$'EAMPA 6 Threads'.A44]" office:value-type="float" office:value="0" calcext:value-type="float">
            <text:p>0</text:p>
          </table:table-cell>
          <table:table-cell table:formula="of:=[$'EAMPA 1 Thread'.B44]-[$'EAMPA 6 Threads'.B44]" office:value-type="float" office:value="0" calcext:value-type="float">
            <text:p>0</text:p>
          </table:table-cell>
          <table:table-cell table:formula="of:=[$'EAMPA 1 Thread'.C44]-[$'EAMPA 6 Threads'.C44]" office:value-type="float" office:value="0" calcext:value-type="float">
            <text:p>0</text:p>
          </table:table-cell>
          <table:table-cell table:number-columns-repeated="3"/>
          <table:table-cell office:value-type="float" office:value="-0.0000369" calcext:value-type="float">
            <text:p>-3.69E-05</text:p>
          </table:table-cell>
          <table:table-cell table:number-columns-repeated="2" office:value-type="float" office:value="0.0000259" calcext:value-type="float">
            <text:p>2.59E-05</text:p>
          </table:table-cell>
        </table:table-row>
        <table:table-row table:style-name="ro1">
          <table:table-cell table:formula="of:=[$'EAMPA 1 Thread'.A45]-[$'EAMPA 6 Threads'.A45]" office:value-type="float" office:value="0" calcext:value-type="float">
            <text:p>0</text:p>
          </table:table-cell>
          <table:table-cell table:formula="of:=[$'EAMPA 1 Thread'.B45]-[$'EAMPA 6 Threads'.B45]" office:value-type="float" office:value="0" calcext:value-type="float">
            <text:p>0</text:p>
          </table:table-cell>
          <table:table-cell table:formula="of:=[$'EAMPA 1 Thread'.C45]-[$'EAMPA 6 Threads'.C45]" office:value-type="float" office:value="0" calcext:value-type="float">
            <text:p>0</text:p>
          </table:table-cell>
          <table:table-cell table:number-columns-repeated="3"/>
          <table:table-cell office:value-type="float" office:value="-0.0000392" calcext:value-type="float">
            <text:p>-3.92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table:formula="of:=[$'EAMPA 1 Thread'.A46]-[$'EAMPA 6 Threads'.A46]" office:value-type="float" office:value="0" calcext:value-type="float">
            <text:p>0</text:p>
          </table:table-cell>
          <table:table-cell table:formula="of:=[$'EAMPA 1 Thread'.B46]-[$'EAMPA 6 Threads'.B46]" office:value-type="float" office:value="0" calcext:value-type="float">
            <text:p>0</text:p>
          </table:table-cell>
          <table:table-cell table:formula="of:=[$'EAMPA 1 Thread'.C46]-[$'EAMPA 6 Threads'.C46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-0.0003099" calcext:value-type="float">
            <text:p>-0.0003099</text:p>
          </table:table-cell>
        </table:table-row>
        <table:table-row table:style-name="ro1">
          <table:table-cell table:formula="of:=[$'EAMPA 1 Thread'.A47]-[$'EAMPA 6 Threads'.A47]" office:value-type="float" office:value="0" calcext:value-type="float">
            <text:p>0</text:p>
          </table:table-cell>
          <table:table-cell table:formula="of:=[$'EAMPA 1 Thread'.B47]-[$'EAMPA 6 Threads'.B47]" office:value-type="float" office:value="-0" calcext:value-type="float">
            <text:p>0</text:p>
          </table:table-cell>
          <table:table-cell table:formula="of:=[$'EAMPA 1 Thread'.C47]-[$'EAMPA 6 Threads'.C47]" office:value-type="float" office:value="0" calcext:value-type="float">
            <text:p>0</text:p>
          </table:table-cell>
          <table:table-cell table:number-columns-repeated="3"/>
          <table:table-cell office:value-type="float" office:value="-0.0000504" calcext:value-type="float">
            <text:p>-5.04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56" calcext:value-type="float">
            <text:p>-6.56E-05</text:p>
          </table:table-cell>
        </table:table-row>
        <table:table-row table:style-name="ro1">
          <table:table-cell table:formula="of:=[$'EAMPA 1 Thread'.A48]-[$'EAMPA 6 Threads'.A48]" office:value-type="float" office:value="0" calcext:value-type="float">
            <text:p>0</text:p>
          </table:table-cell>
          <table:table-cell table:formula="of:=[$'EAMPA 1 Thread'.B48]-[$'EAMPA 6 Threads'.B48]" office:value-type="float" office:value="0" calcext:value-type="float">
            <text:p>0</text:p>
          </table:table-cell>
          <table:table-cell table:formula="of:=[$'EAMPA 1 Thread'.C48]-[$'EAMPA 6 Threads'.C48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0.0001527" calcext:value-type="float">
            <text:p>0.0001527</text:p>
          </table:table-cell>
          <table:table-cell office:value-type="float" office:value="0.0000563" calcext:value-type="float">
            <text:p>5.63E-05</text:p>
          </table:table-cell>
        </table:table-row>
        <table:table-row table:style-name="ro1">
          <table:table-cell table:formula="of:=[$'EAMPA 1 Thread'.A49]-[$'EAMPA 6 Threads'.A49]" office:value-type="float" office:value="0" calcext:value-type="float">
            <text:p>0</text:p>
          </table:table-cell>
          <table:table-cell table:formula="of:=[$'EAMPA 1 Thread'.B49]-[$'EAMPA 6 Threads'.B49]" office:value-type="float" office:value="0" calcext:value-type="float">
            <text:p>0</text:p>
          </table:table-cell>
          <table:table-cell table:formula="of:=[$'EAMPA 1 Thread'.C49]-[$'EAMPA 6 Threads'.C49]" office:value-type="float" office:value="0" calcext:value-type="float">
            <text:p>0</text:p>
          </table:table-cell>
          <table:table-cell table:number-columns-repeated="3"/>
          <table:table-cell office:value-type="float" office:value="-0.0017789" calcext:value-type="float">
            <text:p>-0.0017789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50]-[$'EAMPA 6 Threads'.A50]" office:value-type="float" office:value="0" calcext:value-type="float">
            <text:p>0</text:p>
          </table:table-cell>
          <table:table-cell table:formula="of:=[$'EAMPA 1 Thread'.B50]-[$'EAMPA 6 Threads'.B50]" office:value-type="float" office:value="0" calcext:value-type="float">
            <text:p>0</text:p>
          </table:table-cell>
          <table:table-cell table:formula="of:=[$'EAMPA 1 Thread'.C50]-[$'EAMPA 6 Threads'.C50]" office:value-type="float" office:value="0" calcext:value-type="float">
            <text:p>0</text:p>
          </table:table-cell>
          <table:table-cell table:number-columns-repeated="3"/>
          <table:table-cell office:value-type="float" office:value="0.4015481" calcext:value-type="float">
            <text:p>0.4015481</text:p>
          </table:table-cell>
          <table:table-cell office:value-type="float" office:value="-0.5378911" calcext:value-type="float">
            <text:p>-0.537891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51]-[$'EAMPA 6 Threads'.A51]" office:value-type="float" office:value="0" calcext:value-type="float">
            <text:p>0</text:p>
          </table:table-cell>
          <table:table-cell table:formula="of:=[$'EAMPA 1 Thread'.B51]-[$'EAMPA 6 Threads'.B51]" office:value-type="float" office:value="0" calcext:value-type="float">
            <text:p>0</text:p>
          </table:table-cell>
          <table:table-cell table:formula="of:=[$'EAMPA 1 Thread'.C51]-[$'EAMPA 6 Threads'.C51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-0.0049689" calcext:value-type="float">
            <text:p>-0.0049689</text:p>
          </table:table-cell>
        </table:table-row>
        <table:table-row table:style-name="ro1">
          <table:table-cell table:formula="of:=[$'EAMPA 1 Thread'.A52]-[$'EAMPA 6 Threads'.A52]" office:value-type="float" office:value="0" calcext:value-type="float">
            <text:p>0</text:p>
          </table:table-cell>
          <table:table-cell table:formula="of:=[$'EAMPA 1 Thread'.B52]-[$'EAMPA 6 Threads'.B52]" office:value-type="float" office:value="0" calcext:value-type="float">
            <text:p>0</text:p>
          </table:table-cell>
          <table:table-cell table:formula="of:=[$'EAMPA 1 Thread'.C52]-[$'EAMPA 6 Threads'.C52]" office:value-type="float" office:value="0" calcext:value-type="float">
            <text:p>0</text:p>
          </table:table-cell>
          <table:table-cell table:number-columns-repeated="3"/>
          <table:table-cell office:value-type="float" office:value="-0.0258025" calcext:value-type="float">
            <text:p>-0.0258025</text:p>
          </table:table-cell>
          <table:table-cell office:value-type="float" office:value="0.0259083" calcext:value-type="float">
            <text:p>0.0259083</text:p>
          </table:table-cell>
          <table:table-cell office:value-type="float" office:value="-0.0259083" calcext:value-type="float">
            <text:p>-0.0259083</text:p>
          </table:table-cell>
        </table:table-row>
        <table:table-row table:style-name="ro1">
          <table:table-cell table:formula="of:=[$'EAMPA 1 Thread'.A53]-[$'EAMPA 6 Threads'.A53]" office:value-type="float" office:value="0" calcext:value-type="float">
            <text:p>0</text:p>
          </table:table-cell>
          <table:table-cell table:formula="of:=[$'EAMPA 1 Thread'.B53]-[$'EAMPA 6 Threads'.B53]" office:value-type="float" office:value="0" calcext:value-type="float">
            <text:p>0</text:p>
          </table:table-cell>
          <table:table-cell table:formula="of:=[$'EAMPA 1 Thread'.C53]-[$'EAMPA 6 Threads'.C53]" office:value-type="float" office:value="0" calcext:value-type="float">
            <text:p>0</text:p>
          </table:table-cell>
          <table:table-cell table:number-columns-repeated="3"/>
          <table:table-cell office:value-type="float" office:value="-0.0020907" calcext:value-type="float">
            <text:p>-0.0020907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-0.0000269" calcext:value-type="float">
            <text:p>-2.69E-05</text:p>
          </table:table-cell>
        </table:table-row>
        <table:table-row table:style-name="ro1">
          <table:table-cell table:formula="of:=[$'EAMPA 1 Thread'.A54]-[$'EAMPA 6 Threads'.A54]" office:value-type="float" office:value="0" calcext:value-type="float">
            <text:p>0</text:p>
          </table:table-cell>
          <table:table-cell table:formula="of:=[$'EAMPA 1 Thread'.B54]-[$'EAMPA 6 Threads'.B54]" office:value-type="float" office:value="0" calcext:value-type="float">
            <text:p>0</text:p>
          </table:table-cell>
          <table:table-cell table:formula="of:=[$'EAMPA 1 Thread'.C54]-[$'EAMPA 6 Threads'.C54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-0.0111607" calcext:value-type="float">
            <text:p>-0.0111607</text:p>
          </table:table-cell>
        </table:table-row>
        <table:table-row table:style-name="ro1">
          <table:table-cell table:formula="of:=[$'EAMPA 1 Thread'.A55]-[$'EAMPA 6 Threads'.A55]" office:value-type="float" office:value="0" calcext:value-type="float">
            <text:p>0</text:p>
          </table:table-cell>
          <table:table-cell table:formula="of:=[$'EAMPA 1 Thread'.B55]-[$'EAMPA 6 Threads'.B55]" office:value-type="float" office:value="0" calcext:value-type="float">
            <text:p>0</text:p>
          </table:table-cell>
          <table:table-cell table:formula="of:=[$'EAMPA 1 Thread'.C55]-[$'EAMPA 6 Threads'.C55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table:formula="of:=[$'EAMPA 1 Thread'.A56]-[$'EAMPA 6 Threads'.A56]" office:value-type="float" office:value="0" calcext:value-type="float">
            <text:p>0</text:p>
          </table:table-cell>
          <table:table-cell table:formula="of:=[$'EAMPA 1 Thread'.B56]-[$'EAMPA 6 Threads'.B56]" office:value-type="float" office:value="0" calcext:value-type="float">
            <text:p>0</text:p>
          </table:table-cell>
          <table:table-cell table:formula="of:=[$'EAMPA 1 Thread'.C56]-[$'EAMPA 6 Threads'.C56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-0.0001527" calcext:value-type="float">
            <text:p>-0.0001527</text:p>
          </table:table-cell>
        </table:table-row>
        <table:table-row table:style-name="ro1">
          <table:table-cell table:formula="of:=[$'EAMPA 1 Thread'.A57]-[$'EAMPA 6 Threads'.A57]" office:value-type="float" office:value="0" calcext:value-type="float">
            <text:p>0</text:p>
          </table:table-cell>
          <table:table-cell table:formula="of:=[$'EAMPA 1 Thread'.B57]-[$'EAMPA 6 Threads'.B57]" office:value-type="float" office:value="0" calcext:value-type="float">
            <text:p>0</text:p>
          </table:table-cell>
          <table:table-cell table:formula="of:=[$'EAMPA 1 Thread'.C57]-[$'EAMPA 6 Threads'.C57]" office:value-type="float" office:value="0" calcext:value-type="float">
            <text:p>0</text:p>
          </table:table-cell>
          <table:table-cell table:number-columns-repeated="3"/>
          <table:table-cell office:value-type="float" office:value="-0.0000392" calcext:value-type="float">
            <text:p>-3.92E-0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58]-[$'EAMPA 6 Threads'.A58]" office:value-type="float" office:value="0" calcext:value-type="float">
            <text:p>0</text:p>
          </table:table-cell>
          <table:table-cell table:formula="of:=[$'EAMPA 1 Thread'.B58]-[$'EAMPA 6 Threads'.B58]" office:value-type="float" office:value="0" calcext:value-type="float">
            <text:p>0</text:p>
          </table:table-cell>
          <table:table-cell table:formula="of:=[$'EAMPA 1 Thread'.C58]-[$'EAMPA 6 Threads'.C58]" office:value-type="float" office:value="0" calcext:value-type="float">
            <text:p>0</text:p>
          </table:table-cell>
          <table:table-cell table:number-columns-repeated="3"/>
          <table:table-cell office:value-type="float" office:value="-0.0000504" calcext:value-type="float">
            <text:p>-5.04E-05</text:p>
          </table:table-cell>
          <table:table-cell office:value-type="float" office:value="-0.0000656" calcext:value-type="float">
            <text:p>-6.5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59]-[$'EAMPA 6 Threads'.A59]" office:value-type="float" office:value="0" calcext:value-type="float">
            <text:p>0</text:p>
          </table:table-cell>
          <table:table-cell table:formula="of:=[$'EAMPA 1 Thread'.B59]-[$'EAMPA 6 Threads'.B59]" office:value-type="float" office:value="0" calcext:value-type="float">
            <text:p>0</text:p>
          </table:table-cell>
          <table:table-cell table:formula="of:=[$'EAMPA 1 Thread'.C59]-[$'EAMPA 6 Threads'.C59]" office:value-type="float" office:value="0" calcext:value-type="float">
            <text:p>0</text:p>
          </table:table-cell>
          <table:table-cell table:number-columns-repeated="3"/>
          <table:table-cell office:value-type="float" office:value="-0.0000796" calcext:value-type="float">
            <text:p>-7.96E-05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315" calcext:value-type="float">
            <text:p>-0.000315</text:p>
          </table:table-cell>
        </table:table-row>
        <table:table-row table:style-name="ro1">
          <table:table-cell table:formula="of:=[$'EAMPA 1 Thread'.A60]-[$'EAMPA 6 Threads'.A60]" office:value-type="float" office:value="0" calcext:value-type="float">
            <text:p>0</text:p>
          </table:table-cell>
          <table:table-cell table:formula="of:=[$'EAMPA 1 Thread'.B60]-[$'EAMPA 6 Threads'.B60]" office:value-type="float" office:value="0" calcext:value-type="float">
            <text:p>0</text:p>
          </table:table-cell>
          <table:table-cell table:formula="of:=[$'EAMPA 1 Thread'.C60]-[$'EAMPA 6 Threads'.C60]" office:value-type="float" office:value="0" calcext:value-type="float">
            <text:p>0</text:p>
          </table:table-cell>
          <table:table-cell table:number-columns-repeated="3"/>
          <table:table-cell office:value-type="float" office:value="-0.0006358" calcext:value-type="float">
            <text:p>-0.0006358</text:p>
          </table:table-cell>
          <table:table-cell office:value-type="float" office:value="0.0000563" calcext:value-type="float">
            <text:p>5.63E-05</text:p>
          </table:table-cell>
          <table:table-cell office:value-type="float" office:value="0.0001527" calcext:value-type="float">
            <text:p>0.0001527</text:p>
          </table:table-cell>
        </table:table-row>
        <table:table-row table:style-name="ro1">
          <table:table-cell table:formula="of:=[$'EAMPA 1 Thread'.A61]-[$'EAMPA 6 Threads'.A61]" office:value-type="float" office:value="0" calcext:value-type="float">
            <text:p>0</text:p>
          </table:table-cell>
          <table:table-cell table:formula="of:=[$'EAMPA 1 Thread'.B61]-[$'EAMPA 6 Threads'.B61]" office:value-type="float" office:value="0" calcext:value-type="float">
            <text:p>0</text:p>
          </table:table-cell>
          <table:table-cell table:formula="of:=[$'EAMPA 1 Thread'.C61]-[$'EAMPA 6 Threads'.C61]" office:value-type="float" office:value="0" calcext:value-type="float">
            <text:p>0</text:p>
          </table:table-cell>
          <table:table-cell table:number-columns-repeated="3"/>
          <table:table-cell office:value-type="float" office:value="-0.0020907" calcext:value-type="float">
            <text:p>-0.0020907</text:p>
          </table:table-cell>
          <table:table-cell table:number-columns-repeated="2" office:value-type="float" office:value="0.0000269" calcext:value-type="float">
            <text:p>2.69E-05</text:p>
          </table:table-cell>
        </table:table-row>
        <table:table-row table:style-name="ro1">
          <table:table-cell table:formula="of:=[$'EAMPA 1 Thread'.A62]-[$'EAMPA 6 Threads'.A62]" office:value-type="float" office:value="0" calcext:value-type="float">
            <text:p>0</text:p>
          </table:table-cell>
          <table:table-cell table:formula="of:=[$'EAMPA 1 Thread'.B62]-[$'EAMPA 6 Threads'.B62]" office:value-type="float" office:value="0" calcext:value-type="float">
            <text:p>0</text:p>
          </table:table-cell>
          <table:table-cell table:formula="of:=[$'EAMPA 1 Thread'.C62]-[$'EAMPA 6 Threads'.C62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0.0049689" calcext:value-type="float">
            <text:p>0.0049689</text:p>
          </table:table-cell>
          <table:table-cell office:value-type="float" office:value="0.0111607" calcext:value-type="float">
            <text:p>0.0111607</text:p>
          </table:table-cell>
        </table:table-row>
        <table:table-row table:style-name="ro1">
          <table:table-cell table:formula="of:=[$'EAMPA 1 Thread'.A63]-[$'EAMPA 6 Threads'.A63]" office:value-type="float" office:value="0" calcext:value-type="float">
            <text:p>0</text:p>
          </table:table-cell>
          <table:table-cell table:formula="of:=[$'EAMPA 1 Thread'.B63]-[$'EAMPA 6 Threads'.B63]" office:value-type="float" office:value="0" calcext:value-type="float">
            <text:p>0</text:p>
          </table:table-cell>
          <table:table-cell table:formula="of:=[$'EAMPA 1 Thread'.C63]-[$'EAMPA 6 Threads'.C63]" office:value-type="float" office:value="0" calcext:value-type="float">
            <text:p>0</text:p>
          </table:table-cell>
          <table:table-cell table:number-columns-repeated="3"/>
          <table:table-cell office:value-type="float" office:value="-0.0018057" calcext:value-type="float">
            <text:p>-0.0018057</text:p>
          </table:table-cell>
          <table:table-cell office:value-type="float" office:value="0.0111607" calcext:value-type="float">
            <text:p>0.0111607</text:p>
          </table:table-cell>
          <table:table-cell office:value-type="float" office:value="0.0049689" calcext:value-type="float">
            <text:p>0.0049689</text:p>
          </table:table-cell>
        </table:table-row>
        <table:table-row table:style-name="ro1">
          <table:table-cell table:formula="of:=[$'EAMPA 1 Thread'.A64]-[$'EAMPA 6 Threads'.A64]" office:value-type="float" office:value="0" calcext:value-type="float">
            <text:p>0</text:p>
          </table:table-cell>
          <table:table-cell table:formula="of:=[$'EAMPA 1 Thread'.B64]-[$'EAMPA 6 Threads'.B64]" office:value-type="float" office:value="0" calcext:value-type="float">
            <text:p>0</text:p>
          </table:table-cell>
          <table:table-cell table:formula="of:=[$'EAMPA 1 Thread'.C64]-[$'EAMPA 6 Threads'.C64]" office:value-type="float" office:value="0" calcext:value-type="float">
            <text:p>0</text:p>
          </table:table-cell>
          <table:table-cell table:number-columns-repeated="3"/>
          <table:table-cell office:value-type="float" office:value="-0.0258025" calcext:value-type="float">
            <text:p>-0.0258025</text:p>
          </table:table-cell>
          <table:table-cell table:number-columns-repeated="2" office:value-type="float" office:value="0.0259083" calcext:value-type="float">
            <text:p>0.0259083</text:p>
          </table:table-cell>
        </table:table-row>
        <table:table-row table:style-name="ro1">
          <table:table-cell table:formula="of:=[$'EAMPA 1 Thread'.A65]-[$'EAMPA 6 Threads'.A65]" office:value-type="float" office:value="0" calcext:value-type="float">
            <text:p>0</text:p>
          </table:table-cell>
          <table:table-cell table:formula="of:=[$'EAMPA 1 Thread'.B65]-[$'EAMPA 6 Threads'.B65]" office:value-type="float" office:value="0" calcext:value-type="float">
            <text:p>0</text:p>
          </table:table-cell>
          <table:table-cell table:formula="of:=[$'EAMPA 1 Thread'.C65]-[$'EAMPA 6 Threads'.C65]" office:value-type="float" office:value="0" calcext:value-type="float">
            <text:p>0</text:p>
          </table:table-cell>
          <table:table-cell table:number-columns-repeated="3"/>
          <table:table-cell office:value-type="float" office:value="0.0039339" calcext:value-type="float">
            <text:p>0.00393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formula="of:=[$'EAMPA 1 Thread'.A66]-[$'EAMPA 6 Threads'.A66]" office:value-type="float" office:value="0" calcext:value-type="float">
            <text:p>0</text:p>
          </table:table-cell>
          <table:table-cell table:formula="of:=[$'EAMPA 1 Thread'.B66]-[$'EAMPA 6 Threads'.B66]" office:value-type="float" office:value="0" calcext:value-type="float">
            <text:p>0</text:p>
          </table:table-cell>
          <table:table-cell table:formula="of:=[$'EAMPA 1 Thread'.C66]-[$'EAMPA 6 Threads'.C66]" office:value-type="float" office:value="0" calcext:value-type="float">
            <text:p>0</text:p>
          </table:table-cell>
          <table:table-cell table:number-columns-repeated="3"/>
          <table:table-cell office:value-type="float" office:value="0.0122985" calcext:value-type="float">
            <text:p>0.0122985</text:p>
          </table:table-cell>
          <table:table-cell office:value-type="float" office:value="0.0047753" calcext:value-type="float">
            <text:p>0.004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67]-[$'EAMPA 6 Threads'.A67]" office:value-type="float" office:value="0" calcext:value-type="float">
            <text:p>0</text:p>
          </table:table-cell>
          <table:table-cell table:formula="of:=[$'EAMPA 1 Thread'.B67]-[$'EAMPA 6 Threads'.B67]" office:value-type="float" office:value="0" calcext:value-type="float">
            <text:p>0</text:p>
          </table:table-cell>
          <table:table-cell table:formula="of:=[$'EAMPA 1 Thread'.C67]-[$'EAMPA 6 Threads'.C67]" office:value-type="float" office:value="0" calcext:value-type="float">
            <text:p>0</text:p>
          </table:table-cell>
          <table:table-cell table:number-columns-repeated="3"/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0.0047753" calcext:value-type="float">
            <text:p>0.0047753</text:p>
          </table:table-cell>
        </table:table-row>
        <table:table-row table:style-name="ro1">
          <table:table-cell table:formula="of:=[$'EAMPA 1 Thread'.A68]-[$'EAMPA 6 Threads'.A68]" office:value-type="float" office:value="0" calcext:value-type="float">
            <text:p>0</text:p>
          </table:table-cell>
          <table:table-cell table:formula="of:=[$'EAMPA 1 Thread'.B68]-[$'EAMPA 6 Threads'.B68]" office:value-type="float" office:value="0" calcext:value-type="float">
            <text:p>0</text:p>
          </table:table-cell>
          <table:table-cell table:formula="of:=[$'EAMPA 1 Thread'.C68]-[$'EAMPA 6 Threads'.C68]" office:value-type="float" office:value="0" calcext:value-type="float">
            <text:p>0</text:p>
          </table:table-cell>
          <table:table-cell table:number-columns-repeated="3"/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-0.0122734" calcext:value-type="float">
            <text:p>-0.0122734</text:p>
          </table:table-cell>
        </table:table-row>
        <table:table-row table:style-name="ro1">
          <table:table-cell table:formula="of:=[$'EAMPA 1 Thread'.A69]-[$'EAMPA 6 Threads'.A69]" office:value-type="float" office:value="0" calcext:value-type="float">
            <text:p>0</text:p>
          </table:table-cell>
          <table:table-cell table:formula="of:=[$'EAMPA 1 Thread'.B69]-[$'EAMPA 6 Threads'.B69]" office:value-type="float" office:value="0" calcext:value-type="float">
            <text:p>0</text:p>
          </table:table-cell>
          <table:table-cell table:formula="of:=[$'EAMPA 1 Thread'.C69]-[$'EAMPA 6 Threads'.C69]" office:value-type="float" office:value="0" calcext:value-type="float">
            <text:p>0</text:p>
          </table:table-cell>
          <table:table-cell table:number-columns-repeated="3"/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-0.0115481" calcext:value-type="float">
            <text:p>-0.0115481</text:p>
          </table:table-cell>
        </table:table-row>
        <table:table-row table:style-name="ro1">
          <table:table-cell table:formula="of:=[$'EAMPA 1 Thread'.A70]-[$'EAMPA 6 Threads'.A70]" office:value-type="float" office:value="0" calcext:value-type="float">
            <text:p>0</text:p>
          </table:table-cell>
          <table:table-cell table:formula="of:=[$'EAMPA 1 Thread'.B70]-[$'EAMPA 6 Threads'.B70]" office:value-type="float" office:value="0" calcext:value-type="float">
            <text:p>0</text:p>
          </table:table-cell>
          <table:table-cell table:formula="of:=[$'EAMPA 1 Thread'.C70]-[$'EAMPA 6 Threads'.C70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table:formula="of:=[$'EAMPA 1 Thread'.A71]-[$'EAMPA 6 Threads'.A71]" office:value-type="float" office:value="0" calcext:value-type="float">
            <text:p>0</text:p>
          </table:table-cell>
          <table:table-cell table:formula="of:=[$'EAMPA 1 Thread'.B71]-[$'EAMPA 6 Threads'.B71]" office:value-type="float" office:value="0" calcext:value-type="float">
            <text:p>0</text:p>
          </table:table-cell>
          <table:table-cell table:formula="of:=[$'EAMPA 1 Thread'.C71]-[$'EAMPA 6 Threads'.C71]" office:value-type="float" office:value="0" calcext:value-type="float">
            <text:p>0</text:p>
          </table:table-cell>
          <table:table-cell table:number-columns-repeated="3"/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0.0004031" calcext:value-type="float">
            <text:p>0.0004031</text:p>
          </table:table-cell>
        </table:table-row>
        <table:table-row table:style-name="ro1">
          <table:table-cell table:formula="of:=[$'EAMPA 1 Thread'.A72]-[$'EAMPA 6 Threads'.A72]" office:value-type="float" office:value="0" calcext:value-type="float">
            <text:p>0</text:p>
          </table:table-cell>
          <table:table-cell table:formula="of:=[$'EAMPA 1 Thread'.B72]-[$'EAMPA 6 Threads'.B72]" office:value-type="float" office:value="0" calcext:value-type="float">
            <text:p>0</text:p>
          </table:table-cell>
          <table:table-cell table:formula="of:=[$'EAMPA 1 Thread'.C72]-[$'EAMPA 6 Threads'.C72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table:formula="of:=[$'EAMPA 1 Thread'.A73]-[$'EAMPA 6 Threads'.A73]" office:value-type="float" office:value="0" calcext:value-type="float">
            <text:p>0</text:p>
          </table:table-cell>
          <table:table-cell table:formula="of:=[$'EAMPA 1 Thread'.B73]-[$'EAMPA 6 Threads'.B73]" office:value-type="float" office:value="0" calcext:value-type="float">
            <text:p>0</text:p>
          </table:table-cell>
          <table:table-cell table:formula="of:=[$'EAMPA 1 Thread'.C73]-[$'EAMPA 6 Threads'.C73]" office:value-type="float" office:value="0" calcext:value-type="float">
            <text:p>0</text:p>
          </table:table-cell>
          <table:table-cell table:number-columns-repeated="3"/>
          <table:table-cell office:value-type="float" office:value="0.0000554" calcext:value-type="float">
            <text:p>5.54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formula="of:=[$'EAMPA 1 Thread'.A74]-[$'EAMPA 6 Threads'.A74]" office:value-type="float" office:value="0" calcext:value-type="float">
            <text:p>0</text:p>
          </table:table-cell>
          <table:table-cell table:formula="of:=[$'EAMPA 1 Thread'.B74]-[$'EAMPA 6 Threads'.B74]" office:value-type="float" office:value="0" calcext:value-type="float">
            <text:p>0</text:p>
          </table:table-cell>
          <table:table-cell table:formula="of:=[$'EAMPA 1 Thread'.C74]-[$'EAMPA 6 Threads'.C74]" office:value-type="float" office:value="0" calcext:value-type="float">
            <text:p>0</text:p>
          </table:table-cell>
          <table:table-cell table:number-columns-repeated="3"/>
          <table:table-cell office:value-type="float" office:value="0.0000487" calcext:value-type="float">
            <text:p>4.87E-05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75]-[$'EAMPA 6 Threads'.A75]" office:value-type="float" office:value="0" calcext:value-type="float">
            <text:p>0</text:p>
          </table:table-cell>
          <table:table-cell table:formula="of:=[$'EAMPA 1 Thread'.B75]-[$'EAMPA 6 Threads'.B75]" office:value-type="float" office:value="0" calcext:value-type="float">
            <text:p>0</text:p>
          </table:table-cell>
          <table:table-cell table:formula="of:=[$'EAMPA 1 Thread'.C75]-[$'EAMPA 6 Threads'.C75]" office:value-type="float" office:value="0" calcext:value-type="float">
            <text:p>0</text:p>
          </table:table-cell>
          <table:table-cell table:number-columns-repeated="3"/>
          <table:table-cell office:value-type="float" office:value="0.0003624" calcext:value-type="float">
            <text:p>0.0003624</text:p>
          </table:table-cell>
          <table:table-cell office:value-type="float" office:value="-0" calcext:value-type="float">
            <text:p>0</text:p>
          </table:table-cell>
          <table:table-cell office:value-type="float" office:value="-0.0004031" calcext:value-type="float">
            <text:p>-0.0004031</text:p>
          </table:table-cell>
        </table:table-row>
        <table:table-row table:style-name="ro1">
          <table:table-cell table:formula="of:=[$'EAMPA 1 Thread'.A76]-[$'EAMPA 6 Threads'.A76]" office:value-type="float" office:value="0" calcext:value-type="float">
            <text:p>0</text:p>
          </table:table-cell>
          <table:table-cell table:formula="of:=[$'EAMPA 1 Thread'.B76]-[$'EAMPA 6 Threads'.B76]" office:value-type="float" office:value="0" calcext:value-type="float">
            <text:p>0</text:p>
          </table:table-cell>
          <table:table-cell table:formula="of:=[$'EAMPA 1 Thread'.C76]-[$'EAMPA 6 Threads'.C76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0.0002839" calcext:value-type="float">
            <text:p>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table:formula="of:=[$'EAMPA 1 Thread'.A77]-[$'EAMPA 6 Threads'.A77]" office:value-type="float" office:value="0" calcext:value-type="float">
            <text:p>0</text:p>
          </table:table-cell>
          <table:table-cell table:formula="of:=[$'EAMPA 1 Thread'.B77]-[$'EAMPA 6 Threads'.B77]" office:value-type="float" office:value="0" calcext:value-type="float">
            <text:p>0</text:p>
          </table:table-cell>
          <table:table-cell table:formula="of:=[$'EAMPA 1 Thread'.C77]-[$'EAMPA 6 Threads'.C77]" office:value-type="float" office:value="0" calcext:value-type="float">
            <text:p>0</text:p>
          </table:table-cell>
          <table:table-cell table:number-columns-repeated="3"/>
          <table:table-cell office:value-type="float" office:value="-0.0119755" calcext:value-type="float">
            <text:p>-0.0119755</text:p>
          </table:table-cell>
          <table:table-cell office:value-type="float" office:value="-0" calcext:value-type="float">
            <text:p>0</text:p>
          </table:table-cell>
          <table:table-cell office:value-type="float" office:value="0.0115481" calcext:value-type="float">
            <text:p>0.0115481</text:p>
          </table:table-cell>
        </table:table-row>
        <table:table-row table:style-name="ro1">
          <table:table-cell table:formula="of:=[$'EAMPA 1 Thread'.A78]-[$'EAMPA 6 Threads'.A78]" office:value-type="float" office:value="0" calcext:value-type="float">
            <text:p>0</text:p>
          </table:table-cell>
          <table:table-cell table:formula="of:=[$'EAMPA 1 Thread'.B78]-[$'EAMPA 6 Threads'.B78]" office:value-type="float" office:value="0" calcext:value-type="float">
            <text:p>0</text:p>
          </table:table-cell>
          <table:table-cell table:formula="of:=[$'EAMPA 1 Thread'.C78]-[$'EAMPA 6 Threads'.C78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table:formula="of:=[$'EAMPA 1 Thread'.A79]-[$'EAMPA 6 Threads'.A79]" office:value-type="float" office:value="0" calcext:value-type="float">
            <text:p>0</text:p>
          </table:table-cell>
          <table:table-cell table:formula="of:=[$'EAMPA 1 Thread'.B79]-[$'EAMPA 6 Threads'.B79]" office:value-type="float" office:value="0" calcext:value-type="float">
            <text:p>0</text:p>
          </table:table-cell>
          <table:table-cell table:formula="of:=[$'EAMPA 1 Thread'.C79]-[$'EAMPA 6 Threads'.C79]" office:value-type="float" office:value="0" calcext:value-type="float">
            <text:p>0</text:p>
          </table:table-cell>
          <table:table-cell table:number-columns-repeated="3"/>
          <table:table-cell office:value-type="float" office:value="0.0122985" calcext:value-type="float">
            <text:p>0.0122985</text:p>
          </table:table-cell>
          <table:table-cell office:value-type="float" office:value="0" calcext:value-type="float">
            <text:p>0</text:p>
          </table:table-cell>
          <table:table-cell office:value-type="float" office:value="-0.0047753" calcext:value-type="float">
            <text:p>-0.0047753</text:p>
          </table:table-cell>
        </table:table-row>
        <table:table-row table:style-name="ro1">
          <table:table-cell table:formula="of:=[$'EAMPA 1 Thread'.A80]-[$'EAMPA 6 Threads'.A80]" office:value-type="float" office:value="0" calcext:value-type="float">
            <text:p>0</text:p>
          </table:table-cell>
          <table:table-cell table:formula="of:=[$'EAMPA 1 Thread'.B80]-[$'EAMPA 6 Threads'.B80]" office:value-type="float" office:value="0" calcext:value-type="float">
            <text:p>0</text:p>
          </table:table-cell>
          <table:table-cell table:formula="of:=[$'EAMPA 1 Thread'.C80]-[$'EAMPA 6 Threads'.C80]" office:value-type="float" office:value="0" calcext:value-type="float">
            <text:p>0</text:p>
          </table:table-cell>
          <table:table-cell table:number-columns-repeated="3"/>
          <table:table-cell office:value-type="float" office:value="-0.0188189" calcext:value-type="float">
            <text:p>-0.0188189</text:p>
          </table:table-cell>
          <table:table-cell office:value-type="float" office:value="-0.0122734" calcext:value-type="float">
            <text:p>-0.0122734</text:p>
          </table:table-cell>
          <table:table-cell office:value-type="float" office:value="0.0122734" calcext:value-type="float">
            <text:p>0.0122734</text:p>
          </table:table-cell>
        </table:table-row>
        <table:table-row table:style-name="ro1">
          <table:table-cell table:formula="of:=[$'EAMPA 1 Thread'.A81]-[$'EAMPA 6 Threads'.A81]" office:value-type="float" office:value="0" calcext:value-type="float">
            <text:p>0</text:p>
          </table:table-cell>
          <table:table-cell table:formula="of:=[$'EAMPA 1 Thread'.B81]-[$'EAMPA 6 Threads'.B81]" office:value-type="float" office:value="0" calcext:value-type="float">
            <text:p>0</text:p>
          </table:table-cell>
          <table:table-cell table:formula="of:=[$'EAMPA 1 Thread'.C81]-[$'EAMPA 6 Threads'.C81]" office:value-type="float" office:value="0" calcext:value-type="float">
            <text:p>0</text:p>
          </table:table-cell>
          <table:table-cell table:number-columns-repeated="3"/>
          <table:table-cell office:value-type="float" office:value="-0.0119755" calcext:value-type="float">
            <text:p>-0.0119755</text:p>
          </table:table-cell>
          <table:table-cell office:value-type="float" office:value="-0.0115481" calcext:value-type="float">
            <text:p>-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82]-[$'EAMPA 6 Threads'.A82]" office:value-type="float" office:value="0" calcext:value-type="float">
            <text:p>0</text:p>
          </table:table-cell>
          <table:table-cell table:formula="of:=[$'EAMPA 1 Thread'.B82]-[$'EAMPA 6 Threads'.B82]" office:value-type="float" office:value="0" calcext:value-type="float">
            <text:p>0</text:p>
          </table:table-cell>
          <table:table-cell table:formula="of:=[$'EAMPA 1 Thread'.C82]-[$'EAMPA 6 Threads'.C82]" office:value-type="float" office:value="0" calcext:value-type="float">
            <text:p>0</text:p>
          </table:table-cell>
          <table:table-cell table:number-columns-repeated="3"/>
          <table:table-cell office:value-type="float" office:value="0.0003624" calcext:value-type="float">
            <text:p>0.0003624</text:p>
          </table:table-cell>
          <table:table-cell office:value-type="float" office:value="0.0004031" calcext:value-type="float">
            <text:p>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83]-[$'EAMPA 6 Threads'.A83]" office:value-type="float" office:value="0" calcext:value-type="float">
            <text:p>0</text:p>
          </table:table-cell>
          <table:table-cell table:formula="of:=[$'EAMPA 1 Thread'.B83]-[$'EAMPA 6 Threads'.B83]" office:value-type="float" office:value="0" calcext:value-type="float">
            <text:p>0</text:p>
          </table:table-cell>
          <table:table-cell table:formula="of:=[$'EAMPA 1 Thread'.C83]-[$'EAMPA 6 Threads'.C83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table:formula="of:=[$'EAMPA 1 Thread'.A84]-[$'EAMPA 6 Threads'.A84]" office:value-type="float" office:value="0" calcext:value-type="float">
            <text:p>0</text:p>
          </table:table-cell>
          <table:table-cell table:formula="of:=[$'EAMPA 1 Thread'.B84]-[$'EAMPA 6 Threads'.B84]" office:value-type="float" office:value="0" calcext:value-type="float">
            <text:p>0</text:p>
          </table:table-cell>
          <table:table-cell table:formula="of:=[$'EAMPA 1 Thread'.C84]-[$'EAMPA 6 Threads'.C84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table:formula="of:=[$'EAMPA 1 Thread'.A85]-[$'EAMPA 6 Threads'.A85]" office:value-type="float" office:value="0" calcext:value-type="float">
            <text:p>0</text:p>
          </table:table-cell>
          <table:table-cell table:formula="of:=[$'EAMPA 1 Thread'.B85]-[$'EAMPA 6 Threads'.B85]" office:value-type="float" office:value="0" calcext:value-type="float">
            <text:p>0</text:p>
          </table:table-cell>
          <table:table-cell table:formula="of:=[$'EAMPA 1 Thread'.C85]-[$'EAMPA 6 Threads'.C85]" office:value-type="float" office:value="0" calcext:value-type="float">
            <text:p>0</text:p>
          </table:table-cell>
          <table:table-cell table:number-columns-repeated="3"/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0.0007882" calcext:value-type="float">
            <text:p>0.0007882</text:p>
          </table:table-cell>
        </table:table-row>
        <table:table-row table:style-name="ro1">
          <table:table-cell table:formula="of:=[$'EAMPA 1 Thread'.A86]-[$'EAMPA 6 Threads'.A86]" office:value-type="float" office:value="0" calcext:value-type="float">
            <text:p>0</text:p>
          </table:table-cell>
          <table:table-cell table:formula="of:=[$'EAMPA 1 Thread'.B86]-[$'EAMPA 6 Threads'.B86]" office:value-type="float" office:value="0" calcext:value-type="float">
            <text:p>0</text:p>
          </table:table-cell>
          <table:table-cell table:formula="of:=[$'EAMPA 1 Thread'.C86]-[$'EAMPA 6 Threads'.C86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formula="of:=[$'EAMPA 1 Thread'.A87]-[$'EAMPA 6 Threads'.A87]" office:value-type="float" office:value="0" calcext:value-type="float">
            <text:p>0</text:p>
          </table:table-cell>
          <table:table-cell table:formula="of:=[$'EAMPA 1 Thread'.B87]-[$'EAMPA 6 Threads'.B87]" office:value-type="float" office:value="0" calcext:value-type="float">
            <text:p>0</text:p>
          </table:table-cell>
          <table:table-cell table:formula="of:=[$'EAMPA 1 Thread'.C87]-[$'EAMPA 6 Threads'.C87]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table:formula="of:=[$'EAMPA 1 Thread'.A88]-[$'EAMPA 6 Threads'.A88]" office:value-type="float" office:value="0" calcext:value-type="float">
            <text:p>0</text:p>
          </table:table-cell>
          <table:table-cell table:formula="of:=[$'EAMPA 1 Thread'.B88]-[$'EAMPA 6 Threads'.B88]" office:value-type="float" office:value="0" calcext:value-type="float">
            <text:p>0</text:p>
          </table:table-cell>
          <table:table-cell table:formula="of:=[$'EAMPA 1 Thread'.C88]-[$'EAMPA 6 Threads'.C88]" office:value-type="float" office:value="0" calcext:value-type="float">
            <text:p>0</text:p>
          </table:table-cell>
          <table:table-cell table:number-columns-repeated="3"/>
          <table:table-cell office:value-type="float" office:value="0.0000174" calcext:value-type="float">
            <text:p>1.74E-05</text:p>
          </table:table-cell>
          <table:table-cell table:number-columns-repeated="2" office:value-type="float" office:value="0.0000516" calcext:value-type="float">
            <text:p>5.16E-05</text:p>
          </table:table-cell>
        </table:table-row>
        <table:table-row table:style-name="ro1">
          <table:table-cell table:formula="of:=[$'EAMPA 1 Thread'.A89]-[$'EAMPA 6 Threads'.A89]" office:value-type="float" office:value="0" calcext:value-type="float">
            <text:p>0</text:p>
          </table:table-cell>
          <table:table-cell table:formula="of:=[$'EAMPA 1 Thread'.B89]-[$'EAMPA 6 Threads'.B89]" office:value-type="float" office:value="0" calcext:value-type="float">
            <text:p>0</text:p>
          </table:table-cell>
          <table:table-cell table:formula="of:=[$'EAMPA 1 Thread'.C89]-[$'EAMPA 6 Threads'.C89]" office:value-type="float" office:value="0" calcext:value-type="float">
            <text:p>0</text:p>
          </table:table-cell>
          <table:table-cell table:number-columns-repeated="3"/>
          <table:table-cell office:value-type="float" office:value="0.0000185" calcext:value-type="float">
            <text:p>1.85E-05</text:p>
          </table:table-cell>
          <table:table-cell office:value-type="float" office:value="0.0000481" calcext:value-type="float">
            <text:p>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90]-[$'EAMPA 6 Threads'.A90]" office:value-type="float" office:value="0" calcext:value-type="float">
            <text:p>0</text:p>
          </table:table-cell>
          <table:table-cell table:formula="of:=[$'EAMPA 1 Thread'.B90]-[$'EAMPA 6 Threads'.B90]" office:value-type="float" office:value="0" calcext:value-type="float">
            <text:p>0</text:p>
          </table:table-cell>
          <table:table-cell table:formula="of:=[$'EAMPA 1 Thread'.C90]-[$'EAMPA 6 Threads'.C90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91]-[$'EAMPA 6 Threads'.A91]" office:value-type="float" office:value="0" calcext:value-type="float">
            <text:p>0</text:p>
          </table:table-cell>
          <table:table-cell table:formula="of:=[$'EAMPA 1 Thread'.B91]-[$'EAMPA 6 Threads'.B91]" office:value-type="float" office:value="0" calcext:value-type="float">
            <text:p>0</text:p>
          </table:table-cell>
          <table:table-cell table:formula="of:=[$'EAMPA 1 Thread'.C91]-[$'EAMPA 6 Threads'.C91]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table:formula="of:=[$'EAMPA 1 Thread'.A92]-[$'EAMPA 6 Threads'.A92]" office:value-type="float" office:value="0" calcext:value-type="float">
            <text:p>0</text:p>
          </table:table-cell>
          <table:table-cell table:formula="of:=[$'EAMPA 1 Thread'.B92]-[$'EAMPA 6 Threads'.B92]" office:value-type="float" office:value="0" calcext:value-type="float">
            <text:p>0</text:p>
          </table:table-cell>
          <table:table-cell table:formula="of:=[$'EAMPA 1 Thread'.C92]-[$'EAMPA 6 Threads'.C92]" office:value-type="float" office:value="0" calcext:value-type="float">
            <text:p>0</text:p>
          </table:table-cell>
          <table:table-cell table:number-columns-repeated="3"/>
          <table:table-cell office:value-type="float" office:value="0.0000174" calcext:value-type="float">
            <text:p>1.74E-05</text:p>
          </table:table-cell>
          <table:table-cell office:value-type="float" office:value="0.0000516" calcext:value-type="float">
            <text:p>5.16E-05</text:p>
          </table:table-cell>
          <table:table-cell office:value-type="float" office:value="-0.0000516" calcext:value-type="float">
            <text:p>-5.16E-05</text:p>
          </table:table-cell>
        </table:table-row>
        <table:table-row table:style-name="ro1">
          <table:table-cell table:formula="of:=[$'EAMPA 1 Thread'.A93]-[$'EAMPA 6 Threads'.A93]" office:value-type="float" office:value="0" calcext:value-type="float">
            <text:p>0</text:p>
          </table:table-cell>
          <table:table-cell table:formula="of:=[$'EAMPA 1 Thread'.B93]-[$'EAMPA 6 Threads'.B93]" office:value-type="float" office:value="0" calcext:value-type="float">
            <text:p>0</text:p>
          </table:table-cell>
          <table:table-cell table:formula="of:=[$'EAMPA 1 Thread'.C93]-[$'EAMPA 6 Threads'.C93]" office:value-type="float" office:value="0" calcext:value-type="float">
            <text:p>0</text:p>
          </table:table-cell>
          <table:table-cell table:number-columns-repeated="3"/>
          <table:table-cell office:value-type="float" office:value="0.0004277" calcext:value-type="float">
            <text:p>0.0004277</text:p>
          </table:table-cell>
          <table:table-cell office:value-type="float" office:value="0.0007882" calcext:value-type="float">
            <text:p>0.0007882</text:p>
          </table:table-cell>
          <table:table-cell office:value-type="float" office:value="-0.0007882" calcext:value-type="float">
            <text:p>-0.0007882</text:p>
          </table:table-cell>
        </table:table-row>
        <table:table-row table:style-name="ro1">
          <table:table-cell table:formula="of:=[$'EAMPA 1 Thread'.A94]-[$'EAMPA 6 Threads'.A94]" office:value-type="float" office:value="0" calcext:value-type="float">
            <text:p>0</text:p>
          </table:table-cell>
          <table:table-cell table:formula="of:=[$'EAMPA 1 Thread'.B94]-[$'EAMPA 6 Threads'.B94]" office:value-type="float" office:value="0" calcext:value-type="float">
            <text:p>0</text:p>
          </table:table-cell>
          <table:table-cell table:formula="of:=[$'EAMPA 1 Thread'.C94]-[$'EAMPA 6 Threads'.C94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0.0000794" calcext:value-type="float">
            <text:p>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table:formula="of:=[$'EAMPA 1 Thread'.A95]-[$'EAMPA 6 Threads'.A95]" office:value-type="float" office:value="0" calcext:value-type="float">
            <text:p>0</text:p>
          </table:table-cell>
          <table:table-cell table:formula="of:=[$'EAMPA 1 Thread'.B95]-[$'EAMPA 6 Threads'.B95]" office:value-type="float" office:value="0" calcext:value-type="float">
            <text:p>0</text:p>
          </table:table-cell>
          <table:table-cell table:formula="of:=[$'EAMPA 1 Thread'.C95]-[$'EAMPA 6 Threads'.C95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0.0007912" calcext:value-type="float">
            <text:p>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table:formula="of:=[$'EAMPA 1 Thread'.A96]-[$'EAMPA 6 Threads'.A96]" office:value-type="float" office:value="0" calcext:value-type="float">
            <text:p>0</text:p>
          </table:table-cell>
          <table:table-cell table:formula="of:=[$'EAMPA 1 Thread'.B96]-[$'EAMPA 6 Threads'.B96]" office:value-type="float" office:value="0" calcext:value-type="float">
            <text:p>0</text:p>
          </table:table-cell>
          <table:table-cell table:formula="of:=[$'EAMPA 1 Thread'.C96]-[$'EAMPA 6 Threads'.C96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0.0005828" calcext:value-type="float">
            <text:p>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table:formula="of:=[$'EAMPA 1 Thread'.A97]-[$'EAMPA 6 Threads'.A97]" office:value-type="float" office:value="0" calcext:value-type="float">
            <text:p>0</text:p>
          </table:table-cell>
          <table:table-cell table:formula="of:=[$'EAMPA 1 Thread'.B97]-[$'EAMPA 6 Threads'.B97]" office:value-type="float" office:value="0" calcext:value-type="float">
            <text:p>0</text:p>
          </table:table-cell>
          <table:table-cell table:formula="of:=[$'EAMPA 1 Thread'.C97]-[$'EAMPA 6 Threads'.C97]" office:value-type="float" office:value="0" calcext:value-type="float">
            <text:p>0</text:p>
          </table:table-cell>
          <table:table-cell table:number-columns-repeated="3"/>
          <table:table-cell office:value-type="float" office:value="0.0000554" calcext:value-type="float">
            <text:p>5.5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98]-[$'EAMPA 6 Threads'.A98]" office:value-type="float" office:value="0" calcext:value-type="float">
            <text:p>0</text:p>
          </table:table-cell>
          <table:table-cell table:formula="of:=[$'EAMPA 1 Thread'.B98]-[$'EAMPA 6 Threads'.B98]" office:value-type="float" office:value="0" calcext:value-type="float">
            <text:p>0</text:p>
          </table:table-cell>
          <table:table-cell table:formula="of:=[$'EAMPA 1 Thread'.C98]-[$'EAMPA 6 Threads'.C98]" office:value-type="float" office:value="0" calcext:value-type="float">
            <text:p>0</text:p>
          </table:table-cell>
          <table:table-cell table:number-columns-repeated="3"/>
          <table:table-cell office:value-type="float" office:value="0.0003624" calcext:value-type="float">
            <text:p>0.0003624</text:p>
          </table:table-cell>
          <table:table-cell office:value-type="float" office:value="-0.0004031" calcext:value-type="float">
            <text:p>-0.000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99]-[$'EAMPA 6 Threads'.A99]" office:value-type="float" office:value="0" calcext:value-type="float">
            <text:p>0</text:p>
          </table:table-cell>
          <table:table-cell table:formula="of:=[$'EAMPA 1 Thread'.B99]-[$'EAMPA 6 Threads'.B99]" office:value-type="float" office:value="0" calcext:value-type="float">
            <text:p>0</text:p>
          </table:table-cell>
          <table:table-cell table:formula="of:=[$'EAMPA 1 Thread'.C99]-[$'EAMPA 6 Threads'.C99]" office:value-type="float" office:value="0" calcext:value-type="float">
            <text:p>0</text:p>
          </table:table-cell>
          <table:table-cell table:number-columns-repeated="3"/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6" calcext:value-type="float">
            <text:p>1.96E-05</text:p>
          </table:table-cell>
        </table:table-row>
        <table:table-row table:style-name="ro1">
          <table:table-cell table:formula="of:=[$'EAMPA 1 Thread'.A100]-[$'EAMPA 6 Threads'.A100]" office:value-type="float" office:value="0" calcext:value-type="float">
            <text:p>0</text:p>
          </table:table-cell>
          <table:table-cell table:formula="of:=[$'EAMPA 1 Thread'.B100]-[$'EAMPA 6 Threads'.B100]" office:value-type="float" office:value="0" calcext:value-type="float">
            <text:p>0</text:p>
          </table:table-cell>
          <table:table-cell table:formula="of:=[$'EAMPA 1 Thread'.C100]-[$'EAMPA 6 Threads'.C100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0.0002839" calcext:value-type="float">
            <text:p>0.0002839</text:p>
          </table:table-cell>
        </table:table-row>
        <table:table-row table:style-name="ro1">
          <table:table-cell table:formula="of:=[$'EAMPA 1 Thread'.A101]-[$'EAMPA 6 Threads'.A101]" office:value-type="float" office:value="0" calcext:value-type="float">
            <text:p>0</text:p>
          </table:table-cell>
          <table:table-cell table:formula="of:=[$'EAMPA 1 Thread'.B101]-[$'EAMPA 6 Threads'.B101]" office:value-type="float" office:value="0" calcext:value-type="float">
            <text:p>0</text:p>
          </table:table-cell>
          <table:table-cell table:formula="of:=[$'EAMPA 1 Thread'.C101]-[$'EAMPA 6 Threads'.C101]" office:value-type="float" office:value="0" calcext:value-type="float">
            <text:p>0</text:p>
          </table:table-cell>
          <table:table-cell table:number-columns-repeated="3"/>
          <table:table-cell office:value-type="float" office:value="0.0000185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481" calcext:value-type="float">
            <text:p>4.81E-05</text:p>
          </table:table-cell>
        </table:table-row>
        <table:table-row table:style-name="ro1">
          <table:table-cell table:formula="of:=[$'EAMPA 1 Thread'.A102]-[$'EAMPA 6 Threads'.A102]" office:value-type="float" office:value="0" calcext:value-type="float">
            <text:p>0</text:p>
          </table:table-cell>
          <table:table-cell table:formula="of:=[$'EAMPA 1 Thread'.B102]-[$'EAMPA 6 Threads'.B102]" office:value-type="float" office:value="0" calcext:value-type="float">
            <text:p>0</text:p>
          </table:table-cell>
          <table:table-cell table:formula="of:=[$'EAMPA 1 Thread'.C102]-[$'EAMPA 6 Threads'.C102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0.0000586" calcext:value-type="float">
            <text:p>5.86E-05</text:p>
          </table:table-cell>
        </table:table-row>
        <table:table-row table:style-name="ro1">
          <table:table-cell table:formula="of:=[$'EAMPA 1 Thread'.A103]-[$'EAMPA 6 Threads'.A103]" office:value-type="float" office:value="0" calcext:value-type="float">
            <text:p>0</text:p>
          </table:table-cell>
          <table:table-cell table:formula="of:=[$'EAMPA 1 Thread'.B103]-[$'EAMPA 6 Threads'.B103]" office:value-type="float" office:value="0" calcext:value-type="float">
            <text:p>0</text:p>
          </table:table-cell>
          <table:table-cell table:formula="of:=[$'EAMPA 1 Thread'.C103]-[$'EAMPA 6 Threads'.C10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04]-[$'EAMPA 6 Threads'.A104]" office:value-type="float" office:value="0" calcext:value-type="float">
            <text:p>0</text:p>
          </table:table-cell>
          <table:table-cell table:formula="of:=[$'EAMPA 1 Thread'.B104]-[$'EAMPA 6 Threads'.B104]" office:value-type="float" office:value="0" calcext:value-type="float">
            <text:p>0</text:p>
          </table:table-cell>
          <table:table-cell table:formula="of:=[$'EAMPA 1 Thread'.C104]-[$'EAMPA 6 Threads'.C104]" office:value-type="float" office:value="0" calcext:value-type="float">
            <text:p>0</text:p>
          </table:table-cell>
          <table:table-cell table:number-columns-repeated="3"/>
          <table:table-cell office:value-type="float" office:value="0.0000174" calcext:value-type="float">
            <text:p>1.74E-05</text:p>
          </table:table-cell>
          <table:table-cell office:value-type="float" office:value="-0.0000516" calcext:value-type="float">
            <text:p>-5.16E-05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table:formula="of:=[$'EAMPA 1 Thread'.A105]-[$'EAMPA 6 Threads'.A105]" office:value-type="float" office:value="0" calcext:value-type="float">
            <text:p>0</text:p>
          </table:table-cell>
          <table:table-cell table:formula="of:=[$'EAMPA 1 Thread'.B105]-[$'EAMPA 6 Threads'.B105]" office:value-type="float" office:value="0" calcext:value-type="float">
            <text:p>0</text:p>
          </table:table-cell>
          <table:table-cell table:formula="of:=[$'EAMPA 1 Thread'.C105]-[$'EAMPA 6 Threads'.C105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06]-[$'EAMPA 6 Threads'.A106]" office:value-type="float" office:value="0" calcext:value-type="float">
            <text:p>0</text:p>
          </table:table-cell>
          <table:table-cell table:formula="of:=[$'EAMPA 1 Thread'.B106]-[$'EAMPA 6 Threads'.B106]" office:value-type="float" office:value="0" calcext:value-type="float">
            <text:p>0</text:p>
          </table:table-cell>
          <table:table-cell table:formula="of:=[$'EAMPA 1 Thread'.C106]-[$'EAMPA 6 Threads'.C106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07]-[$'EAMPA 6 Threads'.A107]" office:value-type="float" office:value="0" calcext:value-type="float">
            <text:p>0</text:p>
          </table:table-cell>
          <table:table-cell table:formula="of:=[$'EAMPA 1 Thread'.B107]-[$'EAMPA 6 Threads'.B107]" office:value-type="float" office:value="0" calcext:value-type="float">
            <text:p>0</text:p>
          </table:table-cell>
          <table:table-cell table:formula="of:=[$'EAMPA 1 Thread'.C107]-[$'EAMPA 6 Threads'.C107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08]-[$'EAMPA 6 Threads'.A108]" office:value-type="float" office:value="0" calcext:value-type="float">
            <text:p>0</text:p>
          </table:table-cell>
          <table:table-cell table:formula="of:=[$'EAMPA 1 Thread'.B108]-[$'EAMPA 6 Threads'.B108]" office:value-type="float" office:value="0" calcext:value-type="float">
            <text:p>0</text:p>
          </table:table-cell>
          <table:table-cell table:formula="of:=[$'EAMPA 1 Thread'.C108]-[$'EAMPA 6 Threads'.C108]" office:value-type="float" office:value="0" calcext:value-type="float">
            <text:p>0</text:p>
          </table:table-cell>
          <table:table-cell table:number-columns-repeated="3"/>
          <table:table-cell office:value-type="float" office:value="0.0000174" calcext:value-type="float">
            <text:p>1.74E-05</text:p>
          </table:table-cell>
          <table:table-cell table:number-columns-repeated="2" office:value-type="float" office:value="-0.0000516" calcext:value-type="float">
            <text:p>-5.16E-05</text:p>
          </table:table-cell>
        </table:table-row>
        <table:table-row table:style-name="ro1">
          <table:table-cell table:formula="of:=[$'EAMPA 1 Thread'.A109]-[$'EAMPA 6 Threads'.A109]" office:value-type="float" office:value="0" calcext:value-type="float">
            <text:p>0</text:p>
          </table:table-cell>
          <table:table-cell table:formula="of:=[$'EAMPA 1 Thread'.B109]-[$'EAMPA 6 Threads'.B109]" office:value-type="float" office:value="0" calcext:value-type="float">
            <text:p>0</text:p>
          </table:table-cell>
          <table:table-cell table:formula="of:=[$'EAMPA 1 Thread'.C109]-[$'EAMPA 6 Threads'.C109]" office:value-type="float" office:value="0" calcext:value-type="float">
            <text:p>0</text:p>
          </table:table-cell>
          <table:table-cell table:number-columns-repeated="3"/>
          <table:table-cell office:value-type="float" office:value="0.0000185" calcext:value-type="float">
            <text:p>1.85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481" calcext:value-type="float">
            <text:p>-4.81E-05</text:p>
          </table:table-cell>
        </table:table-row>
        <table:table-row table:style-name="ro1">
          <table:table-cell table:formula="of:=[$'EAMPA 1 Thread'.A110]-[$'EAMPA 6 Threads'.A110]" office:value-type="float" office:value="0" calcext:value-type="float">
            <text:p>0</text:p>
          </table:table-cell>
          <table:table-cell table:formula="of:=[$'EAMPA 1 Thread'.B110]-[$'EAMPA 6 Threads'.B110]" office:value-type="float" office:value="0" calcext:value-type="float">
            <text:p>0</text:p>
          </table:table-cell>
          <table:table-cell table:formula="of:=[$'EAMPA 1 Thread'.C110]-[$'EAMPA 6 Threads'.C110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-0.0000794" calcext:value-type="float">
            <text:p>-7.94E-05</text:p>
          </table:table-cell>
          <table:table-cell office:value-type="float" office:value="-0.0000586" calcext:value-type="float">
            <text:p>-5.86E-05</text:p>
          </table:table-cell>
        </table:table-row>
        <table:table-row table:style-name="ro1">
          <table:table-cell table:formula="of:=[$'EAMPA 1 Thread'.A111]-[$'EAMPA 6 Threads'.A111]" office:value-type="float" office:value="0" calcext:value-type="float">
            <text:p>0</text:p>
          </table:table-cell>
          <table:table-cell table:formula="of:=[$'EAMPA 1 Thread'.B111]-[$'EAMPA 6 Threads'.B111]" office:value-type="float" office:value="0" calcext:value-type="float">
            <text:p>0</text:p>
          </table:table-cell>
          <table:table-cell table:formula="of:=[$'EAMPA 1 Thread'.C111]-[$'EAMPA 6 Threads'.C111]" office:value-type="float" office:value="0" calcext:value-type="float">
            <text:p>0</text:p>
          </table:table-cell>
          <table:table-cell table:number-columns-repeated="3"/>
          <table:table-cell office:value-type="float" office:value="0.0000487" calcext:value-type="float">
            <text:p>4.8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6" calcext:value-type="float">
            <text:p>-1.96E-05</text:p>
          </table:table-cell>
        </table:table-row>
        <table:table-row table:style-name="ro1">
          <table:table-cell table:formula="of:=[$'EAMPA 1 Thread'.A112]-[$'EAMPA 6 Threads'.A112]" office:value-type="float" office:value="0" calcext:value-type="float">
            <text:p>0</text:p>
          </table:table-cell>
          <table:table-cell table:formula="of:=[$'EAMPA 1 Thread'.B112]-[$'EAMPA 6 Threads'.B112]" office:value-type="float" office:value="0" calcext:value-type="float">
            <text:p>0</text:p>
          </table:table-cell>
          <table:table-cell table:formula="of:=[$'EAMPA 1 Thread'.C112]-[$'EAMPA 6 Threads'.C112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-0.0005828" calcext:value-type="float">
            <text:p>-0.0005828</text:p>
          </table:table-cell>
          <table:table-cell office:value-type="float" office:value="-0.0002839" calcext:value-type="float">
            <text:p>-0.0002839</text:p>
          </table:table-cell>
        </table:table-row>
        <table:table-row table:style-name="ro1">
          <table:table-cell table:formula="of:=[$'EAMPA 1 Thread'.A113]-[$'EAMPA 6 Threads'.A113]" office:value-type="float" office:value="0" calcext:value-type="float">
            <text:p>0</text:p>
          </table:table-cell>
          <table:table-cell table:formula="of:=[$'EAMPA 1 Thread'.B113]-[$'EAMPA 6 Threads'.B113]" office:value-type="float" office:value="0" calcext:value-type="float">
            <text:p>0</text:p>
          </table:table-cell>
          <table:table-cell table:formula="of:=[$'EAMPA 1 Thread'.C113]-[$'EAMPA 6 Threads'.C113]" office:value-type="float" office:value="0" calcext:value-type="float">
            <text:p>0</text:p>
          </table:table-cell>
          <table:table-cell table:number-columns-repeated="3"/>
          <table:table-cell office:value-type="float" office:value="-0.0119755" calcext:value-type="float">
            <text:p>-0.0119755</text:p>
          </table:table-cell>
          <table:table-cell office:value-type="float" office:value="0.0115481" calcext:value-type="float">
            <text:p>0.011548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14]-[$'EAMPA 6 Threads'.A114]" office:value-type="float" office:value="0" calcext:value-type="float">
            <text:p>0</text:p>
          </table:table-cell>
          <table:table-cell table:formula="of:=[$'EAMPA 1 Thread'.B114]-[$'EAMPA 6 Threads'.B114]" office:value-type="float" office:value="0" calcext:value-type="float">
            <text:p>0</text:p>
          </table:table-cell>
          <table:table-cell table:formula="of:=[$'EAMPA 1 Thread'.C114]-[$'EAMPA 6 Threads'.C114]" office:value-type="float" office:value="0" calcext:value-type="float">
            <text:p>0</text:p>
          </table:table-cell>
          <table:table-cell table:number-columns-repeated="3"/>
          <table:table-cell office:value-type="float" office:value="0.0122985" calcext:value-type="float">
            <text:p>0.0122985</text:p>
          </table:table-cell>
          <table:table-cell office:value-type="float" office:value="-0.0047753" calcext:value-type="float">
            <text:p>-0.004775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15]-[$'EAMPA 6 Threads'.A115]" office:value-type="float" office:value="0" calcext:value-type="float">
            <text:p>0</text:p>
          </table:table-cell>
          <table:table-cell table:formula="of:=[$'EAMPA 1 Thread'.B115]-[$'EAMPA 6 Threads'.B115]" office:value-type="float" office:value="0" calcext:value-type="float">
            <text:p>0</text:p>
          </table:table-cell>
          <table:table-cell table:formula="of:=[$'EAMPA 1 Thread'.C115]-[$'EAMPA 6 Threads'.C115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table:formula="of:=[$'EAMPA 1 Thread'.A116]-[$'EAMPA 6 Threads'.A116]" office:value-type="float" office:value="0" calcext:value-type="float">
            <text:p>0</text:p>
          </table:table-cell>
          <table:table-cell table:formula="of:=[$'EAMPA 1 Thread'.B116]-[$'EAMPA 6 Threads'.B116]" office:value-type="float" office:value="0" calcext:value-type="float">
            <text:p>0</text:p>
          </table:table-cell>
          <table:table-cell table:formula="of:=[$'EAMPA 1 Thread'.C116]-[$'EAMPA 6 Threads'.C116]" office:value-type="float" office:value="0" calcext:value-type="float">
            <text:p>0</text:p>
          </table:table-cell>
          <table:table-cell table:number-columns-repeated="3"/>
          <table:table-cell office:value-type="float" office:value="-0.0188189" calcext:value-type="float">
            <text:p>-0.0188189</text:p>
          </table:table-cell>
          <table:table-cell office:value-type="float" office:value="0.0122734" calcext:value-type="float">
            <text:p>0.0122734</text:p>
          </table:table-cell>
          <table:table-cell office:value-type="float" office:value="-0.0122734" calcext:value-type="float">
            <text:p>-0.0122734</text:p>
          </table:table-cell>
        </table:table-row>
        <table:table-row table:style-name="ro1">
          <table:table-cell table:formula="of:=[$'EAMPA 1 Thread'.A117]-[$'EAMPA 6 Threads'.A117]" office:value-type="float" office:value="0" calcext:value-type="float">
            <text:p>0</text:p>
          </table:table-cell>
          <table:table-cell table:formula="of:=[$'EAMPA 1 Thread'.B117]-[$'EAMPA 6 Threads'.B117]" office:value-type="float" office:value="0" calcext:value-type="float">
            <text:p>0</text:p>
          </table:table-cell>
          <table:table-cell table:formula="of:=[$'EAMPA 1 Thread'.C117]-[$'EAMPA 6 Threads'.C117]" office:value-type="float" office:value="0" calcext:value-type="float">
            <text:p>0</text:p>
          </table:table-cell>
          <table:table-cell table:number-columns-repeated="3"/>
          <table:table-cell office:value-type="float" office:value="0.0004277" calcext:value-type="float">
            <text:p>0.0004277</text:p>
          </table:table-cell>
          <table:table-cell office:value-type="float" office:value="-0.0007882" calcext:value-type="float">
            <text:p>-0.0007882</text:p>
          </table:table-cell>
          <table:table-cell office:value-type="float" office:value="0.0007882" calcext:value-type="float">
            <text:p>0.0007882</text:p>
          </table:table-cell>
        </table:table-row>
        <table:table-row table:style-name="ro1">
          <table:table-cell table:formula="of:=[$'EAMPA 1 Thread'.A118]-[$'EAMPA 6 Threads'.A118]" office:value-type="float" office:value="0" calcext:value-type="float">
            <text:p>0</text:p>
          </table:table-cell>
          <table:table-cell table:formula="of:=[$'EAMPA 1 Thread'.B118]-[$'EAMPA 6 Threads'.B118]" office:value-type="float" office:value="0" calcext:value-type="float">
            <text:p>0</text:p>
          </table:table-cell>
          <table:table-cell table:formula="of:=[$'EAMPA 1 Thread'.C118]-[$'EAMPA 6 Threads'.C118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0.0007912" calcext:value-type="float">
            <text:p>0.0007912</text:p>
          </table:table-cell>
        </table:table-row>
        <table:table-row table:style-name="ro1">
          <table:table-cell table:formula="of:=[$'EAMPA 1 Thread'.A119]-[$'EAMPA 6 Threads'.A119]" office:value-type="float" office:value="0" calcext:value-type="float">
            <text:p>0</text:p>
          </table:table-cell>
          <table:table-cell table:formula="of:=[$'EAMPA 1 Thread'.B119]-[$'EAMPA 6 Threads'.B119]" office:value-type="float" office:value="0" calcext:value-type="float">
            <text:p>0</text:p>
          </table:table-cell>
          <table:table-cell table:formula="of:=[$'EAMPA 1 Thread'.C119]-[$'EAMPA 6 Threads'.C119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0.0000794" calcext:value-type="float">
            <text:p>7.94E-05</text:p>
          </table:table-cell>
        </table:table-row>
        <table:table-row table:style-name="ro1">
          <table:table-cell table:formula="of:=[$'EAMPA 1 Thread'.A120]-[$'EAMPA 6 Threads'.A120]" office:value-type="float" office:value="0" calcext:value-type="float">
            <text:p>0</text:p>
          </table:table-cell>
          <table:table-cell table:formula="of:=[$'EAMPA 1 Thread'.B120]-[$'EAMPA 6 Threads'.B120]" office:value-type="float" office:value="0" calcext:value-type="float">
            <text:p>0</text:p>
          </table:table-cell>
          <table:table-cell table:formula="of:=[$'EAMPA 1 Thread'.C120]-[$'EAMPA 6 Threads'.C120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0.0005828" calcext:value-type="float">
            <text:p>0.0005828</text:p>
          </table:table-cell>
        </table:table-row>
        <table:table-row table:style-name="ro1">
          <table:table-cell table:formula="of:=[$'EAMPA 1 Thread'.A121]-[$'EAMPA 6 Threads'.A121]" office:value-type="float" office:value="0" calcext:value-type="float">
            <text:p>0</text:p>
          </table:table-cell>
          <table:table-cell table:formula="of:=[$'EAMPA 1 Thread'.B121]-[$'EAMPA 6 Threads'.B121]" office:value-type="float" office:value="0" calcext:value-type="float">
            <text:p>0</text:p>
          </table:table-cell>
          <table:table-cell table:formula="of:=[$'EAMPA 1 Thread'.C121]-[$'EAMPA 6 Threads'.C121]" office:value-type="float" office:value="0" calcext:value-type="float">
            <text:p>0</text:p>
          </table:table-cell>
          <table:table-cell table:number-columns-repeated="3"/>
          <table:table-cell office:value-type="float" office:value="0.0000185" calcext:value-type="float">
            <text:p>1.85E-05</text:p>
          </table:table-cell>
          <table:table-cell office:value-type="float" office:value="-0.0000481" calcext:value-type="float">
            <text:p>-4.81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22]-[$'EAMPA 6 Threads'.A122]" office:value-type="float" office:value="0" calcext:value-type="float">
            <text:p>0</text:p>
          </table:table-cell>
          <table:table-cell table:formula="of:=[$'EAMPA 1 Thread'.B122]-[$'EAMPA 6 Threads'.B122]" office:value-type="float" office:value="0" calcext:value-type="float">
            <text:p>0</text:p>
          </table:table-cell>
          <table:table-cell table:formula="of:=[$'EAMPA 1 Thread'.C122]-[$'EAMPA 6 Threads'.C122]" office:value-type="float" office:value="0" calcext:value-type="float">
            <text:p>0</text:p>
          </table:table-cell>
          <table:table-cell table:number-columns-repeated="3"/>
          <table:table-cell office:value-type="float" office:value="0.0000487" calcext:value-type="float">
            <text:p>4.87E-05</text:p>
          </table:table-cell>
          <table:table-cell office:value-type="float" office:value="-0.0000196" calcext:value-type="float">
            <text:p>-1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23]-[$'EAMPA 6 Threads'.A123]" office:value-type="float" office:value="0" calcext:value-type="float">
            <text:p>0</text:p>
          </table:table-cell>
          <table:table-cell table:formula="of:=[$'EAMPA 1 Thread'.B123]-[$'EAMPA 6 Threads'.B123]" office:value-type="float" office:value="0" calcext:value-type="float">
            <text:p>0</text:p>
          </table:table-cell>
          <table:table-cell table:formula="of:=[$'EAMPA 1 Thread'.C123]-[$'EAMPA 6 Threads'.C123]" office:value-type="float" office:value="0" calcext:value-type="float">
            <text:p>0</text:p>
          </table:table-cell>
          <table:table-cell table:number-columns-repeated="3"/>
          <table:table-cell office:value-type="float" office:value="0.0000586" calcext:value-type="float">
            <text:p>5.86E-05</text:p>
          </table:table-cell>
          <table:table-cell office:value-type="float" office:value="-0.0000586" calcext:value-type="float">
            <text:p>-5.86E-05</text:p>
          </table:table-cell>
          <table:table-cell office:value-type="float" office:value="-0.0000794" calcext:value-type="float">
            <text:p>-7.94E-05</text:p>
          </table:table-cell>
        </table:table-row>
        <table:table-row table:style-name="ro1">
          <table:table-cell table:formula="of:=[$'EAMPA 1 Thread'.A124]-[$'EAMPA 6 Threads'.A124]" office:value-type="float" office:value="0" calcext:value-type="float">
            <text:p>0</text:p>
          </table:table-cell>
          <table:table-cell table:formula="of:=[$'EAMPA 1 Thread'.B124]-[$'EAMPA 6 Threads'.B124]" office:value-type="float" office:value="0" calcext:value-type="float">
            <text:p>0</text:p>
          </table:table-cell>
          <table:table-cell table:formula="of:=[$'EAMPA 1 Thread'.C124]-[$'EAMPA 6 Threads'.C124]" office:value-type="float" office:value="0" calcext:value-type="float">
            <text:p>0</text:p>
          </table:table-cell>
          <table:table-cell table:number-columns-repeated="3"/>
          <table:table-cell office:value-type="float" office:value="0.0002371" calcext:value-type="float">
            <text:p>0.0002371</text:p>
          </table:table-cell>
          <table:table-cell office:value-type="float" office:value="-0.0002839" calcext:value-type="float">
            <text:p>-0.0002839</text:p>
          </table:table-cell>
          <table:table-cell office:value-type="float" office:value="-0.0005828" calcext:value-type="float">
            <text:p>-0.0005828</text:p>
          </table:table-cell>
        </table:table-row>
        <table:table-row table:style-name="ro1">
          <table:table-cell table:formula="of:=[$'EAMPA 1 Thread'.A125]-[$'EAMPA 6 Threads'.A125]" office:value-type="float" office:value="0" calcext:value-type="float">
            <text:p>0</text:p>
          </table:table-cell>
          <table:table-cell table:formula="of:=[$'EAMPA 1 Thread'.B125]-[$'EAMPA 6 Threads'.B125]" office:value-type="float" office:value="0" calcext:value-type="float">
            <text:p>0</text:p>
          </table:table-cell>
          <table:table-cell table:formula="of:=[$'EAMPA 1 Thread'.C125]-[$'EAMPA 6 Threads'.C125]" office:value-type="float" office:value="0" calcext:value-type="float">
            <text:p>0</text:p>
          </table:table-cell>
          <table:table-cell table:number-columns-repeated="3"/>
          <table:table-cell office:value-type="float" office:value="0.0004277" calcext:value-type="float">
            <text:p>0.0004277</text:p>
          </table:table-cell>
          <table:table-cell table:number-columns-repeated="2" office:value-type="float" office:value="-0.0007882" calcext:value-type="float">
            <text:p>-0.0007882</text:p>
          </table:table-cell>
        </table:table-row>
        <table:table-row table:style-name="ro1">
          <table:table-cell table:formula="of:=[$'EAMPA 1 Thread'.A126]-[$'EAMPA 6 Threads'.A126]" office:value-type="float" office:value="0" calcext:value-type="float">
            <text:p>0</text:p>
          </table:table-cell>
          <table:table-cell table:formula="of:=[$'EAMPA 1 Thread'.B126]-[$'EAMPA 6 Threads'.B126]" office:value-type="float" office:value="0" calcext:value-type="float">
            <text:p>0</text:p>
          </table:table-cell>
          <table:table-cell table:formula="of:=[$'EAMPA 1 Thread'.C126]-[$'EAMPA 6 Threads'.C126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7912" calcext:value-type="float">
            <text:p>-0.0007912</text:p>
          </table:table-cell>
        </table:table-row>
        <table:table-row table:style-name="ro1">
          <table:table-cell table:formula="of:=[$'EAMPA 1 Thread'.A127]-[$'EAMPA 6 Threads'.A127]" office:value-type="float" office:value="0" calcext:value-type="float">
            <text:p>0</text:p>
          </table:table-cell>
          <table:table-cell table:formula="of:=[$'EAMPA 1 Thread'.B127]-[$'EAMPA 6 Threads'.B127]" office:value-type="float" office:value="0" calcext:value-type="float">
            <text:p>0</text:p>
          </table:table-cell>
          <table:table-cell table:formula="of:=[$'EAMPA 1 Thread'.C127]-[$'EAMPA 6 Threads'.C127]" office:value-type="float" office:value="0" calcext:value-type="float">
            <text:p>0</text:p>
          </table:table-cell>
          <table:table-cell table:number-columns-repeated="3"/>
          <table:table-cell office:value-type="float" office:value="0.000862" calcext:value-type="float">
            <text:p>0.000862</text:p>
          </table:table-cell>
          <table:table-cell office:value-type="float" office:value="-0.0007912" calcext:value-type="float">
            <text:p>-0.0007912</text:p>
          </table:table-cell>
          <table:table-cell office:value-type="float" office:value="-0.000437" calcext:value-type="float">
            <text:p>-0.000437</text:p>
          </table:table-cell>
        </table:table-row>
        <table:table-row table:style-name="ro1">
          <table:table-cell table:formula="of:=[$'EAMPA 1 Thread'.A128]-[$'EAMPA 6 Threads'.A128]" office:value-type="float" office:value="0" calcext:value-type="float">
            <text:p>0</text:p>
          </table:table-cell>
          <table:table-cell table:formula="of:=[$'EAMPA 1 Thread'.B128]-[$'EAMPA 6 Threads'.B128]" office:value-type="float" office:value="0" calcext:value-type="float">
            <text:p>0</text:p>
          </table:table-cell>
          <table:table-cell table:formula="of:=[$'EAMPA 1 Thread'.C128]-[$'EAMPA 6 Threads'.C128]" office:value-type="float" office:value="0" calcext:value-type="float">
            <text:p>0</text:p>
          </table:table-cell>
          <table:table-cell table:number-columns-repeated="3"/>
          <table:table-cell office:value-type="float" office:value="-0.0188189" calcext:value-type="float">
            <text:p>-0.0188189</text:p>
          </table:table-cell>
          <table:table-cell table:number-columns-repeated="2" office:value-type="float" office:value="0.0122734" calcext:value-type="float">
            <text:p>0.0122734</text:p>
          </table:table-cell>
        </table:table-row>
        <table:table-row table:style-name="ro1">
          <table:table-cell table:formula="of:=[$'EAMPA 1 Thread'.A129]-[$'EAMPA 6 Threads'.A129]" office:value-type="float" office:value="0" calcext:value-type="float">
            <text:p>0</text:p>
          </table:table-cell>
          <table:table-cell table:formula="of:=[$'EAMPA 1 Thread'.B129]-[$'EAMPA 6 Threads'.B129]" office:value-type="float" office:value="0" calcext:value-type="float">
            <text:p>0</text:p>
          </table:table-cell>
          <table:table-cell table:formula="of:=[$'EAMPA 1 Thread'.C129]-[$'EAMPA 6 Threads'.C129]" office:value-type="float" office:value="0" calcext:value-type="float">
            <text:p>0</text:p>
          </table:table-cell>
          <table:table-cell table:number-columns-repeated="3"/>
          <table:table-cell office:value-type="float" office:value="0.0010984" calcext:value-type="float">
            <text:p>0.001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130]-[$'EAMPA 6 Threads'.A130]" office:value-type="float" office:value="0" calcext:value-type="float">
            <text:p>0</text:p>
          </table:table-cell>
          <table:table-cell table:formula="of:=[$'EAMPA 1 Thread'.B130]-[$'EAMPA 6 Threads'.B130]" office:value-type="float" office:value="0" calcext:value-type="float">
            <text:p>0</text:p>
          </table:table-cell>
          <table:table-cell table:formula="of:=[$'EAMPA 1 Thread'.C130]-[$'EAMPA 6 Threads'.C130]" office:value-type="float" office:value="0" calcext:value-type="float">
            <text:p>0</text:p>
          </table:table-cell>
          <table:table-cell table:number-columns-repeated="3"/>
          <table:table-cell office:value-type="float" office:value="0.0020279" calcext:value-type="float">
            <text:p>0.0020279</text:p>
          </table:table-cell>
          <table:table-cell office:value-type="float" office:value="-0.0003672" calcext:value-type="float">
            <text:p>-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31]-[$'EAMPA 6 Threads'.A131]" office:value-type="float" office:value="0" calcext:value-type="float">
            <text:p>0</text:p>
          </table:table-cell>
          <table:table-cell table:formula="of:=[$'EAMPA 1 Thread'.B131]-[$'EAMPA 6 Threads'.B131]" office:value-type="float" office:value="0" calcext:value-type="float">
            <text:p>0</text:p>
          </table:table-cell>
          <table:table-cell table:formula="of:=[$'EAMPA 1 Thread'.C131]-[$'EAMPA 6 Threads'.C131]" office:value-type="float" office:value="0" calcext:value-type="float">
            <text:p>0</text:p>
          </table:table-cell>
          <table:table-cell table:number-columns-repeated="3"/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-0.0003672" calcext:value-type="float">
            <text:p>-0.0003672</text:p>
          </table:table-cell>
        </table:table-row>
        <table:table-row table:style-name="ro1">
          <table:table-cell table:formula="of:=[$'EAMPA 1 Thread'.A132]-[$'EAMPA 6 Threads'.A132]" office:value-type="float" office:value="0" calcext:value-type="float">
            <text:p>0</text:p>
          </table:table-cell>
          <table:table-cell table:formula="of:=[$'EAMPA 1 Thread'.B132]-[$'EAMPA 6 Threads'.B132]" office:value-type="float" office:value="0" calcext:value-type="float">
            <text:p>0</text:p>
          </table:table-cell>
          <table:table-cell table:formula="of:=[$'EAMPA 1 Thread'.C132]-[$'EAMPA 6 Threads'.C132]" office:value-type="float" office:value="0" calcext:value-type="float">
            <text:p>0</text:p>
          </table:table-cell>
          <table:table-cell table:number-columns-repeated="3"/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0.0001896" calcext:value-type="float">
            <text:p>0.0001896</text:p>
          </table:table-cell>
        </table:table-row>
        <table:table-row table:style-name="ro1">
          <table:table-cell table:formula="of:=[$'EAMPA 1 Thread'.A133]-[$'EAMPA 6 Threads'.A133]" office:value-type="float" office:value="0" calcext:value-type="float">
            <text:p>0</text:p>
          </table:table-cell>
          <table:table-cell table:formula="of:=[$'EAMPA 1 Thread'.B133]-[$'EAMPA 6 Threads'.B133]" office:value-type="float" office:value="0" calcext:value-type="float">
            <text:p>0</text:p>
          </table:table-cell>
          <table:table-cell table:formula="of:=[$'EAMPA 1 Thread'.C133]-[$'EAMPA 6 Threads'.C133]" office:value-type="float" office:value="0" calcext:value-type="float">
            <text:p>0</text:p>
          </table:table-cell>
          <table:table-cell table:number-columns-repeated="3"/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0.0002179" calcext:value-type="float">
            <text:p>0.0002179</text:p>
          </table:table-cell>
        </table:table-row>
        <table:table-row table:style-name="ro1">
          <table:table-cell table:formula="of:=[$'EAMPA 1 Thread'.A134]-[$'EAMPA 6 Threads'.A134]" office:value-type="float" office:value="0" calcext:value-type="float">
            <text:p>0</text:p>
          </table:table-cell>
          <table:table-cell table:formula="of:=[$'EAMPA 1 Thread'.B134]-[$'EAMPA 6 Threads'.B134]" office:value-type="float" office:value="0" calcext:value-type="float">
            <text:p>0</text:p>
          </table:table-cell>
          <table:table-cell table:formula="of:=[$'EAMPA 1 Thread'.C134]-[$'EAMPA 6 Threads'.C134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table:formula="of:=[$'EAMPA 1 Thread'.A135]-[$'EAMPA 6 Threads'.A135]" office:value-type="float" office:value="0" calcext:value-type="float">
            <text:p>0</text:p>
          </table:table-cell>
          <table:table-cell table:formula="of:=[$'EAMPA 1 Thread'.B135]-[$'EAMPA 6 Threads'.B135]" office:value-type="float" office:value="0" calcext:value-type="float">
            <text:p>0</text:p>
          </table:table-cell>
          <table:table-cell table:formula="of:=[$'EAMPA 1 Thread'.C135]-[$'EAMPA 6 Threads'.C135]" office:value-type="float" office:value="0" calcext:value-type="float">
            <text:p>0</text:p>
          </table:table-cell>
          <table:table-cell table:number-columns-repeated="3"/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-0.0004796" calcext:value-type="float">
            <text:p>-0.0004796</text:p>
          </table:table-cell>
        </table:table-row>
        <table:table-row table:style-name="ro1">
          <table:table-cell table:formula="of:=[$'EAMPA 1 Thread'.A136]-[$'EAMPA 6 Threads'.A136]" office:value-type="float" office:value="0" calcext:value-type="float">
            <text:p>0</text:p>
          </table:table-cell>
          <table:table-cell table:formula="of:=[$'EAMPA 1 Thread'.B136]-[$'EAMPA 6 Threads'.B136]" office:value-type="float" office:value="0" calcext:value-type="float">
            <text:p>0</text:p>
          </table:table-cell>
          <table:table-cell table:formula="of:=[$'EAMPA 1 Thread'.C136]-[$'EAMPA 6 Threads'.C136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formula="of:=[$'EAMPA 1 Thread'.A137]-[$'EAMPA 6 Threads'.A137]" office:value-type="float" office:value="0" calcext:value-type="float">
            <text:p>0</text:p>
          </table:table-cell>
          <table:table-cell table:formula="of:=[$'EAMPA 1 Thread'.B137]-[$'EAMPA 6 Threads'.B137]" office:value-type="float" office:value="0" calcext:value-type="float">
            <text:p>0</text:p>
          </table:table-cell>
          <table:table-cell table:formula="of:=[$'EAMPA 1 Thread'.C137]-[$'EAMPA 6 Threads'.C137]" office:value-type="float" office:value="0" calcext:value-type="float">
            <text:p>0</text:p>
          </table:table-cell>
          <table:table-cell table:number-columns-repeated="3"/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138]-[$'EAMPA 6 Threads'.A138]" office:value-type="float" office:value="0" calcext:value-type="float">
            <text:p>0</text:p>
          </table:table-cell>
          <table:table-cell table:formula="of:=[$'EAMPA 1 Thread'.B138]-[$'EAMPA 6 Threads'.B138]" office:value-type="float" office:value="0" calcext:value-type="float">
            <text:p>0</text:p>
          </table:table-cell>
          <table:table-cell table:formula="of:=[$'EAMPA 1 Thread'.C138]-[$'EAMPA 6 Threads'.C138]" office:value-type="float" office:value="0" calcext:value-type="float">
            <text:p>0</text:p>
          </table:table-cell>
          <table:table-cell table:number-columns-repeated="3"/>
          <table:table-cell office:value-type="float" office:value="0.0000628" calcext:value-type="float">
            <text:p>6.28E-05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39]-[$'EAMPA 6 Threads'.A139]" office:value-type="float" office:value="0" calcext:value-type="float">
            <text:p>0</text:p>
          </table:table-cell>
          <table:table-cell table:formula="of:=[$'EAMPA 1 Thread'.B139]-[$'EAMPA 6 Threads'.B139]" office:value-type="float" office:value="0" calcext:value-type="float">
            <text:p>0</text:p>
          </table:table-cell>
          <table:table-cell table:formula="of:=[$'EAMPA 1 Thread'.C139]-[$'EAMPA 6 Threads'.C139]" office:value-type="float" office:value="0" calcext:value-type="float">
            <text:p>0</text:p>
          </table:table-cell>
          <table:table-cell table:number-columns-repeated="3"/>
          <table:table-cell office:value-type="float" office:value="0.0005023" calcext:value-type="float">
            <text:p>0.0005023</text:p>
          </table:table-cell>
          <table:table-cell office:value-type="float" office:value="-0" calcext:value-type="float">
            <text:p>0</text:p>
          </table:table-cell>
          <table:table-cell office:value-type="float" office:value="0.0004796" calcext:value-type="float">
            <text:p>0.0004796</text:p>
          </table:table-cell>
        </table:table-row>
        <table:table-row table:style-name="ro1">
          <table:table-cell table:formula="of:=[$'EAMPA 1 Thread'.A140]-[$'EAMPA 6 Threads'.A140]" office:value-type="float" office:value="0" calcext:value-type="float">
            <text:p>0</text:p>
          </table:table-cell>
          <table:table-cell table:formula="of:=[$'EAMPA 1 Thread'.B140]-[$'EAMPA 6 Threads'.B140]" office:value-type="float" office:value="0" calcext:value-type="float">
            <text:p>0</text:p>
          </table:table-cell>
          <table:table-cell table:formula="of:=[$'EAMPA 1 Thread'.C140]-[$'EAMPA 6 Threads'.C140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table:formula="of:=[$'EAMPA 1 Thread'.A141]-[$'EAMPA 6 Threads'.A141]" office:value-type="float" office:value="0" calcext:value-type="float">
            <text:p>0</text:p>
          </table:table-cell>
          <table:table-cell table:formula="of:=[$'EAMPA 1 Thread'.B141]-[$'EAMPA 6 Threads'.B141]" office:value-type="float" office:value="0" calcext:value-type="float">
            <text:p>0</text:p>
          </table:table-cell>
          <table:table-cell table:formula="of:=[$'EAMPA 1 Thread'.C141]-[$'EAMPA 6 Threads'.C141]" office:value-type="float" office:value="0" calcext:value-type="float">
            <text:p>0</text:p>
          </table:table-cell>
          <table:table-cell table:number-columns-repeated="3"/>
          <table:table-cell office:value-type="float" office:value="0.0004332" calcext:value-type="float">
            <text:p>0.0004332</text:p>
          </table:table-cell>
          <table:table-cell office:value-type="float" office:value="0" calcext:value-type="float">
            <text:p>0</text:p>
          </table:table-cell>
          <table:table-cell office:value-type="float" office:value="-0.0002179" calcext:value-type="float">
            <text:p>-0.0002179</text:p>
          </table:table-cell>
        </table:table-row>
        <table:table-row table:style-name="ro1">
          <table:table-cell table:formula="of:=[$'EAMPA 1 Thread'.A142]-[$'EAMPA 6 Threads'.A142]" office:value-type="float" office:value="0" calcext:value-type="float">
            <text:p>0</text:p>
          </table:table-cell>
          <table:table-cell table:formula="of:=[$'EAMPA 1 Thread'.B142]-[$'EAMPA 6 Threads'.B142]" office:value-type="float" office:value="0" calcext:value-type="float">
            <text:p>0</text:p>
          </table:table-cell>
          <table:table-cell table:formula="of:=[$'EAMPA 1 Thread'.C142]-[$'EAMPA 6 Threads'.C142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-0.0003708" calcext:value-type="float">
            <text:p>-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table:formula="of:=[$'EAMPA 1 Thread'.A143]-[$'EAMPA 6 Threads'.A143]" office:value-type="float" office:value="0" calcext:value-type="float">
            <text:p>0</text:p>
          </table:table-cell>
          <table:table-cell table:formula="of:=[$'EAMPA 1 Thread'.B143]-[$'EAMPA 6 Threads'.B143]" office:value-type="float" office:value="0" calcext:value-type="float">
            <text:p>0</text:p>
          </table:table-cell>
          <table:table-cell table:formula="of:=[$'EAMPA 1 Thread'.C143]-[$'EAMPA 6 Threads'.C143]" office:value-type="float" office:value="0" calcext:value-type="float">
            <text:p>0</text:p>
          </table:table-cell>
          <table:table-cell table:number-columns-repeated="3"/>
          <table:table-cell office:value-type="float" office:value="0.0020279" calcext:value-type="float">
            <text:p>0.0020279</text:p>
          </table:table-cell>
          <table:table-cell office:value-type="float" office:value="-0" calcext:value-type="float">
            <text:p>0</text:p>
          </table:table-cell>
          <table:table-cell office:value-type="float" office:value="0.0003672" calcext:value-type="float">
            <text:p>0.0003672</text:p>
          </table:table-cell>
        </table:table-row>
        <table:table-row table:style-name="ro1">
          <table:table-cell table:formula="of:=[$'EAMPA 1 Thread'.A144]-[$'EAMPA 6 Threads'.A144]" office:value-type="float" office:value="0" calcext:value-type="float">
            <text:p>0</text:p>
          </table:table-cell>
          <table:table-cell table:formula="of:=[$'EAMPA 1 Thread'.B144]-[$'EAMPA 6 Threads'.B144]" office:value-type="float" office:value="0" calcext:value-type="float">
            <text:p>0</text:p>
          </table:table-cell>
          <table:table-cell table:formula="of:=[$'EAMPA 1 Thread'.C144]-[$'EAMPA 6 Threads'.C144]" office:value-type="float" office:value="0" calcext:value-type="float">
            <text:p>0</text:p>
          </table:table-cell>
          <table:table-cell table:number-columns-repeated="3"/>
          <table:table-cell office:value-type="float" office:value="0.0006811" calcext:value-type="float">
            <text:p>0.0006811</text:p>
          </table:table-cell>
          <table:table-cell office:value-type="float" office:value="0.0001896" calcext:value-type="float">
            <text:p>0.0001896</text:p>
          </table:table-cell>
          <table:table-cell office:value-type="float" office:value="-0.0001896" calcext:value-type="float">
            <text:p>-0.0001896</text:p>
          </table:table-cell>
        </table:table-row>
        <table:table-row table:style-name="ro1">
          <table:table-cell table:formula="of:=[$'EAMPA 1 Thread'.A145]-[$'EAMPA 6 Threads'.A145]" office:value-type="float" office:value="0" calcext:value-type="float">
            <text:p>0</text:p>
          </table:table-cell>
          <table:table-cell table:formula="of:=[$'EAMPA 1 Thread'.B145]-[$'EAMPA 6 Threads'.B145]" office:value-type="float" office:value="0" calcext:value-type="float">
            <text:p>0</text:p>
          </table:table-cell>
          <table:table-cell table:formula="of:=[$'EAMPA 1 Thread'.C145]-[$'EAMPA 6 Threads'.C145]" office:value-type="float" office:value="0" calcext:value-type="float">
            <text:p>0</text:p>
          </table:table-cell>
          <table:table-cell table:number-columns-repeated="3"/>
          <table:table-cell office:value-type="float" office:value="0.0004332" calcext:value-type="float">
            <text:p>0.0004332</text:p>
          </table:table-cell>
          <table:table-cell office:value-type="float" office:value="0.0002179" calcext:value-type="float">
            <text:p>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146]-[$'EAMPA 6 Threads'.A146]" office:value-type="float" office:value="0" calcext:value-type="float">
            <text:p>0</text:p>
          </table:table-cell>
          <table:table-cell table:formula="of:=[$'EAMPA 1 Thread'.B146]-[$'EAMPA 6 Threads'.B146]" office:value-type="float" office:value="0" calcext:value-type="float">
            <text:p>0</text:p>
          </table:table-cell>
          <table:table-cell table:formula="of:=[$'EAMPA 1 Thread'.C146]-[$'EAMPA 6 Threads'.C146]" office:value-type="float" office:value="0" calcext:value-type="float">
            <text:p>0</text:p>
          </table:table-cell>
          <table:table-cell table:number-columns-repeated="3"/>
          <table:table-cell office:value-type="float" office:value="0.0005023" calcext:value-type="float">
            <text:p>0.0005023</text:p>
          </table:table-cell>
          <table:table-cell office:value-type="float" office:value="-0.0004796" calcext:value-type="float">
            <text:p>-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147]-[$'EAMPA 6 Threads'.A147]" office:value-type="float" office:value="0" calcext:value-type="float">
            <text:p>0</text:p>
          </table:table-cell>
          <table:table-cell table:formula="of:=[$'EAMPA 1 Thread'.B147]-[$'EAMPA 6 Threads'.B147]" office:value-type="float" office:value="0" calcext:value-type="float">
            <text:p>0</text:p>
          </table:table-cell>
          <table:table-cell table:formula="of:=[$'EAMPA 1 Thread'.C147]-[$'EAMPA 6 Threads'.C147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table:formula="of:=[$'EAMPA 1 Thread'.A148]-[$'EAMPA 6 Threads'.A148]" office:value-type="float" office:value="0" calcext:value-type="float">
            <text:p>0</text:p>
          </table:table-cell>
          <table:table-cell table:formula="of:=[$'EAMPA 1 Thread'.B148]-[$'EAMPA 6 Threads'.B148]" office:value-type="float" office:value="0" calcext:value-type="float">
            <text:p>0</text:p>
          </table:table-cell>
          <table:table-cell table:formula="of:=[$'EAMPA 1 Thread'.C148]-[$'EAMPA 6 Threads'.C148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formula="of:=[$'EAMPA 1 Thread'.A149]-[$'EAMPA 6 Threads'.A149]" office:value-type="float" office:value="0" calcext:value-type="float">
            <text:p>0</text:p>
          </table:table-cell>
          <table:table-cell table:formula="of:=[$'EAMPA 1 Thread'.B149]-[$'EAMPA 6 Threads'.B149]" office:value-type="float" office:value="0" calcext:value-type="float">
            <text:p>0</text:p>
          </table:table-cell>
          <table:table-cell table:formula="of:=[$'EAMPA 1 Thread'.C149]-[$'EAMPA 6 Threads'.C149]" office:value-type="float" office:value="0" calcext:value-type="float">
            <text:p>0</text:p>
          </table:table-cell>
          <table:table-cell table:number-columns-repeated="3"/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0.000019" calcext:value-type="float">
            <text:p>1.9E-05</text:p>
          </table:table-cell>
        </table:table-row>
        <table:table-row table:style-name="ro1">
          <table:table-cell table:formula="of:=[$'EAMPA 1 Thread'.A150]-[$'EAMPA 6 Threads'.A150]" office:value-type="float" office:value="0" calcext:value-type="float">
            <text:p>0</text:p>
          </table:table-cell>
          <table:table-cell table:formula="of:=[$'EAMPA 1 Thread'.B150]-[$'EAMPA 6 Threads'.B150]" office:value-type="float" office:value="0" calcext:value-type="float">
            <text:p>0</text:p>
          </table:table-cell>
          <table:table-cell table:formula="of:=[$'EAMPA 1 Thread'.C150]-[$'EAMPA 6 Threads'.C150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formula="of:=[$'EAMPA 1 Thread'.A151]-[$'EAMPA 6 Threads'.A151]" office:value-type="float" office:value="0" calcext:value-type="float">
            <text:p>0</text:p>
          </table:table-cell>
          <table:table-cell table:formula="of:=[$'EAMPA 1 Thread'.B151]-[$'EAMPA 6 Threads'.B151]" office:value-type="float" office:value="0" calcext:value-type="float">
            <text:p>0</text:p>
          </table:table-cell>
          <table:table-cell table:formula="of:=[$'EAMPA 1 Thread'.C151]-[$'EAMPA 6 Threads'.C151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formula="of:=[$'EAMPA 1 Thread'.A152]-[$'EAMPA 6 Threads'.A152]" office:value-type="float" office:value="0" calcext:value-type="float">
            <text:p>0</text:p>
          </table:table-cell>
          <table:table-cell table:formula="of:=[$'EAMPA 1 Thread'.B152]-[$'EAMPA 6 Threads'.B152]" office:value-type="float" office:value="0" calcext:value-type="float">
            <text:p>0</text:p>
          </table:table-cell>
          <table:table-cell table:formula="of:=[$'EAMPA 1 Thread'.C152]-[$'EAMPA 6 Threads'.C152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53]-[$'EAMPA 6 Threads'.A153]" office:value-type="float" office:value="0" calcext:value-type="float">
            <text:p>0</text:p>
          </table:table-cell>
          <table:table-cell table:formula="of:=[$'EAMPA 1 Thread'.B153]-[$'EAMPA 6 Threads'.B153]" office:value-type="float" office:value="0" calcext:value-type="float">
            <text:p>0</text:p>
          </table:table-cell>
          <table:table-cell table:formula="of:=[$'EAMPA 1 Thread'.C153]-[$'EAMPA 6 Threads'.C15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54]-[$'EAMPA 6 Threads'.A154]" office:value-type="float" office:value="0" calcext:value-type="float">
            <text:p>0</text:p>
          </table:table-cell>
          <table:table-cell table:formula="of:=[$'EAMPA 1 Thread'.B154]-[$'EAMPA 6 Threads'.B154]" office:value-type="float" office:value="0" calcext:value-type="float">
            <text:p>0</text:p>
          </table:table-cell>
          <table:table-cell table:formula="of:=[$'EAMPA 1 Thread'.C154]-[$'EAMPA 6 Threads'.C154]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$'EAMPA 1 Thread'.A155]-[$'EAMPA 6 Threads'.A155]" office:value-type="float" office:value="0" calcext:value-type="float">
            <text:p>0</text:p>
          </table:table-cell>
          <table:table-cell table:formula="of:=[$'EAMPA 1 Thread'.B155]-[$'EAMPA 6 Threads'.B155]" office:value-type="float" office:value="0" calcext:value-type="float">
            <text:p>0</text:p>
          </table:table-cell>
          <table:table-cell table:formula="of:=[$'EAMPA 1 Thread'.C155]-[$'EAMPA 6 Threads'.C155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-0.0000582" calcext:value-type="float">
            <text:p>-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formula="of:=[$'EAMPA 1 Thread'.A156]-[$'EAMPA 6 Threads'.A156]" office:value-type="float" office:value="0" calcext:value-type="float">
            <text:p>0</text:p>
          </table:table-cell>
          <table:table-cell table:formula="of:=[$'EAMPA 1 Thread'.B156]-[$'EAMPA 6 Threads'.B156]" office:value-type="float" office:value="0" calcext:value-type="float">
            <text:p>0</text:p>
          </table:table-cell>
          <table:table-cell table:formula="of:=[$'EAMPA 1 Thread'.C156]-[$'EAMPA 6 Threads'.C156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57]-[$'EAMPA 6 Threads'.A157]" office:value-type="float" office:value="0" calcext:value-type="float">
            <text:p>0</text:p>
          </table:table-cell>
          <table:table-cell table:formula="of:=[$'EAMPA 1 Thread'.B157]-[$'EAMPA 6 Threads'.B157]" office:value-type="float" office:value="0" calcext:value-type="float">
            <text:p>0</text:p>
          </table:table-cell>
          <table:table-cell table:formula="of:=[$'EAMPA 1 Thread'.C157]-[$'EAMPA 6 Threads'.C157]" office:value-type="float" office:value="0" calcext:value-type="float">
            <text:p>0</text:p>
          </table:table-cell>
          <table:table-cell table:number-columns-repeated="3"/>
          <table:table-cell office:value-type="float" office:value="0.0001581" calcext:value-type="float">
            <text:p>0.000158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-0.000019" calcext:value-type="float">
            <text:p>-1.9E-05</text:p>
          </table:table-cell>
        </table:table-row>
        <table:table-row table:style-name="ro1">
          <table:table-cell table:formula="of:=[$'EAMPA 1 Thread'.A158]-[$'EAMPA 6 Threads'.A158]" office:value-type="float" office:value="0" calcext:value-type="float">
            <text:p>0</text:p>
          </table:table-cell>
          <table:table-cell table:formula="of:=[$'EAMPA 1 Thread'.B158]-[$'EAMPA 6 Threads'.B158]" office:value-type="float" office:value="0" calcext:value-type="float">
            <text:p>0</text:p>
          </table:table-cell>
          <table:table-cell table:formula="of:=[$'EAMPA 1 Thread'.C158]-[$'EAMPA 6 Threads'.C158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-0.0000674" calcext:value-type="float">
            <text:p>-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table:formula="of:=[$'EAMPA 1 Thread'.A159]-[$'EAMPA 6 Threads'.A159]" office:value-type="float" office:value="0" calcext:value-type="float">
            <text:p>0</text:p>
          </table:table-cell>
          <table:table-cell table:formula="of:=[$'EAMPA 1 Thread'.B159]-[$'EAMPA 6 Threads'.B159]" office:value-type="float" office:value="0" calcext:value-type="float">
            <text:p>0</text:p>
          </table:table-cell>
          <table:table-cell table:formula="of:=[$'EAMPA 1 Thread'.C159]-[$'EAMPA 6 Threads'.C159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-0.0005506" calcext:value-type="float">
            <text:p>-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table:formula="of:=[$'EAMPA 1 Thread'.A160]-[$'EAMPA 6 Threads'.A160]" office:value-type="float" office:value="0" calcext:value-type="float">
            <text:p>0</text:p>
          </table:table-cell>
          <table:table-cell table:formula="of:=[$'EAMPA 1 Thread'.B160]-[$'EAMPA 6 Threads'.B160]" office:value-type="float" office:value="0" calcext:value-type="float">
            <text:p>0</text:p>
          </table:table-cell>
          <table:table-cell table:formula="of:=[$'EAMPA 1 Thread'.C160]-[$'EAMPA 6 Threads'.C160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table:formula="of:=[$'EAMPA 1 Thread'.A161]-[$'EAMPA 6 Threads'.A161]" office:value-type="float" office:value="0" calcext:value-type="float">
            <text:p>0</text:p>
          </table:table-cell>
          <table:table-cell table:formula="of:=[$'EAMPA 1 Thread'.B161]-[$'EAMPA 6 Threads'.B161]" office:value-type="float" office:value="0" calcext:value-type="float">
            <text:p>0</text:p>
          </table:table-cell>
          <table:table-cell table:formula="of:=[$'EAMPA 1 Thread'.C161]-[$'EAMPA 6 Threads'.C161]" office:value-type="float" office:value="0" calcext:value-type="float">
            <text:p>0</text:p>
          </table:table-cell>
          <table:table-cell table:number-columns-repeated="3"/>
          <table:table-cell office:value-type="float" office:value="0.0000784" calcext:value-type="float">
            <text:p>7.8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162]-[$'EAMPA 6 Threads'.A162]" office:value-type="float" office:value="0" calcext:value-type="float">
            <text:p>0</text:p>
          </table:table-cell>
          <table:table-cell table:formula="of:=[$'EAMPA 1 Thread'.B162]-[$'EAMPA 6 Threads'.B162]" office:value-type="float" office:value="0" calcext:value-type="float">
            <text:p>0</text:p>
          </table:table-cell>
          <table:table-cell table:formula="of:=[$'EAMPA 1 Thread'.C162]-[$'EAMPA 6 Threads'.C162]" office:value-type="float" office:value="0" calcext:value-type="float">
            <text:p>0</text:p>
          </table:table-cell>
          <table:table-cell table:number-columns-repeated="3"/>
          <table:table-cell office:value-type="float" office:value="0.0005023" calcext:value-type="float">
            <text:p>0.0005023</text:p>
          </table:table-cell>
          <table:table-cell office:value-type="float" office:value="0.0004796" calcext:value-type="float">
            <text:p>0.000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163]-[$'EAMPA 6 Threads'.A163]" office:value-type="float" office:value="0" calcext:value-type="float">
            <text:p>0</text:p>
          </table:table-cell>
          <table:table-cell table:formula="of:=[$'EAMPA 1 Thread'.B163]-[$'EAMPA 6 Threads'.B163]" office:value-type="float" office:value="0" calcext:value-type="float">
            <text:p>0</text:p>
          </table:table-cell>
          <table:table-cell table:formula="of:=[$'EAMPA 1 Thread'.C163]-[$'EAMPA 6 Threads'.C163]" office:value-type="float" office:value="0" calcext:value-type="float">
            <text:p>0</text:p>
          </table:table-cell>
          <table:table-cell table:number-columns-repeated="3"/>
          <table:table-cell office:value-type="float" office:value="0.0000628" calcext:value-type="float">
            <text:p>6.28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362" calcext:value-type="float">
            <text:p>-3.62E-05</text:p>
          </table:table-cell>
        </table:table-row>
        <table:table-row table:style-name="ro1">
          <table:table-cell table:formula="of:=[$'EAMPA 1 Thread'.A164]-[$'EAMPA 6 Threads'.A164]" office:value-type="float" office:value="0" calcext:value-type="float">
            <text:p>0</text:p>
          </table:table-cell>
          <table:table-cell table:formula="of:=[$'EAMPA 1 Thread'.B164]-[$'EAMPA 6 Threads'.B164]" office:value-type="float" office:value="0" calcext:value-type="float">
            <text:p>0</text:p>
          </table:table-cell>
          <table:table-cell table:formula="of:=[$'EAMPA 1 Thread'.C164]-[$'EAMPA 6 Threads'.C164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table:formula="of:=[$'EAMPA 1 Thread'.A165]-[$'EAMPA 6 Threads'.A165]" office:value-type="float" office:value="0" calcext:value-type="float">
            <text:p>0</text:p>
          </table:table-cell>
          <table:table-cell table:formula="of:=[$'EAMPA 1 Thread'.B165]-[$'EAMPA 6 Threads'.B165]" office:value-type="float" office:value="0" calcext:value-type="float">
            <text:p>0</text:p>
          </table:table-cell>
          <table:table-cell table:formula="of:=[$'EAMPA 1 Thread'.C165]-[$'EAMPA 6 Threads'.C165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66]-[$'EAMPA 6 Threads'.A166]" office:value-type="float" office:value="0" calcext:value-type="float">
            <text:p>0</text:p>
          </table:table-cell>
          <table:table-cell table:formula="of:=[$'EAMPA 1 Thread'.B166]-[$'EAMPA 6 Threads'.B166]" office:value-type="float" office:value="0" calcext:value-type="float">
            <text:p>0</text:p>
          </table:table-cell>
          <table:table-cell table:formula="of:=[$'EAMPA 1 Thread'.C166]-[$'EAMPA 6 Threads'.C166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-0.0000582" calcext:value-type="float">
            <text:p>-5.82E-05</text:p>
          </table:table-cell>
        </table:table-row>
        <table:table-row table:style-name="ro1">
          <table:table-cell table:formula="of:=[$'EAMPA 1 Thread'.A167]-[$'EAMPA 6 Threads'.A167]" office:value-type="float" office:value="0" calcext:value-type="float">
            <text:p>0</text:p>
          </table:table-cell>
          <table:table-cell table:formula="of:=[$'EAMPA 1 Thread'.B167]-[$'EAMPA 6 Threads'.B167]" office:value-type="float" office:value="0" calcext:value-type="float">
            <text:p>0</text:p>
          </table:table-cell>
          <table:table-cell table:formula="of:=[$'EAMPA 1 Thread'.C167]-[$'EAMPA 6 Threads'.C167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$'EAMPA 1 Thread'.A168]-[$'EAMPA 6 Threads'.A168]" office:value-type="float" office:value="0" calcext:value-type="float">
            <text:p>0</text:p>
          </table:table-cell>
          <table:table-cell table:formula="of:=[$'EAMPA 1 Thread'.B168]-[$'EAMPA 6 Threads'.B168]" office:value-type="float" office:value="0" calcext:value-type="float">
            <text:p>0</text:p>
          </table:table-cell>
          <table:table-cell table:formula="of:=[$'EAMPA 1 Thread'.C168]-[$'EAMPA 6 Threads'.C168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69]-[$'EAMPA 6 Threads'.A169]" office:value-type="float" office:value="0" calcext:value-type="float">
            <text:p>0</text:p>
          </table:table-cell>
          <table:table-cell table:formula="of:=[$'EAMPA 1 Thread'.B169]-[$'EAMPA 6 Threads'.B169]" office:value-type="float" office:value="0" calcext:value-type="float">
            <text:p>0</text:p>
          </table:table-cell>
          <table:table-cell table:formula="of:=[$'EAMPA 1 Thread'.C169]-[$'EAMPA 6 Threads'.C169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70]-[$'EAMPA 6 Threads'.A170]" office:value-type="float" office:value="0" calcext:value-type="float">
            <text:p>0</text:p>
          </table:table-cell>
          <table:table-cell table:formula="of:=[$'EAMPA 1 Thread'.B170]-[$'EAMPA 6 Threads'.B170]" office:value-type="float" office:value="0" calcext:value-type="float">
            <text:p>0</text:p>
          </table:table-cell>
          <table:table-cell table:formula="of:=[$'EAMPA 1 Thread'.C170]-[$'EAMPA 6 Threads'.C170]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$'EAMPA 1 Thread'.A171]-[$'EAMPA 6 Threads'.A171]" office:value-type="float" office:value="0" calcext:value-type="float">
            <text:p>0</text:p>
          </table:table-cell>
          <table:table-cell table:formula="of:=[$'EAMPA 1 Thread'.B171]-[$'EAMPA 6 Threads'.B171]" office:value-type="float" office:value="0" calcext:value-type="float">
            <text:p>0</text:p>
          </table:table-cell>
          <table:table-cell table:formula="of:=[$'EAMPA 1 Thread'.C171]-[$'EAMPA 6 Threads'.C171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$'EAMPA 1 Thread'.A172]-[$'EAMPA 6 Threads'.A172]" office:value-type="float" office:value="-0" calcext:value-type="float">
            <text:p>0</text:p>
          </table:table-cell>
          <table:table-cell table:formula="of:=[$'EAMPA 1 Thread'.B172]-[$'EAMPA 6 Threads'.B172]" office:value-type="float" office:value="0" calcext:value-type="float">
            <text:p>0</text:p>
          </table:table-cell>
          <table:table-cell table:formula="of:=[$'EAMPA 1 Thread'.C172]-[$'EAMPA 6 Threads'.C172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73]-[$'EAMPA 6 Threads'.A173]" office:value-type="float" office:value="-0" calcext:value-type="float">
            <text:p>0</text:p>
          </table:table-cell>
          <table:table-cell table:formula="of:=[$'EAMPA 1 Thread'.B173]-[$'EAMPA 6 Threads'.B173]" office:value-type="float" office:value="0" calcext:value-type="float">
            <text:p>0</text:p>
          </table:table-cell>
          <table:table-cell table:formula="of:=[$'EAMPA 1 Thread'.C173]-[$'EAMPA 6 Threads'.C17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74]-[$'EAMPA 6 Threads'.A174]" office:value-type="float" office:value="0" calcext:value-type="float">
            <text:p>0</text:p>
          </table:table-cell>
          <table:table-cell table:formula="of:=[$'EAMPA 1 Thread'.B174]-[$'EAMPA 6 Threads'.B174]" office:value-type="float" office:value="0" calcext:value-type="float">
            <text:p>0</text:p>
          </table:table-cell>
          <table:table-cell table:formula="of:=[$'EAMPA 1 Thread'.C174]-[$'EAMPA 6 Threads'.C174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0.0000674" calcext:value-type="float">
            <text:p>6.74E-05</text:p>
          </table:table-cell>
          <table:table-cell office:value-type="float" office:value="0.0000582" calcext:value-type="float">
            <text:p>5.82E-05</text:p>
          </table:table-cell>
        </table:table-row>
        <table:table-row table:style-name="ro1">
          <table:table-cell table:formula="of:=[$'EAMPA 1 Thread'.A175]-[$'EAMPA 6 Threads'.A175]" office:value-type="float" office:value="0" calcext:value-type="float">
            <text:p>0</text:p>
          </table:table-cell>
          <table:table-cell table:formula="of:=[$'EAMPA 1 Thread'.B175]-[$'EAMPA 6 Threads'.B175]" office:value-type="float" office:value="0" calcext:value-type="float">
            <text:p>0</text:p>
          </table:table-cell>
          <table:table-cell table:formula="of:=[$'EAMPA 1 Thread'.C175]-[$'EAMPA 6 Threads'.C175]" office:value-type="float" office:value="0" calcext:value-type="float">
            <text:p>0</text:p>
          </table:table-cell>
          <table:table-cell table:number-columns-repeated="3"/>
          <table:table-cell office:value-type="float" office:value="0.0000628" calcext:value-type="float">
            <text:p>6.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362" calcext:value-type="float">
            <text:p>3.62E-05</text:p>
          </table:table-cell>
        </table:table-row>
        <table:table-row table:style-name="ro1">
          <table:table-cell table:formula="of:=[$'EAMPA 1 Thread'.A176]-[$'EAMPA 6 Threads'.A176]" office:value-type="float" office:value="0" calcext:value-type="float">
            <text:p>0</text:p>
          </table:table-cell>
          <table:table-cell table:formula="of:=[$'EAMPA 1 Thread'.B176]-[$'EAMPA 6 Threads'.B176]" office:value-type="float" office:value="0" calcext:value-type="float">
            <text:p>0</text:p>
          </table:table-cell>
          <table:table-cell table:formula="of:=[$'EAMPA 1 Thread'.C176]-[$'EAMPA 6 Threads'.C176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table:formula="of:=[$'EAMPA 1 Thread'.A177]-[$'EAMPA 6 Threads'.A177]" office:value-type="float" office:value="0" calcext:value-type="float">
            <text:p>0</text:p>
          </table:table-cell>
          <table:table-cell table:formula="of:=[$'EAMPA 1 Thread'.B177]-[$'EAMPA 6 Threads'.B177]" office:value-type="float" office:value="0" calcext:value-type="float">
            <text:p>0</text:p>
          </table:table-cell>
          <table:table-cell table:formula="of:=[$'EAMPA 1 Thread'.C177]-[$'EAMPA 6 Threads'.C177]" office:value-type="float" office:value="0" calcext:value-type="float">
            <text:p>0</text:p>
          </table:table-cell>
          <table:table-cell table:number-columns-repeated="3"/>
          <table:table-cell office:value-type="float" office:value="0.0004332" calcext:value-type="float">
            <text:p>0.0004332</text:p>
          </table:table-cell>
          <table:table-cell office:value-type="float" office:value="-0.0002179" calcext:value-type="float">
            <text:p>-0.000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'EAMPA 1 Thread'.A178]-[$'EAMPA 6 Threads'.A178]" office:value-type="float" office:value="0" calcext:value-type="float">
            <text:p>0</text:p>
          </table:table-cell>
          <table:table-cell table:formula="of:=[$'EAMPA 1 Thread'.B178]-[$'EAMPA 6 Threads'.B178]" office:value-type="float" office:value="0" calcext:value-type="float">
            <text:p>0</text:p>
          </table:table-cell>
          <table:table-cell table:formula="of:=[$'EAMPA 1 Thread'.C178]-[$'EAMPA 6 Threads'.C178]" office:value-type="float" office:value="0" calcext:value-type="float">
            <text:p>0</text:p>
          </table:table-cell>
          <table:table-cell table:number-columns-repeated="3"/>
          <table:table-cell office:value-type="float" office:value="0.0020279" calcext:value-type="float">
            <text:p>0.0020279</text:p>
          </table:table-cell>
          <table:table-cell office:value-type="float" office:value="0.0003672" calcext:value-type="float">
            <text:p>0.000367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79]-[$'EAMPA 6 Threads'.A179]" office:value-type="float" office:value="0" calcext:value-type="float">
            <text:p>0</text:p>
          </table:table-cell>
          <table:table-cell table:formula="of:=[$'EAMPA 1 Thread'.B179]-[$'EAMPA 6 Threads'.B179]" office:value-type="float" office:value="0" calcext:value-type="float">
            <text:p>0</text:p>
          </table:table-cell>
          <table:table-cell table:formula="of:=[$'EAMPA 1 Thread'.C179]-[$'EAMPA 6 Threads'.C179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-0.0003708" calcext:value-type="float">
            <text:p>-0.0003708</text:p>
          </table:table-cell>
        </table:table-row>
        <table:table-row table:style-name="ro1">
          <table:table-cell table:formula="of:=[$'EAMPA 1 Thread'.A180]-[$'EAMPA 6 Threads'.A180]" office:value-type="float" office:value="0" calcext:value-type="float">
            <text:p>0</text:p>
          </table:table-cell>
          <table:table-cell table:formula="of:=[$'EAMPA 1 Thread'.B180]-[$'EAMPA 6 Threads'.B180]" office:value-type="float" office:value="0" calcext:value-type="float">
            <text:p>0</text:p>
          </table:table-cell>
          <table:table-cell table:formula="of:=[$'EAMPA 1 Thread'.C180]-[$'EAMPA 6 Threads'.C180]" office:value-type="float" office:value="0" calcext:value-type="float">
            <text:p>0</text:p>
          </table:table-cell>
          <table:table-cell table:number-columns-repeated="3"/>
          <table:table-cell office:value-type="float" office:value="0.0006811" calcext:value-type="float">
            <text:p>0.0006811</text:p>
          </table:table-cell>
          <table:table-cell office:value-type="float" office:value="-0.0001896" calcext:value-type="float">
            <text:p>-0.0001896</text:p>
          </table:table-cell>
          <table:table-cell office:value-type="float" office:value="0.0001896" calcext:value-type="float">
            <text:p>0.0001896</text:p>
          </table:table-cell>
        </table:table-row>
        <table:table-row table:style-name="ro1">
          <table:table-cell table:formula="of:=[$'EAMPA 1 Thread'.A181]-[$'EAMPA 6 Threads'.A181]" office:value-type="float" office:value="0" calcext:value-type="float">
            <text:p>0</text:p>
          </table:table-cell>
          <table:table-cell table:formula="of:=[$'EAMPA 1 Thread'.B181]-[$'EAMPA 6 Threads'.B181]" office:value-type="float" office:value="0" calcext:value-type="float">
            <text:p>0</text:p>
          </table:table-cell>
          <table:table-cell table:formula="of:=[$'EAMPA 1 Thread'.C181]-[$'EAMPA 6 Threads'.C181]" office:value-type="float" office:value="0" calcext:value-type="float">
            <text:p>0</text:p>
          </table:table-cell>
          <table:table-cell table:number-columns-repeated="3"/>
          <table:table-cell office:value-type="float" office:value="0.0001581" calcext:value-type="float">
            <text:p>0.0001581</text:p>
          </table:table-cell>
          <table:table-cell office:value-type="float" office:value="-0.000019" calcext:value-type="float">
            <text:p>-1.9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table:formula="of:=[$'EAMPA 1 Thread'.A182]-[$'EAMPA 6 Threads'.A182]" office:value-type="float" office:value="0" calcext:value-type="float">
            <text:p>0</text:p>
          </table:table-cell>
          <table:table-cell table:formula="of:=[$'EAMPA 1 Thread'.B182]-[$'EAMPA 6 Threads'.B182]" office:value-type="float" office:value="0" calcext:value-type="float">
            <text:p>0</text:p>
          </table:table-cell>
          <table:table-cell table:formula="of:=[$'EAMPA 1 Thread'.C182]-[$'EAMPA 6 Threads'.C182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-0.0005506" calcext:value-type="float">
            <text:p>-0.0005506</text:p>
          </table:table-cell>
        </table:table-row>
        <table:table-row table:style-name="ro1">
          <table:table-cell table:formula="of:=[$'EAMPA 1 Thread'.A183]-[$'EAMPA 6 Threads'.A183]" office:value-type="float" office:value="0" calcext:value-type="float">
            <text:p>0</text:p>
          </table:table-cell>
          <table:table-cell table:formula="of:=[$'EAMPA 1 Thread'.B183]-[$'EAMPA 6 Threads'.B183]" office:value-type="float" office:value="0" calcext:value-type="float">
            <text:p>0</text:p>
          </table:table-cell>
          <table:table-cell table:formula="of:=[$'EAMPA 1 Thread'.C183]-[$'EAMPA 6 Threads'.C183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-0.0000674" calcext:value-type="float">
            <text:p>-6.74E-05</text:p>
          </table:table-cell>
        </table:table-row>
        <table:table-row table:style-name="ro1">
          <table:table-cell table:formula="of:=[$'EAMPA 1 Thread'.A184]-[$'EAMPA 6 Threads'.A184]" office:value-type="float" office:value="0" calcext:value-type="float">
            <text:p>0</text:p>
          </table:table-cell>
          <table:table-cell table:formula="of:=[$'EAMPA 1 Thread'.B184]-[$'EAMPA 6 Threads'.B184]" office:value-type="float" office:value="0" calcext:value-type="float">
            <text:p>0</text:p>
          </table:table-cell>
          <table:table-cell table:formula="of:=[$'EAMPA 1 Thread'.C184]-[$'EAMPA 6 Threads'.C184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153" calcext:value-type="float">
            <text:p>1.53E-05</text:p>
          </table:table-cell>
        </table:table-row>
        <table:table-row table:style-name="ro1">
          <table:table-cell table:formula="of:=[$'EAMPA 1 Thread'.A185]-[$'EAMPA 6 Threads'.A185]" office:value-type="float" office:value="-0" calcext:value-type="float">
            <text:p>0</text:p>
          </table:table-cell>
          <table:table-cell table:formula="of:=[$'EAMPA 1 Thread'.B185]-[$'EAMPA 6 Threads'.B185]" office:value-type="float" office:value="0" calcext:value-type="float">
            <text:p>0</text:p>
          </table:table-cell>
          <table:table-cell table:formula="of:=[$'EAMPA 1 Thread'.C185]-[$'EAMPA 6 Threads'.C185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186]-[$'EAMPA 6 Threads'.A186]" office:value-type="float" office:value="0" calcext:value-type="float">
            <text:p>0</text:p>
          </table:table-cell>
          <table:table-cell table:formula="of:=[$'EAMPA 1 Thread'.B186]-[$'EAMPA 6 Threads'.B186]" office:value-type="float" office:value="0" calcext:value-type="float">
            <text:p>0</text:p>
          </table:table-cell>
          <table:table-cell table:formula="of:=[$'EAMPA 1 Thread'.C186]-[$'EAMPA 6 Threads'.C186]" office:value-type="float" office:value="0" calcext:value-type="float">
            <text:p>0</text:p>
          </table:table-cell>
          <table:table-cell table:number-columns-repeated="3"/>
          <table:table-cell office:value-type="float" office:value="0.0000628" calcext:value-type="float">
            <text:p>6.28E-05</text:p>
          </table:table-cell>
          <table:table-cell office:value-type="float" office:value="0.0000362" calcext:value-type="float">
            <text:p>3.62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87]-[$'EAMPA 6 Threads'.A187]" office:value-type="float" office:value="0" calcext:value-type="float">
            <text:p>0</text:p>
          </table:table-cell>
          <table:table-cell table:formula="of:=[$'EAMPA 1 Thread'.B187]-[$'EAMPA 6 Threads'.B187]" office:value-type="float" office:value="0" calcext:value-type="float">
            <text:p>0</text:p>
          </table:table-cell>
          <table:table-cell table:formula="of:=[$'EAMPA 1 Thread'.C187]-[$'EAMPA 6 Threads'.C187]" office:value-type="float" office:value="0" calcext:value-type="float">
            <text:p>0</text:p>
          </table:table-cell>
          <table:table-cell table:number-columns-repeated="3"/>
          <table:table-cell office:value-type="float" office:value="0.0000625" calcext:value-type="float">
            <text:p>6.25E-05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0000674" calcext:value-type="float">
            <text:p>6.74E-05</text:p>
          </table:table-cell>
        </table:table-row>
        <table:table-row table:style-name="ro1">
          <table:table-cell table:formula="of:=[$'EAMPA 1 Thread'.A188]-[$'EAMPA 6 Threads'.A188]" office:value-type="float" office:value="0" calcext:value-type="float">
            <text:p>0</text:p>
          </table:table-cell>
          <table:table-cell table:formula="of:=[$'EAMPA 1 Thread'.B188]-[$'EAMPA 6 Threads'.B188]" office:value-type="float" office:value="0" calcext:value-type="float">
            <text:p>0</text:p>
          </table:table-cell>
          <table:table-cell table:formula="of:=[$'EAMPA 1 Thread'.C188]-[$'EAMPA 6 Threads'.C188]" office:value-type="float" office:value="0" calcext:value-type="float">
            <text:p>0</text:p>
          </table:table-cell>
          <table:table-cell table:number-columns-repeated="3"/>
          <table:table-cell office:value-type="float" office:value="0.0001072" calcext:value-type="float">
            <text:p>0.0001072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-0.0000153" calcext:value-type="float">
            <text:p>-1.53E-05</text:p>
          </table:table-cell>
        </table:table-row>
        <table:table-row table:style-name="ro1">
          <table:table-cell table:formula="of:=[$'EAMPA 1 Thread'.A189]-[$'EAMPA 6 Threads'.A189]" office:value-type="float" office:value="0" calcext:value-type="float">
            <text:p>0</text:p>
          </table:table-cell>
          <table:table-cell table:formula="of:=[$'EAMPA 1 Thread'.B189]-[$'EAMPA 6 Threads'.B189]" office:value-type="float" office:value="0" calcext:value-type="float">
            <text:p>0</text:p>
          </table:table-cell>
          <table:table-cell table:formula="of:=[$'EAMPA 1 Thread'.C189]-[$'EAMPA 6 Threads'.C189]" office:value-type="float" office:value="0" calcext:value-type="float">
            <text:p>0</text:p>
          </table:table-cell>
          <table:table-cell table:number-columns-repeated="3"/>
          <table:table-cell office:value-type="float" office:value="0.0001581" calcext:value-type="float">
            <text:p>0.0001581</text:p>
          </table:table-cell>
          <table:table-cell table:number-columns-repeated="2" office:value-type="float" office:value="-0.000019" calcext:value-type="float">
            <text:p>-1.9E-05</text:p>
          </table:table-cell>
        </table:table-row>
        <table:table-row table:style-name="ro1">
          <table:table-cell table:formula="of:=[$'EAMPA 1 Thread'.A190]-[$'EAMPA 6 Threads'.A190]" office:value-type="float" office:value="0" calcext:value-type="float">
            <text:p>0</text:p>
          </table:table-cell>
          <table:table-cell table:formula="of:=[$'EAMPA 1 Thread'.B190]-[$'EAMPA 6 Threads'.B190]" office:value-type="float" office:value="0" calcext:value-type="float">
            <text:p>0</text:p>
          </table:table-cell>
          <table:table-cell table:formula="of:=[$'EAMPA 1 Thread'.C190]-[$'EAMPA 6 Threads'.C190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5506" calcext:value-type="float">
            <text:p>0.0005506</text:p>
          </table:table-cell>
        </table:table-row>
        <table:table-row table:style-name="ro1">
          <table:table-cell table:formula="of:=[$'EAMPA 1 Thread'.A191]-[$'EAMPA 6 Threads'.A191]" office:value-type="float" office:value="0" calcext:value-type="float">
            <text:p>0</text:p>
          </table:table-cell>
          <table:table-cell table:formula="of:=[$'EAMPA 1 Thread'.B191]-[$'EAMPA 6 Threads'.B191]" office:value-type="float" office:value="0" calcext:value-type="float">
            <text:p>0</text:p>
          </table:table-cell>
          <table:table-cell table:formula="of:=[$'EAMPA 1 Thread'.C191]-[$'EAMPA 6 Threads'.C191]" office:value-type="float" office:value="0" calcext:value-type="float">
            <text:p>0</text:p>
          </table:table-cell>
          <table:table-cell table:number-columns-repeated="3"/>
          <table:table-cell office:value-type="float" office:value="0.0009985" calcext:value-type="float">
            <text:p>0.0009985</text:p>
          </table:table-cell>
          <table:table-cell office:value-type="float" office:value="0.0005506" calcext:value-type="float">
            <text:p>0.0005506</text:p>
          </table:table-cell>
          <table:table-cell office:value-type="float" office:value="0.0003708" calcext:value-type="float">
            <text:p>0.0003708</text:p>
          </table:table-cell>
        </table:table-row>
        <table:table-row table:style-name="ro1">
          <table:table-cell table:formula="of:=[$'EAMPA 1 Thread'.A192]-[$'EAMPA 6 Threads'.A192]" office:value-type="float" office:value="0" calcext:value-type="float">
            <text:p>0</text:p>
          </table:table-cell>
          <table:table-cell table:formula="of:=[$'EAMPA 1 Thread'.B192]-[$'EAMPA 6 Threads'.B192]" office:value-type="float" office:value="0" calcext:value-type="float">
            <text:p>0</text:p>
          </table:table-cell>
          <table:table-cell table:formula="of:=[$'EAMPA 1 Thread'.C192]-[$'EAMPA 6 Threads'.C192]" office:value-type="float" office:value="0" calcext:value-type="float">
            <text:p>0</text:p>
          </table:table-cell>
          <table:table-cell table:number-columns-repeated="3"/>
          <table:table-cell office:value-type="float" office:value="0.0006811" calcext:value-type="float">
            <text:p>0.0006811</text:p>
          </table:table-cell>
          <table:table-cell table:number-columns-repeated="2" office:value-type="float" office:value="-0.0001896" calcext:value-type="float">
            <text:p>-0.0001896</text:p>
          </table:table-cell>
        </table:table-row>
        <table:table-row table:style-name="ro1">
          <table:table-cell table:formula="of:=[$'EAMPA 1 Thread'.A193]-[$'EAMPA 6 Threads'.A193]" office:value-type="float" office:value="0" calcext:value-type="float">
            <text:p>0</text:p>
          </table:table-cell>
          <table:table-cell table:formula="of:=[$'EAMPA 1 Thread'.B193]-[$'EAMPA 6 Threads'.B193]" office:value-type="float" office:value="0" calcext:value-type="float">
            <text:p>0</text:p>
          </table:table-cell>
          <table:table-cell table:formula="of:=[$'EAMPA 1 Thread'.C193]-[$'EAMPA 6 Threads'.C193]" office:value-type="float" office:value="0" calcext:value-type="float">
            <text:p>0</text:p>
          </table:table-cell>
          <table:table-cell table:number-columns-repeated="3"/>
          <table:table-cell office:value-type="float" office:value="0.0720834" calcext:value-type="float">
            <text:p>0.0720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formula="of:=[$'EAMPA 1 Thread'.A194]-[$'EAMPA 6 Threads'.A194]" office:value-type="float" office:value="0" calcext:value-type="float">
            <text:p>0</text:p>
          </table:table-cell>
          <table:table-cell table:formula="of:=[$'EAMPA 1 Thread'.B194]-[$'EAMPA 6 Threads'.B194]" office:value-type="float" office:value="0" calcext:value-type="float">
            <text:p>0</text:p>
          </table:table-cell>
          <table:table-cell table:formula="of:=[$'EAMPA 1 Thread'.C194]-[$'EAMPA 6 Threads'.C194]" office:value-type="float" office:value="0" calcext:value-type="float">
            <text:p>0</text:p>
          </table:table-cell>
          <table:table-cell table:number-columns-repeated="3"/>
          <table:table-cell office:value-type="float" office:value="0.1152864" calcext:value-type="float">
            <text:p>0.1152864</text:p>
          </table:table-cell>
          <table:table-cell office:value-type="float" office:value="-0.1195049" calcext:value-type="float">
            <text:p>-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195]-[$'EAMPA 6 Threads'.A195]" office:value-type="float" office:value="0" calcext:value-type="float">
            <text:p>0</text:p>
          </table:table-cell>
          <table:table-cell table:formula="of:=[$'EAMPA 1 Thread'.B195]-[$'EAMPA 6 Threads'.B195]" office:value-type="float" office:value="0" calcext:value-type="float">
            <text:p>0</text:p>
          </table:table-cell>
          <table:table-cell table:formula="of:=[$'EAMPA 1 Thread'.C195]-[$'EAMPA 6 Threads'.C195]" office:value-type="float" office:value="0" calcext:value-type="float">
            <text:p>0</text:p>
          </table:table-cell>
          <table:table-cell table:number-columns-repeated="3"/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-0.1195049" calcext:value-type="float">
            <text:p>-0.1195049</text:p>
          </table:table-cell>
        </table:table-row>
        <table:table-row table:style-name="ro1">
          <table:table-cell table:formula="of:=[$'EAMPA 1 Thread'.A196]-[$'EAMPA 6 Threads'.A196]" office:value-type="float" office:value="0" calcext:value-type="float">
            <text:p>0</text:p>
          </table:table-cell>
          <table:table-cell table:formula="of:=[$'EAMPA 1 Thread'.B196]-[$'EAMPA 6 Threads'.B196]" office:value-type="float" office:value="0" calcext:value-type="float">
            <text:p>0</text:p>
          </table:table-cell>
          <table:table-cell table:formula="of:=[$'EAMPA 1 Thread'.C196]-[$'EAMPA 6 Threads'.C196]" office:value-type="float" office:value="0" calcext:value-type="float">
            <text:p>0</text:p>
          </table:table-cell>
          <table:table-cell table:number-columns-repeated="3"/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0.0118389" calcext:value-type="float">
            <text:p>0.0118389</text:p>
          </table:table-cell>
        </table:table-row>
        <table:table-row table:style-name="ro1">
          <table:table-cell table:formula="of:=[$'EAMPA 1 Thread'.A197]-[$'EAMPA 6 Threads'.A197]" office:value-type="float" office:value="0" calcext:value-type="float">
            <text:p>0</text:p>
          </table:table-cell>
          <table:table-cell table:formula="of:=[$'EAMPA 1 Thread'.B197]-[$'EAMPA 6 Threads'.B197]" office:value-type="float" office:value="0" calcext:value-type="float">
            <text:p>0</text:p>
          </table:table-cell>
          <table:table-cell table:formula="of:=[$'EAMPA 1 Thread'.C197]-[$'EAMPA 6 Threads'.C197]" office:value-type="float" office:value="0" calcext:value-type="float">
            <text:p>0</text:p>
          </table:table-cell>
          <table:table-cell table:number-columns-repeated="3"/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-0.0050836" calcext:value-type="float">
            <text:p>-0.0050836</text:p>
          </table:table-cell>
        </table:table-row>
        <table:table-row table:style-name="ro1">
          <table:table-cell table:formula="of:=[$'EAMPA 1 Thread'.A198]-[$'EAMPA 6 Threads'.A198]" office:value-type="float" office:value="0" calcext:value-type="float">
            <text:p>0</text:p>
          </table:table-cell>
          <table:table-cell table:formula="of:=[$'EAMPA 1 Thread'.B198]-[$'EAMPA 6 Threads'.B198]" office:value-type="float" office:value="0" calcext:value-type="float">
            <text:p>0</text:p>
          </table:table-cell>
          <table:table-cell table:formula="of:=[$'EAMPA 1 Thread'.C198]-[$'EAMPA 6 Threads'.C198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table:formula="of:=[$'EAMPA 1 Thread'.A199]-[$'EAMPA 6 Threads'.A199]" office:value-type="float" office:value="0" calcext:value-type="float">
            <text:p>0</text:p>
          </table:table-cell>
          <table:table-cell table:formula="of:=[$'EAMPA 1 Thread'.B199]-[$'EAMPA 6 Threads'.B199]" office:value-type="float" office:value="0" calcext:value-type="float">
            <text:p>0</text:p>
          </table:table-cell>
          <table:table-cell table:formula="of:=[$'EAMPA 1 Thread'.C199]-[$'EAMPA 6 Threads'.C199]" office:value-type="float" office:value="0" calcext:value-type="float">
            <text:p>0</text:p>
          </table:table-cell>
          <table:table-cell table:number-columns-repeated="3"/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-0.000846" calcext:value-type="float">
            <text:p>-0.000846</text:p>
          </table:table-cell>
        </table:table-row>
        <table:table-row table:style-name="ro1">
          <table:table-cell table:formula="of:=[$'EAMPA 1 Thread'.A200]-[$'EAMPA 6 Threads'.A200]" office:value-type="float" office:value="0" calcext:value-type="float">
            <text:p>0</text:p>
          </table:table-cell>
          <table:table-cell table:formula="of:=[$'EAMPA 1 Thread'.B200]-[$'EAMPA 6 Threads'.B200]" office:value-type="float" office:value="0" calcext:value-type="float">
            <text:p>0</text:p>
          </table:table-cell>
          <table:table-cell table:formula="of:=[$'EAMPA 1 Thread'.C200]-[$'EAMPA 6 Threads'.C200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table:formula="of:=[$'EAMPA 1 Thread'.A201]-[$'EAMPA 6 Threads'.A201]" office:value-type="float" office:value="0" calcext:value-type="float">
            <text:p>0</text:p>
          </table:table-cell>
          <table:table-cell table:formula="of:=[$'EAMPA 1 Thread'.B201]-[$'EAMPA 6 Threads'.B201]" office:value-type="float" office:value="0" calcext:value-type="float">
            <text:p>0</text:p>
          </table:table-cell>
          <table:table-cell table:formula="of:=[$'EAMPA 1 Thread'.C201]-[$'EAMPA 6 Threads'.C201]" office:value-type="float" office:value="0" calcext:value-type="float">
            <text:p>0</text:p>
          </table:table-cell>
          <table:table-cell table:number-columns-repeated="3"/>
          <table:table-cell office:value-type="float" office:value="0.000048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formula="of:=[$'EAMPA 1 Thread'.A202]-[$'EAMPA 6 Threads'.A202]" office:value-type="float" office:value="0" calcext:value-type="float">
            <text:p>0</text:p>
          </table:table-cell>
          <table:table-cell table:formula="of:=[$'EAMPA 1 Thread'.B202]-[$'EAMPA 6 Threads'.B202]" office:value-type="float" office:value="0" calcext:value-type="float">
            <text:p>0</text:p>
          </table:table-cell>
          <table:table-cell table:formula="of:=[$'EAMPA 1 Thread'.C202]-[$'EAMPA 6 Threads'.C202]" office:value-type="float" office:value="0" calcext:value-type="float">
            <text:p>0</text:p>
          </table:table-cell>
          <table:table-cell table:number-columns-repeated="3"/>
          <table:table-cell office:value-type="float" office:value="-0.0000611" calcext:value-type="float">
            <text:p>-6.11E-05</text:p>
          </table:table-cell>
          <table:table-cell office:value-type="float" office:value="-0.0000696" calcext:value-type="float">
            <text:p>-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03]-[$'EAMPA 6 Threads'.A203]" office:value-type="float" office:value="0" calcext:value-type="float">
            <text:p>0</text:p>
          </table:table-cell>
          <table:table-cell table:formula="of:=[$'EAMPA 1 Thread'.B203]-[$'EAMPA 6 Threads'.B203]" office:value-type="float" office:value="0" calcext:value-type="float">
            <text:p>0</text:p>
          </table:table-cell>
          <table:table-cell table:formula="of:=[$'EAMPA 1 Thread'.C203]-[$'EAMPA 6 Threads'.C203]" office:value-type="float" office:value="0" calcext:value-type="float">
            <text:p>0</text:p>
          </table:table-cell>
          <table:table-cell table:number-columns-repeated="3"/>
          <table:table-cell office:value-type="float" office:value="-0.0004258" calcext:value-type="float">
            <text:p>-0.0004258</text:p>
          </table:table-cell>
          <table:table-cell office:value-type="float" office:value="-0" calcext:value-type="float">
            <text:p>0</text:p>
          </table:table-cell>
          <table:table-cell office:value-type="float" office:value="0.000846" calcext:value-type="float">
            <text:p>0.000846</text:p>
          </table:table-cell>
        </table:table-row>
        <table:table-row table:style-name="ro1">
          <table:table-cell table:formula="of:=[$'EAMPA 1 Thread'.A204]-[$'EAMPA 6 Threads'.A204]" office:value-type="float" office:value="0" calcext:value-type="float">
            <text:p>0</text:p>
          </table:table-cell>
          <table:table-cell table:formula="of:=[$'EAMPA 1 Thread'.B204]-[$'EAMPA 6 Threads'.B204]" office:value-type="float" office:value="0" calcext:value-type="float">
            <text:p>0</text:p>
          </table:table-cell>
          <table:table-cell table:formula="of:=[$'EAMPA 1 Thread'.C204]-[$'EAMPA 6 Threads'.C204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table:formula="of:=[$'EAMPA 1 Thread'.A205]-[$'EAMPA 6 Threads'.A205]" office:value-type="float" office:value="0" calcext:value-type="float">
            <text:p>0</text:p>
          </table:table-cell>
          <table:table-cell table:formula="of:=[$'EAMPA 1 Thread'.B205]-[$'EAMPA 6 Threads'.B205]" office:value-type="float" office:value="0" calcext:value-type="float">
            <text:p>0</text:p>
          </table:table-cell>
          <table:table-cell table:formula="of:=[$'EAMPA 1 Thread'.C205]-[$'EAMPA 6 Threads'.C205]" office:value-type="float" office:value="0" calcext:value-type="float">
            <text:p>0</text:p>
          </table:table-cell>
          <table:table-cell table:number-columns-repeated="3"/>
          <table:table-cell office:value-type="float" office:value="0.0039341" calcext:value-type="float">
            <text:p>0.0039341</text:p>
          </table:table-cell>
          <table:table-cell office:value-type="float" office:value="-0" calcext:value-type="float">
            <text:p>0</text:p>
          </table:table-cell>
          <table:table-cell office:value-type="float" office:value="0.0050836" calcext:value-type="float">
            <text:p>0.0050836</text:p>
          </table:table-cell>
        </table:table-row>
        <table:table-row table:style-name="ro1">
          <table:table-cell table:formula="of:=[$'EAMPA 1 Thread'.A206]-[$'EAMPA 6 Threads'.A206]" office:value-type="float" office:value="0" calcext:value-type="float">
            <text:p>0</text:p>
          </table:table-cell>
          <table:table-cell table:formula="of:=[$'EAMPA 1 Thread'.B206]-[$'EAMPA 6 Threads'.B206]" office:value-type="float" office:value="0" calcext:value-type="float">
            <text:p>0</text:p>
          </table:table-cell>
          <table:table-cell table:formula="of:=[$'EAMPA 1 Thread'.C206]-[$'EAMPA 6 Threads'.C206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0.0050824" calcext:value-type="float">
            <text:p>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table:formula="of:=[$'EAMPA 1 Thread'.A207]-[$'EAMPA 6 Threads'.A207]" office:value-type="float" office:value="0" calcext:value-type="float">
            <text:p>0</text:p>
          </table:table-cell>
          <table:table-cell table:formula="of:=[$'EAMPA 1 Thread'.B207]-[$'EAMPA 6 Threads'.B207]" office:value-type="float" office:value="0" calcext:value-type="float">
            <text:p>0</text:p>
          </table:table-cell>
          <table:table-cell table:formula="of:=[$'EAMPA 1 Thread'.C207]-[$'EAMPA 6 Threads'.C207]" office:value-type="float" office:value="0" calcext:value-type="float">
            <text:p>0</text:p>
          </table:table-cell>
          <table:table-cell table:number-columns-repeated="3"/>
          <table:table-cell office:value-type="float" office:value="0.1152864" calcext:value-type="float">
            <text:p>0.1152864</text:p>
          </table:table-cell>
          <table:table-cell office:value-type="float" office:value="-0" calcext:value-type="float">
            <text:p>0</text:p>
          </table:table-cell>
          <table:table-cell office:value-type="float" office:value="0.1195049" calcext:value-type="float">
            <text:p>0.1195049</text:p>
          </table:table-cell>
        </table:table-row>
        <table:table-row table:style-name="ro1">
          <table:table-cell table:formula="of:=[$'EAMPA 1 Thread'.A208]-[$'EAMPA 6 Threads'.A208]" office:value-type="float" office:value="0" calcext:value-type="float">
            <text:p>0</text:p>
          </table:table-cell>
          <table:table-cell table:formula="of:=[$'EAMPA 1 Thread'.B208]-[$'EAMPA 6 Threads'.B208]" office:value-type="float" office:value="0" calcext:value-type="float">
            <text:p>0</text:p>
          </table:table-cell>
          <table:table-cell table:formula="of:=[$'EAMPA 1 Thread'.C208]-[$'EAMPA 6 Threads'.C208]" office:value-type="float" office:value="0" calcext:value-type="float">
            <text:p>0</text:p>
          </table:table-cell>
          <table:table-cell table:number-columns-repeated="3"/>
          <table:table-cell office:value-type="float" office:value="-0.0222194" calcext:value-type="float">
            <text:p>-0.0222194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-0.0118389" calcext:value-type="float">
            <text:p>-0.0118389</text:p>
          </table:table-cell>
        </table:table-row>
        <table:table-row table:style-name="ro1">
          <table:table-cell table:formula="of:=[$'EAMPA 1 Thread'.A209]-[$'EAMPA 6 Threads'.A209]" office:value-type="float" office:value="0" calcext:value-type="float">
            <text:p>0</text:p>
          </table:table-cell>
          <table:table-cell table:formula="of:=[$'EAMPA 1 Thread'.B209]-[$'EAMPA 6 Threads'.B209]" office:value-type="float" office:value="0" calcext:value-type="float">
            <text:p>0</text:p>
          </table:table-cell>
          <table:table-cell table:formula="of:=[$'EAMPA 1 Thread'.C209]-[$'EAMPA 6 Threads'.C209]" office:value-type="float" office:value="0" calcext:value-type="float">
            <text:p>0</text:p>
          </table:table-cell>
          <table:table-cell table:number-columns-repeated="3"/>
          <table:table-cell office:value-type="float" office:value="0.0039341" calcext:value-type="float">
            <text:p>0.0039341</text:p>
          </table:table-cell>
          <table:table-cell office:value-type="float" office:value="-0.0050836" calcext:value-type="float">
            <text:p>-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10]-[$'EAMPA 6 Threads'.A210]" office:value-type="float" office:value="0" calcext:value-type="float">
            <text:p>0</text:p>
          </table:table-cell>
          <table:table-cell table:formula="of:=[$'EAMPA 1 Thread'.B210]-[$'EAMPA 6 Threads'.B210]" office:value-type="float" office:value="0" calcext:value-type="float">
            <text:p>0</text:p>
          </table:table-cell>
          <table:table-cell table:formula="of:=[$'EAMPA 1 Thread'.C210]-[$'EAMPA 6 Threads'.C210]" office:value-type="float" office:value="0" calcext:value-type="float">
            <text:p>0</text:p>
          </table:table-cell>
          <table:table-cell table:number-columns-repeated="3"/>
          <table:table-cell office:value-type="float" office:value="-0.0004258" calcext:value-type="float">
            <text:p>-0.0004258</text:p>
          </table:table-cell>
          <table:table-cell office:value-type="float" office:value="-0.000846" calcext:value-type="float">
            <text:p>-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11]-[$'EAMPA 6 Threads'.A211]" office:value-type="float" office:value="0" calcext:value-type="float">
            <text:p>0</text:p>
          </table:table-cell>
          <table:table-cell table:formula="of:=[$'EAMPA 1 Thread'.B211]-[$'EAMPA 6 Threads'.B211]" office:value-type="float" office:value="0" calcext:value-type="float">
            <text:p>0</text:p>
          </table:table-cell>
          <table:table-cell table:formula="of:=[$'EAMPA 1 Thread'.C211]-[$'EAMPA 6 Threads'.C211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table:formula="of:=[$'EAMPA 1 Thread'.A212]-[$'EAMPA 6 Threads'.A212]" office:value-type="float" office:value="0" calcext:value-type="float">
            <text:p>0</text:p>
          </table:table-cell>
          <table:table-cell table:formula="of:=[$'EAMPA 1 Thread'.B212]-[$'EAMPA 6 Threads'.B212]" office:value-type="float" office:value="0" calcext:value-type="float">
            <text:p>0</text:p>
          </table:table-cell>
          <table:table-cell table:formula="of:=[$'EAMPA 1 Thread'.C212]-[$'EAMPA 6 Threads'.C212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table:formula="of:=[$'EAMPA 1 Thread'.A213]-[$'EAMPA 6 Threads'.A213]" office:value-type="float" office:value="0" calcext:value-type="float">
            <text:p>0</text:p>
          </table:table-cell>
          <table:table-cell table:formula="of:=[$'EAMPA 1 Thread'.B213]-[$'EAMPA 6 Threads'.B213]" office:value-type="float" office:value="0" calcext:value-type="float">
            <text:p>0</text:p>
          </table:table-cell>
          <table:table-cell table:formula="of:=[$'EAMPA 1 Thread'.C213]-[$'EAMPA 6 Threads'.C213]" office:value-type="float" office:value="0" calcext:value-type="float">
            <text:p>0</text:p>
          </table:table-cell>
          <table:table-cell table:number-columns-repeated="3"/>
          <table:table-cell office:value-type="float" office:value="0.000532" calcext:value-type="float">
            <text:p>0.000532</text:p>
          </table:table-cell>
          <table:table-cell table:number-columns-repeated="2" office:value-type="float" office:value="-0.0007734" calcext:value-type="float">
            <text:p>-0.0007734</text:p>
          </table:table-cell>
        </table:table-row>
        <table:table-row table:style-name="ro1">
          <table:table-cell table:formula="of:=[$'EAMPA 1 Thread'.A214]-[$'EAMPA 6 Threads'.A214]" office:value-type="float" office:value="0" calcext:value-type="float">
            <text:p>0</text:p>
          </table:table-cell>
          <table:table-cell table:formula="of:=[$'EAMPA 1 Thread'.B214]-[$'EAMPA 6 Threads'.B214]" office:value-type="float" office:value="0" calcext:value-type="float">
            <text:p>0</text:p>
          </table:table-cell>
          <table:table-cell table:formula="of:=[$'EAMPA 1 Thread'.C214]-[$'EAMPA 6 Threads'.C214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table:formula="of:=[$'EAMPA 1 Thread'.A215]-[$'EAMPA 6 Threads'.A215]" office:value-type="float" office:value="0" calcext:value-type="float">
            <text:p>0</text:p>
          </table:table-cell>
          <table:table-cell table:formula="of:=[$'EAMPA 1 Thread'.B215]-[$'EAMPA 6 Threads'.B215]" office:value-type="float" office:value="0" calcext:value-type="float">
            <text:p>0</text:p>
          </table:table-cell>
          <table:table-cell table:formula="of:=[$'EAMPA 1 Thread'.C215]-[$'EAMPA 6 Threads'.C215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table:formula="of:=[$'EAMPA 1 Thread'.A216]-[$'EAMPA 6 Threads'.A216]" office:value-type="float" office:value="0" calcext:value-type="float">
            <text:p>0</text:p>
          </table:table-cell>
          <table:table-cell table:formula="of:=[$'EAMPA 1 Thread'.B216]-[$'EAMPA 6 Threads'.B216]" office:value-type="float" office:value="0" calcext:value-type="float">
            <text:p>0</text:p>
          </table:table-cell>
          <table:table-cell table:formula="of:=[$'EAMPA 1 Thread'.C216]-[$'EAMPA 6 Threads'.C216]" office:value-type="float" office:value="0" calcext:value-type="float">
            <text:p>0</text:p>
          </table:table-cell>
          <table:table-cell table:number-columns-repeated="3"/>
          <table:table-cell office:value-type="float" office:value="0.0000195" calcext:value-type="float">
            <text:p>1.95E-05</text:p>
          </table:table-cell>
          <table:table-cell table:number-columns-repeated="2" office:value-type="float" office:value="-0.0000482" calcext:value-type="float">
            <text:p>-4.82E-05</text:p>
          </table:table-cell>
        </table:table-row>
        <table:table-row table:style-name="ro1">
          <table:table-cell table:formula="of:=[$'EAMPA 1 Thread'.A217]-[$'EAMPA 6 Threads'.A217]" office:value-type="float" office:value="0" calcext:value-type="float">
            <text:p>0</text:p>
          </table:table-cell>
          <table:table-cell table:formula="of:=[$'EAMPA 1 Thread'.B217]-[$'EAMPA 6 Threads'.B217]" office:value-type="float" office:value="0" calcext:value-type="float">
            <text:p>0</text:p>
          </table:table-cell>
          <table:table-cell table:formula="of:=[$'EAMPA 1 Thread'.C217]-[$'EAMPA 6 Threads'.C217]" office:value-type="float" office:value="0" calcext:value-type="float">
            <text:p>0</text:p>
          </table:table-cell>
          <table:table-cell table:number-columns-repeated="3"/>
          <table:table-cell office:value-type="float" office:value="0.0000207" calcext:value-type="float">
            <text:p>2.07E-05</text:p>
          </table:table-cell>
          <table:table-cell office:value-type="float" office:value="-0.0000709" calcext:value-type="float">
            <text:p>-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18]-[$'EAMPA 6 Threads'.A218]" office:value-type="float" office:value="0" calcext:value-type="float">
            <text:p>0</text:p>
          </table:table-cell>
          <table:table-cell table:formula="of:=[$'EAMPA 1 Thread'.B218]-[$'EAMPA 6 Threads'.B218]" office:value-type="float" office:value="0" calcext:value-type="float">
            <text:p>0</text:p>
          </table:table-cell>
          <table:table-cell table:formula="of:=[$'EAMPA 1 Thread'.C218]-[$'EAMPA 6 Threads'.C218]" office:value-type="float" office:value="0" calcext:value-type="float">
            <text:p>0</text:p>
          </table:table-cell>
          <table:table-cell table:number-columns-repeated="3"/>
          <table:table-cell office:value-type="float" office:value="0.0000015" calcext:value-type="float">
            <text:p>1.5E-06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19]-[$'EAMPA 6 Threads'.A219]" office:value-type="float" office:value="0" calcext:value-type="float">
            <text:p>0</text:p>
          </table:table-cell>
          <table:table-cell table:formula="of:=[$'EAMPA 1 Thread'.B219]-[$'EAMPA 6 Threads'.B219]" office:value-type="float" office:value="0" calcext:value-type="float">
            <text:p>0</text:p>
          </table:table-cell>
          <table:table-cell table:formula="of:=[$'EAMPA 1 Thread'.C219]-[$'EAMPA 6 Threads'.C219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-0.0003718" calcext:value-type="float">
            <text:p>-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table:formula="of:=[$'EAMPA 1 Thread'.A220]-[$'EAMPA 6 Threads'.A220]" office:value-type="float" office:value="0" calcext:value-type="float">
            <text:p>0</text:p>
          </table:table-cell>
          <table:table-cell table:formula="of:=[$'EAMPA 1 Thread'.B220]-[$'EAMPA 6 Threads'.B220]" office:value-type="float" office:value="0" calcext:value-type="float">
            <text:p>0</text:p>
          </table:table-cell>
          <table:table-cell table:formula="of:=[$'EAMPA 1 Thread'.C220]-[$'EAMPA 6 Threads'.C220]" office:value-type="float" office:value="0" calcext:value-type="float">
            <text:p>0</text:p>
          </table:table-cell>
          <table:table-cell table:number-columns-repeated="3"/>
          <table:table-cell office:value-type="float" office:value="0.0000195" calcext:value-type="float">
            <text:p>1.95E-05</text:p>
          </table:table-cell>
          <table:table-cell office:value-type="float" office:value="-0.0000482" calcext:value-type="float">
            <text:p>-4.82E-05</text:p>
          </table:table-cell>
          <table:table-cell office:value-type="float" office:value="0.0000482" calcext:value-type="float">
            <text:p>4.82E-05</text:p>
          </table:table-cell>
        </table:table-row>
        <table:table-row table:style-name="ro1">
          <table:table-cell table:formula="of:=[$'EAMPA 1 Thread'.A221]-[$'EAMPA 6 Threads'.A221]" office:value-type="float" office:value="0" calcext:value-type="float">
            <text:p>0</text:p>
          </table:table-cell>
          <table:table-cell table:formula="of:=[$'EAMPA 1 Thread'.B221]-[$'EAMPA 6 Threads'.B221]" office:value-type="float" office:value="0" calcext:value-type="float">
            <text:p>0</text:p>
          </table:table-cell>
          <table:table-cell table:formula="of:=[$'EAMPA 1 Thread'.C221]-[$'EAMPA 6 Threads'.C221]" office:value-type="float" office:value="0" calcext:value-type="float">
            <text:p>0</text:p>
          </table:table-cell>
          <table:table-cell table:number-columns-repeated="3"/>
          <table:table-cell office:value-type="float" office:value="0.000532" calcext:value-type="float">
            <text:p>0.000532</text:p>
          </table:table-cell>
          <table:table-cell office:value-type="float" office:value="-0.0007734" calcext:value-type="float">
            <text:p>-0.0007734</text:p>
          </table:table-cell>
          <table:table-cell office:value-type="float" office:value="0.0007734" calcext:value-type="float">
            <text:p>0.0007734</text:p>
          </table:table-cell>
        </table:table-row>
        <table:table-row table:style-name="ro1">
          <table:table-cell table:formula="of:=[$'EAMPA 1 Thread'.A222]-[$'EAMPA 6 Threads'.A222]" office:value-type="float" office:value="0" calcext:value-type="float">
            <text:p>0</text:p>
          </table:table-cell>
          <table:table-cell table:formula="of:=[$'EAMPA 1 Thread'.B222]-[$'EAMPA 6 Threads'.B222]" office:value-type="float" office:value="0" calcext:value-type="float">
            <text:p>0</text:p>
          </table:table-cell>
          <table:table-cell table:formula="of:=[$'EAMPA 1 Thread'.C222]-[$'EAMPA 6 Threads'.C222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table:formula="of:=[$'EAMPA 1 Thread'.A223]-[$'EAMPA 6 Threads'.A223]" office:value-type="float" office:value="0" calcext:value-type="float">
            <text:p>0</text:p>
          </table:table-cell>
          <table:table-cell table:formula="of:=[$'EAMPA 1 Thread'.B223]-[$'EAMPA 6 Threads'.B223]" office:value-type="float" office:value="0" calcext:value-type="float">
            <text:p>0</text:p>
          </table:table-cell>
          <table:table-cell table:formula="of:=[$'EAMPA 1 Thread'.C223]-[$'EAMPA 6 Threads'.C223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table:formula="of:=[$'EAMPA 1 Thread'.A224]-[$'EAMPA 6 Threads'.A224]" office:value-type="float" office:value="0" calcext:value-type="float">
            <text:p>0</text:p>
          </table:table-cell>
          <table:table-cell table:formula="of:=[$'EAMPA 1 Thread'.B224]-[$'EAMPA 6 Threads'.B224]" office:value-type="float" office:value="0" calcext:value-type="float">
            <text:p>0</text:p>
          </table:table-cell>
          <table:table-cell table:formula="of:=[$'EAMPA 1 Thread'.C224]-[$'EAMPA 6 Threads'.C224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-0.0007292" calcext:value-type="float">
            <text:p>-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table:formula="of:=[$'EAMPA 1 Thread'.A225]-[$'EAMPA 6 Threads'.A225]" office:value-type="float" office:value="0" calcext:value-type="float">
            <text:p>0</text:p>
          </table:table-cell>
          <table:table-cell table:formula="of:=[$'EAMPA 1 Thread'.B225]-[$'EAMPA 6 Threads'.B225]" office:value-type="float" office:value="0" calcext:value-type="float">
            <text:p>0</text:p>
          </table:table-cell>
          <table:table-cell table:formula="of:=[$'EAMPA 1 Thread'.C225]-[$'EAMPA 6 Threads'.C225]" office:value-type="float" office:value="0" calcext:value-type="float">
            <text:p>0</text:p>
          </table:table-cell>
          <table:table-cell table:number-columns-repeated="3"/>
          <table:table-cell office:value-type="float" office:value="0.0000482" calcext:value-type="float">
            <text:p>4.82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$'EAMPA 1 Thread'.A226]-[$'EAMPA 6 Threads'.A226]" office:value-type="float" office:value="0" calcext:value-type="float">
            <text:p>0</text:p>
          </table:table-cell>
          <table:table-cell table:formula="of:=[$'EAMPA 1 Thread'.B226]-[$'EAMPA 6 Threads'.B226]" office:value-type="float" office:value="0" calcext:value-type="float">
            <text:p>0</text:p>
          </table:table-cell>
          <table:table-cell table:formula="of:=[$'EAMPA 1 Thread'.C226]-[$'EAMPA 6 Threads'.C226]" office:value-type="float" office:value="0" calcext:value-type="float">
            <text:p>0</text:p>
          </table:table-cell>
          <table:table-cell table:number-columns-repeated="3"/>
          <table:table-cell office:value-type="float" office:value="-0.0004258" calcext:value-type="float">
            <text:p>-0.00042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27]-[$'EAMPA 6 Threads'.A227]" office:value-type="float" office:value="0" calcext:value-type="float">
            <text:p>0</text:p>
          </table:table-cell>
          <table:table-cell table:formula="of:=[$'EAMPA 1 Thread'.B227]-[$'EAMPA 6 Threads'.B227]" office:value-type="float" office:value="0" calcext:value-type="float">
            <text:p>0</text:p>
          </table:table-cell>
          <table:table-cell table:formula="of:=[$'EAMPA 1 Thread'.C227]-[$'EAMPA 6 Threads'.C227]" office:value-type="float" office:value="0" calcext:value-type="float">
            <text:p>0</text:p>
          </table:table-cell>
          <table:table-cell table:number-columns-repeated="3"/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696" calcext:value-type="float">
            <text:p>-6.96E-05</text:p>
          </table:table-cell>
        </table:table-row>
        <table:table-row table:style-name="ro1">
          <table:table-cell table:formula="of:=[$'EAMPA 1 Thread'.A228]-[$'EAMPA 6 Threads'.A228]" office:value-type="float" office:value="0" calcext:value-type="float">
            <text:p>0</text:p>
          </table:table-cell>
          <table:table-cell table:formula="of:=[$'EAMPA 1 Thread'.B228]-[$'EAMPA 6 Threads'.B228]" office:value-type="float" office:value="0" calcext:value-type="float">
            <text:p>0</text:p>
          </table:table-cell>
          <table:table-cell table:formula="of:=[$'EAMPA 1 Thread'.C228]-[$'EAMPA 6 Threads'.C228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-0.0003916" calcext:value-type="float">
            <text:p>-0.0003916</text:p>
          </table:table-cell>
        </table:table-row>
        <table:table-row table:style-name="ro1">
          <table:table-cell table:formula="of:=[$'EAMPA 1 Thread'.A229]-[$'EAMPA 6 Threads'.A229]" office:value-type="float" office:value="0" calcext:value-type="float">
            <text:p>0</text:p>
          </table:table-cell>
          <table:table-cell table:formula="of:=[$'EAMPA 1 Thread'.B229]-[$'EAMPA 6 Threads'.B229]" office:value-type="float" office:value="0" calcext:value-type="float">
            <text:p>0</text:p>
          </table:table-cell>
          <table:table-cell table:formula="of:=[$'EAMPA 1 Thread'.C229]-[$'EAMPA 6 Threads'.C229]" office:value-type="float" office:value="0" calcext:value-type="float">
            <text:p>0</text:p>
          </table:table-cell>
          <table:table-cell table:number-columns-repeated="3"/>
          <table:table-cell office:value-type="float" office:value="0.0000207" calcext:value-type="float">
            <text:p>2.07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709" calcext:value-type="float">
            <text:p>-7.09E-05</text:p>
          </table:table-cell>
        </table:table-row>
        <table:table-row table:style-name="ro1">
          <table:table-cell table:formula="of:=[$'EAMPA 1 Thread'.A230]-[$'EAMPA 6 Threads'.A230]" office:value-type="float" office:value="0" calcext:value-type="float">
            <text:p>0</text:p>
          </table:table-cell>
          <table:table-cell table:formula="of:=[$'EAMPA 1 Thread'.B230]-[$'EAMPA 6 Threads'.B230]" office:value-type="float" office:value="0" calcext:value-type="float">
            <text:p>0</text:p>
          </table:table-cell>
          <table:table-cell table:formula="of:=[$'EAMPA 1 Thread'.C230]-[$'EAMPA 6 Threads'.C230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-0.0003718" calcext:value-type="float">
            <text:p>-0.0003718</text:p>
          </table:table-cell>
        </table:table-row>
        <table:table-row table:style-name="ro1">
          <table:table-cell table:formula="of:=[$'EAMPA 1 Thread'.A231]-[$'EAMPA 6 Threads'.A231]" office:value-type="float" office:value="0" calcext:value-type="float">
            <text:p>0</text:p>
          </table:table-cell>
          <table:table-cell table:formula="of:=[$'EAMPA 1 Thread'.B231]-[$'EAMPA 6 Threads'.B231]" office:value-type="float" office:value="0" calcext:value-type="float">
            <text:p>0</text:p>
          </table:table-cell>
          <table:table-cell table:formula="of:=[$'EAMPA 1 Thread'.C231]-[$'EAMPA 6 Threads'.C231]" office:value-type="float" office:value="0" calcext:value-type="float">
            <text:p>0</text:p>
          </table:table-cell>
          <table:table-cell table:number-columns-repeated="3"/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-0.000028" calcext:value-type="float">
            <text:p>-2.8E-05</text:p>
          </table:table-cell>
        </table:table-row>
        <table:table-row table:style-name="ro1">
          <table:table-cell table:formula="of:=[$'EAMPA 1 Thread'.A232]-[$'EAMPA 6 Threads'.A232]" office:value-type="float" office:value="0" calcext:value-type="float">
            <text:p>0</text:p>
          </table:table-cell>
          <table:table-cell table:formula="of:=[$'EAMPA 1 Thread'.B232]-[$'EAMPA 6 Threads'.B232]" office:value-type="float" office:value="0" calcext:value-type="float">
            <text:p>0</text:p>
          </table:table-cell>
          <table:table-cell table:formula="of:=[$'EAMPA 1 Thread'.C232]-[$'EAMPA 6 Threads'.C232]" office:value-type="float" office:value="0" calcext:value-type="float">
            <text:p>0</text:p>
          </table:table-cell>
          <table:table-cell table:number-columns-repeated="3"/>
          <table:table-cell office:value-type="float" office:value="0.0000195" calcext:value-type="float">
            <text:p>1.95E-05</text:p>
          </table:table-cell>
          <table:table-cell office:value-type="float" office:value="0.0000482" calcext:value-type="float">
            <text:p>4.82E-05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table:formula="of:=[$'EAMPA 1 Thread'.A233]-[$'EAMPA 6 Threads'.A233]" office:value-type="float" office:value="0" calcext:value-type="float">
            <text:p>0</text:p>
          </table:table-cell>
          <table:table-cell table:formula="of:=[$'EAMPA 1 Thread'.B233]-[$'EAMPA 6 Threads'.B233]" office:value-type="float" office:value="0" calcext:value-type="float">
            <text:p>0</text:p>
          </table:table-cell>
          <table:table-cell table:formula="of:=[$'EAMPA 1 Thread'.C233]-[$'EAMPA 6 Threads'.C23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formula="of:=[$'EAMPA 1 Thread'.A234]-[$'EAMPA 6 Threads'.A234]" office:value-type="float" office:value="0" calcext:value-type="float">
            <text:p>0</text:p>
          </table:table-cell>
          <table:table-cell table:formula="of:=[$'EAMPA 1 Thread'.B234]-[$'EAMPA 6 Threads'.B234]" office:value-type="float" office:value="0" calcext:value-type="float">
            <text:p>0</text:p>
          </table:table-cell>
          <table:table-cell table:formula="of:=[$'EAMPA 1 Thread'.C234]-[$'EAMPA 6 Threads'.C234]" office:value-type="float" office:value="0" calcext:value-type="float">
            <text:p>0</text:p>
          </table:table-cell>
          <table:table-cell table:number-columns-repeated="3"/>
          <table:table-cell office:value-type="float" office:value="0.0000015" calcext:value-type="float">
            <text:p>1.5E-0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35]-[$'EAMPA 6 Threads'.A235]" office:value-type="float" office:value="0" calcext:value-type="float">
            <text:p>0</text:p>
          </table:table-cell>
          <table:table-cell table:formula="of:=[$'EAMPA 1 Thread'.B235]-[$'EAMPA 6 Threads'.B235]" office:value-type="float" office:value="0" calcext:value-type="float">
            <text:p>0</text:p>
          </table:table-cell>
          <table:table-cell table:formula="of:=[$'EAMPA 1 Thread'.C235]-[$'EAMPA 6 Threads'.C235]" office:value-type="float" office:value="0" calcext:value-type="float">
            <text:p>0</text:p>
          </table:table-cell>
          <table:table-cell table:number-columns-repeated="3"/>
          <table:table-cell office:value-type="float" office:value="0.0000015" calcext:value-type="float">
            <text:p>1.5E-06</text:p>
          </table:table-cell>
          <table:table-cell office:value-type="float" office:value="-0" calcext:value-type="float">
            <text:p>0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table:formula="of:=[$'EAMPA 1 Thread'.A236]-[$'EAMPA 6 Threads'.A236]" office:value-type="float" office:value="0" calcext:value-type="float">
            <text:p>0</text:p>
          </table:table-cell>
          <table:table-cell table:formula="of:=[$'EAMPA 1 Thread'.B236]-[$'EAMPA 6 Threads'.B236]" office:value-type="float" office:value="0" calcext:value-type="float">
            <text:p>0</text:p>
          </table:table-cell>
          <table:table-cell table:formula="of:=[$'EAMPA 1 Thread'.C236]-[$'EAMPA 6 Threads'.C236]" office:value-type="float" office:value="0" calcext:value-type="float">
            <text:p>0</text:p>
          </table:table-cell>
          <table:table-cell table:number-columns-repeated="3"/>
          <table:table-cell office:value-type="float" office:value="0.0000195" calcext:value-type="float">
            <text:p>1.95E-05</text:p>
          </table:table-cell>
          <table:table-cell table:number-columns-repeated="2" office:value-type="float" office:value="0.0000482" calcext:value-type="float">
            <text:p>4.82E-05</text:p>
          </table:table-cell>
        </table:table-row>
        <table:table-row table:style-name="ro1">
          <table:table-cell table:formula="of:=[$'EAMPA 1 Thread'.A237]-[$'EAMPA 6 Threads'.A237]" office:value-type="float" office:value="0" calcext:value-type="float">
            <text:p>0</text:p>
          </table:table-cell>
          <table:table-cell table:formula="of:=[$'EAMPA 1 Thread'.B237]-[$'EAMPA 6 Threads'.B237]" office:value-type="float" office:value="0" calcext:value-type="float">
            <text:p>0</text:p>
          </table:table-cell>
          <table:table-cell table:formula="of:=[$'EAMPA 1 Thread'.C237]-[$'EAMPA 6 Threads'.C237]" office:value-type="float" office:value="0" calcext:value-type="float">
            <text:p>0</text:p>
          </table:table-cell>
          <table:table-cell table:number-columns-repeated="3"/>
          <table:table-cell office:value-type="float" office:value="0.0000207" calcext:value-type="float">
            <text:p>2.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table:formula="of:=[$'EAMPA 1 Thread'.A238]-[$'EAMPA 6 Threads'.A238]" office:value-type="float" office:value="0" calcext:value-type="float">
            <text:p>0</text:p>
          </table:table-cell>
          <table:table-cell table:formula="of:=[$'EAMPA 1 Thread'.B238]-[$'EAMPA 6 Threads'.B238]" office:value-type="float" office:value="0" calcext:value-type="float">
            <text:p>0</text:p>
          </table:table-cell>
          <table:table-cell table:formula="of:=[$'EAMPA 1 Thread'.C238]-[$'EAMPA 6 Threads'.C238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0.0004086" calcext:value-type="float">
            <text:p>0.0004086</text:p>
          </table:table-cell>
          <table:table-cell office:value-type="float" office:value="0.0003718" calcext:value-type="float">
            <text:p>0.0003718</text:p>
          </table:table-cell>
        </table:table-row>
        <table:table-row table:style-name="ro1">
          <table:table-cell table:formula="of:=[$'EAMPA 1 Thread'.A239]-[$'EAMPA 6 Threads'.A239]" office:value-type="float" office:value="0" calcext:value-type="float">
            <text:p>0</text:p>
          </table:table-cell>
          <table:table-cell table:formula="of:=[$'EAMPA 1 Thread'.B239]-[$'EAMPA 6 Threads'.B239]" office:value-type="float" office:value="0" calcext:value-type="float">
            <text:p>0</text:p>
          </table:table-cell>
          <table:table-cell table:formula="of:=[$'EAMPA 1 Thread'.C239]-[$'EAMPA 6 Threads'.C239]" office:value-type="float" office:value="0" calcext:value-type="float">
            <text:p>0</text:p>
          </table:table-cell>
          <table:table-cell table:number-columns-repeated="3"/>
          <table:table-cell office:value-type="float" office:value="-0.0000611" calcext:value-type="float">
            <text:p>-6.11E-05</text:p>
          </table:table-cell>
          <table:table-cell office:value-type="float" office:value="-0" calcext:value-type="float">
            <text:p>0</text:p>
          </table:table-cell>
          <table:table-cell office:value-type="float" office:value="0.0000696" calcext:value-type="float">
            <text:p>6.96E-05</text:p>
          </table:table-cell>
        </table:table-row>
        <table:table-row table:style-name="ro1">
          <table:table-cell table:formula="of:=[$'EAMPA 1 Thread'.A240]-[$'EAMPA 6 Threads'.A240]" office:value-type="float" office:value="0" calcext:value-type="float">
            <text:p>0</text:p>
          </table:table-cell>
          <table:table-cell table:formula="of:=[$'EAMPA 1 Thread'.B240]-[$'EAMPA 6 Threads'.B240]" office:value-type="float" office:value="0" calcext:value-type="float">
            <text:p>0</text:p>
          </table:table-cell>
          <table:table-cell table:formula="of:=[$'EAMPA 1 Thread'.C240]-[$'EAMPA 6 Threads'.C240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0003916" calcext:value-type="float">
            <text:p>0.0003916</text:p>
          </table:table-cell>
        </table:table-row>
        <table:table-row table:style-name="ro1">
          <table:table-cell table:formula="of:=[$'EAMPA 1 Thread'.A241]-[$'EAMPA 6 Threads'.A241]" office:value-type="float" office:value="0" calcext:value-type="float">
            <text:p>0</text:p>
          </table:table-cell>
          <table:table-cell table:formula="of:=[$'EAMPA 1 Thread'.B241]-[$'EAMPA 6 Threads'.B241]" office:value-type="float" office:value="0" calcext:value-type="float">
            <text:p>0</text:p>
          </table:table-cell>
          <table:table-cell table:formula="of:=[$'EAMPA 1 Thread'.C241]-[$'EAMPA 6 Threads'.C241]" office:value-type="float" office:value="0" calcext:value-type="float">
            <text:p>0</text:p>
          </table:table-cell>
          <table:table-cell table:number-columns-repeated="3"/>
          <table:table-cell office:value-type="float" office:value="0.0039341" calcext:value-type="float">
            <text:p>0.0039341</text:p>
          </table:table-cell>
          <table:table-cell office:value-type="float" office:value="0.0050836" calcext:value-type="float">
            <text:p>0.005083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42]-[$'EAMPA 6 Threads'.A242]" office:value-type="float" office:value="0" calcext:value-type="float">
            <text:p>0</text:p>
          </table:table-cell>
          <table:table-cell table:formula="of:=[$'EAMPA 1 Thread'.B242]-[$'EAMPA 6 Threads'.B242]" office:value-type="float" office:value="0" calcext:value-type="float">
            <text:p>0</text:p>
          </table:table-cell>
          <table:table-cell table:formula="of:=[$'EAMPA 1 Thread'.C242]-[$'EAMPA 6 Threads'.C242]" office:value-type="float" office:value="0" calcext:value-type="float">
            <text:p>0</text:p>
          </table:table-cell>
          <table:table-cell table:number-columns-repeated="3"/>
          <table:table-cell office:value-type="float" office:value="0.1152864" calcext:value-type="float">
            <text:p>0.1152864</text:p>
          </table:table-cell>
          <table:table-cell office:value-type="float" office:value="0.1195049" calcext:value-type="float">
            <text:p>0.119504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43]-[$'EAMPA 6 Threads'.A243]" office:value-type="float" office:value="0" calcext:value-type="float">
            <text:p>0</text:p>
          </table:table-cell>
          <table:table-cell table:formula="of:=[$'EAMPA 1 Thread'.B243]-[$'EAMPA 6 Threads'.B243]" office:value-type="float" office:value="0" calcext:value-type="float">
            <text:p>0</text:p>
          </table:table-cell>
          <table:table-cell table:formula="of:=[$'EAMPA 1 Thread'.C243]-[$'EAMPA 6 Threads'.C243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0.0050824" calcext:value-type="float">
            <text:p>0.0050824</text:p>
          </table:table-cell>
        </table:table-row>
        <table:table-row table:style-name="ro1">
          <table:table-cell table:formula="of:=[$'EAMPA 1 Thread'.A244]-[$'EAMPA 6 Threads'.A244]" office:value-type="float" office:value="0" calcext:value-type="float">
            <text:p>0</text:p>
          </table:table-cell>
          <table:table-cell table:formula="of:=[$'EAMPA 1 Thread'.B244]-[$'EAMPA 6 Threads'.B244]" office:value-type="float" office:value="0" calcext:value-type="float">
            <text:p>0</text:p>
          </table:table-cell>
          <table:table-cell table:formula="of:=[$'EAMPA 1 Thread'.C244]-[$'EAMPA 6 Threads'.C244]" office:value-type="float" office:value="0" calcext:value-type="float">
            <text:p>0</text:p>
          </table:table-cell>
          <table:table-cell table:number-columns-repeated="3"/>
          <table:table-cell office:value-type="float" office:value="-0.0222194" calcext:value-type="float">
            <text:p>-0.0222194</text:p>
          </table:table-cell>
          <table:table-cell office:value-type="float" office:value="-0.0118389" calcext:value-type="float">
            <text:p>-0.0118389</text:p>
          </table:table-cell>
          <table:table-cell office:value-type="float" office:value="0.0118389" calcext:value-type="float">
            <text:p>0.0118389</text:p>
          </table:table-cell>
        </table:table-row>
        <table:table-row table:style-name="ro1">
          <table:table-cell table:formula="of:=[$'EAMPA 1 Thread'.A245]-[$'EAMPA 6 Threads'.A245]" office:value-type="float" office:value="0" calcext:value-type="float">
            <text:p>0</text:p>
          </table:table-cell>
          <table:table-cell table:formula="of:=[$'EAMPA 1 Thread'.B245]-[$'EAMPA 6 Threads'.B245]" office:value-type="float" office:value="0" calcext:value-type="float">
            <text:p>0</text:p>
          </table:table-cell>
          <table:table-cell table:formula="of:=[$'EAMPA 1 Thread'.C245]-[$'EAMPA 6 Threads'.C245]" office:value-type="float" office:value="0" calcext:value-type="float">
            <text:p>0</text:p>
          </table:table-cell>
          <table:table-cell table:number-columns-repeated="3"/>
          <table:table-cell office:value-type="float" office:value="0.000532" calcext:value-type="float">
            <text:p>0.000532</text:p>
          </table:table-cell>
          <table:table-cell office:value-type="float" office:value="0.0007734" calcext:value-type="float">
            <text:p>0.0007734</text:p>
          </table:table-cell>
          <table:table-cell office:value-type="float" office:value="-0.0007734" calcext:value-type="float">
            <text:p>-0.0007734</text:p>
          </table:table-cell>
        </table:table-row>
        <table:table-row table:style-name="ro1">
          <table:table-cell table:formula="of:=[$'EAMPA 1 Thread'.A246]-[$'EAMPA 6 Threads'.A246]" office:value-type="float" office:value="0" calcext:value-type="float">
            <text:p>0</text:p>
          </table:table-cell>
          <table:table-cell table:formula="of:=[$'EAMPA 1 Thread'.B246]-[$'EAMPA 6 Threads'.B246]" office:value-type="float" office:value="0" calcext:value-type="float">
            <text:p>0</text:p>
          </table:table-cell>
          <table:table-cell table:formula="of:=[$'EAMPA 1 Thread'.C246]-[$'EAMPA 6 Threads'.C246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table:formula="of:=[$'EAMPA 1 Thread'.A247]-[$'EAMPA 6 Threads'.A247]" office:value-type="float" office:value="0" calcext:value-type="float">
            <text:p>0</text:p>
          </table:table-cell>
          <table:table-cell table:formula="of:=[$'EAMPA 1 Thread'.B247]-[$'EAMPA 6 Threads'.B247]" office:value-type="float" office:value="0" calcext:value-type="float">
            <text:p>0</text:p>
          </table:table-cell>
          <table:table-cell table:formula="of:=[$'EAMPA 1 Thread'.C247]-[$'EAMPA 6 Threads'.C247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-0.0004086" calcext:value-type="float">
            <text:p>-0.0004086</text:p>
          </table:table-cell>
        </table:table-row>
        <table:table-row table:style-name="ro1">
          <table:table-cell table:formula="of:=[$'EAMPA 1 Thread'.A248]-[$'EAMPA 6 Threads'.A248]" office:value-type="float" office:value="0" calcext:value-type="float">
            <text:p>0</text:p>
          </table:table-cell>
          <table:table-cell table:formula="of:=[$'EAMPA 1 Thread'.B248]-[$'EAMPA 6 Threads'.B248]" office:value-type="float" office:value="0" calcext:value-type="float">
            <text:p>0</text:p>
          </table:table-cell>
          <table:table-cell table:formula="of:=[$'EAMPA 1 Thread'.C248]-[$'EAMPA 6 Threads'.C248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-0.0007292" calcext:value-type="float">
            <text:p>-0.0007292</text:p>
          </table:table-cell>
        </table:table-row>
        <table:table-row table:style-name="ro1">
          <table:table-cell table:formula="of:=[$'EAMPA 1 Thread'.A249]-[$'EAMPA 6 Threads'.A249]" office:value-type="float" office:value="0" calcext:value-type="float">
            <text:p>0</text:p>
          </table:table-cell>
          <table:table-cell table:formula="of:=[$'EAMPA 1 Thread'.B249]-[$'EAMPA 6 Threads'.B249]" office:value-type="float" office:value="0" calcext:value-type="float">
            <text:p>0</text:p>
          </table:table-cell>
          <table:table-cell table:formula="of:=[$'EAMPA 1 Thread'.C249]-[$'EAMPA 6 Threads'.C249]" office:value-type="float" office:value="0" calcext:value-type="float">
            <text:p>0</text:p>
          </table:table-cell>
          <table:table-cell table:number-columns-repeated="3"/>
          <table:table-cell office:value-type="float" office:value="0.0000207" calcext:value-type="float">
            <text:p>2.07E-05</text:p>
          </table:table-cell>
          <table:table-cell office:value-type="float" office:value="0.0000709" calcext:value-type="float">
            <text:p>7.09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50]-[$'EAMPA 6 Threads'.A250]" office:value-type="float" office:value="0" calcext:value-type="float">
            <text:p>0</text:p>
          </table:table-cell>
          <table:table-cell table:formula="of:=[$'EAMPA 1 Thread'.B250]-[$'EAMPA 6 Threads'.B250]" office:value-type="float" office:value="0" calcext:value-type="float">
            <text:p>0</text:p>
          </table:table-cell>
          <table:table-cell table:formula="of:=[$'EAMPA 1 Thread'.C250]-[$'EAMPA 6 Threads'.C250]" office:value-type="float" office:value="0" calcext:value-type="float">
            <text:p>0</text:p>
          </table:table-cell>
          <table:table-cell table:number-columns-repeated="3"/>
          <table:table-cell office:value-type="float" office:value="-0.0000611" calcext:value-type="float">
            <text:p>-6.11E-05</text:p>
          </table:table-cell>
          <table:table-cell office:value-type="float" office:value="0.0000696" calcext:value-type="float">
            <text:p>6.96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formula="of:=[$'EAMPA 1 Thread'.A251]-[$'EAMPA 6 Threads'.A251]" office:value-type="float" office:value="0" calcext:value-type="float">
            <text:p>0</text:p>
          </table:table-cell>
          <table:table-cell table:formula="of:=[$'EAMPA 1 Thread'.B251]-[$'EAMPA 6 Threads'.B251]" office:value-type="float" office:value="0" calcext:value-type="float">
            <text:p>0</text:p>
          </table:table-cell>
          <table:table-cell table:formula="of:=[$'EAMPA 1 Thread'.C251]-[$'EAMPA 6 Threads'.C251]" office:value-type="float" office:value="0" calcext:value-type="float">
            <text:p>0</text:p>
          </table:table-cell>
          <table:table-cell table:number-columns-repeated="3"/>
          <table:table-cell office:value-type="float" office:value="-0.0000415" calcext:value-type="float">
            <text:p>-4.15E-05</text:p>
          </table:table-cell>
          <table:table-cell office:value-type="float" office:value="0.0003718" calcext:value-type="float">
            <text:p>0.0003718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table:formula="of:=[$'EAMPA 1 Thread'.A252]-[$'EAMPA 6 Threads'.A252]" office:value-type="float" office:value="0" calcext:value-type="float">
            <text:p>0</text:p>
          </table:table-cell>
          <table:table-cell table:formula="of:=[$'EAMPA 1 Thread'.B252]-[$'EAMPA 6 Threads'.B252]" office:value-type="float" office:value="0" calcext:value-type="float">
            <text:p>0</text:p>
          </table:table-cell>
          <table:table-cell table:formula="of:=[$'EAMPA 1 Thread'.C252]-[$'EAMPA 6 Threads'.C252]" office:value-type="float" office:value="0" calcext:value-type="float">
            <text:p>0</text:p>
          </table:table-cell>
          <table:table-cell table:number-columns-repeated="3"/>
          <table:table-cell office:value-type="float" office:value="0.0002945" calcext:value-type="float">
            <text:p>0.0002945</text:p>
          </table:table-cell>
          <table:table-cell office:value-type="float" office:value="0.0003916" calcext:value-type="float">
            <text:p>0.0003916</text:p>
          </table:table-cell>
          <table:table-cell office:value-type="float" office:value="0.0007292" calcext:value-type="float">
            <text:p>0.0007292</text:p>
          </table:table-cell>
        </table:table-row>
        <table:table-row table:style-name="ro1">
          <table:table-cell table:formula="of:=[$'EAMPA 1 Thread'.A253]-[$'EAMPA 6 Threads'.A253]" office:value-type="float" office:value="0" calcext:value-type="float">
            <text:p>0</text:p>
          </table:table-cell>
          <table:table-cell table:formula="of:=[$'EAMPA 1 Thread'.B253]-[$'EAMPA 6 Threads'.B253]" office:value-type="float" office:value="0" calcext:value-type="float">
            <text:p>0</text:p>
          </table:table-cell>
          <table:table-cell table:formula="of:=[$'EAMPA 1 Thread'.C253]-[$'EAMPA 6 Threads'.C253]" office:value-type="float" office:value="0" calcext:value-type="float">
            <text:p>0</text:p>
          </table:table-cell>
          <table:table-cell table:number-columns-repeated="3"/>
          <table:table-cell office:value-type="float" office:value="0.000532" calcext:value-type="float">
            <text:p>0.000532</text:p>
          </table:table-cell>
          <table:table-cell table:number-columns-repeated="2" office:value-type="float" office:value="0.0007734" calcext:value-type="float">
            <text:p>0.0007734</text:p>
          </table:table-cell>
        </table:table-row>
        <table:table-row table:style-name="ro1">
          <table:table-cell table:formula="of:=[$'EAMPA 1 Thread'.A254]-[$'EAMPA 6 Threads'.A254]" office:value-type="float" office:value="0" calcext:value-type="float">
            <text:p>0</text:p>
          </table:table-cell>
          <table:table-cell table:formula="of:=[$'EAMPA 1 Thread'.B254]-[$'EAMPA 6 Threads'.B254]" office:value-type="float" office:value="0" calcext:value-type="float">
            <text:p>0</text:p>
          </table:table-cell>
          <table:table-cell table:formula="of:=[$'EAMPA 1 Thread'.C254]-[$'EAMPA 6 Threads'.C254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-0.0050824" calcext:value-type="float">
            <text:p>-0.0050824</text:p>
          </table:table-cell>
          <table:table-cell office:value-type="float" office:value="-0.011572" calcext:value-type="float">
            <text:p>-0.011572</text:p>
          </table:table-cell>
        </table:table-row>
        <table:table-row table:style-name="ro1">
          <table:table-cell table:formula="of:=[$'EAMPA 1 Thread'.A255]-[$'EAMPA 6 Threads'.A255]" office:value-type="float" office:value="0" calcext:value-type="float">
            <text:p>0</text:p>
          </table:table-cell>
          <table:table-cell table:formula="of:=[$'EAMPA 1 Thread'.B255]-[$'EAMPA 6 Threads'.B255]" office:value-type="float" office:value="0" calcext:value-type="float">
            <text:p>0</text:p>
          </table:table-cell>
          <table:table-cell table:formula="of:=[$'EAMPA 1 Thread'.C255]-[$'EAMPA 6 Threads'.C255]" office:value-type="float" office:value="0" calcext:value-type="float">
            <text:p>0</text:p>
          </table:table-cell>
          <table:table-cell table:number-columns-repeated="3"/>
          <table:table-cell office:value-type="float" office:value="-0.0045844" calcext:value-type="float">
            <text:p>-0.0045844</text:p>
          </table:table-cell>
          <table:table-cell office:value-type="float" office:value="-0.011572" calcext:value-type="float">
            <text:p>-0.011572</text:p>
          </table:table-cell>
          <table:table-cell office:value-type="float" office:value="-0.0050824" calcext:value-type="float">
            <text:p>-0.0050824</text:p>
          </table:table-cell>
        </table:table-row>
        <table:table-row table:style-name="ro1">
          <table:table-cell table:formula="of:=[$'EAMPA 1 Thread'.A256]-[$'EAMPA 6 Threads'.A256]" office:value-type="float" office:value="0" calcext:value-type="float">
            <text:p>0</text:p>
          </table:table-cell>
          <table:table-cell table:formula="of:=[$'EAMPA 1 Thread'.B256]-[$'EAMPA 6 Threads'.B256]" office:value-type="float" office:value="0" calcext:value-type="float">
            <text:p>0</text:p>
          </table:table-cell>
          <table:table-cell table:formula="of:=[$'EAMPA 1 Thread'.C256]-[$'EAMPA 6 Threads'.C256]" office:value-type="float" office:value="0" calcext:value-type="float">
            <text:p>0</text:p>
          </table:table-cell>
          <table:table-cell table:number-columns-repeated="3"/>
          <table:table-cell office:value-type="float" office:value="-0.0222194" calcext:value-type="float">
            <text:p>-0.0222194</text:p>
          </table:table-cell>
          <table:table-cell table:number-columns-repeated="2" office:value-type="float" office:value="-0.0118389" calcext:value-type="float">
            <text:p>-0.0118389</text:p>
          </table:table-cell>
        </table:table-row>
      </table:table>
      <table:named-expressions/>
      <table:database-ranges>
        <table:database-range table:name="__Anonymous_Sheet_DB__8" table:target-range-address="Sheet9.A1:Sheet9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2:02:39.661110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4:07:01.515814250</meta:creation-date>
    <dc:date>2022-04-28T12:54:41.602265599</dc:date>
    <meta:editing-duration>PT1H55M23S</meta:editing-duration>
    <meta:editing-cycles>7</meta:editing-cycles>
    <meta:generator>LibreOffice/6.0.7.3$Linux_X86_64 LibreOffice_project/00m0$Build-3</meta:generator>
    <meta:document-statistic meta:table-count="13" meta:cell-count="15363" meta:object-count="0"/>
  </office:meta>
</office:document-meta>
</file>